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5.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map style:condition="cell-content()=0" style:apply-style-name="Good" style:base-cell-address="Sheet1.E8"/>
      <style:map style:condition="cell-content()!=0" style:apply-style-name="Bad" style:base-cell-address="Sheet1.E8"/>
    </style:style>
    <style:style style:name="ce3" style:family="table-cell" style:parent-style-name="Default">
      <style:map style:condition="cell-content()=&quot;&quot;" style:apply-style-name="Default" style:base-cell-address="Sheet1.G8"/>
      <style:map style:condition="cell-content()=0" style:apply-style-name="Good" style:base-cell-address="Sheet1.G8"/>
      <style:map style:condition="cell-content()!=0" style:apply-style-name="Bad" style:base-cell-address="Sheet1.G8"/>
    </style:style>
    <style:style style:name="ce4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422cm" svg:height="17.243cm" svg:x="22.994cm" svg:y="0.186cm">
            <draw:object draw:notify-on-update-of-ranges="Sheet1.A8:Sheet1.A104 Sheet1.C7:Sheet1.C7 Sheet1.C8:Sheet1.C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375cm" svg:height="17.212cm" svg:x="22.935cm" svg:y="17.85cm">
            <draw:object draw:notify-on-update-of-ranges="Sheet1.A8:Sheet1.A1004 Sheet1.C7:Sheet1.C7 Sheet1.C8:Sheet1.C10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 office:value-type="string" calcext:value-type="string">
            <text:p>Price per wing: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Minimum:</text:p>
          </table:table-cell>
          <table:table-cell table:formula="of:=MIN([.C8:.C1004])" office:value-type="float" office:value="111.2" calcext:value-type="float">
            <text:p>111.2</text:p>
          </table:table-cell>
          <table:table-cell table:style-name="ce1" office:value-type="string" calcext:value-type="string">
            <text:p>For serving size: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C8:.C1004])" office:value-type="float" office:value="111.345151890897" calcext:value-type="float">
            <text:p>111.3451518908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Median:</text:p>
          </table:table-cell>
          <table:table-cell table:formula="of:=MEDIAN([.C8:.C1004])" office:value-type="float" office:value="111.254180602007" calcext:value-type="float">
            <text:p>111.25418060200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td. deviation:</text:p>
          </table:table-cell>
          <table:table-cell table:formula="of:=STDEV([.C8:.C1004])" office:value-type="float" office:value="0.34750484084621" calcext:value-type="float">
            <text:p>0.34750484084621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number of wings</text:p>
          </table:table-cell>
          <table:table-cell office:value-type="string" calcext:value-type="string">
            <text:p>minimum price</text:p>
          </table:table-cell>
          <table:table-cell office:value-type="string" calcext:value-type="string">
            <text:p>price per wing</text:p>
          </table:table-cell>
          <table:table-cell office:value-type="string" calcext:value-type="string">
            <text:p>minimum price (formula)</text:p>
          </table:table-cell>
          <table:table-cell office:value-type="string" calcext:value-type="string">
            <text:p>formula error</text:p>
          </table:table-cell>
          <table:table-cell office:value-type="string" calcext:value-type="string">
            <text:p>menu price</text:p>
          </table:table-cell>
          <table:table-cell office:value-type="string" calcext:value-type="string">
            <text:p>possible savings</text:p>
          </table:table-cell>
          <table:table-cell office:value-type="string" calcext:value-type="string">
            <text:p>optimal parti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5" calcext:value-type="float">
            <text:p>455</text:p>
          </table:table-cell>
          <table:table-cell table:formula="of:=[.B8]/[.A8]" office:value-type="float" office:value="113.75" calcext:value-type="float">
            <text:p>113.75</text:p>
          </table:table-cell>
          <table:table-cell table:formula="of:=FLOOR([.A8] / [.$D$2]) * [.$B$2]* [.$D$2] + MOD([.A8]; [.$D$2]) * [.$C$10] + MOD([.A8] - FLOOR([.A8] / [.$D$2]); 3) * 10/6" office:value-type="float" office:value="455" calcext:value-type="float">
            <text:p>455</text:p>
          </table:table-cell>
          <table:table-cell table:style-name="ce2" table:formula="of:=[.D8]-[.B8]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table:style-name="ce3" table:formula="of:=IF([.F8] &lt;&gt; 0; [.F8]-[.B8]; &quot;&quot;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table:formula="of:=[.B9]/[.A9]" office:value-type="float" office:value="114" calcext:value-type="float">
            <text:p>114</text:p>
          </table:table-cell>
          <table:table-cell table:formula="of:=FLOOR([.A9] / [.$D$2]) * [.$B$2]* [.$D$2] + MOD([.A9]; [.$D$2]) * [.$C$10] + MOD([.A9] - FLOOR([.A9] / [.$D$2]); 3) * 10/6" office:value-type="float" office:value="570" calcext:value-type="float">
            <text:p>570</text:p>
          </table:table-cell>
          <table:table-cell table:style-name="ce2" table:formula="of:=[.D9]-[.B9]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style-name="ce3" table:formula="of:=IF([.F9] &lt;&gt; 0; [.F9]-[.B9]; &quot;&quot;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table:formula="of:=[.B10]/[.A10]" office:value-type="float" office:value="113.333333333333" calcext:value-type="float">
            <text:p>113.333333333333</text:p>
          </table:table-cell>
          <table:table-cell table:formula="of:=FLOOR([.A10] / [.$D$2]) * [.$B$2]* [.$D$2] + MOD([.A10]; [.$D$2]) * [.$C$10] + MOD([.A10] - FLOOR([.A10] / [.$D$2]); 3) * 10/6" office:value-type="float" office:value="680" calcext:value-type="float">
            <text:p>680</text:p>
          </table:table-cell>
          <table:table-cell table:style-name="ce2" table:formula="of:=[.D10]-[.B10]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style-name="ce3" table:formula="of:=IF([.F10] &lt;&gt; 0; [.F10]-[.B10]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5" calcext:value-type="float">
            <text:p>795</text:p>
          </table:table-cell>
          <table:table-cell table:formula="of:=[.B11]/[.A11]" office:value-type="float" office:value="113.571428571429" calcext:value-type="float">
            <text:p>113.571428571429</text:p>
          </table:table-cell>
          <table:table-cell table:formula="of:=FLOOR([.A11] / [.$D$2]) * [.$B$2]* [.$D$2] + MOD([.A11]; [.$D$2]) * [.$C$10] + MOD([.A11] - FLOOR([.A11] / [.$D$2]); 3) * 10/6" office:value-type="float" office:value="795" calcext:value-type="float">
            <text:p>795</text:p>
          </table:table-cell>
          <table:table-cell table:style-name="ce2" table:formula="of:=[.D11]-[.B11]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table:style-name="ce3" table:formula="of:=IF([.F11] &lt;&gt; 0; [.F11]-[.B11]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0" calcext:value-type="float">
            <text:p>910</text:p>
          </table:table-cell>
          <table:table-cell table:formula="of:=[.B12]/[.A12]" office:value-type="float" office:value="113.75" calcext:value-type="float">
            <text:p>113.75</text:p>
          </table:table-cell>
          <table:table-cell table:formula="of:=FLOOR([.A12] / [.$D$2]) * [.$B$2]* [.$D$2] + MOD([.A12]; [.$D$2]) * [.$C$10] + MOD([.A12] - FLOOR([.A12] / [.$D$2]); 3) * 10/6" office:value-type="float" office:value="910" calcext:value-type="float">
            <text:p>910</text:p>
          </table:table-cell>
          <table:table-cell table:style-name="ce2" table:formula="of:=[.D12]-[.B12]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style-name="ce3" table:formula="of:=IF([.F12] &lt;&gt; 0; [.F12]-[.B12]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table:formula="of:=[.B13]/[.A13]" office:value-type="float" office:value="113.333333333333" calcext:value-type="float">
            <text:p>113.333333333333</text:p>
          </table:table-cell>
          <table:table-cell table:formula="of:=FLOOR([.A13] / [.$D$2]) * [.$B$2]* [.$D$2] + MOD([.A13]; [.$D$2]) * [.$C$10] + MOD([.A13] - FLOOR([.A13] / [.$D$2]); 3) * 10/6" office:value-type="float" office:value="1020" calcext:value-type="float">
            <text:p>1020</text:p>
          </table:table-cell>
          <table:table-cell table:style-name="ce2" table:formula="of:=[.D13]-[.B13]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style-name="ce3" table:formula="of:=IF([.F13] &lt;&gt; 0; [.F13]-[.B13]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5" calcext:value-type="float">
            <text:p>1135</text:p>
          </table:table-cell>
          <table:table-cell table:formula="of:=[.B14]/[.A14]" office:value-type="float" office:value="113.5" calcext:value-type="float">
            <text:p>113.5</text:p>
          </table:table-cell>
          <table:table-cell table:formula="of:=FLOOR([.A14] / [.$D$2]) * [.$B$2]* [.$D$2] + MOD([.A14]; [.$D$2]) * [.$C$10] + MOD([.A14] - FLOOR([.A14] / [.$D$2]); 3) * 10/6" office:value-type="float" office:value="1135" calcext:value-type="float">
            <text:p>1135</text:p>
          </table:table-cell>
          <table:table-cell table:style-name="ce2" table:formula="of:=[.D14]-[.B14]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style-name="ce3" table:formula="of:=IF([.F14] &lt;&gt; 0; [.F14]-[.B14]; &quot;&quot;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0" calcext:value-type="float">
            <text:p>1250</text:p>
          </table:table-cell>
          <table:table-cell table:formula="of:=[.B15]/[.A15]" office:value-type="float" office:value="113.636363636364" calcext:value-type="float">
            <text:p>113.636363636364</text:p>
          </table:table-cell>
          <table:table-cell table:formula="of:=FLOOR([.A15] / [.$D$2]) * [.$B$2]* [.$D$2] + MOD([.A15]; [.$D$2]) * [.$C$10] + MOD([.A15] - FLOOR([.A15] / [.$D$2]); 3) * 10/6" office:value-type="float" office:value="1250" calcext:value-type="float">
            <text:p>1250</text:p>
          </table:table-cell>
          <table:table-cell table:style-name="ce2" table:formula="of:=[.D15]-[.B15]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style-name="ce3" table:formula="of:=IF([.F15] &lt;&gt; 0; [.F15]-[.B15]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60" calcext:value-type="float">
            <text:p>1360</text:p>
          </table:table-cell>
          <table:table-cell table:formula="of:=[.B16]/[.A16]" office:value-type="float" office:value="113.333333333333" calcext:value-type="float">
            <text:p>113.333333333333</text:p>
          </table:table-cell>
          <table:table-cell table:formula="of:=FLOOR([.A16] / [.$D$2]) * [.$B$2]* [.$D$2] + MOD([.A16]; [.$D$2]) * [.$C$10] + MOD([.A16] - FLOOR([.A16] / [.$D$2]); 3) * 10/6" office:value-type="float" office:value="1360" calcext:value-type="float">
            <text:p>1360</text:p>
          </table:table-cell>
          <table:table-cell table:style-name="ce2" table:formula="of:=[.D16]-[.B16]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table:style-name="ce3" table:formula="of:=IF([.F16] &lt;&gt; 0; [.F16]-[.B16]; &quot;&quot;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75" calcext:value-type="float">
            <text:p>1475</text:p>
          </table:table-cell>
          <table:table-cell table:formula="of:=[.B17]/[.A17]" office:value-type="float" office:value="113.461538461538" calcext:value-type="float">
            <text:p>113.461538461538</text:p>
          </table:table-cell>
          <table:table-cell table:formula="of:=FLOOR([.A17] / [.$D$2]) * [.$B$2]* [.$D$2] + MOD([.A17]; [.$D$2]) * [.$C$10] + MOD([.A17] - FLOOR([.A17] / [.$D$2]); 3) * 10/6" office:value-type="float" office:value="1475" calcext:value-type="float">
            <text:p>1475</text:p>
          </table:table-cell>
          <table:table-cell table:style-name="ce2" table:formula="of:=[.D17]-[.B17]"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table:style-name="ce3" table:formula="of:=IF([.F17] &lt;&gt; 0; [.F17]-[.B17]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0" calcext:value-type="float">
            <text:p>1590</text:p>
          </table:table-cell>
          <table:table-cell table:formula="of:=[.B18]/[.A18]" office:value-type="float" office:value="113.571428571429" calcext:value-type="float">
            <text:p>113.571428571429</text:p>
          </table:table-cell>
          <table:table-cell table:formula="of:=FLOOR([.A18] / [.$D$2]) * [.$B$2]* [.$D$2] + MOD([.A18]; [.$D$2]) * [.$C$10] + MOD([.A18] - FLOOR([.A18] / [.$D$2]); 3) * 10/6" office:value-type="float" office:value="1590" calcext:value-type="float">
            <text:p>1590</text:p>
          </table:table-cell>
          <table:table-cell table:style-name="ce2" table:formula="of:=[.D18]-[.B18]"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table:style-name="ce3" table:formula="of:=IF([.F18] &lt;&gt; 0; [.F18]-[.B18]; &quot;&quot;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0" calcext:value-type="float">
            <text:p>1700</text:p>
          </table:table-cell>
          <table:table-cell table:formula="of:=[.B19]/[.A19]" office:value-type="float" office:value="113.333333333333" calcext:value-type="float">
            <text:p>113.333333333333</text:p>
          </table:table-cell>
          <table:table-cell table:formula="of:=FLOOR([.A19] / [.$D$2]) * [.$B$2]* [.$D$2] + MOD([.A19]; [.$D$2]) * [.$C$10] + MOD([.A19] - FLOOR([.A19] / [.$D$2]); 3) * 10/6" office:value-type="float" office:value="1700" calcext:value-type="float">
            <text:p>1700</text:p>
          </table:table-cell>
          <table:table-cell table:style-name="ce2" table:formula="of:=[.D19]-[.B19]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style-name="ce3" table:formula="of:=IF([.F19] &lt;&gt; 0; [.F19]-[.B19]; &quot;&quot;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5" calcext:value-type="float">
            <text:p>1815</text:p>
          </table:table-cell>
          <table:table-cell table:formula="of:=[.B20]/[.A20]" office:value-type="float" office:value="113.4375" calcext:value-type="float">
            <text:p>113.4375</text:p>
          </table:table-cell>
          <table:table-cell table:formula="of:=FLOOR([.A20] / [.$D$2]) * [.$B$2]* [.$D$2] + MOD([.A20]; [.$D$2]) * [.$C$10] + MOD([.A20] - FLOOR([.A20] / [.$D$2]); 3) * 10/6" office:value-type="float" office:value="1815" calcext:value-type="float">
            <text:p>1815</text:p>
          </table:table-cell>
          <table:table-cell table:style-name="ce2" table:formula="of:=[.D20]-[.B20]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table:style-name="ce3" table:formula="of:=IF([.F20] &lt;&gt; 0; [.F20]-[.B20]; &quot;&quot;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0" calcext:value-type="float">
            <text:p>1930</text:p>
          </table:table-cell>
          <table:table-cell table:formula="of:=[.B21]/[.A21]" office:value-type="float" office:value="113.529411764706" calcext:value-type="float">
            <text:p>113.529411764706</text:p>
          </table:table-cell>
          <table:table-cell table:formula="of:=FLOOR([.A21] / [.$D$2]) * [.$B$2]* [.$D$2] + MOD([.A21]; [.$D$2]) * [.$C$10] + MOD([.A21] - FLOOR([.A21] / [.$D$2]); 3) * 10/6" office:value-type="float" office:value="1930" calcext:value-type="float">
            <text:p>1930</text:p>
          </table:table-cell>
          <table:table-cell table:style-name="ce2" table:formula="of:=[.D21]-[.B21]"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table:style-name="ce3" table:formula="of:=IF([.F21] &lt;&gt; 0; [.F21]-[.B21]; &quot;&quot;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40" calcext:value-type="float">
            <text:p>2040</text:p>
          </table:table-cell>
          <table:table-cell table:formula="of:=[.B22]/[.A22]" office:value-type="float" office:value="113.333333333333" calcext:value-type="float">
            <text:p>113.333333333333</text:p>
          </table:table-cell>
          <table:table-cell table:formula="of:=FLOOR([.A22] / [.$D$2]) * [.$B$2]* [.$D$2] + MOD([.A22]; [.$D$2]) * [.$C$10] + MOD([.A22] - FLOOR([.A22] / [.$D$2]); 3) * 10/6" office:value-type="float" office:value="2040" calcext:value-type="float">
            <text:p>2040</text:p>
          </table:table-cell>
          <table:table-cell table:style-name="ce2" table:formula="of:=[.D22]-[.B22]"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 table:style-name="ce3" table:formula="of:=IF([.F22] &lt;&gt; 0; [.F22]-[.B22]; &quot;&quot;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55" calcext:value-type="float">
            <text:p>2155</text:p>
          </table:table-cell>
          <table:table-cell table:formula="of:=[.B23]/[.A23]" office:value-type="float" office:value="113.421052631579" calcext:value-type="float">
            <text:p>113.421052631579</text:p>
          </table:table-cell>
          <table:table-cell table:formula="of:=FLOOR([.A23] / [.$D$2]) * [.$B$2]* [.$D$2] + MOD([.A23]; [.$D$2]) * [.$C$10] + MOD([.A23] - FLOOR([.A23] / [.$D$2]); 3) * 10/6" office:value-type="float" office:value="2155" calcext:value-type="float">
            <text:p>2155</text:p>
          </table:table-cell>
          <table:table-cell table:style-name="ce2" table:formula="of:=[.D23]-[.B23]"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table:style-name="ce3" table:formula="of:=IF([.F23] &lt;&gt; 0; [.F23]-[.B23]; &quot;&quot;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70" calcext:value-type="float">
            <text:p>2270</text:p>
          </table:table-cell>
          <table:table-cell table:formula="of:=[.B24]/[.A24]" office:value-type="float" office:value="113.5" calcext:value-type="float">
            <text:p>113.5</text:p>
          </table:table-cell>
          <table:table-cell table:formula="of:=FLOOR([.A24] / [.$D$2]) * [.$B$2]* [.$D$2] + MOD([.A24]; [.$D$2]) * [.$C$10] + MOD([.A24] - FLOOR([.A24] / [.$D$2]); 3) * 10/6" office:value-type="float" office:value="2270" calcext:value-type="float">
            <text:p>2270</text:p>
          </table:table-cell>
          <table:table-cell table:style-name="ce2" table:formula="of:=[.D24]-[.B24]" office:value-type="float" office:value="0" calcext:value-type="float">
            <text:p>0</text:p>
          </table:table-cell>
          <table:table-cell office:value-type="float" office:value="2270" calcext:value-type="float">
            <text:p>2270</text:p>
          </table:table-cell>
          <table:table-cell table:style-name="ce3" table:formula="of:=IF([.F24] &lt;&gt; 0; [.F24]-[.B24]; &quot;&quot;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80" calcext:value-type="float">
            <text:p>2380</text:p>
          </table:table-cell>
          <table:table-cell table:formula="of:=[.B25]/[.A25]" office:value-type="float" office:value="113.333333333333" calcext:value-type="float">
            <text:p>113.333333333333</text:p>
          </table:table-cell>
          <table:table-cell table:formula="of:=FLOOR([.A25] / [.$D$2]) * [.$B$2]* [.$D$2] + MOD([.A25]; [.$D$2]) * [.$C$10] + MOD([.A25] - FLOOR([.A25] / [.$D$2]); 3) * 10/6" office:value-type="float" office:value="2380" calcext:value-type="float">
            <text:p>2380</text:p>
          </table:table-cell>
          <table:table-cell table:style-name="ce2" table:formula="of:=[.D25]-[.B25]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table:style-name="ce3" table:formula="of:=IF([.F25] &lt;&gt; 0; [.F25]-[.B25]; &quot;&quot;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95" calcext:value-type="float">
            <text:p>2495</text:p>
          </table:table-cell>
          <table:table-cell table:formula="of:=[.B26]/[.A26]" office:value-type="float" office:value="113.409090909091" calcext:value-type="float">
            <text:p>113.409090909091</text:p>
          </table:table-cell>
          <table:table-cell table:formula="of:=FLOOR([.A26] / [.$D$2]) * [.$B$2]* [.$D$2] + MOD([.A26]; [.$D$2]) * [.$C$10] + MOD([.A26] - FLOOR([.A26] / [.$D$2]); 3) * 10/6" office:value-type="float" office:value="2495" calcext:value-type="float">
            <text:p>2495</text:p>
          </table:table-cell>
          <table:table-cell table:style-name="ce2" table:formula="of:=[.D26]-[.B26]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table:style-name="ce3" table:formula="of:=IF([.F26] &lt;&gt; 0; [.F26]-[.B26]; &quot;&quot;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10" calcext:value-type="float">
            <text:p>2610</text:p>
          </table:table-cell>
          <table:table-cell table:formula="of:=[.B27]/[.A27]" office:value-type="float" office:value="113.478260869565" calcext:value-type="float">
            <text:p>113.478260869565</text:p>
          </table:table-cell>
          <table:table-cell table:formula="of:=FLOOR([.A27] / [.$D$2]) * [.$B$2]* [.$D$2] + MOD([.A27]; [.$D$2]) * [.$C$10] + MOD([.A27] - FLOOR([.A27] / [.$D$2]); 3) * 10/6" office:value-type="float" office:value="2610" calcext:value-type="float">
            <text:p>2610</text:p>
          </table:table-cell>
          <table:table-cell table:style-name="ce2" table:formula="of:=[.D27]-[.B27]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table:style-name="ce3" table:formula="of:=IF([.F27] &lt;&gt; 0; [.F27]-[.B27]; &quot;&quot;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20" calcext:value-type="float">
            <text:p>2720</text:p>
          </table:table-cell>
          <table:table-cell table:formula="of:=[.B28]/[.A28]" office:value-type="float" office:value="113.333333333333" calcext:value-type="float">
            <text:p>113.333333333333</text:p>
          </table:table-cell>
          <table:table-cell table:formula="of:=FLOOR([.A28] / [.$D$2]) * [.$B$2]* [.$D$2] + MOD([.A28]; [.$D$2]) * [.$C$10] + MOD([.A28] - FLOOR([.A28] / [.$D$2]); 3) * 10/6" office:value-type="float" office:value="2720" calcext:value-type="float">
            <text:p>2720</text:p>
          </table:table-cell>
          <table:table-cell table:style-name="ce2" table:formula="of:=[.D28]-[.B28]"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table:style-name="ce3" table:formula="of:=IF([.F28] &lt;&gt; 0; [.F28]-[.B28]; &quot;&quot;)" office:value-type="float" office:value="5" calcext:value-type="float">
            <text:p>5</text:p>
          </table:table-cell>
          <table:table-cell office:value-type="string" calcext:value-type="string">
            <text:p>6, 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80" calcext:value-type="float">
            <text:p>2780</text:p>
          </table:table-cell>
          <table:table-cell table:formula="of:=[.B29]/[.A29]" office:value-type="float" office:value="111.2" calcext:value-type="float">
            <text:p>111.2</text:p>
          </table:table-cell>
          <table:table-cell table:formula="of:=FLOOR([.A29] / [.$D$2]) * [.$B$2]* [.$D$2] + MOD([.A29]; [.$D$2]) * [.$C$10] + MOD([.A29] - FLOOR([.A29] / [.$D$2]); 3) * 10/6" office:value-type="float" office:value="2780" calcext:value-type="float">
            <text:p>2780</text:p>
          </table:table-cell>
          <table:table-cell table:style-name="ce2" table:formula="of:=[.D29]-[.B29]" office:value-type="float" office:value="0" calcext:value-type="float">
            <text:p>0</text:p>
          </table:table-cell>
          <table:table-cell office:value-type="float" office:value="2780" calcext:value-type="float">
            <text:p>2780</text:p>
          </table:table-cell>
          <table:table-cell table:style-name="ce3" table:formula="of:=IF([.F29] &lt;&gt; 0; [.F29]-[.B29]; &quot;&quot;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95" calcext:value-type="float">
            <text:p>2895</text:p>
          </table:table-cell>
          <table:table-cell table:formula="of:=[.B30]/[.A30]" office:value-type="float" office:value="111.346153846154" calcext:value-type="float">
            <text:p>111.346153846154</text:p>
          </table:table-cell>
          <table:table-cell table:formula="of:=FLOOR([.A30] / [.$D$2]) * [.$B$2]* [.$D$2] + MOD([.A30]; [.$D$2]) * [.$C$10] + MOD([.A30] - FLOOR([.A30] / [.$D$2]); 3) * 10/6" office:value-type="float" office:value="2895" calcext:value-type="float">
            <text:p>2895</text:p>
          </table:table-cell>
          <table:table-cell table:style-name="ce2" table:formula="of:=[.D30]-[.B30]" office:value-type="float" office:value="0" calcext:value-type="float">
            <text:p>0</text:p>
          </table:table-cell>
          <table:table-cell office:value-type="float" office:value="2895" calcext:value-type="float">
            <text:p>2895</text:p>
          </table:table-cell>
          <table:table-cell table:style-name="ce3" table:formula="of:=IF([.F30] &lt;&gt; 0; [.F30]-[.B30]; &quot;&quot;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10" calcext:value-type="float">
            <text:p>3010</text:p>
          </table:table-cell>
          <table:table-cell table:formula="of:=[.B31]/[.A31]" office:value-type="float" office:value="111.481481481481" calcext:value-type="float">
            <text:p>111.481481481481</text:p>
          </table:table-cell>
          <table:table-cell table:formula="of:=FLOOR([.A31] / [.$D$2]) * [.$B$2]* [.$D$2] + MOD([.A31]; [.$D$2]) * [.$C$10] + MOD([.A31] - FLOOR([.A31] / [.$D$2]); 3) * 10/6" office:value-type="float" office:value="3010" calcext:value-type="float">
            <text:p>3010</text:p>
          </table:table-cell>
          <table:table-cell table:style-name="ce2" table:formula="of:=[.D31]-[.B31]"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table:style-name="ce3" table:formula="of:=IF([.F31] &lt;&gt; 0; [.F31]-[.B31]; &quot;&quot;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20" calcext:value-type="float">
            <text:p>3120</text:p>
          </table:table-cell>
          <table:table-cell table:formula="of:=[.B32]/[.A32]" office:value-type="float" office:value="111.428571428571" calcext:value-type="float">
            <text:p>111.428571428571</text:p>
          </table:table-cell>
          <table:table-cell table:formula="of:=FLOOR([.A32] / [.$D$2]) * [.$B$2]* [.$D$2] + MOD([.A32]; [.$D$2]) * [.$C$10] + MOD([.A32] - FLOOR([.A32] / [.$D$2]); 3) * 10/6" office:value-type="float" office:value="3120" calcext:value-type="float">
            <text:p>3120</text:p>
          </table:table-cell>
          <table:table-cell table:style-name="ce2" table:formula="of:=[.D32]-[.B32]"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table:style-name="ce3" table:formula="of:=IF([.F32] &lt;&gt; 0; [.F32]-[.B32]; &quot;&quot;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5" calcext:value-type="float">
            <text:p>3235</text:p>
          </table:table-cell>
          <table:table-cell table:formula="of:=[.B33]/[.A33]" office:value-type="float" office:value="111.551724137931" calcext:value-type="float">
            <text:p>111.551724137931</text:p>
          </table:table-cell>
          <table:table-cell table:formula="of:=FLOOR([.A33] / [.$D$2]) * [.$B$2]* [.$D$2] + MOD([.A33]; [.$D$2]) * [.$C$10] + MOD([.A33] - FLOOR([.A33] / [.$D$2]); 3) * 10/6" office:value-type="float" office:value="3235" calcext:value-type="float">
            <text:p>3235</text:p>
          </table:table-cell>
          <table:table-cell table:style-name="ce2" table:formula="of:=[.D33]-[.B33]" office:value-type="float" office:value="0" calcext:value-type="float">
            <text:p>0</text:p>
          </table:table-cell>
          <table:table-cell office:value-type="float" office:value="3235" calcext:value-type="float">
            <text:p>3235</text:p>
          </table:table-cell>
          <table:table-cell table:style-name="ce3" table:formula="of:=IF([.F33] &lt;&gt; 0; [.F33]-[.B33]; &quot;&quot;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50" calcext:value-type="float">
            <text:p>3350</text:p>
          </table:table-cell>
          <table:table-cell table:formula="of:=[.B34]/[.A34]" office:value-type="float" office:value="111.666666666667" calcext:value-type="float">
            <text:p>111.666666666667</text:p>
          </table:table-cell>
          <table:table-cell table:formula="of:=FLOOR([.A34] / [.$D$2]) * [.$B$2]* [.$D$2] + MOD([.A34]; [.$D$2]) * [.$C$10] + MOD([.A34] - FLOOR([.A34] / [.$D$2]); 3) * 10/6" office:value-type="float" office:value="3350" calcext:value-type="float">
            <text:p>3350</text:p>
          </table:table-cell>
          <table:table-cell table:style-name="ce2" table:formula="of:=[.D34]-[.B34]" office:value-type="float" office:value="0" calcext:value-type="float">
            <text:p>0</text:p>
          </table:table-cell>
          <table:table-cell office:value-type="float" office:value="3350" calcext:value-type="float">
            <text:p>3350</text:p>
          </table:table-cell>
          <table:table-cell table:style-name="ce3" table:formula="of:=IF([.F34] &lt;&gt; 0; [.F34]-[.B34]; &quot;&quot;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60" calcext:value-type="float">
            <text:p>3460</text:p>
          </table:table-cell>
          <table:table-cell table:formula="of:=[.B35]/[.A35]" office:value-type="float" office:value="111.612903225806" calcext:value-type="float">
            <text:p>111.612903225806</text:p>
          </table:table-cell>
          <table:table-cell table:formula="of:=FLOOR([.A35] / [.$D$2]) * [.$B$2]* [.$D$2] + MOD([.A35]; [.$D$2]) * [.$C$10] + MOD([.A35] - FLOOR([.A35] / [.$D$2]); 3) * 10/6" office:value-type="float" office:value="3460" calcext:value-type="float">
            <text:p>3460</text:p>
          </table:table-cell>
          <table:table-cell table:style-name="ce2" table:formula="of:=[.D35]-[.B35]" office:value-type="float" office:value="0" calcext:value-type="float">
            <text:p>0</text:p>
          </table:table-cell>
          <table:table-cell/>
          <table:table-cell table:style-name="ce3" table:formula="of:=IF([.F35] &lt;&gt; 0; [.F35]-[.B35]; &quot;&quot;)">
            <text:p/>
          </table:table-cell>
          <table:table-cell office:value-type="string" calcext:value-type="string">
            <text:p>6, 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75" calcext:value-type="float">
            <text:p>3575</text:p>
          </table:table-cell>
          <table:table-cell table:formula="of:=[.B36]/[.A36]" office:value-type="float" office:value="111.71875" calcext:value-type="float">
            <text:p>111.71875</text:p>
          </table:table-cell>
          <table:table-cell table:formula="of:=FLOOR([.A36] / [.$D$2]) * [.$B$2]* [.$D$2] + MOD([.A36]; [.$D$2]) * [.$C$10] + MOD([.A36] - FLOOR([.A36] / [.$D$2]); 3) * 10/6" office:value-type="float" office:value="3575" calcext:value-type="float">
            <text:p>3575</text:p>
          </table:table-cell>
          <table:table-cell table:style-name="ce2" table:formula="of:=[.D36]-[.B36]" office:value-type="float" office:value="0" calcext:value-type="float">
            <text:p>0</text:p>
          </table:table-cell>
          <table:table-cell/>
          <table:table-cell table:style-name="ce3" table:formula="of:=IF([.F36] &lt;&gt; 0; [.F36]-[.B36]; &quot;&quot;)">
            <text:p/>
          </table:table-cell>
          <table:table-cell office:value-type="string" calcext:value-type="string">
            <text:p>4, 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90" calcext:value-type="float">
            <text:p>3690</text:p>
          </table:table-cell>
          <table:table-cell table:formula="of:=[.B37]/[.A37]" office:value-type="float" office:value="111.818181818182" calcext:value-type="float">
            <text:p>111.818181818182</text:p>
          </table:table-cell>
          <table:table-cell table:formula="of:=FLOOR([.A37] / [.$D$2]) * [.$B$2]* [.$D$2] + MOD([.A37]; [.$D$2]) * [.$C$10] + MOD([.A37] - FLOOR([.A37] / [.$D$2]); 3) * 10/6" office:value-type="float" office:value="3690" calcext:value-type="float">
            <text:p>3690</text:p>
          </table:table-cell>
          <table:table-cell table:style-name="ce2" table:formula="of:=[.D37]-[.B37]" office:value-type="float" office:value="0" calcext:value-type="float">
            <text:p>0</text:p>
          </table:table-cell>
          <table:table-cell/>
          <table:table-cell table:style-name="ce3" table:formula="of:=IF([.F37] &lt;&gt; 0; [.F37]-[.B37]; &quot;&quot;)">
            <text:p/>
          </table:table-cell>
          <table:table-cell office:value-type="string" calcext:value-type="string">
            <text:p>4, 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00" calcext:value-type="float">
            <text:p>3800</text:p>
          </table:table-cell>
          <table:table-cell table:formula="of:=[.B38]/[.A38]" office:value-type="float" office:value="111.764705882353" calcext:value-type="float">
            <text:p>111.764705882353</text:p>
          </table:table-cell>
          <table:table-cell table:formula="of:=FLOOR([.A38] / [.$D$2]) * [.$B$2]* [.$D$2] + MOD([.A38]; [.$D$2]) * [.$C$10] + MOD([.A38] - FLOOR([.A38] / [.$D$2]); 3) * 10/6" office:value-type="float" office:value="3800" calcext:value-type="float">
            <text:p>3800</text:p>
          </table:table-cell>
          <table:table-cell table:style-name="ce2" table:formula="of:=[.D38]-[.B38]" office:value-type="float" office:value="0" calcext:value-type="float">
            <text:p>0</text:p>
          </table:table-cell>
          <table:table-cell/>
          <table:table-cell table:style-name="ce3" table:formula="of:=IF([.F38] &lt;&gt; 0; [.F38]-[.B38]; &quot;&quot;)">
            <text:p/>
          </table:table-cell>
          <table:table-cell office:value-type="string" calcext:value-type="string">
            <text:p>6, 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15" calcext:value-type="float">
            <text:p>3915</text:p>
          </table:table-cell>
          <table:table-cell table:formula="of:=[.B39]/[.A39]" office:value-type="float" office:value="111.857142857143" calcext:value-type="float">
            <text:p>111.857142857143</text:p>
          </table:table-cell>
          <table:table-cell table:formula="of:=FLOOR([.A39] / [.$D$2]) * [.$B$2]* [.$D$2] + MOD([.A39]; [.$D$2]) * [.$C$10] + MOD([.A39] - FLOOR([.A39] / [.$D$2]); 3) * 10/6" office:value-type="float" office:value="3915" calcext:value-type="float">
            <text:p>3915</text:p>
          </table:table-cell>
          <table:table-cell table:style-name="ce2" table:formula="of:=[.D39]-[.B39]" office:value-type="float" office:value="0" calcext:value-type="float">
            <text:p>0</text:p>
          </table:table-cell>
          <table:table-cell office:value-type="float" office:value="3915" calcext:value-type="float">
            <text:p>3915</text:p>
          </table:table-cell>
          <table:table-cell table:style-name="ce3" table:formula="of:=IF([.F39] &lt;&gt; 0; [.F39]-[.B39]; &quot;&quot;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30" calcext:value-type="float">
            <text:p>4030</text:p>
          </table:table-cell>
          <table:table-cell table:formula="of:=[.B40]/[.A40]" office:value-type="float" office:value="111.944444444444" calcext:value-type="float">
            <text:p>111.944444444444</text:p>
          </table:table-cell>
          <table:table-cell table:formula="of:=FLOOR([.A40] / [.$D$2]) * [.$B$2]* [.$D$2] + MOD([.A40]; [.$D$2]) * [.$C$10] + MOD([.A40] - FLOOR([.A40] / [.$D$2]); 3) * 10/6" office:value-type="float" office:value="4030" calcext:value-type="float">
            <text:p>4030</text:p>
          </table:table-cell>
          <table:table-cell table:style-name="ce2" table:formula="of:=[.D40]-[.B40]" office:value-type="float" office:value="0" calcext:value-type="float">
            <text:p>0</text:p>
          </table:table-cell>
          <table:table-cell/>
          <table:table-cell table:style-name="ce3" table:formula="of:=IF([.F40] &lt;&gt; 0; [.F40]-[.B40]; &quot;&quot;)">
            <text:p/>
          </table:table-cell>
          <table:table-cell office:value-type="string" calcext:value-type="string">
            <text:p>4, 4, 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40" calcext:value-type="float">
            <text:p>4140</text:p>
          </table:table-cell>
          <table:table-cell table:formula="of:=[.B41]/[.A41]" office:value-type="float" office:value="111.891891891892" calcext:value-type="float">
            <text:p>111.891891891892</text:p>
          </table:table-cell>
          <table:table-cell table:formula="of:=FLOOR([.A41] / [.$D$2]) * [.$B$2]* [.$D$2] + MOD([.A41]; [.$D$2]) * [.$C$10] + MOD([.A41] - FLOOR([.A41] / [.$D$2]); 3) * 10/6" office:value-type="float" office:value="4140" calcext:value-type="float">
            <text:p>4140</text:p>
          </table:table-cell>
          <table:table-cell table:style-name="ce2" table:formula="of:=[.D41]-[.B41]" office:value-type="float" office:value="0" calcext:value-type="float">
            <text:p>0</text:p>
          </table:table-cell>
          <table:table-cell/>
          <table:table-cell table:style-name="ce3" table:formula="of:=IF([.F41] &lt;&gt; 0; [.F41]-[.B41]; &quot;&quot;)">
            <text:p/>
          </table:table-cell>
          <table:table-cell office:value-type="string" calcext:value-type="string">
            <text:p>6, 6, 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55" calcext:value-type="float">
            <text:p>4255</text:p>
          </table:table-cell>
          <table:table-cell table:formula="of:=[.B42]/[.A42]" office:value-type="float" office:value="111.973684210526" calcext:value-type="float">
            <text:p>111.973684210526</text:p>
          </table:table-cell>
          <table:table-cell table:formula="of:=FLOOR([.A42] / [.$D$2]) * [.$B$2]* [.$D$2] + MOD([.A42]; [.$D$2]) * [.$C$10] + MOD([.A42] - FLOOR([.A42] / [.$D$2]); 3) * 10/6" office:value-type="float" office:value="4255" calcext:value-type="float">
            <text:p>4255</text:p>
          </table:table-cell>
          <table:table-cell table:style-name="ce2" table:formula="of:=[.D42]-[.B42]" office:value-type="float" office:value="0" calcext:value-type="float">
            <text:p>0</text:p>
          </table:table-cell>
          <table:table-cell/>
          <table:table-cell table:style-name="ce3" table:formula="of:=IF([.F42] &lt;&gt; 0; [.F42]-[.B42]; &quot;&quot;)">
            <text:p/>
          </table:table-cell>
          <table:table-cell office:value-type="string" calcext:value-type="string">
            <text:p>4, 6, 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70" calcext:value-type="float">
            <text:p>4370</text:p>
          </table:table-cell>
          <table:table-cell table:formula="of:=[.B43]/[.A43]" office:value-type="float" office:value="112.051282051282" calcext:value-type="float">
            <text:p>112.051282051282</text:p>
          </table:table-cell>
          <table:table-cell table:formula="of:=FLOOR([.A43] / [.$D$2]) * [.$B$2]* [.$D$2] + MOD([.A43]; [.$D$2]) * [.$C$10] + MOD([.A43] - FLOOR([.A43] / [.$D$2]); 3) * 10/6" office:value-type="float" office:value="4370" calcext:value-type="float">
            <text:p>4370</text:p>
          </table:table-cell>
          <table:table-cell table:style-name="ce2" table:formula="of:=[.D43]-[.B43]" office:value-type="float" office:value="0" calcext:value-type="float">
            <text:p>0</text:p>
          </table:table-cell>
          <table:table-cell/>
          <table:table-cell table:style-name="ce3" table:formula="of:=IF([.F43] &lt;&gt; 0; [.F43]-[.B43]; &quot;&quot;)">
            <text:p/>
          </table:table-cell>
          <table:table-cell office:value-type="string" calcext:value-type="string">
            <text:p>4, 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80" calcext:value-type="float">
            <text:p>4480</text:p>
          </table:table-cell>
          <table:table-cell table:formula="of:=[.B44]/[.A44]" office:value-type="float" office:value="112" calcext:value-type="float">
            <text:p>112</text:p>
          </table:table-cell>
          <table:table-cell table:formula="of:=FLOOR([.A44] / [.$D$2]) * [.$B$2]* [.$D$2] + MOD([.A44]; [.$D$2]) * [.$C$10] + MOD([.A44] - FLOOR([.A44] / [.$D$2]); 3) * 10/6" office:value-type="float" office:value="4480" calcext:value-type="float">
            <text:p>4480</text:p>
          </table:table-cell>
          <table:table-cell table:style-name="ce2" table:formula="of:=[.D44]-[.B44]"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table:style-name="ce3" table:formula="of:=IF([.F44] &lt;&gt; 0; [.F44]-[.B44]; &quot;&quot;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95" calcext:value-type="float">
            <text:p>4595</text:p>
          </table:table-cell>
          <table:table-cell table:formula="of:=[.B45]/[.A45]" office:value-type="float" office:value="112.073170731707" calcext:value-type="float">
            <text:p>112.073170731707</text:p>
          </table:table-cell>
          <table:table-cell table:formula="of:=FLOOR([.A45] / [.$D$2]) * [.$B$2]* [.$D$2] + MOD([.A45]; [.$D$2]) * [.$C$10] + MOD([.A45] - FLOOR([.A45] / [.$D$2]); 3) * 10/6" office:value-type="float" office:value="4595" calcext:value-type="float">
            <text:p>4595</text:p>
          </table:table-cell>
          <table:table-cell table:style-name="ce2" table:formula="of:=[.D45]-[.B45]" office:value-type="float" office:value="0" calcext:value-type="float">
            <text:p>0</text:p>
          </table:table-cell>
          <table:table-cell/>
          <table:table-cell table:style-name="ce3" table:formula="of:=IF([.F45] &lt;&gt; 0; [.F45]-[.B45]; &quot;&quot;)">
            <text:p/>
          </table:table-cell>
          <table:table-cell office:value-type="string" calcext:value-type="string">
            <text:p>4, 6, 6, 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10" calcext:value-type="float">
            <text:p>4710</text:p>
          </table:table-cell>
          <table:table-cell table:formula="of:=[.B46]/[.A46]" office:value-type="float" office:value="112.142857142857" calcext:value-type="float">
            <text:p>112.142857142857</text:p>
          </table:table-cell>
          <table:table-cell table:formula="of:=FLOOR([.A46] / [.$D$2]) * [.$B$2]* [.$D$2] + MOD([.A46]; [.$D$2]) * [.$C$10] + MOD([.A46] - FLOOR([.A46] / [.$D$2]); 3) * 10/6" office:value-type="float" office:value="4710" calcext:value-type="float">
            <text:p>4710</text:p>
          </table:table-cell>
          <table:table-cell table:style-name="ce2" table:formula="of:=[.D46]-[.B46]" office:value-type="float" office:value="0" calcext:value-type="float">
            <text:p>0</text:p>
          </table:table-cell>
          <table:table-cell/>
          <table:table-cell table:style-name="ce3" table:formula="of:=IF([.F46] &lt;&gt; 0; [.F46]-[.B46]; &quot;&quot;)">
            <text:p/>
          </table:table-cell>
          <table:table-cell office:value-type="string" calcext:value-type="string">
            <text:p>4, 4, 6, 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20" calcext:value-type="float">
            <text:p>4820</text:p>
          </table:table-cell>
          <table:table-cell table:formula="of:=[.B47]/[.A47]" office:value-type="float" office:value="112.093023255814" calcext:value-type="float">
            <text:p>112.093023255814</text:p>
          </table:table-cell>
          <table:table-cell table:formula="of:=FLOOR([.A47] / [.$D$2]) * [.$B$2]* [.$D$2] + MOD([.A47]; [.$D$2]) * [.$C$10] + MOD([.A47] - FLOOR([.A47] / [.$D$2]); 3) * 10/6" office:value-type="float" office:value="4820" calcext:value-type="float">
            <text:p>4820</text:p>
          </table:table-cell>
          <table:table-cell table:style-name="ce2" table:formula="of:=[.D47]-[.B47]" office:value-type="float" office:value="0" calcext:value-type="float">
            <text:p>0</text:p>
          </table:table-cell>
          <table:table-cell/>
          <table:table-cell table:style-name="ce3" table:formula="of:=IF([.F47] &lt;&gt; 0; [.F47]-[.B47]; &quot;&quot;)">
            <text:p/>
          </table:table-cell>
          <table:table-cell office:value-type="string" calcext:value-type="string">
            <text:p>6, 6, 6, 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35" calcext:value-type="float">
            <text:p>4935</text:p>
          </table:table-cell>
          <table:table-cell table:formula="of:=[.B48]/[.A48]" office:value-type="float" office:value="112.159090909091" calcext:value-type="float">
            <text:p>112.159090909091</text:p>
          </table:table-cell>
          <table:table-cell table:formula="of:=FLOOR([.A48] / [.$D$2]) * [.$B$2]* [.$D$2] + MOD([.A48]; [.$D$2]) * [.$C$10] + MOD([.A48] - FLOOR([.A48] / [.$D$2]); 3) * 10/6" office:value-type="float" office:value="4935" calcext:value-type="float">
            <text:p>4935</text:p>
          </table:table-cell>
          <table:table-cell table:style-name="ce2" table:formula="of:=[.D48]-[.B48]" office:value-type="float" office:value="0" calcext:value-type="float">
            <text:p>0</text:p>
          </table:table-cell>
          <table:table-cell/>
          <table:table-cell table:style-name="ce3" table:formula="of:=IF([.F48] &lt;&gt; 0; [.F48]-[.B48]; &quot;&quot;)">
            <text:p/>
          </table:table-cell>
          <table:table-cell office:value-type="string" calcext:value-type="string">
            <text:p>4, 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50" calcext:value-type="float">
            <text:p>5050</text:p>
          </table:table-cell>
          <table:table-cell table:formula="of:=[.B49]/[.A49]" office:value-type="float" office:value="112.222222222222" calcext:value-type="float">
            <text:p>112.222222222222</text:p>
          </table:table-cell>
          <table:table-cell table:formula="of:=FLOOR([.A49] / [.$D$2]) * [.$B$2]* [.$D$2] + MOD([.A49]; [.$D$2]) * [.$C$10] + MOD([.A49] - FLOOR([.A49] / [.$D$2]); 3) * 10/6" office:value-type="float" office:value="5050" calcext:value-type="float">
            <text:p>5050</text:p>
          </table:table-cell>
          <table:table-cell table:style-name="ce2" table:formula="of:=[.D49]-[.B49]" office:value-type="float" office:value="0" calcext:value-type="float">
            <text:p>0</text:p>
          </table:table-cell>
          <table:table-cell office:value-type="float" office:value="5050" calcext:value-type="float">
            <text:p>5050</text:p>
          </table:table-cell>
          <table:table-cell table:style-name="ce3" table:formula="of:=IF([.F49] &lt;&gt; 0; [.F49]-[.B49]; &quot;&quot;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60" calcext:value-type="float">
            <text:p>5160</text:p>
          </table:table-cell>
          <table:table-cell table:formula="of:=[.B50]/[.A50]" office:value-type="float" office:value="112.173913043478" calcext:value-type="float">
            <text:p>112.173913043478</text:p>
          </table:table-cell>
          <table:table-cell table:formula="of:=FLOOR([.A50] / [.$D$2]) * [.$B$2]* [.$D$2] + MOD([.A50]; [.$D$2]) * [.$C$10] + MOD([.A50] - FLOOR([.A50] / [.$D$2]); 3) * 10/6" office:value-type="float" office:value="5160" calcext:value-type="float">
            <text:p>5160</text:p>
          </table:table-cell>
          <table:table-cell table:style-name="ce2" table:formula="of:=[.D50]-[.B50]" office:value-type="float" office:value="0" calcext:value-type="float">
            <text:p>0</text:p>
          </table:table-cell>
          <table:table-cell/>
          <table:table-cell table:style-name="ce3" table:formula="of:=IF([.F50] &lt;&gt; 0; [.F50]-[.B50]; &quot;&quot;)">
            <text:p/>
          </table:table-cell>
          <table:table-cell office:value-type="string" calcext:value-type="string">
            <text:p>6, 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75" calcext:value-type="float">
            <text:p>5275</text:p>
          </table:table-cell>
          <table:table-cell table:formula="of:=[.B51]/[.A51]" office:value-type="float" office:value="112.234042553192" calcext:value-type="float">
            <text:p>112.234042553192</text:p>
          </table:table-cell>
          <table:table-cell table:formula="of:=FLOOR([.A51] / [.$D$2]) * [.$B$2]* [.$D$2] + MOD([.A51]; [.$D$2]) * [.$C$10] + MOD([.A51] - FLOOR([.A51] / [.$D$2]); 3) * 10/6" office:value-type="float" office:value="5275" calcext:value-type="float">
            <text:p>5275</text:p>
          </table:table-cell>
          <table:table-cell table:style-name="ce2" table:formula="of:=[.D51]-[.B51]" office:value-type="float" office:value="0" calcext:value-type="float">
            <text:p>0</text:p>
          </table:table-cell>
          <table:table-cell/>
          <table:table-cell table:style-name="ce3" table:formula="of:=IF([.F51] &lt;&gt; 0; [.F51]-[.B51]; &quot;&quot;)">
            <text:p/>
          </table:table-cell>
          <table:table-cell office:value-type="string" calcext:value-type="string">
            <text:p>4, 6, 6, 6, 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90" calcext:value-type="float">
            <text:p>5390</text:p>
          </table:table-cell>
          <table:table-cell table:formula="of:=[.B52]/[.A52]" office:value-type="float" office:value="112.291666666667" calcext:value-type="float">
            <text:p>112.291666666667</text:p>
          </table:table-cell>
          <table:table-cell table:formula="of:=FLOOR([.A52] / [.$D$2]) * [.$B$2]* [.$D$2] + MOD([.A52]; [.$D$2]) * [.$C$10] + MOD([.A52] - FLOOR([.A52] / [.$D$2]); 3) * 10/6" office:value-type="float" office:value="5390" calcext:value-type="float">
            <text:p>5390</text:p>
          </table:table-cell>
          <table:table-cell table:style-name="ce2" table:formula="of:=[.D52]-[.B52]" office:value-type="float" office:value="0" calcext:value-type="float">
            <text:p>0</text:p>
          </table:table-cell>
          <table:table-cell/>
          <table:table-cell table:style-name="ce3" table:formula="of:=IF([.F52] &lt;&gt; 0; [.F52]-[.B52]; &quot;&quot;)">
            <text:p/>
          </table:table-cell>
          <table:table-cell office:value-type="string" calcext:value-type="string">
            <text:p>4, 4, 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00" calcext:value-type="float">
            <text:p>5500</text:p>
          </table:table-cell>
          <table:table-cell table:formula="of:=[.B53]/[.A53]" office:value-type="float" office:value="112.244897959184" calcext:value-type="float">
            <text:p>112.244897959184</text:p>
          </table:table-cell>
          <table:table-cell table:formula="of:=FLOOR([.A53] / [.$D$2]) * [.$B$2]* [.$D$2] + MOD([.A53]; [.$D$2]) * [.$C$10] + MOD([.A53] - FLOOR([.A53] / [.$D$2]); 3) * 10/6" office:value-type="float" office:value="5500" calcext:value-type="float">
            <text:p>5500</text:p>
          </table:table-cell>
          <table:table-cell table:style-name="ce2" table:formula="of:=[.D53]-[.B53]" office:value-type="float" office:value="0" calcext:value-type="float">
            <text:p>0</text:p>
          </table:table-cell>
          <table:table-cell/>
          <table:table-cell table:style-name="ce3" table:formula="of:=IF([.F53] &lt;&gt; 0; [.F53]-[.B53]; &quot;&quot;)">
            <text:p/>
          </table:table-cell>
          <table:table-cell office:value-type="string" calcext:value-type="string">
            <text:p>6, 6, 6, 6, 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60" calcext:value-type="float">
            <text:p>5560</text:p>
          </table:table-cell>
          <table:table-cell table:formula="of:=[.B54]/[.A54]" office:value-type="float" office:value="111.2" calcext:value-type="float">
            <text:p>111.2</text:p>
          </table:table-cell>
          <table:table-cell table:formula="of:=FLOOR([.A54] / [.$D$2]) * [.$B$2]* [.$D$2] + MOD([.A54]; [.$D$2]) * [.$C$10] + MOD([.A54] - FLOOR([.A54] / [.$D$2]); 3) * 10/6" office:value-type="float" office:value="5560" calcext:value-type="float">
            <text:p>5560</text:p>
          </table:table-cell>
          <table:table-cell table:style-name="ce2" table:formula="of:=[.D54]-[.B54]"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table:style-name="ce3" table:formula="of:=IF([.F54] &lt;&gt; 0; [.F54]-[.B54]; &quot;&quot;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75" calcext:value-type="float">
            <text:p>5675</text:p>
          </table:table-cell>
          <table:table-cell table:formula="of:=[.B55]/[.A55]" office:value-type="float" office:value="111.274509803922" calcext:value-type="float">
            <text:p>111.274509803922</text:p>
          </table:table-cell>
          <table:table-cell table:formula="of:=FLOOR([.A55] / [.$D$2]) * [.$B$2]* [.$D$2] + MOD([.A55]; [.$D$2]) * [.$C$10] + MOD([.A55] - FLOOR([.A55] / [.$D$2]); 3) * 10/6" office:value-type="float" office:value="5675" calcext:value-type="float">
            <text:p>5675</text:p>
          </table:table-cell>
          <table:table-cell table:style-name="ce2" table:formula="of:=[.D55]-[.B55]" office:value-type="float" office:value="0" calcext:value-type="float">
            <text:p>0</text:p>
          </table:table-cell>
          <table:table-cell/>
          <table:table-cell table:style-name="ce3" table:formula="of:=IF([.F55] &lt;&gt; 0; [.F55]-[.B55]; &quot;&quot;)">
            <text:p/>
          </table:table-cell>
          <table:table-cell office:value-type="string" calcext:value-type="string">
            <text:p>25, 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90" calcext:value-type="float">
            <text:p>5790</text:p>
          </table:table-cell>
          <table:table-cell table:formula="of:=[.B56]/[.A56]" office:value-type="float" office:value="111.346153846154" calcext:value-type="float">
            <text:p>111.346153846154</text:p>
          </table:table-cell>
          <table:table-cell table:formula="of:=FLOOR([.A56] / [.$D$2]) * [.$B$2]* [.$D$2] + MOD([.A56]; [.$D$2]) * [.$C$10] + MOD([.A56] - FLOOR([.A56] / [.$D$2]); 3) * 10/6" office:value-type="float" office:value="5790" calcext:value-type="float">
            <text:p>5790</text:p>
          </table:table-cell>
          <table:table-cell table:style-name="ce2" table:formula="of:=[.D56]-[.B56]" office:value-type="float" office:value="0" calcext:value-type="float">
            <text:p>0</text:p>
          </table:table-cell>
          <table:table-cell/>
          <table:table-cell table:style-name="ce3" table:formula="of:=IF([.F56] &lt;&gt; 0; [.F56]-[.B56]; &quot;&quot;)">
            <text:p/>
          </table:table-cell>
          <table:table-cell office:value-type="string" calcext:value-type="string">
            <text:p>25, 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00" calcext:value-type="float">
            <text:p>5900</text:p>
          </table:table-cell>
          <table:table-cell table:formula="of:=[.B57]/[.A57]" office:value-type="float" office:value="111.320754716981" calcext:value-type="float">
            <text:p>111.320754716981</text:p>
          </table:table-cell>
          <table:table-cell table:formula="of:=FLOOR([.A57] / [.$D$2]) * [.$B$2]* [.$D$2] + MOD([.A57]; [.$D$2]) * [.$C$10] + MOD([.A57] - FLOOR([.A57] / [.$D$2]); 3) * 10/6" office:value-type="float" office:value="5900" calcext:value-type="float">
            <text:p>5900</text:p>
          </table:table-cell>
          <table:table-cell table:style-name="ce2" table:formula="of:=[.D57]-[.B57]" office:value-type="float" office:value="0" calcext:value-type="float">
            <text:p>0</text:p>
          </table:table-cell>
          <table:table-cell/>
          <table:table-cell table:style-name="ce3" table:formula="of:=IF([.F57] &lt;&gt; 0; [.F57]-[.B57]; &quot;&quot;)">
            <text:p/>
          </table:table-cell>
          <table:table-cell office:value-type="string" calcext:value-type="string">
            <text:p>25, 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15" calcext:value-type="float">
            <text:p>6015</text:p>
          </table:table-cell>
          <table:table-cell table:formula="of:=[.B58]/[.A58]" office:value-type="float" office:value="111.388888888889" calcext:value-type="float">
            <text:p>111.388888888889</text:p>
          </table:table-cell>
          <table:table-cell table:formula="of:=FLOOR([.A58] / [.$D$2]) * [.$B$2]* [.$D$2] + MOD([.A58]; [.$D$2]) * [.$C$10] + MOD([.A58] - FLOOR([.A58] / [.$D$2]); 3) * 10/6" office:value-type="float" office:value="6015" calcext:value-type="float">
            <text:p>6015</text:p>
          </table:table-cell>
          <table:table-cell table:style-name="ce2" table:formula="of:=[.D58]-[.B58]" office:value-type="float" office:value="0" calcext:value-type="float">
            <text:p>0</text:p>
          </table:table-cell>
          <table:table-cell/>
          <table:table-cell table:style-name="ce3" table:formula="of:=IF([.F58] &lt;&gt; 0; [.F58]-[.B58]; &quot;&quot;)">
            <text:p/>
          </table:table-cell>
          <table:table-cell office:value-type="string" calcext:value-type="string">
            <text:p>4, 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30" calcext:value-type="float">
            <text:p>6130</text:p>
          </table:table-cell>
          <table:table-cell table:formula="of:=[.B59]/[.A59]" office:value-type="float" office:value="111.454545454545" calcext:value-type="float">
            <text:p>111.454545454545</text:p>
          </table:table-cell>
          <table:table-cell table:formula="of:=FLOOR([.A59] / [.$D$2]) * [.$B$2]* [.$D$2] + MOD([.A59]; [.$D$2]) * [.$C$10] + MOD([.A59] - FLOOR([.A59] / [.$D$2]); 3) * 10/6" office:value-type="float" office:value="6130" calcext:value-type="float">
            <text:p>6130</text:p>
          </table:table-cell>
          <table:table-cell table:style-name="ce2" table:formula="of:=[.D59]-[.B59]" office:value-type="float" office:value="0" calcext:value-type="float">
            <text:p>0</text:p>
          </table:table-cell>
          <table:table-cell/>
          <table:table-cell table:style-name="ce3" table:formula="of:=IF([.F59] &lt;&gt; 0; [.F59]-[.B59]; &quot;&quot;)">
            <text:p/>
          </table:table-cell>
          <table:table-cell office:value-type="string" calcext:value-type="string">
            <text:p>4, 25, 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40" calcext:value-type="float">
            <text:p>6240</text:p>
          </table:table-cell>
          <table:table-cell table:formula="of:=[.B60]/[.A60]" office:value-type="float" office:value="111.428571428571" calcext:value-type="float">
            <text:p>111.428571428571</text:p>
          </table:table-cell>
          <table:table-cell table:formula="of:=FLOOR([.A60] / [.$D$2]) * [.$B$2]* [.$D$2] + MOD([.A60]; [.$D$2]) * [.$C$10] + MOD([.A60] - FLOOR([.A60] / [.$D$2]); 3) * 10/6" office:value-type="float" office:value="6240" calcext:value-type="float">
            <text:p>6240</text:p>
          </table:table-cell>
          <table:table-cell table:style-name="ce2" table:formula="of:=[.D60]-[.B60]" office:value-type="float" office:value="0" calcext:value-type="float">
            <text:p>0</text:p>
          </table:table-cell>
          <table:table-cell/>
          <table:table-cell table:style-name="ce3" table:formula="of:=IF([.F60] &lt;&gt; 0; [.F60]-[.B60]; &quot;&quot;)">
            <text:p/>
          </table:table-cell>
          <table:table-cell office:value-type="string" calcext:value-type="string">
            <text:p>6, 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55" calcext:value-type="float">
            <text:p>6355</text:p>
          </table:table-cell>
          <table:table-cell table:formula="of:=[.B61]/[.A61]" office:value-type="float" office:value="111.491228070175" calcext:value-type="float">
            <text:p>111.491228070175</text:p>
          </table:table-cell>
          <table:table-cell table:formula="of:=FLOOR([.A61] / [.$D$2]) * [.$B$2]* [.$D$2] + MOD([.A61]; [.$D$2]) * [.$C$10] + MOD([.A61] - FLOOR([.A61] / [.$D$2]); 3) * 10/6" office:value-type="float" office:value="6355" calcext:value-type="float">
            <text:p>6355</text:p>
          </table:table-cell>
          <table:table-cell table:style-name="ce2" table:formula="of:=[.D61]-[.B61]" office:value-type="float" office:value="0" calcext:value-type="float">
            <text:p>0</text:p>
          </table:table-cell>
          <table:table-cell/>
          <table:table-cell table:style-name="ce3" table:formula="of:=IF([.F61] &lt;&gt; 0; [.F61]-[.B61]; &quot;&quot;)">
            <text:p/>
          </table:table-cell>
          <table:table-cell office:value-type="string" calcext:value-type="string">
            <text:p>4, 25, 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70" calcext:value-type="float">
            <text:p>6470</text:p>
          </table:table-cell>
          <table:table-cell table:formula="of:=[.B62]/[.A62]" office:value-type="float" office:value="111.551724137931" calcext:value-type="float">
            <text:p>111.551724137931</text:p>
          </table:table-cell>
          <table:table-cell table:formula="of:=FLOOR([.A62] / [.$D$2]) * [.$B$2]* [.$D$2] + MOD([.A62]; [.$D$2]) * [.$C$10] + MOD([.A62] - FLOOR([.A62] / [.$D$2]); 3) * 10/6" office:value-type="float" office:value="6470" calcext:value-type="float">
            <text:p>6470</text:p>
          </table:table-cell>
          <table:table-cell table:style-name="ce2" table:formula="of:=[.D62]-[.B62]" office:value-type="float" office:value="0" calcext:value-type="float">
            <text:p>0</text:p>
          </table:table-cell>
          <table:table-cell/>
          <table:table-cell table:style-name="ce3" table:formula="of:=IF([.F62] &lt;&gt; 0; [.F62]-[.B62]; &quot;&quot;)">
            <text:p/>
          </table:table-cell>
          <table:table-cell office:value-type="string" calcext:value-type="string">
            <text:p>4, 4, 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80" calcext:value-type="float">
            <text:p>6580</text:p>
          </table:table-cell>
          <table:table-cell table:formula="of:=[.B63]/[.A63]" office:value-type="float" office:value="111.525423728814" calcext:value-type="float">
            <text:p>111.525423728814</text:p>
          </table:table-cell>
          <table:table-cell table:formula="of:=FLOOR([.A63] / [.$D$2]) * [.$B$2]* [.$D$2] + MOD([.A63]; [.$D$2]) * [.$C$10] + MOD([.A63] - FLOOR([.A63] / [.$D$2]); 3) * 10/6" office:value-type="float" office:value="6580" calcext:value-type="float">
            <text:p>6580</text:p>
          </table:table-cell>
          <table:table-cell table:style-name="ce2" table:formula="of:=[.D63]-[.B63]" office:value-type="float" office:value="0" calcext:value-type="float">
            <text:p>0</text:p>
          </table:table-cell>
          <table:table-cell/>
          <table:table-cell table:style-name="ce3" table:formula="of:=IF([.F63] &lt;&gt; 0; [.F63]-[.B63]; &quot;&quot;)">
            <text:p/>
          </table:table-cell>
          <table:table-cell office:value-type="string" calcext:value-type="string">
            <text:p>6, 25, 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95" calcext:value-type="float">
            <text:p>6695</text:p>
          </table:table-cell>
          <table:table-cell table:formula="of:=[.B64]/[.A64]" office:value-type="float" office:value="111.583333333333" calcext:value-type="float">
            <text:p>111.583333333333</text:p>
          </table:table-cell>
          <table:table-cell table:formula="of:=FLOOR([.A64] / [.$D$2]) * [.$B$2]* [.$D$2] + MOD([.A64]; [.$D$2]) * [.$C$10] + MOD([.A64] - FLOOR([.A64] / [.$D$2]); 3) * 10/6" office:value-type="float" office:value="6695" calcext:value-type="float">
            <text:p>6695</text:p>
          </table:table-cell>
          <table:table-cell table:style-name="ce2" table:formula="of:=[.D64]-[.B64]"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table:style-name="ce3" table:formula="of:=IF([.F64] &lt;&gt; 0; [.F64]-[.B64]; &quot;&quot;)" office:value-type="float" office:value="5" calcext:value-type="float">
            <text:p>5</text:p>
          </table:table-cell>
          <table:table-cell office:value-type="string" calcext:value-type="string">
            <text:p>4, 6, 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10" calcext:value-type="float">
            <text:p>6810</text:p>
          </table:table-cell>
          <table:table-cell table:formula="of:=[.B65]/[.A65]" office:value-type="float" office:value="111.639344262295" calcext:value-type="float">
            <text:p>111.639344262295</text:p>
          </table:table-cell>
          <table:table-cell table:formula="of:=FLOOR([.A65] / [.$D$2]) * [.$B$2]* [.$D$2] + MOD([.A65]; [.$D$2]) * [.$C$10] + MOD([.A65] - FLOOR([.A65] / [.$D$2]); 3) * 10/6" office:value-type="float" office:value="6810" calcext:value-type="float">
            <text:p>6810</text:p>
          </table:table-cell>
          <table:table-cell table:style-name="ce2" table:formula="of:=[.D65]-[.B65]" office:value-type="float" office:value="0" calcext:value-type="float">
            <text:p>0</text:p>
          </table:table-cell>
          <table:table-cell/>
          <table:table-cell table:style-name="ce3" table:formula="of:=IF([.F65] &lt;&gt; 0; [.F65]-[.B65]; &quot;&quot;)">
            <text:p/>
          </table:table-cell>
          <table:table-cell office:value-type="string" calcext:value-type="string">
            <text:p>4, 4, 25, 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20" calcext:value-type="float">
            <text:p>6920</text:p>
          </table:table-cell>
          <table:table-cell table:formula="of:=[.B66]/[.A66]" office:value-type="float" office:value="111.612903225806" calcext:value-type="float">
            <text:p>111.612903225806</text:p>
          </table:table-cell>
          <table:table-cell table:formula="of:=FLOOR([.A66] / [.$D$2]) * [.$B$2]* [.$D$2] + MOD([.A66]; [.$D$2]) * [.$C$10] + MOD([.A66] - FLOOR([.A66] / [.$D$2]); 3) * 10/6" office:value-type="float" office:value="6920" calcext:value-type="float">
            <text:p>6920</text:p>
          </table:table-cell>
          <table:table-cell table:style-name="ce2" table:formula="of:=[.D66]-[.B66]" office:value-type="float" office:value="0" calcext:value-type="float">
            <text:p>0</text:p>
          </table:table-cell>
          <table:table-cell/>
          <table:table-cell table:style-name="ce3" table:formula="of:=IF([.F66] &lt;&gt; 0; [.F66]-[.B66]; &quot;&quot;)">
            <text:p/>
          </table:table-cell>
          <table:table-cell office:value-type="string" calcext:value-type="string">
            <text:p>6, 6, 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35" calcext:value-type="float">
            <text:p>7035</text:p>
          </table:table-cell>
          <table:table-cell table:formula="of:=[.B67]/[.A67]" office:value-type="float" office:value="111.666666666667" calcext:value-type="float">
            <text:p>111.666666666667</text:p>
          </table:table-cell>
          <table:table-cell table:formula="of:=FLOOR([.A67] / [.$D$2]) * [.$B$2]* [.$D$2] + MOD([.A67]; [.$D$2]) * [.$C$10] + MOD([.A67] - FLOOR([.A67] / [.$D$2]); 3) * 10/6" office:value-type="float" office:value="7035" calcext:value-type="float">
            <text:p>7035</text:p>
          </table:table-cell>
          <table:table-cell table:style-name="ce2" table:formula="of:=[.D67]-[.B67]" office:value-type="float" office:value="0" calcext:value-type="float">
            <text:p>0</text:p>
          </table:table-cell>
          <table:table-cell/>
          <table:table-cell table:style-name="ce3" table:formula="of:=IF([.F67] &lt;&gt; 0; [.F67]-[.B67]; &quot;&quot;)">
            <text:p/>
          </table:table-cell>
          <table:table-cell office:value-type="string" calcext:value-type="string">
            <text:p>4, 6, 25, 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50" calcext:value-type="float">
            <text:p>7150</text:p>
          </table:table-cell>
          <table:table-cell table:formula="of:=[.B68]/[.A68]" office:value-type="float" office:value="111.71875" calcext:value-type="float">
            <text:p>111.71875</text:p>
          </table:table-cell>
          <table:table-cell table:formula="of:=FLOOR([.A68] / [.$D$2]) * [.$B$2]* [.$D$2] + MOD([.A68]; [.$D$2]) * [.$C$10] + MOD([.A68] - FLOOR([.A68] / [.$D$2]); 3) * 10/6" office:value-type="float" office:value="7150" calcext:value-type="float">
            <text:p>7150</text:p>
          </table:table-cell>
          <table:table-cell table:style-name="ce2" table:formula="of:=[.D68]-[.B68]" office:value-type="float" office:value="0" calcext:value-type="float">
            <text:p>0</text:p>
          </table:table-cell>
          <table:table-cell/>
          <table:table-cell table:style-name="ce3" table:formula="of:=IF([.F68] &lt;&gt; 0; [.F68]-[.B68]; &quot;&quot;)">
            <text:p/>
          </table:table-cell>
          <table:table-cell office:value-type="string" calcext:value-type="string">
            <text:p>4, 4, 6, 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60" calcext:value-type="float">
            <text:p>7260</text:p>
          </table:table-cell>
          <table:table-cell table:formula="of:=[.B69]/[.A69]" office:value-type="float" office:value="111.692307692308" calcext:value-type="float">
            <text:p>111.692307692308</text:p>
          </table:table-cell>
          <table:table-cell table:formula="of:=FLOOR([.A69] / [.$D$2]) * [.$B$2]* [.$D$2] + MOD([.A69]; [.$D$2]) * [.$C$10] + MOD([.A69] - FLOOR([.A69] / [.$D$2]); 3) * 10/6" office:value-type="float" office:value="7260" calcext:value-type="float">
            <text:p>7260</text:p>
          </table:table-cell>
          <table:table-cell table:style-name="ce2" table:formula="of:=[.D69]-[.B69]" office:value-type="float" office:value="0" calcext:value-type="float">
            <text:p>0</text:p>
          </table:table-cell>
          <table:table-cell/>
          <table:table-cell table:style-name="ce3" table:formula="of:=IF([.F69] &lt;&gt; 0; [.F69]-[.B69]; &quot;&quot;)">
            <text:p/>
          </table:table-cell>
          <table:table-cell office:value-type="string" calcext:value-type="string">
            <text:p>6, 6, 25, 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75" calcext:value-type="float">
            <text:p>7375</text:p>
          </table:table-cell>
          <table:table-cell table:formula="of:=[.B70]/[.A70]" office:value-type="float" office:value="111.742424242424" calcext:value-type="float">
            <text:p>111.742424242424</text:p>
          </table:table-cell>
          <table:table-cell table:formula="of:=FLOOR([.A70] / [.$D$2]) * [.$B$2]* [.$D$2] + MOD([.A70]; [.$D$2]) * [.$C$10] + MOD([.A70] - FLOOR([.A70] / [.$D$2]); 3) * 10/6" office:value-type="float" office:value="7375" calcext:value-type="float">
            <text:p>7375</text:p>
          </table:table-cell>
          <table:table-cell table:style-name="ce2" table:formula="of:=[.D70]-[.B70]" office:value-type="float" office:value="0" calcext:value-type="float">
            <text:p>0</text:p>
          </table:table-cell>
          <table:table-cell/>
          <table:table-cell table:style-name="ce3" table:formula="of:=IF([.F70] &lt;&gt; 0; [.F70]-[.B70]; &quot;&quot;)">
            <text:p/>
          </table:table-cell>
          <table:table-cell office:value-type="string" calcext:value-type="string">
            <text:p>4, 6, 6, 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490" calcext:value-type="float">
            <text:p>7490</text:p>
          </table:table-cell>
          <table:table-cell table:formula="of:=[.B71]/[.A71]" office:value-type="float" office:value="111.791044776119" calcext:value-type="float">
            <text:p>111.791044776119</text:p>
          </table:table-cell>
          <table:table-cell table:formula="of:=FLOOR([.A71] / [.$D$2]) * [.$B$2]* [.$D$2] + MOD([.A71]; [.$D$2]) * [.$C$10] + MOD([.A71] - FLOOR([.A71] / [.$D$2]); 3) * 10/6" office:value-type="float" office:value="7490" calcext:value-type="float">
            <text:p>7490</text:p>
          </table:table-cell>
          <table:table-cell table:style-name="ce2" table:formula="of:=[.D71]-[.B71]" office:value-type="float" office:value="0" calcext:value-type="float">
            <text:p>0</text:p>
          </table:table-cell>
          <table:table-cell/>
          <table:table-cell table:style-name="ce3" table:formula="of:=IF([.F71] &lt;&gt; 0; [.F71]-[.B71]; &quot;&quot;)">
            <text:p/>
          </table:table-cell>
          <table:table-cell office:value-type="string" calcext:value-type="string">
            <text:p>4, 4, 6, 25, 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00" calcext:value-type="float">
            <text:p>7600</text:p>
          </table:table-cell>
          <table:table-cell table:formula="of:=[.B72]/[.A72]" office:value-type="float" office:value="111.764705882353" calcext:value-type="float">
            <text:p>111.764705882353</text:p>
          </table:table-cell>
          <table:table-cell table:formula="of:=FLOOR([.A72] / [.$D$2]) * [.$B$2]* [.$D$2] + MOD([.A72]; [.$D$2]) * [.$C$10] + MOD([.A72] - FLOOR([.A72] / [.$D$2]); 3) * 10/6" office:value-type="float" office:value="7600" calcext:value-type="float">
            <text:p>7600</text:p>
          </table:table-cell>
          <table:table-cell table:style-name="ce2" table:formula="of:=[.D72]-[.B72]" office:value-type="float" office:value="0" calcext:value-type="float">
            <text:p>0</text:p>
          </table:table-cell>
          <table:table-cell/>
          <table:table-cell table:style-name="ce3" table:formula="of:=IF([.F72] &lt;&gt; 0; [.F72]-[.B72]; &quot;&quot;)">
            <text:p/>
          </table:table-cell>
          <table:table-cell office:value-type="string" calcext:value-type="string">
            <text:p>6, 6, 6, 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715" calcext:value-type="float">
            <text:p>7715</text:p>
          </table:table-cell>
          <table:table-cell table:formula="of:=[.B73]/[.A73]" office:value-type="float" office:value="111.811594202899" calcext:value-type="float">
            <text:p>111.811594202899</text:p>
          </table:table-cell>
          <table:table-cell table:formula="of:=FLOOR([.A73] / [.$D$2]) * [.$B$2]* [.$D$2] + MOD([.A73]; [.$D$2]) * [.$C$10] + MOD([.A73] - FLOOR([.A73] / [.$D$2]); 3) * 10/6" office:value-type="float" office:value="7715" calcext:value-type="float">
            <text:p>7715</text:p>
          </table:table-cell>
          <table:table-cell table:style-name="ce2" table:formula="of:=[.D73]-[.B73]" office:value-type="float" office:value="0" calcext:value-type="float">
            <text:p>0</text:p>
          </table:table-cell>
          <table:table-cell/>
          <table:table-cell table:style-name="ce3" table:formula="of:=IF([.F73] &lt;&gt; 0; [.F73]-[.B73]; &quot;&quot;)">
            <text:p/>
          </table:table-cell>
          <table:table-cell office:value-type="string" calcext:value-type="string">
            <text:p>4, 6, 6, 25, 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30" calcext:value-type="float">
            <text:p>7830</text:p>
          </table:table-cell>
          <table:table-cell table:formula="of:=[.B74]/[.A74]" office:value-type="float" office:value="111.857142857143" calcext:value-type="float">
            <text:p>111.857142857143</text:p>
          </table:table-cell>
          <table:table-cell table:formula="of:=FLOOR([.A74] / [.$D$2]) * [.$B$2]* [.$D$2] + MOD([.A74]; [.$D$2]) * [.$C$10] + MOD([.A74] - FLOOR([.A74] / [.$D$2]); 3) * 10/6" office:value-type="float" office:value="7830" calcext:value-type="float">
            <text:p>7830</text:p>
          </table:table-cell>
          <table:table-cell table:style-name="ce2" table:formula="of:=[.D74]-[.B74]"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table:style-name="ce3" table:formula="of:=IF([.F74] &lt;&gt; 0; [.F74]-[.B74]; &quot;&quot;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40" calcext:value-type="float">
            <text:p>7940</text:p>
          </table:table-cell>
          <table:table-cell table:formula="of:=[.B75]/[.A75]" office:value-type="float" office:value="111.830985915493" calcext:value-type="float">
            <text:p>111.830985915493</text:p>
          </table:table-cell>
          <table:table-cell table:formula="of:=FLOOR([.A75] / [.$D$2]) * [.$B$2]* [.$D$2] + MOD([.A75]; [.$D$2]) * [.$C$10] + MOD([.A75] - FLOOR([.A75] / [.$D$2]); 3) * 10/6" office:value-type="float" office:value="7940" calcext:value-type="float">
            <text:p>7940</text:p>
          </table:table-cell>
          <table:table-cell table:style-name="ce2" table:formula="of:=[.D75]-[.B75]" office:value-type="float" office:value="0" calcext:value-type="float">
            <text:p>0</text:p>
          </table:table-cell>
          <table:table-cell/>
          <table:table-cell table:style-name="ce3" table:formula="of:=IF([.F75] &lt;&gt; 0; [.F75]-[.B75]; &quot;&quot;)">
            <text:p/>
          </table:table-cell>
          <table:table-cell office:value-type="string" calcext:value-type="string">
            <text:p>6, 6, 6, 25, 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55" calcext:value-type="float">
            <text:p>8055</text:p>
          </table:table-cell>
          <table:table-cell table:formula="of:=[.B76]/[.A76]" office:value-type="float" office:value="111.875" calcext:value-type="float">
            <text:p>111.875</text:p>
          </table:table-cell>
          <table:table-cell table:formula="of:=FLOOR([.A76] / [.$D$2]) * [.$B$2]* [.$D$2] + MOD([.A76]; [.$D$2]) * [.$C$10] + MOD([.A76] - FLOOR([.A76] / [.$D$2]); 3) * 10/6" office:value-type="float" office:value="8055" calcext:value-type="float">
            <text:p>8055</text:p>
          </table:table-cell>
          <table:table-cell table:style-name="ce2" table:formula="of:=[.D76]-[.B76]" office:value-type="float" office:value="0" calcext:value-type="float">
            <text:p>0</text:p>
          </table:table-cell>
          <table:table-cell/>
          <table:table-cell table:style-name="ce3" table:formula="of:=IF([.F76] &lt;&gt; 0; [.F76]-[.B76]; &quot;&quot;)">
            <text:p/>
          </table:table-cell>
          <table:table-cell office:value-type="string" calcext:value-type="string">
            <text:p>4, 6, 6, 6, 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70" calcext:value-type="float">
            <text:p>8170</text:p>
          </table:table-cell>
          <table:table-cell table:formula="of:=[.B77]/[.A77]" office:value-type="float" office:value="111.917808219178" calcext:value-type="float">
            <text:p>111.917808219178</text:p>
          </table:table-cell>
          <table:table-cell table:formula="of:=FLOOR([.A77] / [.$D$2]) * [.$B$2]* [.$D$2] + MOD([.A77]; [.$D$2]) * [.$C$10] + MOD([.A77] - FLOOR([.A77] / [.$D$2]); 3) * 10/6" office:value-type="float" office:value="8170" calcext:value-type="float">
            <text:p>8170</text:p>
          </table:table-cell>
          <table:table-cell table:style-name="ce2" table:formula="of:=[.D77]-[.B77]" office:value-type="float" office:value="0" calcext:value-type="float">
            <text:p>0</text:p>
          </table:table-cell>
          <table:table-cell/>
          <table:table-cell table:style-name="ce3" table:formula="of:=IF([.F77] &lt;&gt; 0; [.F77]-[.B77]; &quot;&quot;)">
            <text:p/>
          </table:table-cell>
          <table:table-cell office:value-type="string" calcext:value-type="string">
            <text:p>4, 4, 6, 6, 25, 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80" calcext:value-type="float">
            <text:p>8280</text:p>
          </table:table-cell>
          <table:table-cell table:formula="of:=[.B78]/[.A78]" office:value-type="float" office:value="111.891891891892" calcext:value-type="float">
            <text:p>111.891891891892</text:p>
          </table:table-cell>
          <table:table-cell table:formula="of:=FLOOR([.A78] / [.$D$2]) * [.$B$2]* [.$D$2] + MOD([.A78]; [.$D$2]) * [.$C$10] + MOD([.A78] - FLOOR([.A78] / [.$D$2]); 3) * 10/6" office:value-type="float" office:value="8280" calcext:value-type="float">
            <text:p>8280</text:p>
          </table:table-cell>
          <table:table-cell table:style-name="ce2" table:formula="of:=[.D78]-[.B78]" office:value-type="float" office:value="0" calcext:value-type="float">
            <text:p>0</text:p>
          </table:table-cell>
          <table:table-cell/>
          <table:table-cell table:style-name="ce3" table:formula="of:=IF([.F78] &lt;&gt; 0; [.F78]-[.B78]; &quot;&quot;)">
            <text:p/>
          </table:table-cell>
          <table:table-cell office:value-type="string" calcext:value-type="string">
            <text:p>6, 6, 6, 6, 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40" calcext:value-type="float">
            <text:p>8340</text:p>
          </table:table-cell>
          <table:table-cell table:formula="of:=[.B79]/[.A79]" office:value-type="float" office:value="111.2" calcext:value-type="float">
            <text:p>111.2</text:p>
          </table:table-cell>
          <table:table-cell table:formula="of:=FLOOR([.A79] / [.$D$2]) * [.$B$2]* [.$D$2] + MOD([.A79]; [.$D$2]) * [.$C$10] + MOD([.A79] - FLOOR([.A79] / [.$D$2]); 3) * 10/6" office:value-type="float" office:value="8340" calcext:value-type="float">
            <text:p>8340</text:p>
          </table:table-cell>
          <table:table-cell table:style-name="ce2" table:formula="of:=[.D79]-[.B79]" office:value-type="float" office:value="0" calcext:value-type="float">
            <text:p>0</text:p>
          </table:table-cell>
          <table:table-cell office:value-type="float" office:value="8345" calcext:value-type="float">
            <text:p>8345</text:p>
          </table:table-cell>
          <table:table-cell table:style-name="ce3" table:formula="of:=IF([.F79] &lt;&gt; 0; [.F79]-[.B79]; &quot;&quot;)" office:value-type="float" office:value="5" calcext:value-type="float">
            <text:p>5</text:p>
          </table:table-cell>
          <table:table-cell office:value-type="string" calcext:value-type="string">
            <text:p>25, 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455" calcext:value-type="float">
            <text:p>8455</text:p>
          </table:table-cell>
          <table:table-cell table:formula="of:=[.B80]/[.A80]" office:value-type="float" office:value="111.25" calcext:value-type="float">
            <text:p>111.25</text:p>
          </table:table-cell>
          <table:table-cell table:formula="of:=FLOOR([.A80] / [.$D$2]) * [.$B$2]* [.$D$2] + MOD([.A80]; [.$D$2]) * [.$C$10] + MOD([.A80] - FLOOR([.A80] / [.$D$2]); 3) * 10/6" office:value-type="float" office:value="8455" calcext:value-type="float">
            <text:p>8455</text:p>
          </table:table-cell>
          <table:table-cell table:style-name="ce2" table:formula="of:=[.D80]-[.B80]" office:value-type="float" office:value="0" calcext:value-type="float">
            <text:p>0</text:p>
          </table:table-cell>
          <table:table-cell/>
          <table:table-cell table:style-name="ce3" table:formula="of:=IF([.F80] &lt;&gt; 0; [.F80]-[.B80]; &quot;&quot;)">
            <text:p/>
          </table:table-cell>
          <table:table-cell office:value-type="string" calcext:value-type="string">
            <text:p>25, 25, 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570" calcext:value-type="float">
            <text:p>8570</text:p>
          </table:table-cell>
          <table:table-cell table:formula="of:=[.B81]/[.A81]" office:value-type="float" office:value="111.298701298701" calcext:value-type="float">
            <text:p>111.298701298701</text:p>
          </table:table-cell>
          <table:table-cell table:formula="of:=FLOOR([.A81] / [.$D$2]) * [.$B$2]* [.$D$2] + MOD([.A81]; [.$D$2]) * [.$C$10] + MOD([.A81] - FLOOR([.A81] / [.$D$2]); 3) * 10/6" office:value-type="float" office:value="8570" calcext:value-type="float">
            <text:p>8570</text:p>
          </table:table-cell>
          <table:table-cell table:style-name="ce2" table:formula="of:=[.D81]-[.B81]" office:value-type="float" office:value="0" calcext:value-type="float">
            <text:p>0</text:p>
          </table:table-cell>
          <table:table-cell/>
          <table:table-cell table:style-name="ce3" table:formula="of:=IF([.F81] &lt;&gt; 0; [.F81]-[.B81]; &quot;&quot;)">
            <text:p/>
          </table:table-cell>
          <table:table-cell office:value-type="string" calcext:value-type="string">
            <text:p>25, 25, 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80" calcext:value-type="float">
            <text:p>8680</text:p>
          </table:table-cell>
          <table:table-cell table:formula="of:=[.B82]/[.A82]" office:value-type="float" office:value="111.282051282051" calcext:value-type="float">
            <text:p>111.282051282051</text:p>
          </table:table-cell>
          <table:table-cell table:formula="of:=FLOOR([.A82] / [.$D$2]) * [.$B$2]* [.$D$2] + MOD([.A82]; [.$D$2]) * [.$C$10] + MOD([.A82] - FLOOR([.A82] / [.$D$2]); 3) * 10/6" office:value-type="float" office:value="8680" calcext:value-type="float">
            <text:p>8680</text:p>
          </table:table-cell>
          <table:table-cell table:style-name="ce2" table:formula="of:=[.D82]-[.B82]" office:value-type="float" office:value="0" calcext:value-type="float">
            <text:p>0</text:p>
          </table:table-cell>
          <table:table-cell/>
          <table:table-cell table:style-name="ce3" table:formula="of:=IF([.F82] &lt;&gt; 0; [.F82]-[.B82]; &quot;&quot;)">
            <text:p/>
          </table:table-cell>
          <table:table-cell office:value-type="string" calcext:value-type="string">
            <text:p>25, 25, 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95" calcext:value-type="float">
            <text:p>8795</text:p>
          </table:table-cell>
          <table:table-cell table:formula="of:=[.B83]/[.A83]" office:value-type="float" office:value="111.329113924051" calcext:value-type="float">
            <text:p>111.329113924051</text:p>
          </table:table-cell>
          <table:table-cell table:formula="of:=FLOOR([.A83] / [.$D$2]) * [.$B$2]* [.$D$2] + MOD([.A83]; [.$D$2]) * [.$C$10] + MOD([.A83] - FLOOR([.A83] / [.$D$2]); 3) * 10/6" office:value-type="float" office:value="8795" calcext:value-type="float">
            <text:p>8795</text:p>
          </table:table-cell>
          <table:table-cell table:style-name="ce2" table:formula="of:=[.D83]-[.B83]" office:value-type="float" office:value="0" calcext:value-type="float">
            <text:p>0</text:p>
          </table:table-cell>
          <table:table-cell/>
          <table:table-cell table:style-name="ce3" table:formula="of:=IF([.F83] &lt;&gt; 0; [.F83]-[.B83]; &quot;&quot;)">
            <text:p/>
          </table:table-cell>
          <table:table-cell office:value-type="string" calcext:value-type="string">
            <text:p>4, 25, 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10" calcext:value-type="float">
            <text:p>8910</text:p>
          </table:table-cell>
          <table:table-cell table:formula="of:=[.B84]/[.A84]" office:value-type="float" office:value="111.375" calcext:value-type="float">
            <text:p>111.375</text:p>
          </table:table-cell>
          <table:table-cell table:formula="of:=FLOOR([.A84] / [.$D$2]) * [.$B$2]* [.$D$2] + MOD([.A84]; [.$D$2]) * [.$C$10] + MOD([.A84] - FLOOR([.A84] / [.$D$2]); 3) * 10/6" office:value-type="float" office:value="8910" calcext:value-type="float">
            <text:p>8910</text:p>
          </table:table-cell>
          <table:table-cell table:style-name="ce2" table:formula="of:=[.D84]-[.B84]" office:value-type="float" office:value="0" calcext:value-type="float">
            <text:p>0</text:p>
          </table:table-cell>
          <table:table-cell office:value-type="float" office:value="8910" calcext:value-type="float">
            <text:p>8910</text:p>
          </table:table-cell>
          <table:table-cell table:style-name="ce3" table:formula="of:=IF([.F84] &lt;&gt; 0; [.F84]-[.B84]; &quot;&quot;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20" calcext:value-type="float">
            <text:p>9020</text:p>
          </table:table-cell>
          <table:table-cell table:formula="of:=[.B85]/[.A85]" office:value-type="float" office:value="111.358024691358" calcext:value-type="float">
            <text:p>111.358024691358</text:p>
          </table:table-cell>
          <table:table-cell table:formula="of:=FLOOR([.A85] / [.$D$2]) * [.$B$2]* [.$D$2] + MOD([.A85]; [.$D$2]) * [.$C$10] + MOD([.A85] - FLOOR([.A85] / [.$D$2]); 3) * 10/6" office:value-type="float" office:value="9020" calcext:value-type="float">
            <text:p>9020</text:p>
          </table:table-cell>
          <table:table-cell table:style-name="ce2" table:formula="of:=[.D85]-[.B85]" office:value-type="float" office:value="0" calcext:value-type="float">
            <text:p>0</text:p>
          </table:table-cell>
          <table:table-cell/>
          <table:table-cell table:style-name="ce3" table:formula="of:=IF([.F85] &lt;&gt; 0; [.F85]-[.B85]; &quot;&quot;)">
            <text:p/>
          </table:table-cell>
          <table:table-cell office:value-type="string" calcext:value-type="string">
            <text:p>6, 25, 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35" calcext:value-type="float">
            <text:p>9135</text:p>
          </table:table-cell>
          <table:table-cell table:formula="of:=[.B86]/[.A86]" office:value-type="float" office:value="111.40243902439" calcext:value-type="float">
            <text:p>111.40243902439</text:p>
          </table:table-cell>
          <table:table-cell table:formula="of:=FLOOR([.A86] / [.$D$2]) * [.$B$2]* [.$D$2] + MOD([.A86]; [.$D$2]) * [.$C$10] + MOD([.A86] - FLOOR([.A86] / [.$D$2]); 3) * 10/6" office:value-type="float" office:value="9135" calcext:value-type="float">
            <text:p>9135</text:p>
          </table:table-cell>
          <table:table-cell table:style-name="ce2" table:formula="of:=[.D86]-[.B86]" office:value-type="float" office:value="0" calcext:value-type="float">
            <text:p>0</text:p>
          </table:table-cell>
          <table:table-cell/>
          <table:table-cell table:style-name="ce3" table:formula="of:=IF([.F86] &lt;&gt; 0; [.F86]-[.B86]; &quot;&quot;)">
            <text:p/>
          </table:table-cell>
          <table:table-cell office:value-type="string" calcext:value-type="string">
            <text:p>4, 25, 25, 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50" calcext:value-type="float">
            <text:p>9250</text:p>
          </table:table-cell>
          <table:table-cell table:formula="of:=[.B87]/[.A87]" office:value-type="float" office:value="111.44578313253" calcext:value-type="float">
            <text:p>111.44578313253</text:p>
          </table:table-cell>
          <table:table-cell table:formula="of:=FLOOR([.A87] / [.$D$2]) * [.$B$2]* [.$D$2] + MOD([.A87]; [.$D$2]) * [.$C$10] + MOD([.A87] - FLOOR([.A87] / [.$D$2]); 3) * 10/6" office:value-type="float" office:value="9250" calcext:value-type="float">
            <text:p>9250</text:p>
          </table:table-cell>
          <table:table-cell table:style-name="ce2" table:formula="of:=[.D87]-[.B87]" office:value-type="float" office:value="0" calcext:value-type="float">
            <text:p>0</text:p>
          </table:table-cell>
          <table:table-cell/>
          <table:table-cell table:style-name="ce3" table:formula="of:=IF([.F87] &lt;&gt; 0; [.F87]-[.B87]; &quot;&quot;)">
            <text:p/>
          </table:table-cell>
          <table:table-cell office:value-type="string" calcext:value-type="string">
            <text:p>4, 4, 25, 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60" calcext:value-type="float">
            <text:p>9360</text:p>
          </table:table-cell>
          <table:table-cell table:formula="of:=[.B88]/[.A88]" office:value-type="float" office:value="111.428571428571" calcext:value-type="float">
            <text:p>111.428571428571</text:p>
          </table:table-cell>
          <table:table-cell table:formula="of:=FLOOR([.A88] / [.$D$2]) * [.$B$2]* [.$D$2] + MOD([.A88]; [.$D$2]) * [.$C$10] + MOD([.A88] - FLOOR([.A88] / [.$D$2]); 3) * 10/6" office:value-type="float" office:value="9360" calcext:value-type="float">
            <text:p>9360</text:p>
          </table:table-cell>
          <table:table-cell table:style-name="ce2" table:formula="of:=[.D88]-[.B88]" office:value-type="float" office:value="0" calcext:value-type="float">
            <text:p>0</text:p>
          </table:table-cell>
          <table:table-cell/>
          <table:table-cell table:style-name="ce3" table:formula="of:=IF([.F88] &lt;&gt; 0; [.F88]-[.B88]; &quot;&quot;)">
            <text:p/>
          </table:table-cell>
          <table:table-cell office:value-type="string" calcext:value-type="string">
            <text:p>6, 25, 25, 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75" calcext:value-type="float">
            <text:p>9475</text:p>
          </table:table-cell>
          <table:table-cell table:formula="of:=[.B89]/[.A89]" office:value-type="float" office:value="111.470588235294" calcext:value-type="float">
            <text:p>111.470588235294</text:p>
          </table:table-cell>
          <table:table-cell table:formula="of:=FLOOR([.A89] / [.$D$2]) * [.$B$2]* [.$D$2] + MOD([.A89]; [.$D$2]) * [.$C$10] + MOD([.A89] - FLOOR([.A89] / [.$D$2]); 3) * 10/6" office:value-type="float" office:value="9475" calcext:value-type="float">
            <text:p>9475</text:p>
          </table:table-cell>
          <table:table-cell table:style-name="ce2" table:formula="of:=[.D89]-[.B89]" office:value-type="float" office:value="0" calcext:value-type="float">
            <text:p>0</text:p>
          </table:table-cell>
          <table:table-cell/>
          <table:table-cell table:style-name="ce3" table:formula="of:=IF([.F89] &lt;&gt; 0; [.F89]-[.B89]; &quot;&quot;)">
            <text:p/>
          </table:table-cell>
          <table:table-cell office:value-type="string" calcext:value-type="string">
            <text:p>4, 6, 25, 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590" calcext:value-type="float">
            <text:p>9590</text:p>
          </table:table-cell>
          <table:table-cell table:formula="of:=[.B90]/[.A90]" office:value-type="float" office:value="111.511627906977" calcext:value-type="float">
            <text:p>111.511627906977</text:p>
          </table:table-cell>
          <table:table-cell table:formula="of:=FLOOR([.A90] / [.$D$2]) * [.$B$2]* [.$D$2] + MOD([.A90]; [.$D$2]) * [.$C$10] + MOD([.A90] - FLOOR([.A90] / [.$D$2]); 3) * 10/6" office:value-type="float" office:value="9590" calcext:value-type="float">
            <text:p>9590</text:p>
          </table:table-cell>
          <table:table-cell table:style-name="ce2" table:formula="of:=[.D90]-[.B90]" office:value-type="float" office:value="0" calcext:value-type="float">
            <text:p>0</text:p>
          </table:table-cell>
          <table:table-cell/>
          <table:table-cell table:style-name="ce3" table:formula="of:=IF([.F90] &lt;&gt; 0; [.F90]-[.B90]; &quot;&quot;)">
            <text:p/>
          </table:table-cell>
          <table:table-cell office:value-type="string" calcext:value-type="string">
            <text:p>4, 4, 25, 25, 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00" calcext:value-type="float">
            <text:p>9700</text:p>
          </table:table-cell>
          <table:table-cell table:formula="of:=[.B91]/[.A91]" office:value-type="float" office:value="111.494252873563" calcext:value-type="float">
            <text:p>111.494252873563</text:p>
          </table:table-cell>
          <table:table-cell table:formula="of:=FLOOR([.A91] / [.$D$2]) * [.$B$2]* [.$D$2] + MOD([.A91]; [.$D$2]) * [.$C$10] + MOD([.A91] - FLOOR([.A91] / [.$D$2]); 3) * 10/6" office:value-type="float" office:value="9700" calcext:value-type="float">
            <text:p>9700</text:p>
          </table:table-cell>
          <table:table-cell table:style-name="ce2" table:formula="of:=[.D91]-[.B91]" office:value-type="float" office:value="0" calcext:value-type="float">
            <text:p>0</text:p>
          </table:table-cell>
          <table:table-cell/>
          <table:table-cell table:style-name="ce3" table:formula="of:=IF([.F91] &lt;&gt; 0; [.F91]-[.B91]; &quot;&quot;)">
            <text:p/>
          </table:table-cell>
          <table:table-cell office:value-type="string" calcext:value-type="string">
            <text:p>6, 6, 25, 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15" calcext:value-type="float">
            <text:p>9815</text:p>
          </table:table-cell>
          <table:table-cell table:formula="of:=[.B92]/[.A92]" office:value-type="float" office:value="111.534090909091" calcext:value-type="float">
            <text:p>111.534090909091</text:p>
          </table:table-cell>
          <table:table-cell table:formula="of:=FLOOR([.A92] / [.$D$2]) * [.$B$2]* [.$D$2] + MOD([.A92]; [.$D$2]) * [.$C$10] + MOD([.A92] - FLOOR([.A92] / [.$D$2]); 3) * 10/6" office:value-type="float" office:value="9815" calcext:value-type="float">
            <text:p>9815</text:p>
          </table:table-cell>
          <table:table-cell table:style-name="ce2" table:formula="of:=[.D92]-[.B92]" office:value-type="float" office:value="0" calcext:value-type="float">
            <text:p>0</text:p>
          </table:table-cell>
          <table:table-cell/>
          <table:table-cell table:style-name="ce3" table:formula="of:=IF([.F92] &lt;&gt; 0; [.F92]-[.B92]; &quot;&quot;)">
            <text:p/>
          </table:table-cell>
          <table:table-cell office:value-type="string" calcext:value-type="string">
            <text:p>4, 6, 25, 25, 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30" calcext:value-type="float">
            <text:p>9930</text:p>
          </table:table-cell>
          <table:table-cell table:formula="of:=[.B93]/[.A93]" office:value-type="float" office:value="111.573033707865" calcext:value-type="float">
            <text:p>111.573033707865</text:p>
          </table:table-cell>
          <table:table-cell table:formula="of:=FLOOR([.A93] / [.$D$2]) * [.$B$2]* [.$D$2] + MOD([.A93]; [.$D$2]) * [.$C$10] + MOD([.A93] - FLOOR([.A93] / [.$D$2]); 3) * 10/6" office:value-type="float" office:value="9930" calcext:value-type="float">
            <text:p>9930</text:p>
          </table:table-cell>
          <table:table-cell table:style-name="ce2" table:formula="of:=[.D93]-[.B93]" office:value-type="float" office:value="0" calcext:value-type="float">
            <text:p>0</text:p>
          </table:table-cell>
          <table:table-cell/>
          <table:table-cell table:style-name="ce3" table:formula="of:=IF([.F93] &lt;&gt; 0; [.F93]-[.B93]; &quot;&quot;)">
            <text:p/>
          </table:table-cell>
          <table:table-cell office:value-type="string" calcext:value-type="string">
            <text:p>4, 4, 6, 25, 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40" calcext:value-type="float">
            <text:p>10040</text:p>
          </table:table-cell>
          <table:table-cell table:formula="of:=[.B94]/[.A94]" office:value-type="float" office:value="111.555555555556" calcext:value-type="float">
            <text:p>111.555555555556</text:p>
          </table:table-cell>
          <table:table-cell table:formula="of:=FLOOR([.A94] / [.$D$2]) * [.$B$2]* [.$D$2] + MOD([.A94]; [.$D$2]) * [.$C$10] + MOD([.A94] - FLOOR([.A94] / [.$D$2]); 3) * 10/6" office:value-type="float" office:value="10040" calcext:value-type="float">
            <text:p>10040</text:p>
          </table:table-cell>
          <table:table-cell table:style-name="ce2" table:formula="of:=[.D94]-[.B94]" office:value-type="float" office:value="0" calcext:value-type="float">
            <text:p>0</text:p>
          </table:table-cell>
          <table:table-cell office:value-type="float" office:value="10045" calcext:value-type="float">
            <text:p>10045</text:p>
          </table:table-cell>
          <table:table-cell table:style-name="ce3" table:formula="of:=IF([.F94] &lt;&gt; 0; [.F94]-[.B94]; &quot;&quot;)" office:value-type="float" office:value="5" calcext:value-type="float">
            <text:p>5</text:p>
          </table:table-cell>
          <table:table-cell office:value-type="string" calcext:value-type="string">
            <text:p>6, 6, 25, 25, 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55" calcext:value-type="float">
            <text:p>10155</text:p>
          </table:table-cell>
          <table:table-cell table:formula="of:=[.B95]/[.A95]" office:value-type="float" office:value="111.593406593407" calcext:value-type="float">
            <text:p>111.593406593407</text:p>
          </table:table-cell>
          <table:table-cell table:formula="of:=FLOOR([.A95] / [.$D$2]) * [.$B$2]* [.$D$2] + MOD([.A95]; [.$D$2]) * [.$C$10] + MOD([.A95] - FLOOR([.A95] / [.$D$2]); 3) * 10/6" office:value-type="float" office:value="10155" calcext:value-type="float">
            <text:p>10155</text:p>
          </table:table-cell>
          <table:table-cell table:style-name="ce2" table:formula="of:=[.D95]-[.B95]" office:value-type="float" office:value="0" calcext:value-type="float">
            <text:p>0</text:p>
          </table:table-cell>
          <table:table-cell/>
          <table:table-cell table:style-name="ce3" table:formula="of:=IF([.F95] &lt;&gt; 0; [.F95]-[.B95]; &quot;&quot;)">
            <text:p/>
          </table:table-cell>
          <table:table-cell office:value-type="string" calcext:value-type="string">
            <text:p>4, 6, 6, 25, 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70" calcext:value-type="float">
            <text:p>10270</text:p>
          </table:table-cell>
          <table:table-cell table:formula="of:=[.B96]/[.A96]" office:value-type="float" office:value="111.630434782609" calcext:value-type="float">
            <text:p>111.630434782609</text:p>
          </table:table-cell>
          <table:table-cell table:formula="of:=FLOOR([.A96] / [.$D$2]) * [.$B$2]* [.$D$2] + MOD([.A96]; [.$D$2]) * [.$C$10] + MOD([.A96] - FLOOR([.A96] / [.$D$2]); 3) * 10/6" office:value-type="float" office:value="10270" calcext:value-type="float">
            <text:p>10270</text:p>
          </table:table-cell>
          <table:table-cell table:style-name="ce2" table:formula="of:=[.D96]-[.B96]" office:value-type="float" office:value="0" calcext:value-type="float">
            <text:p>0</text:p>
          </table:table-cell>
          <table:table-cell/>
          <table:table-cell table:style-name="ce3" table:formula="of:=IF([.F96] &lt;&gt; 0; [.F96]-[.B96]; &quot;&quot;)">
            <text:p/>
          </table:table-cell>
          <table:table-cell office:value-type="string" calcext:value-type="string">
            <text:p>4, 4, 6, 25, 25, 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80" calcext:value-type="float">
            <text:p>10380</text:p>
          </table:table-cell>
          <table:table-cell table:formula="of:=[.B97]/[.A97]" office:value-type="float" office:value="111.612903225806" calcext:value-type="float">
            <text:p>111.612903225806</text:p>
          </table:table-cell>
          <table:table-cell table:formula="of:=FLOOR([.A97] / [.$D$2]) * [.$B$2]* [.$D$2] + MOD([.A97]; [.$D$2]) * [.$C$10] + MOD([.A97] - FLOOR([.A97] / [.$D$2]); 3) * 10/6" office:value-type="float" office:value="10380" calcext:value-type="float">
            <text:p>10380</text:p>
          </table:table-cell>
          <table:table-cell table:style-name="ce2" table:formula="of:=[.D97]-[.B97]" office:value-type="float" office:value="0" calcext:value-type="float">
            <text:p>0</text:p>
          </table:table-cell>
          <table:table-cell/>
          <table:table-cell table:style-name="ce3" table:formula="of:=IF([.F97] &lt;&gt; 0; [.F97]-[.B97]; &quot;&quot;)">
            <text:p/>
          </table:table-cell>
          <table:table-cell office:value-type="string" calcext:value-type="string">
            <text:p>6, 6, 6, 25, 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95" calcext:value-type="float">
            <text:p>10495</text:p>
          </table:table-cell>
          <table:table-cell table:formula="of:=[.B98]/[.A98]" office:value-type="float" office:value="111.648936170213" calcext:value-type="float">
            <text:p>111.648936170213</text:p>
          </table:table-cell>
          <table:table-cell table:formula="of:=FLOOR([.A98] / [.$D$2]) * [.$B$2]* [.$D$2] + MOD([.A98]; [.$D$2]) * [.$C$10] + MOD([.A98] - FLOOR([.A98] / [.$D$2]); 3) * 10/6" office:value-type="float" office:value="10495" calcext:value-type="float">
            <text:p>10495</text:p>
          </table:table-cell>
          <table:table-cell table:style-name="ce2" table:formula="of:=[.D98]-[.B98]" office:value-type="float" office:value="0" calcext:value-type="float">
            <text:p>0</text:p>
          </table:table-cell>
          <table:table-cell/>
          <table:table-cell table:style-name="ce3" table:formula="of:=IF([.F98] &lt;&gt; 0; [.F98]-[.B98]; &quot;&quot;)">
            <text:p/>
          </table:table-cell>
          <table:table-cell office:value-type="string" calcext:value-type="string">
            <text:p>4, 6, 6, 25, 25, 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610" calcext:value-type="float">
            <text:p>10610</text:p>
          </table:table-cell>
          <table:table-cell table:formula="of:=[.B99]/[.A99]" office:value-type="float" office:value="111.684210526316" calcext:value-type="float">
            <text:p>111.684210526316</text:p>
          </table:table-cell>
          <table:table-cell table:formula="of:=FLOOR([.A99] / [.$D$2]) * [.$B$2]* [.$D$2] + MOD([.A99]; [.$D$2]) * [.$C$10] + MOD([.A99] - FLOOR([.A99] / [.$D$2]); 3) * 10/6" office:value-type="float" office:value="10610" calcext:value-type="float">
            <text:p>10610</text:p>
          </table:table-cell>
          <table:table-cell table:style-name="ce2" table:formula="of:=[.D99]-[.B99]" office:value-type="float" office:value="0" calcext:value-type="float">
            <text:p>0</text:p>
          </table:table-cell>
          <table:table-cell/>
          <table:table-cell table:style-name="ce3" table:formula="of:=IF([.F99] &lt;&gt; 0; [.F99]-[.B99]; &quot;&quot;)">
            <text:p/>
          </table:table-cell>
          <table:table-cell office:value-type="string" calcext:value-type="string">
            <text:p>4, 4, 6, 6, 25, 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720" calcext:value-type="float">
            <text:p>10720</text:p>
          </table:table-cell>
          <table:table-cell table:formula="of:=[.B100]/[.A100]" office:value-type="float" office:value="111.666666666667" calcext:value-type="float">
            <text:p>111.666666666667</text:p>
          </table:table-cell>
          <table:table-cell table:formula="of:=FLOOR([.A100] / [.$D$2]) * [.$B$2]* [.$D$2] + MOD([.A100]; [.$D$2]) * [.$C$10] + MOD([.A100] - FLOOR([.A100] / [.$D$2]); 3) * 10/6" office:value-type="float" office:value="10720" calcext:value-type="float">
            <text:p>10720</text:p>
          </table:table-cell>
          <table:table-cell table:style-name="ce2" table:formula="of:=[.D100]-[.B100]" office:value-type="float" office:value="0" calcext:value-type="float">
            <text:p>0</text:p>
          </table:table-cell>
          <table:table-cell/>
          <table:table-cell table:style-name="ce3" table:formula="of:=IF([.F100] &lt;&gt; 0; [.F100]-[.B100]; &quot;&quot;)">
            <text:p/>
          </table:table-cell>
          <table:table-cell office:value-type="string" calcext:value-type="string">
            <text:p>6, 6, 6, 25, 25, 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35" calcext:value-type="float">
            <text:p>10835</text:p>
          </table:table-cell>
          <table:table-cell table:formula="of:=[.B101]/[.A101]" office:value-type="float" office:value="111.701030927835" calcext:value-type="float">
            <text:p>111.701030927835</text:p>
          </table:table-cell>
          <table:table-cell table:formula="of:=FLOOR([.A101] / [.$D$2]) * [.$B$2]* [.$D$2] + MOD([.A101]; [.$D$2]) * [.$C$10] + MOD([.A101] - FLOOR([.A101] / [.$D$2]); 3) * 10/6" office:value-type="float" office:value="10835" calcext:value-type="float">
            <text:p>10835</text:p>
          </table:table-cell>
          <table:table-cell table:style-name="ce2" table:formula="of:=[.D101]-[.B101]" office:value-type="float" office:value="0" calcext:value-type="float">
            <text:p>0</text:p>
          </table:table-cell>
          <table:table-cell/>
          <table:table-cell table:style-name="ce3" table:formula="of:=IF([.F101] &lt;&gt; 0; [.F101]-[.B101]; &quot;&quot;)">
            <text:p/>
          </table:table-cell>
          <table:table-cell office:value-type="string" calcext:value-type="string">
            <text:p>4, 6, 6, 6, 25, 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950" calcext:value-type="float">
            <text:p>10950</text:p>
          </table:table-cell>
          <table:table-cell table:formula="of:=[.B102]/[.A102]" office:value-type="float" office:value="111.734693877551" calcext:value-type="float">
            <text:p>111.734693877551</text:p>
          </table:table-cell>
          <table:table-cell table:formula="of:=FLOOR([.A102] / [.$D$2]) * [.$B$2]* [.$D$2] + MOD([.A102]; [.$D$2]) * [.$C$10] + MOD([.A102] - FLOOR([.A102] / [.$D$2]); 3) * 10/6" office:value-type="float" office:value="10950" calcext:value-type="float">
            <text:p>10950</text:p>
          </table:table-cell>
          <table:table-cell table:style-name="ce2" table:formula="of:=[.D102]-[.B102]" office:value-type="float" office:value="0" calcext:value-type="float">
            <text:p>0</text:p>
          </table:table-cell>
          <table:table-cell/>
          <table:table-cell table:style-name="ce3" table:formula="of:=IF([.F102] &lt;&gt; 0; [.F102]-[.B102]; &quot;&quot;)">
            <text:p/>
          </table:table-cell>
          <table:table-cell office:value-type="string" calcext:value-type="string">
            <text:p>4, 4, 6, 6, 25, 25, 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60" calcext:value-type="float">
            <text:p>11060</text:p>
          </table:table-cell>
          <table:table-cell table:formula="of:=[.B103]/[.A103]" office:value-type="float" office:value="111.717171717172" calcext:value-type="float">
            <text:p>111.717171717172</text:p>
          </table:table-cell>
          <table:table-cell table:formula="of:=FLOOR([.A103] / [.$D$2]) * [.$B$2]* [.$D$2] + MOD([.A103]; [.$D$2]) * [.$C$10] + MOD([.A103] - FLOOR([.A103] / [.$D$2]); 3) * 10/6" office:value-type="float" office:value="11060" calcext:value-type="float">
            <text:p>11060</text:p>
          </table:table-cell>
          <table:table-cell table:style-name="ce2" table:formula="of:=[.D103]-[.B103]" office:value-type="float" office:value="0" calcext:value-type="float">
            <text:p>0</text:p>
          </table:table-cell>
          <table:table-cell/>
          <table:table-cell table:style-name="ce3" table:formula="of:=IF([.F103] &lt;&gt; 0; [.F103]-[.B103]; &quot;&quot;)">
            <text:p/>
          </table:table-cell>
          <table:table-cell office:value-type="string" calcext:value-type="string">
            <text:p>6, 6, 6, 6, 25, 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120" calcext:value-type="float">
            <text:p>11120</text:p>
          </table:table-cell>
          <table:table-cell table:formula="of:=[.B104]/[.A104]" office:value-type="float" office:value="111.2" calcext:value-type="float">
            <text:p>111.2</text:p>
          </table:table-cell>
          <table:table-cell table:formula="of:=FLOOR([.A104] / [.$D$2]) * [.$B$2]* [.$D$2] + MOD([.A104]; [.$D$2]) * [.$C$10] + MOD([.A104] - FLOOR([.A104] / [.$D$2]); 3) * 10/6" office:value-type="float" office:value="11120" calcext:value-type="float">
            <text:p>11120</text:p>
          </table:table-cell>
          <table:table-cell table:style-name="ce2" table:formula="of:=[.D104]-[.B104]" office:value-type="float" office:value="0" calcext:value-type="float">
            <text:p>0</text:p>
          </table:table-cell>
          <table:table-cell office:value-type="float" office:value="11125" calcext:value-type="float">
            <text:p>11125</text:p>
          </table:table-cell>
          <table:table-cell table:style-name="ce3" table:formula="of:=IF([.F104] &lt;&gt; 0; [.F104]-[.B104]; &quot;&quot;)" office:value-type="float" office:value="5" calcext:value-type="float">
            <text:p>5</text:p>
          </table:table-cell>
          <table:table-cell office:value-type="string" calcext:value-type="string">
            <text:p>25, 25, 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35" calcext:value-type="float">
            <text:p>11235</text:p>
          </table:table-cell>
          <table:table-cell table:formula="of:=[.B105]/[.A105]" office:value-type="float" office:value="111.237623762376" calcext:value-type="float">
            <text:p>111.237623762376</text:p>
          </table:table-cell>
          <table:table-cell table:formula="of:=FLOOR([.A105] / [.$D$2]) * [.$B$2]* [.$D$2] + MOD([.A105]; [.$D$2]) * [.$C$10] + MOD([.A105] - FLOOR([.A105] / [.$D$2]); 3) * 10/6" office:value-type="float" office:value="11235" calcext:value-type="float">
            <text:p>11235</text:p>
          </table:table-cell>
          <table:table-cell table:style-name="ce2" table:formula="of:=[.D105]-[.B105]" office:value-type="float" office:value="0" calcext:value-type="float">
            <text:p>0</text:p>
          </table:table-cell>
          <table:table-cell/>
          <table:table-cell table:style-name="ce3" table:formula="of:=IF([.F105] &lt;&gt; 0; [.F105]-[.B105]; &quot;&quot;)">
            <text:p/>
          </table:table-cell>
          <table:table-cell office:value-type="string" calcext:value-type="string">
            <text:p>25, 25, 25, 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350" calcext:value-type="float">
            <text:p>11350</text:p>
          </table:table-cell>
          <table:table-cell table:formula="of:=[.B106]/[.A106]" office:value-type="float" office:value="111.274509803922" calcext:value-type="float">
            <text:p>111.274509803922</text:p>
          </table:table-cell>
          <table:table-cell table:formula="of:=FLOOR([.A106] / [.$D$2]) * [.$B$2]* [.$D$2] + MOD([.A106]; [.$D$2]) * [.$C$10] + MOD([.A106] - FLOOR([.A106] / [.$D$2]); 3) * 10/6" office:value-type="float" office:value="11350" calcext:value-type="float">
            <text:p>11350</text:p>
          </table:table-cell>
          <table:table-cell table:style-name="ce2" table:formula="of:=[.D106]-[.B106]" office:value-type="float" office:value="0" calcext:value-type="float">
            <text:p>0</text:p>
          </table:table-cell>
          <table:table-cell/>
          <table:table-cell table:style-name="ce3" table:formula="of:=IF([.F106] &lt;&gt; 0; [.F106]-[.B106]; &quot;&quot;)">
            <text:p/>
          </table:table-cell>
          <table:table-cell office:value-type="string" calcext:value-type="string">
            <text:p>25, 25, 25, 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460" calcext:value-type="float">
            <text:p>11460</text:p>
          </table:table-cell>
          <table:table-cell table:formula="of:=[.B107]/[.A107]" office:value-type="float" office:value="111.26213592233" calcext:value-type="float">
            <text:p>111.26213592233</text:p>
          </table:table-cell>
          <table:table-cell table:formula="of:=FLOOR([.A107] / [.$D$2]) * [.$B$2]* [.$D$2] + MOD([.A107]; [.$D$2]) * [.$C$10] + MOD([.A107] - FLOOR([.A107] / [.$D$2]); 3) * 10/6" office:value-type="float" office:value="11460" calcext:value-type="float">
            <text:p>11460</text:p>
          </table:table-cell>
          <table:table-cell table:style-name="ce2" table:formula="of:=[.D107]-[.B107]" office:value-type="float" office:value="0" calcext:value-type="float">
            <text:p>0</text:p>
          </table:table-cell>
          <table:table-cell/>
          <table:table-cell table:style-name="ce3" table:formula="of:=IF([.F107] &lt;&gt; 0; [.F107]-[.B107]; &quot;&quot;)">
            <text:p/>
          </table:table-cell>
          <table:table-cell office:value-type="string" calcext:value-type="string">
            <text:p>25, 25, 25, 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575" calcext:value-type="float">
            <text:p>11575</text:p>
          </table:table-cell>
          <table:table-cell table:formula="of:=[.B108]/[.A108]" office:value-type="float" office:value="111.298076923077" calcext:value-type="float">
            <text:p>111.298076923077</text:p>
          </table:table-cell>
          <table:table-cell table:formula="of:=FLOOR([.A108] / [.$D$2]) * [.$B$2]* [.$D$2] + MOD([.A108]; [.$D$2]) * [.$C$10] + MOD([.A108] - FLOOR([.A108] / [.$D$2]); 3) * 10/6" office:value-type="float" office:value="11575" calcext:value-type="float">
            <text:p>11575</text:p>
          </table:table-cell>
          <table:table-cell table:style-name="ce2" table:formula="of:=[.D108]-[.B108]" office:value-type="float" office:value="0" calcext:value-type="float">
            <text:p>0</text:p>
          </table:table-cell>
          <table:table-cell/>
          <table:table-cell table:style-name="ce3" table:formula="of:=IF([.F108] &lt;&gt; 0; [.F108]-[.B108]; &quot;&quot;)">
            <text:p/>
          </table:table-cell>
          <table:table-cell office:value-type="string" calcext:value-type="string">
            <text:p>4, 25, 25, 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690" calcext:value-type="float">
            <text:p>11690</text:p>
          </table:table-cell>
          <table:table-cell table:formula="of:=[.B109]/[.A109]" office:value-type="float" office:value="111.333333333333" calcext:value-type="float">
            <text:p>111.333333333333</text:p>
          </table:table-cell>
          <table:table-cell table:formula="of:=FLOOR([.A109] / [.$D$2]) * [.$B$2]* [.$D$2] + MOD([.A109]; [.$D$2]) * [.$C$10] + MOD([.A109] - FLOOR([.A109] / [.$D$2]); 3) * 10/6" office:value-type="float" office:value="11690" calcext:value-type="float">
            <text:p>11690</text:p>
          </table:table-cell>
          <table:table-cell table:style-name="ce2" table:formula="of:=[.D109]-[.B109]" office:value-type="float" office:value="0" calcext:value-type="float">
            <text:p>0</text:p>
          </table:table-cell>
          <table:table-cell/>
          <table:table-cell table:style-name="ce3" table:formula="of:=IF([.F109] &lt;&gt; 0; [.F109]-[.B109]; &quot;&quot;)">
            <text:p/>
          </table:table-cell>
          <table:table-cell office:value-type="string" calcext:value-type="string">
            <text:p>4, 25, 25, 25, 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800" calcext:value-type="float">
            <text:p>11800</text:p>
          </table:table-cell>
          <table:table-cell table:formula="of:=[.B110]/[.A110]" office:value-type="float" office:value="111.320754716981" calcext:value-type="float">
            <text:p>111.320754716981</text:p>
          </table:table-cell>
          <table:table-cell table:formula="of:=FLOOR([.A110] / [.$D$2]) * [.$B$2]* [.$D$2] + MOD([.A110]; [.$D$2]) * [.$C$10] + MOD([.A110] - FLOOR([.A110] / [.$D$2]); 3) * 10/6" office:value-type="float" office:value="11800" calcext:value-type="float">
            <text:p>11800</text:p>
          </table:table-cell>
          <table:table-cell table:style-name="ce2" table:formula="of:=[.D110]-[.B110]" office:value-type="float" office:value="0" calcext:value-type="float">
            <text:p>0</text:p>
          </table:table-cell>
          <table:table-cell/>
          <table:table-cell table:style-name="ce3" table:formula="of:=IF([.F110] &lt;&gt; 0; [.F110]-[.B110]; &quot;&quot;)">
            <text:p/>
          </table:table-cell>
          <table:table-cell office:value-type="string" calcext:value-type="string">
            <text:p>6, 25, 25, 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915" calcext:value-type="float">
            <text:p>11915</text:p>
          </table:table-cell>
          <table:table-cell table:formula="of:=[.B111]/[.A111]" office:value-type="float" office:value="111.355140186916" calcext:value-type="float">
            <text:p>111.355140186916</text:p>
          </table:table-cell>
          <table:table-cell table:formula="of:=FLOOR([.A111] / [.$D$2]) * [.$B$2]* [.$D$2] + MOD([.A111]; [.$D$2]) * [.$C$10] + MOD([.A111] - FLOOR([.A111] / [.$D$2]); 3) * 10/6" office:value-type="float" office:value="11915" calcext:value-type="float">
            <text:p>11915</text:p>
          </table:table-cell>
          <table:table-cell table:style-name="ce2" table:formula="of:=[.D111]-[.B111]" office:value-type="float" office:value="0" calcext:value-type="float">
            <text:p>0</text:p>
          </table:table-cell>
          <table:table-cell/>
          <table:table-cell table:style-name="ce3" table:formula="of:=IF([.F111] &lt;&gt; 0; [.F111]-[.B111]; &quot;&quot;)">
            <text:p/>
          </table:table-cell>
          <table:table-cell office:value-type="string" calcext:value-type="string">
            <text:p>4, 25, 25, 25, 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30" calcext:value-type="float">
            <text:p>12030</text:p>
          </table:table-cell>
          <table:table-cell table:formula="of:=[.B112]/[.A112]" office:value-type="float" office:value="111.388888888889" calcext:value-type="float">
            <text:p>111.388888888889</text:p>
          </table:table-cell>
          <table:table-cell table:formula="of:=FLOOR([.A112] / [.$D$2]) * [.$B$2]* [.$D$2] + MOD([.A112]; [.$D$2]) * [.$C$10] + MOD([.A112] - FLOOR([.A112] / [.$D$2]); 3) * 10/6" office:value-type="float" office:value="12030" calcext:value-type="float">
            <text:p>12030</text:p>
          </table:table-cell>
          <table:table-cell table:style-name="ce2" table:formula="of:=[.D112]-[.B112]" office:value-type="float" office:value="0" calcext:value-type="float">
            <text:p>0</text:p>
          </table:table-cell>
          <table:table-cell/>
          <table:table-cell table:style-name="ce3" table:formula="of:=IF([.F112] &lt;&gt; 0; [.F112]-[.B112]; &quot;&quot;)">
            <text:p/>
          </table:table-cell>
          <table:table-cell office:value-type="string" calcext:value-type="string">
            <text:p>4, 4, 25, 25, 5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140" calcext:value-type="float">
            <text:p>12140</text:p>
          </table:table-cell>
          <table:table-cell table:formula="of:=[.B113]/[.A113]" office:value-type="float" office:value="111.376146788991" calcext:value-type="float">
            <text:p>111.376146788991</text:p>
          </table:table-cell>
          <table:table-cell table:formula="of:=FLOOR([.A113] / [.$D$2]) * [.$B$2]* [.$D$2] + MOD([.A113]; [.$D$2]) * [.$C$10] + MOD([.A113] - FLOOR([.A113] / [.$D$2]); 3) * 10/6" office:value-type="float" office:value="12140" calcext:value-type="float">
            <text:p>12140</text:p>
          </table:table-cell>
          <table:table-cell table:style-name="ce2" table:formula="of:=[.D113]-[.B113]" office:value-type="float" office:value="0" calcext:value-type="float">
            <text:p>0</text:p>
          </table:table-cell>
          <table:table-cell/>
          <table:table-cell table:style-name="ce3" table:formula="of:=IF([.F113] &lt;&gt; 0; [.F113]-[.B113]; &quot;&quot;)">
            <text:p/>
          </table:table-cell>
          <table:table-cell office:value-type="string" calcext:value-type="string">
            <text:p>6, 25, 25, 25, 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255" calcext:value-type="float">
            <text:p>12255</text:p>
          </table:table-cell>
          <table:table-cell table:formula="of:=[.B114]/[.A114]" office:value-type="float" office:value="111.409090909091" calcext:value-type="float">
            <text:p>111.409090909091</text:p>
          </table:table-cell>
          <table:table-cell table:formula="of:=FLOOR([.A114] / [.$D$2]) * [.$B$2]* [.$D$2] + MOD([.A114]; [.$D$2]) * [.$C$10] + MOD([.A114] - FLOOR([.A114] / [.$D$2]); 3) * 10/6" office:value-type="float" office:value="12255" calcext:value-type="float">
            <text:p>12255</text:p>
          </table:table-cell>
          <table:table-cell table:style-name="ce2" table:formula="of:=[.D114]-[.B114]" office:value-type="float" office:value="0" calcext:value-type="float">
            <text:p>0</text:p>
          </table:table-cell>
          <table:table-cell/>
          <table:table-cell table:style-name="ce3" table:formula="of:=IF([.F114] &lt;&gt; 0; [.F114]-[.B114]; &quot;&quot;)">
            <text:p/>
          </table:table-cell>
          <table:table-cell office:value-type="string" calcext:value-type="string">
            <text:p>4, 6, 25, 25, 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370" calcext:value-type="float">
            <text:p>12370</text:p>
          </table:table-cell>
          <table:table-cell table:formula="of:=[.B115]/[.A115]" office:value-type="float" office:value="111.441441441441" calcext:value-type="float">
            <text:p>111.441441441441</text:p>
          </table:table-cell>
          <table:table-cell table:formula="of:=FLOOR([.A115] / [.$D$2]) * [.$B$2]* [.$D$2] + MOD([.A115]; [.$D$2]) * [.$C$10] + MOD([.A115] - FLOOR([.A115] / [.$D$2]); 3) * 10/6" office:value-type="float" office:value="12370" calcext:value-type="float">
            <text:p>12370</text:p>
          </table:table-cell>
          <table:table-cell table:style-name="ce2" table:formula="of:=[.D115]-[.B115]" office:value-type="float" office:value="0" calcext:value-type="float">
            <text:p>0</text:p>
          </table:table-cell>
          <table:table-cell/>
          <table:table-cell table:style-name="ce3" table:formula="of:=IF([.F115] &lt;&gt; 0; [.F115]-[.B115]; &quot;&quot;)">
            <text:p/>
          </table:table-cell>
          <table:table-cell office:value-type="string" calcext:value-type="string">
            <text:p>4, 4, 25, 25, 25, 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480" calcext:value-type="float">
            <text:p>12480</text:p>
          </table:table-cell>
          <table:table-cell table:formula="of:=[.B116]/[.A116]" office:value-type="float" office:value="111.428571428571" calcext:value-type="float">
            <text:p>111.428571428571</text:p>
          </table:table-cell>
          <table:table-cell table:formula="of:=FLOOR([.A116] / [.$D$2]) * [.$B$2]* [.$D$2] + MOD([.A116]; [.$D$2]) * [.$C$10] + MOD([.A116] - FLOOR([.A116] / [.$D$2]); 3) * 10/6" office:value-type="float" office:value="12480" calcext:value-type="float">
            <text:p>12480</text:p>
          </table:table-cell>
          <table:table-cell table:style-name="ce2" table:formula="of:=[.D116]-[.B116]" office:value-type="float" office:value="0" calcext:value-type="float">
            <text:p>0</text:p>
          </table:table-cell>
          <table:table-cell/>
          <table:table-cell table:style-name="ce3" table:formula="of:=IF([.F116] &lt;&gt; 0; [.F116]-[.B116]; &quot;&quot;)">
            <text:p/>
          </table:table-cell>
          <table:table-cell office:value-type="string" calcext:value-type="string">
            <text:p>6, 6, 25, 25, 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595" calcext:value-type="float">
            <text:p>12595</text:p>
          </table:table-cell>
          <table:table-cell table:formula="of:=[.B117]/[.A117]" office:value-type="float" office:value="111.46017699115" calcext:value-type="float">
            <text:p>111.46017699115</text:p>
          </table:table-cell>
          <table:table-cell table:formula="of:=FLOOR([.A117] / [.$D$2]) * [.$B$2]* [.$D$2] + MOD([.A117]; [.$D$2]) * [.$C$10] + MOD([.A117] - FLOOR([.A117] / [.$D$2]); 3) * 10/6" office:value-type="float" office:value="12595" calcext:value-type="float">
            <text:p>12595</text:p>
          </table:table-cell>
          <table:table-cell table:style-name="ce2" table:formula="of:=[.D117]-[.B117]" office:value-type="float" office:value="0" calcext:value-type="float">
            <text:p>0</text:p>
          </table:table-cell>
          <table:table-cell/>
          <table:table-cell table:style-name="ce3" table:formula="of:=IF([.F117] &lt;&gt; 0; [.F117]-[.B117]; &quot;&quot;)">
            <text:p/>
          </table:table-cell>
          <table:table-cell office:value-type="string" calcext:value-type="string">
            <text:p>4, 6, 25, 25, 25, 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710" calcext:value-type="float">
            <text:p>12710</text:p>
          </table:table-cell>
          <table:table-cell table:formula="of:=[.B118]/[.A118]" office:value-type="float" office:value="111.491228070175" calcext:value-type="float">
            <text:p>111.491228070175</text:p>
          </table:table-cell>
          <table:table-cell table:formula="of:=FLOOR([.A118] / [.$D$2]) * [.$B$2]* [.$D$2] + MOD([.A118]; [.$D$2]) * [.$C$10] + MOD([.A118] - FLOOR([.A118] / [.$D$2]); 3) * 10/6" office:value-type="float" office:value="12710" calcext:value-type="float">
            <text:p>12710</text:p>
          </table:table-cell>
          <table:table-cell table:style-name="ce2" table:formula="of:=[.D118]-[.B118]" office:value-type="float" office:value="0" calcext:value-type="float">
            <text:p>0</text:p>
          </table:table-cell>
          <table:table-cell/>
          <table:table-cell table:style-name="ce3" table:formula="of:=IF([.F118] &lt;&gt; 0; [.F118]-[.B118]; &quot;&quot;)">
            <text:p/>
          </table:table-cell>
          <table:table-cell office:value-type="string" calcext:value-type="string">
            <text:p>4, 4, 6, 25, 25, 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820" calcext:value-type="float">
            <text:p>12820</text:p>
          </table:table-cell>
          <table:table-cell table:formula="of:=[.B119]/[.A119]" office:value-type="float" office:value="111.478260869565" calcext:value-type="float">
            <text:p>111.478260869565</text:p>
          </table:table-cell>
          <table:table-cell table:formula="of:=FLOOR([.A119] / [.$D$2]) * [.$B$2]* [.$D$2] + MOD([.A119]; [.$D$2]) * [.$C$10] + MOD([.A119] - FLOOR([.A119] / [.$D$2]); 3) * 10/6" office:value-type="float" office:value="12820" calcext:value-type="float">
            <text:p>12820</text:p>
          </table:table-cell>
          <table:table-cell table:style-name="ce2" table:formula="of:=[.D119]-[.B119]" office:value-type="float" office:value="0" calcext:value-type="float">
            <text:p>0</text:p>
          </table:table-cell>
          <table:table-cell/>
          <table:table-cell table:style-name="ce3" table:formula="of:=IF([.F119] &lt;&gt; 0; [.F119]-[.B119]; &quot;&quot;)">
            <text:p/>
          </table:table-cell>
          <table:table-cell office:value-type="string" calcext:value-type="string">
            <text:p>6, 6, 25, 25, 25, 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935" calcext:value-type="float">
            <text:p>12935</text:p>
          </table:table-cell>
          <table:table-cell table:formula="of:=[.B120]/[.A120]" office:value-type="float" office:value="111.508620689655" calcext:value-type="float">
            <text:p>111.508620689655</text:p>
          </table:table-cell>
          <table:table-cell table:formula="of:=FLOOR([.A120] / [.$D$2]) * [.$B$2]* [.$D$2] + MOD([.A120]; [.$D$2]) * [.$C$10] + MOD([.A120] - FLOOR([.A120] / [.$D$2]); 3) * 10/6" office:value-type="float" office:value="12935" calcext:value-type="float">
            <text:p>12935</text:p>
          </table:table-cell>
          <table:table-cell table:style-name="ce2" table:formula="of:=[.D120]-[.B120]" office:value-type="float" office:value="0" calcext:value-type="float">
            <text:p>0</text:p>
          </table:table-cell>
          <table:table-cell/>
          <table:table-cell table:style-name="ce3" table:formula="of:=IF([.F120] &lt;&gt; 0; [.F120]-[.B120]; &quot;&quot;)">
            <text:p/>
          </table:table-cell>
          <table:table-cell office:value-type="string" calcext:value-type="string">
            <text:p>4, 6, 6, 25, 25, 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050" calcext:value-type="float">
            <text:p>13050</text:p>
          </table:table-cell>
          <table:table-cell table:formula="of:=[.B121]/[.A121]" office:value-type="float" office:value="111.538461538462" calcext:value-type="float">
            <text:p>111.538461538462</text:p>
          </table:table-cell>
          <table:table-cell table:formula="of:=FLOOR([.A121] / [.$D$2]) * [.$B$2]* [.$D$2] + MOD([.A121]; [.$D$2]) * [.$C$10] + MOD([.A121] - FLOOR([.A121] / [.$D$2]); 3) * 10/6" office:value-type="float" office:value="13050" calcext:value-type="float">
            <text:p>13050</text:p>
          </table:table-cell>
          <table:table-cell table:style-name="ce2" table:formula="of:=[.D121]-[.B121]" office:value-type="float" office:value="0" calcext:value-type="float">
            <text:p>0</text:p>
          </table:table-cell>
          <table:table-cell/>
          <table:table-cell table:style-name="ce3" table:formula="of:=IF([.F121] &lt;&gt; 0; [.F121]-[.B121]; &quot;&quot;)">
            <text:p/>
          </table:table-cell>
          <table:table-cell office:value-type="string" calcext:value-type="string">
            <text:p>4, 4, 6, 25, 25, 25, 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160" calcext:value-type="float">
            <text:p>13160</text:p>
          </table:table-cell>
          <table:table-cell table:formula="of:=[.B122]/[.A122]" office:value-type="float" office:value="111.525423728814" calcext:value-type="float">
            <text:p>111.525423728814</text:p>
          </table:table-cell>
          <table:table-cell table:formula="of:=FLOOR([.A122] / [.$D$2]) * [.$B$2]* [.$D$2] + MOD([.A122]; [.$D$2]) * [.$C$10] + MOD([.A122] - FLOOR([.A122] / [.$D$2]); 3) * 10/6" office:value-type="float" office:value="13160" calcext:value-type="float">
            <text:p>13160</text:p>
          </table:table-cell>
          <table:table-cell table:style-name="ce2" table:formula="of:=[.D122]-[.B122]" office:value-type="float" office:value="0" calcext:value-type="float">
            <text:p>0</text:p>
          </table:table-cell>
          <table:table-cell/>
          <table:table-cell table:style-name="ce3" table:formula="of:=IF([.F122] &lt;&gt; 0; [.F122]-[.B122]; &quot;&quot;)">
            <text:p/>
          </table:table-cell>
          <table:table-cell office:value-type="string" calcext:value-type="string">
            <text:p>6, 6, 6, 25, 25, 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275" calcext:value-type="float">
            <text:p>13275</text:p>
          </table:table-cell>
          <table:table-cell table:formula="of:=[.B123]/[.A123]" office:value-type="float" office:value="111.55462184874" calcext:value-type="float">
            <text:p>111.55462184874</text:p>
          </table:table-cell>
          <table:table-cell table:formula="of:=FLOOR([.A123] / [.$D$2]) * [.$B$2]* [.$D$2] + MOD([.A123]; [.$D$2]) * [.$C$10] + MOD([.A123] - FLOOR([.A123] / [.$D$2]); 3) * 10/6" office:value-type="float" office:value="13275" calcext:value-type="float">
            <text:p>13275</text:p>
          </table:table-cell>
          <table:table-cell table:style-name="ce2" table:formula="of:=[.D123]-[.B123]" office:value-type="float" office:value="0" calcext:value-type="float">
            <text:p>0</text:p>
          </table:table-cell>
          <table:table-cell/>
          <table:table-cell table:style-name="ce3" table:formula="of:=IF([.F123] &lt;&gt; 0; [.F123]-[.B123]; &quot;&quot;)">
            <text:p/>
          </table:table-cell>
          <table:table-cell office:value-type="string" calcext:value-type="string">
            <text:p>4, 6, 6, 25, 25, 25, 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90" calcext:value-type="float">
            <text:p>13390</text:p>
          </table:table-cell>
          <table:table-cell table:formula="of:=[.B124]/[.A124]" office:value-type="float" office:value="111.583333333333" calcext:value-type="float">
            <text:p>111.583333333333</text:p>
          </table:table-cell>
          <table:table-cell table:formula="of:=FLOOR([.A124] / [.$D$2]) * [.$B$2]* [.$D$2] + MOD([.A124]; [.$D$2]) * [.$C$10] + MOD([.A124] - FLOOR([.A124] / [.$D$2]); 3) * 10/6" office:value-type="float" office:value="13390" calcext:value-type="float">
            <text:p>13390</text:p>
          </table:table-cell>
          <table:table-cell table:style-name="ce2" table:formula="of:=[.D124]-[.B124]" office:value-type="float" office:value="0" calcext:value-type="float">
            <text:p>0</text:p>
          </table:table-cell>
          <table:table-cell/>
          <table:table-cell table:style-name="ce3" table:formula="of:=IF([.F124] &lt;&gt; 0; [.F124]-[.B124]; &quot;&quot;)">
            <text:p/>
          </table:table-cell>
          <table:table-cell office:value-type="string" calcext:value-type="string">
            <text:p>4, 4, 6, 6, 25, 25, 5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500" calcext:value-type="float">
            <text:p>13500</text:p>
          </table:table-cell>
          <table:table-cell table:formula="of:=[.B125]/[.A125]" office:value-type="float" office:value="111.570247933884" calcext:value-type="float">
            <text:p>111.570247933884</text:p>
          </table:table-cell>
          <table:table-cell table:formula="of:=FLOOR([.A125] / [.$D$2]) * [.$B$2]* [.$D$2] + MOD([.A125]; [.$D$2]) * [.$C$10] + MOD([.A125] - FLOOR([.A125] / [.$D$2]); 3) * 10/6" office:value-type="float" office:value="13500" calcext:value-type="float">
            <text:p>13500</text:p>
          </table:table-cell>
          <table:table-cell table:style-name="ce2" table:formula="of:=[.D125]-[.B125]" office:value-type="float" office:value="0" calcext:value-type="float">
            <text:p>0</text:p>
          </table:table-cell>
          <table:table-cell/>
          <table:table-cell table:style-name="ce3" table:formula="of:=IF([.F125] &lt;&gt; 0; [.F125]-[.B125]; &quot;&quot;)">
            <text:p/>
          </table:table-cell>
          <table:table-cell office:value-type="string" calcext:value-type="string">
            <text:p>6, 6, 6, 25, 25, 25, 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615" calcext:value-type="float">
            <text:p>13615</text:p>
          </table:table-cell>
          <table:table-cell table:formula="of:=[.B126]/[.A126]" office:value-type="float" office:value="111.598360655738" calcext:value-type="float">
            <text:p>111.598360655738</text:p>
          </table:table-cell>
          <table:table-cell table:formula="of:=FLOOR([.A126] / [.$D$2]) * [.$B$2]* [.$D$2] + MOD([.A126]; [.$D$2]) * [.$C$10] + MOD([.A126] - FLOOR([.A126] / [.$D$2]); 3) * 10/6" office:value-type="float" office:value="13615" calcext:value-type="float">
            <text:p>13615</text:p>
          </table:table-cell>
          <table:table-cell table:style-name="ce2" table:formula="of:=[.D126]-[.B126]" office:value-type="float" office:value="0" calcext:value-type="float">
            <text:p>0</text:p>
          </table:table-cell>
          <table:table-cell/>
          <table:table-cell table:style-name="ce3" table:formula="of:=IF([.F126] &lt;&gt; 0; [.F126]-[.B126]; &quot;&quot;)">
            <text:p/>
          </table:table-cell>
          <table:table-cell office:value-type="string" calcext:value-type="string">
            <text:p>4, 6, 6, 6, 25, 25, 5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730" calcext:value-type="float">
            <text:p>13730</text:p>
          </table:table-cell>
          <table:table-cell table:formula="of:=[.B127]/[.A127]" office:value-type="float" office:value="111.626016260163" calcext:value-type="float">
            <text:p>111.626016260163</text:p>
          </table:table-cell>
          <table:table-cell table:formula="of:=FLOOR([.A127] / [.$D$2]) * [.$B$2]* [.$D$2] + MOD([.A127]; [.$D$2]) * [.$C$10] + MOD([.A127] - FLOOR([.A127] / [.$D$2]); 3) * 10/6" office:value-type="float" office:value="13730" calcext:value-type="float">
            <text:p>13730</text:p>
          </table:table-cell>
          <table:table-cell table:style-name="ce2" table:formula="of:=[.D127]-[.B127]" office:value-type="float" office:value="0" calcext:value-type="float">
            <text:p>0</text:p>
          </table:table-cell>
          <table:table-cell/>
          <table:table-cell table:style-name="ce3" table:formula="of:=IF([.F127] &lt;&gt; 0; [.F127]-[.B127]; &quot;&quot;)">
            <text:p/>
          </table:table-cell>
          <table:table-cell office:value-type="string" calcext:value-type="string">
            <text:p>4, 4, 6, 6, 25, 25, 25, 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840" calcext:value-type="float">
            <text:p>13840</text:p>
          </table:table-cell>
          <table:table-cell table:formula="of:=[.B128]/[.A128]" office:value-type="float" office:value="111.612903225806" calcext:value-type="float">
            <text:p>111.612903225806</text:p>
          </table:table-cell>
          <table:table-cell table:formula="of:=FLOOR([.A128] / [.$D$2]) * [.$B$2]* [.$D$2] + MOD([.A128]; [.$D$2]) * [.$C$10] + MOD([.A128] - FLOOR([.A128] / [.$D$2]); 3) * 10/6" office:value-type="float" office:value="13840" calcext:value-type="float">
            <text:p>13840</text:p>
          </table:table-cell>
          <table:table-cell table:style-name="ce2" table:formula="of:=[.D128]-[.B128]" office:value-type="float" office:value="0" calcext:value-type="float">
            <text:p>0</text:p>
          </table:table-cell>
          <table:table-cell/>
          <table:table-cell table:style-name="ce3" table:formula="of:=IF([.F128] &lt;&gt; 0; [.F128]-[.B128]; &quot;&quot;)">
            <text:p/>
          </table:table-cell>
          <table:table-cell office:value-type="string" calcext:value-type="string">
            <text:p>6, 6, 6, 6, 25, 25, 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00" calcext:value-type="float">
            <text:p>13900</text:p>
          </table:table-cell>
          <table:table-cell table:formula="of:=[.B129]/[.A129]" office:value-type="float" office:value="111.2" calcext:value-type="float">
            <text:p>111.2</text:p>
          </table:table-cell>
          <table:table-cell table:formula="of:=FLOOR([.A129] / [.$D$2]) * [.$B$2]* [.$D$2] + MOD([.A129]; [.$D$2]) * [.$C$10] + MOD([.A129] - FLOOR([.A129] / [.$D$2]); 3) * 10/6" office:value-type="float" office:value="13900" calcext:value-type="float">
            <text:p>13900</text:p>
          </table:table-cell>
          <table:table-cell table:style-name="ce2" table:formula="of:=[.D129]-[.B129]" office:value-type="float" office:value="0" calcext:value-type="float">
            <text:p>0</text:p>
          </table:table-cell>
          <table:table-cell office:value-type="float" office:value="13900" calcext:value-type="float">
            <text:p>13900</text:p>
          </table:table-cell>
          <table:table-cell table:style-name="ce3" table:formula="of:=IF([.F129] &lt;&gt; 0; [.F129]-[.B129]; &quot;&quot;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15" calcext:value-type="float">
            <text:p>14015</text:p>
          </table:table-cell>
          <table:table-cell table:formula="of:=[.B130]/[.A130]" office:value-type="float" office:value="111.230158730159" calcext:value-type="float">
            <text:p>111.230158730159</text:p>
          </table:table-cell>
          <table:table-cell table:formula="of:=FLOOR([.A130] / [.$D$2]) * [.$B$2]* [.$D$2] + MOD([.A130]; [.$D$2]) * [.$C$10] + MOD([.A130] - FLOOR([.A130] / [.$D$2]); 3) * 10/6" office:value-type="float" office:value="14015" calcext:value-type="float">
            <text:p>14015</text:p>
          </table:table-cell>
          <table:table-cell table:style-name="ce2" table:formula="of:=[.D130]-[.B130]" office:value-type="float" office:value="0" calcext:value-type="float">
            <text:p>0</text:p>
          </table:table-cell>
          <table:table-cell/>
          <table:table-cell table:style-name="ce3" table:formula="of:=IF([.F130] &lt;&gt; 0; [.F130]-[.B130]; &quot;&quot;)">
            <text:p/>
          </table:table-cell>
          <table:table-cell office:value-type="string" calcext:value-type="string">
            <text:p>25, 25, 25, 25, 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130" calcext:value-type="float">
            <text:p>14130</text:p>
          </table:table-cell>
          <table:table-cell table:formula="of:=[.B131]/[.A131]" office:value-type="float" office:value="111.259842519685" calcext:value-type="float">
            <text:p>111.259842519685</text:p>
          </table:table-cell>
          <table:table-cell table:formula="of:=FLOOR([.A131] / [.$D$2]) * [.$B$2]* [.$D$2] + MOD([.A131]; [.$D$2]) * [.$C$10] + MOD([.A131] - FLOOR([.A131] / [.$D$2]); 3) * 10/6" office:value-type="float" office:value="14130" calcext:value-type="float">
            <text:p>14130</text:p>
          </table:table-cell>
          <table:table-cell table:style-name="ce2" table:formula="of:=[.D131]-[.B131]" office:value-type="float" office:value="0" calcext:value-type="float">
            <text:p>0</text:p>
          </table:table-cell>
          <table:table-cell/>
          <table:table-cell table:style-name="ce3" table:formula="of:=IF([.F131] &lt;&gt; 0; [.F131]-[.B131]; &quot;&quot;)">
            <text:p/>
          </table:table-cell>
          <table:table-cell office:value-type="string" calcext:value-type="string">
            <text:p>25, 25, 25, 25, 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240" calcext:value-type="float">
            <text:p>14240</text:p>
          </table:table-cell>
          <table:table-cell table:formula="of:=[.B132]/[.A132]" office:value-type="float" office:value="111.25" calcext:value-type="float">
            <text:p>111.25</text:p>
          </table:table-cell>
          <table:table-cell table:formula="of:=FLOOR([.A132] / [.$D$2]) * [.$B$2]* [.$D$2] + MOD([.A132]; [.$D$2]) * [.$C$10] + MOD([.A132] - FLOOR([.A132] / [.$D$2]); 3) * 10/6" office:value-type="float" office:value="14240" calcext:value-type="float">
            <text:p>14240</text:p>
          </table:table-cell>
          <table:table-cell table:style-name="ce2" table:formula="of:=[.D132]-[.B132]" office:value-type="float" office:value="0" calcext:value-type="float">
            <text:p>0</text:p>
          </table:table-cell>
          <table:table-cell/>
          <table:table-cell table:style-name="ce3" table:formula="of:=IF([.F132] &lt;&gt; 0; [.F132]-[.B132]; &quot;&quot;)">
            <text:p/>
          </table:table-cell>
          <table:table-cell office:value-type="string" calcext:value-type="string">
            <text:p>25, 25, 25, 25, 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55" calcext:value-type="float">
            <text:p>14355</text:p>
          </table:table-cell>
          <table:table-cell table:formula="of:=[.B133]/[.A133]" office:value-type="float" office:value="111.279069767442" calcext:value-type="float">
            <text:p>111.279069767442</text:p>
          </table:table-cell>
          <table:table-cell table:formula="of:=FLOOR([.A133] / [.$D$2]) * [.$B$2]* [.$D$2] + MOD([.A133]; [.$D$2]) * [.$C$10] + MOD([.A133] - FLOOR([.A133] / [.$D$2]); 3) * 10/6" office:value-type="float" office:value="14355" calcext:value-type="float">
            <text:p>14355</text:p>
          </table:table-cell>
          <table:table-cell table:style-name="ce2" table:formula="of:=[.D133]-[.B133]" office:value-type="float" office:value="0" calcext:value-type="float">
            <text:p>0</text:p>
          </table:table-cell>
          <table:table-cell/>
          <table:table-cell table:style-name="ce3" table:formula="of:=IF([.F133] &lt;&gt; 0; [.F133]-[.B133]; &quot;&quot;)">
            <text:p/>
          </table:table-cell>
          <table:table-cell office:value-type="string" calcext:value-type="string">
            <text:p>4, 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70" calcext:value-type="float">
            <text:p>14470</text:p>
          </table:table-cell>
          <table:table-cell table:formula="of:=[.B134]/[.A134]" office:value-type="float" office:value="111.307692307692" calcext:value-type="float">
            <text:p>111.307692307692</text:p>
          </table:table-cell>
          <table:table-cell table:formula="of:=FLOOR([.A134] / [.$D$2]) * [.$B$2]* [.$D$2] + MOD([.A134]; [.$D$2]) * [.$C$10] + MOD([.A134] - FLOOR([.A134] / [.$D$2]); 3) * 10/6" office:value-type="float" office:value="14470" calcext:value-type="float">
            <text:p>14470</text:p>
          </table:table-cell>
          <table:table-cell table:style-name="ce2" table:formula="of:=[.D134]-[.B134]" office:value-type="float" office:value="0" calcext:value-type="float">
            <text:p>0</text:p>
          </table:table-cell>
          <table:table-cell/>
          <table:table-cell table:style-name="ce3" table:formula="of:=IF([.F134] &lt;&gt; 0; [.F134]-[.B134]; &quot;&quot;)">
            <text:p/>
          </table:table-cell>
          <table:table-cell office:value-type="string" calcext:value-type="string">
            <text:p>4, 25, 25, 25, 25, 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80" calcext:value-type="float">
            <text:p>14580</text:p>
          </table:table-cell>
          <table:table-cell table:formula="of:=[.B135]/[.A135]" office:value-type="float" office:value="111.297709923664" calcext:value-type="float">
            <text:p>111.297709923664</text:p>
          </table:table-cell>
          <table:table-cell table:formula="of:=FLOOR([.A135] / [.$D$2]) * [.$B$2]* [.$D$2] + MOD([.A135]; [.$D$2]) * [.$C$10] + MOD([.A135] - FLOOR([.A135] / [.$D$2]); 3) * 10/6" office:value-type="float" office:value="14580" calcext:value-type="float">
            <text:p>14580</text:p>
          </table:table-cell>
          <table:table-cell table:style-name="ce2" table:formula="of:=[.D135]-[.B135]" office:value-type="float" office:value="0" calcext:value-type="float">
            <text:p>0</text:p>
          </table:table-cell>
          <table:table-cell/>
          <table:table-cell table:style-name="ce3" table:formula="of:=IF([.F135] &lt;&gt; 0; [.F135]-[.B135]; &quot;&quot;)">
            <text:p/>
          </table:table-cell>
          <table:table-cell office:value-type="string" calcext:value-type="string">
            <text:p>6, 1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695" calcext:value-type="float">
            <text:p>14695</text:p>
          </table:table-cell>
          <table:table-cell table:formula="of:=[.B136]/[.A136]" office:value-type="float" office:value="111.325757575758" calcext:value-type="float">
            <text:p>111.325757575758</text:p>
          </table:table-cell>
          <table:table-cell table:formula="of:=FLOOR([.A136] / [.$D$2]) * [.$B$2]* [.$D$2] + MOD([.A136]; [.$D$2]) * [.$C$10] + MOD([.A136] - FLOOR([.A136] / [.$D$2]); 3) * 10/6" office:value-type="float" office:value="14695" calcext:value-type="float">
            <text:p>14695</text:p>
          </table:table-cell>
          <table:table-cell table:style-name="ce2" table:formula="of:=[.D136]-[.B136]" office:value-type="float" office:value="0" calcext:value-type="float">
            <text:p>0</text:p>
          </table:table-cell>
          <table:table-cell/>
          <table:table-cell table:style-name="ce3" table:formula="of:=IF([.F136] &lt;&gt; 0; [.F136]-[.B136]; &quot;&quot;)">
            <text:p/>
          </table:table-cell>
          <table:table-cell office:value-type="string" calcext:value-type="string">
            <text:p>4, 25, 25, 25, 25, 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810" calcext:value-type="float">
            <text:p>14810</text:p>
          </table:table-cell>
          <table:table-cell table:formula="of:=[.B137]/[.A137]" office:value-type="float" office:value="111.353383458647" calcext:value-type="float">
            <text:p>111.353383458647</text:p>
          </table:table-cell>
          <table:table-cell table:formula="of:=FLOOR([.A137] / [.$D$2]) * [.$B$2]* [.$D$2] + MOD([.A137]; [.$D$2]) * [.$C$10] + MOD([.A137] - FLOOR([.A137] / [.$D$2]); 3) * 10/6" office:value-type="float" office:value="14810" calcext:value-type="float">
            <text:p>14810</text:p>
          </table:table-cell>
          <table:table-cell table:style-name="ce2" table:formula="of:=[.D137]-[.B137]" office:value-type="float" office:value="0" calcext:value-type="float">
            <text:p>0</text:p>
          </table:table-cell>
          <table:table-cell/>
          <table:table-cell table:style-name="ce3" table:formula="of:=IF([.F137] &lt;&gt; 0; [.F137]-[.B137]; &quot;&quot;)">
            <text:p/>
          </table:table-cell>
          <table:table-cell office:value-type="string" calcext:value-type="string">
            <text:p>4, 4, 1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920" calcext:value-type="float">
            <text:p>14920</text:p>
          </table:table-cell>
          <table:table-cell table:formula="of:=[.B138]/[.A138]" office:value-type="float" office:value="111.34328358209" calcext:value-type="float">
            <text:p>111.34328358209</text:p>
          </table:table-cell>
          <table:table-cell table:formula="of:=FLOOR([.A138] / [.$D$2]) * [.$B$2]* [.$D$2] + MOD([.A138]; [.$D$2]) * [.$C$10] + MOD([.A138] - FLOOR([.A138] / [.$D$2]); 3) * 10/6" office:value-type="float" office:value="14920" calcext:value-type="float">
            <text:p>14920</text:p>
          </table:table-cell>
          <table:table-cell table:style-name="ce2" table:formula="of:=[.D138]-[.B138]" office:value-type="float" office:value="0" calcext:value-type="float">
            <text:p>0</text:p>
          </table:table-cell>
          <table:table-cell/>
          <table:table-cell table:style-name="ce3" table:formula="of:=IF([.F138] &lt;&gt; 0; [.F138]-[.B138]; &quot;&quot;)">
            <text:p/>
          </table:table-cell>
          <table:table-cell office:value-type="string" calcext:value-type="string">
            <text:p>6, 25, 25, 25, 25, 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35" calcext:value-type="float">
            <text:p>15035</text:p>
          </table:table-cell>
          <table:table-cell table:formula="of:=[.B139]/[.A139]" office:value-type="float" office:value="111.37037037037" calcext:value-type="float">
            <text:p>111.37037037037</text:p>
          </table:table-cell>
          <table:table-cell table:formula="of:=FLOOR([.A139] / [.$D$2]) * [.$B$2]* [.$D$2] + MOD([.A139]; [.$D$2]) * [.$C$10] + MOD([.A139] - FLOOR([.A139] / [.$D$2]); 3) * 10/6" office:value-type="float" office:value="15035" calcext:value-type="float">
            <text:p>15035</text:p>
          </table:table-cell>
          <table:table-cell table:style-name="ce2" table:formula="of:=[.D139]-[.B139]" office:value-type="float" office:value="0" calcext:value-type="float">
            <text:p>0</text:p>
          </table:table-cell>
          <table:table-cell/>
          <table:table-cell table:style-name="ce3" table:formula="of:=IF([.F139] &lt;&gt; 0; [.F139]-[.B139]; &quot;&quot;)">
            <text:p/>
          </table:table-cell>
          <table:table-cell office:value-type="string" calcext:value-type="string">
            <text:p>4, 6, 1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150" calcext:value-type="float">
            <text:p>15150</text:p>
          </table:table-cell>
          <table:table-cell table:formula="of:=[.B140]/[.A140]" office:value-type="float" office:value="111.397058823529" calcext:value-type="float">
            <text:p>111.397058823529</text:p>
          </table:table-cell>
          <table:table-cell table:formula="of:=FLOOR([.A140] / [.$D$2]) * [.$B$2]* [.$D$2] + MOD([.A140]; [.$D$2]) * [.$C$10] + MOD([.A140] - FLOOR([.A140] / [.$D$2]); 3) * 10/6" office:value-type="float" office:value="15150" calcext:value-type="float">
            <text:p>15150</text:p>
          </table:table-cell>
          <table:table-cell table:style-name="ce2" table:formula="of:=[.D140]-[.B140]" office:value-type="float" office:value="0" calcext:value-type="float">
            <text:p>0</text:p>
          </table:table-cell>
          <table:table-cell/>
          <table:table-cell table:style-name="ce3" table:formula="of:=IF([.F140] &lt;&gt; 0; [.F140]-[.B140]; &quot;&quot;)">
            <text:p/>
          </table:table-cell>
          <table:table-cell office:value-type="string" calcext:value-type="string">
            <text:p>4, 4, 25, 25, 25, 25, 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260" calcext:value-type="float">
            <text:p>15260</text:p>
          </table:table-cell>
          <table:table-cell table:formula="of:=[.B141]/[.A141]" office:value-type="float" office:value="111.386861313869" calcext:value-type="float">
            <text:p>111.386861313869</text:p>
          </table:table-cell>
          <table:table-cell table:formula="of:=FLOOR([.A141] / [.$D$2]) * [.$B$2]* [.$D$2] + MOD([.A141]; [.$D$2]) * [.$C$10] + MOD([.A141] - FLOOR([.A141] / [.$D$2]); 3) * 10/6" office:value-type="float" office:value="15260" calcext:value-type="float">
            <text:p>15260</text:p>
          </table:table-cell>
          <table:table-cell table:style-name="ce2" table:formula="of:=[.D141]-[.B141]" office:value-type="float" office:value="0" calcext:value-type="float">
            <text:p>0</text:p>
          </table:table-cell>
          <table:table-cell/>
          <table:table-cell table:style-name="ce3" table:formula="of:=IF([.F141] &lt;&gt; 0; [.F141]-[.B141]; &quot;&quot;)">
            <text:p/>
          </table:table-cell>
          <table:table-cell office:value-type="string" calcext:value-type="string">
            <text:p>6, 6, 1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375" calcext:value-type="float">
            <text:p>15375</text:p>
          </table:table-cell>
          <table:table-cell table:formula="of:=[.B142]/[.A142]" office:value-type="float" office:value="111.413043478261" calcext:value-type="float">
            <text:p>111.413043478261</text:p>
          </table:table-cell>
          <table:table-cell table:formula="of:=FLOOR([.A142] / [.$D$2]) * [.$B$2]* [.$D$2] + MOD([.A142]; [.$D$2]) * [.$C$10] + MOD([.A142] - FLOOR([.A142] / [.$D$2]); 3) * 10/6" office:value-type="float" office:value="15375" calcext:value-type="float">
            <text:p>15375</text:p>
          </table:table-cell>
          <table:table-cell table:style-name="ce2" table:formula="of:=[.D142]-[.B142]" office:value-type="float" office:value="0" calcext:value-type="float">
            <text:p>0</text:p>
          </table:table-cell>
          <table:table-cell/>
          <table:table-cell table:style-name="ce3" table:formula="of:=IF([.F142] &lt;&gt; 0; [.F142]-[.B142]; &quot;&quot;)">
            <text:p/>
          </table:table-cell>
          <table:table-cell office:value-type="string" calcext:value-type="string">
            <text:p>4, 6, 25, 25, 25, 25, 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490" calcext:value-type="float">
            <text:p>15490</text:p>
          </table:table-cell>
          <table:table-cell table:formula="of:=[.B143]/[.A143]" office:value-type="float" office:value="111.438848920863" calcext:value-type="float">
            <text:p>111.438848920863</text:p>
          </table:table-cell>
          <table:table-cell table:formula="of:=FLOOR([.A143] / [.$D$2]) * [.$B$2]* [.$D$2] + MOD([.A143]; [.$D$2]) * [.$C$10] + MOD([.A143] - FLOOR([.A143] / [.$D$2]); 3) * 10/6" office:value-type="float" office:value="15490" calcext:value-type="float">
            <text:p>15490</text:p>
          </table:table-cell>
          <table:table-cell table:style-name="ce2" table:formula="of:=[.D143]-[.B143]" office:value-type="float" office:value="0" calcext:value-type="float">
            <text:p>0</text:p>
          </table:table-cell>
          <table:table-cell/>
          <table:table-cell table:style-name="ce3" table:formula="of:=IF([.F143] &lt;&gt; 0; [.F143]-[.B143]; &quot;&quot;)">
            <text:p/>
          </table:table-cell>
          <table:table-cell office:value-type="string" calcext:value-type="string">
            <text:p>4, 4, 6, 1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600" calcext:value-type="float">
            <text:p>15600</text:p>
          </table:table-cell>
          <table:table-cell table:formula="of:=[.B144]/[.A144]" office:value-type="float" office:value="111.428571428571" calcext:value-type="float">
            <text:p>111.428571428571</text:p>
          </table:table-cell>
          <table:table-cell table:formula="of:=FLOOR([.A144] / [.$D$2]) * [.$B$2]* [.$D$2] + MOD([.A144]; [.$D$2]) * [.$C$10] + MOD([.A144] - FLOOR([.A144] / [.$D$2]); 3) * 10/6" office:value-type="float" office:value="15600" calcext:value-type="float">
            <text:p>15600</text:p>
          </table:table-cell>
          <table:table-cell table:style-name="ce2" table:formula="of:=[.D144]-[.B144]" office:value-type="float" office:value="0" calcext:value-type="float">
            <text:p>0</text:p>
          </table:table-cell>
          <table:table-cell/>
          <table:table-cell table:style-name="ce3" table:formula="of:=IF([.F144] &lt;&gt; 0; [.F144]-[.B144]; &quot;&quot;)">
            <text:p/>
          </table:table-cell>
          <table:table-cell office:value-type="string" calcext:value-type="string">
            <text:p>6, 6, 25, 25, 25, 25, 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715" calcext:value-type="float">
            <text:p>15715</text:p>
          </table:table-cell>
          <table:table-cell table:formula="of:=[.B145]/[.A145]" office:value-type="float" office:value="111.45390070922" calcext:value-type="float">
            <text:p>111.45390070922</text:p>
          </table:table-cell>
          <table:table-cell table:formula="of:=FLOOR([.A145] / [.$D$2]) * [.$B$2]* [.$D$2] + MOD([.A145]; [.$D$2]) * [.$C$10] + MOD([.A145] - FLOOR([.A145] / [.$D$2]); 3) * 10/6" office:value-type="float" office:value="15715" calcext:value-type="float">
            <text:p>15715</text:p>
          </table:table-cell>
          <table:table-cell table:style-name="ce2" table:formula="of:=[.D145]-[.B145]" office:value-type="float" office:value="0" calcext:value-type="float">
            <text:p>0</text:p>
          </table:table-cell>
          <table:table-cell/>
          <table:table-cell table:style-name="ce3" table:formula="of:=IF([.F145] &lt;&gt; 0; [.F145]-[.B145]; &quot;&quot;)">
            <text:p/>
          </table:table-cell>
          <table:table-cell office:value-type="string" calcext:value-type="string">
            <text:p>4, 6, 6, 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30" calcext:value-type="float">
            <text:p>15830</text:p>
          </table:table-cell>
          <table:table-cell table:formula="of:=[.B146]/[.A146]" office:value-type="float" office:value="111.478873239437" calcext:value-type="float">
            <text:p>111.478873239437</text:p>
          </table:table-cell>
          <table:table-cell table:formula="of:=FLOOR([.A146] / [.$D$2]) * [.$B$2]* [.$D$2] + MOD([.A146]; [.$D$2]) * [.$C$10] + MOD([.A146] - FLOOR([.A146] / [.$D$2]); 3) * 10/6" office:value-type="float" office:value="15830" calcext:value-type="float">
            <text:p>15830</text:p>
          </table:table-cell>
          <table:table-cell table:style-name="ce2" table:formula="of:=[.D146]-[.B146]" office:value-type="float" office:value="0" calcext:value-type="float">
            <text:p>0</text:p>
          </table:table-cell>
          <table:table-cell/>
          <table:table-cell table:style-name="ce3" table:formula="of:=IF([.F146] &lt;&gt; 0; [.F146]-[.B146]; &quot;&quot;)">
            <text:p/>
          </table:table-cell>
          <table:table-cell office:value-type="string" calcext:value-type="string">
            <text:p>4, 4, 6, 25, 25, 25, 25, 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940" calcext:value-type="float">
            <text:p>15940</text:p>
          </table:table-cell>
          <table:table-cell table:formula="of:=[.B147]/[.A147]" office:value-type="float" office:value="111.468531468531" calcext:value-type="float">
            <text:p>111.468531468531</text:p>
          </table:table-cell>
          <table:table-cell table:formula="of:=FLOOR([.A147] / [.$D$2]) * [.$B$2]* [.$D$2] + MOD([.A147]; [.$D$2]) * [.$C$10] + MOD([.A147] - FLOOR([.A147] / [.$D$2]); 3) * 10/6" office:value-type="float" office:value="15940" calcext:value-type="float">
            <text:p>15940</text:p>
          </table:table-cell>
          <table:table-cell table:style-name="ce2" table:formula="of:=[.D147]-[.B147]" office:value-type="float" office:value="0" calcext:value-type="float">
            <text:p>0</text:p>
          </table:table-cell>
          <table:table-cell/>
          <table:table-cell table:style-name="ce3" table:formula="of:=IF([.F147] &lt;&gt; 0; [.F147]-[.B147]; &quot;&quot;)">
            <text:p/>
          </table:table-cell>
          <table:table-cell office:value-type="string" calcext:value-type="string">
            <text:p>6, 6, 6, 1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055" calcext:value-type="float">
            <text:p>16055</text:p>
          </table:table-cell>
          <table:table-cell table:formula="of:=[.B148]/[.A148]" office:value-type="float" office:value="111.493055555556" calcext:value-type="float">
            <text:p>111.493055555556</text:p>
          </table:table-cell>
          <table:table-cell table:formula="of:=FLOOR([.A148] / [.$D$2]) * [.$B$2]* [.$D$2] + MOD([.A148]; [.$D$2]) * [.$C$10] + MOD([.A148] - FLOOR([.A148] / [.$D$2]); 3) * 10/6" office:value-type="float" office:value="16055" calcext:value-type="float">
            <text:p>16055</text:p>
          </table:table-cell>
          <table:table-cell table:style-name="ce2" table:formula="of:=[.D148]-[.B148]" office:value-type="float" office:value="0" calcext:value-type="float">
            <text:p>0</text:p>
          </table:table-cell>
          <table:table-cell/>
          <table:table-cell table:style-name="ce3" table:formula="of:=IF([.F148] &lt;&gt; 0; [.F148]-[.B148]; &quot;&quot;)">
            <text:p/>
          </table:table-cell>
          <table:table-cell office:value-type="string" calcext:value-type="string">
            <text:p>4, 6, 6, 25, 25, 25, 25, 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170" calcext:value-type="float">
            <text:p>16170</text:p>
          </table:table-cell>
          <table:table-cell table:formula="of:=[.B149]/[.A149]" office:value-type="float" office:value="111.51724137931" calcext:value-type="float">
            <text:p>111.51724137931</text:p>
          </table:table-cell>
          <table:table-cell table:formula="of:=FLOOR([.A149] / [.$D$2]) * [.$B$2]* [.$D$2] + MOD([.A149]; [.$D$2]) * [.$C$10] + MOD([.A149] - FLOOR([.A149] / [.$D$2]); 3) * 10/6" office:value-type="float" office:value="16170" calcext:value-type="float">
            <text:p>16170</text:p>
          </table:table-cell>
          <table:table-cell table:style-name="ce2" table:formula="of:=[.D149]-[.B149]" office:value-type="float" office:value="0" calcext:value-type="float">
            <text:p>0</text:p>
          </table:table-cell>
          <table:table-cell/>
          <table:table-cell table:style-name="ce3" table:formula="of:=IF([.F149] &lt;&gt; 0; [.F149]-[.B149]; &quot;&quot;)">
            <text:p/>
          </table:table-cell>
          <table:table-cell office:value-type="string" calcext:value-type="string">
            <text:p>4, 4, 6, 6, 1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280" calcext:value-type="float">
            <text:p>16280</text:p>
          </table:table-cell>
          <table:table-cell table:formula="of:=[.B150]/[.A150]" office:value-type="float" office:value="111.506849315069" calcext:value-type="float">
            <text:p>111.506849315069</text:p>
          </table:table-cell>
          <table:table-cell table:formula="of:=FLOOR([.A150] / [.$D$2]) * [.$B$2]* [.$D$2] + MOD([.A150]; [.$D$2]) * [.$C$10] + MOD([.A150] - FLOOR([.A150] / [.$D$2]); 3) * 10/6" office:value-type="float" office:value="16280" calcext:value-type="float">
            <text:p>16280</text:p>
          </table:table-cell>
          <table:table-cell table:style-name="ce2" table:formula="of:=[.D150]-[.B150]" office:value-type="float" office:value="0" calcext:value-type="float">
            <text:p>0</text:p>
          </table:table-cell>
          <table:table-cell/>
          <table:table-cell table:style-name="ce3" table:formula="of:=IF([.F150] &lt;&gt; 0; [.F150]-[.B150]; &quot;&quot;)">
            <text:p/>
          </table:table-cell>
          <table:table-cell office:value-type="string" calcext:value-type="string">
            <text:p>6, 6, 6, 25, 25, 25, 25, 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395" calcext:value-type="float">
            <text:p>16395</text:p>
          </table:table-cell>
          <table:table-cell table:formula="of:=[.B151]/[.A151]" office:value-type="float" office:value="111.530612244898" calcext:value-type="float">
            <text:p>111.530612244898</text:p>
          </table:table-cell>
          <table:table-cell table:formula="of:=FLOOR([.A151] / [.$D$2]) * [.$B$2]* [.$D$2] + MOD([.A151]; [.$D$2]) * [.$C$10] + MOD([.A151] - FLOOR([.A151] / [.$D$2]); 3) * 10/6" office:value-type="float" office:value="16395" calcext:value-type="float">
            <text:p>16395</text:p>
          </table:table-cell>
          <table:table-cell table:style-name="ce2" table:formula="of:=[.D151]-[.B151]" office:value-type="float" office:value="0" calcext:value-type="float">
            <text:p>0</text:p>
          </table:table-cell>
          <table:table-cell/>
          <table:table-cell table:style-name="ce3" table:formula="of:=IF([.F151] &lt;&gt; 0; [.F151]-[.B151]; &quot;&quot;)">
            <text:p/>
          </table:table-cell>
          <table:table-cell office:value-type="string" calcext:value-type="string">
            <text:p>4, 6, 6, 6, 1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510" calcext:value-type="float">
            <text:p>16510</text:p>
          </table:table-cell>
          <table:table-cell table:formula="of:=[.B152]/[.A152]" office:value-type="float" office:value="111.554054054054" calcext:value-type="float">
            <text:p>111.554054054054</text:p>
          </table:table-cell>
          <table:table-cell table:formula="of:=FLOOR([.A152] / [.$D$2]) * [.$B$2]* [.$D$2] + MOD([.A152]; [.$D$2]) * [.$C$10] + MOD([.A152] - FLOOR([.A152] / [.$D$2]); 3) * 10/6" office:value-type="float" office:value="16510" calcext:value-type="float">
            <text:p>16510</text:p>
          </table:table-cell>
          <table:table-cell table:style-name="ce2" table:formula="of:=[.D152]-[.B152]" office:value-type="float" office:value="0" calcext:value-type="float">
            <text:p>0</text:p>
          </table:table-cell>
          <table:table-cell/>
          <table:table-cell table:style-name="ce3" table:formula="of:=IF([.F152] &lt;&gt; 0; [.F152]-[.B152]; &quot;&quot;)">
            <text:p/>
          </table:table-cell>
          <table:table-cell office:value-type="string" calcext:value-type="string">
            <text:p>4, 4, 6, 6, 25, 25, 25, 25, 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620" calcext:value-type="float">
            <text:p>16620</text:p>
          </table:table-cell>
          <table:table-cell table:formula="of:=[.B153]/[.A153]" office:value-type="float" office:value="111.543624161074" calcext:value-type="float">
            <text:p>111.543624161074</text:p>
          </table:table-cell>
          <table:table-cell table:formula="of:=FLOOR([.A153] / [.$D$2]) * [.$B$2]* [.$D$2] + MOD([.A153]; [.$D$2]) * [.$C$10] + MOD([.A153] - FLOOR([.A153] / [.$D$2]); 3) * 10/6" office:value-type="float" office:value="16620" calcext:value-type="float">
            <text:p>16620</text:p>
          </table:table-cell>
          <table:table-cell table:style-name="ce2" table:formula="of:=[.D153]-[.B153]" office:value-type="float" office:value="0" calcext:value-type="float">
            <text:p>0</text:p>
          </table:table-cell>
          <table:table-cell/>
          <table:table-cell table:style-name="ce3" table:formula="of:=IF([.F153] &lt;&gt; 0; [.F153]-[.B153]; &quot;&quot;)">
            <text:p/>
          </table:table-cell>
          <table:table-cell office:value-type="string" calcext:value-type="string">
            <text:p>6, 6, 6, 6, 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680" calcext:value-type="float">
            <text:p>16680</text:p>
          </table:table-cell>
          <table:table-cell table:formula="of:=[.B154]/[.A154]" office:value-type="float" office:value="111.2" calcext:value-type="float">
            <text:p>111.2</text:p>
          </table:table-cell>
          <table:table-cell table:formula="of:=FLOOR([.A154] / [.$D$2]) * [.$B$2]* [.$D$2] + MOD([.A154]; [.$D$2]) * [.$C$10] + MOD([.A154] - FLOOR([.A154] / [.$D$2]); 3) * 10/6" office:value-type="float" office:value="16680" calcext:value-type="float">
            <text:p>16680</text:p>
          </table:table-cell>
          <table:table-cell table:style-name="ce2" table:formula="of:=[.D154]-[.B154]" office:value-type="float" office:value="0" calcext:value-type="float">
            <text:p>0</text:p>
          </table:table-cell>
          <table:table-cell office:value-type="float" office:value="16685" calcext:value-type="float">
            <text:p>16685</text:p>
          </table:table-cell>
          <table:table-cell table:style-name="ce3" table:formula="of:=IF([.F154] &lt;&gt; 0; [.F154]-[.B154]; &quot;&quot;)" office:value-type="float" office:value="5" calcext:value-type="float">
            <text:p>5</text:p>
          </table:table-cell>
          <table:table-cell office:value-type="string" calcext:value-type="string">
            <text:p>25, 1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795" calcext:value-type="float">
            <text:p>16795</text:p>
          </table:table-cell>
          <table:table-cell table:formula="of:=[.B155]/[.A155]" office:value-type="float" office:value="111.225165562914" calcext:value-type="float">
            <text:p>111.225165562914</text:p>
          </table:table-cell>
          <table:table-cell table:formula="of:=FLOOR([.A155] / [.$D$2]) * [.$B$2]* [.$D$2] + MOD([.A155]; [.$D$2]) * [.$C$10] + MOD([.A155] - FLOOR([.A155] / [.$D$2]); 3) * 10/6" office:value-type="float" office:value="16795" calcext:value-type="float">
            <text:p>16795</text:p>
          </table:table-cell>
          <table:table-cell table:style-name="ce2" table:formula="of:=[.D155]-[.B155]" office:value-type="float" office:value="0" calcext:value-type="float">
            <text:p>0</text:p>
          </table:table-cell>
          <table:table-cell/>
          <table:table-cell table:style-name="ce3" table:formula="of:=IF([.F155] &lt;&gt; 0; [.F155]-[.B155]; &quot;&quot;)">
            <text:p/>
          </table:table-cell>
          <table:table-cell office:value-type="string" calcext:value-type="string">
            <text:p>25, 25, 25, 25, 25, 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910" calcext:value-type="float">
            <text:p>16910</text:p>
          </table:table-cell>
          <table:table-cell table:formula="of:=[.B156]/[.A156]" office:value-type="float" office:value="111.25" calcext:value-type="float">
            <text:p>111.25</text:p>
          </table:table-cell>
          <table:table-cell table:formula="of:=FLOOR([.A156] / [.$D$2]) * [.$B$2]* [.$D$2] + MOD([.A156]; [.$D$2]) * [.$C$10] + MOD([.A156] - FLOOR([.A156] / [.$D$2]); 3) * 10/6" office:value-type="float" office:value="16910" calcext:value-type="float">
            <text:p>16910</text:p>
          </table:table-cell>
          <table:table-cell table:style-name="ce2" table:formula="of:=[.D156]-[.B156]" office:value-type="float" office:value="0" calcext:value-type="float">
            <text:p>0</text:p>
          </table:table-cell>
          <table:table-cell/>
          <table:table-cell table:style-name="ce3" table:formula="of:=IF([.F156] &lt;&gt; 0; [.F156]-[.B156]; &quot;&quot;)">
            <text:p/>
          </table:table-cell>
          <table:table-cell office:value-type="string" calcext:value-type="string">
            <text:p>25, 25, 25, 25, 25, 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020" calcext:value-type="float">
            <text:p>17020</text:p>
          </table:table-cell>
          <table:table-cell table:formula="of:=[.B157]/[.A157]" office:value-type="float" office:value="111.241830065359" calcext:value-type="float">
            <text:p>111.241830065359</text:p>
          </table:table-cell>
          <table:table-cell table:formula="of:=FLOOR([.A157] / [.$D$2]) * [.$B$2]* [.$D$2] + MOD([.A157]; [.$D$2]) * [.$C$10] + MOD([.A157] - FLOOR([.A157] / [.$D$2]); 3) * 10/6" office:value-type="float" office:value="17020" calcext:value-type="float">
            <text:p>17020</text:p>
          </table:table-cell>
          <table:table-cell table:style-name="ce2" table:formula="of:=[.D157]-[.B157]" office:value-type="float" office:value="0" calcext:value-type="float">
            <text:p>0</text:p>
          </table:table-cell>
          <table:table-cell/>
          <table:table-cell table:style-name="ce3" table:formula="of:=IF([.F157] &lt;&gt; 0; [.F157]-[.B157]; &quot;&quot;)">
            <text:p/>
          </table:table-cell>
          <table:table-cell office:value-type="string" calcext:value-type="string">
            <text:p>25, 25, 25, 25, 25, 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135" calcext:value-type="float">
            <text:p>17135</text:p>
          </table:table-cell>
          <table:table-cell table:formula="of:=[.B158]/[.A158]" office:value-type="float" office:value="111.266233766234" calcext:value-type="float">
            <text:p>111.266233766234</text:p>
          </table:table-cell>
          <table:table-cell table:formula="of:=FLOOR([.A158] / [.$D$2]) * [.$B$2]* [.$D$2] + MOD([.A158]; [.$D$2]) * [.$C$10] + MOD([.A158] - FLOOR([.A158] / [.$D$2]); 3) * 10/6" office:value-type="float" office:value="17135" calcext:value-type="float">
            <text:p>17135</text:p>
          </table:table-cell>
          <table:table-cell table:style-name="ce2" table:formula="of:=[.D158]-[.B158]" office:value-type="float" office:value="0" calcext:value-type="float">
            <text:p>0</text:p>
          </table:table-cell>
          <table:table-cell/>
          <table:table-cell table:style-name="ce3" table:formula="of:=IF([.F158] &lt;&gt; 0; [.F158]-[.B158]; &quot;&quot;)">
            <text:p/>
          </table:table-cell>
          <table:table-cell office:value-type="string" calcext:value-type="string">
            <text:p>4, 25, 1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250" calcext:value-type="float">
            <text:p>17250</text:p>
          </table:table-cell>
          <table:table-cell table:formula="of:=[.B159]/[.A159]" office:value-type="float" office:value="111.290322580645" calcext:value-type="float">
            <text:p>111.290322580645</text:p>
          </table:table-cell>
          <table:table-cell table:formula="of:=FLOOR([.A159] / [.$D$2]) * [.$B$2]* [.$D$2] + MOD([.A159]; [.$D$2]) * [.$C$10] + MOD([.A159] - FLOOR([.A159] / [.$D$2]); 3) * 10/6" office:value-type="float" office:value="17250" calcext:value-type="float">
            <text:p>17250</text:p>
          </table:table-cell>
          <table:table-cell table:style-name="ce2" table:formula="of:=[.D159]-[.B159]" office:value-type="float" office:value="0" calcext:value-type="float">
            <text:p>0</text:p>
          </table:table-cell>
          <table:table-cell/>
          <table:table-cell table:style-name="ce3" table:formula="of:=IF([.F159] &lt;&gt; 0; [.F159]-[.B159]; &quot;&quot;)">
            <text:p/>
          </table:table-cell>
          <table:table-cell office:value-type="string" calcext:value-type="string">
            <text:p>4, 25, 25, 25, 25, 25, 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360" calcext:value-type="float">
            <text:p>17360</text:p>
          </table:table-cell>
          <table:table-cell table:formula="of:=[.B160]/[.A160]" office:value-type="float" office:value="111.282051282051" calcext:value-type="float">
            <text:p>111.282051282051</text:p>
          </table:table-cell>
          <table:table-cell table:formula="of:=FLOOR([.A160] / [.$D$2]) * [.$B$2]* [.$D$2] + MOD([.A160]; [.$D$2]) * [.$C$10] + MOD([.A160] - FLOOR([.A160] / [.$D$2]); 3) * 10/6" office:value-type="float" office:value="17360" calcext:value-type="float">
            <text:p>17360</text:p>
          </table:table-cell>
          <table:table-cell table:style-name="ce2" table:formula="of:=[.D160]-[.B160]" office:value-type="float" office:value="0" calcext:value-type="float">
            <text:p>0</text:p>
          </table:table-cell>
          <table:table-cell/>
          <table:table-cell table:style-name="ce3" table:formula="of:=IF([.F160] &lt;&gt; 0; [.F160]-[.B160]; &quot;&quot;)">
            <text:p/>
          </table:table-cell>
          <table:table-cell office:value-type="string" calcext:value-type="string">
            <text:p>6, 25, 1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475" calcext:value-type="float">
            <text:p>17475</text:p>
          </table:table-cell>
          <table:table-cell table:formula="of:=[.B161]/[.A161]" office:value-type="float" office:value="111.305732484076" calcext:value-type="float">
            <text:p>111.305732484076</text:p>
          </table:table-cell>
          <table:table-cell table:formula="of:=FLOOR([.A161] / [.$D$2]) * [.$B$2]* [.$D$2] + MOD([.A161]; [.$D$2]) * [.$C$10] + MOD([.A161] - FLOOR([.A161] / [.$D$2]); 3) * 10/6" office:value-type="float" office:value="17475" calcext:value-type="float">
            <text:p>17475</text:p>
          </table:table-cell>
          <table:table-cell table:style-name="ce2" table:formula="of:=[.D161]-[.B161]" office:value-type="float" office:value="0" calcext:value-type="float">
            <text:p>0</text:p>
          </table:table-cell>
          <table:table-cell/>
          <table:table-cell table:style-name="ce3" table:formula="of:=IF([.F161] &lt;&gt; 0; [.F161]-[.B161]; &quot;&quot;)">
            <text:p/>
          </table:table-cell>
          <table:table-cell office:value-type="string" calcext:value-type="string">
            <text:p>4, 25, 25, 25, 25, 25, 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590" calcext:value-type="float">
            <text:p>17590</text:p>
          </table:table-cell>
          <table:table-cell table:formula="of:=[.B162]/[.A162]" office:value-type="float" office:value="111.329113924051" calcext:value-type="float">
            <text:p>111.329113924051</text:p>
          </table:table-cell>
          <table:table-cell table:formula="of:=FLOOR([.A162] / [.$D$2]) * [.$B$2]* [.$D$2] + MOD([.A162]; [.$D$2]) * [.$C$10] + MOD([.A162] - FLOOR([.A162] / [.$D$2]); 3) * 10/6" office:value-type="float" office:value="17590" calcext:value-type="float">
            <text:p>17590</text:p>
          </table:table-cell>
          <table:table-cell table:style-name="ce2" table:formula="of:=[.D162]-[.B162]" office:value-type="float" office:value="0" calcext:value-type="float">
            <text:p>0</text:p>
          </table:table-cell>
          <table:table-cell/>
          <table:table-cell table:style-name="ce3" table:formula="of:=IF([.F162] &lt;&gt; 0; [.F162]-[.B162]; &quot;&quot;)">
            <text:p/>
          </table:table-cell>
          <table:table-cell office:value-type="string" calcext:value-type="string">
            <text:p>4, 4, 25, 1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700" calcext:value-type="float">
            <text:p>17700</text:p>
          </table:table-cell>
          <table:table-cell table:formula="of:=[.B163]/[.A163]" office:value-type="float" office:value="111.320754716981" calcext:value-type="float">
            <text:p>111.320754716981</text:p>
          </table:table-cell>
          <table:table-cell table:formula="of:=FLOOR([.A163] / [.$D$2]) * [.$B$2]* [.$D$2] + MOD([.A163]; [.$D$2]) * [.$C$10] + MOD([.A163] - FLOOR([.A163] / [.$D$2]); 3) * 10/6" office:value-type="float" office:value="17700" calcext:value-type="float">
            <text:p>17700</text:p>
          </table:table-cell>
          <table:table-cell table:style-name="ce2" table:formula="of:=[.D163]-[.B163]" office:value-type="float" office:value="0" calcext:value-type="float">
            <text:p>0</text:p>
          </table:table-cell>
          <table:table-cell/>
          <table:table-cell table:style-name="ce3" table:formula="of:=IF([.F163] &lt;&gt; 0; [.F163]-[.B163]; &quot;&quot;)">
            <text:p/>
          </table:table-cell>
          <table:table-cell office:value-type="string" calcext:value-type="string">
            <text:p>6, 25, 25, 25, 25, 25, 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815" calcext:value-type="float">
            <text:p>17815</text:p>
          </table:table-cell>
          <table:table-cell table:formula="of:=[.B164]/[.A164]" office:value-type="float" office:value="111.34375" calcext:value-type="float">
            <text:p>111.34375</text:p>
          </table:table-cell>
          <table:table-cell table:formula="of:=FLOOR([.A164] / [.$D$2]) * [.$B$2]* [.$D$2] + MOD([.A164]; [.$D$2]) * [.$C$10] + MOD([.A164] - FLOOR([.A164] / [.$D$2]); 3) * 10/6" office:value-type="float" office:value="17815" calcext:value-type="float">
            <text:p>17815</text:p>
          </table:table-cell>
          <table:table-cell table:style-name="ce2" table:formula="of:=[.D164]-[.B164]" office:value-type="float" office:value="0" calcext:value-type="float">
            <text:p>0</text:p>
          </table:table-cell>
          <table:table-cell/>
          <table:table-cell table:style-name="ce3" table:formula="of:=IF([.F164] &lt;&gt; 0; [.F164]-[.B164]; &quot;&quot;)">
            <text:p/>
          </table:table-cell>
          <table:table-cell office:value-type="string" calcext:value-type="string">
            <text:p>4, 6, 25, 1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930" calcext:value-type="float">
            <text:p>17930</text:p>
          </table:table-cell>
          <table:table-cell table:formula="of:=[.B165]/[.A165]" office:value-type="float" office:value="111.366459627329" calcext:value-type="float">
            <text:p>111.366459627329</text:p>
          </table:table-cell>
          <table:table-cell table:formula="of:=FLOOR([.A165] / [.$D$2]) * [.$B$2]* [.$D$2] + MOD([.A165]; [.$D$2]) * [.$C$10] + MOD([.A165] - FLOOR([.A165] / [.$D$2]); 3) * 10/6" office:value-type="float" office:value="17930" calcext:value-type="float">
            <text:p>17930</text:p>
          </table:table-cell>
          <table:table-cell table:style-name="ce2" table:formula="of:=[.D165]-[.B165]" office:value-type="float" office:value="0" calcext:value-type="float">
            <text:p>0</text:p>
          </table:table-cell>
          <table:table-cell/>
          <table:table-cell table:style-name="ce3" table:formula="of:=IF([.F165] &lt;&gt; 0; [.F165]-[.B165]; &quot;&quot;)">
            <text:p/>
          </table:table-cell>
          <table:table-cell office:value-type="string" calcext:value-type="string">
            <text:p>4, 4, 25, 25, 25, 25, 25, 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040" calcext:value-type="float">
            <text:p>18040</text:p>
          </table:table-cell>
          <table:table-cell table:formula="of:=[.B166]/[.A166]" office:value-type="float" office:value="111.358024691358" calcext:value-type="float">
            <text:p>111.358024691358</text:p>
          </table:table-cell>
          <table:table-cell table:formula="of:=FLOOR([.A166] / [.$D$2]) * [.$B$2]* [.$D$2] + MOD([.A166]; [.$D$2]) * [.$C$10] + MOD([.A166] - FLOOR([.A166] / [.$D$2]); 3) * 10/6" office:value-type="float" office:value="18040" calcext:value-type="float">
            <text:p>18040</text:p>
          </table:table-cell>
          <table:table-cell table:style-name="ce2" table:formula="of:=[.D166]-[.B166]" office:value-type="float" office:value="0" calcext:value-type="float">
            <text:p>0</text:p>
          </table:table-cell>
          <table:table-cell/>
          <table:table-cell table:style-name="ce3" table:formula="of:=IF([.F166] &lt;&gt; 0; [.F166]-[.B166]; &quot;&quot;)">
            <text:p/>
          </table:table-cell>
          <table:table-cell office:value-type="string" calcext:value-type="string">
            <text:p>6, 6, 25, 1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155" calcext:value-type="float">
            <text:p>18155</text:p>
          </table:table-cell>
          <table:table-cell table:formula="of:=[.B167]/[.A167]" office:value-type="float" office:value="111.38036809816" calcext:value-type="float">
            <text:p>111.38036809816</text:p>
          </table:table-cell>
          <table:table-cell table:formula="of:=FLOOR([.A167] / [.$D$2]) * [.$B$2]* [.$D$2] + MOD([.A167]; [.$D$2]) * [.$C$10] + MOD([.A167] - FLOOR([.A167] / [.$D$2]); 3) * 10/6" office:value-type="float" office:value="18155" calcext:value-type="float">
            <text:p>18155</text:p>
          </table:table-cell>
          <table:table-cell table:style-name="ce2" table:formula="of:=[.D167]-[.B167]" office:value-type="float" office:value="0" calcext:value-type="float">
            <text:p>0</text:p>
          </table:table-cell>
          <table:table-cell/>
          <table:table-cell table:style-name="ce3" table:formula="of:=IF([.F167] &lt;&gt; 0; [.F167]-[.B167]; &quot;&quot;)">
            <text:p/>
          </table:table-cell>
          <table:table-cell office:value-type="string" calcext:value-type="string">
            <text:p>4, 6, 25, 25, 25, 25, 25, 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270" calcext:value-type="float">
            <text:p>18270</text:p>
          </table:table-cell>
          <table:table-cell table:formula="of:=[.B168]/[.A168]" office:value-type="float" office:value="111.40243902439" calcext:value-type="float">
            <text:p>111.40243902439</text:p>
          </table:table-cell>
          <table:table-cell table:formula="of:=FLOOR([.A168] / [.$D$2]) * [.$B$2]* [.$D$2] + MOD([.A168]; [.$D$2]) * [.$C$10] + MOD([.A168] - FLOOR([.A168] / [.$D$2]); 3) * 10/6" office:value-type="float" office:value="18270" calcext:value-type="float">
            <text:p>18270</text:p>
          </table:table-cell>
          <table:table-cell table:style-name="ce2" table:formula="of:=[.D168]-[.B168]" office:value-type="float" office:value="0" calcext:value-type="float">
            <text:p>0</text:p>
          </table:table-cell>
          <table:table-cell/>
          <table:table-cell table:style-name="ce3" table:formula="of:=IF([.F168] &lt;&gt; 0; [.F168]-[.B168]; &quot;&quot;)">
            <text:p/>
          </table:table-cell>
          <table:table-cell office:value-type="string" calcext:value-type="string">
            <text:p>4, 4, 6, 25, 1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380" calcext:value-type="float">
            <text:p>18380</text:p>
          </table:table-cell>
          <table:table-cell table:formula="of:=[.B169]/[.A169]" office:value-type="float" office:value="111.393939393939" calcext:value-type="float">
            <text:p>111.393939393939</text:p>
          </table:table-cell>
          <table:table-cell table:formula="of:=FLOOR([.A169] / [.$D$2]) * [.$B$2]* [.$D$2] + MOD([.A169]; [.$D$2]) * [.$C$10] + MOD([.A169] - FLOOR([.A169] / [.$D$2]); 3) * 10/6" office:value-type="float" office:value="18380" calcext:value-type="float">
            <text:p>18380</text:p>
          </table:table-cell>
          <table:table-cell table:style-name="ce2" table:formula="of:=[.D169]-[.B169]" office:value-type="float" office:value="0" calcext:value-type="float">
            <text:p>0</text:p>
          </table:table-cell>
          <table:table-cell/>
          <table:table-cell table:style-name="ce3" table:formula="of:=IF([.F169] &lt;&gt; 0; [.F169]-[.B169]; &quot;&quot;)">
            <text:p/>
          </table:table-cell>
          <table:table-cell office:value-type="string" calcext:value-type="string">
            <text:p>6, 6, 25, 25, 25, 25, 25, 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495" calcext:value-type="float">
            <text:p>18495</text:p>
          </table:table-cell>
          <table:table-cell table:formula="of:=[.B170]/[.A170]" office:value-type="float" office:value="111.415662650602" calcext:value-type="float">
            <text:p>111.415662650602</text:p>
          </table:table-cell>
          <table:table-cell table:formula="of:=FLOOR([.A170] / [.$D$2]) * [.$B$2]* [.$D$2] + MOD([.A170]; [.$D$2]) * [.$C$10] + MOD([.A170] - FLOOR([.A170] / [.$D$2]); 3) * 10/6" office:value-type="float" office:value="18495" calcext:value-type="float">
            <text:p>18495</text:p>
          </table:table-cell>
          <table:table-cell table:style-name="ce2" table:formula="of:=[.D170]-[.B170]" office:value-type="float" office:value="0" calcext:value-type="float">
            <text:p>0</text:p>
          </table:table-cell>
          <table:table-cell/>
          <table:table-cell table:style-name="ce3" table:formula="of:=IF([.F170] &lt;&gt; 0; [.F170]-[.B170]; &quot;&quot;)">
            <text:p/>
          </table:table-cell>
          <table:table-cell office:value-type="string" calcext:value-type="string">
            <text:p>4, 6, 6, 25, 1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610" calcext:value-type="float">
            <text:p>18610</text:p>
          </table:table-cell>
          <table:table-cell table:formula="of:=[.B171]/[.A171]" office:value-type="float" office:value="111.437125748503" calcext:value-type="float">
            <text:p>111.437125748503</text:p>
          </table:table-cell>
          <table:table-cell table:formula="of:=FLOOR([.A171] / [.$D$2]) * [.$B$2]* [.$D$2] + MOD([.A171]; [.$D$2]) * [.$C$10] + MOD([.A171] - FLOOR([.A171] / [.$D$2]); 3) * 10/6" office:value-type="float" office:value="18610" calcext:value-type="float">
            <text:p>18610</text:p>
          </table:table-cell>
          <table:table-cell table:style-name="ce2" table:formula="of:=[.D171]-[.B171]" office:value-type="float" office:value="0" calcext:value-type="float">
            <text:p>0</text:p>
          </table:table-cell>
          <table:table-cell/>
          <table:table-cell table:style-name="ce3" table:formula="of:=IF([.F171] &lt;&gt; 0; [.F171]-[.B171]; &quot;&quot;)">
            <text:p/>
          </table:table-cell>
          <table:table-cell office:value-type="string" calcext:value-type="string">
            <text:p>4, 4, 6, 25, 25, 25, 25, 25, 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720" calcext:value-type="float">
            <text:p>18720</text:p>
          </table:table-cell>
          <table:table-cell table:formula="of:=[.B172]/[.A172]" office:value-type="float" office:value="111.428571428571" calcext:value-type="float">
            <text:p>111.428571428571</text:p>
          </table:table-cell>
          <table:table-cell table:formula="of:=FLOOR([.A172] / [.$D$2]) * [.$B$2]* [.$D$2] + MOD([.A172]; [.$D$2]) * [.$C$10] + MOD([.A172] - FLOOR([.A172] / [.$D$2]); 3) * 10/6" office:value-type="float" office:value="18720" calcext:value-type="float">
            <text:p>18720</text:p>
          </table:table-cell>
          <table:table-cell table:style-name="ce2" table:formula="of:=[.D172]-[.B172]" office:value-type="float" office:value="0" calcext:value-type="float">
            <text:p>0</text:p>
          </table:table-cell>
          <table:table-cell/>
          <table:table-cell table:style-name="ce3" table:formula="of:=IF([.F172] &lt;&gt; 0; [.F172]-[.B172]; &quot;&quot;)">
            <text:p/>
          </table:table-cell>
          <table:table-cell office:value-type="string" calcext:value-type="string">
            <text:p>6, 6, 6, 25, 1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835" calcext:value-type="float">
            <text:p>18835</text:p>
          </table:table-cell>
          <table:table-cell table:formula="of:=[.B173]/[.A173]" office:value-type="float" office:value="111.449704142012" calcext:value-type="float">
            <text:p>111.449704142012</text:p>
          </table:table-cell>
          <table:table-cell table:formula="of:=FLOOR([.A173] / [.$D$2]) * [.$B$2]* [.$D$2] + MOD([.A173]; [.$D$2]) * [.$C$10] + MOD([.A173] - FLOOR([.A173] / [.$D$2]); 3) * 10/6" office:value-type="float" office:value="18835" calcext:value-type="float">
            <text:p>18835</text:p>
          </table:table-cell>
          <table:table-cell table:style-name="ce2" table:formula="of:=[.D173]-[.B173]" office:value-type="float" office:value="0" calcext:value-type="float">
            <text:p>0</text:p>
          </table:table-cell>
          <table:table-cell/>
          <table:table-cell table:style-name="ce3" table:formula="of:=IF([.F173] &lt;&gt; 0; [.F173]-[.B173]; &quot;&quot;)">
            <text:p/>
          </table:table-cell>
          <table:table-cell office:value-type="string" calcext:value-type="string">
            <text:p>4, 6, 6, 25, 25, 25, 25, 25, 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950" calcext:value-type="float">
            <text:p>18950</text:p>
          </table:table-cell>
          <table:table-cell table:formula="of:=[.B174]/[.A174]" office:value-type="float" office:value="111.470588235294" calcext:value-type="float">
            <text:p>111.470588235294</text:p>
          </table:table-cell>
          <table:table-cell table:formula="of:=FLOOR([.A174] / [.$D$2]) * [.$B$2]* [.$D$2] + MOD([.A174]; [.$D$2]) * [.$C$10] + MOD([.A174] - FLOOR([.A174] / [.$D$2]); 3) * 10/6" office:value-type="float" office:value="18950" calcext:value-type="float">
            <text:p>18950</text:p>
          </table:table-cell>
          <table:table-cell table:style-name="ce2" table:formula="of:=[.D174]-[.B174]" office:value-type="float" office:value="0" calcext:value-type="float">
            <text:p>0</text:p>
          </table:table-cell>
          <table:table-cell/>
          <table:table-cell table:style-name="ce3" table:formula="of:=IF([.F174] &lt;&gt; 0; [.F174]-[.B174]; &quot;&quot;)">
            <text:p/>
          </table:table-cell>
          <table:table-cell office:value-type="string" calcext:value-type="string">
            <text:p>4, 4, 6, 6, 25, 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0" calcext:value-type="float">
            <text:p>19060</text:p>
          </table:table-cell>
          <table:table-cell table:formula="of:=[.B175]/[.A175]" office:value-type="float" office:value="111.461988304094" calcext:value-type="float">
            <text:p>111.461988304094</text:p>
          </table:table-cell>
          <table:table-cell table:formula="of:=FLOOR([.A175] / [.$D$2]) * [.$B$2]* [.$D$2] + MOD([.A175]; [.$D$2]) * [.$C$10] + MOD([.A175] - FLOOR([.A175] / [.$D$2]); 3) * 10/6" office:value-type="float" office:value="19060" calcext:value-type="float">
            <text:p>19060</text:p>
          </table:table-cell>
          <table:table-cell table:style-name="ce2" table:formula="of:=[.D175]-[.B175]" office:value-type="float" office:value="0" calcext:value-type="float">
            <text:p>0</text:p>
          </table:table-cell>
          <table:table-cell/>
          <table:table-cell table:style-name="ce3" table:formula="of:=IF([.F175] &lt;&gt; 0; [.F175]-[.B175]; &quot;&quot;)">
            <text:p/>
          </table:table-cell>
          <table:table-cell office:value-type="string" calcext:value-type="string">
            <text:p>6, 6, 6, 25, 25, 25, 25, 25, 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175" calcext:value-type="float">
            <text:p>19175</text:p>
          </table:table-cell>
          <table:table-cell table:formula="of:=[.B176]/[.A176]" office:value-type="float" office:value="111.482558139535" calcext:value-type="float">
            <text:p>111.482558139535</text:p>
          </table:table-cell>
          <table:table-cell table:formula="of:=FLOOR([.A176] / [.$D$2]) * [.$B$2]* [.$D$2] + MOD([.A176]; [.$D$2]) * [.$C$10] + MOD([.A176] - FLOOR([.A176] / [.$D$2]); 3) * 10/6" office:value-type="float" office:value="19175" calcext:value-type="float">
            <text:p>19175</text:p>
          </table:table-cell>
          <table:table-cell table:style-name="ce2" table:formula="of:=[.D176]-[.B176]" office:value-type="float" office:value="0" calcext:value-type="float">
            <text:p>0</text:p>
          </table:table-cell>
          <table:table-cell/>
          <table:table-cell table:style-name="ce3" table:formula="of:=IF([.F176] &lt;&gt; 0; [.F176]-[.B176]; &quot;&quot;)">
            <text:p/>
          </table:table-cell>
          <table:table-cell office:value-type="string" calcext:value-type="string">
            <text:p>4, 6, 6, 6, 25, 1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290" calcext:value-type="float">
            <text:p>19290</text:p>
          </table:table-cell>
          <table:table-cell table:formula="of:=[.B177]/[.A177]" office:value-type="float" office:value="111.50289017341" calcext:value-type="float">
            <text:p>111.50289017341</text:p>
          </table:table-cell>
          <table:table-cell table:formula="of:=FLOOR([.A177] / [.$D$2]) * [.$B$2]* [.$D$2] + MOD([.A177]; [.$D$2]) * [.$C$10] + MOD([.A177] - FLOOR([.A177] / [.$D$2]); 3) * 10/6" office:value-type="float" office:value="19290" calcext:value-type="float">
            <text:p>19290</text:p>
          </table:table-cell>
          <table:table-cell table:style-name="ce2" table:formula="of:=[.D177]-[.B177]" office:value-type="float" office:value="0" calcext:value-type="float">
            <text:p>0</text:p>
          </table:table-cell>
          <table:table-cell/>
          <table:table-cell table:style-name="ce3" table:formula="of:=IF([.F177] &lt;&gt; 0; [.F177]-[.B177]; &quot;&quot;)">
            <text:p/>
          </table:table-cell>
          <table:table-cell office:value-type="string" calcext:value-type="string">
            <text:p>4, 4, 6, 6, 25, 25, 25, 25, 25, 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400" calcext:value-type="float">
            <text:p>19400</text:p>
          </table:table-cell>
          <table:table-cell table:formula="of:=[.B178]/[.A178]" office:value-type="float" office:value="111.494252873563" calcext:value-type="float">
            <text:p>111.494252873563</text:p>
          </table:table-cell>
          <table:table-cell table:formula="of:=FLOOR([.A178] / [.$D$2]) * [.$B$2]* [.$D$2] + MOD([.A178]; [.$D$2]) * [.$C$10] + MOD([.A178] - FLOOR([.A178] / [.$D$2]); 3) * 10/6" office:value-type="float" office:value="19400" calcext:value-type="float">
            <text:p>19400</text:p>
          </table:table-cell>
          <table:table-cell table:style-name="ce2" table:formula="of:=[.D178]-[.B178]" office:value-type="float" office:value="0" calcext:value-type="float">
            <text:p>0</text:p>
          </table:table-cell>
          <table:table-cell/>
          <table:table-cell table:style-name="ce3" table:formula="of:=IF([.F178] &lt;&gt; 0; [.F178]-[.B178]; &quot;&quot;)">
            <text:p/>
          </table:table-cell>
          <table:table-cell office:value-type="string" calcext:value-type="string">
            <text:p>6, 6, 6, 6, 25, 1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460" calcext:value-type="float">
            <text:p>19460</text:p>
          </table:table-cell>
          <table:table-cell table:formula="of:=[.B179]/[.A179]" office:value-type="float" office:value="111.2" calcext:value-type="float">
            <text:p>111.2</text:p>
          </table:table-cell>
          <table:table-cell table:formula="of:=FLOOR([.A179] / [.$D$2]) * [.$B$2]* [.$D$2] + MOD([.A179]; [.$D$2]) * [.$C$10] + MOD([.A179] - FLOOR([.A179] / [.$D$2]); 3) * 10/6" office:value-type="float" office:value="19460" calcext:value-type="float">
            <text:p>19460</text:p>
          </table:table-cell>
          <table:table-cell table:style-name="ce2" table:formula="of:=[.D179]-[.B179]" office:value-type="float" office:value="0" calcext:value-type="float">
            <text:p>0</text:p>
          </table:table-cell>
          <table:table-cell/>
          <table:table-cell table:style-name="ce3" table:formula="of:=IF([.F179] &lt;&gt; 0; [.F179]-[.B179]; &quot;&quot;)">
            <text:p/>
          </table:table-cell>
          <table:table-cell office:value-type="string" calcext:value-type="string">
            <text:p>25, 25, 1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575" calcext:value-type="float">
            <text:p>19575</text:p>
          </table:table-cell>
          <table:table-cell table:formula="of:=[.B180]/[.A180]" office:value-type="float" office:value="111.221590909091" calcext:value-type="float">
            <text:p>111.221590909091</text:p>
          </table:table-cell>
          <table:table-cell table:formula="of:=FLOOR([.A180] / [.$D$2]) * [.$B$2]* [.$D$2] + MOD([.A180]; [.$D$2]) * [.$C$10] + MOD([.A180] - FLOOR([.A180] / [.$D$2]); 3) * 10/6" office:value-type="float" office:value="19575" calcext:value-type="float">
            <text:p>19575</text:p>
          </table:table-cell>
          <table:table-cell table:style-name="ce2" table:formula="of:=[.D180]-[.B180]" office:value-type="float" office:value="0" calcext:value-type="float">
            <text:p>0</text:p>
          </table:table-cell>
          <table:table-cell/>
          <table:table-cell table:style-name="ce3" table:formula="of:=IF([.F180] &lt;&gt; 0; [.F180]-[.B180]; &quot;&quot;)">
            <text:p/>
          </table:table-cell>
          <table:table-cell office:value-type="string" calcext:value-type="string">
            <text:p>25, 25, 25, 25, 25, 25, 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690" calcext:value-type="float">
            <text:p>19690</text:p>
          </table:table-cell>
          <table:table-cell table:formula="of:=[.B181]/[.A181]" office:value-type="float" office:value="111.242937853107" calcext:value-type="float">
            <text:p>111.242937853107</text:p>
          </table:table-cell>
          <table:table-cell table:formula="of:=FLOOR([.A181] / [.$D$2]) * [.$B$2]* [.$D$2] + MOD([.A181]; [.$D$2]) * [.$C$10] + MOD([.A181] - FLOOR([.A181] / [.$D$2]); 3) * 10/6" office:value-type="float" office:value="19690" calcext:value-type="float">
            <text:p>19690</text:p>
          </table:table-cell>
          <table:table-cell table:style-name="ce2" table:formula="of:=[.D181]-[.B181]" office:value-type="float" office:value="0" calcext:value-type="float">
            <text:p>0</text:p>
          </table:table-cell>
          <table:table-cell/>
          <table:table-cell table:style-name="ce3" table:formula="of:=IF([.F181] &lt;&gt; 0; [.F181]-[.B181]; &quot;&quot;)">
            <text:p/>
          </table:table-cell>
          <table:table-cell office:value-type="string" calcext:value-type="string">
            <text:p>25, 25, 25, 25, 25, 25, 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800" calcext:value-type="float">
            <text:p>19800</text:p>
          </table:table-cell>
          <table:table-cell table:formula="of:=[.B182]/[.A182]" office:value-type="float" office:value="111.23595505618" calcext:value-type="float">
            <text:p>111.23595505618</text:p>
          </table:table-cell>
          <table:table-cell table:formula="of:=FLOOR([.A182] / [.$D$2]) * [.$B$2]* [.$D$2] + MOD([.A182]; [.$D$2]) * [.$C$10] + MOD([.A182] - FLOOR([.A182] / [.$D$2]); 3) * 10/6" office:value-type="float" office:value="19800" calcext:value-type="float">
            <text:p>19800</text:p>
          </table:table-cell>
          <table:table-cell table:style-name="ce2" table:formula="of:=[.D182]-[.B182]" office:value-type="float" office:value="0" calcext:value-type="float">
            <text:p>0</text:p>
          </table:table-cell>
          <table:table-cell/>
          <table:table-cell table:style-name="ce3" table:formula="of:=IF([.F182] &lt;&gt; 0; [.F182]-[.B182]; &quot;&quot;)">
            <text:p/>
          </table:table-cell>
          <table:table-cell office:value-type="string" calcext:value-type="string">
            <text:p>25, 25, 25, 25, 25, 25, 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915" calcext:value-type="float">
            <text:p>19915</text:p>
          </table:table-cell>
          <table:table-cell table:formula="of:=[.B183]/[.A183]" office:value-type="float" office:value="111.256983240223" calcext:value-type="float">
            <text:p>111.256983240223</text:p>
          </table:table-cell>
          <table:table-cell table:formula="of:=FLOOR([.A183] / [.$D$2]) * [.$B$2]* [.$D$2] + MOD([.A183]; [.$D$2]) * [.$C$10] + MOD([.A183] - FLOOR([.A183] / [.$D$2]); 3) * 10/6" office:value-type="float" office:value="19915" calcext:value-type="float">
            <text:p>19915</text:p>
          </table:table-cell>
          <table:table-cell table:style-name="ce2" table:formula="of:=[.D183]-[.B183]" office:value-type="float" office:value="0" calcext:value-type="float">
            <text:p>0</text:p>
          </table:table-cell>
          <table:table-cell/>
          <table:table-cell table:style-name="ce3" table:formula="of:=IF([.F183] &lt;&gt; 0; [.F183]-[.B183]; &quot;&quot;)">
            <text:p/>
          </table:table-cell>
          <table:table-cell office:value-type="string" calcext:value-type="string">
            <text:p>4, 25, 25, 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30" calcext:value-type="float">
            <text:p>20030</text:p>
          </table:table-cell>
          <table:table-cell table:formula="of:=[.B184]/[.A184]" office:value-type="float" office:value="111.277777777778" calcext:value-type="float">
            <text:p>111.277777777778</text:p>
          </table:table-cell>
          <table:table-cell table:formula="of:=FLOOR([.A184] / [.$D$2]) * [.$B$2]* [.$D$2] + MOD([.A184]; [.$D$2]) * [.$C$10] + MOD([.A184] - FLOOR([.A184] / [.$D$2]); 3) * 10/6" office:value-type="float" office:value="20030" calcext:value-type="float">
            <text:p>20030</text:p>
          </table:table-cell>
          <table:table-cell table:style-name="ce2" table:formula="of:=[.D184]-[.B184]" office:value-type="float" office:value="0" calcext:value-type="float">
            <text:p>0</text:p>
          </table:table-cell>
          <table:table-cell/>
          <table:table-cell table:style-name="ce3" table:formula="of:=IF([.F184] &lt;&gt; 0; [.F184]-[.B184]; &quot;&quot;)">
            <text:p/>
          </table:table-cell>
          <table:table-cell office:value-type="string" calcext:value-type="string">
            <text:p>4, 25, 25, 25, 25, 25, 25, 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40" calcext:value-type="float">
            <text:p>20140</text:p>
          </table:table-cell>
          <table:table-cell table:formula="of:=[.B185]/[.A185]" office:value-type="float" office:value="111.270718232044" calcext:value-type="float">
            <text:p>111.270718232044</text:p>
          </table:table-cell>
          <table:table-cell table:formula="of:=FLOOR([.A185] / [.$D$2]) * [.$B$2]* [.$D$2] + MOD([.A185]; [.$D$2]) * [.$C$10] + MOD([.A185] - FLOOR([.A185] / [.$D$2]); 3) * 10/6" office:value-type="float" office:value="20140" calcext:value-type="float">
            <text:p>20140</text:p>
          </table:table-cell>
          <table:table-cell table:style-name="ce2" table:formula="of:=[.D185]-[.B185]" office:value-type="float" office:value="0" calcext:value-type="float">
            <text:p>0</text:p>
          </table:table-cell>
          <table:table-cell/>
          <table:table-cell table:style-name="ce3" table:formula="of:=IF([.F185] &lt;&gt; 0; [.F185]-[.B185]; &quot;&quot;)">
            <text:p/>
          </table:table-cell>
          <table:table-cell office:value-type="string" calcext:value-type="string">
            <text:p>6, 25, 25, 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55" calcext:value-type="float">
            <text:p>20255</text:p>
          </table:table-cell>
          <table:table-cell table:formula="of:=[.B186]/[.A186]" office:value-type="float" office:value="111.291208791209" calcext:value-type="float">
            <text:p>111.291208791209</text:p>
          </table:table-cell>
          <table:table-cell table:formula="of:=FLOOR([.A186] / [.$D$2]) * [.$B$2]* [.$D$2] + MOD([.A186]; [.$D$2]) * [.$C$10] + MOD([.A186] - FLOOR([.A186] / [.$D$2]); 3) * 10/6" office:value-type="float" office:value="20255" calcext:value-type="float">
            <text:p>20255</text:p>
          </table:table-cell>
          <table:table-cell table:style-name="ce2" table:formula="of:=[.D186]-[.B186]" office:value-type="float" office:value="0" calcext:value-type="float">
            <text:p>0</text:p>
          </table:table-cell>
          <table:table-cell/>
          <table:table-cell table:style-name="ce3" table:formula="of:=IF([.F186] &lt;&gt; 0; [.F186]-[.B186]; &quot;&quot;)">
            <text:p/>
          </table:table-cell>
          <table:table-cell office:value-type="string" calcext:value-type="string">
            <text:p>4, 25, 25, 25, 25, 25, 25, 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370" calcext:value-type="float">
            <text:p>20370</text:p>
          </table:table-cell>
          <table:table-cell table:formula="of:=[.B187]/[.A187]" office:value-type="float" office:value="111.311475409836" calcext:value-type="float">
            <text:p>111.311475409836</text:p>
          </table:table-cell>
          <table:table-cell table:formula="of:=FLOOR([.A187] / [.$D$2]) * [.$B$2]* [.$D$2] + MOD([.A187]; [.$D$2]) * [.$C$10] + MOD([.A187] - FLOOR([.A187] / [.$D$2]); 3) * 10/6" office:value-type="float" office:value="20370" calcext:value-type="float">
            <text:p>20370</text:p>
          </table:table-cell>
          <table:table-cell table:style-name="ce2" table:formula="of:=[.D187]-[.B187]" office:value-type="float" office:value="0" calcext:value-type="float">
            <text:p>0</text:p>
          </table:table-cell>
          <table:table-cell/>
          <table:table-cell table:style-name="ce3" table:formula="of:=IF([.F187] &lt;&gt; 0; [.F187]-[.B187]; &quot;&quot;)">
            <text:p/>
          </table:table-cell>
          <table:table-cell office:value-type="string" calcext:value-type="string">
            <text:p>4, 4, 25, 25, 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480" calcext:value-type="float">
            <text:p>20480</text:p>
          </table:table-cell>
          <table:table-cell table:formula="of:=[.B188]/[.A188]" office:value-type="float" office:value="111.304347826087" calcext:value-type="float">
            <text:p>111.304347826087</text:p>
          </table:table-cell>
          <table:table-cell table:formula="of:=FLOOR([.A188] / [.$D$2]) * [.$B$2]* [.$D$2] + MOD([.A188]; [.$D$2]) * [.$C$10] + MOD([.A188] - FLOOR([.A188] / [.$D$2]); 3) * 10/6" office:value-type="float" office:value="20480" calcext:value-type="float">
            <text:p>20480</text:p>
          </table:table-cell>
          <table:table-cell table:style-name="ce2" table:formula="of:=[.D188]-[.B188]" office:value-type="float" office:value="0" calcext:value-type="float">
            <text:p>0</text:p>
          </table:table-cell>
          <table:table-cell/>
          <table:table-cell table:style-name="ce3" table:formula="of:=IF([.F188] &lt;&gt; 0; [.F188]-[.B188]; &quot;&quot;)">
            <text:p/>
          </table:table-cell>
          <table:table-cell office:value-type="string" calcext:value-type="string">
            <text:p>6, 25, 25, 25, 25, 25, 25, 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595" calcext:value-type="float">
            <text:p>20595</text:p>
          </table:table-cell>
          <table:table-cell table:formula="of:=[.B189]/[.A189]" office:value-type="float" office:value="111.324324324324" calcext:value-type="float">
            <text:p>111.324324324324</text:p>
          </table:table-cell>
          <table:table-cell table:formula="of:=FLOOR([.A189] / [.$D$2]) * [.$B$2]* [.$D$2] + MOD([.A189]; [.$D$2]) * [.$C$10] + MOD([.A189] - FLOOR([.A189] / [.$D$2]); 3) * 10/6" office:value-type="float" office:value="20595" calcext:value-type="float">
            <text:p>20595</text:p>
          </table:table-cell>
          <table:table-cell table:style-name="ce2" table:formula="of:=[.D189]-[.B189]" office:value-type="float" office:value="0" calcext:value-type="float">
            <text:p>0</text:p>
          </table:table-cell>
          <table:table-cell/>
          <table:table-cell table:style-name="ce3" table:formula="of:=IF([.F189] &lt;&gt; 0; [.F189]-[.B189]; &quot;&quot;)">
            <text:p/>
          </table:table-cell>
          <table:table-cell office:value-type="string" calcext:value-type="string">
            <text:p>4, 6, 25, 25, 1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710" calcext:value-type="float">
            <text:p>20710</text:p>
          </table:table-cell>
          <table:table-cell table:formula="of:=[.B190]/[.A190]" office:value-type="float" office:value="111.344086021505" calcext:value-type="float">
            <text:p>111.344086021505</text:p>
          </table:table-cell>
          <table:table-cell table:formula="of:=FLOOR([.A190] / [.$D$2]) * [.$B$2]* [.$D$2] + MOD([.A190]; [.$D$2]) * [.$C$10] + MOD([.A190] - FLOOR([.A190] / [.$D$2]); 3) * 10/6" office:value-type="float" office:value="20710" calcext:value-type="float">
            <text:p>20710</text:p>
          </table:table-cell>
          <table:table-cell table:style-name="ce2" table:formula="of:=[.D190]-[.B190]" office:value-type="float" office:value="0" calcext:value-type="float">
            <text:p>0</text:p>
          </table:table-cell>
          <table:table-cell/>
          <table:table-cell table:style-name="ce3" table:formula="of:=IF([.F190] &lt;&gt; 0; [.F190]-[.B190]; &quot;&quot;)">
            <text:p/>
          </table:table-cell>
          <table:table-cell office:value-type="string" calcext:value-type="string">
            <text:p>4, 4, 25, 25, 25, 25, 25, 25, 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820" calcext:value-type="float">
            <text:p>20820</text:p>
          </table:table-cell>
          <table:table-cell table:formula="of:=[.B191]/[.A191]" office:value-type="float" office:value="111.336898395722" calcext:value-type="float">
            <text:p>111.336898395722</text:p>
          </table:table-cell>
          <table:table-cell table:formula="of:=FLOOR([.A191] / [.$D$2]) * [.$B$2]* [.$D$2] + MOD([.A191]; [.$D$2]) * [.$C$10] + MOD([.A191] - FLOOR([.A191] / [.$D$2]); 3) * 10/6" office:value-type="float" office:value="20820" calcext:value-type="float">
            <text:p>20820</text:p>
          </table:table-cell>
          <table:table-cell table:style-name="ce2" table:formula="of:=[.D191]-[.B191]" office:value-type="float" office:value="0" calcext:value-type="float">
            <text:p>0</text:p>
          </table:table-cell>
          <table:table-cell/>
          <table:table-cell table:style-name="ce3" table:formula="of:=IF([.F191] &lt;&gt; 0; [.F191]-[.B191]; &quot;&quot;)">
            <text:p/>
          </table:table-cell>
          <table:table-cell office:value-type="string" calcext:value-type="string">
            <text:p>6, 6, 25, 25, 1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935" calcext:value-type="float">
            <text:p>20935</text:p>
          </table:table-cell>
          <table:table-cell table:formula="of:=[.B192]/[.A192]" office:value-type="float" office:value="111.356382978723" calcext:value-type="float">
            <text:p>111.356382978723</text:p>
          </table:table-cell>
          <table:table-cell table:formula="of:=FLOOR([.A192] / [.$D$2]) * [.$B$2]* [.$D$2] + MOD([.A192]; [.$D$2]) * [.$C$10] + MOD([.A192] - FLOOR([.A192] / [.$D$2]); 3) * 10/6" office:value-type="float" office:value="20935" calcext:value-type="float">
            <text:p>20935</text:p>
          </table:table-cell>
          <table:table-cell table:style-name="ce2" table:formula="of:=[.D192]-[.B192]" office:value-type="float" office:value="0" calcext:value-type="float">
            <text:p>0</text:p>
          </table:table-cell>
          <table:table-cell/>
          <table:table-cell table:style-name="ce3" table:formula="of:=IF([.F192] &lt;&gt; 0; [.F192]-[.B192]; &quot;&quot;)">
            <text:p/>
          </table:table-cell>
          <table:table-cell office:value-type="string" calcext:value-type="string">
            <text:p>4, 6, 25, 25, 25, 25, 25, 25, 2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050" calcext:value-type="float">
            <text:p>21050</text:p>
          </table:table-cell>
          <table:table-cell table:formula="of:=[.B193]/[.A193]" office:value-type="float" office:value="111.375661375661" calcext:value-type="float">
            <text:p>111.375661375661</text:p>
          </table:table-cell>
          <table:table-cell table:formula="of:=FLOOR([.A193] / [.$D$2]) * [.$B$2]* [.$D$2] + MOD([.A193]; [.$D$2]) * [.$C$10] + MOD([.A193] - FLOOR([.A193] / [.$D$2]); 3) * 10/6" office:value-type="float" office:value="21050" calcext:value-type="float">
            <text:p>21050</text:p>
          </table:table-cell>
          <table:table-cell table:style-name="ce2" table:formula="of:=[.D193]-[.B193]" office:value-type="float" office:value="0" calcext:value-type="float">
            <text:p>0</text:p>
          </table:table-cell>
          <table:table-cell/>
          <table:table-cell table:style-name="ce3" table:formula="of:=IF([.F193] &lt;&gt; 0; [.F193]-[.B193]; &quot;&quot;)">
            <text:p/>
          </table:table-cell>
          <table:table-cell office:value-type="string" calcext:value-type="string">
            <text:p>4, 4, 6, 25, 25, 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160" calcext:value-type="float">
            <text:p>21160</text:p>
          </table:table-cell>
          <table:table-cell table:formula="of:=[.B194]/[.A194]" office:value-type="float" office:value="111.368421052632" calcext:value-type="float">
            <text:p>111.368421052632</text:p>
          </table:table-cell>
          <table:table-cell table:formula="of:=FLOOR([.A194] / [.$D$2]) * [.$B$2]* [.$D$2] + MOD([.A194]; [.$D$2]) * [.$C$10] + MOD([.A194] - FLOOR([.A194] / [.$D$2]); 3) * 10/6" office:value-type="float" office:value="21160" calcext:value-type="float">
            <text:p>21160</text:p>
          </table:table-cell>
          <table:table-cell table:style-name="ce2" table:formula="of:=[.D194]-[.B194]" office:value-type="float" office:value="0" calcext:value-type="float">
            <text:p>0</text:p>
          </table:table-cell>
          <table:table-cell/>
          <table:table-cell table:style-name="ce3" table:formula="of:=IF([.F194] &lt;&gt; 0; [.F194]-[.B194]; &quot;&quot;)">
            <text:p/>
          </table:table-cell>
          <table:table-cell office:value-type="string" calcext:value-type="string">
            <text:p>6, 6, 25, 25, 25, 25, 25, 25, 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275" calcext:value-type="float">
            <text:p>21275</text:p>
          </table:table-cell>
          <table:table-cell table:formula="of:=[.B195]/[.A195]" office:value-type="float" office:value="111.387434554974" calcext:value-type="float">
            <text:p>111.387434554974</text:p>
          </table:table-cell>
          <table:table-cell table:formula="of:=FLOOR([.A195] / [.$D$2]) * [.$B$2]* [.$D$2] + MOD([.A195]; [.$D$2]) * [.$C$10] + MOD([.A195] - FLOOR([.A195] / [.$D$2]); 3) * 10/6" office:value-type="float" office:value="21275" calcext:value-type="float">
            <text:p>21275</text:p>
          </table:table-cell>
          <table:table-cell table:style-name="ce2" table:formula="of:=[.D195]-[.B195]" office:value-type="float" office:value="0" calcext:value-type="float">
            <text:p>0</text:p>
          </table:table-cell>
          <table:table-cell/>
          <table:table-cell table:style-name="ce3" table:formula="of:=IF([.F195] &lt;&gt; 0; [.F195]-[.B195]; &quot;&quot;)">
            <text:p/>
          </table:table-cell>
          <table:table-cell office:value-type="string" calcext:value-type="string">
            <text:p>4, 6, 6, 25, 25, 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390" calcext:value-type="float">
            <text:p>21390</text:p>
          </table:table-cell>
          <table:table-cell table:formula="of:=[.B196]/[.A196]" office:value-type="float" office:value="111.40625" calcext:value-type="float">
            <text:p>111.40625</text:p>
          </table:table-cell>
          <table:table-cell table:formula="of:=FLOOR([.A196] / [.$D$2]) * [.$B$2]* [.$D$2] + MOD([.A196]; [.$D$2]) * [.$C$10] + MOD([.A196] - FLOOR([.A196] / [.$D$2]); 3) * 10/6" office:value-type="float" office:value="21390" calcext:value-type="float">
            <text:p>21390</text:p>
          </table:table-cell>
          <table:table-cell table:style-name="ce2" table:formula="of:=[.D196]-[.B196]" office:value-type="float" office:value="0" calcext:value-type="float">
            <text:p>0</text:p>
          </table:table-cell>
          <table:table-cell/>
          <table:table-cell table:style-name="ce3" table:formula="of:=IF([.F196] &lt;&gt; 0; [.F196]-[.B196]; &quot;&quot;)">
            <text:p/>
          </table:table-cell>
          <table:table-cell office:value-type="string" calcext:value-type="string">
            <text:p>4, 4, 6, 25, 25, 25, 25, 25, 25, 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500" calcext:value-type="float">
            <text:p>21500</text:p>
          </table:table-cell>
          <table:table-cell table:formula="of:=[.B197]/[.A197]" office:value-type="float" office:value="111.39896373057" calcext:value-type="float">
            <text:p>111.39896373057</text:p>
          </table:table-cell>
          <table:table-cell table:formula="of:=FLOOR([.A197] / [.$D$2]) * [.$B$2]* [.$D$2] + MOD([.A197]; [.$D$2]) * [.$C$10] + MOD([.A197] - FLOOR([.A197] / [.$D$2]); 3) * 10/6" office:value-type="float" office:value="21500" calcext:value-type="float">
            <text:p>21500</text:p>
          </table:table-cell>
          <table:table-cell table:style-name="ce2" table:formula="of:=[.D197]-[.B197]" office:value-type="float" office:value="0" calcext:value-type="float">
            <text:p>0</text:p>
          </table:table-cell>
          <table:table-cell/>
          <table:table-cell table:style-name="ce3" table:formula="of:=IF([.F197] &lt;&gt; 0; [.F197]-[.B197]; &quot;&quot;)">
            <text:p/>
          </table:table-cell>
          <table:table-cell office:value-type="string" calcext:value-type="string">
            <text:p>6, 6, 6, 25, 25, 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615" calcext:value-type="float">
            <text:p>21615</text:p>
          </table:table-cell>
          <table:table-cell table:formula="of:=[.B198]/[.A198]" office:value-type="float" office:value="111.417525773196" calcext:value-type="float">
            <text:p>111.417525773196</text:p>
          </table:table-cell>
          <table:table-cell table:formula="of:=FLOOR([.A198] / [.$D$2]) * [.$B$2]* [.$D$2] + MOD([.A198]; [.$D$2]) * [.$C$10] + MOD([.A198] - FLOOR([.A198] / [.$D$2]); 3) * 10/6" office:value-type="float" office:value="21615" calcext:value-type="float">
            <text:p>21615</text:p>
          </table:table-cell>
          <table:table-cell table:style-name="ce2" table:formula="of:=[.D198]-[.B198]" office:value-type="float" office:value="0" calcext:value-type="float">
            <text:p>0</text:p>
          </table:table-cell>
          <table:table-cell/>
          <table:table-cell table:style-name="ce3" table:formula="of:=IF([.F198] &lt;&gt; 0; [.F198]-[.B198]; &quot;&quot;)">
            <text:p/>
          </table:table-cell>
          <table:table-cell office:value-type="string" calcext:value-type="string">
            <text:p>4, 6, 6, 25, 25, 25, 25, 25, 25, 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730" calcext:value-type="float">
            <text:p>21730</text:p>
          </table:table-cell>
          <table:table-cell table:formula="of:=[.B199]/[.A199]" office:value-type="float" office:value="111.435897435897" calcext:value-type="float">
            <text:p>111.435897435897</text:p>
          </table:table-cell>
          <table:table-cell table:formula="of:=FLOOR([.A199] / [.$D$2]) * [.$B$2]* [.$D$2] + MOD([.A199]; [.$D$2]) * [.$C$10] + MOD([.A199] - FLOOR([.A199] / [.$D$2]); 3) * 10/6" office:value-type="float" office:value="21730" calcext:value-type="float">
            <text:p>21730</text:p>
          </table:table-cell>
          <table:table-cell table:style-name="ce2" table:formula="of:=[.D199]-[.B199]" office:value-type="float" office:value="0" calcext:value-type="float">
            <text:p>0</text:p>
          </table:table-cell>
          <table:table-cell/>
          <table:table-cell table:style-name="ce3" table:formula="of:=IF([.F199] &lt;&gt; 0; [.F199]-[.B199]; &quot;&quot;)">
            <text:p/>
          </table:table-cell>
          <table:table-cell office:value-type="string" calcext:value-type="string">
            <text:p>4, 4, 6, 6, 25, 25, 1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840" calcext:value-type="float">
            <text:p>21840</text:p>
          </table:table-cell>
          <table:table-cell table:formula="of:=[.B200]/[.A200]" office:value-type="float" office:value="111.428571428571" calcext:value-type="float">
            <text:p>111.428571428571</text:p>
          </table:table-cell>
          <table:table-cell table:formula="of:=FLOOR([.A200] / [.$D$2]) * [.$B$2]* [.$D$2] + MOD([.A200]; [.$D$2]) * [.$C$10] + MOD([.A200] - FLOOR([.A200] / [.$D$2]); 3) * 10/6" office:value-type="float" office:value="21840" calcext:value-type="float">
            <text:p>21840</text:p>
          </table:table-cell>
          <table:table-cell table:style-name="ce2" table:formula="of:=[.D200]-[.B200]" office:value-type="float" office:value="0" calcext:value-type="float">
            <text:p>0</text:p>
          </table:table-cell>
          <table:table-cell/>
          <table:table-cell table:style-name="ce3" table:formula="of:=IF([.F200] &lt;&gt; 0; [.F200]-[.B200]; &quot;&quot;)">
            <text:p/>
          </table:table-cell>
          <table:table-cell office:value-type="string" calcext:value-type="string">
            <text:p>6, 6, 6, 25, 25, 25, 25, 25, 25, 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955" calcext:value-type="float">
            <text:p>21955</text:p>
          </table:table-cell>
          <table:table-cell table:formula="of:=[.B201]/[.A201]" office:value-type="float" office:value="111.446700507614" calcext:value-type="float">
            <text:p>111.446700507614</text:p>
          </table:table-cell>
          <table:table-cell table:formula="of:=FLOOR([.A201] / [.$D$2]) * [.$B$2]* [.$D$2] + MOD([.A201]; [.$D$2]) * [.$C$10] + MOD([.A201] - FLOOR([.A201] / [.$D$2]); 3) * 10/6" office:value-type="float" office:value="21955" calcext:value-type="float">
            <text:p>21955</text:p>
          </table:table-cell>
          <table:table-cell table:style-name="ce2" table:formula="of:=[.D201]-[.B201]" office:value-type="float" office:value="0" calcext:value-type="float">
            <text:p>0</text:p>
          </table:table-cell>
          <table:table-cell/>
          <table:table-cell table:style-name="ce3" table:formula="of:=IF([.F201] &lt;&gt; 0; [.F201]-[.B201]; &quot;&quot;)">
            <text:p/>
          </table:table-cell>
          <table:table-cell office:value-type="string" calcext:value-type="string">
            <text:p>4, 6, 6, 6, 25, 25, 1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070" calcext:value-type="float">
            <text:p>22070</text:p>
          </table:table-cell>
          <table:table-cell table:formula="of:=[.B202]/[.A202]" office:value-type="float" office:value="111.464646464646" calcext:value-type="float">
            <text:p>111.464646464646</text:p>
          </table:table-cell>
          <table:table-cell table:formula="of:=FLOOR([.A202] / [.$D$2]) * [.$B$2]* [.$D$2] + MOD([.A202]; [.$D$2]) * [.$C$10] + MOD([.A202] - FLOOR([.A202] / [.$D$2]); 3) * 10/6" office:value-type="float" office:value="22070" calcext:value-type="float">
            <text:p>22070</text:p>
          </table:table-cell>
          <table:table-cell table:style-name="ce2" table:formula="of:=[.D202]-[.B202]" office:value-type="float" office:value="0" calcext:value-type="float">
            <text:p>0</text:p>
          </table:table-cell>
          <table:table-cell/>
          <table:table-cell table:style-name="ce3" table:formula="of:=IF([.F202] &lt;&gt; 0; [.F202]-[.B202]; &quot;&quot;)">
            <text:p/>
          </table:table-cell>
          <table:table-cell office:value-type="string" calcext:value-type="string">
            <text:p>4, 4, 6, 6, 25, 25, 25, 25, 25, 25, 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180" calcext:value-type="float">
            <text:p>22180</text:p>
          </table:table-cell>
          <table:table-cell table:formula="of:=[.B203]/[.A203]" office:value-type="float" office:value="111.457286432161" calcext:value-type="float">
            <text:p>111.457286432161</text:p>
          </table:table-cell>
          <table:table-cell table:formula="of:=FLOOR([.A203] / [.$D$2]) * [.$B$2]* [.$D$2] + MOD([.A203]; [.$D$2]) * [.$C$10] + MOD([.A203] - FLOOR([.A203] / [.$D$2]); 3) * 10/6" office:value-type="float" office:value="22180" calcext:value-type="float">
            <text:p>22180</text:p>
          </table:table-cell>
          <table:table-cell table:style-name="ce2" table:formula="of:=[.D203]-[.B203]" office:value-type="float" office:value="0" calcext:value-type="float">
            <text:p>0</text:p>
          </table:table-cell>
          <table:table-cell/>
          <table:table-cell table:style-name="ce3" table:formula="of:=IF([.F203] &lt;&gt; 0; [.F203]-[.B203]; &quot;&quot;)">
            <text:p/>
          </table:table-cell>
          <table:table-cell office:value-type="string" calcext:value-type="string">
            <text:p>6, 6, 6, 6, 25, 25, 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240" calcext:value-type="float">
            <text:p>22240</text:p>
          </table:table-cell>
          <table:table-cell table:formula="of:=[.B204]/[.A204]" office:value-type="float" office:value="111.2" calcext:value-type="float">
            <text:p>111.2</text:p>
          </table:table-cell>
          <table:table-cell table:formula="of:=FLOOR([.A204] / [.$D$2]) * [.$B$2]* [.$D$2] + MOD([.A204]; [.$D$2]) * [.$C$10] + MOD([.A204] - FLOOR([.A204] / [.$D$2]); 3) * 10/6" office:value-type="float" office:value="22240" calcext:value-type="float">
            <text:p>22240</text:p>
          </table:table-cell>
          <table:table-cell table:style-name="ce2" table:formula="of:=[.D204]-[.B204]" office:value-type="float" office:value="0" calcext:value-type="float">
            <text:p>0</text:p>
          </table:table-cell>
          <table:table-cell office:value-type="float" office:value="22250" calcext:value-type="float">
            <text:p>22250</text:p>
          </table:table-cell>
          <table:table-cell table:style-name="ce3" table:formula="of:=IF([.F204] &lt;&gt; 0; [.F204]-[.B204]; &quot;&quot;)" office:value-type="float" office:value="10" calcext:value-type="float">
            <text:p>10</text:p>
          </table:table-cell>
          <table:table-cell office:value-type="string" calcext:value-type="string">
            <text:p>25, 25, 25, 1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355" calcext:value-type="float">
            <text:p>22355</text:p>
          </table:table-cell>
          <table:table-cell table:formula="of:=[.B205]/[.A205]" office:value-type="float" office:value="111.218905472637" calcext:value-type="float">
            <text:p>111.218905472637</text:p>
          </table:table-cell>
          <table:table-cell table:formula="of:=FLOOR([.A205] / [.$D$2]) * [.$B$2]* [.$D$2] + MOD([.A205]; [.$D$2]) * [.$C$10] + MOD([.A205] - FLOOR([.A205] / [.$D$2]); 3) * 10/6" office:value-type="float" office:value="22355" calcext:value-type="float">
            <text:p>22355</text:p>
          </table:table-cell>
          <table:table-cell table:style-name="ce2" table:formula="of:=[.D205]-[.B205]" office:value-type="float" office:value="0" calcext:value-type="float">
            <text:p>0</text:p>
          </table:table-cell>
          <table:table-cell/>
          <table:table-cell table:style-name="ce3" table:formula="of:=IF([.F205] &lt;&gt; 0; [.F205]-[.B205]; &quot;&quot;)">
            <text:p/>
          </table:table-cell>
          <table:table-cell office:value-type="string" calcext:value-type="string">
            <text:p>25, 25, 25, 25, 25, 25, 25, 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470" calcext:value-type="float">
            <text:p>22470</text:p>
          </table:table-cell>
          <table:table-cell table:formula="of:=[.B206]/[.A206]" office:value-type="float" office:value="111.237623762376" calcext:value-type="float">
            <text:p>111.237623762376</text:p>
          </table:table-cell>
          <table:table-cell table:formula="of:=FLOOR([.A206] / [.$D$2]) * [.$B$2]* [.$D$2] + MOD([.A206]; [.$D$2]) * [.$C$10] + MOD([.A206] - FLOOR([.A206] / [.$D$2]); 3) * 10/6" office:value-type="float" office:value="22470" calcext:value-type="float">
            <text:p>22470</text:p>
          </table:table-cell>
          <table:table-cell table:style-name="ce2" table:formula="of:=[.D206]-[.B206]" office:value-type="float" office:value="0" calcext:value-type="float">
            <text:p>0</text:p>
          </table:table-cell>
          <table:table-cell/>
          <table:table-cell table:style-name="ce3" table:formula="of:=IF([.F206] &lt;&gt; 0; [.F206]-[.B206]; &quot;&quot;)">
            <text:p/>
          </table:table-cell>
          <table:table-cell office:value-type="string" calcext:value-type="string">
            <text:p>25, 25, 25, 25, 25, 25, 25, 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580" calcext:value-type="float">
            <text:p>22580</text:p>
          </table:table-cell>
          <table:table-cell table:formula="of:=[.B207]/[.A207]" office:value-type="float" office:value="111.231527093596" calcext:value-type="float">
            <text:p>111.231527093596</text:p>
          </table:table-cell>
          <table:table-cell table:formula="of:=FLOOR([.A207] / [.$D$2]) * [.$B$2]* [.$D$2] + MOD([.A207]; [.$D$2]) * [.$C$10] + MOD([.A207] - FLOOR([.A207] / [.$D$2]); 3) * 10/6" office:value-type="float" office:value="22580" calcext:value-type="float">
            <text:p>22580</text:p>
          </table:table-cell>
          <table:table-cell table:style-name="ce2" table:formula="of:=[.D207]-[.B207]" office:value-type="float" office:value="0" calcext:value-type="float">
            <text:p>0</text:p>
          </table:table-cell>
          <table:table-cell/>
          <table:table-cell table:style-name="ce3" table:formula="of:=IF([.F207] &lt;&gt; 0; [.F207]-[.B207]; &quot;&quot;)">
            <text:p/>
          </table:table-cell>
          <table:table-cell office:value-type="string" calcext:value-type="string">
            <text:p>25, 25, 25, 25, 25, 25, 25, 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695" calcext:value-type="float">
            <text:p>22695</text:p>
          </table:table-cell>
          <table:table-cell table:formula="of:=[.B208]/[.A208]" office:value-type="float" office:value="111.25" calcext:value-type="float">
            <text:p>111.25</text:p>
          </table:table-cell>
          <table:table-cell table:formula="of:=FLOOR([.A208] / [.$D$2]) * [.$B$2]* [.$D$2] + MOD([.A208]; [.$D$2]) * [.$C$10] + MOD([.A208] - FLOOR([.A208] / [.$D$2]); 3) * 10/6" office:value-type="float" office:value="22695" calcext:value-type="float">
            <text:p>22695</text:p>
          </table:table-cell>
          <table:table-cell table:style-name="ce2" table:formula="of:=[.D208]-[.B208]" office:value-type="float" office:value="0" calcext:value-type="float">
            <text:p>0</text:p>
          </table:table-cell>
          <table:table-cell/>
          <table:table-cell table:style-name="ce3" table:formula="of:=IF([.F208] &lt;&gt; 0; [.F208]-[.B208]; &quot;&quot;)">
            <text:p/>
          </table:table-cell>
          <table:table-cell office:value-type="string" calcext:value-type="string">
            <text:p>4, 25, 25, 25, 1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810" calcext:value-type="float">
            <text:p>22810</text:p>
          </table:table-cell>
          <table:table-cell table:formula="of:=[.B209]/[.A209]" office:value-type="float" office:value="111.268292682927" calcext:value-type="float">
            <text:p>111.268292682927</text:p>
          </table:table-cell>
          <table:table-cell table:formula="of:=FLOOR([.A209] / [.$D$2]) * [.$B$2]* [.$D$2] + MOD([.A209]; [.$D$2]) * [.$C$10] + MOD([.A209] - FLOOR([.A209] / [.$D$2]); 3) * 10/6" office:value-type="float" office:value="22810" calcext:value-type="float">
            <text:p>22810</text:p>
          </table:table-cell>
          <table:table-cell table:style-name="ce2" table:formula="of:=[.D209]-[.B209]" office:value-type="float" office:value="0" calcext:value-type="float">
            <text:p>0</text:p>
          </table:table-cell>
          <table:table-cell/>
          <table:table-cell table:style-name="ce3" table:formula="of:=IF([.F209] &lt;&gt; 0; [.F209]-[.B209]; &quot;&quot;)">
            <text:p/>
          </table:table-cell>
          <table:table-cell office:value-type="string" calcext:value-type="string">
            <text:p>4, 25, 25, 25, 25, 25, 25, 25, 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920" calcext:value-type="float">
            <text:p>22920</text:p>
          </table:table-cell>
          <table:table-cell table:formula="of:=[.B210]/[.A210]" office:value-type="float" office:value="111.26213592233" calcext:value-type="float">
            <text:p>111.26213592233</text:p>
          </table:table-cell>
          <table:table-cell table:formula="of:=FLOOR([.A210] / [.$D$2]) * [.$B$2]* [.$D$2] + MOD([.A210]; [.$D$2]) * [.$C$10] + MOD([.A210] - FLOOR([.A210] / [.$D$2]); 3) * 10/6" office:value-type="float" office:value="22920" calcext:value-type="float">
            <text:p>22920</text:p>
          </table:table-cell>
          <table:table-cell table:style-name="ce2" table:formula="of:=[.D210]-[.B210]" office:value-type="float" office:value="0" calcext:value-type="float">
            <text:p>0</text:p>
          </table:table-cell>
          <table:table-cell/>
          <table:table-cell table:style-name="ce3" table:formula="of:=IF([.F210] &lt;&gt; 0; [.F210]-[.B210]; &quot;&quot;)">
            <text:p/>
          </table:table-cell>
          <table:table-cell office:value-type="string" calcext:value-type="string">
            <text:p>6, 25, 25, 25, 1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035" calcext:value-type="float">
            <text:p>23035</text:p>
          </table:table-cell>
          <table:table-cell table:formula="of:=[.B211]/[.A211]" office:value-type="float" office:value="111.280193236715" calcext:value-type="float">
            <text:p>111.280193236715</text:p>
          </table:table-cell>
          <table:table-cell table:formula="of:=FLOOR([.A211] / [.$D$2]) * [.$B$2]* [.$D$2] + MOD([.A211]; [.$D$2]) * [.$C$10] + MOD([.A211] - FLOOR([.A211] / [.$D$2]); 3) * 10/6" office:value-type="float" office:value="23035" calcext:value-type="float">
            <text:p>23035</text:p>
          </table:table-cell>
          <table:table-cell table:style-name="ce2" table:formula="of:=[.D211]-[.B211]" office:value-type="float" office:value="0" calcext:value-type="float">
            <text:p>0</text:p>
          </table:table-cell>
          <table:table-cell/>
          <table:table-cell table:style-name="ce3" table:formula="of:=IF([.F211] &lt;&gt; 0; [.F211]-[.B211]; &quot;&quot;)">
            <text:p/>
          </table:table-cell>
          <table:table-cell office:value-type="string" calcext:value-type="string">
            <text:p>4, 25, 25, 25, 25, 25, 25, 25, 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150" calcext:value-type="float">
            <text:p>23150</text:p>
          </table:table-cell>
          <table:table-cell table:formula="of:=[.B212]/[.A212]" office:value-type="float" office:value="111.298076923077" calcext:value-type="float">
            <text:p>111.298076923077</text:p>
          </table:table-cell>
          <table:table-cell table:formula="of:=FLOOR([.A212] / [.$D$2]) * [.$B$2]* [.$D$2] + MOD([.A212]; [.$D$2]) * [.$C$10] + MOD([.A212] - FLOOR([.A212] / [.$D$2]); 3) * 10/6" office:value-type="float" office:value="23150" calcext:value-type="float">
            <text:p>23150</text:p>
          </table:table-cell>
          <table:table-cell table:style-name="ce2" table:formula="of:=[.D212]-[.B212]" office:value-type="float" office:value="0" calcext:value-type="float">
            <text:p>0</text:p>
          </table:table-cell>
          <table:table-cell/>
          <table:table-cell table:style-name="ce3" table:formula="of:=IF([.F212] &lt;&gt; 0; [.F212]-[.B212]; &quot;&quot;)">
            <text:p/>
          </table:table-cell>
          <table:table-cell office:value-type="string" calcext:value-type="string">
            <text:p>4, 4, 25, 25, 25, 1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260" calcext:value-type="float">
            <text:p>23260</text:p>
          </table:table-cell>
          <table:table-cell table:formula="of:=[.B213]/[.A213]" office:value-type="float" office:value="111.291866028708" calcext:value-type="float">
            <text:p>111.291866028708</text:p>
          </table:table-cell>
          <table:table-cell table:formula="of:=FLOOR([.A213] / [.$D$2]) * [.$B$2]* [.$D$2] + MOD([.A213]; [.$D$2]) * [.$C$10] + MOD([.A213] - FLOOR([.A213] / [.$D$2]); 3) * 10/6" office:value-type="float" office:value="23260" calcext:value-type="float">
            <text:p>23260</text:p>
          </table:table-cell>
          <table:table-cell table:style-name="ce2" table:formula="of:=[.D213]-[.B213]" office:value-type="float" office:value="0" calcext:value-type="float">
            <text:p>0</text:p>
          </table:table-cell>
          <table:table-cell/>
          <table:table-cell table:style-name="ce3" table:formula="of:=IF([.F213] &lt;&gt; 0; [.F213]-[.B213]; &quot;&quot;)">
            <text:p/>
          </table:table-cell>
          <table:table-cell office:value-type="string" calcext:value-type="string">
            <text:p>6, 25, 25, 25, 25, 25, 25, 25, 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375" calcext:value-type="float">
            <text:p>23375</text:p>
          </table:table-cell>
          <table:table-cell table:formula="of:=[.B214]/[.A214]" office:value-type="float" office:value="111.309523809524" calcext:value-type="float">
            <text:p>111.309523809524</text:p>
          </table:table-cell>
          <table:table-cell table:formula="of:=FLOOR([.A214] / [.$D$2]) * [.$B$2]* [.$D$2] + MOD([.A214]; [.$D$2]) * [.$C$10] + MOD([.A214] - FLOOR([.A214] / [.$D$2]); 3) * 10/6" office:value-type="float" office:value="23375" calcext:value-type="float">
            <text:p>23375</text:p>
          </table:table-cell>
          <table:table-cell table:style-name="ce2" table:formula="of:=[.D214]-[.B214]" office:value-type="float" office:value="0" calcext:value-type="float">
            <text:p>0</text:p>
          </table:table-cell>
          <table:table-cell/>
          <table:table-cell table:style-name="ce3" table:formula="of:=IF([.F214] &lt;&gt; 0; [.F214]-[.B214]; &quot;&quot;)">
            <text:p/>
          </table:table-cell>
          <table:table-cell office:value-type="string" calcext:value-type="string">
            <text:p>4, 6, 25, 25, 25, 1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3490" calcext:value-type="float">
            <text:p>23490</text:p>
          </table:table-cell>
          <table:table-cell table:formula="of:=[.B215]/[.A215]" office:value-type="float" office:value="111.327014218009" calcext:value-type="float">
            <text:p>111.327014218009</text:p>
          </table:table-cell>
          <table:table-cell table:formula="of:=FLOOR([.A215] / [.$D$2]) * [.$B$2]* [.$D$2] + MOD([.A215]; [.$D$2]) * [.$C$10] + MOD([.A215] - FLOOR([.A215] / [.$D$2]); 3) * 10/6" office:value-type="float" office:value="23490" calcext:value-type="float">
            <text:p>23490</text:p>
          </table:table-cell>
          <table:table-cell table:style-name="ce2" table:formula="of:=[.D215]-[.B215]" office:value-type="float" office:value="0" calcext:value-type="float">
            <text:p>0</text:p>
          </table:table-cell>
          <table:table-cell/>
          <table:table-cell table:style-name="ce3" table:formula="of:=IF([.F215] &lt;&gt; 0; [.F215]-[.B215]; &quot;&quot;)">
            <text:p/>
          </table:table-cell>
          <table:table-cell office:value-type="string" calcext:value-type="string">
            <text:p>4, 4, 25, 25, 25, 25, 25, 25, 25, 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600" calcext:value-type="float">
            <text:p>23600</text:p>
          </table:table-cell>
          <table:table-cell table:formula="of:=[.B216]/[.A216]" office:value-type="float" office:value="111.320754716981" calcext:value-type="float">
            <text:p>111.320754716981</text:p>
          </table:table-cell>
          <table:table-cell table:formula="of:=FLOOR([.A216] / [.$D$2]) * [.$B$2]* [.$D$2] + MOD([.A216]; [.$D$2]) * [.$C$10] + MOD([.A216] - FLOOR([.A216] / [.$D$2]); 3) * 10/6" office:value-type="float" office:value="23600" calcext:value-type="float">
            <text:p>23600</text:p>
          </table:table-cell>
          <table:table-cell table:style-name="ce2" table:formula="of:=[.D216]-[.B216]" office:value-type="float" office:value="0" calcext:value-type="float">
            <text:p>0</text:p>
          </table:table-cell>
          <table:table-cell/>
          <table:table-cell table:style-name="ce3" table:formula="of:=IF([.F216] &lt;&gt; 0; [.F216]-[.B216]; &quot;&quot;)">
            <text:p/>
          </table:table-cell>
          <table:table-cell office:value-type="string" calcext:value-type="string">
            <text:p>6, 6, 25, 25, 25, 1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715" calcext:value-type="float">
            <text:p>23715</text:p>
          </table:table-cell>
          <table:table-cell table:formula="of:=[.B217]/[.A217]" office:value-type="float" office:value="111.338028169014" calcext:value-type="float">
            <text:p>111.338028169014</text:p>
          </table:table-cell>
          <table:table-cell table:formula="of:=FLOOR([.A217] / [.$D$2]) * [.$B$2]* [.$D$2] + MOD([.A217]; [.$D$2]) * [.$C$10] + MOD([.A217] - FLOOR([.A217] / [.$D$2]); 3) * 10/6" office:value-type="float" office:value="23715" calcext:value-type="float">
            <text:p>23715</text:p>
          </table:table-cell>
          <table:table-cell table:style-name="ce2" table:formula="of:=[.D217]-[.B217]" office:value-type="float" office:value="0" calcext:value-type="float">
            <text:p>0</text:p>
          </table:table-cell>
          <table:table-cell/>
          <table:table-cell table:style-name="ce3" table:formula="of:=IF([.F217] &lt;&gt; 0; [.F217]-[.B217]; &quot;&quot;)">
            <text:p/>
          </table:table-cell>
          <table:table-cell office:value-type="string" calcext:value-type="string">
            <text:p>4, 6, 25, 25, 25, 25, 25, 25, 25, 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830" calcext:value-type="float">
            <text:p>23830</text:p>
          </table:table-cell>
          <table:table-cell table:formula="of:=[.B218]/[.A218]" office:value-type="float" office:value="111.355140186916" calcext:value-type="float">
            <text:p>111.355140186916</text:p>
          </table:table-cell>
          <table:table-cell table:formula="of:=FLOOR([.A218] / [.$D$2]) * [.$B$2]* [.$D$2] + MOD([.A218]; [.$D$2]) * [.$C$10] + MOD([.A218] - FLOOR([.A218] / [.$D$2]); 3) * 10/6" office:value-type="float" office:value="23830" calcext:value-type="float">
            <text:p>23830</text:p>
          </table:table-cell>
          <table:table-cell table:style-name="ce2" table:formula="of:=[.D218]-[.B218]" office:value-type="float" office:value="0" calcext:value-type="float">
            <text:p>0</text:p>
          </table:table-cell>
          <table:table-cell/>
          <table:table-cell table:style-name="ce3" table:formula="of:=IF([.F218] &lt;&gt; 0; [.F218]-[.B218]; &quot;&quot;)">
            <text:p/>
          </table:table-cell>
          <table:table-cell office:value-type="string" calcext:value-type="string">
            <text:p>4, 4, 6, 25, 25, 25, 1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940" calcext:value-type="float">
            <text:p>23940</text:p>
          </table:table-cell>
          <table:table-cell table:formula="of:=[.B219]/[.A219]" office:value-type="float" office:value="111.348837209302" calcext:value-type="float">
            <text:p>111.348837209302</text:p>
          </table:table-cell>
          <table:table-cell table:formula="of:=FLOOR([.A219] / [.$D$2]) * [.$B$2]* [.$D$2] + MOD([.A219]; [.$D$2]) * [.$C$10] + MOD([.A219] - FLOOR([.A219] / [.$D$2]); 3) * 10/6" office:value-type="float" office:value="23940" calcext:value-type="float">
            <text:p>23940</text:p>
          </table:table-cell>
          <table:table-cell table:style-name="ce2" table:formula="of:=[.D219]-[.B219]" office:value-type="float" office:value="0" calcext:value-type="float">
            <text:p>0</text:p>
          </table:table-cell>
          <table:table-cell/>
          <table:table-cell table:style-name="ce3" table:formula="of:=IF([.F219] &lt;&gt; 0; [.F219]-[.B219]; &quot;&quot;)">
            <text:p/>
          </table:table-cell>
          <table:table-cell office:value-type="string" calcext:value-type="string">
            <text:p>6, 6, 25, 25, 25, 25, 25, 25, 25, 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055" calcext:value-type="float">
            <text:p>24055</text:p>
          </table:table-cell>
          <table:table-cell table:formula="of:=[.B220]/[.A220]" office:value-type="float" office:value="111.365740740741" calcext:value-type="float">
            <text:p>111.365740740741</text:p>
          </table:table-cell>
          <table:table-cell table:formula="of:=FLOOR([.A220] / [.$D$2]) * [.$B$2]* [.$D$2] + MOD([.A220]; [.$D$2]) * [.$C$10] + MOD([.A220] - FLOOR([.A220] / [.$D$2]); 3) * 10/6" office:value-type="float" office:value="24055" calcext:value-type="float">
            <text:p>24055</text:p>
          </table:table-cell>
          <table:table-cell table:style-name="ce2" table:formula="of:=[.D220]-[.B220]" office:value-type="float" office:value="0" calcext:value-type="float">
            <text:p>0</text:p>
          </table:table-cell>
          <table:table-cell/>
          <table:table-cell table:style-name="ce3" table:formula="of:=IF([.F220] &lt;&gt; 0; [.F220]-[.B220]; &quot;&quot;)">
            <text:p/>
          </table:table-cell>
          <table:table-cell office:value-type="string" calcext:value-type="string">
            <text:p>4, 6, 6, 25, 25, 25, 1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170" calcext:value-type="float">
            <text:p>24170</text:p>
          </table:table-cell>
          <table:table-cell table:formula="of:=[.B221]/[.A221]" office:value-type="float" office:value="111.382488479263" calcext:value-type="float">
            <text:p>111.382488479263</text:p>
          </table:table-cell>
          <table:table-cell table:formula="of:=FLOOR([.A221] / [.$D$2]) * [.$B$2]* [.$D$2] + MOD([.A221]; [.$D$2]) * [.$C$10] + MOD([.A221] - FLOOR([.A221] / [.$D$2]); 3) * 10/6" office:value-type="float" office:value="24170" calcext:value-type="float">
            <text:p>24170</text:p>
          </table:table-cell>
          <table:table-cell table:style-name="ce2" table:formula="of:=[.D221]-[.B221]" office:value-type="float" office:value="0" calcext:value-type="float">
            <text:p>0</text:p>
          </table:table-cell>
          <table:table-cell/>
          <table:table-cell table:style-name="ce3" table:formula="of:=IF([.F221] &lt;&gt; 0; [.F221]-[.B221]; &quot;&quot;)">
            <text:p/>
          </table:table-cell>
          <table:table-cell office:value-type="string" calcext:value-type="string">
            <text:p>4, 4, 6, 25, 25, 25, 25, 25, 25, 25, 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280" calcext:value-type="float">
            <text:p>24280</text:p>
          </table:table-cell>
          <table:table-cell table:formula="of:=[.B222]/[.A222]" office:value-type="float" office:value="111.376146788991" calcext:value-type="float">
            <text:p>111.376146788991</text:p>
          </table:table-cell>
          <table:table-cell table:formula="of:=FLOOR([.A222] / [.$D$2]) * [.$B$2]* [.$D$2] + MOD([.A222]; [.$D$2]) * [.$C$10] + MOD([.A222] - FLOOR([.A222] / [.$D$2]); 3) * 10/6" office:value-type="float" office:value="24280" calcext:value-type="float">
            <text:p>24280</text:p>
          </table:table-cell>
          <table:table-cell table:style-name="ce2" table:formula="of:=[.D222]-[.B222]" office:value-type="float" office:value="0" calcext:value-type="float">
            <text:p>0</text:p>
          </table:table-cell>
          <table:table-cell/>
          <table:table-cell table:style-name="ce3" table:formula="of:=IF([.F222] &lt;&gt; 0; [.F222]-[.B222]; &quot;&quot;)">
            <text:p/>
          </table:table-cell>
          <table:table-cell office:value-type="string" calcext:value-type="string">
            <text:p>6, 6, 6, 25, 25, 25, 1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395" calcext:value-type="float">
            <text:p>24395</text:p>
          </table:table-cell>
          <table:table-cell table:formula="of:=[.B223]/[.A223]" office:value-type="float" office:value="111.392694063927" calcext:value-type="float">
            <text:p>111.392694063927</text:p>
          </table:table-cell>
          <table:table-cell table:formula="of:=FLOOR([.A223] / [.$D$2]) * [.$B$2]* [.$D$2] + MOD([.A223]; [.$D$2]) * [.$C$10] + MOD([.A223] - FLOOR([.A223] / [.$D$2]); 3) * 10/6" office:value-type="float" office:value="24395" calcext:value-type="float">
            <text:p>24395</text:p>
          </table:table-cell>
          <table:table-cell table:style-name="ce2" table:formula="of:=[.D223]-[.B223]" office:value-type="float" office:value="0" calcext:value-type="float">
            <text:p>0</text:p>
          </table:table-cell>
          <table:table-cell/>
          <table:table-cell table:style-name="ce3" table:formula="of:=IF([.F223] &lt;&gt; 0; [.F223]-[.B223]; &quot;&quot;)">
            <text:p/>
          </table:table-cell>
          <table:table-cell office:value-type="string" calcext:value-type="string">
            <text:p>4, 6, 6, 25, 25, 25, 25, 25, 25, 25, 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510" calcext:value-type="float">
            <text:p>24510</text:p>
          </table:table-cell>
          <table:table-cell table:formula="of:=[.B224]/[.A224]" office:value-type="float" office:value="111.409090909091" calcext:value-type="float">
            <text:p>111.409090909091</text:p>
          </table:table-cell>
          <table:table-cell table:formula="of:=FLOOR([.A224] / [.$D$2]) * [.$B$2]* [.$D$2] + MOD([.A224]; [.$D$2]) * [.$C$10] + MOD([.A224] - FLOOR([.A224] / [.$D$2]); 3) * 10/6" office:value-type="float" office:value="24510" calcext:value-type="float">
            <text:p>24510</text:p>
          </table:table-cell>
          <table:table-cell table:style-name="ce2" table:formula="of:=[.D224]-[.B224]" office:value-type="float" office:value="0" calcext:value-type="float">
            <text:p>0</text:p>
          </table:table-cell>
          <table:table-cell/>
          <table:table-cell table:style-name="ce3" table:formula="of:=IF([.F224] &lt;&gt; 0; [.F224]-[.B224]; &quot;&quot;)">
            <text:p/>
          </table:table-cell>
          <table:table-cell office:value-type="string" calcext:value-type="string">
            <text:p>4, 4, 6, 6, 25, 25, 25, 1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620" calcext:value-type="float">
            <text:p>24620</text:p>
          </table:table-cell>
          <table:table-cell table:formula="of:=[.B225]/[.A225]" office:value-type="float" office:value="111.402714932127" calcext:value-type="float">
            <text:p>111.402714932127</text:p>
          </table:table-cell>
          <table:table-cell table:formula="of:=FLOOR([.A225] / [.$D$2]) * [.$B$2]* [.$D$2] + MOD([.A225]; [.$D$2]) * [.$C$10] + MOD([.A225] - FLOOR([.A225] / [.$D$2]); 3) * 10/6" office:value-type="float" office:value="24620" calcext:value-type="float">
            <text:p>24620</text:p>
          </table:table-cell>
          <table:table-cell table:style-name="ce2" table:formula="of:=[.D225]-[.B225]" office:value-type="float" office:value="0" calcext:value-type="float">
            <text:p>0</text:p>
          </table:table-cell>
          <table:table-cell/>
          <table:table-cell table:style-name="ce3" table:formula="of:=IF([.F225] &lt;&gt; 0; [.F225]-[.B225]; &quot;&quot;)">
            <text:p/>
          </table:table-cell>
          <table:table-cell office:value-type="string" calcext:value-type="string">
            <text:p>6, 6, 6, 25, 25, 25, 25, 25, 25, 25, 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735" calcext:value-type="float">
            <text:p>24735</text:p>
          </table:table-cell>
          <table:table-cell table:formula="of:=[.B226]/[.A226]" office:value-type="float" office:value="111.418918918919" calcext:value-type="float">
            <text:p>111.418918918919</text:p>
          </table:table-cell>
          <table:table-cell table:formula="of:=FLOOR([.A226] / [.$D$2]) * [.$B$2]* [.$D$2] + MOD([.A226]; [.$D$2]) * [.$C$10] + MOD([.A226] - FLOOR([.A226] / [.$D$2]); 3) * 10/6" office:value-type="float" office:value="24735" calcext:value-type="float">
            <text:p>24735</text:p>
          </table:table-cell>
          <table:table-cell table:style-name="ce2" table:formula="of:=[.D226]-[.B226]" office:value-type="float" office:value="0" calcext:value-type="float">
            <text:p>0</text:p>
          </table:table-cell>
          <table:table-cell/>
          <table:table-cell table:style-name="ce3" table:formula="of:=IF([.F226] &lt;&gt; 0; [.F226]-[.B226]; &quot;&quot;)">
            <text:p/>
          </table:table-cell>
          <table:table-cell office:value-type="string" calcext:value-type="string">
            <text:p>4, 6, 6, 6, 25, 25, 25, 1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850" calcext:value-type="float">
            <text:p>24850</text:p>
          </table:table-cell>
          <table:table-cell table:formula="of:=[.B227]/[.A227]" office:value-type="float" office:value="111.434977578475" calcext:value-type="float">
            <text:p>111.434977578475</text:p>
          </table:table-cell>
          <table:table-cell table:formula="of:=FLOOR([.A227] / [.$D$2]) * [.$B$2]* [.$D$2] + MOD([.A227]; [.$D$2]) * [.$C$10] + MOD([.A227] - FLOOR([.A227] / [.$D$2]); 3) * 10/6" office:value-type="float" office:value="24850" calcext:value-type="float">
            <text:p>24850</text:p>
          </table:table-cell>
          <table:table-cell table:style-name="ce2" table:formula="of:=[.D227]-[.B227]" office:value-type="float" office:value="0" calcext:value-type="float">
            <text:p>0</text:p>
          </table:table-cell>
          <table:table-cell/>
          <table:table-cell table:style-name="ce3" table:formula="of:=IF([.F227] &lt;&gt; 0; [.F227]-[.B227]; &quot;&quot;)">
            <text:p/>
          </table:table-cell>
          <table:table-cell office:value-type="string" calcext:value-type="string">
            <text:p>4, 4, 6, 6, 25, 25, 25, 25, 25, 25, 25, 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960" calcext:value-type="float">
            <text:p>24960</text:p>
          </table:table-cell>
          <table:table-cell table:formula="of:=[.B228]/[.A228]" office:value-type="float" office:value="111.428571428571" calcext:value-type="float">
            <text:p>111.428571428571</text:p>
          </table:table-cell>
          <table:table-cell table:formula="of:=FLOOR([.A228] / [.$D$2]) * [.$B$2]* [.$D$2] + MOD([.A228]; [.$D$2]) * [.$C$10] + MOD([.A228] - FLOOR([.A228] / [.$D$2]); 3) * 10/6" office:value-type="float" office:value="24960" calcext:value-type="float">
            <text:p>24960</text:p>
          </table:table-cell>
          <table:table-cell table:style-name="ce2" table:formula="of:=[.D228]-[.B228]" office:value-type="float" office:value="0" calcext:value-type="float">
            <text:p>0</text:p>
          </table:table-cell>
          <table:table-cell/>
          <table:table-cell table:style-name="ce3" table:formula="of:=IF([.F228] &lt;&gt; 0; [.F228]-[.B228]; &quot;&quot;)">
            <text:p/>
          </table:table-cell>
          <table:table-cell office:value-type="string" calcext:value-type="string">
            <text:p>6, 6, 6, 6, 25, 25, 25, 1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020" calcext:value-type="float">
            <text:p>25020</text:p>
          </table:table-cell>
          <table:table-cell table:formula="of:=[.B229]/[.A229]" office:value-type="float" office:value="111.2" calcext:value-type="float">
            <text:p>111.2</text:p>
          </table:table-cell>
          <table:table-cell table:formula="of:=FLOOR([.A229] / [.$D$2]) * [.$B$2]* [.$D$2] + MOD([.A229]; [.$D$2]) * [.$C$10] + MOD([.A229] - FLOOR([.A229] / [.$D$2]); 3) * 10/6" office:value-type="float" office:value="25020" calcext:value-type="float">
            <text:p>25020</text:p>
          </table:table-cell>
          <table:table-cell table:style-name="ce2" table:formula="of:=[.D229]-[.B229]" office:value-type="float" office:value="0" calcext:value-type="float">
            <text:p>0</text:p>
          </table:table-cell>
          <table:table-cell/>
          <table:table-cell table:style-name="ce3" table:formula="of:=IF([.F229] &lt;&gt; 0; [.F229]-[.B229]; &quot;&quot;)">
            <text:p/>
          </table:table-cell>
          <table:table-cell office:value-type="string" calcext:value-type="string">
            <text:p>25, 25, 25, 25, 1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135" calcext:value-type="float">
            <text:p>25135</text:p>
          </table:table-cell>
          <table:table-cell table:formula="of:=[.B230]/[.A230]" office:value-type="float" office:value="111.216814159292" calcext:value-type="float">
            <text:p>111.216814159292</text:p>
          </table:table-cell>
          <table:table-cell table:formula="of:=FLOOR([.A230] / [.$D$2]) * [.$B$2]* [.$D$2] + MOD([.A230]; [.$D$2]) * [.$C$10] + MOD([.A230] - FLOOR([.A230] / [.$D$2]); 3) * 10/6" office:value-type="float" office:value="25135" calcext:value-type="float">
            <text:p>25135</text:p>
          </table:table-cell>
          <table:table-cell table:style-name="ce2" table:formula="of:=[.D230]-[.B230]" office:value-type="float" office:value="0" calcext:value-type="float">
            <text:p>0</text:p>
          </table:table-cell>
          <table:table-cell/>
          <table:table-cell table:style-name="ce3" table:formula="of:=IF([.F230] &lt;&gt; 0; [.F230]-[.B230]; &quot;&quot;)">
            <text:p/>
          </table:table-cell>
          <table:table-cell office:value-type="string" calcext:value-type="string">
            <text:p>25, 25, 25, 25, 25, 25, 25, 25, 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250" calcext:value-type="float">
            <text:p>25250</text:p>
          </table:table-cell>
          <table:table-cell table:formula="of:=[.B231]/[.A231]" office:value-type="float" office:value="111.233480176211" calcext:value-type="float">
            <text:p>111.233480176211</text:p>
          </table:table-cell>
          <table:table-cell table:formula="of:=FLOOR([.A231] / [.$D$2]) * [.$B$2]* [.$D$2] + MOD([.A231]; [.$D$2]) * [.$C$10] + MOD([.A231] - FLOOR([.A231] / [.$D$2]); 3) * 10/6" office:value-type="float" office:value="25250" calcext:value-type="float">
            <text:p>25250</text:p>
          </table:table-cell>
          <table:table-cell table:style-name="ce2" table:formula="of:=[.D231]-[.B231]" office:value-type="float" office:value="0" calcext:value-type="float">
            <text:p>0</text:p>
          </table:table-cell>
          <table:table-cell/>
          <table:table-cell table:style-name="ce3" table:formula="of:=IF([.F231] &lt;&gt; 0; [.F231]-[.B231]; &quot;&quot;)">
            <text:p/>
          </table:table-cell>
          <table:table-cell office:value-type="string" calcext:value-type="string">
            <text:p>25, 25, 25, 25, 25, 25, 25, 25, 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360" calcext:value-type="float">
            <text:p>25360</text:p>
          </table:table-cell>
          <table:table-cell table:formula="of:=[.B232]/[.A232]" office:value-type="float" office:value="111.228070175439" calcext:value-type="float">
            <text:p>111.228070175439</text:p>
          </table:table-cell>
          <table:table-cell table:formula="of:=FLOOR([.A232] / [.$D$2]) * [.$B$2]* [.$D$2] + MOD([.A232]; [.$D$2]) * [.$C$10] + MOD([.A232] - FLOOR([.A232] / [.$D$2]); 3) * 10/6" office:value-type="float" office:value="25360" calcext:value-type="float">
            <text:p>25360</text:p>
          </table:table-cell>
          <table:table-cell table:style-name="ce2" table:formula="of:=[.D232]-[.B232]" office:value-type="float" office:value="0" calcext:value-type="float">
            <text:p>0</text:p>
          </table:table-cell>
          <table:table-cell/>
          <table:table-cell table:style-name="ce3" table:formula="of:=IF([.F232] &lt;&gt; 0; [.F232]-[.B232]; &quot;&quot;)">
            <text:p/>
          </table:table-cell>
          <table:table-cell office:value-type="string" calcext:value-type="string">
            <text:p>25, 25, 25, 25, 25, 25, 25, 25, 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475" calcext:value-type="float">
            <text:p>25475</text:p>
          </table:table-cell>
          <table:table-cell table:formula="of:=[.B233]/[.A233]" office:value-type="float" office:value="111.244541484716" calcext:value-type="float">
            <text:p>111.244541484716</text:p>
          </table:table-cell>
          <table:table-cell table:formula="of:=FLOOR([.A233] / [.$D$2]) * [.$B$2]* [.$D$2] + MOD([.A233]; [.$D$2]) * [.$C$10] + MOD([.A233] - FLOOR([.A233] / [.$D$2]); 3) * 10/6" office:value-type="float" office:value="25475" calcext:value-type="float">
            <text:p>25475</text:p>
          </table:table-cell>
          <table:table-cell table:style-name="ce2" table:formula="of:=[.D233]-[.B233]" office:value-type="float" office:value="0" calcext:value-type="float">
            <text:p>0</text:p>
          </table:table-cell>
          <table:table-cell/>
          <table:table-cell table:style-name="ce3" table:formula="of:=IF([.F233] &lt;&gt; 0; [.F233]-[.B233]; &quot;&quot;)">
            <text:p/>
          </table:table-cell>
          <table:table-cell office:value-type="string" calcext:value-type="string">
            <text:p>4, 25, 25, 25, 25, 1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590" calcext:value-type="float">
            <text:p>25590</text:p>
          </table:table-cell>
          <table:table-cell table:formula="of:=[.B234]/[.A234]" office:value-type="float" office:value="111.260869565217" calcext:value-type="float">
            <text:p>111.260869565217</text:p>
          </table:table-cell>
          <table:table-cell table:formula="of:=FLOOR([.A234] / [.$D$2]) * [.$B$2]* [.$D$2] + MOD([.A234]; [.$D$2]) * [.$C$10] + MOD([.A234] - FLOOR([.A234] / [.$D$2]); 3) * 10/6" office:value-type="float" office:value="25590" calcext:value-type="float">
            <text:p>25590</text:p>
          </table:table-cell>
          <table:table-cell table:style-name="ce2" table:formula="of:=[.D234]-[.B234]" office:value-type="float" office:value="0" calcext:value-type="float">
            <text:p>0</text:p>
          </table:table-cell>
          <table:table-cell/>
          <table:table-cell table:style-name="ce3" table:formula="of:=IF([.F234] &lt;&gt; 0; [.F234]-[.B234]; &quot;&quot;)">
            <text:p/>
          </table:table-cell>
          <table:table-cell office:value-type="string" calcext:value-type="string">
            <text:p>4, 25, 25, 25, 25, 25, 25, 25, 25, 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700" calcext:value-type="float">
            <text:p>25700</text:p>
          </table:table-cell>
          <table:table-cell table:formula="of:=[.B235]/[.A235]" office:value-type="float" office:value="111.255411255411" calcext:value-type="float">
            <text:p>111.255411255411</text:p>
          </table:table-cell>
          <table:table-cell table:formula="of:=FLOOR([.A235] / [.$D$2]) * [.$B$2]* [.$D$2] + MOD([.A235]; [.$D$2]) * [.$C$10] + MOD([.A235] - FLOOR([.A235] / [.$D$2]); 3) * 10/6" office:value-type="float" office:value="25700" calcext:value-type="float">
            <text:p>25700</text:p>
          </table:table-cell>
          <table:table-cell table:style-name="ce2" table:formula="of:=[.D235]-[.B235]" office:value-type="float" office:value="0" calcext:value-type="float">
            <text:p>0</text:p>
          </table:table-cell>
          <table:table-cell/>
          <table:table-cell table:style-name="ce3" table:formula="of:=IF([.F235] &lt;&gt; 0; [.F235]-[.B235]; &quot;&quot;)">
            <text:p/>
          </table:table-cell>
          <table:table-cell office:value-type="string" calcext:value-type="string">
            <text:p>6, 25, 25, 25, 25, 1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815" calcext:value-type="float">
            <text:p>25815</text:p>
          </table:table-cell>
          <table:table-cell table:formula="of:=[.B236]/[.A236]" office:value-type="float" office:value="111.271551724138" calcext:value-type="float">
            <text:p>111.271551724138</text:p>
          </table:table-cell>
          <table:table-cell table:formula="of:=FLOOR([.A236] / [.$D$2]) * [.$B$2]* [.$D$2] + MOD([.A236]; [.$D$2]) * [.$C$10] + MOD([.A236] - FLOOR([.A236] / [.$D$2]); 3) * 10/6" office:value-type="float" office:value="25815" calcext:value-type="float">
            <text:p>25815</text:p>
          </table:table-cell>
          <table:table-cell table:style-name="ce2" table:formula="of:=[.D236]-[.B236]" office:value-type="float" office:value="0" calcext:value-type="float">
            <text:p>0</text:p>
          </table:table-cell>
          <table:table-cell/>
          <table:table-cell table:style-name="ce3" table:formula="of:=IF([.F236] &lt;&gt; 0; [.F236]-[.B236]; &quot;&quot;)">
            <text:p/>
          </table:table-cell>
          <table:table-cell office:value-type="string" calcext:value-type="string">
            <text:p>4, 25, 25, 25, 25, 25, 25, 25, 25, 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930" calcext:value-type="float">
            <text:p>25930</text:p>
          </table:table-cell>
          <table:table-cell table:formula="of:=[.B237]/[.A237]" office:value-type="float" office:value="111.287553648069" calcext:value-type="float">
            <text:p>111.287553648069</text:p>
          </table:table-cell>
          <table:table-cell table:formula="of:=FLOOR([.A237] / [.$D$2]) * [.$B$2]* [.$D$2] + MOD([.A237]; [.$D$2]) * [.$C$10] + MOD([.A237] - FLOOR([.A237] / [.$D$2]); 3) * 10/6" office:value-type="float" office:value="25930" calcext:value-type="float">
            <text:p>25930</text:p>
          </table:table-cell>
          <table:table-cell table:style-name="ce2" table:formula="of:=[.D237]-[.B237]" office:value-type="float" office:value="0" calcext:value-type="float">
            <text:p>0</text:p>
          </table:table-cell>
          <table:table-cell/>
          <table:table-cell table:style-name="ce3" table:formula="of:=IF([.F237] &lt;&gt; 0; [.F237]-[.B237]; &quot;&quot;)">
            <text:p/>
          </table:table-cell>
          <table:table-cell office:value-type="string" calcext:value-type="string">
            <text:p>4, 4, 25, 25, 25, 25, 1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040" calcext:value-type="float">
            <text:p>26040</text:p>
          </table:table-cell>
          <table:table-cell table:formula="of:=[.B238]/[.A238]" office:value-type="float" office:value="111.282051282051" calcext:value-type="float">
            <text:p>111.282051282051</text:p>
          </table:table-cell>
          <table:table-cell table:formula="of:=FLOOR([.A238] / [.$D$2]) * [.$B$2]* [.$D$2] + MOD([.A238]; [.$D$2]) * [.$C$10] + MOD([.A238] - FLOOR([.A238] / [.$D$2]); 3) * 10/6" office:value-type="float" office:value="26040" calcext:value-type="float">
            <text:p>26040</text:p>
          </table:table-cell>
          <table:table-cell table:style-name="ce2" table:formula="of:=[.D238]-[.B238]" office:value-type="float" office:value="0" calcext:value-type="float">
            <text:p>0</text:p>
          </table:table-cell>
          <table:table-cell/>
          <table:table-cell table:style-name="ce3" table:formula="of:=IF([.F238] &lt;&gt; 0; [.F238]-[.B238]; &quot;&quot;)">
            <text:p/>
          </table:table-cell>
          <table:table-cell office:value-type="string" calcext:value-type="string">
            <text:p>6, 25, 25, 25, 25, 25, 25, 25, 25, 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155" calcext:value-type="float">
            <text:p>26155</text:p>
          </table:table-cell>
          <table:table-cell table:formula="of:=[.B239]/[.A239]" office:value-type="float" office:value="111.297872340426" calcext:value-type="float">
            <text:p>111.297872340426</text:p>
          </table:table-cell>
          <table:table-cell table:formula="of:=FLOOR([.A239] / [.$D$2]) * [.$B$2]* [.$D$2] + MOD([.A239]; [.$D$2]) * [.$C$10] + MOD([.A239] - FLOOR([.A239] / [.$D$2]); 3) * 10/6" office:value-type="float" office:value="26155" calcext:value-type="float">
            <text:p>26155</text:p>
          </table:table-cell>
          <table:table-cell table:style-name="ce2" table:formula="of:=[.D239]-[.B239]" office:value-type="float" office:value="0" calcext:value-type="float">
            <text:p>0</text:p>
          </table:table-cell>
          <table:table-cell/>
          <table:table-cell table:style-name="ce3" table:formula="of:=IF([.F239] &lt;&gt; 0; [.F239]-[.B239]; &quot;&quot;)">
            <text:p/>
          </table:table-cell>
          <table:table-cell office:value-type="string" calcext:value-type="string">
            <text:p>4, 6, 25, 25, 25, 25, 1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270" calcext:value-type="float">
            <text:p>26270</text:p>
          </table:table-cell>
          <table:table-cell table:formula="of:=[.B240]/[.A240]" office:value-type="float" office:value="111.313559322034" calcext:value-type="float">
            <text:p>111.313559322034</text:p>
          </table:table-cell>
          <table:table-cell table:formula="of:=FLOOR([.A240] / [.$D$2]) * [.$B$2]* [.$D$2] + MOD([.A240]; [.$D$2]) * [.$C$10] + MOD([.A240] - FLOOR([.A240] / [.$D$2]); 3) * 10/6" office:value-type="float" office:value="26270" calcext:value-type="float">
            <text:p>26270</text:p>
          </table:table-cell>
          <table:table-cell table:style-name="ce2" table:formula="of:=[.D240]-[.B240]" office:value-type="float" office:value="0" calcext:value-type="float">
            <text:p>0</text:p>
          </table:table-cell>
          <table:table-cell/>
          <table:table-cell table:style-name="ce3" table:formula="of:=IF([.F240] &lt;&gt; 0; [.F240]-[.B240]; &quot;&quot;)">
            <text:p/>
          </table:table-cell>
          <table:table-cell office:value-type="string" calcext:value-type="string">
            <text:p>4, 4, 25, 25, 25, 25, 25, 25, 25, 25, 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380" calcext:value-type="float">
            <text:p>26380</text:p>
          </table:table-cell>
          <table:table-cell table:formula="of:=[.B241]/[.A241]" office:value-type="float" office:value="111.308016877637" calcext:value-type="float">
            <text:p>111.308016877637</text:p>
          </table:table-cell>
          <table:table-cell table:formula="of:=FLOOR([.A241] / [.$D$2]) * [.$B$2]* [.$D$2] + MOD([.A241]; [.$D$2]) * [.$C$10] + MOD([.A241] - FLOOR([.A241] / [.$D$2]); 3) * 10/6" office:value-type="float" office:value="26380" calcext:value-type="float">
            <text:p>26380</text:p>
          </table:table-cell>
          <table:table-cell table:style-name="ce2" table:formula="of:=[.D241]-[.B241]" office:value-type="float" office:value="0" calcext:value-type="float">
            <text:p>0</text:p>
          </table:table-cell>
          <table:table-cell/>
          <table:table-cell table:style-name="ce3" table:formula="of:=IF([.F241] &lt;&gt; 0; [.F241]-[.B241]; &quot;&quot;)">
            <text:p/>
          </table:table-cell>
          <table:table-cell office:value-type="string" calcext:value-type="string">
            <text:p>6, 6, 25, 25, 25, 25, 1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495" calcext:value-type="float">
            <text:p>26495</text:p>
          </table:table-cell>
          <table:table-cell table:formula="of:=[.B242]/[.A242]" office:value-type="float" office:value="111.323529411765" calcext:value-type="float">
            <text:p>111.323529411765</text:p>
          </table:table-cell>
          <table:table-cell table:formula="of:=FLOOR([.A242] / [.$D$2]) * [.$B$2]* [.$D$2] + MOD([.A242]; [.$D$2]) * [.$C$10] + MOD([.A242] - FLOOR([.A242] / [.$D$2]); 3) * 10/6" office:value-type="float" office:value="26495" calcext:value-type="float">
            <text:p>26495</text:p>
          </table:table-cell>
          <table:table-cell table:style-name="ce2" table:formula="of:=[.D242]-[.B242]" office:value-type="float" office:value="0" calcext:value-type="float">
            <text:p>0</text:p>
          </table:table-cell>
          <table:table-cell/>
          <table:table-cell table:style-name="ce3" table:formula="of:=IF([.F242] &lt;&gt; 0; [.F242]-[.B242]; &quot;&quot;)">
            <text:p/>
          </table:table-cell>
          <table:table-cell office:value-type="string" calcext:value-type="string">
            <text:p>4, 6, 25, 25, 25, 25, 25, 25, 25, 25, 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610" calcext:value-type="float">
            <text:p>26610</text:p>
          </table:table-cell>
          <table:table-cell table:formula="of:=[.B243]/[.A243]" office:value-type="float" office:value="111.338912133891" calcext:value-type="float">
            <text:p>111.338912133891</text:p>
          </table:table-cell>
          <table:table-cell table:formula="of:=FLOOR([.A243] / [.$D$2]) * [.$B$2]* [.$D$2] + MOD([.A243]; [.$D$2]) * [.$C$10] + MOD([.A243] - FLOOR([.A243] / [.$D$2]); 3) * 10/6" office:value-type="float" office:value="26610" calcext:value-type="float">
            <text:p>26610</text:p>
          </table:table-cell>
          <table:table-cell table:style-name="ce2" table:formula="of:=[.D243]-[.B243]" office:value-type="float" office:value="0" calcext:value-type="float">
            <text:p>0</text:p>
          </table:table-cell>
          <table:table-cell/>
          <table:table-cell table:style-name="ce3" table:formula="of:=IF([.F243] &lt;&gt; 0; [.F243]-[.B243]; &quot;&quot;)">
            <text:p/>
          </table:table-cell>
          <table:table-cell office:value-type="string" calcext:value-type="string">
            <text:p>4, 4, 6, 25, 25, 25, 25, 1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720" calcext:value-type="float">
            <text:p>26720</text:p>
          </table:table-cell>
          <table:table-cell table:formula="of:=[.B244]/[.A244]" office:value-type="float" office:value="111.333333333333" calcext:value-type="float">
            <text:p>111.333333333333</text:p>
          </table:table-cell>
          <table:table-cell table:formula="of:=FLOOR([.A244] / [.$D$2]) * [.$B$2]* [.$D$2] + MOD([.A244]; [.$D$2]) * [.$C$10] + MOD([.A244] - FLOOR([.A244] / [.$D$2]); 3) * 10/6" office:value-type="float" office:value="26720" calcext:value-type="float">
            <text:p>26720</text:p>
          </table:table-cell>
          <table:table-cell table:style-name="ce2" table:formula="of:=[.D244]-[.B244]" office:value-type="float" office:value="0" calcext:value-type="float">
            <text:p>0</text:p>
          </table:table-cell>
          <table:table-cell/>
          <table:table-cell table:style-name="ce3" table:formula="of:=IF([.F244] &lt;&gt; 0; [.F244]-[.B244]; &quot;&quot;)">
            <text:p/>
          </table:table-cell>
          <table:table-cell office:value-type="string" calcext:value-type="string">
            <text:p>6, 6, 25, 25, 25, 25, 25, 25, 25, 25, 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835" calcext:value-type="float">
            <text:p>26835</text:p>
          </table:table-cell>
          <table:table-cell table:formula="of:=[.B245]/[.A245]" office:value-type="float" office:value="111.348547717842" calcext:value-type="float">
            <text:p>111.348547717842</text:p>
          </table:table-cell>
          <table:table-cell table:formula="of:=FLOOR([.A245] / [.$D$2]) * [.$B$2]* [.$D$2] + MOD([.A245]; [.$D$2]) * [.$C$10] + MOD([.A245] - FLOOR([.A245] / [.$D$2]); 3) * 10/6" office:value-type="float" office:value="26835" calcext:value-type="float">
            <text:p>26835</text:p>
          </table:table-cell>
          <table:table-cell table:style-name="ce2" table:formula="of:=[.D245]-[.B245]" office:value-type="float" office:value="0" calcext:value-type="float">
            <text:p>0</text:p>
          </table:table-cell>
          <table:table-cell/>
          <table:table-cell table:style-name="ce3" table:formula="of:=IF([.F245] &lt;&gt; 0; [.F245]-[.B245]; &quot;&quot;)">
            <text:p/>
          </table:table-cell>
          <table:table-cell office:value-type="string" calcext:value-type="string">
            <text:p>4, 6, 6, 25, 25, 25, 25, 1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950" calcext:value-type="float">
            <text:p>26950</text:p>
          </table:table-cell>
          <table:table-cell table:formula="of:=[.B246]/[.A246]" office:value-type="float" office:value="111.363636363636" calcext:value-type="float">
            <text:p>111.363636363636</text:p>
          </table:table-cell>
          <table:table-cell table:formula="of:=FLOOR([.A246] / [.$D$2]) * [.$B$2]* [.$D$2] + MOD([.A246]; [.$D$2]) * [.$C$10] + MOD([.A246] - FLOOR([.A246] / [.$D$2]); 3) * 10/6" office:value-type="float" office:value="26950" calcext:value-type="float">
            <text:p>26950</text:p>
          </table:table-cell>
          <table:table-cell table:style-name="ce2" table:formula="of:=[.D246]-[.B246]" office:value-type="float" office:value="0" calcext:value-type="float">
            <text:p>0</text:p>
          </table:table-cell>
          <table:table-cell/>
          <table:table-cell table:style-name="ce3" table:formula="of:=IF([.F246] &lt;&gt; 0; [.F246]-[.B246]; &quot;&quot;)">
            <text:p/>
          </table:table-cell>
          <table:table-cell office:value-type="string" calcext:value-type="string">
            <text:p>4, 4, 6, 25, 25, 25, 25, 25, 25, 25, 25, 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060" calcext:value-type="float">
            <text:p>27060</text:p>
          </table:table-cell>
          <table:table-cell table:formula="of:=[.B247]/[.A247]" office:value-type="float" office:value="111.358024691358" calcext:value-type="float">
            <text:p>111.358024691358</text:p>
          </table:table-cell>
          <table:table-cell table:formula="of:=FLOOR([.A247] / [.$D$2]) * [.$B$2]* [.$D$2] + MOD([.A247]; [.$D$2]) * [.$C$10] + MOD([.A247] - FLOOR([.A247] / [.$D$2]); 3) * 10/6" office:value-type="float" office:value="27060" calcext:value-type="float">
            <text:p>27060</text:p>
          </table:table-cell>
          <table:table-cell table:style-name="ce2" table:formula="of:=[.D247]-[.B247]" office:value-type="float" office:value="0" calcext:value-type="float">
            <text:p>0</text:p>
          </table:table-cell>
          <table:table-cell/>
          <table:table-cell table:style-name="ce3" table:formula="of:=IF([.F247] &lt;&gt; 0; [.F247]-[.B247]; &quot;&quot;)">
            <text:p/>
          </table:table-cell>
          <table:table-cell office:value-type="string" calcext:value-type="string">
            <text:p>6, 6, 6, 25, 25, 25, 25, 1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175" calcext:value-type="float">
            <text:p>27175</text:p>
          </table:table-cell>
          <table:table-cell table:formula="of:=[.B248]/[.A248]" office:value-type="float" office:value="111.372950819672" calcext:value-type="float">
            <text:p>111.372950819672</text:p>
          </table:table-cell>
          <table:table-cell table:formula="of:=FLOOR([.A248] / [.$D$2]) * [.$B$2]* [.$D$2] + MOD([.A248]; [.$D$2]) * [.$C$10] + MOD([.A248] - FLOOR([.A248] / [.$D$2]); 3) * 10/6" office:value-type="float" office:value="27175" calcext:value-type="float">
            <text:p>27175</text:p>
          </table:table-cell>
          <table:table-cell table:style-name="ce2" table:formula="of:=[.D248]-[.B248]" office:value-type="float" office:value="0" calcext:value-type="float">
            <text:p>0</text:p>
          </table:table-cell>
          <table:table-cell/>
          <table:table-cell table:style-name="ce3" table:formula="of:=IF([.F248] &lt;&gt; 0; [.F248]-[.B248]; &quot;&quot;)">
            <text:p/>
          </table:table-cell>
          <table:table-cell office:value-type="string" calcext:value-type="string">
            <text:p>4, 6, 6, 25, 25, 25, 25, 25, 25, 25, 25, 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290" calcext:value-type="float">
            <text:p>27290</text:p>
          </table:table-cell>
          <table:table-cell table:formula="of:=[.B249]/[.A249]" office:value-type="float" office:value="111.387755102041" calcext:value-type="float">
            <text:p>111.387755102041</text:p>
          </table:table-cell>
          <table:table-cell table:formula="of:=FLOOR([.A249] / [.$D$2]) * [.$B$2]* [.$D$2] + MOD([.A249]; [.$D$2]) * [.$C$10] + MOD([.A249] - FLOOR([.A249] / [.$D$2]); 3) * 10/6" office:value-type="float" office:value="27290" calcext:value-type="float">
            <text:p>27290</text:p>
          </table:table-cell>
          <table:table-cell table:style-name="ce2" table:formula="of:=[.D249]-[.B249]" office:value-type="float" office:value="0" calcext:value-type="float">
            <text:p>0</text:p>
          </table:table-cell>
          <table:table-cell/>
          <table:table-cell table:style-name="ce3" table:formula="of:=IF([.F249] &lt;&gt; 0; [.F249]-[.B249]; &quot;&quot;)">
            <text:p/>
          </table:table-cell>
          <table:table-cell office:value-type="string" calcext:value-type="string">
            <text:p>4, 4, 6, 6, 25, 25, 25, 25, 1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400" calcext:value-type="float">
            <text:p>27400</text:p>
          </table:table-cell>
          <table:table-cell table:formula="of:=[.B250]/[.A250]" office:value-type="float" office:value="111.382113821138" calcext:value-type="float">
            <text:p>111.382113821138</text:p>
          </table:table-cell>
          <table:table-cell table:formula="of:=FLOOR([.A250] / [.$D$2]) * [.$B$2]* [.$D$2] + MOD([.A250]; [.$D$2]) * [.$C$10] + MOD([.A250] - FLOOR([.A250] / [.$D$2]); 3) * 10/6" office:value-type="float" office:value="27400" calcext:value-type="float">
            <text:p>27400</text:p>
          </table:table-cell>
          <table:table-cell table:style-name="ce2" table:formula="of:=[.D250]-[.B250]" office:value-type="float" office:value="0" calcext:value-type="float">
            <text:p>0</text:p>
          </table:table-cell>
          <table:table-cell/>
          <table:table-cell table:style-name="ce3" table:formula="of:=IF([.F250] &lt;&gt; 0; [.F250]-[.B250]; &quot;&quot;)">
            <text:p/>
          </table:table-cell>
          <table:table-cell office:value-type="string" calcext:value-type="string">
            <text:p>6, 6, 6, 25, 25, 25, 25, 25, 25, 25, 25, 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7515" calcext:value-type="float">
            <text:p>27515</text:p>
          </table:table-cell>
          <table:table-cell table:formula="of:=[.B251]/[.A251]" office:value-type="float" office:value="111.396761133603" calcext:value-type="float">
            <text:p>111.396761133603</text:p>
          </table:table-cell>
          <table:table-cell table:formula="of:=FLOOR([.A251] / [.$D$2]) * [.$B$2]* [.$D$2] + MOD([.A251]; [.$D$2]) * [.$C$10] + MOD([.A251] - FLOOR([.A251] / [.$D$2]); 3) * 10/6" office:value-type="float" office:value="27515" calcext:value-type="float">
            <text:p>27515</text:p>
          </table:table-cell>
          <table:table-cell table:style-name="ce2" table:formula="of:=[.D251]-[.B251]" office:value-type="float" office:value="0" calcext:value-type="float">
            <text:p>0</text:p>
          </table:table-cell>
          <table:table-cell/>
          <table:table-cell table:style-name="ce3" table:formula="of:=IF([.F251] &lt;&gt; 0; [.F251]-[.B251]; &quot;&quot;)">
            <text:p/>
          </table:table-cell>
          <table:table-cell office:value-type="string" calcext:value-type="string">
            <text:p>4, 6, 6, 6, 25, 25, 25, 25, 1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630" calcext:value-type="float">
            <text:p>27630</text:p>
          </table:table-cell>
          <table:table-cell table:formula="of:=[.B252]/[.A252]" office:value-type="float" office:value="111.411290322581" calcext:value-type="float">
            <text:p>111.411290322581</text:p>
          </table:table-cell>
          <table:table-cell table:formula="of:=FLOOR([.A252] / [.$D$2]) * [.$B$2]* [.$D$2] + MOD([.A252]; [.$D$2]) * [.$C$10] + MOD([.A252] - FLOOR([.A252] / [.$D$2]); 3) * 10/6" office:value-type="float" office:value="27630" calcext:value-type="float">
            <text:p>27630</text:p>
          </table:table-cell>
          <table:table-cell table:style-name="ce2" table:formula="of:=[.D252]-[.B252]" office:value-type="float" office:value="0" calcext:value-type="float">
            <text:p>0</text:p>
          </table:table-cell>
          <table:table-cell/>
          <table:table-cell table:style-name="ce3" table:formula="of:=IF([.F252] &lt;&gt; 0; [.F252]-[.B252]; &quot;&quot;)">
            <text:p/>
          </table:table-cell>
          <table:table-cell office:value-type="string" calcext:value-type="string">
            <text:p>4, 4, 6, 6, 25, 25, 25, 25, 25, 25, 25, 25, 2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740" calcext:value-type="float">
            <text:p>27740</text:p>
          </table:table-cell>
          <table:table-cell table:formula="of:=[.B253]/[.A253]" office:value-type="float" office:value="111.40562248996" calcext:value-type="float">
            <text:p>111.40562248996</text:p>
          </table:table-cell>
          <table:table-cell table:formula="of:=FLOOR([.A253] / [.$D$2]) * [.$B$2]* [.$D$2] + MOD([.A253]; [.$D$2]) * [.$C$10] + MOD([.A253] - FLOOR([.A253] / [.$D$2]); 3) * 10/6" office:value-type="float" office:value="27740" calcext:value-type="float">
            <text:p>27740</text:p>
          </table:table-cell>
          <table:table-cell table:style-name="ce2" table:formula="of:=[.D253]-[.B253]" office:value-type="float" office:value="0" calcext:value-type="float">
            <text:p>0</text:p>
          </table:table-cell>
          <table:table-cell/>
          <table:table-cell table:style-name="ce3" table:formula="of:=IF([.F253] &lt;&gt; 0; [.F253]-[.B253]; &quot;&quot;)">
            <text:p/>
          </table:table-cell>
          <table:table-cell office:value-type="string" calcext:value-type="string">
            <text:p>6, 6, 6, 6, 25, 25, 25, 25, 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800" calcext:value-type="float">
            <text:p>27800</text:p>
          </table:table-cell>
          <table:table-cell table:formula="of:=[.B254]/[.A254]" office:value-type="float" office:value="111.2" calcext:value-type="float">
            <text:p>111.2</text:p>
          </table:table-cell>
          <table:table-cell table:formula="of:=FLOOR([.A254] / [.$D$2]) * [.$B$2]* [.$D$2] + MOD([.A254]; [.$D$2]) * [.$C$10] + MOD([.A254] - FLOOR([.A254] / [.$D$2]); 3) * 10/6" office:value-type="float" office:value="27800" calcext:value-type="float">
            <text:p>27800</text:p>
          </table:table-cell>
          <table:table-cell table:style-name="ce2" table:formula="of:=[.D254]-[.B254]" office:value-type="float" office:value="0" calcext:value-type="float">
            <text:p>0</text:p>
          </table:table-cell>
          <table:table-cell/>
          <table:table-cell table:style-name="ce3" table:formula="of:=IF([.F254] &lt;&gt; 0; [.F254]-[.B254]; &quot;&quot;)">
            <text:p/>
          </table:table-cell>
          <table:table-cell office:value-type="string" calcext:value-type="string">
            <text:p>25, 25, 25, 25, 25, 1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915" calcext:value-type="float">
            <text:p>27915</text:p>
          </table:table-cell>
          <table:table-cell table:formula="of:=[.B255]/[.A255]" office:value-type="float" office:value="111.215139442231" calcext:value-type="float">
            <text:p>111.215139442231</text:p>
          </table:table-cell>
          <table:table-cell table:formula="of:=FLOOR([.A255] / [.$D$2]) * [.$B$2]* [.$D$2] + MOD([.A255]; [.$D$2]) * [.$C$10] + MOD([.A255] - FLOOR([.A255] / [.$D$2]); 3) * 10/6" office:value-type="float" office:value="27915" calcext:value-type="float">
            <text:p>27915</text:p>
          </table:table-cell>
          <table:table-cell table:style-name="ce2" table:formula="of:=[.D255]-[.B255]" office:value-type="float" office:value="0" calcext:value-type="float">
            <text:p>0</text:p>
          </table:table-cell>
          <table:table-cell/>
          <table:table-cell table:style-name="ce3" table:formula="of:=IF([.F255] &lt;&gt; 0; [.F255]-[.B255]; &quot;&quot;)">
            <text:p/>
          </table:table-cell>
          <table:table-cell office:value-type="string" calcext:value-type="string">
            <text:p>25, 25, 25, 25, 25, 25, 25, 25, 25, 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8030" calcext:value-type="float">
            <text:p>28030</text:p>
          </table:table-cell>
          <table:table-cell table:formula="of:=[.B256]/[.A256]" office:value-type="float" office:value="111.230158730159" calcext:value-type="float">
            <text:p>111.230158730159</text:p>
          </table:table-cell>
          <table:table-cell table:formula="of:=FLOOR([.A256] / [.$D$2]) * [.$B$2]* [.$D$2] + MOD([.A256]; [.$D$2]) * [.$C$10] + MOD([.A256] - FLOOR([.A256] / [.$D$2]); 3) * 10/6" office:value-type="float" office:value="28030" calcext:value-type="float">
            <text:p>28030</text:p>
          </table:table-cell>
          <table:table-cell table:style-name="ce2" table:formula="of:=[.D256]-[.B256]" office:value-type="float" office:value="0" calcext:value-type="float">
            <text:p>0</text:p>
          </table:table-cell>
          <table:table-cell/>
          <table:table-cell table:style-name="ce3" table:formula="of:=IF([.F256] &lt;&gt; 0; [.F256]-[.B256]; &quot;&quot;)">
            <text:p/>
          </table:table-cell>
          <table:table-cell office:value-type="string" calcext:value-type="string">
            <text:p>25, 25, 25, 25, 25, 25, 25, 25, 25, 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8140" calcext:value-type="float">
            <text:p>28140</text:p>
          </table:table-cell>
          <table:table-cell table:formula="of:=[.B257]/[.A257]" office:value-type="float" office:value="111.225296442688" calcext:value-type="float">
            <text:p>111.225296442688</text:p>
          </table:table-cell>
          <table:table-cell table:formula="of:=FLOOR([.A257] / [.$D$2]) * [.$B$2]* [.$D$2] + MOD([.A257]; [.$D$2]) * [.$C$10] + MOD([.A257] - FLOOR([.A257] / [.$D$2]); 3) * 10/6" office:value-type="float" office:value="28140" calcext:value-type="float">
            <text:p>28140</text:p>
          </table:table-cell>
          <table:table-cell table:style-name="ce2" table:formula="of:=[.D257]-[.B257]" office:value-type="float" office:value="0" calcext:value-type="float">
            <text:p>0</text:p>
          </table:table-cell>
          <table:table-cell/>
          <table:table-cell table:style-name="ce3" table:formula="of:=IF([.F257] &lt;&gt; 0; [.F257]-[.B257]; &quot;&quot;)">
            <text:p/>
          </table:table-cell>
          <table:table-cell office:value-type="string" calcext:value-type="string">
            <text:p>25, 25, 25, 25, 25, 25, 25, 25, 25, 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255" calcext:value-type="float">
            <text:p>28255</text:p>
          </table:table-cell>
          <table:table-cell table:formula="of:=[.B258]/[.A258]" office:value-type="float" office:value="111.240157480315" calcext:value-type="float">
            <text:p>111.240157480315</text:p>
          </table:table-cell>
          <table:table-cell table:formula="of:=FLOOR([.A258] / [.$D$2]) * [.$B$2]* [.$D$2] + MOD([.A258]; [.$D$2]) * [.$C$10] + MOD([.A258] - FLOOR([.A258] / [.$D$2]); 3) * 10/6" office:value-type="float" office:value="28255" calcext:value-type="float">
            <text:p>28255</text:p>
          </table:table-cell>
          <table:table-cell table:style-name="ce2" table:formula="of:=[.D258]-[.B258]" office:value-type="float" office:value="0" calcext:value-type="float">
            <text:p>0</text:p>
          </table:table-cell>
          <table:table-cell/>
          <table:table-cell table:style-name="ce3" table:formula="of:=IF([.F258] &lt;&gt; 0; [.F258]-[.B258]; &quot;&quot;)">
            <text:p/>
          </table:table-cell>
          <table:table-cell office:value-type="string" calcext:value-type="string">
            <text:p>4, 25, 25, 25, 25, 25, 1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370" calcext:value-type="float">
            <text:p>28370</text:p>
          </table:table-cell>
          <table:table-cell table:formula="of:=[.B259]/[.A259]" office:value-type="float" office:value="111.254901960784" calcext:value-type="float">
            <text:p>111.254901960784</text:p>
          </table:table-cell>
          <table:table-cell table:formula="of:=FLOOR([.A259] / [.$D$2]) * [.$B$2]* [.$D$2] + MOD([.A259]; [.$D$2]) * [.$C$10] + MOD([.A259] - FLOOR([.A259] / [.$D$2]); 3) * 10/6" office:value-type="float" office:value="28370" calcext:value-type="float">
            <text:p>28370</text:p>
          </table:table-cell>
          <table:table-cell table:style-name="ce2" table:formula="of:=[.D259]-[.B259]" office:value-type="float" office:value="0" calcext:value-type="float">
            <text:p>0</text:p>
          </table:table-cell>
          <table:table-cell/>
          <table:table-cell table:style-name="ce3" table:formula="of:=IF([.F259] &lt;&gt; 0; [.F259]-[.B259]; &quot;&quot;)">
            <text:p/>
          </table:table-cell>
          <table:table-cell office:value-type="string" calcext:value-type="string">
            <text:p>4, 25, 25, 25, 25, 25, 25, 25, 25, 25, 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80" calcext:value-type="float">
            <text:p>28480</text:p>
          </table:table-cell>
          <table:table-cell table:formula="of:=[.B260]/[.A260]" office:value-type="float" office:value="111.25" calcext:value-type="float">
            <text:p>111.25</text:p>
          </table:table-cell>
          <table:table-cell table:formula="of:=FLOOR([.A260] / [.$D$2]) * [.$B$2]* [.$D$2] + MOD([.A260]; [.$D$2]) * [.$C$10] + MOD([.A260] - FLOOR([.A260] / [.$D$2]); 3) * 10/6" office:value-type="float" office:value="28480" calcext:value-type="float">
            <text:p>28480</text:p>
          </table:table-cell>
          <table:table-cell table:style-name="ce2" table:formula="of:=[.D260]-[.B260]" office:value-type="float" office:value="0" calcext:value-type="float">
            <text:p>0</text:p>
          </table:table-cell>
          <table:table-cell/>
          <table:table-cell table:style-name="ce3" table:formula="of:=IF([.F260] &lt;&gt; 0; [.F260]-[.B260]; &quot;&quot;)">
            <text:p/>
          </table:table-cell>
          <table:table-cell office:value-type="string" calcext:value-type="string">
            <text:p>6, 25, 25, 25, 25, 25, 1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8595" calcext:value-type="float">
            <text:p>28595</text:p>
          </table:table-cell>
          <table:table-cell table:formula="of:=[.B261]/[.A261]" office:value-type="float" office:value="111.264591439689" calcext:value-type="float">
            <text:p>111.264591439689</text:p>
          </table:table-cell>
          <table:table-cell table:formula="of:=FLOOR([.A261] / [.$D$2]) * [.$B$2]* [.$D$2] + MOD([.A261]; [.$D$2]) * [.$C$10] + MOD([.A261] - FLOOR([.A261] / [.$D$2]); 3) * 10/6" office:value-type="float" office:value="28595" calcext:value-type="float">
            <text:p>28595</text:p>
          </table:table-cell>
          <table:table-cell table:style-name="ce2" table:formula="of:=[.D261]-[.B261]" office:value-type="float" office:value="0" calcext:value-type="float">
            <text:p>0</text:p>
          </table:table-cell>
          <table:table-cell/>
          <table:table-cell table:style-name="ce3" table:formula="of:=IF([.F261] &lt;&gt; 0; [.F261]-[.B261]; &quot;&quot;)">
            <text:p/>
          </table:table-cell>
          <table:table-cell office:value-type="string" calcext:value-type="string">
            <text:p>4, 25, 25, 25, 25, 25, 25, 25, 25, 25, 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8710" calcext:value-type="float">
            <text:p>28710</text:p>
          </table:table-cell>
          <table:table-cell table:formula="of:=[.B262]/[.A262]" office:value-type="float" office:value="111.279069767442" calcext:value-type="float">
            <text:p>111.279069767442</text:p>
          </table:table-cell>
          <table:table-cell table:formula="of:=FLOOR([.A262] / [.$D$2]) * [.$B$2]* [.$D$2] + MOD([.A262]; [.$D$2]) * [.$C$10] + MOD([.A262] - FLOOR([.A262] / [.$D$2]); 3) * 10/6" office:value-type="float" office:value="28710" calcext:value-type="float">
            <text:p>28710</text:p>
          </table:table-cell>
          <table:table-cell table:style-name="ce2" table:formula="of:=[.D262]-[.B262]" office:value-type="float" office:value="0" calcext:value-type="float">
            <text:p>0</text:p>
          </table:table-cell>
          <table:table-cell/>
          <table:table-cell table:style-name="ce3" table:formula="of:=IF([.F262] &lt;&gt; 0; [.F262]-[.B262]; &quot;&quot;)">
            <text:p/>
          </table:table-cell>
          <table:table-cell office:value-type="string" calcext:value-type="string">
            <text:p>4, 4, 25, 25, 25, 25, 25, 1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8820" calcext:value-type="float">
            <text:p>28820</text:p>
          </table:table-cell>
          <table:table-cell table:formula="of:=[.B263]/[.A263]" office:value-type="float" office:value="111.274131274131" calcext:value-type="float">
            <text:p>111.274131274131</text:p>
          </table:table-cell>
          <table:table-cell table:formula="of:=FLOOR([.A263] / [.$D$2]) * [.$B$2]* [.$D$2] + MOD([.A263]; [.$D$2]) * [.$C$10] + MOD([.A263] - FLOOR([.A263] / [.$D$2]); 3) * 10/6" office:value-type="float" office:value="28820" calcext:value-type="float">
            <text:p>28820</text:p>
          </table:table-cell>
          <table:table-cell table:style-name="ce2" table:formula="of:=[.D263]-[.B263]" office:value-type="float" office:value="0" calcext:value-type="float">
            <text:p>0</text:p>
          </table:table-cell>
          <table:table-cell/>
          <table:table-cell table:style-name="ce3" table:formula="of:=IF([.F263] &lt;&gt; 0; [.F263]-[.B263]; &quot;&quot;)">
            <text:p/>
          </table:table-cell>
          <table:table-cell office:value-type="string" calcext:value-type="string">
            <text:p>6, 25, 25, 25, 25, 25, 25, 25, 25, 25, 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935" calcext:value-type="float">
            <text:p>28935</text:p>
          </table:table-cell>
          <table:table-cell table:formula="of:=[.B264]/[.A264]" office:value-type="float" office:value="111.288461538462" calcext:value-type="float">
            <text:p>111.288461538462</text:p>
          </table:table-cell>
          <table:table-cell table:formula="of:=FLOOR([.A264] / [.$D$2]) * [.$B$2]* [.$D$2] + MOD([.A264]; [.$D$2]) * [.$C$10] + MOD([.A264] - FLOOR([.A264] / [.$D$2]); 3) * 10/6" office:value-type="float" office:value="28935" calcext:value-type="float">
            <text:p>28935</text:p>
          </table:table-cell>
          <table:table-cell table:style-name="ce2" table:formula="of:=[.D264]-[.B264]" office:value-type="float" office:value="0" calcext:value-type="float">
            <text:p>0</text:p>
          </table:table-cell>
          <table:table-cell/>
          <table:table-cell table:style-name="ce3" table:formula="of:=IF([.F264] &lt;&gt; 0; [.F264]-[.B264]; &quot;&quot;)">
            <text:p/>
          </table:table-cell>
          <table:table-cell office:value-type="string" calcext:value-type="string">
            <text:p>4, 6, 25, 25, 25, 25, 25, 1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9050" calcext:value-type="float">
            <text:p>29050</text:p>
          </table:table-cell>
          <table:table-cell table:formula="of:=[.B265]/[.A265]" office:value-type="float" office:value="111.302681992337" calcext:value-type="float">
            <text:p>111.302681992337</text:p>
          </table:table-cell>
          <table:table-cell table:formula="of:=FLOOR([.A265] / [.$D$2]) * [.$B$2]* [.$D$2] + MOD([.A265]; [.$D$2]) * [.$C$10] + MOD([.A265] - FLOOR([.A265] / [.$D$2]); 3) * 10/6" office:value-type="float" office:value="29050" calcext:value-type="float">
            <text:p>29050</text:p>
          </table:table-cell>
          <table:table-cell table:style-name="ce2" table:formula="of:=[.D265]-[.B265]" office:value-type="float" office:value="0" calcext:value-type="float">
            <text:p>0</text:p>
          </table:table-cell>
          <table:table-cell/>
          <table:table-cell table:style-name="ce3" table:formula="of:=IF([.F265] &lt;&gt; 0; [.F265]-[.B265]; &quot;&quot;)">
            <text:p/>
          </table:table-cell>
          <table:table-cell office:value-type="string" calcext:value-type="string">
            <text:p>4, 4, 25, 25, 25, 25, 25, 25, 25, 25, 25, 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160" calcext:value-type="float">
            <text:p>29160</text:p>
          </table:table-cell>
          <table:table-cell table:formula="of:=[.B266]/[.A266]" office:value-type="float" office:value="111.297709923664" calcext:value-type="float">
            <text:p>111.297709923664</text:p>
          </table:table-cell>
          <table:table-cell table:formula="of:=FLOOR([.A266] / [.$D$2]) * [.$B$2]* [.$D$2] + MOD([.A266]; [.$D$2]) * [.$C$10] + MOD([.A266] - FLOOR([.A266] / [.$D$2]); 3) * 10/6" office:value-type="float" office:value="29160" calcext:value-type="float">
            <text:p>29160</text:p>
          </table:table-cell>
          <table:table-cell table:style-name="ce2" table:formula="of:=[.D266]-[.B266]" office:value-type="float" office:value="0" calcext:value-type="float">
            <text:p>0</text:p>
          </table:table-cell>
          <table:table-cell/>
          <table:table-cell table:style-name="ce3" table:formula="of:=IF([.F266] &lt;&gt; 0; [.F266]-[.B266]; &quot;&quot;)">
            <text:p/>
          </table:table-cell>
          <table:table-cell office:value-type="string" calcext:value-type="string">
            <text:p>6, 6, 25, 25, 25, 25, 25, 1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9275" calcext:value-type="float">
            <text:p>29275</text:p>
          </table:table-cell>
          <table:table-cell table:formula="of:=[.B267]/[.A267]" office:value-type="float" office:value="111.311787072243" calcext:value-type="float">
            <text:p>111.311787072243</text:p>
          </table:table-cell>
          <table:table-cell table:formula="of:=FLOOR([.A267] / [.$D$2]) * [.$B$2]* [.$D$2] + MOD([.A267]; [.$D$2]) * [.$C$10] + MOD([.A267] - FLOOR([.A267] / [.$D$2]); 3) * 10/6" office:value-type="float" office:value="29275" calcext:value-type="float">
            <text:p>29275</text:p>
          </table:table-cell>
          <table:table-cell table:style-name="ce2" table:formula="of:=[.D267]-[.B267]" office:value-type="float" office:value="0" calcext:value-type="float">
            <text:p>0</text:p>
          </table:table-cell>
          <table:table-cell/>
          <table:table-cell table:style-name="ce3" table:formula="of:=IF([.F267] &lt;&gt; 0; [.F267]-[.B267]; &quot;&quot;)">
            <text:p/>
          </table:table-cell>
          <table:table-cell office:value-type="string" calcext:value-type="string">
            <text:p>4, 6, 25, 25, 25, 25, 25, 25, 25, 25, 25, 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390" calcext:value-type="float">
            <text:p>29390</text:p>
          </table:table-cell>
          <table:table-cell table:formula="of:=[.B268]/[.A268]" office:value-type="float" office:value="111.325757575758" calcext:value-type="float">
            <text:p>111.325757575758</text:p>
          </table:table-cell>
          <table:table-cell table:formula="of:=FLOOR([.A268] / [.$D$2]) * [.$B$2]* [.$D$2] + MOD([.A268]; [.$D$2]) * [.$C$10] + MOD([.A268] - FLOOR([.A268] / [.$D$2]); 3) * 10/6" office:value-type="float" office:value="29390" calcext:value-type="float">
            <text:p>29390</text:p>
          </table:table-cell>
          <table:table-cell table:style-name="ce2" table:formula="of:=[.D268]-[.B268]" office:value-type="float" office:value="0" calcext:value-type="float">
            <text:p>0</text:p>
          </table:table-cell>
          <table:table-cell/>
          <table:table-cell table:style-name="ce3" table:formula="of:=IF([.F268] &lt;&gt; 0; [.F268]-[.B268]; &quot;&quot;)">
            <text:p/>
          </table:table-cell>
          <table:table-cell office:value-type="string" calcext:value-type="string">
            <text:p>4, 4, 6, 25, 25, 25, 25, 25, 1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9500" calcext:value-type="float">
            <text:p>29500</text:p>
          </table:table-cell>
          <table:table-cell table:formula="of:=[.B269]/[.A269]" office:value-type="float" office:value="111.320754716981" calcext:value-type="float">
            <text:p>111.320754716981</text:p>
          </table:table-cell>
          <table:table-cell table:formula="of:=FLOOR([.A269] / [.$D$2]) * [.$B$2]* [.$D$2] + MOD([.A269]; [.$D$2]) * [.$C$10] + MOD([.A269] - FLOOR([.A269] / [.$D$2]); 3) * 10/6" office:value-type="float" office:value="29500" calcext:value-type="float">
            <text:p>29500</text:p>
          </table:table-cell>
          <table:table-cell table:style-name="ce2" table:formula="of:=[.D269]-[.B269]" office:value-type="float" office:value="0" calcext:value-type="float">
            <text:p>0</text:p>
          </table:table-cell>
          <table:table-cell/>
          <table:table-cell table:style-name="ce3" table:formula="of:=IF([.F269] &lt;&gt; 0; [.F269]-[.B269]; &quot;&quot;)">
            <text:p/>
          </table:table-cell>
          <table:table-cell office:value-type="string" calcext:value-type="string">
            <text:p>6, 6, 25, 25, 25, 25, 25, 25, 25, 25, 25, 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9615" calcext:value-type="float">
            <text:p>29615</text:p>
          </table:table-cell>
          <table:table-cell table:formula="of:=[.B270]/[.A270]" office:value-type="float" office:value="111.334586466165" calcext:value-type="float">
            <text:p>111.334586466165</text:p>
          </table:table-cell>
          <table:table-cell table:formula="of:=FLOOR([.A270] / [.$D$2]) * [.$B$2]* [.$D$2] + MOD([.A270]; [.$D$2]) * [.$C$10] + MOD([.A270] - FLOOR([.A270] / [.$D$2]); 3) * 10/6" office:value-type="float" office:value="29615" calcext:value-type="float">
            <text:p>29615</text:p>
          </table:table-cell>
          <table:table-cell table:style-name="ce2" table:formula="of:=[.D270]-[.B270]" office:value-type="float" office:value="0" calcext:value-type="float">
            <text:p>0</text:p>
          </table:table-cell>
          <table:table-cell/>
          <table:table-cell table:style-name="ce3" table:formula="of:=IF([.F270] &lt;&gt; 0; [.F270]-[.B270]; &quot;&quot;)">
            <text:p/>
          </table:table-cell>
          <table:table-cell office:value-type="string" calcext:value-type="string">
            <text:p>4, 6, 6, 25, 25, 25, 25, 25, 1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9730" calcext:value-type="float">
            <text:p>29730</text:p>
          </table:table-cell>
          <table:table-cell table:formula="of:=[.B271]/[.A271]" office:value-type="float" office:value="111.348314606742" calcext:value-type="float">
            <text:p>111.348314606742</text:p>
          </table:table-cell>
          <table:table-cell table:formula="of:=FLOOR([.A271] / [.$D$2]) * [.$B$2]* [.$D$2] + MOD([.A271]; [.$D$2]) * [.$C$10] + MOD([.A271] - FLOOR([.A271] / [.$D$2]); 3) * 10/6" office:value-type="float" office:value="29730" calcext:value-type="float">
            <text:p>29730</text:p>
          </table:table-cell>
          <table:table-cell table:style-name="ce2" table:formula="of:=[.D271]-[.B271]" office:value-type="float" office:value="0" calcext:value-type="float">
            <text:p>0</text:p>
          </table:table-cell>
          <table:table-cell/>
          <table:table-cell table:style-name="ce3" table:formula="of:=IF([.F271] &lt;&gt; 0; [.F271]-[.B271]; &quot;&quot;)">
            <text:p/>
          </table:table-cell>
          <table:table-cell office:value-type="string" calcext:value-type="string">
            <text:p>4, 4, 6, 25, 25, 25, 25, 25, 25, 25, 25, 25, 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9840" calcext:value-type="float">
            <text:p>29840</text:p>
          </table:table-cell>
          <table:table-cell table:formula="of:=[.B272]/[.A272]" office:value-type="float" office:value="111.34328358209" calcext:value-type="float">
            <text:p>111.34328358209</text:p>
          </table:table-cell>
          <table:table-cell table:formula="of:=FLOOR([.A272] / [.$D$2]) * [.$B$2]* [.$D$2] + MOD([.A272]; [.$D$2]) * [.$C$10] + MOD([.A272] - FLOOR([.A272] / [.$D$2]); 3) * 10/6" office:value-type="float" office:value="29840" calcext:value-type="float">
            <text:p>29840</text:p>
          </table:table-cell>
          <table:table-cell table:style-name="ce2" table:formula="of:=[.D272]-[.B272]" office:value-type="float" office:value="0" calcext:value-type="float">
            <text:p>0</text:p>
          </table:table-cell>
          <table:table-cell/>
          <table:table-cell table:style-name="ce3" table:formula="of:=IF([.F272] &lt;&gt; 0; [.F272]-[.B272]; &quot;&quot;)">
            <text:p/>
          </table:table-cell>
          <table:table-cell office:value-type="string" calcext:value-type="string">
            <text:p>6, 6, 6, 25, 25, 25, 25, 25, 1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9955" calcext:value-type="float">
            <text:p>29955</text:p>
          </table:table-cell>
          <table:table-cell table:formula="of:=[.B273]/[.A273]" office:value-type="float" office:value="111.35687732342" calcext:value-type="float">
            <text:p>111.35687732342</text:p>
          </table:table-cell>
          <table:table-cell table:formula="of:=FLOOR([.A273] / [.$D$2]) * [.$B$2]* [.$D$2] + MOD([.A273]; [.$D$2]) * [.$C$10] + MOD([.A273] - FLOOR([.A273] / [.$D$2]); 3) * 10/6" office:value-type="float" office:value="29955" calcext:value-type="float">
            <text:p>29955</text:p>
          </table:table-cell>
          <table:table-cell table:style-name="ce2" table:formula="of:=[.D273]-[.B273]" office:value-type="float" office:value="0" calcext:value-type="float">
            <text:p>0</text:p>
          </table:table-cell>
          <table:table-cell/>
          <table:table-cell table:style-name="ce3" table:formula="of:=IF([.F273] &lt;&gt; 0; [.F273]-[.B273]; &quot;&quot;)">
            <text:p/>
          </table:table-cell>
          <table:table-cell office:value-type="string" calcext:value-type="string">
            <text:p>4, 6, 6, 25, 25, 25, 25, 25, 25, 25, 25, 25, 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070" calcext:value-type="float">
            <text:p>30070</text:p>
          </table:table-cell>
          <table:table-cell table:formula="of:=[.B274]/[.A274]" office:value-type="float" office:value="111.37037037037" calcext:value-type="float">
            <text:p>111.37037037037</text:p>
          </table:table-cell>
          <table:table-cell table:formula="of:=FLOOR([.A274] / [.$D$2]) * [.$B$2]* [.$D$2] + MOD([.A274]; [.$D$2]) * [.$C$10] + MOD([.A274] - FLOOR([.A274] / [.$D$2]); 3) * 10/6" office:value-type="float" office:value="30070" calcext:value-type="float">
            <text:p>30070</text:p>
          </table:table-cell>
          <table:table-cell table:style-name="ce2" table:formula="of:=[.D274]-[.B274]" office:value-type="float" office:value="0" calcext:value-type="float">
            <text:p>0</text:p>
          </table:table-cell>
          <table:table-cell/>
          <table:table-cell table:style-name="ce3" table:formula="of:=IF([.F274] &lt;&gt; 0; [.F274]-[.B274]; &quot;&quot;)">
            <text:p/>
          </table:table-cell>
          <table:table-cell office:value-type="string" calcext:value-type="string">
            <text:p>4, 4, 6, 6, 25, 25, 25, 25, 25, 1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180" calcext:value-type="float">
            <text:p>30180</text:p>
          </table:table-cell>
          <table:table-cell table:formula="of:=[.B275]/[.A275]" office:value-type="float" office:value="111.365313653137" calcext:value-type="float">
            <text:p>111.365313653137</text:p>
          </table:table-cell>
          <table:table-cell table:formula="of:=FLOOR([.A275] / [.$D$2]) * [.$B$2]* [.$D$2] + MOD([.A275]; [.$D$2]) * [.$C$10] + MOD([.A275] - FLOOR([.A275] / [.$D$2]); 3) * 10/6" office:value-type="float" office:value="30180" calcext:value-type="float">
            <text:p>30180</text:p>
          </table:table-cell>
          <table:table-cell table:style-name="ce2" table:formula="of:=[.D275]-[.B275]" office:value-type="float" office:value="0" calcext:value-type="float">
            <text:p>0</text:p>
          </table:table-cell>
          <table:table-cell/>
          <table:table-cell table:style-name="ce3" table:formula="of:=IF([.F275] &lt;&gt; 0; [.F275]-[.B275]; &quot;&quot;)">
            <text:p/>
          </table:table-cell>
          <table:table-cell office:value-type="string" calcext:value-type="string">
            <text:p>6, 6, 6, 25, 25, 25, 25, 25, 25, 25, 25, 25, 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295" calcext:value-type="float">
            <text:p>30295</text:p>
          </table:table-cell>
          <table:table-cell table:formula="of:=[.B276]/[.A276]" office:value-type="float" office:value="111.378676470588" calcext:value-type="float">
            <text:p>111.378676470588</text:p>
          </table:table-cell>
          <table:table-cell table:formula="of:=FLOOR([.A276] / [.$D$2]) * [.$B$2]* [.$D$2] + MOD([.A276]; [.$D$2]) * [.$C$10] + MOD([.A276] - FLOOR([.A276] / [.$D$2]); 3) * 10/6" office:value-type="float" office:value="30295" calcext:value-type="float">
            <text:p>30295</text:p>
          </table:table-cell>
          <table:table-cell table:style-name="ce2" table:formula="of:=[.D276]-[.B276]" office:value-type="float" office:value="0" calcext:value-type="float">
            <text:p>0</text:p>
          </table:table-cell>
          <table:table-cell/>
          <table:table-cell table:style-name="ce3" table:formula="of:=IF([.F276] &lt;&gt; 0; [.F276]-[.B276]; &quot;&quot;)">
            <text:p/>
          </table:table-cell>
          <table:table-cell office:value-type="string" calcext:value-type="string">
            <text:p>4, 6, 6, 6, 25, 25, 25, 25, 25, 1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410" calcext:value-type="float">
            <text:p>30410</text:p>
          </table:table-cell>
          <table:table-cell table:formula="of:=[.B277]/[.A277]" office:value-type="float" office:value="111.391941391941" calcext:value-type="float">
            <text:p>111.391941391941</text:p>
          </table:table-cell>
          <table:table-cell table:formula="of:=FLOOR([.A277] / [.$D$2]) * [.$B$2]* [.$D$2] + MOD([.A277]; [.$D$2]) * [.$C$10] + MOD([.A277] - FLOOR([.A277] / [.$D$2]); 3) * 10/6" office:value-type="float" office:value="30410" calcext:value-type="float">
            <text:p>30410</text:p>
          </table:table-cell>
          <table:table-cell table:style-name="ce2" table:formula="of:=[.D277]-[.B277]" office:value-type="float" office:value="0" calcext:value-type="float">
            <text:p>0</text:p>
          </table:table-cell>
          <table:table-cell/>
          <table:table-cell table:style-name="ce3" table:formula="of:=IF([.F277] &lt;&gt; 0; [.F277]-[.B277]; &quot;&quot;)">
            <text:p/>
          </table:table-cell>
          <table:table-cell office:value-type="string" calcext:value-type="string">
            <text:p>4, 4, 6, 6, 25, 25, 25, 25, 25, 25, 25, 25, 25, 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520" calcext:value-type="float">
            <text:p>30520</text:p>
          </table:table-cell>
          <table:table-cell table:formula="of:=[.B278]/[.A278]" office:value-type="float" office:value="111.386861313869" calcext:value-type="float">
            <text:p>111.386861313869</text:p>
          </table:table-cell>
          <table:table-cell table:formula="of:=FLOOR([.A278] / [.$D$2]) * [.$B$2]* [.$D$2] + MOD([.A278]; [.$D$2]) * [.$C$10] + MOD([.A278] - FLOOR([.A278] / [.$D$2]); 3) * 10/6" office:value-type="float" office:value="30520" calcext:value-type="float">
            <text:p>30520</text:p>
          </table:table-cell>
          <table:table-cell table:style-name="ce2" table:formula="of:=[.D278]-[.B278]" office:value-type="float" office:value="0" calcext:value-type="float">
            <text:p>0</text:p>
          </table:table-cell>
          <table:table-cell/>
          <table:table-cell table:style-name="ce3" table:formula="of:=IF([.F278] &lt;&gt; 0; [.F278]-[.B278]; &quot;&quot;)">
            <text:p/>
          </table:table-cell>
          <table:table-cell office:value-type="string" calcext:value-type="string">
            <text:p>6, 6, 6, 6, 25, 25, 25, 25, 25, 1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0580" calcext:value-type="float">
            <text:p>30580</text:p>
          </table:table-cell>
          <table:table-cell table:formula="of:=[.B279]/[.A279]" office:value-type="float" office:value="111.2" calcext:value-type="float">
            <text:p>111.2</text:p>
          </table:table-cell>
          <table:table-cell table:formula="of:=FLOOR([.A279] / [.$D$2]) * [.$B$2]* [.$D$2] + MOD([.A279]; [.$D$2]) * [.$C$10] + MOD([.A279] - FLOOR([.A279] / [.$D$2]); 3) * 10/6" office:value-type="float" office:value="30580" calcext:value-type="float">
            <text:p>30580</text:p>
          </table:table-cell>
          <table:table-cell table:style-name="ce2" table:formula="of:=[.D279]-[.B279]" office:value-type="float" office:value="0" calcext:value-type="float">
            <text:p>0</text:p>
          </table:table-cell>
          <table:table-cell/>
          <table:table-cell table:style-name="ce3" table:formula="of:=IF([.F279] &lt;&gt; 0; [.F279]-[.B279]; &quot;&quot;)">
            <text:p/>
          </table:table-cell>
          <table:table-cell office:value-type="string" calcext:value-type="string">
            <text:p>25, 25, 25, 25, 25, 25, 1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695" calcext:value-type="float">
            <text:p>30695</text:p>
          </table:table-cell>
          <table:table-cell table:formula="of:=[.B280]/[.A280]" office:value-type="float" office:value="111.213768115942" calcext:value-type="float">
            <text:p>111.213768115942</text:p>
          </table:table-cell>
          <table:table-cell table:formula="of:=FLOOR([.A280] / [.$D$2]) * [.$B$2]* [.$D$2] + MOD([.A280]; [.$D$2]) * [.$C$10] + MOD([.A280] - FLOOR([.A280] / [.$D$2]); 3) * 10/6" office:value-type="float" office:value="30695" calcext:value-type="float">
            <text:p>30695</text:p>
          </table:table-cell>
          <table:table-cell table:style-name="ce2" table:formula="of:=[.D280]-[.B280]" office:value-type="float" office:value="0" calcext:value-type="float">
            <text:p>0</text:p>
          </table:table-cell>
          <table:table-cell/>
          <table:table-cell table:style-name="ce3" table:formula="of:=IF([.F280] &lt;&gt; 0; [.F280]-[.B280]; &quot;&quot;)">
            <text:p/>
          </table:table-cell>
          <table:table-cell office:value-type="string" calcext:value-type="string">
            <text:p>25, 25, 25, 25, 25, 25, 25, 25, 25, 25, 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810" calcext:value-type="float">
            <text:p>30810</text:p>
          </table:table-cell>
          <table:table-cell table:formula="of:=[.B281]/[.A281]" office:value-type="float" office:value="111.227436823105" calcext:value-type="float">
            <text:p>111.227436823105</text:p>
          </table:table-cell>
          <table:table-cell table:formula="of:=FLOOR([.A281] / [.$D$2]) * [.$B$2]* [.$D$2] + MOD([.A281]; [.$D$2]) * [.$C$10] + MOD([.A281] - FLOOR([.A281] / [.$D$2]); 3) * 10/6" office:value-type="float" office:value="30810" calcext:value-type="float">
            <text:p>30810</text:p>
          </table:table-cell>
          <table:table-cell table:style-name="ce2" table:formula="of:=[.D281]-[.B281]" office:value-type="float" office:value="0" calcext:value-type="float">
            <text:p>0</text:p>
          </table:table-cell>
          <table:table-cell/>
          <table:table-cell table:style-name="ce3" table:formula="of:=IF([.F281] &lt;&gt; 0; [.F281]-[.B281]; &quot;&quot;)">
            <text:p/>
          </table:table-cell>
          <table:table-cell office:value-type="string" calcext:value-type="string">
            <text:p>25, 25, 25, 25, 25, 25, 25, 25, 25, 25, 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0920" calcext:value-type="float">
            <text:p>30920</text:p>
          </table:table-cell>
          <table:table-cell table:formula="of:=[.B282]/[.A282]" office:value-type="float" office:value="111.223021582734" calcext:value-type="float">
            <text:p>111.223021582734</text:p>
          </table:table-cell>
          <table:table-cell table:formula="of:=FLOOR([.A282] / [.$D$2]) * [.$B$2]* [.$D$2] + MOD([.A282]; [.$D$2]) * [.$C$10] + MOD([.A282] - FLOOR([.A282] / [.$D$2]); 3) * 10/6" office:value-type="float" office:value="30920" calcext:value-type="float">
            <text:p>30920</text:p>
          </table:table-cell>
          <table:table-cell table:style-name="ce2" table:formula="of:=[.D282]-[.B282]" office:value-type="float" office:value="0" calcext:value-type="float">
            <text:p>0</text:p>
          </table:table-cell>
          <table:table-cell/>
          <table:table-cell table:style-name="ce3" table:formula="of:=IF([.F282] &lt;&gt; 0; [.F282]-[.B282]; &quot;&quot;)">
            <text:p/>
          </table:table-cell>
          <table:table-cell office:value-type="string" calcext:value-type="string">
            <text:p>25, 25, 25, 25, 25, 25, 25, 25, 25, 25, 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1035" calcext:value-type="float">
            <text:p>31035</text:p>
          </table:table-cell>
          <table:table-cell table:formula="of:=[.B283]/[.A283]" office:value-type="float" office:value="111.236559139785" calcext:value-type="float">
            <text:p>111.236559139785</text:p>
          </table:table-cell>
          <table:table-cell table:formula="of:=FLOOR([.A283] / [.$D$2]) * [.$B$2]* [.$D$2] + MOD([.A283]; [.$D$2]) * [.$C$10] + MOD([.A283] - FLOOR([.A283] / [.$D$2]); 3) * 10/6" office:value-type="float" office:value="31035" calcext:value-type="float">
            <text:p>31035</text:p>
          </table:table-cell>
          <table:table-cell table:style-name="ce2" table:formula="of:=[.D283]-[.B283]" office:value-type="float" office:value="0" calcext:value-type="float">
            <text:p>0</text:p>
          </table:table-cell>
          <table:table-cell/>
          <table:table-cell table:style-name="ce3" table:formula="of:=IF([.F283] &lt;&gt; 0; [.F283]-[.B283]; &quot;&quot;)">
            <text:p/>
          </table:table-cell>
          <table:table-cell office:value-type="string" calcext:value-type="string">
            <text:p>4, 25, 25, 25, 25, 25, 25, 1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150" calcext:value-type="float">
            <text:p>31150</text:p>
          </table:table-cell>
          <table:table-cell table:formula="of:=[.B284]/[.A284]" office:value-type="float" office:value="111.25" calcext:value-type="float">
            <text:p>111.25</text:p>
          </table:table-cell>
          <table:table-cell table:formula="of:=FLOOR([.A284] / [.$D$2]) * [.$B$2]* [.$D$2] + MOD([.A284]; [.$D$2]) * [.$C$10] + MOD([.A284] - FLOOR([.A284] / [.$D$2]); 3) * 10/6" office:value-type="float" office:value="31150" calcext:value-type="float">
            <text:p>31150</text:p>
          </table:table-cell>
          <table:table-cell table:style-name="ce2" table:formula="of:=[.D284]-[.B284]" office:value-type="float" office:value="0" calcext:value-type="float">
            <text:p>0</text:p>
          </table:table-cell>
          <table:table-cell/>
          <table:table-cell table:style-name="ce3" table:formula="of:=IF([.F284] &lt;&gt; 0; [.F284]-[.B284]; &quot;&quot;)">
            <text:p/>
          </table:table-cell>
          <table:table-cell office:value-type="string" calcext:value-type="string">
            <text:p>4, 25, 25, 25, 25, 25, 25, 25, 25, 25, 25, 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1260" calcext:value-type="float">
            <text:p>31260</text:p>
          </table:table-cell>
          <table:table-cell table:formula="of:=[.B285]/[.A285]" office:value-type="float" office:value="111.245551601423" calcext:value-type="float">
            <text:p>111.245551601423</text:p>
          </table:table-cell>
          <table:table-cell table:formula="of:=FLOOR([.A285] / [.$D$2]) * [.$B$2]* [.$D$2] + MOD([.A285]; [.$D$2]) * [.$C$10] + MOD([.A285] - FLOOR([.A285] / [.$D$2]); 3) * 10/6" office:value-type="float" office:value="31260" calcext:value-type="float">
            <text:p>31260</text:p>
          </table:table-cell>
          <table:table-cell table:style-name="ce2" table:formula="of:=[.D285]-[.B285]" office:value-type="float" office:value="0" calcext:value-type="float">
            <text:p>0</text:p>
          </table:table-cell>
          <table:table-cell/>
          <table:table-cell table:style-name="ce3" table:formula="of:=IF([.F285] &lt;&gt; 0; [.F285]-[.B285]; &quot;&quot;)">
            <text:p/>
          </table:table-cell>
          <table:table-cell office:value-type="string" calcext:value-type="string">
            <text:p>6, 25, 25, 25, 25, 25, 25, 1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1375" calcext:value-type="float">
            <text:p>31375</text:p>
          </table:table-cell>
          <table:table-cell table:formula="of:=[.B286]/[.A286]" office:value-type="float" office:value="111.258865248227" calcext:value-type="float">
            <text:p>111.258865248227</text:p>
          </table:table-cell>
          <table:table-cell table:formula="of:=FLOOR([.A286] / [.$D$2]) * [.$B$2]* [.$D$2] + MOD([.A286]; [.$D$2]) * [.$C$10] + MOD([.A286] - FLOOR([.A286] / [.$D$2]); 3) * 10/6" office:value-type="float" office:value="31375" calcext:value-type="float">
            <text:p>31375</text:p>
          </table:table-cell>
          <table:table-cell table:style-name="ce2" table:formula="of:=[.D286]-[.B286]" office:value-type="float" office:value="0" calcext:value-type="float">
            <text:p>0</text:p>
          </table:table-cell>
          <table:table-cell/>
          <table:table-cell table:style-name="ce3" table:formula="of:=IF([.F286] &lt;&gt; 0; [.F286]-[.B286]; &quot;&quot;)">
            <text:p/>
          </table:table-cell>
          <table:table-cell office:value-type="string" calcext:value-type="string">
            <text:p>4, 25, 25, 25, 25, 25, 25, 25, 25, 25, 25, 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1490" calcext:value-type="float">
            <text:p>31490</text:p>
          </table:table-cell>
          <table:table-cell table:formula="of:=[.B287]/[.A287]" office:value-type="float" office:value="111.272084805654" calcext:value-type="float">
            <text:p>111.272084805654</text:p>
          </table:table-cell>
          <table:table-cell table:formula="of:=FLOOR([.A287] / [.$D$2]) * [.$B$2]* [.$D$2] + MOD([.A287]; [.$D$2]) * [.$C$10] + MOD([.A287] - FLOOR([.A287] / [.$D$2]); 3) * 10/6" office:value-type="float" office:value="31490" calcext:value-type="float">
            <text:p>31490</text:p>
          </table:table-cell>
          <table:table-cell table:style-name="ce2" table:formula="of:=[.D287]-[.B287]" office:value-type="float" office:value="0" calcext:value-type="float">
            <text:p>0</text:p>
          </table:table-cell>
          <table:table-cell/>
          <table:table-cell table:style-name="ce3" table:formula="of:=IF([.F287] &lt;&gt; 0; [.F287]-[.B287]; &quot;&quot;)">
            <text:p/>
          </table:table-cell>
          <table:table-cell office:value-type="string" calcext:value-type="string">
            <text:p>4, 4, 25, 25, 25, 25, 25, 25, 1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1600" calcext:value-type="float">
            <text:p>31600</text:p>
          </table:table-cell>
          <table:table-cell table:formula="of:=[.B288]/[.A288]" office:value-type="float" office:value="111.267605633803" calcext:value-type="float">
            <text:p>111.267605633803</text:p>
          </table:table-cell>
          <table:table-cell table:formula="of:=FLOOR([.A288] / [.$D$2]) * [.$B$2]* [.$D$2] + MOD([.A288]; [.$D$2]) * [.$C$10] + MOD([.A288] - FLOOR([.A288] / [.$D$2]); 3) * 10/6" office:value-type="float" office:value="31600" calcext:value-type="float">
            <text:p>31600</text:p>
          </table:table-cell>
          <table:table-cell table:style-name="ce2" table:formula="of:=[.D288]-[.B288]" office:value-type="float" office:value="0" calcext:value-type="float">
            <text:p>0</text:p>
          </table:table-cell>
          <table:table-cell/>
          <table:table-cell table:style-name="ce3" table:formula="of:=IF([.F288] &lt;&gt; 0; [.F288]-[.B288]; &quot;&quot;)">
            <text:p/>
          </table:table-cell>
          <table:table-cell office:value-type="string" calcext:value-type="string">
            <text:p>6, 25, 25, 25, 25, 25, 25, 25, 25, 25, 25, 2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1715" calcext:value-type="float">
            <text:p>31715</text:p>
          </table:table-cell>
          <table:table-cell table:formula="of:=[.B289]/[.A289]" office:value-type="float" office:value="111.280701754386" calcext:value-type="float">
            <text:p>111.280701754386</text:p>
          </table:table-cell>
          <table:table-cell table:formula="of:=FLOOR([.A289] / [.$D$2]) * [.$B$2]* [.$D$2] + MOD([.A289]; [.$D$2]) * [.$C$10] + MOD([.A289] - FLOOR([.A289] / [.$D$2]); 3) * 10/6" office:value-type="float" office:value="31715" calcext:value-type="float">
            <text:p>31715</text:p>
          </table:table-cell>
          <table:table-cell table:style-name="ce2" table:formula="of:=[.D289]-[.B289]" office:value-type="float" office:value="0" calcext:value-type="float">
            <text:p>0</text:p>
          </table:table-cell>
          <table:table-cell/>
          <table:table-cell table:style-name="ce3" table:formula="of:=IF([.F289] &lt;&gt; 0; [.F289]-[.B289]; &quot;&quot;)">
            <text:p/>
          </table:table-cell>
          <table:table-cell office:value-type="string" calcext:value-type="string">
            <text:p>4, 6, 25, 25, 25, 25, 25, 25, 1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1830" calcext:value-type="float">
            <text:p>31830</text:p>
          </table:table-cell>
          <table:table-cell table:formula="of:=[.B290]/[.A290]" office:value-type="float" office:value="111.293706293706" calcext:value-type="float">
            <text:p>111.293706293706</text:p>
          </table:table-cell>
          <table:table-cell table:formula="of:=FLOOR([.A290] / [.$D$2]) * [.$B$2]* [.$D$2] + MOD([.A290]; [.$D$2]) * [.$C$10] + MOD([.A290] - FLOOR([.A290] / [.$D$2]); 3) * 10/6" office:value-type="float" office:value="31830" calcext:value-type="float">
            <text:p>31830</text:p>
          </table:table-cell>
          <table:table-cell table:style-name="ce2" table:formula="of:=[.D290]-[.B290]" office:value-type="float" office:value="0" calcext:value-type="float">
            <text:p>0</text:p>
          </table:table-cell>
          <table:table-cell/>
          <table:table-cell table:style-name="ce3" table:formula="of:=IF([.F290] &lt;&gt; 0; [.F290]-[.B290]; &quot;&quot;)">
            <text:p/>
          </table:table-cell>
          <table:table-cell office:value-type="string" calcext:value-type="string">
            <text:p>4, 4, 25, 25, 25, 25, 25, 25, 25, 25, 25, 25, 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1940" calcext:value-type="float">
            <text:p>31940</text:p>
          </table:table-cell>
          <table:table-cell table:formula="of:=[.B291]/[.A291]" office:value-type="float" office:value="111.289198606272" calcext:value-type="float">
            <text:p>111.289198606272</text:p>
          </table:table-cell>
          <table:table-cell table:formula="of:=FLOOR([.A291] / [.$D$2]) * [.$B$2]* [.$D$2] + MOD([.A291]; [.$D$2]) * [.$C$10] + MOD([.A291] - FLOOR([.A291] / [.$D$2]); 3) * 10/6" office:value-type="float" office:value="31940" calcext:value-type="float">
            <text:p>31940</text:p>
          </table:table-cell>
          <table:table-cell table:style-name="ce2" table:formula="of:=[.D291]-[.B291]" office:value-type="float" office:value="0" calcext:value-type="float">
            <text:p>0</text:p>
          </table:table-cell>
          <table:table-cell/>
          <table:table-cell table:style-name="ce3" table:formula="of:=IF([.F291] &lt;&gt; 0; [.F291]-[.B291]; &quot;&quot;)">
            <text:p/>
          </table:table-cell>
          <table:table-cell office:value-type="string" calcext:value-type="string">
            <text:p>6, 6, 25, 25, 25, 25, 25, 25, 1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2055" calcext:value-type="float">
            <text:p>32055</text:p>
          </table:table-cell>
          <table:table-cell table:formula="of:=[.B292]/[.A292]" office:value-type="float" office:value="111.302083333333" calcext:value-type="float">
            <text:p>111.302083333333</text:p>
          </table:table-cell>
          <table:table-cell table:formula="of:=FLOOR([.A292] / [.$D$2]) * [.$B$2]* [.$D$2] + MOD([.A292]; [.$D$2]) * [.$C$10] + MOD([.A292] - FLOOR([.A292] / [.$D$2]); 3) * 10/6" office:value-type="float" office:value="32055" calcext:value-type="float">
            <text:p>32055</text:p>
          </table:table-cell>
          <table:table-cell table:style-name="ce2" table:formula="of:=[.D292]-[.B292]" office:value-type="float" office:value="0" calcext:value-type="float">
            <text:p>0</text:p>
          </table:table-cell>
          <table:table-cell/>
          <table:table-cell table:style-name="ce3" table:formula="of:=IF([.F292] &lt;&gt; 0; [.F292]-[.B292]; &quot;&quot;)">
            <text:p/>
          </table:table-cell>
          <table:table-cell office:value-type="string" calcext:value-type="string">
            <text:p>4, 6, 25, 25, 25, 25, 25, 25, 25, 25, 25, 25, 2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2170" calcext:value-type="float">
            <text:p>32170</text:p>
          </table:table-cell>
          <table:table-cell table:formula="of:=[.B293]/[.A293]" office:value-type="float" office:value="111.314878892734" calcext:value-type="float">
            <text:p>111.314878892734</text:p>
          </table:table-cell>
          <table:table-cell table:formula="of:=FLOOR([.A293] / [.$D$2]) * [.$B$2]* [.$D$2] + MOD([.A293]; [.$D$2]) * [.$C$10] + MOD([.A293] - FLOOR([.A293] / [.$D$2]); 3) * 10/6" office:value-type="float" office:value="32170" calcext:value-type="float">
            <text:p>32170</text:p>
          </table:table-cell>
          <table:table-cell table:style-name="ce2" table:formula="of:=[.D293]-[.B293]" office:value-type="float" office:value="0" calcext:value-type="float">
            <text:p>0</text:p>
          </table:table-cell>
          <table:table-cell/>
          <table:table-cell table:style-name="ce3" table:formula="of:=IF([.F293] &lt;&gt; 0; [.F293]-[.B293]; &quot;&quot;)">
            <text:p/>
          </table:table-cell>
          <table:table-cell office:value-type="string" calcext:value-type="string">
            <text:p>4, 4, 6, 25, 25, 25, 25, 25, 25, 1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280" calcext:value-type="float">
            <text:p>32280</text:p>
          </table:table-cell>
          <table:table-cell table:formula="of:=[.B294]/[.A294]" office:value-type="float" office:value="111.310344827586" calcext:value-type="float">
            <text:p>111.310344827586</text:p>
          </table:table-cell>
          <table:table-cell table:formula="of:=FLOOR([.A294] / [.$D$2]) * [.$B$2]* [.$D$2] + MOD([.A294]; [.$D$2]) * [.$C$10] + MOD([.A294] - FLOOR([.A294] / [.$D$2]); 3) * 10/6" office:value-type="float" office:value="32280" calcext:value-type="float">
            <text:p>32280</text:p>
          </table:table-cell>
          <table:table-cell table:style-name="ce2" table:formula="of:=[.D294]-[.B294]" office:value-type="float" office:value="0" calcext:value-type="float">
            <text:p>0</text:p>
          </table:table-cell>
          <table:table-cell/>
          <table:table-cell table:style-name="ce3" table:formula="of:=IF([.F294] &lt;&gt; 0; [.F294]-[.B294]; &quot;&quot;)">
            <text:p/>
          </table:table-cell>
          <table:table-cell office:value-type="string" calcext:value-type="string">
            <text:p>6, 6, 25, 25, 25, 25, 25, 25, 25, 25, 25, 25, 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395" calcext:value-type="float">
            <text:p>32395</text:p>
          </table:table-cell>
          <table:table-cell table:formula="of:=[.B295]/[.A295]" office:value-type="float" office:value="111.323024054983" calcext:value-type="float">
            <text:p>111.323024054983</text:p>
          </table:table-cell>
          <table:table-cell table:formula="of:=FLOOR([.A295] / [.$D$2]) * [.$B$2]* [.$D$2] + MOD([.A295]; [.$D$2]) * [.$C$10] + MOD([.A295] - FLOOR([.A295] / [.$D$2]); 3) * 10/6" office:value-type="float" office:value="32395" calcext:value-type="float">
            <text:p>32395</text:p>
          </table:table-cell>
          <table:table-cell table:style-name="ce2" table:formula="of:=[.D295]-[.B295]" office:value-type="float" office:value="0" calcext:value-type="float">
            <text:p>0</text:p>
          </table:table-cell>
          <table:table-cell/>
          <table:table-cell table:style-name="ce3" table:formula="of:=IF([.F295] &lt;&gt; 0; [.F295]-[.B295]; &quot;&quot;)">
            <text:p/>
          </table:table-cell>
          <table:table-cell office:value-type="string" calcext:value-type="string">
            <text:p>4, 6, 6, 25, 25, 25, 25, 25, 25, 1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2510" calcext:value-type="float">
            <text:p>32510</text:p>
          </table:table-cell>
          <table:table-cell table:formula="of:=[.B296]/[.A296]" office:value-type="float" office:value="111.335616438356" calcext:value-type="float">
            <text:p>111.335616438356</text:p>
          </table:table-cell>
          <table:table-cell table:formula="of:=FLOOR([.A296] / [.$D$2]) * [.$B$2]* [.$D$2] + MOD([.A296]; [.$D$2]) * [.$C$10] + MOD([.A296] - FLOOR([.A296] / [.$D$2]); 3) * 10/6" office:value-type="float" office:value="32510" calcext:value-type="float">
            <text:p>32510</text:p>
          </table:table-cell>
          <table:table-cell table:style-name="ce2" table:formula="of:=[.D296]-[.B296]" office:value-type="float" office:value="0" calcext:value-type="float">
            <text:p>0</text:p>
          </table:table-cell>
          <table:table-cell/>
          <table:table-cell table:style-name="ce3" table:formula="of:=IF([.F296] &lt;&gt; 0; [.F296]-[.B296]; &quot;&quot;)">
            <text:p/>
          </table:table-cell>
          <table:table-cell office:value-type="string" calcext:value-type="string">
            <text:p>4, 4, 6, 25, 25, 25, 25, 25, 25, 25, 25, 25, 25, 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2620" calcext:value-type="float">
            <text:p>32620</text:p>
          </table:table-cell>
          <table:table-cell table:formula="of:=[.B297]/[.A297]" office:value-type="float" office:value="111.331058020478" calcext:value-type="float">
            <text:p>111.331058020478</text:p>
          </table:table-cell>
          <table:table-cell table:formula="of:=FLOOR([.A297] / [.$D$2]) * [.$B$2]* [.$D$2] + MOD([.A297]; [.$D$2]) * [.$C$10] + MOD([.A297] - FLOOR([.A297] / [.$D$2]); 3) * 10/6" office:value-type="float" office:value="32620" calcext:value-type="float">
            <text:p>32620</text:p>
          </table:table-cell>
          <table:table-cell table:style-name="ce2" table:formula="of:=[.D297]-[.B297]" office:value-type="float" office:value="0" calcext:value-type="float">
            <text:p>0</text:p>
          </table:table-cell>
          <table:table-cell/>
          <table:table-cell table:style-name="ce3" table:formula="of:=IF([.F297] &lt;&gt; 0; [.F297]-[.B297]; &quot;&quot;)">
            <text:p/>
          </table:table-cell>
          <table:table-cell office:value-type="string" calcext:value-type="string">
            <text:p>6, 6, 6, 25, 25, 25, 25, 25, 25, 1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2735" calcext:value-type="float">
            <text:p>32735</text:p>
          </table:table-cell>
          <table:table-cell table:formula="of:=[.B298]/[.A298]" office:value-type="float" office:value="111.343537414966" calcext:value-type="float">
            <text:p>111.343537414966</text:p>
          </table:table-cell>
          <table:table-cell table:formula="of:=FLOOR([.A298] / [.$D$2]) * [.$B$2]* [.$D$2] + MOD([.A298]; [.$D$2]) * [.$C$10] + MOD([.A298] - FLOOR([.A298] / [.$D$2]); 3) * 10/6" office:value-type="float" office:value="32735" calcext:value-type="float">
            <text:p>32735</text:p>
          </table:table-cell>
          <table:table-cell table:style-name="ce2" table:formula="of:=[.D298]-[.B298]" office:value-type="float" office:value="0" calcext:value-type="float">
            <text:p>0</text:p>
          </table:table-cell>
          <table:table-cell/>
          <table:table-cell table:style-name="ce3" table:formula="of:=IF([.F298] &lt;&gt; 0; [.F298]-[.B298]; &quot;&quot;)">
            <text:p/>
          </table:table-cell>
          <table:table-cell office:value-type="string" calcext:value-type="string">
            <text:p>4, 6, 6, 25, 25, 25, 25, 25, 25, 25, 25, 25, 25, 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2850" calcext:value-type="float">
            <text:p>32850</text:p>
          </table:table-cell>
          <table:table-cell table:formula="of:=[.B299]/[.A299]" office:value-type="float" office:value="111.35593220339" calcext:value-type="float">
            <text:p>111.35593220339</text:p>
          </table:table-cell>
          <table:table-cell table:formula="of:=FLOOR([.A299] / [.$D$2]) * [.$B$2]* [.$D$2] + MOD([.A299]; [.$D$2]) * [.$C$10] + MOD([.A299] - FLOOR([.A299] / [.$D$2]); 3) * 10/6" office:value-type="float" office:value="32850" calcext:value-type="float">
            <text:p>32850</text:p>
          </table:table-cell>
          <table:table-cell table:style-name="ce2" table:formula="of:=[.D299]-[.B299]" office:value-type="float" office:value="0" calcext:value-type="float">
            <text:p>0</text:p>
          </table:table-cell>
          <table:table-cell/>
          <table:table-cell table:style-name="ce3" table:formula="of:=IF([.F299] &lt;&gt; 0; [.F299]-[.B299]; &quot;&quot;)">
            <text:p/>
          </table:table-cell>
          <table:table-cell office:value-type="string" calcext:value-type="string">
            <text:p>4, 4, 6, 6, 25, 25, 25, 25, 25, 25, 1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2960" calcext:value-type="float">
            <text:p>32960</text:p>
          </table:table-cell>
          <table:table-cell table:formula="of:=[.B300]/[.A300]" office:value-type="float" office:value="111.351351351351" calcext:value-type="float">
            <text:p>111.351351351351</text:p>
          </table:table-cell>
          <table:table-cell table:formula="of:=FLOOR([.A300] / [.$D$2]) * [.$B$2]* [.$D$2] + MOD([.A300]; [.$D$2]) * [.$C$10] + MOD([.A300] - FLOOR([.A300] / [.$D$2]); 3) * 10/6" office:value-type="float" office:value="32960" calcext:value-type="float">
            <text:p>32960</text:p>
          </table:table-cell>
          <table:table-cell table:style-name="ce2" table:formula="of:=[.D300]-[.B300]" office:value-type="float" office:value="0" calcext:value-type="float">
            <text:p>0</text:p>
          </table:table-cell>
          <table:table-cell/>
          <table:table-cell table:style-name="ce3" table:formula="of:=IF([.F300] &lt;&gt; 0; [.F300]-[.B300]; &quot;&quot;)">
            <text:p/>
          </table:table-cell>
          <table:table-cell office:value-type="string" calcext:value-type="string">
            <text:p>6, 6, 6, 25, 25, 25, 25, 25, 25, 25, 25, 25, 25, 2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3075" calcext:value-type="float">
            <text:p>33075</text:p>
          </table:table-cell>
          <table:table-cell table:formula="of:=[.B301]/[.A301]" office:value-type="float" office:value="111.363636363636" calcext:value-type="float">
            <text:p>111.363636363636</text:p>
          </table:table-cell>
          <table:table-cell table:formula="of:=FLOOR([.A301] / [.$D$2]) * [.$B$2]* [.$D$2] + MOD([.A301]; [.$D$2]) * [.$C$10] + MOD([.A301] - FLOOR([.A301] / [.$D$2]); 3) * 10/6" office:value-type="float" office:value="33075" calcext:value-type="float">
            <text:p>33075</text:p>
          </table:table-cell>
          <table:table-cell table:style-name="ce2" table:formula="of:=[.D301]-[.B301]" office:value-type="float" office:value="0" calcext:value-type="float">
            <text:p>0</text:p>
          </table:table-cell>
          <table:table-cell/>
          <table:table-cell table:style-name="ce3" table:formula="of:=IF([.F301] &lt;&gt; 0; [.F301]-[.B301]; &quot;&quot;)">
            <text:p/>
          </table:table-cell>
          <table:table-cell office:value-type="string" calcext:value-type="string">
            <text:p>4, 6, 6, 6, 25, 25, 25, 25, 25, 25, 1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3190" calcext:value-type="float">
            <text:p>33190</text:p>
          </table:table-cell>
          <table:table-cell table:formula="of:=[.B302]/[.A302]" office:value-type="float" office:value="111.375838926174" calcext:value-type="float">
            <text:p>111.375838926174</text:p>
          </table:table-cell>
          <table:table-cell table:formula="of:=FLOOR([.A302] / [.$D$2]) * [.$B$2]* [.$D$2] + MOD([.A302]; [.$D$2]) * [.$C$10] + MOD([.A302] - FLOOR([.A302] / [.$D$2]); 3) * 10/6" office:value-type="float" office:value="33190" calcext:value-type="float">
            <text:p>33190</text:p>
          </table:table-cell>
          <table:table-cell table:style-name="ce2" table:formula="of:=[.D302]-[.B302]" office:value-type="float" office:value="0" calcext:value-type="float">
            <text:p>0</text:p>
          </table:table-cell>
          <table:table-cell/>
          <table:table-cell table:style-name="ce3" table:formula="of:=IF([.F302] &lt;&gt; 0; [.F302]-[.B302]; &quot;&quot;)">
            <text:p/>
          </table:table-cell>
          <table:table-cell office:value-type="string" calcext:value-type="string">
            <text:p>4, 4, 6, 6, 25, 25, 25, 25, 25, 25, 25, 25, 25, 25, 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3300" calcext:value-type="float">
            <text:p>33300</text:p>
          </table:table-cell>
          <table:table-cell table:formula="of:=[.B303]/[.A303]" office:value-type="float" office:value="111.371237458194" calcext:value-type="float">
            <text:p>111.371237458194</text:p>
          </table:table-cell>
          <table:table-cell table:formula="of:=FLOOR([.A303] / [.$D$2]) * [.$B$2]* [.$D$2] + MOD([.A303]; [.$D$2]) * [.$C$10] + MOD([.A303] - FLOOR([.A303] / [.$D$2]); 3) * 10/6" office:value-type="float" office:value="33300" calcext:value-type="float">
            <text:p>33300</text:p>
          </table:table-cell>
          <table:table-cell table:style-name="ce2" table:formula="of:=[.D303]-[.B303]" office:value-type="float" office:value="0" calcext:value-type="float">
            <text:p>0</text:p>
          </table:table-cell>
          <table:table-cell/>
          <table:table-cell table:style-name="ce3" table:formula="of:=IF([.F303] &lt;&gt; 0; [.F303]-[.B303]; &quot;&quot;)">
            <text:p/>
          </table:table-cell>
          <table:table-cell office:value-type="string" calcext:value-type="string">
            <text:p>6, 6, 6, 6, 25, 25, 25, 25, 25, 25, 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360" calcext:value-type="float">
            <text:p>33360</text:p>
          </table:table-cell>
          <table:table-cell table:formula="of:=[.B304]/[.A304]" office:value-type="float" office:value="111.2" calcext:value-type="float">
            <text:p>111.2</text:p>
          </table:table-cell>
          <table:table-cell table:formula="of:=FLOOR([.A304] / [.$D$2]) * [.$B$2]* [.$D$2] + MOD([.A304]; [.$D$2]) * [.$C$10] + MOD([.A304] - FLOOR([.A304] / [.$D$2]); 3) * 10/6" office:value-type="float" office:value="33360" calcext:value-type="float">
            <text:p>33360</text:p>
          </table:table-cell>
          <table:table-cell table:style-name="ce2" table:formula="of:=[.D304]-[.B304]" office:value-type="float" office:value="0" calcext:value-type="float">
            <text:p>0</text:p>
          </table:table-cell>
          <table:table-cell/>
          <table:table-cell table:style-name="ce3" table:formula="of:=IF([.F304] &lt;&gt; 0; [.F304]-[.B304]; &quot;&quot;)">
            <text:p/>
          </table:table-cell>
          <table:table-cell office:value-type="string" calcext:value-type="string">
            <text:p>25, 25, 25, 25, 25, 25, 25, 1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475" calcext:value-type="float">
            <text:p>33475</text:p>
          </table:table-cell>
          <table:table-cell table:formula="of:=[.B305]/[.A305]" office:value-type="float" office:value="111.212624584718" calcext:value-type="float">
            <text:p>111.212624584718</text:p>
          </table:table-cell>
          <table:table-cell table:formula="of:=FLOOR([.A305] / [.$D$2]) * [.$B$2]* [.$D$2] + MOD([.A305]; [.$D$2]) * [.$C$10] + MOD([.A305] - FLOOR([.A305] / [.$D$2]); 3) * 10/6" office:value-type="float" office:value="33475" calcext:value-type="float">
            <text:p>33475</text:p>
          </table:table-cell>
          <table:table-cell table:style-name="ce2" table:formula="of:=[.D305]-[.B305]" office:value-type="float" office:value="0" calcext:value-type="float">
            <text:p>0</text:p>
          </table:table-cell>
          <table:table-cell/>
          <table:table-cell table:style-name="ce3" table:formula="of:=IF([.F305] &lt;&gt; 0; [.F305]-[.B305]; &quot;&quot;)">
            <text:p/>
          </table:table-cell>
          <table:table-cell office:value-type="string" calcext:value-type="string">
            <text:p>25, 25, 25, 25, 25, 25, 25, 25, 25, 25, 25, 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3590" calcext:value-type="float">
            <text:p>33590</text:p>
          </table:table-cell>
          <table:table-cell table:formula="of:=[.B306]/[.A306]" office:value-type="float" office:value="111.225165562914" calcext:value-type="float">
            <text:p>111.225165562914</text:p>
          </table:table-cell>
          <table:table-cell table:formula="of:=FLOOR([.A306] / [.$D$2]) * [.$B$2]* [.$D$2] + MOD([.A306]; [.$D$2]) * [.$C$10] + MOD([.A306] - FLOOR([.A306] / [.$D$2]); 3) * 10/6" office:value-type="float" office:value="33590" calcext:value-type="float">
            <text:p>33590</text:p>
          </table:table-cell>
          <table:table-cell table:style-name="ce2" table:formula="of:=[.D306]-[.B306]" office:value-type="float" office:value="0" calcext:value-type="float">
            <text:p>0</text:p>
          </table:table-cell>
          <table:table-cell/>
          <table:table-cell table:style-name="ce3" table:formula="of:=IF([.F306] &lt;&gt; 0; [.F306]-[.B306]; &quot;&quot;)">
            <text:p/>
          </table:table-cell>
          <table:table-cell office:value-type="string" calcext:value-type="string">
            <text:p>25, 25, 25, 25, 25, 25, 25, 25, 25, 25, 25, 2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3700" calcext:value-type="float">
            <text:p>33700</text:p>
          </table:table-cell>
          <table:table-cell table:formula="of:=[.B307]/[.A307]" office:value-type="float" office:value="111.221122112211" calcext:value-type="float">
            <text:p>111.221122112211</text:p>
          </table:table-cell>
          <table:table-cell table:formula="of:=FLOOR([.A307] / [.$D$2]) * [.$B$2]* [.$D$2] + MOD([.A307]; [.$D$2]) * [.$C$10] + MOD([.A307] - FLOOR([.A307] / [.$D$2]); 3) * 10/6" office:value-type="float" office:value="33700" calcext:value-type="float">
            <text:p>33700</text:p>
          </table:table-cell>
          <table:table-cell table:style-name="ce2" table:formula="of:=[.D307]-[.B307]" office:value-type="float" office:value="0" calcext:value-type="float">
            <text:p>0</text:p>
          </table:table-cell>
          <table:table-cell/>
          <table:table-cell table:style-name="ce3" table:formula="of:=IF([.F307] &lt;&gt; 0; [.F307]-[.B307]; &quot;&quot;)">
            <text:p/>
          </table:table-cell>
          <table:table-cell office:value-type="string" calcext:value-type="string">
            <text:p>25, 25, 25, 25, 25, 25, 25, 25, 25, 25, 25, 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3815" calcext:value-type="float">
            <text:p>33815</text:p>
          </table:table-cell>
          <table:table-cell table:formula="of:=[.B308]/[.A308]" office:value-type="float" office:value="111.233552631579" calcext:value-type="float">
            <text:p>111.233552631579</text:p>
          </table:table-cell>
          <table:table-cell table:formula="of:=FLOOR([.A308] / [.$D$2]) * [.$B$2]* [.$D$2] + MOD([.A308]; [.$D$2]) * [.$C$10] + MOD([.A308] - FLOOR([.A308] / [.$D$2]); 3) * 10/6" office:value-type="float" office:value="33815" calcext:value-type="float">
            <text:p>33815</text:p>
          </table:table-cell>
          <table:table-cell table:style-name="ce2" table:formula="of:=[.D308]-[.B308]" office:value-type="float" office:value="0" calcext:value-type="float">
            <text:p>0</text:p>
          </table:table-cell>
          <table:table-cell/>
          <table:table-cell table:style-name="ce3" table:formula="of:=IF([.F308] &lt;&gt; 0; [.F308]-[.B308]; &quot;&quot;)">
            <text:p/>
          </table:table-cell>
          <table:table-cell office:value-type="string" calcext:value-type="string">
            <text:p>4, 25, 25, 25, 25, 25, 25, 25, 1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3930" calcext:value-type="float">
            <text:p>33930</text:p>
          </table:table-cell>
          <table:table-cell table:formula="of:=[.B309]/[.A309]" office:value-type="float" office:value="111.245901639344" calcext:value-type="float">
            <text:p>111.245901639344</text:p>
          </table:table-cell>
          <table:table-cell table:formula="of:=FLOOR([.A309] / [.$D$2]) * [.$B$2]* [.$D$2] + MOD([.A309]; [.$D$2]) * [.$C$10] + MOD([.A309] - FLOOR([.A309] / [.$D$2]); 3) * 10/6" office:value-type="float" office:value="33930" calcext:value-type="float">
            <text:p>33930</text:p>
          </table:table-cell>
          <table:table-cell table:style-name="ce2" table:formula="of:=[.D309]-[.B309]" office:value-type="float" office:value="0" calcext:value-type="float">
            <text:p>0</text:p>
          </table:table-cell>
          <table:table-cell/>
          <table:table-cell table:style-name="ce3" table:formula="of:=IF([.F309] &lt;&gt; 0; [.F309]-[.B309]; &quot;&quot;)">
            <text:p/>
          </table:table-cell>
          <table:table-cell office:value-type="string" calcext:value-type="string">
            <text:p>4, 25, 25, 25, 25, 25, 25, 25, 25, 25, 25, 25, 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040" calcext:value-type="float">
            <text:p>34040</text:p>
          </table:table-cell>
          <table:table-cell table:formula="of:=[.B310]/[.A310]" office:value-type="float" office:value="111.241830065359" calcext:value-type="float">
            <text:p>111.241830065359</text:p>
          </table:table-cell>
          <table:table-cell table:formula="of:=FLOOR([.A310] / [.$D$2]) * [.$B$2]* [.$D$2] + MOD([.A310]; [.$D$2]) * [.$C$10] + MOD([.A310] - FLOOR([.A310] / [.$D$2]); 3) * 10/6" office:value-type="float" office:value="34040" calcext:value-type="float">
            <text:p>34040</text:p>
          </table:table-cell>
          <table:table-cell table:style-name="ce2" table:formula="of:=[.D310]-[.B310]" office:value-type="float" office:value="0" calcext:value-type="float">
            <text:p>0</text:p>
          </table:table-cell>
          <table:table-cell/>
          <table:table-cell table:style-name="ce3" table:formula="of:=IF([.F310] &lt;&gt; 0; [.F310]-[.B310]; &quot;&quot;)">
            <text:p/>
          </table:table-cell>
          <table:table-cell office:value-type="string" calcext:value-type="string">
            <text:p>6, 25, 25, 25, 25, 25, 25, 25, 1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155" calcext:value-type="float">
            <text:p>34155</text:p>
          </table:table-cell>
          <table:table-cell table:formula="of:=[.B311]/[.A311]" office:value-type="float" office:value="111.254071661238" calcext:value-type="float">
            <text:p>111.254071661238</text:p>
          </table:table-cell>
          <table:table-cell table:formula="of:=FLOOR([.A311] / [.$D$2]) * [.$B$2]* [.$D$2] + MOD([.A311]; [.$D$2]) * [.$C$10] + MOD([.A311] - FLOOR([.A311] / [.$D$2]); 3) * 10/6" office:value-type="float" office:value="34155" calcext:value-type="float">
            <text:p>34155</text:p>
          </table:table-cell>
          <table:table-cell table:style-name="ce2" table:formula="of:=[.D311]-[.B311]" office:value-type="float" office:value="0" calcext:value-type="float">
            <text:p>0</text:p>
          </table:table-cell>
          <table:table-cell/>
          <table:table-cell table:style-name="ce3" table:formula="of:=IF([.F311] &lt;&gt; 0; [.F311]-[.B311]; &quot;&quot;)">
            <text:p/>
          </table:table-cell>
          <table:table-cell office:value-type="string" calcext:value-type="string">
            <text:p>4, 25, 25, 25, 25, 25, 25, 25, 25, 25, 25, 25, 2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270" calcext:value-type="float">
            <text:p>34270</text:p>
          </table:table-cell>
          <table:table-cell table:formula="of:=[.B312]/[.A312]" office:value-type="float" office:value="111.266233766234" calcext:value-type="float">
            <text:p>111.266233766234</text:p>
          </table:table-cell>
          <table:table-cell table:formula="of:=FLOOR([.A312] / [.$D$2]) * [.$B$2]* [.$D$2] + MOD([.A312]; [.$D$2]) * [.$C$10] + MOD([.A312] - FLOOR([.A312] / [.$D$2]); 3) * 10/6" office:value-type="float" office:value="34270" calcext:value-type="float">
            <text:p>34270</text:p>
          </table:table-cell>
          <table:table-cell table:style-name="ce2" table:formula="of:=[.D312]-[.B312]" office:value-type="float" office:value="0" calcext:value-type="float">
            <text:p>0</text:p>
          </table:table-cell>
          <table:table-cell/>
          <table:table-cell table:style-name="ce3" table:formula="of:=IF([.F312] &lt;&gt; 0; [.F312]-[.B312]; &quot;&quot;)">
            <text:p/>
          </table:table-cell>
          <table:table-cell office:value-type="string" calcext:value-type="string">
            <text:p>4, 4, 25, 25, 25, 25, 25, 25, 25, 1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4380" calcext:value-type="float">
            <text:p>34380</text:p>
          </table:table-cell>
          <table:table-cell table:formula="of:=[.B313]/[.A313]" office:value-type="float" office:value="111.26213592233" calcext:value-type="float">
            <text:p>111.26213592233</text:p>
          </table:table-cell>
          <table:table-cell table:formula="of:=FLOOR([.A313] / [.$D$2]) * [.$B$2]* [.$D$2] + MOD([.A313]; [.$D$2]) * [.$C$10] + MOD([.A313] - FLOOR([.A313] / [.$D$2]); 3) * 10/6" office:value-type="float" office:value="34380" calcext:value-type="float">
            <text:p>34380</text:p>
          </table:table-cell>
          <table:table-cell table:style-name="ce2" table:formula="of:=[.D313]-[.B313]" office:value-type="float" office:value="0" calcext:value-type="float">
            <text:p>0</text:p>
          </table:table-cell>
          <table:table-cell/>
          <table:table-cell table:style-name="ce3" table:formula="of:=IF([.F313] &lt;&gt; 0; [.F313]-[.B313]; &quot;&quot;)">
            <text:p/>
          </table:table-cell>
          <table:table-cell office:value-type="string" calcext:value-type="string">
            <text:p>6, 25, 25, 25, 25, 25, 25, 25, 25, 25, 25, 25, 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495" calcext:value-type="float">
            <text:p>34495</text:p>
          </table:table-cell>
          <table:table-cell table:formula="of:=[.B314]/[.A314]" office:value-type="float" office:value="111.274193548387" calcext:value-type="float">
            <text:p>111.274193548387</text:p>
          </table:table-cell>
          <table:table-cell table:formula="of:=FLOOR([.A314] / [.$D$2]) * [.$B$2]* [.$D$2] + MOD([.A314]; [.$D$2]) * [.$C$10] + MOD([.A314] - FLOOR([.A314] / [.$D$2]); 3) * 10/6" office:value-type="float" office:value="34495" calcext:value-type="float">
            <text:p>34495</text:p>
          </table:table-cell>
          <table:table-cell table:style-name="ce2" table:formula="of:=[.D314]-[.B314]" office:value-type="float" office:value="0" calcext:value-type="float">
            <text:p>0</text:p>
          </table:table-cell>
          <table:table-cell/>
          <table:table-cell table:style-name="ce3" table:formula="of:=IF([.F314] &lt;&gt; 0; [.F314]-[.B314]; &quot;&quot;)">
            <text:p/>
          </table:table-cell>
          <table:table-cell office:value-type="string" calcext:value-type="string">
            <text:p>4, 6, 25, 25, 25, 25, 25, 25, 25, 1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4610" calcext:value-type="float">
            <text:p>34610</text:p>
          </table:table-cell>
          <table:table-cell table:formula="of:=[.B315]/[.A315]" office:value-type="float" office:value="111.286173633441" calcext:value-type="float">
            <text:p>111.286173633441</text:p>
          </table:table-cell>
          <table:table-cell table:formula="of:=FLOOR([.A315] / [.$D$2]) * [.$B$2]* [.$D$2] + MOD([.A315]; [.$D$2]) * [.$C$10] + MOD([.A315] - FLOOR([.A315] / [.$D$2]); 3) * 10/6" office:value-type="float" office:value="34610" calcext:value-type="float">
            <text:p>34610</text:p>
          </table:table-cell>
          <table:table-cell table:style-name="ce2" table:formula="of:=[.D315]-[.B315]" office:value-type="float" office:value="0" calcext:value-type="float">
            <text:p>0</text:p>
          </table:table-cell>
          <table:table-cell/>
          <table:table-cell table:style-name="ce3" table:formula="of:=IF([.F315] &lt;&gt; 0; [.F315]-[.B315]; &quot;&quot;)">
            <text:p/>
          </table:table-cell>
          <table:table-cell office:value-type="string" calcext:value-type="string">
            <text:p>4, 4, 25, 25, 25, 25, 25, 25, 25, 25, 25, 25, 25, 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720" calcext:value-type="float">
            <text:p>34720</text:p>
          </table:table-cell>
          <table:table-cell table:formula="of:=[.B316]/[.A316]" office:value-type="float" office:value="111.282051282051" calcext:value-type="float">
            <text:p>111.282051282051</text:p>
          </table:table-cell>
          <table:table-cell table:formula="of:=FLOOR([.A316] / [.$D$2]) * [.$B$2]* [.$D$2] + MOD([.A316]; [.$D$2]) * [.$C$10] + MOD([.A316] - FLOOR([.A316] / [.$D$2]); 3) * 10/6" office:value-type="float" office:value="34720" calcext:value-type="float">
            <text:p>34720</text:p>
          </table:table-cell>
          <table:table-cell table:style-name="ce2" table:formula="of:=[.D316]-[.B316]" office:value-type="float" office:value="0" calcext:value-type="float">
            <text:p>0</text:p>
          </table:table-cell>
          <table:table-cell/>
          <table:table-cell table:style-name="ce3" table:formula="of:=IF([.F316] &lt;&gt; 0; [.F316]-[.B316]; &quot;&quot;)">
            <text:p/>
          </table:table-cell>
          <table:table-cell office:value-type="string" calcext:value-type="string">
            <text:p>6, 6, 25, 25, 25, 25, 25, 25, 25, 1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4835" calcext:value-type="float">
            <text:p>34835</text:p>
          </table:table-cell>
          <table:table-cell table:formula="of:=[.B317]/[.A317]" office:value-type="float" office:value="111.29392971246" calcext:value-type="float">
            <text:p>111.29392971246</text:p>
          </table:table-cell>
          <table:table-cell table:formula="of:=FLOOR([.A317] / [.$D$2]) * [.$B$2]* [.$D$2] + MOD([.A317]; [.$D$2]) * [.$C$10] + MOD([.A317] - FLOOR([.A317] / [.$D$2]); 3) * 10/6" office:value-type="float" office:value="34835" calcext:value-type="float">
            <text:p>34835</text:p>
          </table:table-cell>
          <table:table-cell table:style-name="ce2" table:formula="of:=[.D317]-[.B317]" office:value-type="float" office:value="0" calcext:value-type="float">
            <text:p>0</text:p>
          </table:table-cell>
          <table:table-cell/>
          <table:table-cell table:style-name="ce3" table:formula="of:=IF([.F317] &lt;&gt; 0; [.F317]-[.B317]; &quot;&quot;)">
            <text:p/>
          </table:table-cell>
          <table:table-cell office:value-type="string" calcext:value-type="string">
            <text:p>4, 6, 25, 25, 25, 25, 25, 25, 25, 25, 25, 25, 25, 2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4950" calcext:value-type="float">
            <text:p>34950</text:p>
          </table:table-cell>
          <table:table-cell table:formula="of:=[.B318]/[.A318]" office:value-type="float" office:value="111.305732484076" calcext:value-type="float">
            <text:p>111.305732484076</text:p>
          </table:table-cell>
          <table:table-cell table:formula="of:=FLOOR([.A318] / [.$D$2]) * [.$B$2]* [.$D$2] + MOD([.A318]; [.$D$2]) * [.$C$10] + MOD([.A318] - FLOOR([.A318] / [.$D$2]); 3) * 10/6" office:value-type="float" office:value="34950" calcext:value-type="float">
            <text:p>34950</text:p>
          </table:table-cell>
          <table:table-cell table:style-name="ce2" table:formula="of:=[.D318]-[.B318]" office:value-type="float" office:value="0" calcext:value-type="float">
            <text:p>0</text:p>
          </table:table-cell>
          <table:table-cell/>
          <table:table-cell table:style-name="ce3" table:formula="of:=IF([.F318] &lt;&gt; 0; [.F318]-[.B318]; &quot;&quot;)">
            <text:p/>
          </table:table-cell>
          <table:table-cell office:value-type="string" calcext:value-type="string">
            <text:p>4, 4, 6, 25, 25, 25, 25, 25, 25, 25, 1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5060" calcext:value-type="float">
            <text:p>35060</text:p>
          </table:table-cell>
          <table:table-cell table:formula="of:=[.B319]/[.A319]" office:value-type="float" office:value="111.301587301587" calcext:value-type="float">
            <text:p>111.301587301587</text:p>
          </table:table-cell>
          <table:table-cell table:formula="of:=FLOOR([.A319] / [.$D$2]) * [.$B$2]* [.$D$2] + MOD([.A319]; [.$D$2]) * [.$C$10] + MOD([.A319] - FLOOR([.A319] / [.$D$2]); 3) * 10/6" office:value-type="float" office:value="35060" calcext:value-type="float">
            <text:p>35060</text:p>
          </table:table-cell>
          <table:table-cell table:style-name="ce2" table:formula="of:=[.D319]-[.B319]" office:value-type="float" office:value="0" calcext:value-type="float">
            <text:p>0</text:p>
          </table:table-cell>
          <table:table-cell/>
          <table:table-cell table:style-name="ce3" table:formula="of:=IF([.F319] &lt;&gt; 0; [.F319]-[.B319]; &quot;&quot;)">
            <text:p/>
          </table:table-cell>
          <table:table-cell office:value-type="string" calcext:value-type="string">
            <text:p>6, 6, 25, 25, 25, 25, 25, 25, 25, 25, 25, 25, 25, 2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5175" calcext:value-type="float">
            <text:p>35175</text:p>
          </table:table-cell>
          <table:table-cell table:formula="of:=[.B320]/[.A320]" office:value-type="float" office:value="111.313291139241" calcext:value-type="float">
            <text:p>111.313291139241</text:p>
          </table:table-cell>
          <table:table-cell table:formula="of:=FLOOR([.A320] / [.$D$2]) * [.$B$2]* [.$D$2] + MOD([.A320]; [.$D$2]) * [.$C$10] + MOD([.A320] - FLOOR([.A320] / [.$D$2]); 3) * 10/6" office:value-type="float" office:value="35175" calcext:value-type="float">
            <text:p>35175</text:p>
          </table:table-cell>
          <table:table-cell table:style-name="ce2" table:formula="of:=[.D320]-[.B320]" office:value-type="float" office:value="0" calcext:value-type="float">
            <text:p>0</text:p>
          </table:table-cell>
          <table:table-cell/>
          <table:table-cell table:style-name="ce3" table:formula="of:=IF([.F320] &lt;&gt; 0; [.F320]-[.B320]; &quot;&quot;)">
            <text:p/>
          </table:table-cell>
          <table:table-cell office:value-type="string" calcext:value-type="string">
            <text:p>4, 6, 6, 25, 25, 25, 25, 25, 25, 25, 1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5290" calcext:value-type="float">
            <text:p>35290</text:p>
          </table:table-cell>
          <table:table-cell table:formula="of:=[.B321]/[.A321]" office:value-type="float" office:value="111.324921135647" calcext:value-type="float">
            <text:p>111.324921135647</text:p>
          </table:table-cell>
          <table:table-cell table:formula="of:=FLOOR([.A321] / [.$D$2]) * [.$B$2]* [.$D$2] + MOD([.A321]; [.$D$2]) * [.$C$10] + MOD([.A321] - FLOOR([.A321] / [.$D$2]); 3) * 10/6" office:value-type="float" office:value="35290" calcext:value-type="float">
            <text:p>35290</text:p>
          </table:table-cell>
          <table:table-cell table:style-name="ce2" table:formula="of:=[.D321]-[.B321]" office:value-type="float" office:value="0" calcext:value-type="float">
            <text:p>0</text:p>
          </table:table-cell>
          <table:table-cell/>
          <table:table-cell table:style-name="ce3" table:formula="of:=IF([.F321] &lt;&gt; 0; [.F321]-[.B321]; &quot;&quot;)">
            <text:p/>
          </table:table-cell>
          <table:table-cell office:value-type="string" calcext:value-type="string">
            <text:p>4, 4, 6, 25, 25, 25, 25, 25, 25, 25, 25, 25, 25, 25, 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5400" calcext:value-type="float">
            <text:p>35400</text:p>
          </table:table-cell>
          <table:table-cell table:formula="of:=[.B322]/[.A322]" office:value-type="float" office:value="111.320754716981" calcext:value-type="float">
            <text:p>111.320754716981</text:p>
          </table:table-cell>
          <table:table-cell table:formula="of:=FLOOR([.A322] / [.$D$2]) * [.$B$2]* [.$D$2] + MOD([.A322]; [.$D$2]) * [.$C$10] + MOD([.A322] - FLOOR([.A322] / [.$D$2]); 3) * 10/6" office:value-type="float" office:value="35400" calcext:value-type="float">
            <text:p>35400</text:p>
          </table:table-cell>
          <table:table-cell table:style-name="ce2" table:formula="of:=[.D322]-[.B322]" office:value-type="float" office:value="0" calcext:value-type="float">
            <text:p>0</text:p>
          </table:table-cell>
          <table:table-cell/>
          <table:table-cell table:style-name="ce3" table:formula="of:=IF([.F322] &lt;&gt; 0; [.F322]-[.B322]; &quot;&quot;)">
            <text:p/>
          </table:table-cell>
          <table:table-cell office:value-type="string" calcext:value-type="string">
            <text:p>6, 6, 6, 25, 25, 25, 25, 25, 25, 25, 1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5515" calcext:value-type="float">
            <text:p>35515</text:p>
          </table:table-cell>
          <table:table-cell table:formula="of:=[.B323]/[.A323]" office:value-type="float" office:value="111.332288401254" calcext:value-type="float">
            <text:p>111.332288401254</text:p>
          </table:table-cell>
          <table:table-cell table:formula="of:=FLOOR([.A323] / [.$D$2]) * [.$B$2]* [.$D$2] + MOD([.A323]; [.$D$2]) * [.$C$10] + MOD([.A323] - FLOOR([.A323] / [.$D$2]); 3) * 10/6" office:value-type="float" office:value="35515" calcext:value-type="float">
            <text:p>35515</text:p>
          </table:table-cell>
          <table:table-cell table:style-name="ce2" table:formula="of:=[.D323]-[.B323]" office:value-type="float" office:value="0" calcext:value-type="float">
            <text:p>0</text:p>
          </table:table-cell>
          <table:table-cell/>
          <table:table-cell table:style-name="ce3" table:formula="of:=IF([.F323] &lt;&gt; 0; [.F323]-[.B323]; &quot;&quot;)">
            <text:p/>
          </table:table-cell>
          <table:table-cell office:value-type="string" calcext:value-type="string">
            <text:p>4, 6, 6, 25, 25, 25, 25, 25, 25, 25, 25, 25, 25, 25, 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5630" calcext:value-type="float">
            <text:p>35630</text:p>
          </table:table-cell>
          <table:table-cell table:formula="of:=[.B324]/[.A324]" office:value-type="float" office:value="111.34375" calcext:value-type="float">
            <text:p>111.34375</text:p>
          </table:table-cell>
          <table:table-cell table:formula="of:=FLOOR([.A324] / [.$D$2]) * [.$B$2]* [.$D$2] + MOD([.A324]; [.$D$2]) * [.$C$10] + MOD([.A324] - FLOOR([.A324] / [.$D$2]); 3) * 10/6" office:value-type="float" office:value="35630" calcext:value-type="float">
            <text:p>35630</text:p>
          </table:table-cell>
          <table:table-cell table:style-name="ce2" table:formula="of:=[.D324]-[.B324]" office:value-type="float" office:value="0" calcext:value-type="float">
            <text:p>0</text:p>
          </table:table-cell>
          <table:table-cell/>
          <table:table-cell table:style-name="ce3" table:formula="of:=IF([.F324] &lt;&gt; 0; [.F324]-[.B324]; &quot;&quot;)">
            <text:p/>
          </table:table-cell>
          <table:table-cell office:value-type="string" calcext:value-type="string">
            <text:p>4, 4, 6, 6, 25, 25, 25, 25, 25, 25, 25, 1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5740" calcext:value-type="float">
            <text:p>35740</text:p>
          </table:table-cell>
          <table:table-cell table:formula="of:=[.B325]/[.A325]" office:value-type="float" office:value="111.339563862928" calcext:value-type="float">
            <text:p>111.339563862928</text:p>
          </table:table-cell>
          <table:table-cell table:formula="of:=FLOOR([.A325] / [.$D$2]) * [.$B$2]* [.$D$2] + MOD([.A325]; [.$D$2]) * [.$C$10] + MOD([.A325] - FLOOR([.A325] / [.$D$2]); 3) * 10/6" office:value-type="float" office:value="35740" calcext:value-type="float">
            <text:p>35740</text:p>
          </table:table-cell>
          <table:table-cell table:style-name="ce2" table:formula="of:=[.D325]-[.B325]" office:value-type="float" office:value="0" calcext:value-type="float">
            <text:p>0</text:p>
          </table:table-cell>
          <table:table-cell/>
          <table:table-cell table:style-name="ce3" table:formula="of:=IF([.F325] &lt;&gt; 0; [.F325]-[.B325]; &quot;&quot;)">
            <text:p/>
          </table:table-cell>
          <table:table-cell office:value-type="string" calcext:value-type="string">
            <text:p>6, 6, 6, 25, 25, 25, 25, 25, 25, 25, 25, 25, 25, 25, 2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5855" calcext:value-type="float">
            <text:p>35855</text:p>
          </table:table-cell>
          <table:table-cell table:formula="of:=[.B326]/[.A326]" office:value-type="float" office:value="111.350931677019" calcext:value-type="float">
            <text:p>111.350931677019</text:p>
          </table:table-cell>
          <table:table-cell table:formula="of:=FLOOR([.A326] / [.$D$2]) * [.$B$2]* [.$D$2] + MOD([.A326]; [.$D$2]) * [.$C$10] + MOD([.A326] - FLOOR([.A326] / [.$D$2]); 3) * 10/6" office:value-type="float" office:value="35855" calcext:value-type="float">
            <text:p>35855</text:p>
          </table:table-cell>
          <table:table-cell table:style-name="ce2" table:formula="of:=[.D326]-[.B326]" office:value-type="float" office:value="0" calcext:value-type="float">
            <text:p>0</text:p>
          </table:table-cell>
          <table:table-cell/>
          <table:table-cell table:style-name="ce3" table:formula="of:=IF([.F326] &lt;&gt; 0; [.F326]-[.B326]; &quot;&quot;)">
            <text:p/>
          </table:table-cell>
          <table:table-cell office:value-type="string" calcext:value-type="string">
            <text:p>4, 6, 6, 6, 25, 25, 25, 25, 25, 25, 25, 1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5970" calcext:value-type="float">
            <text:p>35970</text:p>
          </table:table-cell>
          <table:table-cell table:formula="of:=[.B327]/[.A327]" office:value-type="float" office:value="111.362229102167" calcext:value-type="float">
            <text:p>111.362229102167</text:p>
          </table:table-cell>
          <table:table-cell table:formula="of:=FLOOR([.A327] / [.$D$2]) * [.$B$2]* [.$D$2] + MOD([.A327]; [.$D$2]) * [.$C$10] + MOD([.A327] - FLOOR([.A327] / [.$D$2]); 3) * 10/6" office:value-type="float" office:value="35970" calcext:value-type="float">
            <text:p>35970</text:p>
          </table:table-cell>
          <table:table-cell table:style-name="ce2" table:formula="of:=[.D327]-[.B327]" office:value-type="float" office:value="0" calcext:value-type="float">
            <text:p>0</text:p>
          </table:table-cell>
          <table:table-cell/>
          <table:table-cell table:style-name="ce3" table:formula="of:=IF([.F327] &lt;&gt; 0; [.F327]-[.B327]; &quot;&quot;)">
            <text:p/>
          </table:table-cell>
          <table:table-cell office:value-type="string" calcext:value-type="string">
            <text:p>4, 4, 6, 6, 25, 25, 25, 25, 25, 25, 25, 25, 25, 25, 25, 2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6080" calcext:value-type="float">
            <text:p>36080</text:p>
          </table:table-cell>
          <table:table-cell table:formula="of:=[.B328]/[.A328]" office:value-type="float" office:value="111.358024691358" calcext:value-type="float">
            <text:p>111.358024691358</text:p>
          </table:table-cell>
          <table:table-cell table:formula="of:=FLOOR([.A328] / [.$D$2]) * [.$B$2]* [.$D$2] + MOD([.A328]; [.$D$2]) * [.$C$10] + MOD([.A328] - FLOOR([.A328] / [.$D$2]); 3) * 10/6" office:value-type="float" office:value="36080" calcext:value-type="float">
            <text:p>36080</text:p>
          </table:table-cell>
          <table:table-cell table:style-name="ce2" table:formula="of:=[.D328]-[.B328]" office:value-type="float" office:value="0" calcext:value-type="float">
            <text:p>0</text:p>
          </table:table-cell>
          <table:table-cell/>
          <table:table-cell table:style-name="ce3" table:formula="of:=IF([.F328] &lt;&gt; 0; [.F328]-[.B328]; &quot;&quot;)">
            <text:p/>
          </table:table-cell>
          <table:table-cell office:value-type="string" calcext:value-type="string">
            <text:p>6, 6, 6, 6, 25, 25, 25, 25, 25, 25, 25, 1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6140" calcext:value-type="float">
            <text:p>36140</text:p>
          </table:table-cell>
          <table:table-cell table:formula="of:=[.B329]/[.A329]" office:value-type="float" office:value="111.2" calcext:value-type="float">
            <text:p>111.2</text:p>
          </table:table-cell>
          <table:table-cell table:formula="of:=FLOOR([.A329] / [.$D$2]) * [.$B$2]* [.$D$2] + MOD([.A329]; [.$D$2]) * [.$C$10] + MOD([.A329] - FLOOR([.A329] / [.$D$2]); 3) * 10/6" office:value-type="float" office:value="36140" calcext:value-type="float">
            <text:p>36140</text:p>
          </table:table-cell>
          <table:table-cell table:style-name="ce2" table:formula="of:=[.D329]-[.B329]" office:value-type="float" office:value="0" calcext:value-type="float">
            <text:p>0</text:p>
          </table:table-cell>
          <table:table-cell/>
          <table:table-cell table:style-name="ce3" table:formula="of:=IF([.F329] &lt;&gt; 0; [.F329]-[.B329]; &quot;&quot;)">
            <text:p/>
          </table:table-cell>
          <table:table-cell office:value-type="string" calcext:value-type="string">
            <text:p>25, 25, 25, 25, 25, 25, 25, 25, 1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6255" calcext:value-type="float">
            <text:p>36255</text:p>
          </table:table-cell>
          <table:table-cell table:formula="of:=[.B330]/[.A330]" office:value-type="float" office:value="111.211656441718" calcext:value-type="float">
            <text:p>111.211656441718</text:p>
          </table:table-cell>
          <table:table-cell table:formula="of:=FLOOR([.A330] / [.$D$2]) * [.$B$2]* [.$D$2] + MOD([.A330]; [.$D$2]) * [.$C$10] + MOD([.A330] - FLOOR([.A330] / [.$D$2]); 3) * 10/6" office:value-type="float" office:value="36255" calcext:value-type="float">
            <text:p>36255</text:p>
          </table:table-cell>
          <table:table-cell table:style-name="ce2" table:formula="of:=[.D330]-[.B330]" office:value-type="float" office:value="0" calcext:value-type="float">
            <text:p>0</text:p>
          </table:table-cell>
          <table:table-cell/>
          <table:table-cell table:style-name="ce3" table:formula="of:=IF([.F330] &lt;&gt; 0; [.F330]-[.B330]; &quot;&quot;)">
            <text:p/>
          </table:table-cell>
          <table:table-cell office:value-type="string" calcext:value-type="string">
            <text:p>25, 25, 25, 25, 25, 25, 25, 25, 25, 25, 25, 25, 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6370" calcext:value-type="float">
            <text:p>36370</text:p>
          </table:table-cell>
          <table:table-cell table:formula="of:=[.B331]/[.A331]" office:value-type="float" office:value="111.223241590214" calcext:value-type="float">
            <text:p>111.223241590214</text:p>
          </table:table-cell>
          <table:table-cell table:formula="of:=FLOOR([.A331] / [.$D$2]) * [.$B$2]* [.$D$2] + MOD([.A331]; [.$D$2]) * [.$C$10] + MOD([.A331] - FLOOR([.A331] / [.$D$2]); 3) * 10/6" office:value-type="float" office:value="36370" calcext:value-type="float">
            <text:p>36370</text:p>
          </table:table-cell>
          <table:table-cell table:style-name="ce2" table:formula="of:=[.D331]-[.B331]" office:value-type="float" office:value="0" calcext:value-type="float">
            <text:p>0</text:p>
          </table:table-cell>
          <table:table-cell/>
          <table:table-cell table:style-name="ce3" table:formula="of:=IF([.F331] &lt;&gt; 0; [.F331]-[.B331]; &quot;&quot;)">
            <text:p/>
          </table:table-cell>
          <table:table-cell office:value-type="string" calcext:value-type="string">
            <text:p>25, 25, 25, 25, 25, 25, 25, 25, 25, 25, 25, 25, 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6480" calcext:value-type="float">
            <text:p>36480</text:p>
          </table:table-cell>
          <table:table-cell table:formula="of:=[.B332]/[.A332]" office:value-type="float" office:value="111.219512195122" calcext:value-type="float">
            <text:p>111.219512195122</text:p>
          </table:table-cell>
          <table:table-cell table:formula="of:=FLOOR([.A332] / [.$D$2]) * [.$B$2]* [.$D$2] + MOD([.A332]; [.$D$2]) * [.$C$10] + MOD([.A332] - FLOOR([.A332] / [.$D$2]); 3) * 10/6" office:value-type="float" office:value="36480" calcext:value-type="float">
            <text:p>36480</text:p>
          </table:table-cell>
          <table:table-cell table:style-name="ce2" table:formula="of:=[.D332]-[.B332]" office:value-type="float" office:value="0" calcext:value-type="float">
            <text:p>0</text:p>
          </table:table-cell>
          <table:table-cell/>
          <table:table-cell table:style-name="ce3" table:formula="of:=IF([.F332] &lt;&gt; 0; [.F332]-[.B332]; &quot;&quot;)">
            <text:p/>
          </table:table-cell>
          <table:table-cell office:value-type="string" calcext:value-type="string">
            <text:p>25, 25, 25, 25, 25, 25, 25, 25, 25, 25, 25, 25, 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6595" calcext:value-type="float">
            <text:p>36595</text:p>
          </table:table-cell>
          <table:table-cell table:formula="of:=[.B333]/[.A333]" office:value-type="float" office:value="111.231003039514" calcext:value-type="float">
            <text:p>111.231003039514</text:p>
          </table:table-cell>
          <table:table-cell table:formula="of:=FLOOR([.A333] / [.$D$2]) * [.$B$2]* [.$D$2] + MOD([.A333]; [.$D$2]) * [.$C$10] + MOD([.A333] - FLOOR([.A333] / [.$D$2]); 3) * 10/6" office:value-type="float" office:value="36595" calcext:value-type="float">
            <text:p>36595</text:p>
          </table:table-cell>
          <table:table-cell table:style-name="ce2" table:formula="of:=[.D333]-[.B333]" office:value-type="float" office:value="0" calcext:value-type="float">
            <text:p>0</text:p>
          </table:table-cell>
          <table:table-cell/>
          <table:table-cell table:style-name="ce3" table:formula="of:=IF([.F333] &lt;&gt; 0; [.F333]-[.B333]; &quot;&quot;)">
            <text:p/>
          </table:table-cell>
          <table:table-cell office:value-type="string" calcext:value-type="string">
            <text:p>4, 25, 25, 25, 25, 25, 25, 25, 25, 1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710" calcext:value-type="float">
            <text:p>36710</text:p>
          </table:table-cell>
          <table:table-cell table:formula="of:=[.B334]/[.A334]" office:value-type="float" office:value="111.242424242424" calcext:value-type="float">
            <text:p>111.242424242424</text:p>
          </table:table-cell>
          <table:table-cell table:formula="of:=FLOOR([.A334] / [.$D$2]) * [.$B$2]* [.$D$2] + MOD([.A334]; [.$D$2]) * [.$C$10] + MOD([.A334] - FLOOR([.A334] / [.$D$2]); 3) * 10/6" office:value-type="float" office:value="36710" calcext:value-type="float">
            <text:p>36710</text:p>
          </table:table-cell>
          <table:table-cell table:style-name="ce2" table:formula="of:=[.D334]-[.B334]" office:value-type="float" office:value="0" calcext:value-type="float">
            <text:p>0</text:p>
          </table:table-cell>
          <table:table-cell/>
          <table:table-cell table:style-name="ce3" table:formula="of:=IF([.F334] &lt;&gt; 0; [.F334]-[.B334]; &quot;&quot;)">
            <text:p/>
          </table:table-cell>
          <table:table-cell office:value-type="string" calcext:value-type="string">
            <text:p>4, 25, 25, 25, 25, 25, 25, 25, 25, 25, 25, 25, 25, 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6820" calcext:value-type="float">
            <text:p>36820</text:p>
          </table:table-cell>
          <table:table-cell table:formula="of:=[.B335]/[.A335]" office:value-type="float" office:value="111.238670694864" calcext:value-type="float">
            <text:p>111.238670694864</text:p>
          </table:table-cell>
          <table:table-cell table:formula="of:=FLOOR([.A335] / [.$D$2]) * [.$B$2]* [.$D$2] + MOD([.A335]; [.$D$2]) * [.$C$10] + MOD([.A335] - FLOOR([.A335] / [.$D$2]); 3) * 10/6" office:value-type="float" office:value="36820" calcext:value-type="float">
            <text:p>36820</text:p>
          </table:table-cell>
          <table:table-cell table:style-name="ce2" table:formula="of:=[.D335]-[.B335]" office:value-type="float" office:value="0" calcext:value-type="float">
            <text:p>0</text:p>
          </table:table-cell>
          <table:table-cell/>
          <table:table-cell table:style-name="ce3" table:formula="of:=IF([.F335] &lt;&gt; 0; [.F335]-[.B335]; &quot;&quot;)">
            <text:p/>
          </table:table-cell>
          <table:table-cell office:value-type="string" calcext:value-type="string">
            <text:p>6, 25, 25, 25, 25, 25, 25, 25, 25, 1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935" calcext:value-type="float">
            <text:p>36935</text:p>
          </table:table-cell>
          <table:table-cell table:formula="of:=[.B336]/[.A336]" office:value-type="float" office:value="111.25" calcext:value-type="float">
            <text:p>111.25</text:p>
          </table:table-cell>
          <table:table-cell table:formula="of:=FLOOR([.A336] / [.$D$2]) * [.$B$2]* [.$D$2] + MOD([.A336]; [.$D$2]) * [.$C$10] + MOD([.A336] - FLOOR([.A336] / [.$D$2]); 3) * 10/6" office:value-type="float" office:value="36935" calcext:value-type="float">
            <text:p>36935</text:p>
          </table:table-cell>
          <table:table-cell table:style-name="ce2" table:formula="of:=[.D336]-[.B336]" office:value-type="float" office:value="0" calcext:value-type="float">
            <text:p>0</text:p>
          </table:table-cell>
          <table:table-cell/>
          <table:table-cell table:style-name="ce3" table:formula="of:=IF([.F336] &lt;&gt; 0; [.F336]-[.B336]; &quot;&quot;)">
            <text:p/>
          </table:table-cell>
          <table:table-cell office:value-type="string" calcext:value-type="string">
            <text:p>4, 25, 25, 25, 25, 25, 25, 25, 25, 25, 25, 25, 25, 2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7050" calcext:value-type="float">
            <text:p>37050</text:p>
          </table:table-cell>
          <table:table-cell table:formula="of:=[.B337]/[.A337]" office:value-type="float" office:value="111.261261261261" calcext:value-type="float">
            <text:p>111.261261261261</text:p>
          </table:table-cell>
          <table:table-cell table:formula="of:=FLOOR([.A337] / [.$D$2]) * [.$B$2]* [.$D$2] + MOD([.A337]; [.$D$2]) * [.$C$10] + MOD([.A337] - FLOOR([.A337] / [.$D$2]); 3) * 10/6" office:value-type="float" office:value="37050" calcext:value-type="float">
            <text:p>37050</text:p>
          </table:table-cell>
          <table:table-cell table:style-name="ce2" table:formula="of:=[.D337]-[.B337]" office:value-type="float" office:value="0" calcext:value-type="float">
            <text:p>0</text:p>
          </table:table-cell>
          <table:table-cell/>
          <table:table-cell table:style-name="ce3" table:formula="of:=IF([.F337] &lt;&gt; 0; [.F337]-[.B337]; &quot;&quot;)">
            <text:p/>
          </table:table-cell>
          <table:table-cell office:value-type="string" calcext:value-type="string">
            <text:p>4, 4, 25, 25, 25, 25, 25, 25, 25, 25, 1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7160" calcext:value-type="float">
            <text:p>37160</text:p>
          </table:table-cell>
          <table:table-cell table:formula="of:=[.B338]/[.A338]" office:value-type="float" office:value="111.25748502994" calcext:value-type="float">
            <text:p>111.25748502994</text:p>
          </table:table-cell>
          <table:table-cell table:formula="of:=FLOOR([.A338] / [.$D$2]) * [.$B$2]* [.$D$2] + MOD([.A338]; [.$D$2]) * [.$C$10] + MOD([.A338] - FLOOR([.A338] / [.$D$2]); 3) * 10/6" office:value-type="float" office:value="37160" calcext:value-type="float">
            <text:p>37160</text:p>
          </table:table-cell>
          <table:table-cell table:style-name="ce2" table:formula="of:=[.D338]-[.B338]" office:value-type="float" office:value="0" calcext:value-type="float">
            <text:p>0</text:p>
          </table:table-cell>
          <table:table-cell/>
          <table:table-cell table:style-name="ce3" table:formula="of:=IF([.F338] &lt;&gt; 0; [.F338]-[.B338]; &quot;&quot;)">
            <text:p/>
          </table:table-cell>
          <table:table-cell office:value-type="string" calcext:value-type="string">
            <text:p>6, 25, 25, 25, 25, 25, 25, 25, 25, 25, 25, 25, 25, 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7275" calcext:value-type="float">
            <text:p>37275</text:p>
          </table:table-cell>
          <table:table-cell table:formula="of:=[.B339]/[.A339]" office:value-type="float" office:value="111.268656716418" calcext:value-type="float">
            <text:p>111.268656716418</text:p>
          </table:table-cell>
          <table:table-cell table:formula="of:=FLOOR([.A339] / [.$D$2]) * [.$B$2]* [.$D$2] + MOD([.A339]; [.$D$2]) * [.$C$10] + MOD([.A339] - FLOOR([.A339] / [.$D$2]); 3) * 10/6" office:value-type="float" office:value="37275" calcext:value-type="float">
            <text:p>37275</text:p>
          </table:table-cell>
          <table:table-cell table:style-name="ce2" table:formula="of:=[.D339]-[.B339]" office:value-type="float" office:value="0" calcext:value-type="float">
            <text:p>0</text:p>
          </table:table-cell>
          <table:table-cell/>
          <table:table-cell table:style-name="ce3" table:formula="of:=IF([.F339] &lt;&gt; 0; [.F339]-[.B339]; &quot;&quot;)">
            <text:p/>
          </table:table-cell>
          <table:table-cell office:value-type="string" calcext:value-type="string">
            <text:p>4, 6, 25, 25, 25, 25, 25, 25, 25, 25, 1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7390" calcext:value-type="float">
            <text:p>37390</text:p>
          </table:table-cell>
          <table:table-cell table:formula="of:=[.B340]/[.A340]" office:value-type="float" office:value="111.279761904762" calcext:value-type="float">
            <text:p>111.279761904762</text:p>
          </table:table-cell>
          <table:table-cell table:formula="of:=FLOOR([.A340] / [.$D$2]) * [.$B$2]* [.$D$2] + MOD([.A340]; [.$D$2]) * [.$C$10] + MOD([.A340] - FLOOR([.A340] / [.$D$2]); 3) * 10/6" office:value-type="float" office:value="37390" calcext:value-type="float">
            <text:p>37390</text:p>
          </table:table-cell>
          <table:table-cell table:style-name="ce2" table:formula="of:=[.D340]-[.B340]" office:value-type="float" office:value="0" calcext:value-type="float">
            <text:p>0</text:p>
          </table:table-cell>
          <table:table-cell/>
          <table:table-cell table:style-name="ce3" table:formula="of:=IF([.F340] &lt;&gt; 0; [.F340]-[.B340]; &quot;&quot;)">
            <text:p/>
          </table:table-cell>
          <table:table-cell office:value-type="string" calcext:value-type="string">
            <text:p>4, 4, 25, 25, 25, 25, 25, 25, 25, 25, 25, 25, 25, 25, 2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7500" calcext:value-type="float">
            <text:p>37500</text:p>
          </table:table-cell>
          <table:table-cell table:formula="of:=[.B341]/[.A341]" office:value-type="float" office:value="111.275964391691" calcext:value-type="float">
            <text:p>111.275964391691</text:p>
          </table:table-cell>
          <table:table-cell table:formula="of:=FLOOR([.A341] / [.$D$2]) * [.$B$2]* [.$D$2] + MOD([.A341]; [.$D$2]) * [.$C$10] + MOD([.A341] - FLOOR([.A341] / [.$D$2]); 3) * 10/6" office:value-type="float" office:value="37500" calcext:value-type="float">
            <text:p>37500</text:p>
          </table:table-cell>
          <table:table-cell table:style-name="ce2" table:formula="of:=[.D341]-[.B341]" office:value-type="float" office:value="0" calcext:value-type="float">
            <text:p>0</text:p>
          </table:table-cell>
          <table:table-cell/>
          <table:table-cell table:style-name="ce3" table:formula="of:=IF([.F341] &lt;&gt; 0; [.F341]-[.B341]; &quot;&quot;)">
            <text:p/>
          </table:table-cell>
          <table:table-cell office:value-type="string" calcext:value-type="string">
            <text:p>6, 6, 25, 25, 25, 25, 25, 25, 25, 25, 1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7615" calcext:value-type="float">
            <text:p>37615</text:p>
          </table:table-cell>
          <table:table-cell table:formula="of:=[.B342]/[.A342]" office:value-type="float" office:value="111.286982248521" calcext:value-type="float">
            <text:p>111.286982248521</text:p>
          </table:table-cell>
          <table:table-cell table:formula="of:=FLOOR([.A342] / [.$D$2]) * [.$B$2]* [.$D$2] + MOD([.A342]; [.$D$2]) * [.$C$10] + MOD([.A342] - FLOOR([.A342] / [.$D$2]); 3) * 10/6" office:value-type="float" office:value="37615" calcext:value-type="float">
            <text:p>37615</text:p>
          </table:table-cell>
          <table:table-cell table:style-name="ce2" table:formula="of:=[.D342]-[.B342]" office:value-type="float" office:value="0" calcext:value-type="float">
            <text:p>0</text:p>
          </table:table-cell>
          <table:table-cell/>
          <table:table-cell table:style-name="ce3" table:formula="of:=IF([.F342] &lt;&gt; 0; [.F342]-[.B342]; &quot;&quot;)">
            <text:p/>
          </table:table-cell>
          <table:table-cell office:value-type="string" calcext:value-type="string">
            <text:p>4, 6, 25, 25, 25, 25, 25, 25, 25, 25, 25, 25, 25, 25, 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7730" calcext:value-type="float">
            <text:p>37730</text:p>
          </table:table-cell>
          <table:table-cell table:formula="of:=[.B343]/[.A343]" office:value-type="float" office:value="111.297935103245" calcext:value-type="float">
            <text:p>111.297935103245</text:p>
          </table:table-cell>
          <table:table-cell table:formula="of:=FLOOR([.A343] / [.$D$2]) * [.$B$2]* [.$D$2] + MOD([.A343]; [.$D$2]) * [.$C$10] + MOD([.A343] - FLOOR([.A343] / [.$D$2]); 3) * 10/6" office:value-type="float" office:value="37730" calcext:value-type="float">
            <text:p>37730</text:p>
          </table:table-cell>
          <table:table-cell table:style-name="ce2" table:formula="of:=[.D343]-[.B343]" office:value-type="float" office:value="0" calcext:value-type="float">
            <text:p>0</text:p>
          </table:table-cell>
          <table:table-cell/>
          <table:table-cell table:style-name="ce3" table:formula="of:=IF([.F343] &lt;&gt; 0; [.F343]-[.B343]; &quot;&quot;)">
            <text:p/>
          </table:table-cell>
          <table:table-cell office:value-type="string" calcext:value-type="string">
            <text:p>4, 4, 6, 25, 25, 25, 25, 25, 25, 25, 25, 1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840" calcext:value-type="float">
            <text:p>37840</text:p>
          </table:table-cell>
          <table:table-cell table:formula="of:=[.B344]/[.A344]" office:value-type="float" office:value="111.294117647059" calcext:value-type="float">
            <text:p>111.294117647059</text:p>
          </table:table-cell>
          <table:table-cell table:formula="of:=FLOOR([.A344] / [.$D$2]) * [.$B$2]* [.$D$2] + MOD([.A344]; [.$D$2]) * [.$C$10] + MOD([.A344] - FLOOR([.A344] / [.$D$2]); 3) * 10/6" office:value-type="float" office:value="37840" calcext:value-type="float">
            <text:p>37840</text:p>
          </table:table-cell>
          <table:table-cell table:style-name="ce2" table:formula="of:=[.D344]-[.B344]" office:value-type="float" office:value="0" calcext:value-type="float">
            <text:p>0</text:p>
          </table:table-cell>
          <table:table-cell/>
          <table:table-cell table:style-name="ce3" table:formula="of:=IF([.F344] &lt;&gt; 0; [.F344]-[.B344]; &quot;&quot;)">
            <text:p/>
          </table:table-cell>
          <table:table-cell office:value-type="string" calcext:value-type="string">
            <text:p>6, 6, 25, 25, 25, 25, 25, 25, 25, 25, 25, 25, 25, 25, 2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7955" calcext:value-type="float">
            <text:p>37955</text:p>
          </table:table-cell>
          <table:table-cell table:formula="of:=[.B345]/[.A345]" office:value-type="float" office:value="111.304985337243" calcext:value-type="float">
            <text:p>111.304985337243</text:p>
          </table:table-cell>
          <table:table-cell table:formula="of:=FLOOR([.A345] / [.$D$2]) * [.$B$2]* [.$D$2] + MOD([.A345]; [.$D$2]) * [.$C$10] + MOD([.A345] - FLOOR([.A345] / [.$D$2]); 3) * 10/6" office:value-type="float" office:value="37955" calcext:value-type="float">
            <text:p>37955</text:p>
          </table:table-cell>
          <table:table-cell table:style-name="ce2" table:formula="of:=[.D345]-[.B345]" office:value-type="float" office:value="0" calcext:value-type="float">
            <text:p>0</text:p>
          </table:table-cell>
          <table:table-cell/>
          <table:table-cell table:style-name="ce3" table:formula="of:=IF([.F345] &lt;&gt; 0; [.F345]-[.B345]; &quot;&quot;)">
            <text:p/>
          </table:table-cell>
          <table:table-cell office:value-type="string" calcext:value-type="string">
            <text:p>4, 6, 6, 25, 25, 25, 25, 25, 25, 25, 25, 1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8070" calcext:value-type="float">
            <text:p>38070</text:p>
          </table:table-cell>
          <table:table-cell table:formula="of:=[.B346]/[.A346]" office:value-type="float" office:value="111.315789473684" calcext:value-type="float">
            <text:p>111.315789473684</text:p>
          </table:table-cell>
          <table:table-cell table:formula="of:=FLOOR([.A346] / [.$D$2]) * [.$B$2]* [.$D$2] + MOD([.A346]; [.$D$2]) * [.$C$10] + MOD([.A346] - FLOOR([.A346] / [.$D$2]); 3) * 10/6" office:value-type="float" office:value="38070" calcext:value-type="float">
            <text:p>38070</text:p>
          </table:table-cell>
          <table:table-cell table:style-name="ce2" table:formula="of:=[.D346]-[.B346]" office:value-type="float" office:value="0" calcext:value-type="float">
            <text:p>0</text:p>
          </table:table-cell>
          <table:table-cell/>
          <table:table-cell table:style-name="ce3" table:formula="of:=IF([.F346] &lt;&gt; 0; [.F346]-[.B346]; &quot;&quot;)">
            <text:p/>
          </table:table-cell>
          <table:table-cell office:value-type="string" calcext:value-type="string">
            <text:p>4, 4, 6, 25, 25, 25, 25, 25, 25, 25, 25, 25, 25, 25, 25, 2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8180" calcext:value-type="float">
            <text:p>38180</text:p>
          </table:table-cell>
          <table:table-cell table:formula="of:=[.B347]/[.A347]" office:value-type="float" office:value="111.31195335277" calcext:value-type="float">
            <text:p>111.31195335277</text:p>
          </table:table-cell>
          <table:table-cell table:formula="of:=FLOOR([.A347] / [.$D$2]) * [.$B$2]* [.$D$2] + MOD([.A347]; [.$D$2]) * [.$C$10] + MOD([.A347] - FLOOR([.A347] / [.$D$2]); 3) * 10/6" office:value-type="float" office:value="38180" calcext:value-type="float">
            <text:p>38180</text:p>
          </table:table-cell>
          <table:table-cell table:style-name="ce2" table:formula="of:=[.D347]-[.B347]" office:value-type="float" office:value="0" calcext:value-type="float">
            <text:p>0</text:p>
          </table:table-cell>
          <table:table-cell/>
          <table:table-cell table:style-name="ce3" table:formula="of:=IF([.F347] &lt;&gt; 0; [.F347]-[.B347]; &quot;&quot;)">
            <text:p/>
          </table:table-cell>
          <table:table-cell office:value-type="string" calcext:value-type="string">
            <text:p>6, 6, 6, 25, 25, 25, 25, 25, 25, 25, 25, 1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295" calcext:value-type="float">
            <text:p>38295</text:p>
          </table:table-cell>
          <table:table-cell table:formula="of:=[.B348]/[.A348]" office:value-type="float" office:value="111.322674418605" calcext:value-type="float">
            <text:p>111.322674418605</text:p>
          </table:table-cell>
          <table:table-cell table:formula="of:=FLOOR([.A348] / [.$D$2]) * [.$B$2]* [.$D$2] + MOD([.A348]; [.$D$2]) * [.$C$10] + MOD([.A348] - FLOOR([.A348] / [.$D$2]); 3) * 10/6" office:value-type="float" office:value="38295" calcext:value-type="float">
            <text:p>38295</text:p>
          </table:table-cell>
          <table:table-cell table:style-name="ce2" table:formula="of:=[.D348]-[.B348]" office:value-type="float" office:value="0" calcext:value-type="float">
            <text:p>0</text:p>
          </table:table-cell>
          <table:table-cell/>
          <table:table-cell table:style-name="ce3" table:formula="of:=IF([.F348] &lt;&gt; 0; [.F348]-[.B348]; &quot;&quot;)">
            <text:p/>
          </table:table-cell>
          <table:table-cell office:value-type="string" calcext:value-type="string">
            <text:p>4, 6, 6, 25, 25, 25, 25, 25, 25, 25, 25, 25, 25, 25, 25, 2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410" calcext:value-type="float">
            <text:p>38410</text:p>
          </table:table-cell>
          <table:table-cell table:formula="of:=[.B349]/[.A349]" office:value-type="float" office:value="111.333333333333" calcext:value-type="float">
            <text:p>111.333333333333</text:p>
          </table:table-cell>
          <table:table-cell table:formula="of:=FLOOR([.A349] / [.$D$2]) * [.$B$2]* [.$D$2] + MOD([.A349]; [.$D$2]) * [.$C$10] + MOD([.A349] - FLOOR([.A349] / [.$D$2]); 3) * 10/6" office:value-type="float" office:value="38410" calcext:value-type="float">
            <text:p>38410</text:p>
          </table:table-cell>
          <table:table-cell table:style-name="ce2" table:formula="of:=[.D349]-[.B349]" office:value-type="float" office:value="0" calcext:value-type="float">
            <text:p>0</text:p>
          </table:table-cell>
          <table:table-cell/>
          <table:table-cell table:style-name="ce3" table:formula="of:=IF([.F349] &lt;&gt; 0; [.F349]-[.B349]; &quot;&quot;)">
            <text:p/>
          </table:table-cell>
          <table:table-cell office:value-type="string" calcext:value-type="string">
            <text:p>4, 4, 6, 6, 25, 25, 25, 25, 25, 25, 25, 25, 1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8520" calcext:value-type="float">
            <text:p>38520</text:p>
          </table:table-cell>
          <table:table-cell table:formula="of:=[.B350]/[.A350]" office:value-type="float" office:value="111.329479768786" calcext:value-type="float">
            <text:p>111.329479768786</text:p>
          </table:table-cell>
          <table:table-cell table:formula="of:=FLOOR([.A350] / [.$D$2]) * [.$B$2]* [.$D$2] + MOD([.A350]; [.$D$2]) * [.$C$10] + MOD([.A350] - FLOOR([.A350] / [.$D$2]); 3) * 10/6" office:value-type="float" office:value="38520" calcext:value-type="float">
            <text:p>38520</text:p>
          </table:table-cell>
          <table:table-cell table:style-name="ce2" table:formula="of:=[.D350]-[.B350]" office:value-type="float" office:value="0" calcext:value-type="float">
            <text:p>0</text:p>
          </table:table-cell>
          <table:table-cell/>
          <table:table-cell table:style-name="ce3" table:formula="of:=IF([.F350] &lt;&gt; 0; [.F350]-[.B350]; &quot;&quot;)">
            <text:p/>
          </table:table-cell>
          <table:table-cell office:value-type="string" calcext:value-type="string">
            <text:p>6, 6, 6, 25, 25, 25, 25, 25, 25, 25, 25, 25, 25, 25, 25, 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635" calcext:value-type="float">
            <text:p>38635</text:p>
          </table:table-cell>
          <table:table-cell table:formula="of:=[.B351]/[.A351]" office:value-type="float" office:value="111.340057636888" calcext:value-type="float">
            <text:p>111.340057636888</text:p>
          </table:table-cell>
          <table:table-cell table:formula="of:=FLOOR([.A351] / [.$D$2]) * [.$B$2]* [.$D$2] + MOD([.A351]; [.$D$2]) * [.$C$10] + MOD([.A351] - FLOOR([.A351] / [.$D$2]); 3) * 10/6" office:value-type="float" office:value="38635" calcext:value-type="float">
            <text:p>38635</text:p>
          </table:table-cell>
          <table:table-cell table:style-name="ce2" table:formula="of:=[.D351]-[.B351]" office:value-type="float" office:value="0" calcext:value-type="float">
            <text:p>0</text:p>
          </table:table-cell>
          <table:table-cell/>
          <table:table-cell table:style-name="ce3" table:formula="of:=IF([.F351] &lt;&gt; 0; [.F351]-[.B351]; &quot;&quot;)">
            <text:p/>
          </table:table-cell>
          <table:table-cell office:value-type="string" calcext:value-type="string">
            <text:p>4, 6, 6, 6, 25, 25, 25, 25, 25, 25, 25, 25, 1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8750" calcext:value-type="float">
            <text:p>38750</text:p>
          </table:table-cell>
          <table:table-cell table:formula="of:=[.B352]/[.A352]" office:value-type="float" office:value="111.350574712644" calcext:value-type="float">
            <text:p>111.350574712644</text:p>
          </table:table-cell>
          <table:table-cell table:formula="of:=FLOOR([.A352] / [.$D$2]) * [.$B$2]* [.$D$2] + MOD([.A352]; [.$D$2]) * [.$C$10] + MOD([.A352] - FLOOR([.A352] / [.$D$2]); 3) * 10/6" office:value-type="float" office:value="38750" calcext:value-type="float">
            <text:p>38750</text:p>
          </table:table-cell>
          <table:table-cell table:style-name="ce2" table:formula="of:=[.D352]-[.B352]" office:value-type="float" office:value="0" calcext:value-type="float">
            <text:p>0</text:p>
          </table:table-cell>
          <table:table-cell/>
          <table:table-cell table:style-name="ce3" table:formula="of:=IF([.F352] &lt;&gt; 0; [.F352]-[.B352]; &quot;&quot;)">
            <text:p/>
          </table:table-cell>
          <table:table-cell office:value-type="string" calcext:value-type="string">
            <text:p>4, 4, 6, 6, 25, 25, 25, 25, 25, 25, 25, 25, 25, 25, 25, 25, 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8860" calcext:value-type="float">
            <text:p>38860</text:p>
          </table:table-cell>
          <table:table-cell table:formula="of:=[.B353]/[.A353]" office:value-type="float" office:value="111.34670487106" calcext:value-type="float">
            <text:p>111.34670487106</text:p>
          </table:table-cell>
          <table:table-cell table:formula="of:=FLOOR([.A353] / [.$D$2]) * [.$B$2]* [.$D$2] + MOD([.A353]; [.$D$2]) * [.$C$10] + MOD([.A353] - FLOOR([.A353] / [.$D$2]); 3) * 10/6" office:value-type="float" office:value="38860" calcext:value-type="float">
            <text:p>38860</text:p>
          </table:table-cell>
          <table:table-cell table:style-name="ce2" table:formula="of:=[.D353]-[.B353]" office:value-type="float" office:value="0" calcext:value-type="float">
            <text:p>0</text:p>
          </table:table-cell>
          <table:table-cell/>
          <table:table-cell table:style-name="ce3" table:formula="of:=IF([.F353] &lt;&gt; 0; [.F353]-[.B353]; &quot;&quot;)">
            <text:p/>
          </table:table-cell>
          <table:table-cell office:value-type="string" calcext:value-type="string">
            <text:p>6, 6, 6, 6, 25, 25, 25, 25, 25, 25, 25, 25, 1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920" calcext:value-type="float">
            <text:p>38920</text:p>
          </table:table-cell>
          <table:table-cell table:formula="of:=[.B354]/[.A354]" office:value-type="float" office:value="111.2" calcext:value-type="float">
            <text:p>111.2</text:p>
          </table:table-cell>
          <table:table-cell table:formula="of:=FLOOR([.A354] / [.$D$2]) * [.$B$2]* [.$D$2] + MOD([.A354]; [.$D$2]) * [.$C$10] + MOD([.A354] - FLOOR([.A354] / [.$D$2]); 3) * 10/6" office:value-type="float" office:value="38920" calcext:value-type="float">
            <text:p>38920</text:p>
          </table:table-cell>
          <table:table-cell table:style-name="ce2" table:formula="of:=[.D354]-[.B354]" office:value-type="float" office:value="0" calcext:value-type="float">
            <text:p>0</text:p>
          </table:table-cell>
          <table:table-cell/>
          <table:table-cell table:style-name="ce3" table:formula="of:=IF([.F354] &lt;&gt; 0; [.F354]-[.B354]; &quot;&quot;)">
            <text:p/>
          </table:table-cell>
          <table:table-cell office:value-type="string" calcext:value-type="string">
            <text:p>25, 25, 25, 25, 25, 25, 25, 25, 25, 1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9035" calcext:value-type="float">
            <text:p>39035</text:p>
          </table:table-cell>
          <table:table-cell table:formula="of:=[.B355]/[.A355]" office:value-type="float" office:value="111.210826210826" calcext:value-type="float">
            <text:p>111.210826210826</text:p>
          </table:table-cell>
          <table:table-cell table:formula="of:=FLOOR([.A355] / [.$D$2]) * [.$B$2]* [.$D$2] + MOD([.A355]; [.$D$2]) * [.$C$10] + MOD([.A355] - FLOOR([.A355] / [.$D$2]); 3) * 10/6" office:value-type="float" office:value="39035" calcext:value-type="float">
            <text:p>39035</text:p>
          </table:table-cell>
          <table:table-cell table:style-name="ce2" table:formula="of:=[.D355]-[.B355]" office:value-type="float" office:value="0" calcext:value-type="float">
            <text:p>0</text:p>
          </table:table-cell>
          <table:table-cell/>
          <table:table-cell table:style-name="ce3" table:formula="of:=IF([.F355] &lt;&gt; 0; [.F355]-[.B355]; &quot;&quot;)">
            <text:p/>
          </table:table-cell>
          <table:table-cell office:value-type="string" calcext:value-type="string">
            <text:p>25, 25, 25, 25, 25, 25, 25, 25, 25, 25, 25, 25, 25, 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9150" calcext:value-type="float">
            <text:p>39150</text:p>
          </table:table-cell>
          <table:table-cell table:formula="of:=[.B356]/[.A356]" office:value-type="float" office:value="111.221590909091" calcext:value-type="float">
            <text:p>111.221590909091</text:p>
          </table:table-cell>
          <table:table-cell table:formula="of:=FLOOR([.A356] / [.$D$2]) * [.$B$2]* [.$D$2] + MOD([.A356]; [.$D$2]) * [.$C$10] + MOD([.A356] - FLOOR([.A356] / [.$D$2]); 3) * 10/6" office:value-type="float" office:value="39150" calcext:value-type="float">
            <text:p>39150</text:p>
          </table:table-cell>
          <table:table-cell table:style-name="ce2" table:formula="of:=[.D356]-[.B356]" office:value-type="float" office:value="0" calcext:value-type="float">
            <text:p>0</text:p>
          </table:table-cell>
          <table:table-cell/>
          <table:table-cell table:style-name="ce3" table:formula="of:=IF([.F356] &lt;&gt; 0; [.F356]-[.B356]; &quot;&quot;)">
            <text:p/>
          </table:table-cell>
          <table:table-cell office:value-type="string" calcext:value-type="string">
            <text:p>25, 25, 25, 25, 25, 25, 25, 25, 25, 25, 25, 25, 25, 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260" calcext:value-type="float">
            <text:p>39260</text:p>
          </table:table-cell>
          <table:table-cell table:formula="of:=[.B357]/[.A357]" office:value-type="float" office:value="111.218130311615" calcext:value-type="float">
            <text:p>111.218130311615</text:p>
          </table:table-cell>
          <table:table-cell table:formula="of:=FLOOR([.A357] / [.$D$2]) * [.$B$2]* [.$D$2] + MOD([.A357]; [.$D$2]) * [.$C$10] + MOD([.A357] - FLOOR([.A357] / [.$D$2]); 3) * 10/6" office:value-type="float" office:value="39260" calcext:value-type="float">
            <text:p>39260</text:p>
          </table:table-cell>
          <table:table-cell table:style-name="ce2" table:formula="of:=[.D357]-[.B357]" office:value-type="float" office:value="0" calcext:value-type="float">
            <text:p>0</text:p>
          </table:table-cell>
          <table:table-cell/>
          <table:table-cell table:style-name="ce3" table:formula="of:=IF([.F357] &lt;&gt; 0; [.F357]-[.B357]; &quot;&quot;)">
            <text:p/>
          </table:table-cell>
          <table:table-cell office:value-type="string" calcext:value-type="string">
            <text:p>25, 25, 25, 25, 25, 25, 25, 25, 25, 25, 25, 25, 25, 2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9375" calcext:value-type="float">
            <text:p>39375</text:p>
          </table:table-cell>
          <table:table-cell table:formula="of:=[.B358]/[.A358]" office:value-type="float" office:value="111.228813559322" calcext:value-type="float">
            <text:p>111.228813559322</text:p>
          </table:table-cell>
          <table:table-cell table:formula="of:=FLOOR([.A358] / [.$D$2]) * [.$B$2]* [.$D$2] + MOD([.A358]; [.$D$2]) * [.$C$10] + MOD([.A358] - FLOOR([.A358] / [.$D$2]); 3) * 10/6" office:value-type="float" office:value="39375" calcext:value-type="float">
            <text:p>39375</text:p>
          </table:table-cell>
          <table:table-cell table:style-name="ce2" table:formula="of:=[.D358]-[.B358]" office:value-type="float" office:value="0" calcext:value-type="float">
            <text:p>0</text:p>
          </table:table-cell>
          <table:table-cell/>
          <table:table-cell table:style-name="ce3" table:formula="of:=IF([.F358] &lt;&gt; 0; [.F358]-[.B358]; &quot;&quot;)">
            <text:p/>
          </table:table-cell>
          <table:table-cell office:value-type="string" calcext:value-type="string">
            <text:p>4, 25, 25, 25, 25, 25, 25, 25, 25, 25, 1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9490" calcext:value-type="float">
            <text:p>39490</text:p>
          </table:table-cell>
          <table:table-cell table:formula="of:=[.B359]/[.A359]" office:value-type="float" office:value="111.239436619718" calcext:value-type="float">
            <text:p>111.239436619718</text:p>
          </table:table-cell>
          <table:table-cell table:formula="of:=FLOOR([.A359] / [.$D$2]) * [.$B$2]* [.$D$2] + MOD([.A359]; [.$D$2]) * [.$C$10] + MOD([.A359] - FLOOR([.A359] / [.$D$2]); 3) * 10/6" office:value-type="float" office:value="39490" calcext:value-type="float">
            <text:p>39490</text:p>
          </table:table-cell>
          <table:table-cell table:style-name="ce2" table:formula="of:=[.D359]-[.B359]" office:value-type="float" office:value="0" calcext:value-type="float">
            <text:p>0</text:p>
          </table:table-cell>
          <table:table-cell/>
          <table:table-cell table:style-name="ce3" table:formula="of:=IF([.F359] &lt;&gt; 0; [.F359]-[.B359]; &quot;&quot;)">
            <text:p/>
          </table:table-cell>
          <table:table-cell office:value-type="string" calcext:value-type="string">
            <text:p>4, 25, 25, 25, 25, 25, 25, 25, 25, 25, 25, 25, 25, 25, 2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9600" calcext:value-type="float">
            <text:p>39600</text:p>
          </table:table-cell>
          <table:table-cell table:formula="of:=[.B360]/[.A360]" office:value-type="float" office:value="111.23595505618" calcext:value-type="float">
            <text:p>111.23595505618</text:p>
          </table:table-cell>
          <table:table-cell table:formula="of:=FLOOR([.A360] / [.$D$2]) * [.$B$2]* [.$D$2] + MOD([.A360]; [.$D$2]) * [.$C$10] + MOD([.A360] - FLOOR([.A360] / [.$D$2]); 3) * 10/6" office:value-type="float" office:value="39600" calcext:value-type="float">
            <text:p>39600</text:p>
          </table:table-cell>
          <table:table-cell table:style-name="ce2" table:formula="of:=[.D360]-[.B360]" office:value-type="float" office:value="0" calcext:value-type="float">
            <text:p>0</text:p>
          </table:table-cell>
          <table:table-cell/>
          <table:table-cell table:style-name="ce3" table:formula="of:=IF([.F360] &lt;&gt; 0; [.F360]-[.B360]; &quot;&quot;)">
            <text:p/>
          </table:table-cell>
          <table:table-cell office:value-type="string" calcext:value-type="string">
            <text:p>6, 25, 25, 25, 25, 25, 25, 25, 25, 25, 1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9715" calcext:value-type="float">
            <text:p>39715</text:p>
          </table:table-cell>
          <table:table-cell table:formula="of:=[.B361]/[.A361]" office:value-type="float" office:value="111.24649859944" calcext:value-type="float">
            <text:p>111.24649859944</text:p>
          </table:table-cell>
          <table:table-cell table:formula="of:=FLOOR([.A361] / [.$D$2]) * [.$B$2]* [.$D$2] + MOD([.A361]; [.$D$2]) * [.$C$10] + MOD([.A361] - FLOOR([.A361] / [.$D$2]); 3) * 10/6" office:value-type="float" office:value="39715" calcext:value-type="float">
            <text:p>39715</text:p>
          </table:table-cell>
          <table:table-cell table:style-name="ce2" table:formula="of:=[.D361]-[.B361]" office:value-type="float" office:value="0" calcext:value-type="float">
            <text:p>0</text:p>
          </table:table-cell>
          <table:table-cell/>
          <table:table-cell table:style-name="ce3" table:formula="of:=IF([.F361] &lt;&gt; 0; [.F361]-[.B361]; &quot;&quot;)">
            <text:p/>
          </table:table-cell>
          <table:table-cell office:value-type="string" calcext:value-type="string">
            <text:p>4, 25, 25, 25, 25, 25, 25, 25, 25, 25, 25, 25, 25, 25, 2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830" calcext:value-type="float">
            <text:p>39830</text:p>
          </table:table-cell>
          <table:table-cell table:formula="of:=[.B362]/[.A362]" office:value-type="float" office:value="111.256983240223" calcext:value-type="float">
            <text:p>111.256983240223</text:p>
          </table:table-cell>
          <table:table-cell table:formula="of:=FLOOR([.A362] / [.$D$2]) * [.$B$2]* [.$D$2] + MOD([.A362]; [.$D$2]) * [.$C$10] + MOD([.A362] - FLOOR([.A362] / [.$D$2]); 3) * 10/6" office:value-type="float" office:value="39830" calcext:value-type="float">
            <text:p>39830</text:p>
          </table:table-cell>
          <table:table-cell table:style-name="ce2" table:formula="of:=[.D362]-[.B362]" office:value-type="float" office:value="0" calcext:value-type="float">
            <text:p>0</text:p>
          </table:table-cell>
          <table:table-cell/>
          <table:table-cell table:style-name="ce3" table:formula="of:=IF([.F362] &lt;&gt; 0; [.F362]-[.B362]; &quot;&quot;)">
            <text:p/>
          </table:table-cell>
          <table:table-cell office:value-type="string" calcext:value-type="string">
            <text:p>4, 4, 25, 25, 25, 25, 25, 25, 25, 25, 25, 1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9940" calcext:value-type="float">
            <text:p>39940</text:p>
          </table:table-cell>
          <table:table-cell table:formula="of:=[.B363]/[.A363]" office:value-type="float" office:value="111.25348189415" calcext:value-type="float">
            <text:p>111.25348189415</text:p>
          </table:table-cell>
          <table:table-cell table:formula="of:=FLOOR([.A363] / [.$D$2]) * [.$B$2]* [.$D$2] + MOD([.A363]; [.$D$2]) * [.$C$10] + MOD([.A363] - FLOOR([.A363] / [.$D$2]); 3) * 10/6" office:value-type="float" office:value="39940" calcext:value-type="float">
            <text:p>39940</text:p>
          </table:table-cell>
          <table:table-cell table:style-name="ce2" table:formula="of:=[.D363]-[.B363]" office:value-type="float" office:value="0" calcext:value-type="float">
            <text:p>0</text:p>
          </table:table-cell>
          <table:table-cell/>
          <table:table-cell table:style-name="ce3" table:formula="of:=IF([.F363] &lt;&gt; 0; [.F363]-[.B363]; &quot;&quot;)">
            <text:p/>
          </table:table-cell>
          <table:table-cell office:value-type="string" calcext:value-type="string">
            <text:p>6, 25, 25, 25, 25, 25, 25, 25, 25, 25, 25, 25, 25, 25, 2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0055" calcext:value-type="float">
            <text:p>40055</text:p>
          </table:table-cell>
          <table:table-cell table:formula="of:=[.B364]/[.A364]" office:value-type="float" office:value="111.263888888889" calcext:value-type="float">
            <text:p>111.263888888889</text:p>
          </table:table-cell>
          <table:table-cell table:formula="of:=FLOOR([.A364] / [.$D$2]) * [.$B$2]* [.$D$2] + MOD([.A364]; [.$D$2]) * [.$C$10] + MOD([.A364] - FLOOR([.A364] / [.$D$2]); 3) * 10/6" office:value-type="float" office:value="40055" calcext:value-type="float">
            <text:p>40055</text:p>
          </table:table-cell>
          <table:table-cell table:style-name="ce2" table:formula="of:=[.D364]-[.B364]" office:value-type="float" office:value="0" calcext:value-type="float">
            <text:p>0</text:p>
          </table:table-cell>
          <table:table-cell/>
          <table:table-cell table:style-name="ce3" table:formula="of:=IF([.F364] &lt;&gt; 0; [.F364]-[.B364]; &quot;&quot;)">
            <text:p/>
          </table:table-cell>
          <table:table-cell office:value-type="string" calcext:value-type="string">
            <text:p>4, 6, 25, 25, 25, 25, 25, 25, 25, 25, 25, 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170" calcext:value-type="float">
            <text:p>40170</text:p>
          </table:table-cell>
          <table:table-cell table:formula="of:=[.B365]/[.A365]" office:value-type="float" office:value="111.274238227147" calcext:value-type="float">
            <text:p>111.274238227147</text:p>
          </table:table-cell>
          <table:table-cell table:formula="of:=FLOOR([.A365] / [.$D$2]) * [.$B$2]* [.$D$2] + MOD([.A365]; [.$D$2]) * [.$C$10] + MOD([.A365] - FLOOR([.A365] / [.$D$2]); 3) * 10/6" office:value-type="float" office:value="40170" calcext:value-type="float">
            <text:p>40170</text:p>
          </table:table-cell>
          <table:table-cell table:style-name="ce2" table:formula="of:=[.D365]-[.B365]" office:value-type="float" office:value="0" calcext:value-type="float">
            <text:p>0</text:p>
          </table:table-cell>
          <table:table-cell/>
          <table:table-cell table:style-name="ce3" table:formula="of:=IF([.F365] &lt;&gt; 0; [.F365]-[.B365]; &quot;&quot;)">
            <text:p/>
          </table:table-cell>
          <table:table-cell office:value-type="string" calcext:value-type="string">
            <text:p>4, 4, 25, 25, 25, 25, 25, 25, 25, 25, 25, 25, 25, 25, 25, 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280" calcext:value-type="float">
            <text:p>40280</text:p>
          </table:table-cell>
          <table:table-cell table:formula="of:=[.B366]/[.A366]" office:value-type="float" office:value="111.270718232044" calcext:value-type="float">
            <text:p>111.270718232044</text:p>
          </table:table-cell>
          <table:table-cell table:formula="of:=FLOOR([.A366] / [.$D$2]) * [.$B$2]* [.$D$2] + MOD([.A366]; [.$D$2]) * [.$C$10] + MOD([.A366] - FLOOR([.A366] / [.$D$2]); 3) * 10/6" office:value-type="float" office:value="40280" calcext:value-type="float">
            <text:p>40280</text:p>
          </table:table-cell>
          <table:table-cell table:style-name="ce2" table:formula="of:=[.D366]-[.B366]" office:value-type="float" office:value="0" calcext:value-type="float">
            <text:p>0</text:p>
          </table:table-cell>
          <table:table-cell/>
          <table:table-cell table:style-name="ce3" table:formula="of:=IF([.F366] &lt;&gt; 0; [.F366]-[.B366]; &quot;&quot;)">
            <text:p/>
          </table:table-cell>
          <table:table-cell office:value-type="string" calcext:value-type="string">
            <text:p>6, 6, 25, 25, 25, 25, 25, 25, 25, 25, 25, 1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0395" calcext:value-type="float">
            <text:p>40395</text:p>
          </table:table-cell>
          <table:table-cell table:formula="of:=[.B367]/[.A367]" office:value-type="float" office:value="111.280991735537" calcext:value-type="float">
            <text:p>111.280991735537</text:p>
          </table:table-cell>
          <table:table-cell table:formula="of:=FLOOR([.A367] / [.$D$2]) * [.$B$2]* [.$D$2] + MOD([.A367]; [.$D$2]) * [.$C$10] + MOD([.A367] - FLOOR([.A367] / [.$D$2]); 3) * 10/6" office:value-type="float" office:value="40395" calcext:value-type="float">
            <text:p>40395</text:p>
          </table:table-cell>
          <table:table-cell table:style-name="ce2" table:formula="of:=[.D367]-[.B367]" office:value-type="float" office:value="0" calcext:value-type="float">
            <text:p>0</text:p>
          </table:table-cell>
          <table:table-cell/>
          <table:table-cell table:style-name="ce3" table:formula="of:=IF([.F367] &lt;&gt; 0; [.F367]-[.B367]; &quot;&quot;)">
            <text:p/>
          </table:table-cell>
          <table:table-cell office:value-type="string" calcext:value-type="string">
            <text:p>4, 6, 25, 25, 25, 25, 25, 25, 25, 25, 25, 25, 25, 25, 25, 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0510" calcext:value-type="float">
            <text:p>40510</text:p>
          </table:table-cell>
          <table:table-cell table:formula="of:=[.B368]/[.A368]" office:value-type="float" office:value="111.291208791209" calcext:value-type="float">
            <text:p>111.291208791209</text:p>
          </table:table-cell>
          <table:table-cell table:formula="of:=FLOOR([.A368] / [.$D$2]) * [.$B$2]* [.$D$2] + MOD([.A368]; [.$D$2]) * [.$C$10] + MOD([.A368] - FLOOR([.A368] / [.$D$2]); 3) * 10/6" office:value-type="float" office:value="40510" calcext:value-type="float">
            <text:p>40510</text:p>
          </table:table-cell>
          <table:table-cell table:style-name="ce2" table:formula="of:=[.D368]-[.B368]" office:value-type="float" office:value="0" calcext:value-type="float">
            <text:p>0</text:p>
          </table:table-cell>
          <table:table-cell/>
          <table:table-cell table:style-name="ce3" table:formula="of:=IF([.F368] &lt;&gt; 0; [.F368]-[.B368]; &quot;&quot;)">
            <text:p/>
          </table:table-cell>
          <table:table-cell office:value-type="string" calcext:value-type="string">
            <text:p>4, 4, 6, 25, 25, 25, 25, 25, 25, 25, 25, 25, 1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0620" calcext:value-type="float">
            <text:p>40620</text:p>
          </table:table-cell>
          <table:table-cell table:formula="of:=[.B369]/[.A369]" office:value-type="float" office:value="111.287671232877" calcext:value-type="float">
            <text:p>111.287671232877</text:p>
          </table:table-cell>
          <table:table-cell table:formula="of:=FLOOR([.A369] / [.$D$2]) * [.$B$2]* [.$D$2] + MOD([.A369]; [.$D$2]) * [.$C$10] + MOD([.A369] - FLOOR([.A369] / [.$D$2]); 3) * 10/6" office:value-type="float" office:value="40620" calcext:value-type="float">
            <text:p>40620</text:p>
          </table:table-cell>
          <table:table-cell table:style-name="ce2" table:formula="of:=[.D369]-[.B369]" office:value-type="float" office:value="0" calcext:value-type="float">
            <text:p>0</text:p>
          </table:table-cell>
          <table:table-cell/>
          <table:table-cell table:style-name="ce3" table:formula="of:=IF([.F369] &lt;&gt; 0; [.F369]-[.B369]; &quot;&quot;)">
            <text:p/>
          </table:table-cell>
          <table:table-cell office:value-type="string" calcext:value-type="string">
            <text:p>6, 6, 25, 25, 25, 25, 25, 25, 25, 25, 25, 25, 25, 25, 25, 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0735" calcext:value-type="float">
            <text:p>40735</text:p>
          </table:table-cell>
          <table:table-cell table:formula="of:=[.B370]/[.A370]" office:value-type="float" office:value="111.29781420765" calcext:value-type="float">
            <text:p>111.29781420765</text:p>
          </table:table-cell>
          <table:table-cell table:formula="of:=FLOOR([.A370] / [.$D$2]) * [.$B$2]* [.$D$2] + MOD([.A370]; [.$D$2]) * [.$C$10] + MOD([.A370] - FLOOR([.A370] / [.$D$2]); 3) * 10/6" office:value-type="float" office:value="40735" calcext:value-type="float">
            <text:p>40735</text:p>
          </table:table-cell>
          <table:table-cell table:style-name="ce2" table:formula="of:=[.D370]-[.B370]" office:value-type="float" office:value="0" calcext:value-type="float">
            <text:p>0</text:p>
          </table:table-cell>
          <table:table-cell/>
          <table:table-cell table:style-name="ce3" table:formula="of:=IF([.F370] &lt;&gt; 0; [.F370]-[.B370]; &quot;&quot;)">
            <text:p/>
          </table:table-cell>
          <table:table-cell office:value-type="string" calcext:value-type="string">
            <text:p>4, 6, 6, 25, 25, 25, 25, 25, 25, 25, 25, 25, 1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0850" calcext:value-type="float">
            <text:p>40850</text:p>
          </table:table-cell>
          <table:table-cell table:formula="of:=[.B371]/[.A371]" office:value-type="float" office:value="111.307901907357" calcext:value-type="float">
            <text:p>111.307901907357</text:p>
          </table:table-cell>
          <table:table-cell table:formula="of:=FLOOR([.A371] / [.$D$2]) * [.$B$2]* [.$D$2] + MOD([.A371]; [.$D$2]) * [.$C$10] + MOD([.A371] - FLOOR([.A371] / [.$D$2]); 3) * 10/6" office:value-type="float" office:value="40850" calcext:value-type="float">
            <text:p>40850</text:p>
          </table:table-cell>
          <table:table-cell table:style-name="ce2" table:formula="of:=[.D371]-[.B371]" office:value-type="float" office:value="0" calcext:value-type="float">
            <text:p>0</text:p>
          </table:table-cell>
          <table:table-cell/>
          <table:table-cell table:style-name="ce3" table:formula="of:=IF([.F371] &lt;&gt; 0; [.F371]-[.B371]; &quot;&quot;)">
            <text:p/>
          </table:table-cell>
          <table:table-cell office:value-type="string" calcext:value-type="string">
            <text:p>4, 4, 6, 25, 25, 25, 25, 25, 25, 25, 25, 25, 25, 25, 25, 25, 2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0960" calcext:value-type="float">
            <text:p>40960</text:p>
          </table:table-cell>
          <table:table-cell table:formula="of:=[.B372]/[.A372]" office:value-type="float" office:value="111.304347826087" calcext:value-type="float">
            <text:p>111.304347826087</text:p>
          </table:table-cell>
          <table:table-cell table:formula="of:=FLOOR([.A372] / [.$D$2]) * [.$B$2]* [.$D$2] + MOD([.A372]; [.$D$2]) * [.$C$10] + MOD([.A372] - FLOOR([.A372] / [.$D$2]); 3) * 10/6" office:value-type="float" office:value="40960" calcext:value-type="float">
            <text:p>40960</text:p>
          </table:table-cell>
          <table:table-cell table:style-name="ce2" table:formula="of:=[.D372]-[.B372]" office:value-type="float" office:value="0" calcext:value-type="float">
            <text:p>0</text:p>
          </table:table-cell>
          <table:table-cell/>
          <table:table-cell table:style-name="ce3" table:formula="of:=IF([.F372] &lt;&gt; 0; [.F372]-[.B372]; &quot;&quot;)">
            <text:p/>
          </table:table-cell>
          <table:table-cell office:value-type="string" calcext:value-type="string">
            <text:p>6, 6, 6, 25, 25, 25, 25, 25, 25, 25, 25, 25, 1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1075" calcext:value-type="float">
            <text:p>41075</text:p>
          </table:table-cell>
          <table:table-cell table:formula="of:=[.B373]/[.A373]" office:value-type="float" office:value="111.314363143631" calcext:value-type="float">
            <text:p>111.314363143631</text:p>
          </table:table-cell>
          <table:table-cell table:formula="of:=FLOOR([.A373] / [.$D$2]) * [.$B$2]* [.$D$2] + MOD([.A373]; [.$D$2]) * [.$C$10] + MOD([.A373] - FLOOR([.A373] / [.$D$2]); 3) * 10/6" office:value-type="float" office:value="41075" calcext:value-type="float">
            <text:p>41075</text:p>
          </table:table-cell>
          <table:table-cell table:style-name="ce2" table:formula="of:=[.D373]-[.B373]" office:value-type="float" office:value="0" calcext:value-type="float">
            <text:p>0</text:p>
          </table:table-cell>
          <table:table-cell/>
          <table:table-cell table:style-name="ce3" table:formula="of:=IF([.F373] &lt;&gt; 0; [.F373]-[.B373]; &quot;&quot;)">
            <text:p/>
          </table:table-cell>
          <table:table-cell office:value-type="string" calcext:value-type="string">
            <text:p>4, 6, 6, 25, 25, 25, 25, 25, 25, 25, 25, 25, 25, 25, 25, 25, 2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190" calcext:value-type="float">
            <text:p>41190</text:p>
          </table:table-cell>
          <table:table-cell table:formula="of:=[.B374]/[.A374]" office:value-type="float" office:value="111.324324324324" calcext:value-type="float">
            <text:p>111.324324324324</text:p>
          </table:table-cell>
          <table:table-cell table:formula="of:=FLOOR([.A374] / [.$D$2]) * [.$B$2]* [.$D$2] + MOD([.A374]; [.$D$2]) * [.$C$10] + MOD([.A374] - FLOOR([.A374] / [.$D$2]); 3) * 10/6" office:value-type="float" office:value="41190" calcext:value-type="float">
            <text:p>41190</text:p>
          </table:table-cell>
          <table:table-cell table:style-name="ce2" table:formula="of:=[.D374]-[.B374]" office:value-type="float" office:value="0" calcext:value-type="float">
            <text:p>0</text:p>
          </table:table-cell>
          <table:table-cell/>
          <table:table-cell table:style-name="ce3" table:formula="of:=IF([.F374] &lt;&gt; 0; [.F374]-[.B374]; &quot;&quot;)">
            <text:p/>
          </table:table-cell>
          <table:table-cell office:value-type="string" calcext:value-type="string">
            <text:p>4, 4, 6, 6, 25, 25, 25, 25, 25, 25, 25, 25, 25, 1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1300" calcext:value-type="float">
            <text:p>41300</text:p>
          </table:table-cell>
          <table:table-cell table:formula="of:=[.B375]/[.A375]" office:value-type="float" office:value="111.320754716981" calcext:value-type="float">
            <text:p>111.320754716981</text:p>
          </table:table-cell>
          <table:table-cell table:formula="of:=FLOOR([.A375] / [.$D$2]) * [.$B$2]* [.$D$2] + MOD([.A375]; [.$D$2]) * [.$C$10] + MOD([.A375] - FLOOR([.A375] / [.$D$2]); 3) * 10/6" office:value-type="float" office:value="41300" calcext:value-type="float">
            <text:p>41300</text:p>
          </table:table-cell>
          <table:table-cell table:style-name="ce2" table:formula="of:=[.D375]-[.B375]" office:value-type="float" office:value="0" calcext:value-type="float">
            <text:p>0</text:p>
          </table:table-cell>
          <table:table-cell/>
          <table:table-cell table:style-name="ce3" table:formula="of:=IF([.F375] &lt;&gt; 0; [.F375]-[.B375]; &quot;&quot;)">
            <text:p/>
          </table:table-cell>
          <table:table-cell office:value-type="string" calcext:value-type="string">
            <text:p>6, 6, 6, 25, 25, 25, 25, 25, 25, 25, 25, 25, 25, 25, 25, 25, 2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1415" calcext:value-type="float">
            <text:p>41415</text:p>
          </table:table-cell>
          <table:table-cell table:formula="of:=[.B376]/[.A376]" office:value-type="float" office:value="111.33064516129" calcext:value-type="float">
            <text:p>111.33064516129</text:p>
          </table:table-cell>
          <table:table-cell table:formula="of:=FLOOR([.A376] / [.$D$2]) * [.$B$2]* [.$D$2] + MOD([.A376]; [.$D$2]) * [.$C$10] + MOD([.A376] - FLOOR([.A376] / [.$D$2]); 3) * 10/6" office:value-type="float" office:value="41415" calcext:value-type="float">
            <text:p>41415</text:p>
          </table:table-cell>
          <table:table-cell table:style-name="ce2" table:formula="of:=[.D376]-[.B376]" office:value-type="float" office:value="0" calcext:value-type="float">
            <text:p>0</text:p>
          </table:table-cell>
          <table:table-cell/>
          <table:table-cell table:style-name="ce3" table:formula="of:=IF([.F376] &lt;&gt; 0; [.F376]-[.B376]; &quot;&quot;)">
            <text:p/>
          </table:table-cell>
          <table:table-cell office:value-type="string" calcext:value-type="string">
            <text:p>4, 6, 6, 6, 25, 25, 25, 25, 25, 25, 25, 25, 25, 1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1530" calcext:value-type="float">
            <text:p>41530</text:p>
          </table:table-cell>
          <table:table-cell table:formula="of:=[.B377]/[.A377]" office:value-type="float" office:value="111.340482573727" calcext:value-type="float">
            <text:p>111.340482573727</text:p>
          </table:table-cell>
          <table:table-cell table:formula="of:=FLOOR([.A377] / [.$D$2]) * [.$B$2]* [.$D$2] + MOD([.A377]; [.$D$2]) * [.$C$10] + MOD([.A377] - FLOOR([.A377] / [.$D$2]); 3) * 10/6" office:value-type="float" office:value="41530" calcext:value-type="float">
            <text:p>41530</text:p>
          </table:table-cell>
          <table:table-cell table:style-name="ce2" table:formula="of:=[.D377]-[.B377]" office:value-type="float" office:value="0" calcext:value-type="float">
            <text:p>0</text:p>
          </table:table-cell>
          <table:table-cell/>
          <table:table-cell table:style-name="ce3" table:formula="of:=IF([.F377] &lt;&gt; 0; [.F377]-[.B377]; &quot;&quot;)">
            <text:p/>
          </table:table-cell>
          <table:table-cell office:value-type="string" calcext:value-type="string">
            <text:p>4, 4, 6, 6, 25, 25, 25, 25, 25, 25, 25, 25, 25, 25, 25, 25, 25, 2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1640" calcext:value-type="float">
            <text:p>41640</text:p>
          </table:table-cell>
          <table:table-cell table:formula="of:=[.B378]/[.A378]" office:value-type="float" office:value="111.336898395722" calcext:value-type="float">
            <text:p>111.336898395722</text:p>
          </table:table-cell>
          <table:table-cell table:formula="of:=FLOOR([.A378] / [.$D$2]) * [.$B$2]* [.$D$2] + MOD([.A378]; [.$D$2]) * [.$C$10] + MOD([.A378] - FLOOR([.A378] / [.$D$2]); 3) * 10/6" office:value-type="float" office:value="41640" calcext:value-type="float">
            <text:p>41640</text:p>
          </table:table-cell>
          <table:table-cell table:style-name="ce2" table:formula="of:=[.D378]-[.B378]" office:value-type="float" office:value="0" calcext:value-type="float">
            <text:p>0</text:p>
          </table:table-cell>
          <table:table-cell/>
          <table:table-cell table:style-name="ce3" table:formula="of:=IF([.F378] &lt;&gt; 0; [.F378]-[.B378]; &quot;&quot;)">
            <text:p/>
          </table:table-cell>
          <table:table-cell office:value-type="string" calcext:value-type="string">
            <text:p>6, 6, 6, 6, 25, 25, 25, 25, 25, 25, 25, 25, 25, 1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700" calcext:value-type="float">
            <text:p>41700</text:p>
          </table:table-cell>
          <table:table-cell table:formula="of:=[.B379]/[.A379]" office:value-type="float" office:value="111.2" calcext:value-type="float">
            <text:p>111.2</text:p>
          </table:table-cell>
          <table:table-cell table:formula="of:=FLOOR([.A379] / [.$D$2]) * [.$B$2]* [.$D$2] + MOD([.A379]; [.$D$2]) * [.$C$10] + MOD([.A379] - FLOOR([.A379] / [.$D$2]); 3) * 10/6" office:value-type="float" office:value="41700" calcext:value-type="float">
            <text:p>41700</text:p>
          </table:table-cell>
          <table:table-cell table:style-name="ce2" table:formula="of:=[.D379]-[.B379]" office:value-type="float" office:value="0" calcext:value-type="float">
            <text:p>0</text:p>
          </table:table-cell>
          <table:table-cell/>
          <table:table-cell table:style-name="ce3" table:formula="of:=IF([.F379] &lt;&gt; 0; [.F379]-[.B379]; &quot;&quot;)">
            <text:p/>
          </table:table-cell>
          <table:table-cell office:value-type="string" calcext:value-type="string">
            <text:p>25, 25, 25, 25, 25, 25, 25, 25, 25, 25, 1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1815" calcext:value-type="float">
            <text:p>41815</text:p>
          </table:table-cell>
          <table:table-cell table:formula="of:=[.B380]/[.A380]" office:value-type="float" office:value="111.210106382979" calcext:value-type="float">
            <text:p>111.210106382979</text:p>
          </table:table-cell>
          <table:table-cell table:formula="of:=FLOOR([.A380] / [.$D$2]) * [.$B$2]* [.$D$2] + MOD([.A380]; [.$D$2]) * [.$C$10] + MOD([.A380] - FLOOR([.A380] / [.$D$2]); 3) * 10/6" office:value-type="float" office:value="41815" calcext:value-type="float">
            <text:p>41815</text:p>
          </table:table-cell>
          <table:table-cell table:style-name="ce2" table:formula="of:=[.D380]-[.B380]" office:value-type="float" office:value="0" calcext:value-type="float">
            <text:p>0</text:p>
          </table:table-cell>
          <table:table-cell/>
          <table:table-cell table:style-name="ce3" table:formula="of:=IF([.F380] &lt;&gt; 0; [.F380]-[.B380]; &quot;&quot;)">
            <text:p/>
          </table:table-cell>
          <table:table-cell office:value-type="string" calcext:value-type="string">
            <text:p>25, 25, 25, 25, 25, 25, 25, 25, 25, 25, 25, 25, 25, 25, 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1930" calcext:value-type="float">
            <text:p>41930</text:p>
          </table:table-cell>
          <table:table-cell table:formula="of:=[.B381]/[.A381]" office:value-type="float" office:value="111.220159151194" calcext:value-type="float">
            <text:p>111.220159151194</text:p>
          </table:table-cell>
          <table:table-cell table:formula="of:=FLOOR([.A381] / [.$D$2]) * [.$B$2]* [.$D$2] + MOD([.A381]; [.$D$2]) * [.$C$10] + MOD([.A381] - FLOOR([.A381] / [.$D$2]); 3) * 10/6" office:value-type="float" office:value="41930" calcext:value-type="float">
            <text:p>41930</text:p>
          </table:table-cell>
          <table:table-cell table:style-name="ce2" table:formula="of:=[.D381]-[.B381]" office:value-type="float" office:value="0" calcext:value-type="float">
            <text:p>0</text:p>
          </table:table-cell>
          <table:table-cell/>
          <table:table-cell table:style-name="ce3" table:formula="of:=IF([.F381] &lt;&gt; 0; [.F381]-[.B381]; &quot;&quot;)">
            <text:p/>
          </table:table-cell>
          <table:table-cell office:value-type="string" calcext:value-type="string">
            <text:p>25, 25, 25, 25, 25, 25, 25, 25, 25, 25, 25, 25, 25, 25, 2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2040" calcext:value-type="float">
            <text:p>42040</text:p>
          </table:table-cell>
          <table:table-cell table:formula="of:=[.B382]/[.A382]" office:value-type="float" office:value="111.216931216931" calcext:value-type="float">
            <text:p>111.216931216931</text:p>
          </table:table-cell>
          <table:table-cell table:formula="of:=FLOOR([.A382] / [.$D$2]) * [.$B$2]* [.$D$2] + MOD([.A382]; [.$D$2]) * [.$C$10] + MOD([.A382] - FLOOR([.A382] / [.$D$2]); 3) * 10/6" office:value-type="float" office:value="42040" calcext:value-type="float">
            <text:p>42040</text:p>
          </table:table-cell>
          <table:table-cell table:style-name="ce2" table:formula="of:=[.D382]-[.B382]" office:value-type="float" office:value="0" calcext:value-type="float">
            <text:p>0</text:p>
          </table:table-cell>
          <table:table-cell/>
          <table:table-cell table:style-name="ce3" table:formula="of:=IF([.F382] &lt;&gt; 0; [.F382]-[.B382]; &quot;&quot;)">
            <text:p/>
          </table:table-cell>
          <table:table-cell office:value-type="string" calcext:value-type="string">
            <text:p>25, 25, 25, 25, 25, 25, 25, 25, 25, 25, 25, 25, 25, 25, 2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2155" calcext:value-type="float">
            <text:p>42155</text:p>
          </table:table-cell>
          <table:table-cell table:formula="of:=[.B383]/[.A383]" office:value-type="float" office:value="111.22691292876" calcext:value-type="float">
            <text:p>111.22691292876</text:p>
          </table:table-cell>
          <table:table-cell table:formula="of:=FLOOR([.A383] / [.$D$2]) * [.$B$2]* [.$D$2] + MOD([.A383]; [.$D$2]) * [.$C$10] + MOD([.A383] - FLOOR([.A383] / [.$D$2]); 3) * 10/6" office:value-type="float" office:value="42155" calcext:value-type="float">
            <text:p>42155</text:p>
          </table:table-cell>
          <table:table-cell table:style-name="ce2" table:formula="of:=[.D383]-[.B383]" office:value-type="float" office:value="0" calcext:value-type="float">
            <text:p>0</text:p>
          </table:table-cell>
          <table:table-cell/>
          <table:table-cell table:style-name="ce3" table:formula="of:=IF([.F383] &lt;&gt; 0; [.F383]-[.B383]; &quot;&quot;)">
            <text:p/>
          </table:table-cell>
          <table:table-cell office:value-type="string" calcext:value-type="string">
            <text:p>4, 25, 25, 25, 25, 25, 25, 25, 25, 25, 25, 1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270" calcext:value-type="float">
            <text:p>42270</text:p>
          </table:table-cell>
          <table:table-cell table:formula="of:=[.B384]/[.A384]" office:value-type="float" office:value="111.236842105263" calcext:value-type="float">
            <text:p>111.236842105263</text:p>
          </table:table-cell>
          <table:table-cell table:formula="of:=FLOOR([.A384] / [.$D$2]) * [.$B$2]* [.$D$2] + MOD([.A384]; [.$D$2]) * [.$C$10] + MOD([.A384] - FLOOR([.A384] / [.$D$2]); 3) * 10/6" office:value-type="float" office:value="42270" calcext:value-type="float">
            <text:p>42270</text:p>
          </table:table-cell>
          <table:table-cell table:style-name="ce2" table:formula="of:=[.D384]-[.B384]" office:value-type="float" office:value="0" calcext:value-type="float">
            <text:p>0</text:p>
          </table:table-cell>
          <table:table-cell/>
          <table:table-cell table:style-name="ce3" table:formula="of:=IF([.F384] &lt;&gt; 0; [.F384]-[.B384]; &quot;&quot;)">
            <text:p/>
          </table:table-cell>
          <table:table-cell office:value-type="string" calcext:value-type="string">
            <text:p>4, 25, 25, 25, 25, 25, 25, 25, 25, 25, 25, 25, 25, 25, 25, 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2380" calcext:value-type="float">
            <text:p>42380</text:p>
          </table:table-cell>
          <table:table-cell table:formula="of:=[.B385]/[.A385]" office:value-type="float" office:value="111.233595800525" calcext:value-type="float">
            <text:p>111.233595800525</text:p>
          </table:table-cell>
          <table:table-cell table:formula="of:=FLOOR([.A385] / [.$D$2]) * [.$B$2]* [.$D$2] + MOD([.A385]; [.$D$2]) * [.$C$10] + MOD([.A385] - FLOOR([.A385] / [.$D$2]); 3) * 10/6" office:value-type="float" office:value="42380" calcext:value-type="float">
            <text:p>42380</text:p>
          </table:table-cell>
          <table:table-cell table:style-name="ce2" table:formula="of:=[.D385]-[.B385]" office:value-type="float" office:value="0" calcext:value-type="float">
            <text:p>0</text:p>
          </table:table-cell>
          <table:table-cell/>
          <table:table-cell table:style-name="ce3" table:formula="of:=IF([.F385] &lt;&gt; 0; [.F385]-[.B385]; &quot;&quot;)">
            <text:p/>
          </table:table-cell>
          <table:table-cell office:value-type="string" calcext:value-type="string">
            <text:p>6, 25, 25, 25, 25, 25, 25, 25, 25, 25, 25, 1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495" calcext:value-type="float">
            <text:p>42495</text:p>
          </table:table-cell>
          <table:table-cell table:formula="of:=[.B386]/[.A386]" office:value-type="float" office:value="111.243455497382" calcext:value-type="float">
            <text:p>111.243455497382</text:p>
          </table:table-cell>
          <table:table-cell table:formula="of:=FLOOR([.A386] / [.$D$2]) * [.$B$2]* [.$D$2] + MOD([.A386]; [.$D$2]) * [.$C$10] + MOD([.A386] - FLOOR([.A386] / [.$D$2]); 3) * 10/6" office:value-type="float" office:value="42495" calcext:value-type="float">
            <text:p>42495</text:p>
          </table:table-cell>
          <table:table-cell table:style-name="ce2" table:formula="of:=[.D386]-[.B386]" office:value-type="float" office:value="0" calcext:value-type="float">
            <text:p>0</text:p>
          </table:table-cell>
          <table:table-cell/>
          <table:table-cell table:style-name="ce3" table:formula="of:=IF([.F386] &lt;&gt; 0; [.F386]-[.B386]; &quot;&quot;)">
            <text:p/>
          </table:table-cell>
          <table:table-cell office:value-type="string" calcext:value-type="string">
            <text:p>4, 25, 25, 25, 25, 25, 25, 25, 25, 25, 25, 25, 25, 25, 25, 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2610" calcext:value-type="float">
            <text:p>42610</text:p>
          </table:table-cell>
          <table:table-cell table:formula="of:=[.B387]/[.A387]" office:value-type="float" office:value="111.253263707572" calcext:value-type="float">
            <text:p>111.253263707572</text:p>
          </table:table-cell>
          <table:table-cell table:formula="of:=FLOOR([.A387] / [.$D$2]) * [.$B$2]* [.$D$2] + MOD([.A387]; [.$D$2]) * [.$C$10] + MOD([.A387] - FLOOR([.A387] / [.$D$2]); 3) * 10/6" office:value-type="float" office:value="42610" calcext:value-type="float">
            <text:p>42610</text:p>
          </table:table-cell>
          <table:table-cell table:style-name="ce2" table:formula="of:=[.D387]-[.B387]" office:value-type="float" office:value="0" calcext:value-type="float">
            <text:p>0</text:p>
          </table:table-cell>
          <table:table-cell/>
          <table:table-cell table:style-name="ce3" table:formula="of:=IF([.F387] &lt;&gt; 0; [.F387]-[.B387]; &quot;&quot;)">
            <text:p/>
          </table:table-cell>
          <table:table-cell office:value-type="string" calcext:value-type="string">
            <text:p>4, 4, 25, 25, 25, 25, 25, 25, 25, 25, 25, 25, 12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720" calcext:value-type="float">
            <text:p>42720</text:p>
          </table:table-cell>
          <table:table-cell table:formula="of:=[.B388]/[.A388]" office:value-type="float" office:value="111.25" calcext:value-type="float">
            <text:p>111.25</text:p>
          </table:table-cell>
          <table:table-cell table:formula="of:=FLOOR([.A388] / [.$D$2]) * [.$B$2]* [.$D$2] + MOD([.A388]; [.$D$2]) * [.$C$10] + MOD([.A388] - FLOOR([.A388] / [.$D$2]); 3) * 10/6" office:value-type="float" office:value="42720" calcext:value-type="float">
            <text:p>42720</text:p>
          </table:table-cell>
          <table:table-cell table:style-name="ce2" table:formula="of:=[.D388]-[.B388]" office:value-type="float" office:value="0" calcext:value-type="float">
            <text:p>0</text:p>
          </table:table-cell>
          <table:table-cell/>
          <table:table-cell table:style-name="ce3" table:formula="of:=IF([.F388] &lt;&gt; 0; [.F388]-[.B388]; &quot;&quot;)">
            <text:p/>
          </table:table-cell>
          <table:table-cell office:value-type="string" calcext:value-type="string">
            <text:p>6, 25, 25, 25, 25, 25, 25, 25, 25, 25, 25, 25, 25, 25, 25, 2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835" calcext:value-type="float">
            <text:p>42835</text:p>
          </table:table-cell>
          <table:table-cell table:formula="of:=[.B389]/[.A389]" office:value-type="float" office:value="111.25974025974" calcext:value-type="float">
            <text:p>111.25974025974</text:p>
          </table:table-cell>
          <table:table-cell table:formula="of:=FLOOR([.A389] / [.$D$2]) * [.$B$2]* [.$D$2] + MOD([.A389]; [.$D$2]) * [.$C$10] + MOD([.A389] - FLOOR([.A389] / [.$D$2]); 3) * 10/6" office:value-type="float" office:value="42835" calcext:value-type="float">
            <text:p>42835</text:p>
          </table:table-cell>
          <table:table-cell table:style-name="ce2" table:formula="of:=[.D389]-[.B389]" office:value-type="float" office:value="0" calcext:value-type="float">
            <text:p>0</text:p>
          </table:table-cell>
          <table:table-cell/>
          <table:table-cell table:style-name="ce3" table:formula="of:=IF([.F389] &lt;&gt; 0; [.F389]-[.B389]; &quot;&quot;)">
            <text:p/>
          </table:table-cell>
          <table:table-cell office:value-type="string" calcext:value-type="string">
            <text:p>4, 6, 25, 25, 25, 25, 25, 25, 25, 25, 25, 25, 1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2950" calcext:value-type="float">
            <text:p>42950</text:p>
          </table:table-cell>
          <table:table-cell table:formula="of:=[.B390]/[.A390]" office:value-type="float" office:value="111.269430051813" calcext:value-type="float">
            <text:p>111.269430051813</text:p>
          </table:table-cell>
          <table:table-cell table:formula="of:=FLOOR([.A390] / [.$D$2]) * [.$B$2]* [.$D$2] + MOD([.A390]; [.$D$2]) * [.$C$10] + MOD([.A390] - FLOOR([.A390] / [.$D$2]); 3) * 10/6" office:value-type="float" office:value="42950" calcext:value-type="float">
            <text:p>42950</text:p>
          </table:table-cell>
          <table:table-cell table:style-name="ce2" table:formula="of:=[.D390]-[.B390]" office:value-type="float" office:value="0" calcext:value-type="float">
            <text:p>0</text:p>
          </table:table-cell>
          <table:table-cell/>
          <table:table-cell table:style-name="ce3" table:formula="of:=IF([.F390] &lt;&gt; 0; [.F390]-[.B390]; &quot;&quot;)">
            <text:p/>
          </table:table-cell>
          <table:table-cell office:value-type="string" calcext:value-type="string">
            <text:p>4, 4, 25, 25, 25, 25, 25, 25, 25, 25, 25, 25, 25, 25, 25, 25, 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3060" calcext:value-type="float">
            <text:p>43060</text:p>
          </table:table-cell>
          <table:table-cell table:formula="of:=[.B391]/[.A391]" office:value-type="float" office:value="111.266149870801" calcext:value-type="float">
            <text:p>111.266149870801</text:p>
          </table:table-cell>
          <table:table-cell table:formula="of:=FLOOR([.A391] / [.$D$2]) * [.$B$2]* [.$D$2] + MOD([.A391]; [.$D$2]) * [.$C$10] + MOD([.A391] - FLOOR([.A391] / [.$D$2]); 3) * 10/6" office:value-type="float" office:value="43060" calcext:value-type="float">
            <text:p>43060</text:p>
          </table:table-cell>
          <table:table-cell table:style-name="ce2" table:formula="of:=[.D391]-[.B391]" office:value-type="float" office:value="0" calcext:value-type="float">
            <text:p>0</text:p>
          </table:table-cell>
          <table:table-cell/>
          <table:table-cell table:style-name="ce3" table:formula="of:=IF([.F391] &lt;&gt; 0; [.F391]-[.B391]; &quot;&quot;)">
            <text:p/>
          </table:table-cell>
          <table:table-cell office:value-type="string" calcext:value-type="string">
            <text:p>6, 6, 25, 25, 25, 25, 25, 25, 25, 25, 25, 25, 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175" calcext:value-type="float">
            <text:p>43175</text:p>
          </table:table-cell>
          <table:table-cell table:formula="of:=[.B392]/[.A392]" office:value-type="float" office:value="111.275773195876" calcext:value-type="float">
            <text:p>111.275773195876</text:p>
          </table:table-cell>
          <table:table-cell table:formula="of:=FLOOR([.A392] / [.$D$2]) * [.$B$2]* [.$D$2] + MOD([.A392]; [.$D$2]) * [.$C$10] + MOD([.A392] - FLOOR([.A392] / [.$D$2]); 3) * 10/6" office:value-type="float" office:value="43175" calcext:value-type="float">
            <text:p>43175</text:p>
          </table:table-cell>
          <table:table-cell table:style-name="ce2" table:formula="of:=[.D392]-[.B392]" office:value-type="float" office:value="0" calcext:value-type="float">
            <text:p>0</text:p>
          </table:table-cell>
          <table:table-cell/>
          <table:table-cell table:style-name="ce3" table:formula="of:=IF([.F392] &lt;&gt; 0; [.F392]-[.B392]; &quot;&quot;)">
            <text:p/>
          </table:table-cell>
          <table:table-cell office:value-type="string" calcext:value-type="string">
            <text:p>4, 6, 25, 25, 25, 25, 25, 25, 25, 25, 25, 25, 25, 25, 25, 25, 2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3290" calcext:value-type="float">
            <text:p>43290</text:p>
          </table:table-cell>
          <table:table-cell table:formula="of:=[.B393]/[.A393]" office:value-type="float" office:value="111.285347043702" calcext:value-type="float">
            <text:p>111.285347043702</text:p>
          </table:table-cell>
          <table:table-cell table:formula="of:=FLOOR([.A393] / [.$D$2]) * [.$B$2]* [.$D$2] + MOD([.A393]; [.$D$2]) * [.$C$10] + MOD([.A393] - FLOOR([.A393] / [.$D$2]); 3) * 10/6" office:value-type="float" office:value="43290" calcext:value-type="float">
            <text:p>43290</text:p>
          </table:table-cell>
          <table:table-cell table:style-name="ce2" table:formula="of:=[.D393]-[.B393]" office:value-type="float" office:value="0" calcext:value-type="float">
            <text:p>0</text:p>
          </table:table-cell>
          <table:table-cell/>
          <table:table-cell table:style-name="ce3" table:formula="of:=IF([.F393] &lt;&gt; 0; [.F393]-[.B393]; &quot;&quot;)">
            <text:p/>
          </table:table-cell>
          <table:table-cell office:value-type="string" calcext:value-type="string">
            <text:p>4, 4, 6, 25, 25, 25, 25, 25, 25, 25, 25, 25, 25, 1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3400" calcext:value-type="float">
            <text:p>43400</text:p>
          </table:table-cell>
          <table:table-cell table:formula="of:=[.B394]/[.A394]" office:value-type="float" office:value="111.282051282051" calcext:value-type="float">
            <text:p>111.282051282051</text:p>
          </table:table-cell>
          <table:table-cell table:formula="of:=FLOOR([.A394] / [.$D$2]) * [.$B$2]* [.$D$2] + MOD([.A394]; [.$D$2]) * [.$C$10] + MOD([.A394] - FLOOR([.A394] / [.$D$2]); 3) * 10/6" office:value-type="float" office:value="43400" calcext:value-type="float">
            <text:p>43400</text:p>
          </table:table-cell>
          <table:table-cell table:style-name="ce2" table:formula="of:=[.D394]-[.B394]" office:value-type="float" office:value="0" calcext:value-type="float">
            <text:p>0</text:p>
          </table:table-cell>
          <table:table-cell/>
          <table:table-cell table:style-name="ce3" table:formula="of:=IF([.F394] &lt;&gt; 0; [.F394]-[.B394]; &quot;&quot;)">
            <text:p/>
          </table:table-cell>
          <table:table-cell office:value-type="string" calcext:value-type="string">
            <text:p>6, 6, 25, 25, 25, 25, 25, 25, 25, 25, 25, 25, 25, 25, 25, 25, 2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3515" calcext:value-type="float">
            <text:p>43515</text:p>
          </table:table-cell>
          <table:table-cell table:formula="of:=[.B395]/[.A395]" office:value-type="float" office:value="111.291560102302" calcext:value-type="float">
            <text:p>111.291560102302</text:p>
          </table:table-cell>
          <table:table-cell table:formula="of:=FLOOR([.A395] / [.$D$2]) * [.$B$2]* [.$D$2] + MOD([.A395]; [.$D$2]) * [.$C$10] + MOD([.A395] - FLOOR([.A395] / [.$D$2]); 3) * 10/6" office:value-type="float" office:value="43515" calcext:value-type="float">
            <text:p>43515</text:p>
          </table:table-cell>
          <table:table-cell table:style-name="ce2" table:formula="of:=[.D395]-[.B395]" office:value-type="float" office:value="0" calcext:value-type="float">
            <text:p>0</text:p>
          </table:table-cell>
          <table:table-cell/>
          <table:table-cell table:style-name="ce3" table:formula="of:=IF([.F395] &lt;&gt; 0; [.F395]-[.B395]; &quot;&quot;)">
            <text:p/>
          </table:table-cell>
          <table:table-cell office:value-type="string" calcext:value-type="string">
            <text:p>4, 6, 6, 25, 25, 25, 25, 25, 25, 25, 25, 25, 25, 12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3630" calcext:value-type="float">
            <text:p>43630</text:p>
          </table:table-cell>
          <table:table-cell table:formula="of:=[.B396]/[.A396]" office:value-type="float" office:value="111.301020408163" calcext:value-type="float">
            <text:p>111.301020408163</text:p>
          </table:table-cell>
          <table:table-cell table:formula="of:=FLOOR([.A396] / [.$D$2]) * [.$B$2]* [.$D$2] + MOD([.A396]; [.$D$2]) * [.$C$10] + MOD([.A396] - FLOOR([.A396] / [.$D$2]); 3) * 10/6" office:value-type="float" office:value="43630" calcext:value-type="float">
            <text:p>43630</text:p>
          </table:table-cell>
          <table:table-cell table:style-name="ce2" table:formula="of:=[.D396]-[.B396]" office:value-type="float" office:value="0" calcext:value-type="float">
            <text:p>0</text:p>
          </table:table-cell>
          <table:table-cell/>
          <table:table-cell table:style-name="ce3" table:formula="of:=IF([.F396] &lt;&gt; 0; [.F396]-[.B396]; &quot;&quot;)">
            <text:p/>
          </table:table-cell>
          <table:table-cell office:value-type="string" calcext:value-type="string">
            <text:p>4, 4, 6, 25, 25, 25, 25, 25, 25, 25, 25, 25, 25, 25, 25, 25, 25, 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3740" calcext:value-type="float">
            <text:p>43740</text:p>
          </table:table-cell>
          <table:table-cell table:formula="of:=[.B397]/[.A397]" office:value-type="float" office:value="111.297709923664" calcext:value-type="float">
            <text:p>111.297709923664</text:p>
          </table:table-cell>
          <table:table-cell table:formula="of:=FLOOR([.A397] / [.$D$2]) * [.$B$2]* [.$D$2] + MOD([.A397]; [.$D$2]) * [.$C$10] + MOD([.A397] - FLOOR([.A397] / [.$D$2]); 3) * 10/6" office:value-type="float" office:value="43740" calcext:value-type="float">
            <text:p>43740</text:p>
          </table:table-cell>
          <table:table-cell table:style-name="ce2" table:formula="of:=[.D397]-[.B397]" office:value-type="float" office:value="0" calcext:value-type="float">
            <text:p>0</text:p>
          </table:table-cell>
          <table:table-cell/>
          <table:table-cell table:style-name="ce3" table:formula="of:=IF([.F397] &lt;&gt; 0; [.F397]-[.B397]; &quot;&quot;)">
            <text:p/>
          </table:table-cell>
          <table:table-cell office:value-type="string" calcext:value-type="string">
            <text:p>6, 6, 6, 25, 25, 25, 25, 25, 25, 25, 25, 25, 25, 1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3855" calcext:value-type="float">
            <text:p>43855</text:p>
          </table:table-cell>
          <table:table-cell table:formula="of:=[.B398]/[.A398]" office:value-type="float" office:value="111.307106598985" calcext:value-type="float">
            <text:p>111.307106598985</text:p>
          </table:table-cell>
          <table:table-cell table:formula="of:=FLOOR([.A398] / [.$D$2]) * [.$B$2]* [.$D$2] + MOD([.A398]; [.$D$2]) * [.$C$10] + MOD([.A398] - FLOOR([.A398] / [.$D$2]); 3) * 10/6" office:value-type="float" office:value="43855" calcext:value-type="float">
            <text:p>43855</text:p>
          </table:table-cell>
          <table:table-cell table:style-name="ce2" table:formula="of:=[.D398]-[.B398]" office:value-type="float" office:value="0" calcext:value-type="float">
            <text:p>0</text:p>
          </table:table-cell>
          <table:table-cell/>
          <table:table-cell table:style-name="ce3" table:formula="of:=IF([.F398] &lt;&gt; 0; [.F398]-[.B398]; &quot;&quot;)">
            <text:p/>
          </table:table-cell>
          <table:table-cell office:value-type="string" calcext:value-type="string">
            <text:p>4, 6, 6, 25, 25, 25, 25, 25, 25, 25, 25, 25, 25, 25, 25, 25, 25, 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970" calcext:value-type="float">
            <text:p>43970</text:p>
          </table:table-cell>
          <table:table-cell table:formula="of:=[.B399]/[.A399]" office:value-type="float" office:value="111.316455696203" calcext:value-type="float">
            <text:p>111.316455696203</text:p>
          </table:table-cell>
          <table:table-cell table:formula="of:=FLOOR([.A399] / [.$D$2]) * [.$B$2]* [.$D$2] + MOD([.A399]; [.$D$2]) * [.$C$10] + MOD([.A399] - FLOOR([.A399] / [.$D$2]); 3) * 10/6" office:value-type="float" office:value="43970" calcext:value-type="float">
            <text:p>43970</text:p>
          </table:table-cell>
          <table:table-cell table:style-name="ce2" table:formula="of:=[.D399]-[.B399]" office:value-type="float" office:value="0" calcext:value-type="float">
            <text:p>0</text:p>
          </table:table-cell>
          <table:table-cell/>
          <table:table-cell table:style-name="ce3" table:formula="of:=IF([.F399] &lt;&gt; 0; [.F399]-[.B399]; &quot;&quot;)">
            <text:p/>
          </table:table-cell>
          <table:table-cell office:value-type="string" calcext:value-type="string">
            <text:p>4, 4, 6, 6, 25, 25, 25, 25, 25, 25, 25, 25, 25, 25, 1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080" calcext:value-type="float">
            <text:p>44080</text:p>
          </table:table-cell>
          <table:table-cell table:formula="of:=[.B400]/[.A400]" office:value-type="float" office:value="111.313131313131" calcext:value-type="float">
            <text:p>111.313131313131</text:p>
          </table:table-cell>
          <table:table-cell table:formula="of:=FLOOR([.A400] / [.$D$2]) * [.$B$2]* [.$D$2] + MOD([.A400]; [.$D$2]) * [.$C$10] + MOD([.A400] - FLOOR([.A400] / [.$D$2]); 3) * 10/6" office:value-type="float" office:value="44080" calcext:value-type="float">
            <text:p>44080</text:p>
          </table:table-cell>
          <table:table-cell table:style-name="ce2" table:formula="of:=[.D400]-[.B400]" office:value-type="float" office:value="0" calcext:value-type="float">
            <text:p>0</text:p>
          </table:table-cell>
          <table:table-cell/>
          <table:table-cell table:style-name="ce3" table:formula="of:=IF([.F400] &lt;&gt; 0; [.F400]-[.B400]; &quot;&quot;)">
            <text:p/>
          </table:table-cell>
          <table:table-cell office:value-type="string" calcext:value-type="string">
            <text:p>6, 6, 6, 25, 25, 25, 25, 25, 25, 25, 25, 25, 25, 25, 25, 25, 25, 2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4195" calcext:value-type="float">
            <text:p>44195</text:p>
          </table:table-cell>
          <table:table-cell table:formula="of:=[.B401]/[.A401]" office:value-type="float" office:value="111.32241813602" calcext:value-type="float">
            <text:p>111.32241813602</text:p>
          </table:table-cell>
          <table:table-cell table:formula="of:=FLOOR([.A401] / [.$D$2]) * [.$B$2]* [.$D$2] + MOD([.A401]; [.$D$2]) * [.$C$10] + MOD([.A401] - FLOOR([.A401] / [.$D$2]); 3) * 10/6" office:value-type="float" office:value="44195" calcext:value-type="float">
            <text:p>44195</text:p>
          </table:table-cell>
          <table:table-cell table:style-name="ce2" table:formula="of:=[.D401]-[.B401]" office:value-type="float" office:value="0" calcext:value-type="float">
            <text:p>0</text:p>
          </table:table-cell>
          <table:table-cell/>
          <table:table-cell table:style-name="ce3" table:formula="of:=IF([.F401] &lt;&gt; 0; [.F401]-[.B401]; &quot;&quot;)">
            <text:p/>
          </table:table-cell>
          <table:table-cell office:value-type="string" calcext:value-type="string">
            <text:p>4, 6, 6, 6, 25, 25, 25, 25, 25, 25, 25, 25, 25, 25, 1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4310" calcext:value-type="float">
            <text:p>44310</text:p>
          </table:table-cell>
          <table:table-cell table:formula="of:=[.B402]/[.A402]" office:value-type="float" office:value="111.331658291457" calcext:value-type="float">
            <text:p>111.331658291457</text:p>
          </table:table-cell>
          <table:table-cell table:formula="of:=FLOOR([.A402] / [.$D$2]) * [.$B$2]* [.$D$2] + MOD([.A402]; [.$D$2]) * [.$C$10] + MOD([.A402] - FLOOR([.A402] / [.$D$2]); 3) * 10/6" office:value-type="float" office:value="44310" calcext:value-type="float">
            <text:p>44310</text:p>
          </table:table-cell>
          <table:table-cell table:style-name="ce2" table:formula="of:=[.D402]-[.B402]" office:value-type="float" office:value="0" calcext:value-type="float">
            <text:p>0</text:p>
          </table:table-cell>
          <table:table-cell/>
          <table:table-cell table:style-name="ce3" table:formula="of:=IF([.F402] &lt;&gt; 0; [.F402]-[.B402]; &quot;&quot;)">
            <text:p/>
          </table:table-cell>
          <table:table-cell office:value-type="string" calcext:value-type="string">
            <text:p>4, 4, 6, 6, 25, 25, 25, 25, 25, 25, 25, 25, 25, 25, 25, 25, 25, 25, 2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420" calcext:value-type="float">
            <text:p>44420</text:p>
          </table:table-cell>
          <table:table-cell table:formula="of:=[.B403]/[.A403]" office:value-type="float" office:value="111.328320802005" calcext:value-type="float">
            <text:p>111.328320802005</text:p>
          </table:table-cell>
          <table:table-cell table:formula="of:=FLOOR([.A403] / [.$D$2]) * [.$B$2]* [.$D$2] + MOD([.A403]; [.$D$2]) * [.$C$10] + MOD([.A403] - FLOOR([.A403] / [.$D$2]); 3) * 10/6" office:value-type="float" office:value="44420" calcext:value-type="float">
            <text:p>44420</text:p>
          </table:table-cell>
          <table:table-cell table:style-name="ce2" table:formula="of:=[.D403]-[.B403]" office:value-type="float" office:value="0" calcext:value-type="float">
            <text:p>0</text:p>
          </table:table-cell>
          <table:table-cell/>
          <table:table-cell table:style-name="ce3" table:formula="of:=IF([.F403] &lt;&gt; 0; [.F403]-[.B403]; &quot;&quot;)">
            <text:p/>
          </table:table-cell>
          <table:table-cell office:value-type="string" calcext:value-type="string">
            <text:p>6, 6, 6, 6, 25, 25, 25, 25, 25, 25, 25, 25, 25, 25, 1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480" calcext:value-type="float">
            <text:p>44480</text:p>
          </table:table-cell>
          <table:table-cell table:formula="of:=[.B404]/[.A404]" office:value-type="float" office:value="111.2" calcext:value-type="float">
            <text:p>111.2</text:p>
          </table:table-cell>
          <table:table-cell table:formula="of:=FLOOR([.A404] / [.$D$2]) * [.$B$2]* [.$D$2] + MOD([.A404]; [.$D$2]) * [.$C$10] + MOD([.A404] - FLOOR([.A404] / [.$D$2]); 3) * 10/6" office:value-type="float" office:value="44480" calcext:value-type="float">
            <text:p>44480</text:p>
          </table:table-cell>
          <table:table-cell table:style-name="ce2" table:formula="of:=[.D404]-[.B404]" office:value-type="float" office:value="0" calcext:value-type="float">
            <text:p>0</text:p>
          </table:table-cell>
          <table:table-cell/>
          <table:table-cell table:style-name="ce3" table:formula="of:=IF([.F404] &lt;&gt; 0; [.F404]-[.B404]; &quot;&quot;)">
            <text:p/>
          </table:table-cell>
          <table:table-cell office:value-type="string" calcext:value-type="string">
            <text:p>25, 25, 25, 25, 25, 25, 25, 25, 25, 25, 25, 1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595" calcext:value-type="float">
            <text:p>44595</text:p>
          </table:table-cell>
          <table:table-cell table:formula="of:=[.B405]/[.A405]" office:value-type="float" office:value="111.209476309227" calcext:value-type="float">
            <text:p>111.209476309227</text:p>
          </table:table-cell>
          <table:table-cell table:formula="of:=FLOOR([.A405] / [.$D$2]) * [.$B$2]* [.$D$2] + MOD([.A405]; [.$D$2]) * [.$C$10] + MOD([.A405] - FLOOR([.A405] / [.$D$2]); 3) * 10/6" office:value-type="float" office:value="44595" calcext:value-type="float">
            <text:p>44595</text:p>
          </table:table-cell>
          <table:table-cell table:style-name="ce2" table:formula="of:=[.D405]-[.B405]" office:value-type="float" office:value="0" calcext:value-type="float">
            <text:p>0</text:p>
          </table:table-cell>
          <table:table-cell/>
          <table:table-cell table:style-name="ce3" table:formula="of:=IF([.F405] &lt;&gt; 0; [.F405]-[.B405]; &quot;&quot;)">
            <text:p/>
          </table:table-cell>
          <table:table-cell office:value-type="string" calcext:value-type="string">
            <text:p>25, 25, 25, 25, 25, 25, 25, 25, 25, 25, 25, 25, 25, 25, 25, 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4710" calcext:value-type="float">
            <text:p>44710</text:p>
          </table:table-cell>
          <table:table-cell table:formula="of:=[.B406]/[.A406]" office:value-type="float" office:value="111.218905472637" calcext:value-type="float">
            <text:p>111.218905472637</text:p>
          </table:table-cell>
          <table:table-cell table:formula="of:=FLOOR([.A406] / [.$D$2]) * [.$B$2]* [.$D$2] + MOD([.A406]; [.$D$2]) * [.$C$10] + MOD([.A406] - FLOOR([.A406] / [.$D$2]); 3) * 10/6" office:value-type="float" office:value="44710" calcext:value-type="float">
            <text:p>44710</text:p>
          </table:table-cell>
          <table:table-cell table:style-name="ce2" table:formula="of:=[.D406]-[.B406]" office:value-type="float" office:value="0" calcext:value-type="float">
            <text:p>0</text:p>
          </table:table-cell>
          <table:table-cell/>
          <table:table-cell table:style-name="ce3" table:formula="of:=IF([.F406] &lt;&gt; 0; [.F406]-[.B406]; &quot;&quot;)">
            <text:p/>
          </table:table-cell>
          <table:table-cell office:value-type="string" calcext:value-type="string">
            <text:p>25, 25, 25, 25, 25, 25, 25, 25, 25, 25, 25, 25, 25, 25, 25, 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4820" calcext:value-type="float">
            <text:p>44820</text:p>
          </table:table-cell>
          <table:table-cell table:formula="of:=[.B407]/[.A407]" office:value-type="float" office:value="111.2158808933" calcext:value-type="float">
            <text:p>111.2158808933</text:p>
          </table:table-cell>
          <table:table-cell table:formula="of:=FLOOR([.A407] / [.$D$2]) * [.$B$2]* [.$D$2] + MOD([.A407]; [.$D$2]) * [.$C$10] + MOD([.A407] - FLOOR([.A407] / [.$D$2]); 3) * 10/6" office:value-type="float" office:value="44820" calcext:value-type="float">
            <text:p>44820</text:p>
          </table:table-cell>
          <table:table-cell table:style-name="ce2" table:formula="of:=[.D407]-[.B407]" office:value-type="float" office:value="0" calcext:value-type="float">
            <text:p>0</text:p>
          </table:table-cell>
          <table:table-cell/>
          <table:table-cell table:style-name="ce3" table:formula="of:=IF([.F407] &lt;&gt; 0; [.F407]-[.B407]; &quot;&quot;)">
            <text:p/>
          </table:table-cell>
          <table:table-cell office:value-type="string" calcext:value-type="string">
            <text:p>25, 25, 25, 25, 25, 25, 25, 25, 25, 25, 25, 25, 25, 25, 25, 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935" calcext:value-type="float">
            <text:p>44935</text:p>
          </table:table-cell>
          <table:table-cell table:formula="of:=[.B408]/[.A408]" office:value-type="float" office:value="111.225247524752" calcext:value-type="float">
            <text:p>111.225247524752</text:p>
          </table:table-cell>
          <table:table-cell table:formula="of:=FLOOR([.A408] / [.$D$2]) * [.$B$2]* [.$D$2] + MOD([.A408]; [.$D$2]) * [.$C$10] + MOD([.A408] - FLOOR([.A408] / [.$D$2]); 3) * 10/6" office:value-type="float" office:value="44935" calcext:value-type="float">
            <text:p>44935</text:p>
          </table:table-cell>
          <table:table-cell table:style-name="ce2" table:formula="of:=[.D408]-[.B408]" office:value-type="float" office:value="0" calcext:value-type="float">
            <text:p>0</text:p>
          </table:table-cell>
          <table:table-cell/>
          <table:table-cell table:style-name="ce3" table:formula="of:=IF([.F408] &lt;&gt; 0; [.F408]-[.B408]; &quot;&quot;)">
            <text:p/>
          </table:table-cell>
          <table:table-cell office:value-type="string" calcext:value-type="string">
            <text:p>4, 25, 25, 25, 25, 25, 25, 25, 25, 25, 25, 25, 1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050" calcext:value-type="float">
            <text:p>45050</text:p>
          </table:table-cell>
          <table:table-cell table:formula="of:=[.B409]/[.A409]" office:value-type="float" office:value="111.234567901235" calcext:value-type="float">
            <text:p>111.234567901235</text:p>
          </table:table-cell>
          <table:table-cell table:formula="of:=FLOOR([.A409] / [.$D$2]) * [.$B$2]* [.$D$2] + MOD([.A409]; [.$D$2]) * [.$C$10] + MOD([.A409] - FLOOR([.A409] / [.$D$2]); 3) * 10/6" office:value-type="float" office:value="45050" calcext:value-type="float">
            <text:p>45050</text:p>
          </table:table-cell>
          <table:table-cell table:style-name="ce2" table:formula="of:=[.D409]-[.B409]" office:value-type="float" office:value="0" calcext:value-type="float">
            <text:p>0</text:p>
          </table:table-cell>
          <table:table-cell/>
          <table:table-cell table:style-name="ce3" table:formula="of:=IF([.F409] &lt;&gt; 0; [.F409]-[.B409]; &quot;&quot;)">
            <text:p/>
          </table:table-cell>
          <table:table-cell office:value-type="string" calcext:value-type="string">
            <text:p>4, 25, 25, 25, 25, 25, 25, 25, 25, 25, 25, 25, 25, 25, 25, 25, 2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160" calcext:value-type="float">
            <text:p>45160</text:p>
          </table:table-cell>
          <table:table-cell table:formula="of:=[.B410]/[.A410]" office:value-type="float" office:value="111.231527093596" calcext:value-type="float">
            <text:p>111.231527093596</text:p>
          </table:table-cell>
          <table:table-cell table:formula="of:=FLOOR([.A410] / [.$D$2]) * [.$B$2]* [.$D$2] + MOD([.A410]; [.$D$2]) * [.$C$10] + MOD([.A410] - FLOOR([.A410] / [.$D$2]); 3) * 10/6" office:value-type="float" office:value="45160" calcext:value-type="float">
            <text:p>45160</text:p>
          </table:table-cell>
          <table:table-cell table:style-name="ce2" table:formula="of:=[.D410]-[.B410]" office:value-type="float" office:value="0" calcext:value-type="float">
            <text:p>0</text:p>
          </table:table-cell>
          <table:table-cell/>
          <table:table-cell table:style-name="ce3" table:formula="of:=IF([.F410] &lt;&gt; 0; [.F410]-[.B410]; &quot;&quot;)">
            <text:p/>
          </table:table-cell>
          <table:table-cell office:value-type="string" calcext:value-type="string">
            <text:p>6, 25, 25, 25, 25, 25, 25, 25, 25, 25, 25, 25, 1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275" calcext:value-type="float">
            <text:p>45275</text:p>
          </table:table-cell>
          <table:table-cell table:formula="of:=[.B411]/[.A411]" office:value-type="float" office:value="111.240786240786" calcext:value-type="float">
            <text:p>111.240786240786</text:p>
          </table:table-cell>
          <table:table-cell table:formula="of:=FLOOR([.A411] / [.$D$2]) * [.$B$2]* [.$D$2] + MOD([.A411]; [.$D$2]) * [.$C$10] + MOD([.A411] - FLOOR([.A411] / [.$D$2]); 3) * 10/6" office:value-type="float" office:value="45275" calcext:value-type="float">
            <text:p>45275</text:p>
          </table:table-cell>
          <table:table-cell table:style-name="ce2" table:formula="of:=[.D411]-[.B411]" office:value-type="float" office:value="0" calcext:value-type="float">
            <text:p>0</text:p>
          </table:table-cell>
          <table:table-cell/>
          <table:table-cell table:style-name="ce3" table:formula="of:=IF([.F411] &lt;&gt; 0; [.F411]-[.B411]; &quot;&quot;)">
            <text:p/>
          </table:table-cell>
          <table:table-cell office:value-type="string" calcext:value-type="string">
            <text:p>4, 25, 25, 25, 25, 25, 25, 25, 25, 25, 25, 25, 25, 25, 25, 25, 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390" calcext:value-type="float">
            <text:p>45390</text:p>
          </table:table-cell>
          <table:table-cell table:formula="of:=[.B412]/[.A412]" office:value-type="float" office:value="111.25" calcext:value-type="float">
            <text:p>111.25</text:p>
          </table:table-cell>
          <table:table-cell table:formula="of:=FLOOR([.A412] / [.$D$2]) * [.$B$2]* [.$D$2] + MOD([.A412]; [.$D$2]) * [.$C$10] + MOD([.A412] - FLOOR([.A412] / [.$D$2]); 3) * 10/6" office:value-type="float" office:value="45390" calcext:value-type="float">
            <text:p>45390</text:p>
          </table:table-cell>
          <table:table-cell table:style-name="ce2" table:formula="of:=[.D412]-[.B412]" office:value-type="float" office:value="0" calcext:value-type="float">
            <text:p>0</text:p>
          </table:table-cell>
          <table:table-cell/>
          <table:table-cell table:style-name="ce3" table:formula="of:=IF([.F412] &lt;&gt; 0; [.F412]-[.B412]; &quot;&quot;)">
            <text:p/>
          </table:table-cell>
          <table:table-cell office:value-type="string" calcext:value-type="string">
            <text:p>4, 4, 25, 25, 25, 25, 25, 25, 25, 25, 25, 25, 25, 1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500" calcext:value-type="float">
            <text:p>45500</text:p>
          </table:table-cell>
          <table:table-cell table:formula="of:=[.B413]/[.A413]" office:value-type="float" office:value="111.246943765281" calcext:value-type="float">
            <text:p>111.246943765281</text:p>
          </table:table-cell>
          <table:table-cell table:formula="of:=FLOOR([.A413] / [.$D$2]) * [.$B$2]* [.$D$2] + MOD([.A413]; [.$D$2]) * [.$C$10] + MOD([.A413] - FLOOR([.A413] / [.$D$2]); 3) * 10/6" office:value-type="float" office:value="45500" calcext:value-type="float">
            <text:p>45500</text:p>
          </table:table-cell>
          <table:table-cell table:style-name="ce2" table:formula="of:=[.D413]-[.B413]" office:value-type="float" office:value="0" calcext:value-type="float">
            <text:p>0</text:p>
          </table:table-cell>
          <table:table-cell/>
          <table:table-cell table:style-name="ce3" table:formula="of:=IF([.F413] &lt;&gt; 0; [.F413]-[.B413]; &quot;&quot;)">
            <text:p/>
          </table:table-cell>
          <table:table-cell office:value-type="string" calcext:value-type="string">
            <text:p>6, 25, 25, 25, 25, 25, 25, 25, 25, 25, 25, 25, 25, 25, 25, 25, 2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615" calcext:value-type="float">
            <text:p>45615</text:p>
          </table:table-cell>
          <table:table-cell table:formula="of:=[.B414]/[.A414]" office:value-type="float" office:value="111.256097560976" calcext:value-type="float">
            <text:p>111.256097560976</text:p>
          </table:table-cell>
          <table:table-cell table:formula="of:=FLOOR([.A414] / [.$D$2]) * [.$B$2]* [.$D$2] + MOD([.A414]; [.$D$2]) * [.$C$10] + MOD([.A414] - FLOOR([.A414] / [.$D$2]); 3) * 10/6" office:value-type="float" office:value="45615" calcext:value-type="float">
            <text:p>45615</text:p>
          </table:table-cell>
          <table:table-cell table:style-name="ce2" table:formula="of:=[.D414]-[.B414]" office:value-type="float" office:value="0" calcext:value-type="float">
            <text:p>0</text:p>
          </table:table-cell>
          <table:table-cell/>
          <table:table-cell table:style-name="ce3" table:formula="of:=IF([.F414] &lt;&gt; 0; [.F414]-[.B414]; &quot;&quot;)">
            <text:p/>
          </table:table-cell>
          <table:table-cell office:value-type="string" calcext:value-type="string">
            <text:p>4, 6, 25, 25, 25, 25, 25, 25, 25, 25, 25, 25, 25, 1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730" calcext:value-type="float">
            <text:p>45730</text:p>
          </table:table-cell>
          <table:table-cell table:formula="of:=[.B415]/[.A415]" office:value-type="float" office:value="111.265206812652" calcext:value-type="float">
            <text:p>111.265206812652</text:p>
          </table:table-cell>
          <table:table-cell table:formula="of:=FLOOR([.A415] / [.$D$2]) * [.$B$2]* [.$D$2] + MOD([.A415]; [.$D$2]) * [.$C$10] + MOD([.A415] - FLOOR([.A415] / [.$D$2]); 3) * 10/6" office:value-type="float" office:value="45730" calcext:value-type="float">
            <text:p>45730</text:p>
          </table:table-cell>
          <table:table-cell table:style-name="ce2" table:formula="of:=[.D415]-[.B415]" office:value-type="float" office:value="0" calcext:value-type="float">
            <text:p>0</text:p>
          </table:table-cell>
          <table:table-cell/>
          <table:table-cell table:style-name="ce3" table:formula="of:=IF([.F415] &lt;&gt; 0; [.F415]-[.B415]; &quot;&quot;)">
            <text:p/>
          </table:table-cell>
          <table:table-cell office:value-type="string" calcext:value-type="string">
            <text:p>4, 4, 25, 25, 25, 25, 25, 25, 25, 25, 25, 25, 25, 25, 25, 25, 25, 2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5840" calcext:value-type="float">
            <text:p>45840</text:p>
          </table:table-cell>
          <table:table-cell table:formula="of:=[.B416]/[.A416]" office:value-type="float" office:value="111.26213592233" calcext:value-type="float">
            <text:p>111.26213592233</text:p>
          </table:table-cell>
          <table:table-cell table:formula="of:=FLOOR([.A416] / [.$D$2]) * [.$B$2]* [.$D$2] + MOD([.A416]; [.$D$2]) * [.$C$10] + MOD([.A416] - FLOOR([.A416] / [.$D$2]); 3) * 10/6" office:value-type="float" office:value="45840" calcext:value-type="float">
            <text:p>45840</text:p>
          </table:table-cell>
          <table:table-cell table:style-name="ce2" table:formula="of:=[.D416]-[.B416]" office:value-type="float" office:value="0" calcext:value-type="float">
            <text:p>0</text:p>
          </table:table-cell>
          <table:table-cell/>
          <table:table-cell table:style-name="ce3" table:formula="of:=IF([.F416] &lt;&gt; 0; [.F416]-[.B416]; &quot;&quot;)">
            <text:p/>
          </table:table-cell>
          <table:table-cell office:value-type="string" calcext:value-type="string">
            <text:p>6, 6, 25, 25, 25, 25, 25, 25, 25, 25, 25, 25, 25, 1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955" calcext:value-type="float">
            <text:p>45955</text:p>
          </table:table-cell>
          <table:table-cell table:formula="of:=[.B417]/[.A417]" office:value-type="float" office:value="111.271186440678" calcext:value-type="float">
            <text:p>111.271186440678</text:p>
          </table:table-cell>
          <table:table-cell table:formula="of:=FLOOR([.A417] / [.$D$2]) * [.$B$2]* [.$D$2] + MOD([.A417]; [.$D$2]) * [.$C$10] + MOD([.A417] - FLOOR([.A417] / [.$D$2]); 3) * 10/6" office:value-type="float" office:value="45955" calcext:value-type="float">
            <text:p>45955</text:p>
          </table:table-cell>
          <table:table-cell table:style-name="ce2" table:formula="of:=[.D417]-[.B417]" office:value-type="float" office:value="0" calcext:value-type="float">
            <text:p>0</text:p>
          </table:table-cell>
          <table:table-cell/>
          <table:table-cell table:style-name="ce3" table:formula="of:=IF([.F417] &lt;&gt; 0; [.F417]-[.B417]; &quot;&quot;)">
            <text:p/>
          </table:table-cell>
          <table:table-cell office:value-type="string" calcext:value-type="string">
            <text:p>4, 6, 25, 25, 25, 25, 25, 25, 25, 25, 25, 25, 25, 25, 25, 25, 25, 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6070" calcext:value-type="float">
            <text:p>46070</text:p>
          </table:table-cell>
          <table:table-cell table:formula="of:=[.B418]/[.A418]" office:value-type="float" office:value="111.280193236715" calcext:value-type="float">
            <text:p>111.280193236715</text:p>
          </table:table-cell>
          <table:table-cell table:formula="of:=FLOOR([.A418] / [.$D$2]) * [.$B$2]* [.$D$2] + MOD([.A418]; [.$D$2]) * [.$C$10] + MOD([.A418] - FLOOR([.A418] / [.$D$2]); 3) * 10/6" office:value-type="float" office:value="46070" calcext:value-type="float">
            <text:p>46070</text:p>
          </table:table-cell>
          <table:table-cell table:style-name="ce2" table:formula="of:=[.D418]-[.B418]" office:value-type="float" office:value="0" calcext:value-type="float">
            <text:p>0</text:p>
          </table:table-cell>
          <table:table-cell/>
          <table:table-cell table:style-name="ce3" table:formula="of:=IF([.F418] &lt;&gt; 0; [.F418]-[.B418]; &quot;&quot;)">
            <text:p/>
          </table:table-cell>
          <table:table-cell office:value-type="string" calcext:value-type="string">
            <text:p>4, 4, 6, 25, 25, 25, 25, 25, 25, 25, 25, 25, 25, 25, 1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180" calcext:value-type="float">
            <text:p>46180</text:p>
          </table:table-cell>
          <table:table-cell table:formula="of:=[.B419]/[.A419]" office:value-type="float" office:value="111.277108433735" calcext:value-type="float">
            <text:p>111.277108433735</text:p>
          </table:table-cell>
          <table:table-cell table:formula="of:=FLOOR([.A419] / [.$D$2]) * [.$B$2]* [.$D$2] + MOD([.A419]; [.$D$2]) * [.$C$10] + MOD([.A419] - FLOOR([.A419] / [.$D$2]); 3) * 10/6" office:value-type="float" office:value="46180" calcext:value-type="float">
            <text:p>46180</text:p>
          </table:table-cell>
          <table:table-cell table:style-name="ce2" table:formula="of:=[.D419]-[.B419]" office:value-type="float" office:value="0" calcext:value-type="float">
            <text:p>0</text:p>
          </table:table-cell>
          <table:table-cell/>
          <table:table-cell table:style-name="ce3" table:formula="of:=IF([.F419] &lt;&gt; 0; [.F419]-[.B419]; &quot;&quot;)">
            <text:p/>
          </table:table-cell>
          <table:table-cell office:value-type="string" calcext:value-type="string">
            <text:p>6, 6, 25, 25, 25, 25, 25, 25, 25, 25, 25, 25, 25, 25, 25, 25, 25, 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6295" calcext:value-type="float">
            <text:p>46295</text:p>
          </table:table-cell>
          <table:table-cell table:formula="of:=[.B420]/[.A420]" office:value-type="float" office:value="111.286057692308" calcext:value-type="float">
            <text:p>111.286057692308</text:p>
          </table:table-cell>
          <table:table-cell table:formula="of:=FLOOR([.A420] / [.$D$2]) * [.$B$2]* [.$D$2] + MOD([.A420]; [.$D$2]) * [.$C$10] + MOD([.A420] - FLOOR([.A420] / [.$D$2]); 3) * 10/6" office:value-type="float" office:value="46295" calcext:value-type="float">
            <text:p>46295</text:p>
          </table:table-cell>
          <table:table-cell table:style-name="ce2" table:formula="of:=[.D420]-[.B420]" office:value-type="float" office:value="0" calcext:value-type="float">
            <text:p>0</text:p>
          </table:table-cell>
          <table:table-cell/>
          <table:table-cell table:style-name="ce3" table:formula="of:=IF([.F420] &lt;&gt; 0; [.F420]-[.B420]; &quot;&quot;)">
            <text:p/>
          </table:table-cell>
          <table:table-cell office:value-type="string" calcext:value-type="string">
            <text:p>4, 6, 6, 25, 25, 25, 25, 25, 25, 25, 25, 25, 25, 25, 12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6410" calcext:value-type="float">
            <text:p>46410</text:p>
          </table:table-cell>
          <table:table-cell table:formula="of:=[.B421]/[.A421]" office:value-type="float" office:value="111.294964028777" calcext:value-type="float">
            <text:p>111.294964028777</text:p>
          </table:table-cell>
          <table:table-cell table:formula="of:=FLOOR([.A421] / [.$D$2]) * [.$B$2]* [.$D$2] + MOD([.A421]; [.$D$2]) * [.$C$10] + MOD([.A421] - FLOOR([.A421] / [.$D$2]); 3) * 10/6" office:value-type="float" office:value="46410" calcext:value-type="float">
            <text:p>46410</text:p>
          </table:table-cell>
          <table:table-cell table:style-name="ce2" table:formula="of:=[.D421]-[.B421]" office:value-type="float" office:value="0" calcext:value-type="float">
            <text:p>0</text:p>
          </table:table-cell>
          <table:table-cell/>
          <table:table-cell table:style-name="ce3" table:formula="of:=IF([.F421] &lt;&gt; 0; [.F421]-[.B421]; &quot;&quot;)">
            <text:p/>
          </table:table-cell>
          <table:table-cell office:value-type="string" calcext:value-type="string">
            <text:p>4, 4, 6, 25, 25, 25, 25, 25, 25, 25, 25, 25, 25, 25, 25, 25, 25, 25, 2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6520" calcext:value-type="float">
            <text:p>46520</text:p>
          </table:table-cell>
          <table:table-cell table:formula="of:=[.B422]/[.A422]" office:value-type="float" office:value="111.291866028708" calcext:value-type="float">
            <text:p>111.291866028708</text:p>
          </table:table-cell>
          <table:table-cell table:formula="of:=FLOOR([.A422] / [.$D$2]) * [.$B$2]* [.$D$2] + MOD([.A422]; [.$D$2]) * [.$C$10] + MOD([.A422] - FLOOR([.A422] / [.$D$2]); 3) * 10/6" office:value-type="float" office:value="46520" calcext:value-type="float">
            <text:p>46520</text:p>
          </table:table-cell>
          <table:table-cell table:style-name="ce2" table:formula="of:=[.D422]-[.B422]" office:value-type="float" office:value="0" calcext:value-type="float">
            <text:p>0</text:p>
          </table:table-cell>
          <table:table-cell/>
          <table:table-cell table:style-name="ce3" table:formula="of:=IF([.F422] &lt;&gt; 0; [.F422]-[.B422]; &quot;&quot;)">
            <text:p/>
          </table:table-cell>
          <table:table-cell office:value-type="string" calcext:value-type="string">
            <text:p>6, 6, 6, 25, 25, 25, 25, 25, 25, 25, 25, 25, 25, 25, 1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6635" calcext:value-type="float">
            <text:p>46635</text:p>
          </table:table-cell>
          <table:table-cell table:formula="of:=[.B423]/[.A423]" office:value-type="float" office:value="111.300715990453" calcext:value-type="float">
            <text:p>111.300715990453</text:p>
          </table:table-cell>
          <table:table-cell table:formula="of:=FLOOR([.A423] / [.$D$2]) * [.$B$2]* [.$D$2] + MOD([.A423]; [.$D$2]) * [.$C$10] + MOD([.A423] - FLOOR([.A423] / [.$D$2]); 3) * 10/6" office:value-type="float" office:value="46635" calcext:value-type="float">
            <text:p>46635</text:p>
          </table:table-cell>
          <table:table-cell table:style-name="ce2" table:formula="of:=[.D423]-[.B423]" office:value-type="float" office:value="0" calcext:value-type="float">
            <text:p>0</text:p>
          </table:table-cell>
          <table:table-cell/>
          <table:table-cell table:style-name="ce3" table:formula="of:=IF([.F423] &lt;&gt; 0; [.F423]-[.B423]; &quot;&quot;)">
            <text:p/>
          </table:table-cell>
          <table:table-cell office:value-type="string" calcext:value-type="string">
            <text:p>4, 6, 6, 25, 25, 25, 25, 25, 25, 25, 25, 25, 25, 25, 25, 25, 25, 25, 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6750" calcext:value-type="float">
            <text:p>46750</text:p>
          </table:table-cell>
          <table:table-cell table:formula="of:=[.B424]/[.A424]" office:value-type="float" office:value="111.309523809524" calcext:value-type="float">
            <text:p>111.309523809524</text:p>
          </table:table-cell>
          <table:table-cell table:formula="of:=FLOOR([.A424] / [.$D$2]) * [.$B$2]* [.$D$2] + MOD([.A424]; [.$D$2]) * [.$C$10] + MOD([.A424] - FLOOR([.A424] / [.$D$2]); 3) * 10/6" office:value-type="float" office:value="46750" calcext:value-type="float">
            <text:p>46750</text:p>
          </table:table-cell>
          <table:table-cell table:style-name="ce2" table:formula="of:=[.D424]-[.B424]" office:value-type="float" office:value="0" calcext:value-type="float">
            <text:p>0</text:p>
          </table:table-cell>
          <table:table-cell/>
          <table:table-cell table:style-name="ce3" table:formula="of:=IF([.F424] &lt;&gt; 0; [.F424]-[.B424]; &quot;&quot;)">
            <text:p/>
          </table:table-cell>
          <table:table-cell office:value-type="string" calcext:value-type="string">
            <text:p>4, 4, 6, 6, 25, 25, 25, 25, 25, 25, 25, 25, 25, 25, 25, 1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6860" calcext:value-type="float">
            <text:p>46860</text:p>
          </table:table-cell>
          <table:table-cell table:formula="of:=[.B425]/[.A425]" office:value-type="float" office:value="111.306413301663" calcext:value-type="float">
            <text:p>111.306413301663</text:p>
          </table:table-cell>
          <table:table-cell table:formula="of:=FLOOR([.A425] / [.$D$2]) * [.$B$2]* [.$D$2] + MOD([.A425]; [.$D$2]) * [.$C$10] + MOD([.A425] - FLOOR([.A425] / [.$D$2]); 3) * 10/6" office:value-type="float" office:value="46860" calcext:value-type="float">
            <text:p>46860</text:p>
          </table:table-cell>
          <table:table-cell table:style-name="ce2" table:formula="of:=[.D425]-[.B425]" office:value-type="float" office:value="0" calcext:value-type="float">
            <text:p>0</text:p>
          </table:table-cell>
          <table:table-cell/>
          <table:table-cell table:style-name="ce3" table:formula="of:=IF([.F425] &lt;&gt; 0; [.F425]-[.B425]; &quot;&quot;)">
            <text:p/>
          </table:table-cell>
          <table:table-cell office:value-type="string" calcext:value-type="string">
            <text:p>6, 6, 6, 25, 25, 25, 25, 25, 25, 25, 25, 25, 25, 25, 25, 25, 25, 25, 2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6975" calcext:value-type="float">
            <text:p>46975</text:p>
          </table:table-cell>
          <table:table-cell table:formula="of:=[.B426]/[.A426]" office:value-type="float" office:value="111.315165876777" calcext:value-type="float">
            <text:p>111.315165876777</text:p>
          </table:table-cell>
          <table:table-cell table:formula="of:=FLOOR([.A426] / [.$D$2]) * [.$B$2]* [.$D$2] + MOD([.A426]; [.$D$2]) * [.$C$10] + MOD([.A426] - FLOOR([.A426] / [.$D$2]); 3) * 10/6" office:value-type="float" office:value="46975" calcext:value-type="float">
            <text:p>46975</text:p>
          </table:table-cell>
          <table:table-cell table:style-name="ce2" table:formula="of:=[.D426]-[.B426]" office:value-type="float" office:value="0" calcext:value-type="float">
            <text:p>0</text:p>
          </table:table-cell>
          <table:table-cell/>
          <table:table-cell table:style-name="ce3" table:formula="of:=IF([.F426] &lt;&gt; 0; [.F426]-[.B426]; &quot;&quot;)">
            <text:p/>
          </table:table-cell>
          <table:table-cell office:value-type="string" calcext:value-type="string">
            <text:p>4, 6, 6, 6, 25, 25, 25, 25, 25, 25, 25, 25, 25, 25, 25, 1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7090" calcext:value-type="float">
            <text:p>47090</text:p>
          </table:table-cell>
          <table:table-cell table:formula="of:=[.B427]/[.A427]" office:value-type="float" office:value="111.323877068558" calcext:value-type="float">
            <text:p>111.323877068558</text:p>
          </table:table-cell>
          <table:table-cell table:formula="of:=FLOOR([.A427] / [.$D$2]) * [.$B$2]* [.$D$2] + MOD([.A427]; [.$D$2]) * [.$C$10] + MOD([.A427] - FLOOR([.A427] / [.$D$2]); 3) * 10/6" office:value-type="float" office:value="47090" calcext:value-type="float">
            <text:p>47090</text:p>
          </table:table-cell>
          <table:table-cell table:style-name="ce2" table:formula="of:=[.D427]-[.B427]" office:value-type="float" office:value="0" calcext:value-type="float">
            <text:p>0</text:p>
          </table:table-cell>
          <table:table-cell/>
          <table:table-cell table:style-name="ce3" table:formula="of:=IF([.F427] &lt;&gt; 0; [.F427]-[.B427]; &quot;&quot;)">
            <text:p/>
          </table:table-cell>
          <table:table-cell office:value-type="string" calcext:value-type="string">
            <text:p>4, 4, 6, 6, 25, 25, 25, 25, 25, 25, 25, 25, 25, 25, 25, 25, 25, 25, 25, 2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7200" calcext:value-type="float">
            <text:p>47200</text:p>
          </table:table-cell>
          <table:table-cell table:formula="of:=[.B428]/[.A428]" office:value-type="float" office:value="111.320754716981" calcext:value-type="float">
            <text:p>111.320754716981</text:p>
          </table:table-cell>
          <table:table-cell table:formula="of:=FLOOR([.A428] / [.$D$2]) * [.$B$2]* [.$D$2] + MOD([.A428]; [.$D$2]) * [.$C$10] + MOD([.A428] - FLOOR([.A428] / [.$D$2]); 3) * 10/6" office:value-type="float" office:value="47200" calcext:value-type="float">
            <text:p>47200</text:p>
          </table:table-cell>
          <table:table-cell table:style-name="ce2" table:formula="of:=[.D428]-[.B428]" office:value-type="float" office:value="0" calcext:value-type="float">
            <text:p>0</text:p>
          </table:table-cell>
          <table:table-cell/>
          <table:table-cell table:style-name="ce3" table:formula="of:=IF([.F428] &lt;&gt; 0; [.F428]-[.B428]; &quot;&quot;)">
            <text:p/>
          </table:table-cell>
          <table:table-cell office:value-type="string" calcext:value-type="string">
            <text:p>6, 6, 6, 6, 25, 25, 25, 25, 25, 25, 25, 25, 25, 25, 25, 1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260" calcext:value-type="float">
            <text:p>47260</text:p>
          </table:table-cell>
          <table:table-cell table:formula="of:=[.B429]/[.A429]" office:value-type="float" office:value="111.2" calcext:value-type="float">
            <text:p>111.2</text:p>
          </table:table-cell>
          <table:table-cell table:formula="of:=FLOOR([.A429] / [.$D$2]) * [.$B$2]* [.$D$2] + MOD([.A429]; [.$D$2]) * [.$C$10] + MOD([.A429] - FLOOR([.A429] / [.$D$2]); 3) * 10/6" office:value-type="float" office:value="47260" calcext:value-type="float">
            <text:p>47260</text:p>
          </table:table-cell>
          <table:table-cell table:style-name="ce2" table:formula="of:=[.D429]-[.B429]" office:value-type="float" office:value="0" calcext:value-type="float">
            <text:p>0</text:p>
          </table:table-cell>
          <table:table-cell/>
          <table:table-cell table:style-name="ce3" table:formula="of:=IF([.F429] &lt;&gt; 0; [.F429]-[.B429]; &quot;&quot;)">
            <text:p/>
          </table:table-cell>
          <table:table-cell office:value-type="string" calcext:value-type="string">
            <text:p>25, 25, 25, 25, 25, 25, 25, 25, 25, 25, 25, 25, 1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7375" calcext:value-type="float">
            <text:p>47375</text:p>
          </table:table-cell>
          <table:table-cell table:formula="of:=[.B430]/[.A430]" office:value-type="float" office:value="111.208920187793" calcext:value-type="float">
            <text:p>111.208920187793</text:p>
          </table:table-cell>
          <table:table-cell table:formula="of:=FLOOR([.A430] / [.$D$2]) * [.$B$2]* [.$D$2] + MOD([.A430]; [.$D$2]) * [.$C$10] + MOD([.A430] - FLOOR([.A430] / [.$D$2]); 3) * 10/6" office:value-type="float" office:value="47375" calcext:value-type="float">
            <text:p>47375</text:p>
          </table:table-cell>
          <table:table-cell table:style-name="ce2" table:formula="of:=[.D430]-[.B430]" office:value-type="float" office:value="0" calcext:value-type="float">
            <text:p>0</text:p>
          </table:table-cell>
          <table:table-cell/>
          <table:table-cell table:style-name="ce3" table:formula="of:=IF([.F430] &lt;&gt; 0; [.F430]-[.B430]; &quot;&quot;)">
            <text:p/>
          </table:table-cell>
          <table:table-cell office:value-type="string" calcext:value-type="string">
            <text:p>25, 25, 25, 25, 25, 25, 25, 25, 25, 25, 25, 25, 25, 25, 25, 25, 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7490" calcext:value-type="float">
            <text:p>47490</text:p>
          </table:table-cell>
          <table:table-cell table:formula="of:=[.B431]/[.A431]" office:value-type="float" office:value="111.217798594848" calcext:value-type="float">
            <text:p>111.217798594848</text:p>
          </table:table-cell>
          <table:table-cell table:formula="of:=FLOOR([.A431] / [.$D$2]) * [.$B$2]* [.$D$2] + MOD([.A431]; [.$D$2]) * [.$C$10] + MOD([.A431] - FLOOR([.A431] / [.$D$2]); 3) * 10/6" office:value-type="float" office:value="47490" calcext:value-type="float">
            <text:p>47490</text:p>
          </table:table-cell>
          <table:table-cell table:style-name="ce2" table:formula="of:=[.D431]-[.B431]" office:value-type="float" office:value="0" calcext:value-type="float">
            <text:p>0</text:p>
          </table:table-cell>
          <table:table-cell/>
          <table:table-cell table:style-name="ce3" table:formula="of:=IF([.F431] &lt;&gt; 0; [.F431]-[.B431]; &quot;&quot;)">
            <text:p/>
          </table:table-cell>
          <table:table-cell office:value-type="string" calcext:value-type="string">
            <text:p>25, 25, 25, 25, 25, 25, 25, 25, 25, 25, 25, 25, 25, 25, 25, 25, 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7600" calcext:value-type="float">
            <text:p>47600</text:p>
          </table:table-cell>
          <table:table-cell table:formula="of:=[.B432]/[.A432]" office:value-type="float" office:value="111.214953271028" calcext:value-type="float">
            <text:p>111.214953271028</text:p>
          </table:table-cell>
          <table:table-cell table:formula="of:=FLOOR([.A432] / [.$D$2]) * [.$B$2]* [.$D$2] + MOD([.A432]; [.$D$2]) * [.$C$10] + MOD([.A432] - FLOOR([.A432] / [.$D$2]); 3) * 10/6" office:value-type="float" office:value="47600" calcext:value-type="float">
            <text:p>47600</text:p>
          </table:table-cell>
          <table:table-cell table:style-name="ce2" table:formula="of:=[.D432]-[.B432]" office:value-type="float" office:value="0" calcext:value-type="float">
            <text:p>0</text:p>
          </table:table-cell>
          <table:table-cell/>
          <table:table-cell table:style-name="ce3" table:formula="of:=IF([.F432] &lt;&gt; 0; [.F432]-[.B432]; &quot;&quot;)">
            <text:p/>
          </table:table-cell>
          <table:table-cell office:value-type="string" calcext:value-type="string">
            <text:p>25, 25, 25, 25, 25, 25, 25, 25, 25, 25, 25, 25, 25, 25, 25, 25, 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7715" calcext:value-type="float">
            <text:p>47715</text:p>
          </table:table-cell>
          <table:table-cell table:formula="of:=[.B433]/[.A433]" office:value-type="float" office:value="111.223776223776" calcext:value-type="float">
            <text:p>111.223776223776</text:p>
          </table:table-cell>
          <table:table-cell table:formula="of:=FLOOR([.A433] / [.$D$2]) * [.$B$2]* [.$D$2] + MOD([.A433]; [.$D$2]) * [.$C$10] + MOD([.A433] - FLOOR([.A433] / [.$D$2]); 3) * 10/6" office:value-type="float" office:value="47715" calcext:value-type="float">
            <text:p>47715</text:p>
          </table:table-cell>
          <table:table-cell table:style-name="ce2" table:formula="of:=[.D433]-[.B433]" office:value-type="float" office:value="0" calcext:value-type="float">
            <text:p>0</text:p>
          </table:table-cell>
          <table:table-cell/>
          <table:table-cell table:style-name="ce3" table:formula="of:=IF([.F433] &lt;&gt; 0; [.F433]-[.B433]; &quot;&quot;)">
            <text:p/>
          </table:table-cell>
          <table:table-cell office:value-type="string" calcext:value-type="string">
            <text:p>4, 25, 25, 25, 25, 25, 25, 25, 25, 25, 25, 25, 25, 1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7830" calcext:value-type="float">
            <text:p>47830</text:p>
          </table:table-cell>
          <table:table-cell table:formula="of:=[.B434]/[.A434]" office:value-type="float" office:value="111.232558139535" calcext:value-type="float">
            <text:p>111.232558139535</text:p>
          </table:table-cell>
          <table:table-cell table:formula="of:=FLOOR([.A434] / [.$D$2]) * [.$B$2]* [.$D$2] + MOD([.A434]; [.$D$2]) * [.$C$10] + MOD([.A434] - FLOOR([.A434] / [.$D$2]); 3) * 10/6" office:value-type="float" office:value="47830" calcext:value-type="float">
            <text:p>47830</text:p>
          </table:table-cell>
          <table:table-cell table:style-name="ce2" table:formula="of:=[.D434]-[.B434]" office:value-type="float" office:value="0" calcext:value-type="float">
            <text:p>0</text:p>
          </table:table-cell>
          <table:table-cell/>
          <table:table-cell table:style-name="ce3" table:formula="of:=IF([.F434] &lt;&gt; 0; [.F434]-[.B434]; &quot;&quot;)">
            <text:p/>
          </table:table-cell>
          <table:table-cell office:value-type="string" calcext:value-type="string">
            <text:p>4, 25, 25, 25, 25, 25, 25, 25, 25, 25, 25, 25, 25, 25, 25, 25, 25, 2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7940" calcext:value-type="float">
            <text:p>47940</text:p>
          </table:table-cell>
          <table:table-cell table:formula="of:=[.B435]/[.A435]" office:value-type="float" office:value="111.22969837587" calcext:value-type="float">
            <text:p>111.22969837587</text:p>
          </table:table-cell>
          <table:table-cell table:formula="of:=FLOOR([.A435] / [.$D$2]) * [.$B$2]* [.$D$2] + MOD([.A435]; [.$D$2]) * [.$C$10] + MOD([.A435] - FLOOR([.A435] / [.$D$2]); 3) * 10/6" office:value-type="float" office:value="47940" calcext:value-type="float">
            <text:p>47940</text:p>
          </table:table-cell>
          <table:table-cell table:style-name="ce2" table:formula="of:=[.D435]-[.B435]" office:value-type="float" office:value="0" calcext:value-type="float">
            <text:p>0</text:p>
          </table:table-cell>
          <table:table-cell/>
          <table:table-cell table:style-name="ce3" table:formula="of:=IF([.F435] &lt;&gt; 0; [.F435]-[.B435]; &quot;&quot;)">
            <text:p/>
          </table:table-cell>
          <table:table-cell office:value-type="string" calcext:value-type="string">
            <text:p>6, 25, 25, 25, 25, 25, 25, 25, 25, 25, 25, 25, 25, 1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8055" calcext:value-type="float">
            <text:p>48055</text:p>
          </table:table-cell>
          <table:table-cell table:formula="of:=[.B436]/[.A436]" office:value-type="float" office:value="111.238425925926" calcext:value-type="float">
            <text:p>111.238425925926</text:p>
          </table:table-cell>
          <table:table-cell table:formula="of:=FLOOR([.A436] / [.$D$2]) * [.$B$2]* [.$D$2] + MOD([.A436]; [.$D$2]) * [.$C$10] + MOD([.A436] - FLOOR([.A436] / [.$D$2]); 3) * 10/6" office:value-type="float" office:value="48055" calcext:value-type="float">
            <text:p>48055</text:p>
          </table:table-cell>
          <table:table-cell table:style-name="ce2" table:formula="of:=[.D436]-[.B436]" office:value-type="float" office:value="0" calcext:value-type="float">
            <text:p>0</text:p>
          </table:table-cell>
          <table:table-cell/>
          <table:table-cell table:style-name="ce3" table:formula="of:=IF([.F436] &lt;&gt; 0; [.F436]-[.B436]; &quot;&quot;)">
            <text:p/>
          </table:table-cell>
          <table:table-cell office:value-type="string" calcext:value-type="string">
            <text:p>4, 25, 25, 25, 25, 25, 25, 25, 25, 25, 25, 25, 25, 25, 25, 25, 25, 2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8170" calcext:value-type="float">
            <text:p>48170</text:p>
          </table:table-cell>
          <table:table-cell table:formula="of:=[.B437]/[.A437]" office:value-type="float" office:value="111.247113163972" calcext:value-type="float">
            <text:p>111.247113163972</text:p>
          </table:table-cell>
          <table:table-cell table:formula="of:=FLOOR([.A437] / [.$D$2]) * [.$B$2]* [.$D$2] + MOD([.A437]; [.$D$2]) * [.$C$10] + MOD([.A437] - FLOOR([.A437] / [.$D$2]); 3) * 10/6" office:value-type="float" office:value="48170" calcext:value-type="float">
            <text:p>48170</text:p>
          </table:table-cell>
          <table:table-cell table:style-name="ce2" table:formula="of:=[.D437]-[.B437]" office:value-type="float" office:value="0" calcext:value-type="float">
            <text:p>0</text:p>
          </table:table-cell>
          <table:table-cell/>
          <table:table-cell table:style-name="ce3" table:formula="of:=IF([.F437] &lt;&gt; 0; [.F437]-[.B437]; &quot;&quot;)">
            <text:p/>
          </table:table-cell>
          <table:table-cell office:value-type="string" calcext:value-type="string">
            <text:p>4, 4, 25, 25, 25, 25, 25, 25, 25, 25, 25, 25, 25, 25, 1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8280" calcext:value-type="float">
            <text:p>48280</text:p>
          </table:table-cell>
          <table:table-cell table:formula="of:=[.B438]/[.A438]" office:value-type="float" office:value="111.244239631336" calcext:value-type="float">
            <text:p>111.244239631336</text:p>
          </table:table-cell>
          <table:table-cell table:formula="of:=FLOOR([.A438] / [.$D$2]) * [.$B$2]* [.$D$2] + MOD([.A438]; [.$D$2]) * [.$C$10] + MOD([.A438] - FLOOR([.A438] / [.$D$2]); 3) * 10/6" office:value-type="float" office:value="48280" calcext:value-type="float">
            <text:p>48280</text:p>
          </table:table-cell>
          <table:table-cell table:style-name="ce2" table:formula="of:=[.D438]-[.B438]" office:value-type="float" office:value="0" calcext:value-type="float">
            <text:p>0</text:p>
          </table:table-cell>
          <table:table-cell/>
          <table:table-cell table:style-name="ce3" table:formula="of:=IF([.F438] &lt;&gt; 0; [.F438]-[.B438]; &quot;&quot;)">
            <text:p/>
          </table:table-cell>
          <table:table-cell office:value-type="string" calcext:value-type="string">
            <text:p>6, 25, 25, 25, 25, 25, 25, 25, 25, 25, 25, 25, 25, 25, 25, 25, 25, 2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8395" calcext:value-type="float">
            <text:p>48395</text:p>
          </table:table-cell>
          <table:table-cell table:formula="of:=[.B439]/[.A439]" office:value-type="float" office:value="111.252873563218" calcext:value-type="float">
            <text:p>111.252873563218</text:p>
          </table:table-cell>
          <table:table-cell table:formula="of:=FLOOR([.A439] / [.$D$2]) * [.$B$2]* [.$D$2] + MOD([.A439]; [.$D$2]) * [.$C$10] + MOD([.A439] - FLOOR([.A439] / [.$D$2]); 3) * 10/6" office:value-type="float" office:value="48395" calcext:value-type="float">
            <text:p>48395</text:p>
          </table:table-cell>
          <table:table-cell table:style-name="ce2" table:formula="of:=[.D439]-[.B439]" office:value-type="float" office:value="0" calcext:value-type="float">
            <text:p>0</text:p>
          </table:table-cell>
          <table:table-cell/>
          <table:table-cell table:style-name="ce3" table:formula="of:=IF([.F439] &lt;&gt; 0; [.F439]-[.B439]; &quot;&quot;)">
            <text:p/>
          </table:table-cell>
          <table:table-cell office:value-type="string" calcext:value-type="string">
            <text:p>4, 6, 25, 25, 25, 25, 25, 25, 25, 25, 25, 25, 25, 25, 1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8510" calcext:value-type="float">
            <text:p>48510</text:p>
          </table:table-cell>
          <table:table-cell table:formula="of:=[.B440]/[.A440]" office:value-type="float" office:value="111.261467889908" calcext:value-type="float">
            <text:p>111.261467889908</text:p>
          </table:table-cell>
          <table:table-cell table:formula="of:=FLOOR([.A440] / [.$D$2]) * [.$B$2]* [.$D$2] + MOD([.A440]; [.$D$2]) * [.$C$10] + MOD([.A440] - FLOOR([.A440] / [.$D$2]); 3) * 10/6" office:value-type="float" office:value="48510" calcext:value-type="float">
            <text:p>48510</text:p>
          </table:table-cell>
          <table:table-cell table:style-name="ce2" table:formula="of:=[.D440]-[.B440]" office:value-type="float" office:value="0" calcext:value-type="float">
            <text:p>0</text:p>
          </table:table-cell>
          <table:table-cell/>
          <table:table-cell table:style-name="ce3" table:formula="of:=IF([.F440] &lt;&gt; 0; [.F440]-[.B440]; &quot;&quot;)">
            <text:p/>
          </table:table-cell>
          <table:table-cell office:value-type="string" calcext:value-type="string">
            <text:p>4, 4, 25, 25, 25, 25, 25, 25, 25, 25, 25, 25, 25, 25, 25, 25, 25, 25, 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8620" calcext:value-type="float">
            <text:p>48620</text:p>
          </table:table-cell>
          <table:table-cell table:formula="of:=[.B441]/[.A441]" office:value-type="float" office:value="111.258581235698" calcext:value-type="float">
            <text:p>111.258581235698</text:p>
          </table:table-cell>
          <table:table-cell table:formula="of:=FLOOR([.A441] / [.$D$2]) * [.$B$2]* [.$D$2] + MOD([.A441]; [.$D$2]) * [.$C$10] + MOD([.A441] - FLOOR([.A441] / [.$D$2]); 3) * 10/6" office:value-type="float" office:value="48620" calcext:value-type="float">
            <text:p>48620</text:p>
          </table:table-cell>
          <table:table-cell table:style-name="ce2" table:formula="of:=[.D441]-[.B441]" office:value-type="float" office:value="0" calcext:value-type="float">
            <text:p>0</text:p>
          </table:table-cell>
          <table:table-cell/>
          <table:table-cell table:style-name="ce3" table:formula="of:=IF([.F441] &lt;&gt; 0; [.F441]-[.B441]; &quot;&quot;)">
            <text:p/>
          </table:table-cell>
          <table:table-cell office:value-type="string" calcext:value-type="string">
            <text:p>6, 6, 25, 25, 25, 25, 25, 25, 25, 25, 25, 25, 25, 25, 1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8735" calcext:value-type="float">
            <text:p>48735</text:p>
          </table:table-cell>
          <table:table-cell table:formula="of:=[.B442]/[.A442]" office:value-type="float" office:value="111.267123287671" calcext:value-type="float">
            <text:p>111.267123287671</text:p>
          </table:table-cell>
          <table:table-cell table:formula="of:=FLOOR([.A442] / [.$D$2]) * [.$B$2]* [.$D$2] + MOD([.A442]; [.$D$2]) * [.$C$10] + MOD([.A442] - FLOOR([.A442] / [.$D$2]); 3) * 10/6" office:value-type="float" office:value="48735" calcext:value-type="float">
            <text:p>48735</text:p>
          </table:table-cell>
          <table:table-cell table:style-name="ce2" table:formula="of:=[.D442]-[.B442]" office:value-type="float" office:value="0" calcext:value-type="float">
            <text:p>0</text:p>
          </table:table-cell>
          <table:table-cell/>
          <table:table-cell table:style-name="ce3" table:formula="of:=IF([.F442] &lt;&gt; 0; [.F442]-[.B442]; &quot;&quot;)">
            <text:p/>
          </table:table-cell>
          <table:table-cell office:value-type="string" calcext:value-type="string">
            <text:p>4, 6, 25, 25, 25, 25, 25, 25, 25, 25, 25, 25, 25, 25, 25, 25, 25, 25, 2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8850" calcext:value-type="float">
            <text:p>48850</text:p>
          </table:table-cell>
          <table:table-cell table:formula="of:=[.B443]/[.A443]" office:value-type="float" office:value="111.27562642369" calcext:value-type="float">
            <text:p>111.27562642369</text:p>
          </table:table-cell>
          <table:table-cell table:formula="of:=FLOOR([.A443] / [.$D$2]) * [.$B$2]* [.$D$2] + MOD([.A443]; [.$D$2]) * [.$C$10] + MOD([.A443] - FLOOR([.A443] / [.$D$2]); 3) * 10/6" office:value-type="float" office:value="48850" calcext:value-type="float">
            <text:p>48850</text:p>
          </table:table-cell>
          <table:table-cell table:style-name="ce2" table:formula="of:=[.D443]-[.B443]" office:value-type="float" office:value="0" calcext:value-type="float">
            <text:p>0</text:p>
          </table:table-cell>
          <table:table-cell/>
          <table:table-cell table:style-name="ce3" table:formula="of:=IF([.F443] &lt;&gt; 0; [.F443]-[.B443]; &quot;&quot;)">
            <text:p/>
          </table:table-cell>
          <table:table-cell office:value-type="string" calcext:value-type="string">
            <text:p>4, 4, 6, 25, 25, 25, 25, 25, 25, 25, 25, 25, 25, 25, 25, 1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8960" calcext:value-type="float">
            <text:p>48960</text:p>
          </table:table-cell>
          <table:table-cell table:formula="of:=[.B444]/[.A444]" office:value-type="float" office:value="111.272727272727" calcext:value-type="float">
            <text:p>111.272727272727</text:p>
          </table:table-cell>
          <table:table-cell table:formula="of:=FLOOR([.A444] / [.$D$2]) * [.$B$2]* [.$D$2] + MOD([.A444]; [.$D$2]) * [.$C$10] + MOD([.A444] - FLOOR([.A444] / [.$D$2]); 3) * 10/6" office:value-type="float" office:value="48960" calcext:value-type="float">
            <text:p>48960</text:p>
          </table:table-cell>
          <table:table-cell table:style-name="ce2" table:formula="of:=[.D444]-[.B444]" office:value-type="float" office:value="0" calcext:value-type="float">
            <text:p>0</text:p>
          </table:table-cell>
          <table:table-cell/>
          <table:table-cell table:style-name="ce3" table:formula="of:=IF([.F444] &lt;&gt; 0; [.F444]-[.B444]; &quot;&quot;)">
            <text:p/>
          </table:table-cell>
          <table:table-cell office:value-type="string" calcext:value-type="string">
            <text:p>6, 6, 25, 25, 25, 25, 25, 25, 25, 25, 25, 25, 25, 25, 25, 25, 25, 25, 2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9075" calcext:value-type="float">
            <text:p>49075</text:p>
          </table:table-cell>
          <table:table-cell table:formula="of:=[.B445]/[.A445]" office:value-type="float" office:value="111.281179138322" calcext:value-type="float">
            <text:p>111.281179138322</text:p>
          </table:table-cell>
          <table:table-cell table:formula="of:=FLOOR([.A445] / [.$D$2]) * [.$B$2]* [.$D$2] + MOD([.A445]; [.$D$2]) * [.$C$10] + MOD([.A445] - FLOOR([.A445] / [.$D$2]); 3) * 10/6" office:value-type="float" office:value="49075" calcext:value-type="float">
            <text:p>49075</text:p>
          </table:table-cell>
          <table:table-cell table:style-name="ce2" table:formula="of:=[.D445]-[.B445]" office:value-type="float" office:value="0" calcext:value-type="float">
            <text:p>0</text:p>
          </table:table-cell>
          <table:table-cell/>
          <table:table-cell table:style-name="ce3" table:formula="of:=IF([.F445] &lt;&gt; 0; [.F445]-[.B445]; &quot;&quot;)">
            <text:p/>
          </table:table-cell>
          <table:table-cell office:value-type="string" calcext:value-type="string">
            <text:p>4, 6, 6, 25, 25, 25, 25, 25, 25, 25, 25, 25, 25, 25, 25, 1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9190" calcext:value-type="float">
            <text:p>49190</text:p>
          </table:table-cell>
          <table:table-cell table:formula="of:=[.B446]/[.A446]" office:value-type="float" office:value="111.289592760181" calcext:value-type="float">
            <text:p>111.289592760181</text:p>
          </table:table-cell>
          <table:table-cell table:formula="of:=FLOOR([.A446] / [.$D$2]) * [.$B$2]* [.$D$2] + MOD([.A446]; [.$D$2]) * [.$C$10] + MOD([.A446] - FLOOR([.A446] / [.$D$2]); 3) * 10/6" office:value-type="float" office:value="49190" calcext:value-type="float">
            <text:p>49190</text:p>
          </table:table-cell>
          <table:table-cell table:style-name="ce2" table:formula="of:=[.D446]-[.B446]" office:value-type="float" office:value="0" calcext:value-type="float">
            <text:p>0</text:p>
          </table:table-cell>
          <table:table-cell/>
          <table:table-cell table:style-name="ce3" table:formula="of:=IF([.F446] &lt;&gt; 0; [.F446]-[.B446]; &quot;&quot;)">
            <text:p/>
          </table:table-cell>
          <table:table-cell office:value-type="string" calcext:value-type="string">
            <text:p>4, 4, 6, 25, 25, 25, 25, 25, 25, 25, 25, 25, 25, 25, 25, 25, 25, 25, 25, 2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300" calcext:value-type="float">
            <text:p>49300</text:p>
          </table:table-cell>
          <table:table-cell table:formula="of:=[.B447]/[.A447]" office:value-type="float" office:value="111.286681715576" calcext:value-type="float">
            <text:p>111.286681715576</text:p>
          </table:table-cell>
          <table:table-cell table:formula="of:=FLOOR([.A447] / [.$D$2]) * [.$B$2]* [.$D$2] + MOD([.A447]; [.$D$2]) * [.$C$10] + MOD([.A447] - FLOOR([.A447] / [.$D$2]); 3) * 10/6" office:value-type="float" office:value="49300" calcext:value-type="float">
            <text:p>49300</text:p>
          </table:table-cell>
          <table:table-cell table:style-name="ce2" table:formula="of:=[.D447]-[.B447]" office:value-type="float" office:value="0" calcext:value-type="float">
            <text:p>0</text:p>
          </table:table-cell>
          <table:table-cell/>
          <table:table-cell table:style-name="ce3" table:formula="of:=IF([.F447] &lt;&gt; 0; [.F447]-[.B447]; &quot;&quot;)">
            <text:p/>
          </table:table-cell>
          <table:table-cell office:value-type="string" calcext:value-type="string">
            <text:p>6, 6, 6, 25, 25, 25, 25, 25, 25, 25, 25, 25, 25, 25, 25, 1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9415" calcext:value-type="float">
            <text:p>49415</text:p>
          </table:table-cell>
          <table:table-cell table:formula="of:=[.B448]/[.A448]" office:value-type="float" office:value="111.295045045045" calcext:value-type="float">
            <text:p>111.295045045045</text:p>
          </table:table-cell>
          <table:table-cell table:formula="of:=FLOOR([.A448] / [.$D$2]) * [.$B$2]* [.$D$2] + MOD([.A448]; [.$D$2]) * [.$C$10] + MOD([.A448] - FLOOR([.A448] / [.$D$2]); 3) * 10/6" office:value-type="float" office:value="49415" calcext:value-type="float">
            <text:p>49415</text:p>
          </table:table-cell>
          <table:table-cell table:style-name="ce2" table:formula="of:=[.D448]-[.B448]" office:value-type="float" office:value="0" calcext:value-type="float">
            <text:p>0</text:p>
          </table:table-cell>
          <table:table-cell/>
          <table:table-cell table:style-name="ce3" table:formula="of:=IF([.F448] &lt;&gt; 0; [.F448]-[.B448]; &quot;&quot;)">
            <text:p/>
          </table:table-cell>
          <table:table-cell office:value-type="string" calcext:value-type="string">
            <text:p>4, 6, 6, 25, 25, 25, 25, 25, 25, 25, 25, 25, 25, 25, 25, 25, 25, 25, 25, 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9530" calcext:value-type="float">
            <text:p>49530</text:p>
          </table:table-cell>
          <table:table-cell table:formula="of:=[.B449]/[.A449]" office:value-type="float" office:value="111.303370786517" calcext:value-type="float">
            <text:p>111.303370786517</text:p>
          </table:table-cell>
          <table:table-cell table:formula="of:=FLOOR([.A449] / [.$D$2]) * [.$B$2]* [.$D$2] + MOD([.A449]; [.$D$2]) * [.$C$10] + MOD([.A449] - FLOOR([.A449] / [.$D$2]); 3) * 10/6" office:value-type="float" office:value="49530" calcext:value-type="float">
            <text:p>49530</text:p>
          </table:table-cell>
          <table:table-cell table:style-name="ce2" table:formula="of:=[.D449]-[.B449]" office:value-type="float" office:value="0" calcext:value-type="float">
            <text:p>0</text:p>
          </table:table-cell>
          <table:table-cell/>
          <table:table-cell table:style-name="ce3" table:formula="of:=IF([.F449] &lt;&gt; 0; [.F449]-[.B449]; &quot;&quot;)">
            <text:p/>
          </table:table-cell>
          <table:table-cell office:value-type="string" calcext:value-type="string">
            <text:p>4, 4, 6, 6, 25, 25, 25, 25, 25, 25, 25, 25, 25, 25, 25, 25, 1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9640" calcext:value-type="float">
            <text:p>49640</text:p>
          </table:table-cell>
          <table:table-cell table:formula="of:=[.B450]/[.A450]" office:value-type="float" office:value="111.300448430493" calcext:value-type="float">
            <text:p>111.300448430493</text:p>
          </table:table-cell>
          <table:table-cell table:formula="of:=FLOOR([.A450] / [.$D$2]) * [.$B$2]* [.$D$2] + MOD([.A450]; [.$D$2]) * [.$C$10] + MOD([.A450] - FLOOR([.A450] / [.$D$2]); 3) * 10/6" office:value-type="float" office:value="49640" calcext:value-type="float">
            <text:p>49640</text:p>
          </table:table-cell>
          <table:table-cell table:style-name="ce2" table:formula="of:=[.D450]-[.B450]" office:value-type="float" office:value="0" calcext:value-type="float">
            <text:p>0</text:p>
          </table:table-cell>
          <table:table-cell/>
          <table:table-cell table:style-name="ce3" table:formula="of:=IF([.F450] &lt;&gt; 0; [.F450]-[.B450]; &quot;&quot;)">
            <text:p/>
          </table:table-cell>
          <table:table-cell office:value-type="string" calcext:value-type="string">
            <text:p>6, 6, 6, 25, 25, 25, 25, 25, 25, 25, 25, 25, 25, 25, 25, 25, 25, 25, 25, 2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9755" calcext:value-type="float">
            <text:p>49755</text:p>
          </table:table-cell>
          <table:table-cell table:formula="of:=[.B451]/[.A451]" office:value-type="float" office:value="111.308724832215" calcext:value-type="float">
            <text:p>111.308724832215</text:p>
          </table:table-cell>
          <table:table-cell table:formula="of:=FLOOR([.A451] / [.$D$2]) * [.$B$2]* [.$D$2] + MOD([.A451]; [.$D$2]) * [.$C$10] + MOD([.A451] - FLOOR([.A451] / [.$D$2]); 3) * 10/6" office:value-type="float" office:value="49755" calcext:value-type="float">
            <text:p>49755</text:p>
          </table:table-cell>
          <table:table-cell table:style-name="ce2" table:formula="of:=[.D451]-[.B451]" office:value-type="float" office:value="0" calcext:value-type="float">
            <text:p>0</text:p>
          </table:table-cell>
          <table:table-cell/>
          <table:table-cell table:style-name="ce3" table:formula="of:=IF([.F451] &lt;&gt; 0; [.F451]-[.B451]; &quot;&quot;)">
            <text:p/>
          </table:table-cell>
          <table:table-cell office:value-type="string" calcext:value-type="string">
            <text:p>4, 6, 6, 6, 25, 25, 25, 25, 25, 25, 25, 25, 25, 25, 25, 25, 1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9870" calcext:value-type="float">
            <text:p>49870</text:p>
          </table:table-cell>
          <table:table-cell table:formula="of:=[.B452]/[.A452]" office:value-type="float" office:value="111.316964285714" calcext:value-type="float">
            <text:p>111.316964285714</text:p>
          </table:table-cell>
          <table:table-cell table:formula="of:=FLOOR([.A452] / [.$D$2]) * [.$B$2]* [.$D$2] + MOD([.A452]; [.$D$2]) * [.$C$10] + MOD([.A452] - FLOOR([.A452] / [.$D$2]); 3) * 10/6" office:value-type="float" office:value="49870" calcext:value-type="float">
            <text:p>49870</text:p>
          </table:table-cell>
          <table:table-cell table:style-name="ce2" table:formula="of:=[.D452]-[.B452]" office:value-type="float" office:value="0" calcext:value-type="float">
            <text:p>0</text:p>
          </table:table-cell>
          <table:table-cell/>
          <table:table-cell table:style-name="ce3" table:formula="of:=IF([.F452] &lt;&gt; 0; [.F452]-[.B452]; &quot;&quot;)">
            <text:p/>
          </table:table-cell>
          <table:table-cell office:value-type="string" calcext:value-type="string">
            <text:p>4, 4, 6, 6, 25, 25, 25, 25, 25, 25, 25, 25, 25, 25, 25, 25, 25, 25, 25, 25, 2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9980" calcext:value-type="float">
            <text:p>49980</text:p>
          </table:table-cell>
          <table:table-cell table:formula="of:=[.B453]/[.A453]" office:value-type="float" office:value="111.314031180401" calcext:value-type="float">
            <text:p>111.314031180401</text:p>
          </table:table-cell>
          <table:table-cell table:formula="of:=FLOOR([.A453] / [.$D$2]) * [.$B$2]* [.$D$2] + MOD([.A453]; [.$D$2]) * [.$C$10] + MOD([.A453] - FLOOR([.A453] / [.$D$2]); 3) * 10/6" office:value-type="float" office:value="49980" calcext:value-type="float">
            <text:p>49980</text:p>
          </table:table-cell>
          <table:table-cell table:style-name="ce2" table:formula="of:=[.D453]-[.B453]" office:value-type="float" office:value="0" calcext:value-type="float">
            <text:p>0</text:p>
          </table:table-cell>
          <table:table-cell/>
          <table:table-cell table:style-name="ce3" table:formula="of:=IF([.F453] &lt;&gt; 0; [.F453]-[.B453]; &quot;&quot;)">
            <text:p/>
          </table:table-cell>
          <table:table-cell office:value-type="string" calcext:value-type="string">
            <text:p>6, 6, 6, 6, 25, 25, 25, 25, 25, 25, 25, 25, 25, 25, 25, 25, 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040" calcext:value-type="float">
            <text:p>50040</text:p>
          </table:table-cell>
          <table:table-cell table:formula="of:=[.B454]/[.A454]" office:value-type="float" office:value="111.2" calcext:value-type="float">
            <text:p>111.2</text:p>
          </table:table-cell>
          <table:table-cell table:formula="of:=FLOOR([.A454] / [.$D$2]) * [.$B$2]* [.$D$2] + MOD([.A454]; [.$D$2]) * [.$C$10] + MOD([.A454] - FLOOR([.A454] / [.$D$2]); 3) * 10/6" office:value-type="float" office:value="50040" calcext:value-type="float">
            <text:p>50040</text:p>
          </table:table-cell>
          <table:table-cell table:style-name="ce2" table:formula="of:=[.D454]-[.B454]" office:value-type="float" office:value="0" calcext:value-type="float">
            <text:p>0</text:p>
          </table:table-cell>
          <table:table-cell/>
          <table:table-cell table:style-name="ce3" table:formula="of:=IF([.F454] &lt;&gt; 0; [.F454]-[.B454]; &quot;&quot;)">
            <text:p/>
          </table:table-cell>
          <table:table-cell office:value-type="string" calcext:value-type="string">
            <text:p>25, 25, 25, 25, 25, 25, 25, 25, 25, 25, 25, 25, 25, 1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0155" calcext:value-type="float">
            <text:p>50155</text:p>
          </table:table-cell>
          <table:table-cell table:formula="of:=[.B455]/[.A455]" office:value-type="float" office:value="111.208425720621" calcext:value-type="float">
            <text:p>111.208425720621</text:p>
          </table:table-cell>
          <table:table-cell table:formula="of:=FLOOR([.A455] / [.$D$2]) * [.$B$2]* [.$D$2] + MOD([.A455]; [.$D$2]) * [.$C$10] + MOD([.A455] - FLOOR([.A455] / [.$D$2]); 3) * 10/6" office:value-type="float" office:value="50155" calcext:value-type="float">
            <text:p>50155</text:p>
          </table:table-cell>
          <table:table-cell table:style-name="ce2" table:formula="of:=[.D455]-[.B455]" office:value-type="float" office:value="0" calcext:value-type="float">
            <text:p>0</text:p>
          </table:table-cell>
          <table:table-cell/>
          <table:table-cell table:style-name="ce3" table:formula="of:=IF([.F455] &lt;&gt; 0; [.F455]-[.B455]; &quot;&quot;)">
            <text:p/>
          </table:table-cell>
          <table:table-cell office:value-type="string" calcext:value-type="string">
            <text:p>25, 25, 25, 25, 25, 25, 25, 25, 25, 25, 25, 25, 25, 25, 25, 25, 25, 2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0270" calcext:value-type="float">
            <text:p>50270</text:p>
          </table:table-cell>
          <table:table-cell table:formula="of:=[.B456]/[.A456]" office:value-type="float" office:value="111.216814159292" calcext:value-type="float">
            <text:p>111.216814159292</text:p>
          </table:table-cell>
          <table:table-cell table:formula="of:=FLOOR([.A456] / [.$D$2]) * [.$B$2]* [.$D$2] + MOD([.A456]; [.$D$2]) * [.$C$10] + MOD([.A456] - FLOOR([.A456] / [.$D$2]); 3) * 10/6" office:value-type="float" office:value="50270" calcext:value-type="float">
            <text:p>50270</text:p>
          </table:table-cell>
          <table:table-cell table:style-name="ce2" table:formula="of:=[.D456]-[.B456]" office:value-type="float" office:value="0" calcext:value-type="float">
            <text:p>0</text:p>
          </table:table-cell>
          <table:table-cell/>
          <table:table-cell table:style-name="ce3" table:formula="of:=IF([.F456] &lt;&gt; 0; [.F456]-[.B456]; &quot;&quot;)">
            <text:p/>
          </table:table-cell>
          <table:table-cell office:value-type="string" calcext:value-type="string">
            <text:p>25, 25, 25, 25, 25, 25, 25, 25, 25, 25, 25, 25, 25, 25, 25, 25, 25, 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0380" calcext:value-type="float">
            <text:p>50380</text:p>
          </table:table-cell>
          <table:table-cell table:formula="of:=[.B457]/[.A457]" office:value-type="float" office:value="111.21412803532" calcext:value-type="float">
            <text:p>111.21412803532</text:p>
          </table:table-cell>
          <table:table-cell table:formula="of:=FLOOR([.A457] / [.$D$2]) * [.$B$2]* [.$D$2] + MOD([.A457]; [.$D$2]) * [.$C$10] + MOD([.A457] - FLOOR([.A457] / [.$D$2]); 3) * 10/6" office:value-type="float" office:value="50380" calcext:value-type="float">
            <text:p>50380</text:p>
          </table:table-cell>
          <table:table-cell table:style-name="ce2" table:formula="of:=[.D457]-[.B457]" office:value-type="float" office:value="0" calcext:value-type="float">
            <text:p>0</text:p>
          </table:table-cell>
          <table:table-cell/>
          <table:table-cell table:style-name="ce3" table:formula="of:=IF([.F457] &lt;&gt; 0; [.F457]-[.B457]; &quot;&quot;)">
            <text:p/>
          </table:table-cell>
          <table:table-cell office:value-type="string" calcext:value-type="string">
            <text:p>25, 25, 25, 25, 25, 25, 25, 25, 25, 25, 25, 25, 25, 25, 25, 25, 25, 2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0495" calcext:value-type="float">
            <text:p>50495</text:p>
          </table:table-cell>
          <table:table-cell table:formula="of:=[.B458]/[.A458]" office:value-type="float" office:value="111.222466960352" calcext:value-type="float">
            <text:p>111.222466960352</text:p>
          </table:table-cell>
          <table:table-cell table:formula="of:=FLOOR([.A458] / [.$D$2]) * [.$B$2]* [.$D$2] + MOD([.A458]; [.$D$2]) * [.$C$10] + MOD([.A458] - FLOOR([.A458] / [.$D$2]); 3) * 10/6" office:value-type="float" office:value="50495" calcext:value-type="float">
            <text:p>50495</text:p>
          </table:table-cell>
          <table:table-cell table:style-name="ce2" table:formula="of:=[.D458]-[.B458]" office:value-type="float" office:value="0" calcext:value-type="float">
            <text:p>0</text:p>
          </table:table-cell>
          <table:table-cell/>
          <table:table-cell table:style-name="ce3" table:formula="of:=IF([.F458] &lt;&gt; 0; [.F458]-[.B458]; &quot;&quot;)">
            <text:p/>
          </table:table-cell>
          <table:table-cell office:value-type="string" calcext:value-type="string">
            <text:p>4, 25, 25, 25, 25, 25, 25, 25, 25, 25, 25, 25, 25, 25, 1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0610" calcext:value-type="float">
            <text:p>50610</text:p>
          </table:table-cell>
          <table:table-cell table:formula="of:=[.B459]/[.A459]" office:value-type="float" office:value="111.230769230769" calcext:value-type="float">
            <text:p>111.230769230769</text:p>
          </table:table-cell>
          <table:table-cell table:formula="of:=FLOOR([.A459] / [.$D$2]) * [.$B$2]* [.$D$2] + MOD([.A459]; [.$D$2]) * [.$C$10] + MOD([.A459] - FLOOR([.A459] / [.$D$2]); 3) * 10/6" office:value-type="float" office:value="50610" calcext:value-type="float">
            <text:p>50610</text:p>
          </table:table-cell>
          <table:table-cell table:style-name="ce2" table:formula="of:=[.D459]-[.B459]" office:value-type="float" office:value="0" calcext:value-type="float">
            <text:p>0</text:p>
          </table:table-cell>
          <table:table-cell/>
          <table:table-cell table:style-name="ce3" table:formula="of:=IF([.F459] &lt;&gt; 0; [.F459]-[.B459]; &quot;&quot;)">
            <text:p/>
          </table:table-cell>
          <table:table-cell office:value-type="string" calcext:value-type="string">
            <text:p>4, 25, 25, 25, 25, 25, 25, 25, 25, 25, 25, 25, 25, 25, 25, 25, 25, 25, 2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0720" calcext:value-type="float">
            <text:p>50720</text:p>
          </table:table-cell>
          <table:table-cell table:formula="of:=[.B460]/[.A460]" office:value-type="float" office:value="111.228070175439" calcext:value-type="float">
            <text:p>111.228070175439</text:p>
          </table:table-cell>
          <table:table-cell table:formula="of:=FLOOR([.A460] / [.$D$2]) * [.$B$2]* [.$D$2] + MOD([.A460]; [.$D$2]) * [.$C$10] + MOD([.A460] - FLOOR([.A460] / [.$D$2]); 3) * 10/6" office:value-type="float" office:value="50720" calcext:value-type="float">
            <text:p>50720</text:p>
          </table:table-cell>
          <table:table-cell table:style-name="ce2" table:formula="of:=[.D460]-[.B460]" office:value-type="float" office:value="0" calcext:value-type="float">
            <text:p>0</text:p>
          </table:table-cell>
          <table:table-cell/>
          <table:table-cell table:style-name="ce3" table:formula="of:=IF([.F460] &lt;&gt; 0; [.F460]-[.B460]; &quot;&quot;)">
            <text:p/>
          </table:table-cell>
          <table:table-cell office:value-type="string" calcext:value-type="string">
            <text:p>6, 25, 25, 25, 25, 25, 25, 25, 25, 25, 25, 25, 25, 25, 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0835" calcext:value-type="float">
            <text:p>50835</text:p>
          </table:table-cell>
          <table:table-cell table:formula="of:=[.B461]/[.A461]" office:value-type="float" office:value="111.236323851204" calcext:value-type="float">
            <text:p>111.236323851204</text:p>
          </table:table-cell>
          <table:table-cell table:formula="of:=FLOOR([.A461] / [.$D$2]) * [.$B$2]* [.$D$2] + MOD([.A461]; [.$D$2]) * [.$C$10] + MOD([.A461] - FLOOR([.A461] / [.$D$2]); 3) * 10/6" office:value-type="float" office:value="50835" calcext:value-type="float">
            <text:p>50835</text:p>
          </table:table-cell>
          <table:table-cell table:style-name="ce2" table:formula="of:=[.D461]-[.B461]" office:value-type="float" office:value="0" calcext:value-type="float">
            <text:p>0</text:p>
          </table:table-cell>
          <table:table-cell/>
          <table:table-cell table:style-name="ce3" table:formula="of:=IF([.F461] &lt;&gt; 0; [.F461]-[.B461]; &quot;&quot;)">
            <text:p/>
          </table:table-cell>
          <table:table-cell office:value-type="string" calcext:value-type="string">
            <text:p>4, 25, 25, 25, 25, 25, 25, 25, 25, 25, 25, 25, 25, 25, 25, 25, 25, 25, 2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0950" calcext:value-type="float">
            <text:p>50950</text:p>
          </table:table-cell>
          <table:table-cell table:formula="of:=[.B462]/[.A462]" office:value-type="float" office:value="111.244541484716" calcext:value-type="float">
            <text:p>111.244541484716</text:p>
          </table:table-cell>
          <table:table-cell table:formula="of:=FLOOR([.A462] / [.$D$2]) * [.$B$2]* [.$D$2] + MOD([.A462]; [.$D$2]) * [.$C$10] + MOD([.A462] - FLOOR([.A462] / [.$D$2]); 3) * 10/6" office:value-type="float" office:value="50950" calcext:value-type="float">
            <text:p>50950</text:p>
          </table:table-cell>
          <table:table-cell table:style-name="ce2" table:formula="of:=[.D462]-[.B462]" office:value-type="float" office:value="0" calcext:value-type="float">
            <text:p>0</text:p>
          </table:table-cell>
          <table:table-cell/>
          <table:table-cell table:style-name="ce3" table:formula="of:=IF([.F462] &lt;&gt; 0; [.F462]-[.B462]; &quot;&quot;)">
            <text:p/>
          </table:table-cell>
          <table:table-cell office:value-type="string" calcext:value-type="string">
            <text:p>4, 4, 25, 25, 25, 25, 25, 25, 25, 25, 25, 25, 25, 25, 25, 1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1060" calcext:value-type="float">
            <text:p>51060</text:p>
          </table:table-cell>
          <table:table-cell table:formula="of:=[.B463]/[.A463]" office:value-type="float" office:value="111.241830065359" calcext:value-type="float">
            <text:p>111.241830065359</text:p>
          </table:table-cell>
          <table:table-cell table:formula="of:=FLOOR([.A463] / [.$D$2]) * [.$B$2]* [.$D$2] + MOD([.A463]; [.$D$2]) * [.$C$10] + MOD([.A463] - FLOOR([.A463] / [.$D$2]); 3) * 10/6" office:value-type="float" office:value="51060" calcext:value-type="float">
            <text:p>51060</text:p>
          </table:table-cell>
          <table:table-cell table:style-name="ce2" table:formula="of:=[.D463]-[.B463]" office:value-type="float" office:value="0" calcext:value-type="float">
            <text:p>0</text:p>
          </table:table-cell>
          <table:table-cell/>
          <table:table-cell table:style-name="ce3" table:formula="of:=IF([.F463] &lt;&gt; 0; [.F463]-[.B463]; &quot;&quot;)">
            <text:p/>
          </table:table-cell>
          <table:table-cell office:value-type="string" calcext:value-type="string">
            <text:p>6, 25, 25, 25, 25, 25, 25, 25, 25, 25, 25, 25, 25, 25, 25, 25, 25, 25, 2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1175" calcext:value-type="float">
            <text:p>51175</text:p>
          </table:table-cell>
          <table:table-cell table:formula="of:=[.B464]/[.A464]" office:value-type="float" office:value="111.25" calcext:value-type="float">
            <text:p>111.25</text:p>
          </table:table-cell>
          <table:table-cell table:formula="of:=FLOOR([.A464] / [.$D$2]) * [.$B$2]* [.$D$2] + MOD([.A464]; [.$D$2]) * [.$C$10] + MOD([.A464] - FLOOR([.A464] / [.$D$2]); 3) * 10/6" office:value-type="float" office:value="51175" calcext:value-type="float">
            <text:p>51175</text:p>
          </table:table-cell>
          <table:table-cell table:style-name="ce2" table:formula="of:=[.D464]-[.B464]" office:value-type="float" office:value="0" calcext:value-type="float">
            <text:p>0</text:p>
          </table:table-cell>
          <table:table-cell/>
          <table:table-cell table:style-name="ce3" table:formula="of:=IF([.F464] &lt;&gt; 0; [.F464]-[.B464]; &quot;&quot;)">
            <text:p/>
          </table:table-cell>
          <table:table-cell office:value-type="string" calcext:value-type="string">
            <text:p>4, 6, 25, 25, 25, 25, 25, 25, 25, 25, 25, 25, 25, 25, 25, 1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1290" calcext:value-type="float">
            <text:p>51290</text:p>
          </table:table-cell>
          <table:table-cell table:formula="of:=[.B465]/[.A465]" office:value-type="float" office:value="111.258134490239" calcext:value-type="float">
            <text:p>111.258134490239</text:p>
          </table:table-cell>
          <table:table-cell table:formula="of:=FLOOR([.A465] / [.$D$2]) * [.$B$2]* [.$D$2] + MOD([.A465]; [.$D$2]) * [.$C$10] + MOD([.A465] - FLOOR([.A465] / [.$D$2]); 3) * 10/6" office:value-type="float" office:value="51290" calcext:value-type="float">
            <text:p>51290</text:p>
          </table:table-cell>
          <table:table-cell table:style-name="ce2" table:formula="of:=[.D465]-[.B465]" office:value-type="float" office:value="0" calcext:value-type="float">
            <text:p>0</text:p>
          </table:table-cell>
          <table:table-cell/>
          <table:table-cell table:style-name="ce3" table:formula="of:=IF([.F465] &lt;&gt; 0; [.F465]-[.B465]; &quot;&quot;)">
            <text:p/>
          </table:table-cell>
          <table:table-cell office:value-type="string" calcext:value-type="string">
            <text:p>4, 4, 25, 25, 25, 25, 25, 25, 25, 25, 25, 25, 25, 25, 25, 25, 25, 25, 25, 2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1400" calcext:value-type="float">
            <text:p>51400</text:p>
          </table:table-cell>
          <table:table-cell table:formula="of:=[.B466]/[.A466]" office:value-type="float" office:value="111.255411255411" calcext:value-type="float">
            <text:p>111.255411255411</text:p>
          </table:table-cell>
          <table:table-cell table:formula="of:=FLOOR([.A466] / [.$D$2]) * [.$B$2]* [.$D$2] + MOD([.A466]; [.$D$2]) * [.$C$10] + MOD([.A466] - FLOOR([.A466] / [.$D$2]); 3) * 10/6" office:value-type="float" office:value="51400" calcext:value-type="float">
            <text:p>51400</text:p>
          </table:table-cell>
          <table:table-cell table:style-name="ce2" table:formula="of:=[.D466]-[.B466]" office:value-type="float" office:value="0" calcext:value-type="float">
            <text:p>0</text:p>
          </table:table-cell>
          <table:table-cell/>
          <table:table-cell table:style-name="ce3" table:formula="of:=IF([.F466] &lt;&gt; 0; [.F466]-[.B466]; &quot;&quot;)">
            <text:p/>
          </table:table-cell>
          <table:table-cell office:value-type="string" calcext:value-type="string">
            <text:p>6, 6, 25, 25, 25, 25, 25, 25, 25, 25, 25, 25, 25, 25, 25, 1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1515" calcext:value-type="float">
            <text:p>51515</text:p>
          </table:table-cell>
          <table:table-cell table:formula="of:=[.B467]/[.A467]" office:value-type="float" office:value="111.263498920086" calcext:value-type="float">
            <text:p>111.263498920086</text:p>
          </table:table-cell>
          <table:table-cell table:formula="of:=FLOOR([.A467] / [.$D$2]) * [.$B$2]* [.$D$2] + MOD([.A467]; [.$D$2]) * [.$C$10] + MOD([.A467] - FLOOR([.A467] / [.$D$2]); 3) * 10/6" office:value-type="float" office:value="51515" calcext:value-type="float">
            <text:p>51515</text:p>
          </table:table-cell>
          <table:table-cell table:style-name="ce2" table:formula="of:=[.D467]-[.B467]" office:value-type="float" office:value="0" calcext:value-type="float">
            <text:p>0</text:p>
          </table:table-cell>
          <table:table-cell/>
          <table:table-cell table:style-name="ce3" table:formula="of:=IF([.F467] &lt;&gt; 0; [.F467]-[.B467]; &quot;&quot;)">
            <text:p/>
          </table:table-cell>
          <table:table-cell office:value-type="string" calcext:value-type="string">
            <text:p>4, 6, 25, 25, 25, 25, 25, 25, 25, 25, 25, 25, 25, 25, 25, 25, 25, 25, 25, 2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1630" calcext:value-type="float">
            <text:p>51630</text:p>
          </table:table-cell>
          <table:table-cell table:formula="of:=[.B468]/[.A468]" office:value-type="float" office:value="111.271551724138" calcext:value-type="float">
            <text:p>111.271551724138</text:p>
          </table:table-cell>
          <table:table-cell table:formula="of:=FLOOR([.A468] / [.$D$2]) * [.$B$2]* [.$D$2] + MOD([.A468]; [.$D$2]) * [.$C$10] + MOD([.A468] - FLOOR([.A468] / [.$D$2]); 3) * 10/6" office:value-type="float" office:value="51630" calcext:value-type="float">
            <text:p>51630</text:p>
          </table:table-cell>
          <table:table-cell table:style-name="ce2" table:formula="of:=[.D468]-[.B468]" office:value-type="float" office:value="0" calcext:value-type="float">
            <text:p>0</text:p>
          </table:table-cell>
          <table:table-cell/>
          <table:table-cell table:style-name="ce3" table:formula="of:=IF([.F468] &lt;&gt; 0; [.F468]-[.B468]; &quot;&quot;)">
            <text:p/>
          </table:table-cell>
          <table:table-cell office:value-type="string" calcext:value-type="string">
            <text:p>4, 4, 6, 25, 25, 25, 25, 25, 25, 25, 25, 25, 25, 25, 25, 25, 1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1740" calcext:value-type="float">
            <text:p>51740</text:p>
          </table:table-cell>
          <table:table-cell table:formula="of:=[.B469]/[.A469]" office:value-type="float" office:value="111.268817204301" calcext:value-type="float">
            <text:p>111.268817204301</text:p>
          </table:table-cell>
          <table:table-cell table:formula="of:=FLOOR([.A469] / [.$D$2]) * [.$B$2]* [.$D$2] + MOD([.A469]; [.$D$2]) * [.$C$10] + MOD([.A469] - FLOOR([.A469] / [.$D$2]); 3) * 10/6" office:value-type="float" office:value="51740" calcext:value-type="float">
            <text:p>51740</text:p>
          </table:table-cell>
          <table:table-cell table:style-name="ce2" table:formula="of:=[.D469]-[.B469]" office:value-type="float" office:value="0" calcext:value-type="float">
            <text:p>0</text:p>
          </table:table-cell>
          <table:table-cell/>
          <table:table-cell table:style-name="ce3" table:formula="of:=IF([.F469] &lt;&gt; 0; [.F469]-[.B469]; &quot;&quot;)">
            <text:p/>
          </table:table-cell>
          <table:table-cell office:value-type="string" calcext:value-type="string">
            <text:p>6, 6, 25, 25, 25, 25, 25, 25, 25, 25, 25, 25, 25, 25, 25, 25, 25, 25, 25, 2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1855" calcext:value-type="float">
            <text:p>51855</text:p>
          </table:table-cell>
          <table:table-cell table:formula="of:=[.B470]/[.A470]" office:value-type="float" office:value="111.276824034335" calcext:value-type="float">
            <text:p>111.276824034335</text:p>
          </table:table-cell>
          <table:table-cell table:formula="of:=FLOOR([.A470] / [.$D$2]) * [.$B$2]* [.$D$2] + MOD([.A470]; [.$D$2]) * [.$C$10] + MOD([.A470] - FLOOR([.A470] / [.$D$2]); 3) * 10/6" office:value-type="float" office:value="51855" calcext:value-type="float">
            <text:p>51855</text:p>
          </table:table-cell>
          <table:table-cell table:style-name="ce2" table:formula="of:=[.D470]-[.B470]" office:value-type="float" office:value="0" calcext:value-type="float">
            <text:p>0</text:p>
          </table:table-cell>
          <table:table-cell/>
          <table:table-cell table:style-name="ce3" table:formula="of:=IF([.F470] &lt;&gt; 0; [.F470]-[.B470]; &quot;&quot;)">
            <text:p/>
          </table:table-cell>
          <table:table-cell office:value-type="string" calcext:value-type="string">
            <text:p>4, 6, 6, 25, 25, 25, 25, 25, 25, 25, 25, 25, 25, 25, 25, 25, 1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1970" calcext:value-type="float">
            <text:p>51970</text:p>
          </table:table-cell>
          <table:table-cell table:formula="of:=[.B471]/[.A471]" office:value-type="float" office:value="111.284796573876" calcext:value-type="float">
            <text:p>111.284796573876</text:p>
          </table:table-cell>
          <table:table-cell table:formula="of:=FLOOR([.A471] / [.$D$2]) * [.$B$2]* [.$D$2] + MOD([.A471]; [.$D$2]) * [.$C$10] + MOD([.A471] - FLOOR([.A471] / [.$D$2]); 3) * 10/6" office:value-type="float" office:value="51970" calcext:value-type="float">
            <text:p>51970</text:p>
          </table:table-cell>
          <table:table-cell table:style-name="ce2" table:formula="of:=[.D471]-[.B471]" office:value-type="float" office:value="0" calcext:value-type="float">
            <text:p>0</text:p>
          </table:table-cell>
          <table:table-cell/>
          <table:table-cell table:style-name="ce3" table:formula="of:=IF([.F471] &lt;&gt; 0; [.F471]-[.B471]; &quot;&quot;)">
            <text:p/>
          </table:table-cell>
          <table:table-cell office:value-type="string" calcext:value-type="string">
            <text:p>4, 4, 6, 25, 25, 25, 25, 25, 25, 25, 25, 25, 25, 25, 25, 25, 25, 25, 25, 25, 2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2080" calcext:value-type="float">
            <text:p>52080</text:p>
          </table:table-cell>
          <table:table-cell table:formula="of:=[.B472]/[.A472]" office:value-type="float" office:value="111.282051282051" calcext:value-type="float">
            <text:p>111.282051282051</text:p>
          </table:table-cell>
          <table:table-cell table:formula="of:=FLOOR([.A472] / [.$D$2]) * [.$B$2]* [.$D$2] + MOD([.A472]; [.$D$2]) * [.$C$10] + MOD([.A472] - FLOOR([.A472] / [.$D$2]); 3) * 10/6" office:value-type="float" office:value="52080" calcext:value-type="float">
            <text:p>52080</text:p>
          </table:table-cell>
          <table:table-cell table:style-name="ce2" table:formula="of:=[.D472]-[.B472]" office:value-type="float" office:value="0" calcext:value-type="float">
            <text:p>0</text:p>
          </table:table-cell>
          <table:table-cell/>
          <table:table-cell table:style-name="ce3" table:formula="of:=IF([.F472] &lt;&gt; 0; [.F472]-[.B472]; &quot;&quot;)">
            <text:p/>
          </table:table-cell>
          <table:table-cell office:value-type="string" calcext:value-type="string">
            <text:p>6, 6, 6, 25, 25, 25, 25, 25, 25, 25, 25, 25, 25, 25, 25, 25, 12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2195" calcext:value-type="float">
            <text:p>52195</text:p>
          </table:table-cell>
          <table:table-cell table:formula="of:=[.B473]/[.A473]" office:value-type="float" office:value="111.289978678038" calcext:value-type="float">
            <text:p>111.289978678038</text:p>
          </table:table-cell>
          <table:table-cell table:formula="of:=FLOOR([.A473] / [.$D$2]) * [.$B$2]* [.$D$2] + MOD([.A473]; [.$D$2]) * [.$C$10] + MOD([.A473] - FLOOR([.A473] / [.$D$2]); 3) * 10/6" office:value-type="float" office:value="52195" calcext:value-type="float">
            <text:p>52195</text:p>
          </table:table-cell>
          <table:table-cell table:style-name="ce2" table:formula="of:=[.D473]-[.B473]" office:value-type="float" office:value="0" calcext:value-type="float">
            <text:p>0</text:p>
          </table:table-cell>
          <table:table-cell/>
          <table:table-cell table:style-name="ce3" table:formula="of:=IF([.F473] &lt;&gt; 0; [.F473]-[.B473]; &quot;&quot;)">
            <text:p/>
          </table:table-cell>
          <table:table-cell office:value-type="string" calcext:value-type="string">
            <text:p>4, 6, 6, 25, 25, 25, 25, 25, 25, 25, 25, 25, 25, 25, 25, 25, 25, 25, 25, 25, 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2310" calcext:value-type="float">
            <text:p>52310</text:p>
          </table:table-cell>
          <table:table-cell table:formula="of:=[.B474]/[.A474]" office:value-type="float" office:value="111.297872340426" calcext:value-type="float">
            <text:p>111.297872340426</text:p>
          </table:table-cell>
          <table:table-cell table:formula="of:=FLOOR([.A474] / [.$D$2]) * [.$B$2]* [.$D$2] + MOD([.A474]; [.$D$2]) * [.$C$10] + MOD([.A474] - FLOOR([.A474] / [.$D$2]); 3) * 10/6" office:value-type="float" office:value="52310" calcext:value-type="float">
            <text:p>52310</text:p>
          </table:table-cell>
          <table:table-cell table:style-name="ce2" table:formula="of:=[.D474]-[.B474]" office:value-type="float" office:value="0" calcext:value-type="float">
            <text:p>0</text:p>
          </table:table-cell>
          <table:table-cell/>
          <table:table-cell table:style-name="ce3" table:formula="of:=IF([.F474] &lt;&gt; 0; [.F474]-[.B474]; &quot;&quot;)">
            <text:p/>
          </table:table-cell>
          <table:table-cell office:value-type="string" calcext:value-type="string">
            <text:p>4, 4, 6, 6, 25, 25, 25, 25, 25, 25, 25, 25, 25, 25, 25, 25, 25, 1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2420" calcext:value-type="float">
            <text:p>52420</text:p>
          </table:table-cell>
          <table:table-cell table:formula="of:=[.B475]/[.A475]" office:value-type="float" office:value="111.295116772824" calcext:value-type="float">
            <text:p>111.295116772824</text:p>
          </table:table-cell>
          <table:table-cell table:formula="of:=FLOOR([.A475] / [.$D$2]) * [.$B$2]* [.$D$2] + MOD([.A475]; [.$D$2]) * [.$C$10] + MOD([.A475] - FLOOR([.A475] / [.$D$2]); 3) * 10/6" office:value-type="float" office:value="52420" calcext:value-type="float">
            <text:p>52420</text:p>
          </table:table-cell>
          <table:table-cell table:style-name="ce2" table:formula="of:=[.D475]-[.B475]" office:value-type="float" office:value="0" calcext:value-type="float">
            <text:p>0</text:p>
          </table:table-cell>
          <table:table-cell/>
          <table:table-cell table:style-name="ce3" table:formula="of:=IF([.F475] &lt;&gt; 0; [.F475]-[.B475]; &quot;&quot;)">
            <text:p/>
          </table:table-cell>
          <table:table-cell office:value-type="string" calcext:value-type="string">
            <text:p>6, 6, 6, 25, 25, 25, 25, 25, 25, 25, 25, 25, 25, 25, 25, 25, 25, 25, 25, 25, 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2535" calcext:value-type="float">
            <text:p>52535</text:p>
          </table:table-cell>
          <table:table-cell table:formula="of:=[.B476]/[.A476]" office:value-type="float" office:value="111.302966101695" calcext:value-type="float">
            <text:p>111.302966101695</text:p>
          </table:table-cell>
          <table:table-cell table:formula="of:=FLOOR([.A476] / [.$D$2]) * [.$B$2]* [.$D$2] + MOD([.A476]; [.$D$2]) * [.$C$10] + MOD([.A476] - FLOOR([.A476] / [.$D$2]); 3) * 10/6" office:value-type="float" office:value="52535" calcext:value-type="float">
            <text:p>52535</text:p>
          </table:table-cell>
          <table:table-cell table:style-name="ce2" table:formula="of:=[.D476]-[.B476]" office:value-type="float" office:value="0" calcext:value-type="float">
            <text:p>0</text:p>
          </table:table-cell>
          <table:table-cell/>
          <table:table-cell table:style-name="ce3" table:formula="of:=IF([.F476] &lt;&gt; 0; [.F476]-[.B476]; &quot;&quot;)">
            <text:p/>
          </table:table-cell>
          <table:table-cell office:value-type="string" calcext:value-type="string">
            <text:p>4, 6, 6, 6, 25, 25, 25, 25, 25, 25, 25, 25, 25, 25, 25, 25, 25, 1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2650" calcext:value-type="float">
            <text:p>52650</text:p>
          </table:table-cell>
          <table:table-cell table:formula="of:=[.B477]/[.A477]" office:value-type="float" office:value="111.310782241015" calcext:value-type="float">
            <text:p>111.310782241015</text:p>
          </table:table-cell>
          <table:table-cell table:formula="of:=FLOOR([.A477] / [.$D$2]) * [.$B$2]* [.$D$2] + MOD([.A477]; [.$D$2]) * [.$C$10] + MOD([.A477] - FLOOR([.A477] / [.$D$2]); 3) * 10/6" office:value-type="float" office:value="52650" calcext:value-type="float">
            <text:p>52650</text:p>
          </table:table-cell>
          <table:table-cell table:style-name="ce2" table:formula="of:=[.D477]-[.B477]" office:value-type="float" office:value="0" calcext:value-type="float">
            <text:p>0</text:p>
          </table:table-cell>
          <table:table-cell/>
          <table:table-cell table:style-name="ce3" table:formula="of:=IF([.F477] &lt;&gt; 0; [.F477]-[.B477]; &quot;&quot;)">
            <text:p/>
          </table:table-cell>
          <table:table-cell office:value-type="string" calcext:value-type="string">
            <text:p>4, 4, 6, 6, 25, 25, 25, 25, 25, 25, 25, 25, 25, 25, 25, 25, 25, 25, 25, 25, 25, 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2760" calcext:value-type="float">
            <text:p>52760</text:p>
          </table:table-cell>
          <table:table-cell table:formula="of:=[.B478]/[.A478]" office:value-type="float" office:value="111.308016877637" calcext:value-type="float">
            <text:p>111.308016877637</text:p>
          </table:table-cell>
          <table:table-cell table:formula="of:=FLOOR([.A478] / [.$D$2]) * [.$B$2]* [.$D$2] + MOD([.A478]; [.$D$2]) * [.$C$10] + MOD([.A478] - FLOOR([.A478] / [.$D$2]); 3) * 10/6" office:value-type="float" office:value="52760" calcext:value-type="float">
            <text:p>52760</text:p>
          </table:table-cell>
          <table:table-cell table:style-name="ce2" table:formula="of:=[.D478]-[.B478]" office:value-type="float" office:value="0" calcext:value-type="float">
            <text:p>0</text:p>
          </table:table-cell>
          <table:table-cell/>
          <table:table-cell table:style-name="ce3" table:formula="of:=IF([.F478] &lt;&gt; 0; [.F478]-[.B478]; &quot;&quot;)">
            <text:p/>
          </table:table-cell>
          <table:table-cell office:value-type="string" calcext:value-type="string">
            <text:p>6, 6, 6, 6, 25, 25, 25, 25, 25, 25, 25, 25, 25, 25, 25, 25, 25, 1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2820" calcext:value-type="float">
            <text:p>52820</text:p>
          </table:table-cell>
          <table:table-cell table:formula="of:=[.B479]/[.A479]" office:value-type="float" office:value="111.2" calcext:value-type="float">
            <text:p>111.2</text:p>
          </table:table-cell>
          <table:table-cell table:formula="of:=FLOOR([.A479] / [.$D$2]) * [.$B$2]* [.$D$2] + MOD([.A479]; [.$D$2]) * [.$C$10] + MOD([.A479] - FLOOR([.A479] / [.$D$2]); 3) * 10/6" office:value-type="float" office:value="52820" calcext:value-type="float">
            <text:p>52820</text:p>
          </table:table-cell>
          <table:table-cell table:style-name="ce2" table:formula="of:=[.D479]-[.B479]" office:value-type="float" office:value="0" calcext:value-type="float">
            <text:p>0</text:p>
          </table:table-cell>
          <table:table-cell/>
          <table:table-cell table:style-name="ce3" table:formula="of:=IF([.F479] &lt;&gt; 0; [.F479]-[.B479]; &quot;&quot;)">
            <text:p/>
          </table:table-cell>
          <table:table-cell office:value-type="string" calcext:value-type="string">
            <text:p>25, 25, 25, 25, 25, 25, 25, 25, 25, 25, 25, 25, 25, 25, 1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2935" calcext:value-type="float">
            <text:p>52935</text:p>
          </table:table-cell>
          <table:table-cell table:formula="of:=[.B480]/[.A480]" office:value-type="float" office:value="111.207983193277" calcext:value-type="float">
            <text:p>111.207983193277</text:p>
          </table:table-cell>
          <table:table-cell table:formula="of:=FLOOR([.A480] / [.$D$2]) * [.$B$2]* [.$D$2] + MOD([.A480]; [.$D$2]) * [.$C$10] + MOD([.A480] - FLOOR([.A480] / [.$D$2]); 3) * 10/6" office:value-type="float" office:value="52935" calcext:value-type="float">
            <text:p>52935</text:p>
          </table:table-cell>
          <table:table-cell table:style-name="ce2" table:formula="of:=[.D480]-[.B480]" office:value-type="float" office:value="0" calcext:value-type="float">
            <text:p>0</text:p>
          </table:table-cell>
          <table:table-cell/>
          <table:table-cell table:style-name="ce3" table:formula="of:=IF([.F480] &lt;&gt; 0; [.F480]-[.B480]; &quot;&quot;)">
            <text:p/>
          </table:table-cell>
          <table:table-cell office:value-type="string" calcext:value-type="string">
            <text:p>25, 25, 25, 25, 25, 25, 25, 25, 25, 25, 25, 25, 25, 25, 25, 25, 25, 25, 2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3050" calcext:value-type="float">
            <text:p>53050</text:p>
          </table:table-cell>
          <table:table-cell table:formula="of:=[.B481]/[.A481]" office:value-type="float" office:value="111.215932914046" calcext:value-type="float">
            <text:p>111.215932914046</text:p>
          </table:table-cell>
          <table:table-cell table:formula="of:=FLOOR([.A481] / [.$D$2]) * [.$B$2]* [.$D$2] + MOD([.A481]; [.$D$2]) * [.$C$10] + MOD([.A481] - FLOOR([.A481] / [.$D$2]); 3) * 10/6" office:value-type="float" office:value="53050" calcext:value-type="float">
            <text:p>53050</text:p>
          </table:table-cell>
          <table:table-cell table:style-name="ce2" table:formula="of:=[.D481]-[.B481]" office:value-type="float" office:value="0" calcext:value-type="float">
            <text:p>0</text:p>
          </table:table-cell>
          <table:table-cell/>
          <table:table-cell table:style-name="ce3" table:formula="of:=IF([.F481] &lt;&gt; 0; [.F481]-[.B481]; &quot;&quot;)">
            <text:p/>
          </table:table-cell>
          <table:table-cell office:value-type="string" calcext:value-type="string">
            <text:p>25, 25, 25, 25, 25, 25, 25, 25, 25, 25, 25, 25, 25, 25, 25, 25, 25, 25, 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3160" calcext:value-type="float">
            <text:p>53160</text:p>
          </table:table-cell>
          <table:table-cell table:formula="of:=[.B482]/[.A482]" office:value-type="float" office:value="111.213389121339" calcext:value-type="float">
            <text:p>111.213389121339</text:p>
          </table:table-cell>
          <table:table-cell table:formula="of:=FLOOR([.A482] / [.$D$2]) * [.$B$2]* [.$D$2] + MOD([.A482]; [.$D$2]) * [.$C$10] + MOD([.A482] - FLOOR([.A482] / [.$D$2]); 3) * 10/6" office:value-type="float" office:value="53160" calcext:value-type="float">
            <text:p>53160</text:p>
          </table:table-cell>
          <table:table-cell table:style-name="ce2" table:formula="of:=[.D482]-[.B482]" office:value-type="float" office:value="0" calcext:value-type="float">
            <text:p>0</text:p>
          </table:table-cell>
          <table:table-cell/>
          <table:table-cell table:style-name="ce3" table:formula="of:=IF([.F482] &lt;&gt; 0; [.F482]-[.B482]; &quot;&quot;)">
            <text:p/>
          </table:table-cell>
          <table:table-cell office:value-type="string" calcext:value-type="string">
            <text:p>25, 25, 25, 25, 25, 25, 25, 25, 25, 25, 25, 25, 25, 25, 25, 25, 25, 25, 2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3275" calcext:value-type="float">
            <text:p>53275</text:p>
          </table:table-cell>
          <table:table-cell table:formula="of:=[.B483]/[.A483]" office:value-type="float" office:value="111.221294363257" calcext:value-type="float">
            <text:p>111.221294363257</text:p>
          </table:table-cell>
          <table:table-cell table:formula="of:=FLOOR([.A483] / [.$D$2]) * [.$B$2]* [.$D$2] + MOD([.A483]; [.$D$2]) * [.$C$10] + MOD([.A483] - FLOOR([.A483] / [.$D$2]); 3) * 10/6" office:value-type="float" office:value="53275" calcext:value-type="float">
            <text:p>53275</text:p>
          </table:table-cell>
          <table:table-cell table:style-name="ce2" table:formula="of:=[.D483]-[.B483]" office:value-type="float" office:value="0" calcext:value-type="float">
            <text:p>0</text:p>
          </table:table-cell>
          <table:table-cell/>
          <table:table-cell table:style-name="ce3" table:formula="of:=IF([.F483] &lt;&gt; 0; [.F483]-[.B483]; &quot;&quot;)">
            <text:p/>
          </table:table-cell>
          <table:table-cell office:value-type="string" calcext:value-type="string">
            <text:p>4, 25, 25, 25, 25, 25, 25, 25, 25, 25, 25, 25, 25, 25, 25, 1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3390" calcext:value-type="float">
            <text:p>53390</text:p>
          </table:table-cell>
          <table:table-cell table:formula="of:=[.B484]/[.A484]" office:value-type="float" office:value="111.229166666667" calcext:value-type="float">
            <text:p>111.229166666667</text:p>
          </table:table-cell>
          <table:table-cell table:formula="of:=FLOOR([.A484] / [.$D$2]) * [.$B$2]* [.$D$2] + MOD([.A484]; [.$D$2]) * [.$C$10] + MOD([.A484] - FLOOR([.A484] / [.$D$2]); 3) * 10/6" office:value-type="float" office:value="53390" calcext:value-type="float">
            <text:p>53390</text:p>
          </table:table-cell>
          <table:table-cell table:style-name="ce2" table:formula="of:=[.D484]-[.B484]" office:value-type="float" office:value="0" calcext:value-type="float">
            <text:p>0</text:p>
          </table:table-cell>
          <table:table-cell/>
          <table:table-cell table:style-name="ce3" table:formula="of:=IF([.F484] &lt;&gt; 0; [.F484]-[.B484]; &quot;&quot;)">
            <text:p/>
          </table:table-cell>
          <table:table-cell office:value-type="string" calcext:value-type="string">
            <text:p>4, 25, 25, 25, 25, 25, 25, 25, 25, 25, 25, 25, 25, 25, 25, 25, 25, 25, 25, 2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3500" calcext:value-type="float">
            <text:p>53500</text:p>
          </table:table-cell>
          <table:table-cell table:formula="of:=[.B485]/[.A485]" office:value-type="float" office:value="111.226611226611" calcext:value-type="float">
            <text:p>111.226611226611</text:p>
          </table:table-cell>
          <table:table-cell table:formula="of:=FLOOR([.A485] / [.$D$2]) * [.$B$2]* [.$D$2] + MOD([.A485]; [.$D$2]) * [.$C$10] + MOD([.A485] - FLOOR([.A485] / [.$D$2]); 3) * 10/6" office:value-type="float" office:value="53500" calcext:value-type="float">
            <text:p>53500</text:p>
          </table:table-cell>
          <table:table-cell table:style-name="ce2" table:formula="of:=[.D485]-[.B485]" office:value-type="float" office:value="0" calcext:value-type="float">
            <text:p>0</text:p>
          </table:table-cell>
          <table:table-cell/>
          <table:table-cell table:style-name="ce3" table:formula="of:=IF([.F485] &lt;&gt; 0; [.F485]-[.B485]; &quot;&quot;)">
            <text:p/>
          </table:table-cell>
          <table:table-cell office:value-type="string" calcext:value-type="string">
            <text:p>6, 25, 25, 25, 25, 25, 25, 25, 25, 25, 25, 25, 25, 25, 25, 1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3615" calcext:value-type="float">
            <text:p>53615</text:p>
          </table:table-cell>
          <table:table-cell table:formula="of:=[.B486]/[.A486]" office:value-type="float" office:value="111.234439834025" calcext:value-type="float">
            <text:p>111.234439834025</text:p>
          </table:table-cell>
          <table:table-cell table:formula="of:=FLOOR([.A486] / [.$D$2]) * [.$B$2]* [.$D$2] + MOD([.A486]; [.$D$2]) * [.$C$10] + MOD([.A486] - FLOOR([.A486] / [.$D$2]); 3) * 10/6" office:value-type="float" office:value="53615" calcext:value-type="float">
            <text:p>53615</text:p>
          </table:table-cell>
          <table:table-cell table:style-name="ce2" table:formula="of:=[.D486]-[.B486]" office:value-type="float" office:value="0" calcext:value-type="float">
            <text:p>0</text:p>
          </table:table-cell>
          <table:table-cell/>
          <table:table-cell table:style-name="ce3" table:formula="of:=IF([.F486] &lt;&gt; 0; [.F486]-[.B486]; &quot;&quot;)">
            <text:p/>
          </table:table-cell>
          <table:table-cell office:value-type="string" calcext:value-type="string">
            <text:p>4, 25, 25, 25, 25, 25, 25, 25, 25, 25, 25, 25, 25, 25, 25, 25, 25, 25, 25, 2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3730" calcext:value-type="float">
            <text:p>53730</text:p>
          </table:table-cell>
          <table:table-cell table:formula="of:=[.B487]/[.A487]" office:value-type="float" office:value="111.242236024845" calcext:value-type="float">
            <text:p>111.242236024845</text:p>
          </table:table-cell>
          <table:table-cell table:formula="of:=FLOOR([.A487] / [.$D$2]) * [.$B$2]* [.$D$2] + MOD([.A487]; [.$D$2]) * [.$C$10] + MOD([.A487] - FLOOR([.A487] / [.$D$2]); 3) * 10/6" office:value-type="float" office:value="53730" calcext:value-type="float">
            <text:p>53730</text:p>
          </table:table-cell>
          <table:table-cell table:style-name="ce2" table:formula="of:=[.D487]-[.B487]" office:value-type="float" office:value="0" calcext:value-type="float">
            <text:p>0</text:p>
          </table:table-cell>
          <table:table-cell/>
          <table:table-cell table:style-name="ce3" table:formula="of:=IF([.F487] &lt;&gt; 0; [.F487]-[.B487]; &quot;&quot;)">
            <text:p/>
          </table:table-cell>
          <table:table-cell office:value-type="string" calcext:value-type="string">
            <text:p>4, 4, 25, 25, 25, 25, 25, 25, 25, 25, 25, 25, 25, 25, 25, 25, 12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3840" calcext:value-type="float">
            <text:p>53840</text:p>
          </table:table-cell>
          <table:table-cell table:formula="of:=[.B488]/[.A488]" office:value-type="float" office:value="111.239669421488" calcext:value-type="float">
            <text:p>111.239669421488</text:p>
          </table:table-cell>
          <table:table-cell table:formula="of:=FLOOR([.A488] / [.$D$2]) * [.$B$2]* [.$D$2] + MOD([.A488]; [.$D$2]) * [.$C$10] + MOD([.A488] - FLOOR([.A488] / [.$D$2]); 3) * 10/6" office:value-type="float" office:value="53840" calcext:value-type="float">
            <text:p>53840</text:p>
          </table:table-cell>
          <table:table-cell table:style-name="ce2" table:formula="of:=[.D488]-[.B488]" office:value-type="float" office:value="0" calcext:value-type="float">
            <text:p>0</text:p>
          </table:table-cell>
          <table:table-cell/>
          <table:table-cell table:style-name="ce3" table:formula="of:=IF([.F488] &lt;&gt; 0; [.F488]-[.B488]; &quot;&quot;)">
            <text:p/>
          </table:table-cell>
          <table:table-cell office:value-type="string" calcext:value-type="string">
            <text:p>6, 25, 25, 25, 25, 25, 25, 25, 25, 25, 25, 25, 25, 25, 25, 25, 25, 25, 25, 2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3955" calcext:value-type="float">
            <text:p>53955</text:p>
          </table:table-cell>
          <table:table-cell table:formula="of:=[.B489]/[.A489]" office:value-type="float" office:value="111.247422680412" calcext:value-type="float">
            <text:p>111.247422680412</text:p>
          </table:table-cell>
          <table:table-cell table:formula="of:=FLOOR([.A489] / [.$D$2]) * [.$B$2]* [.$D$2] + MOD([.A489]; [.$D$2]) * [.$C$10] + MOD([.A489] - FLOOR([.A489] / [.$D$2]); 3) * 10/6" office:value-type="float" office:value="53955" calcext:value-type="float">
            <text:p>53955</text:p>
          </table:table-cell>
          <table:table-cell table:style-name="ce2" table:formula="of:=[.D489]-[.B489]" office:value-type="float" office:value="0" calcext:value-type="float">
            <text:p>0</text:p>
          </table:table-cell>
          <table:table-cell/>
          <table:table-cell table:style-name="ce3" table:formula="of:=IF([.F489] &lt;&gt; 0; [.F489]-[.B489]; &quot;&quot;)">
            <text:p/>
          </table:table-cell>
          <table:table-cell office:value-type="string" calcext:value-type="string">
            <text:p>4, 6, 25, 25, 25, 25, 25, 25, 25, 25, 25, 25, 25, 25, 25, 25, 1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4070" calcext:value-type="float">
            <text:p>54070</text:p>
          </table:table-cell>
          <table:table-cell table:formula="of:=[.B490]/[.A490]" office:value-type="float" office:value="111.255144032922" calcext:value-type="float">
            <text:p>111.255144032922</text:p>
          </table:table-cell>
          <table:table-cell table:formula="of:=FLOOR([.A490] / [.$D$2]) * [.$B$2]* [.$D$2] + MOD([.A490]; [.$D$2]) * [.$C$10] + MOD([.A490] - FLOOR([.A490] / [.$D$2]); 3) * 10/6" office:value-type="float" office:value="54070" calcext:value-type="float">
            <text:p>54070</text:p>
          </table:table-cell>
          <table:table-cell table:style-name="ce2" table:formula="of:=[.D490]-[.B490]" office:value-type="float" office:value="0" calcext:value-type="float">
            <text:p>0</text:p>
          </table:table-cell>
          <table:table-cell/>
          <table:table-cell table:style-name="ce3" table:formula="of:=IF([.F490] &lt;&gt; 0; [.F490]-[.B490]; &quot;&quot;)">
            <text:p/>
          </table:table-cell>
          <table:table-cell office:value-type="string" calcext:value-type="string">
            <text:p>4, 4, 25, 25, 25, 25, 25, 25, 25, 25, 25, 25, 25, 25, 25, 25, 25, 25, 25, 25, 2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4180" calcext:value-type="float">
            <text:p>54180</text:p>
          </table:table-cell>
          <table:table-cell table:formula="of:=[.B491]/[.A491]" office:value-type="float" office:value="111.252566735113" calcext:value-type="float">
            <text:p>111.252566735113</text:p>
          </table:table-cell>
          <table:table-cell table:formula="of:=FLOOR([.A491] / [.$D$2]) * [.$B$2]* [.$D$2] + MOD([.A491]; [.$D$2]) * [.$C$10] + MOD([.A491] - FLOOR([.A491] / [.$D$2]); 3) * 10/6" office:value-type="float" office:value="54180" calcext:value-type="float">
            <text:p>54180</text:p>
          </table:table-cell>
          <table:table-cell table:style-name="ce2" table:formula="of:=[.D491]-[.B491]" office:value-type="float" office:value="0" calcext:value-type="float">
            <text:p>0</text:p>
          </table:table-cell>
          <table:table-cell/>
          <table:table-cell table:style-name="ce3" table:formula="of:=IF([.F491] &lt;&gt; 0; [.F491]-[.B491]; &quot;&quot;)">
            <text:p/>
          </table:table-cell>
          <table:table-cell office:value-type="string" calcext:value-type="string">
            <text:p>6, 6, 25, 25, 25, 25, 25, 25, 25, 25, 25, 25, 25, 25, 25, 25, 1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4295" calcext:value-type="float">
            <text:p>54295</text:p>
          </table:table-cell>
          <table:table-cell table:formula="of:=[.B492]/[.A492]" office:value-type="float" office:value="111.260245901639" calcext:value-type="float">
            <text:p>111.260245901639</text:p>
          </table:table-cell>
          <table:table-cell table:formula="of:=FLOOR([.A492] / [.$D$2]) * [.$B$2]* [.$D$2] + MOD([.A492]; [.$D$2]) * [.$C$10] + MOD([.A492] - FLOOR([.A492] / [.$D$2]); 3) * 10/6" office:value-type="float" office:value="54295" calcext:value-type="float">
            <text:p>54295</text:p>
          </table:table-cell>
          <table:table-cell table:style-name="ce2" table:formula="of:=[.D492]-[.B492]" office:value-type="float" office:value="0" calcext:value-type="float">
            <text:p>0</text:p>
          </table:table-cell>
          <table:table-cell/>
          <table:table-cell table:style-name="ce3" table:formula="of:=IF([.F492] &lt;&gt; 0; [.F492]-[.B492]; &quot;&quot;)">
            <text:p/>
          </table:table-cell>
          <table:table-cell office:value-type="string" calcext:value-type="string">
            <text:p>4, 6, 25, 25, 25, 25, 25, 25, 25, 25, 25, 25, 25, 25, 25, 25, 25, 25, 25, 25, 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4410" calcext:value-type="float">
            <text:p>54410</text:p>
          </table:table-cell>
          <table:table-cell table:formula="of:=[.B493]/[.A493]" office:value-type="float" office:value="111.267893660532" calcext:value-type="float">
            <text:p>111.267893660532</text:p>
          </table:table-cell>
          <table:table-cell table:formula="of:=FLOOR([.A493] / [.$D$2]) * [.$B$2]* [.$D$2] + MOD([.A493]; [.$D$2]) * [.$C$10] + MOD([.A493] - FLOOR([.A493] / [.$D$2]); 3) * 10/6" office:value-type="float" office:value="54410" calcext:value-type="float">
            <text:p>54410</text:p>
          </table:table-cell>
          <table:table-cell table:style-name="ce2" table:formula="of:=[.D493]-[.B493]" office:value-type="float" office:value="0" calcext:value-type="float">
            <text:p>0</text:p>
          </table:table-cell>
          <table:table-cell/>
          <table:table-cell table:style-name="ce3" table:formula="of:=IF([.F493] &lt;&gt; 0; [.F493]-[.B493]; &quot;&quot;)">
            <text:p/>
          </table:table-cell>
          <table:table-cell office:value-type="string" calcext:value-type="string">
            <text:p>4, 4, 6, 25, 25, 25, 25, 25, 25, 25, 25, 25, 25, 25, 25, 25, 25, 1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4520" calcext:value-type="float">
            <text:p>54520</text:p>
          </table:table-cell>
          <table:table-cell table:formula="of:=[.B494]/[.A494]" office:value-type="float" office:value="111.265306122449" calcext:value-type="float">
            <text:p>111.265306122449</text:p>
          </table:table-cell>
          <table:table-cell table:formula="of:=FLOOR([.A494] / [.$D$2]) * [.$B$2]* [.$D$2] + MOD([.A494]; [.$D$2]) * [.$C$10] + MOD([.A494] - FLOOR([.A494] / [.$D$2]); 3) * 10/6" office:value-type="float" office:value="54520" calcext:value-type="float">
            <text:p>54520</text:p>
          </table:table-cell>
          <table:table-cell table:style-name="ce2" table:formula="of:=[.D494]-[.B494]" office:value-type="float" office:value="0" calcext:value-type="float">
            <text:p>0</text:p>
          </table:table-cell>
          <table:table-cell/>
          <table:table-cell table:style-name="ce3" table:formula="of:=IF([.F494] &lt;&gt; 0; [.F494]-[.B494]; &quot;&quot;)">
            <text:p/>
          </table:table-cell>
          <table:table-cell office:value-type="string" calcext:value-type="string">
            <text:p>6, 6, 25, 25, 25, 25, 25, 25, 25, 25, 25, 25, 25, 25, 25, 25, 25, 25, 25, 25, 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35" calcext:value-type="float">
            <text:p>54635</text:p>
          </table:table-cell>
          <table:table-cell table:formula="of:=[.B495]/[.A495]" office:value-type="float" office:value="111.272912423625" calcext:value-type="float">
            <text:p>111.272912423625</text:p>
          </table:table-cell>
          <table:table-cell table:formula="of:=FLOOR([.A495] / [.$D$2]) * [.$B$2]* [.$D$2] + MOD([.A495]; [.$D$2]) * [.$C$10] + MOD([.A495] - FLOOR([.A495] / [.$D$2]); 3) * 10/6" office:value-type="float" office:value="54635" calcext:value-type="float">
            <text:p>54635</text:p>
          </table:table-cell>
          <table:table-cell table:style-name="ce2" table:formula="of:=[.D495]-[.B495]" office:value-type="float" office:value="0" calcext:value-type="float">
            <text:p>0</text:p>
          </table:table-cell>
          <table:table-cell/>
          <table:table-cell table:style-name="ce3" table:formula="of:=IF([.F495] &lt;&gt; 0; [.F495]-[.B495]; &quot;&quot;)">
            <text:p/>
          </table:table-cell>
          <table:table-cell office:value-type="string" calcext:value-type="string">
            <text:p>4, 6, 6, 25, 25, 25, 25, 25, 25, 25, 25, 25, 25, 25, 25, 25, 25, 1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750" calcext:value-type="float">
            <text:p>54750</text:p>
          </table:table-cell>
          <table:table-cell table:formula="of:=[.B496]/[.A496]" office:value-type="float" office:value="111.280487804878" calcext:value-type="float">
            <text:p>111.280487804878</text:p>
          </table:table-cell>
          <table:table-cell table:formula="of:=FLOOR([.A496] / [.$D$2]) * [.$B$2]* [.$D$2] + MOD([.A496]; [.$D$2]) * [.$C$10] + MOD([.A496] - FLOOR([.A496] / [.$D$2]); 3) * 10/6" office:value-type="float" office:value="54750" calcext:value-type="float">
            <text:p>54750</text:p>
          </table:table-cell>
          <table:table-cell table:style-name="ce2" table:formula="of:=[.D496]-[.B496]" office:value-type="float" office:value="0" calcext:value-type="float">
            <text:p>0</text:p>
          </table:table-cell>
          <table:table-cell/>
          <table:table-cell table:style-name="ce3" table:formula="of:=IF([.F496] &lt;&gt; 0; [.F496]-[.B496]; &quot;&quot;)">
            <text:p/>
          </table:table-cell>
          <table:table-cell office:value-type="string" calcext:value-type="string">
            <text:p>4, 4, 6, 25, 25, 25, 25, 25, 25, 25, 25, 25, 25, 25, 25, 25, 25, 25, 25, 25, 25, 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860" calcext:value-type="float">
            <text:p>54860</text:p>
          </table:table-cell>
          <table:table-cell table:formula="of:=[.B497]/[.A497]" office:value-type="float" office:value="111.277890466531" calcext:value-type="float">
            <text:p>111.277890466531</text:p>
          </table:table-cell>
          <table:table-cell table:formula="of:=FLOOR([.A497] / [.$D$2]) * [.$B$2]* [.$D$2] + MOD([.A497]; [.$D$2]) * [.$C$10] + MOD([.A497] - FLOOR([.A497] / [.$D$2]); 3) * 10/6" office:value-type="float" office:value="54860" calcext:value-type="float">
            <text:p>54860</text:p>
          </table:table-cell>
          <table:table-cell table:style-name="ce2" table:formula="of:=[.D497]-[.B497]" office:value-type="float" office:value="0" calcext:value-type="float">
            <text:p>0</text:p>
          </table:table-cell>
          <table:table-cell/>
          <table:table-cell table:style-name="ce3" table:formula="of:=IF([.F497] &lt;&gt; 0; [.F497]-[.B497]; &quot;&quot;)">
            <text:p/>
          </table:table-cell>
          <table:table-cell office:value-type="string" calcext:value-type="string">
            <text:p>6, 6, 6, 25, 25, 25, 25, 25, 25, 25, 25, 25, 25, 25, 25, 25, 25, 1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975" calcext:value-type="float">
            <text:p>54975</text:p>
          </table:table-cell>
          <table:table-cell table:formula="of:=[.B498]/[.A498]" office:value-type="float" office:value="111.285425101215" calcext:value-type="float">
            <text:p>111.285425101215</text:p>
          </table:table-cell>
          <table:table-cell table:formula="of:=FLOOR([.A498] / [.$D$2]) * [.$B$2]* [.$D$2] + MOD([.A498]; [.$D$2]) * [.$C$10] + MOD([.A498] - FLOOR([.A498] / [.$D$2]); 3) * 10/6" office:value-type="float" office:value="54975" calcext:value-type="float">
            <text:p>54975</text:p>
          </table:table-cell>
          <table:table-cell table:style-name="ce2" table:formula="of:=[.D498]-[.B498]" office:value-type="float" office:value="0" calcext:value-type="float">
            <text:p>0</text:p>
          </table:table-cell>
          <table:table-cell/>
          <table:table-cell table:style-name="ce3" table:formula="of:=IF([.F498] &lt;&gt; 0; [.F498]-[.B498]; &quot;&quot;)">
            <text:p/>
          </table:table-cell>
          <table:table-cell office:value-type="string" calcext:value-type="string">
            <text:p>4, 6, 6, 25, 25, 25, 25, 25, 25, 25, 25, 25, 25, 25, 25, 25, 25, 25, 25, 25, 25, 2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5090" calcext:value-type="float">
            <text:p>55090</text:p>
          </table:table-cell>
          <table:table-cell table:formula="of:=[.B499]/[.A499]" office:value-type="float" office:value="111.292929292929" calcext:value-type="float">
            <text:p>111.292929292929</text:p>
          </table:table-cell>
          <table:table-cell table:formula="of:=FLOOR([.A499] / [.$D$2]) * [.$B$2]* [.$D$2] + MOD([.A499]; [.$D$2]) * [.$C$10] + MOD([.A499] - FLOOR([.A499] / [.$D$2]); 3) * 10/6" office:value-type="float" office:value="55090" calcext:value-type="float">
            <text:p>55090</text:p>
          </table:table-cell>
          <table:table-cell table:style-name="ce2" table:formula="of:=[.D499]-[.B499]" office:value-type="float" office:value="0" calcext:value-type="float">
            <text:p>0</text:p>
          </table:table-cell>
          <table:table-cell/>
          <table:table-cell table:style-name="ce3" table:formula="of:=IF([.F499] &lt;&gt; 0; [.F499]-[.B499]; &quot;&quot;)">
            <text:p/>
          </table:table-cell>
          <table:table-cell office:value-type="string" calcext:value-type="string">
            <text:p>4, 4, 6, 6, 25, 25, 25, 25, 25, 25, 25, 25, 25, 25, 25, 25, 25, 25, 1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5200" calcext:value-type="float">
            <text:p>55200</text:p>
          </table:table-cell>
          <table:table-cell table:formula="of:=[.B500]/[.A500]" office:value-type="float" office:value="111.290322580645" calcext:value-type="float">
            <text:p>111.290322580645</text:p>
          </table:table-cell>
          <table:table-cell table:formula="of:=FLOOR([.A500] / [.$D$2]) * [.$B$2]* [.$D$2] + MOD([.A500]; [.$D$2]) * [.$C$10] + MOD([.A500] - FLOOR([.A500] / [.$D$2]); 3) * 10/6" office:value-type="float" office:value="55200" calcext:value-type="float">
            <text:p>55200</text:p>
          </table:table-cell>
          <table:table-cell table:style-name="ce2" table:formula="of:=[.D500]-[.B500]" office:value-type="float" office:value="0" calcext:value-type="float">
            <text:p>0</text:p>
          </table:table-cell>
          <table:table-cell/>
          <table:table-cell table:style-name="ce3" table:formula="of:=IF([.F500] &lt;&gt; 0; [.F500]-[.B500]; &quot;&quot;)">
            <text:p/>
          </table:table-cell>
          <table:table-cell office:value-type="string" calcext:value-type="string">
            <text:p>6, 6, 6, 25, 25, 25, 25, 25, 25, 25, 25, 25, 25, 25, 25, 25, 25, 25, 25, 25, 25, 2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5315" calcext:value-type="float">
            <text:p>55315</text:p>
          </table:table-cell>
          <table:table-cell table:formula="of:=[.B501]/[.A501]" office:value-type="float" office:value="111.297786720322" calcext:value-type="float">
            <text:p>111.297786720322</text:p>
          </table:table-cell>
          <table:table-cell table:formula="of:=FLOOR([.A501] / [.$D$2]) * [.$B$2]* [.$D$2] + MOD([.A501]; [.$D$2]) * [.$C$10] + MOD([.A501] - FLOOR([.A501] / [.$D$2]); 3) * 10/6" office:value-type="float" office:value="55315" calcext:value-type="float">
            <text:p>55315</text:p>
          </table:table-cell>
          <table:table-cell table:style-name="ce2" table:formula="of:=[.D501]-[.B501]" office:value-type="float" office:value="0" calcext:value-type="float">
            <text:p>0</text:p>
          </table:table-cell>
          <table:table-cell/>
          <table:table-cell table:style-name="ce3" table:formula="of:=IF([.F501] &lt;&gt; 0; [.F501]-[.B501]; &quot;&quot;)">
            <text:p/>
          </table:table-cell>
          <table:table-cell office:value-type="string" calcext:value-type="string">
            <text:p>4, 6, 6, 6, 25, 25, 25, 25, 25, 25, 25, 25, 25, 25, 25, 25, 25, 25, 12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5430" calcext:value-type="float">
            <text:p>55430</text:p>
          </table:table-cell>
          <table:table-cell table:formula="of:=[.B502]/[.A502]" office:value-type="float" office:value="111.305220883534" calcext:value-type="float">
            <text:p>111.305220883534</text:p>
          </table:table-cell>
          <table:table-cell table:formula="of:=FLOOR([.A502] / [.$D$2]) * [.$B$2]* [.$D$2] + MOD([.A502]; [.$D$2]) * [.$C$10] + MOD([.A502] - FLOOR([.A502] / [.$D$2]); 3) * 10/6" office:value-type="float" office:value="55430" calcext:value-type="float">
            <text:p>55430</text:p>
          </table:table-cell>
          <table:table-cell table:style-name="ce2" table:formula="of:=[.D502]-[.B502]" office:value-type="float" office:value="0" calcext:value-type="float">
            <text:p>0</text:p>
          </table:table-cell>
          <table:table-cell/>
          <table:table-cell table:style-name="ce3" table:formula="of:=IF([.F502] &lt;&gt; 0; [.F502]-[.B502]; &quot;&quot;)">
            <text:p/>
          </table:table-cell>
          <table:table-cell office:value-type="string" calcext:value-type="string">
            <text:p>4, 4, 6, 6, 25, 25, 25, 25, 25, 25, 25, 25, 25, 25, 25, 25, 25, 25, 25, 25, 25, 25, 2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5540" calcext:value-type="float">
            <text:p>55540</text:p>
          </table:table-cell>
          <table:table-cell table:formula="of:=[.B503]/[.A503]" office:value-type="float" office:value="111.302605210421" calcext:value-type="float">
            <text:p>111.302605210421</text:p>
          </table:table-cell>
          <table:table-cell table:formula="of:=FLOOR([.A503] / [.$D$2]) * [.$B$2]* [.$D$2] + MOD([.A503]; [.$D$2]) * [.$C$10] + MOD([.A503] - FLOOR([.A503] / [.$D$2]); 3) * 10/6" office:value-type="float" office:value="55540" calcext:value-type="float">
            <text:p>55540</text:p>
          </table:table-cell>
          <table:table-cell table:style-name="ce2" table:formula="of:=[.D503]-[.B503]" office:value-type="float" office:value="0" calcext:value-type="float">
            <text:p>0</text:p>
          </table:table-cell>
          <table:table-cell/>
          <table:table-cell table:style-name="ce3" table:formula="of:=IF([.F503] &lt;&gt; 0; [.F503]-[.B503]; &quot;&quot;)">
            <text:p/>
          </table:table-cell>
          <table:table-cell office:value-type="string" calcext:value-type="string">
            <text:p>6, 6, 6, 6, 25, 25, 25, 25, 25, 25, 25, 25, 25, 25, 25, 25, 25, 25, 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600" calcext:value-type="float">
            <text:p>55600</text:p>
          </table:table-cell>
          <table:table-cell table:formula="of:=[.B504]/[.A504]" office:value-type="float" office:value="111.2" calcext:value-type="float">
            <text:p>111.2</text:p>
          </table:table-cell>
          <table:table-cell table:formula="of:=FLOOR([.A504] / [.$D$2]) * [.$B$2]* [.$D$2] + MOD([.A504]; [.$D$2]) * [.$C$10] + MOD([.A504] - FLOOR([.A504] / [.$D$2]); 3) * 10/6" office:value-type="float" office:value="55600" calcext:value-type="float">
            <text:p>55600</text:p>
          </table:table-cell>
          <table:table-cell table:style-name="ce2" table:formula="of:=[.D504]-[.B504]" office:value-type="float" office:value="0" calcext:value-type="float">
            <text:p>0</text:p>
          </table:table-cell>
          <table:table-cell/>
          <table:table-cell table:style-name="ce3" table:formula="of:=IF([.F504] &lt;&gt; 0; [.F504]-[.B504]; &quot;&quot;)">
            <text:p/>
          </table:table-cell>
          <table:table-cell office:value-type="string" calcext:value-type="string">
            <text:p>25, 25, 25, 25, 25, 25, 25, 25, 25, 25, 25, 25, 25, 25, 25, 1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5715" calcext:value-type="float">
            <text:p>55715</text:p>
          </table:table-cell>
          <table:table-cell table:formula="of:=[.B505]/[.A505]" office:value-type="float" office:value="111.207584830339" calcext:value-type="float">
            <text:p>111.207584830339</text:p>
          </table:table-cell>
          <table:table-cell table:formula="of:=FLOOR([.A505] / [.$D$2]) * [.$B$2]* [.$D$2] + MOD([.A505]; [.$D$2]) * [.$C$10] + MOD([.A505] - FLOOR([.A505] / [.$D$2]); 3) * 10/6" office:value-type="float" office:value="55715" calcext:value-type="float">
            <text:p>55715</text:p>
          </table:table-cell>
          <table:table-cell table:style-name="ce2" table:formula="of:=[.D505]-[.B505]" office:value-type="float" office:value="0" calcext:value-type="float">
            <text:p>0</text:p>
          </table:table-cell>
          <table:table-cell/>
          <table:table-cell table:style-name="ce3" table:formula="of:=IF([.F505] &lt;&gt; 0; [.F505]-[.B505]; &quot;&quot;)">
            <text:p/>
          </table:table-cell>
          <table:table-cell office:value-type="string" calcext:value-type="string">
            <text:p>25, 25, 25, 25, 25, 25, 25, 25, 25, 25, 25, 25, 25, 25, 25, 25, 25, 25, 25, 2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5830" calcext:value-type="float">
            <text:p>55830</text:p>
          </table:table-cell>
          <table:table-cell table:formula="of:=[.B506]/[.A506]" office:value-type="float" office:value="111.215139442231" calcext:value-type="float">
            <text:p>111.215139442231</text:p>
          </table:table-cell>
          <table:table-cell table:formula="of:=FLOOR([.A506] / [.$D$2]) * [.$B$2]* [.$D$2] + MOD([.A506]; [.$D$2]) * [.$C$10] + MOD([.A506] - FLOOR([.A506] / [.$D$2]); 3) * 10/6" office:value-type="float" office:value="55830" calcext:value-type="float">
            <text:p>55830</text:p>
          </table:table-cell>
          <table:table-cell table:style-name="ce2" table:formula="of:=[.D506]-[.B506]" office:value-type="float" office:value="0" calcext:value-type="float">
            <text:p>0</text:p>
          </table:table-cell>
          <table:table-cell/>
          <table:table-cell table:style-name="ce3" table:formula="of:=IF([.F506] &lt;&gt; 0; [.F506]-[.B506]; &quot;&quot;)">
            <text:p/>
          </table:table-cell>
          <table:table-cell office:value-type="string" calcext:value-type="string">
            <text:p>25, 25, 25, 25, 25, 25, 25, 25, 25, 25, 25, 25, 25, 25, 25, 25, 25, 25, 25, 2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5940" calcext:value-type="float">
            <text:p>55940</text:p>
          </table:table-cell>
          <table:table-cell table:formula="of:=[.B507]/[.A507]" office:value-type="float" office:value="111.212723658052" calcext:value-type="float">
            <text:p>111.212723658052</text:p>
          </table:table-cell>
          <table:table-cell table:formula="of:=FLOOR([.A507] / [.$D$2]) * [.$B$2]* [.$D$2] + MOD([.A507]; [.$D$2]) * [.$C$10] + MOD([.A507] - FLOOR([.A507] / [.$D$2]); 3) * 10/6" office:value-type="float" office:value="55940" calcext:value-type="float">
            <text:p>55940</text:p>
          </table:table-cell>
          <table:table-cell table:style-name="ce2" table:formula="of:=[.D507]-[.B507]" office:value-type="float" office:value="0" calcext:value-type="float">
            <text:p>0</text:p>
          </table:table-cell>
          <table:table-cell/>
          <table:table-cell table:style-name="ce3" table:formula="of:=IF([.F507] &lt;&gt; 0; [.F507]-[.B507]; &quot;&quot;)">
            <text:p/>
          </table:table-cell>
          <table:table-cell office:value-type="string" calcext:value-type="string">
            <text:p>25, 25, 25, 25, 25, 25, 25, 25, 25, 25, 25, 25, 25, 25, 25, 25, 25, 25, 25, 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6055" calcext:value-type="float">
            <text:p>56055</text:p>
          </table:table-cell>
          <table:table-cell table:formula="of:=[.B508]/[.A508]" office:value-type="float" office:value="111.220238095238" calcext:value-type="float">
            <text:p>111.220238095238</text:p>
          </table:table-cell>
          <table:table-cell table:formula="of:=FLOOR([.A508] / [.$D$2]) * [.$B$2]* [.$D$2] + MOD([.A508]; [.$D$2]) * [.$C$10] + MOD([.A508] - FLOOR([.A508] / [.$D$2]); 3) * 10/6" office:value-type="float" office:value="56055" calcext:value-type="float">
            <text:p>56055</text:p>
          </table:table-cell>
          <table:table-cell table:style-name="ce2" table:formula="of:=[.D508]-[.B508]" office:value-type="float" office:value="0" calcext:value-type="float">
            <text:p>0</text:p>
          </table:table-cell>
          <table:table-cell/>
          <table:table-cell table:style-name="ce3" table:formula="of:=IF([.F508] &lt;&gt; 0; [.F508]-[.B508]; &quot;&quot;)">
            <text:p/>
          </table:table-cell>
          <table:table-cell office:value-type="string" calcext:value-type="string">
            <text:p>4, 25, 25, 25, 25, 25, 25, 25, 25, 25, 25, 25, 25, 25, 25, 25, 12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6170" calcext:value-type="float">
            <text:p>56170</text:p>
          </table:table-cell>
          <table:table-cell table:formula="of:=[.B509]/[.A509]" office:value-type="float" office:value="111.227722772277" calcext:value-type="float">
            <text:p>111.227722772277</text:p>
          </table:table-cell>
          <table:table-cell table:formula="of:=FLOOR([.A509] / [.$D$2]) * [.$B$2]* [.$D$2] + MOD([.A509]; [.$D$2]) * [.$C$10] + MOD([.A509] - FLOOR([.A509] / [.$D$2]); 3) * 10/6" office:value-type="float" office:value="56170" calcext:value-type="float">
            <text:p>56170</text:p>
          </table:table-cell>
          <table:table-cell table:style-name="ce2" table:formula="of:=[.D509]-[.B509]" office:value-type="float" office:value="0" calcext:value-type="float">
            <text:p>0</text:p>
          </table:table-cell>
          <table:table-cell/>
          <table:table-cell table:style-name="ce3" table:formula="of:=IF([.F509] &lt;&gt; 0; [.F509]-[.B509]; &quot;&quot;)">
            <text:p/>
          </table:table-cell>
          <table:table-cell office:value-type="string" calcext:value-type="string">
            <text:p>4, 25, 25, 25, 25, 25, 25, 25, 25, 25, 25, 25, 25, 25, 25, 25, 25, 25, 25, 25, 2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6280" calcext:value-type="float">
            <text:p>56280</text:p>
          </table:table-cell>
          <table:table-cell table:formula="of:=[.B510]/[.A510]" office:value-type="float" office:value="111.225296442688" calcext:value-type="float">
            <text:p>111.225296442688</text:p>
          </table:table-cell>
          <table:table-cell table:formula="of:=FLOOR([.A510] / [.$D$2]) * [.$B$2]* [.$D$2] + MOD([.A510]; [.$D$2]) * [.$C$10] + MOD([.A510] - FLOOR([.A510] / [.$D$2]); 3) * 10/6" office:value-type="float" office:value="56280" calcext:value-type="float">
            <text:p>56280</text:p>
          </table:table-cell>
          <table:table-cell table:style-name="ce2" table:formula="of:=[.D510]-[.B510]" office:value-type="float" office:value="0" calcext:value-type="float">
            <text:p>0</text:p>
          </table:table-cell>
          <table:table-cell/>
          <table:table-cell table:style-name="ce3" table:formula="of:=IF([.F510] &lt;&gt; 0; [.F510]-[.B510]; &quot;&quot;)">
            <text:p/>
          </table:table-cell>
          <table:table-cell office:value-type="string" calcext:value-type="string">
            <text:p>6, 25, 25, 25, 25, 25, 25, 25, 25, 25, 25, 25, 25, 25, 25, 25, 12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6395" calcext:value-type="float">
            <text:p>56395</text:p>
          </table:table-cell>
          <table:table-cell table:formula="of:=[.B511]/[.A511]" office:value-type="float" office:value="111.232741617357" calcext:value-type="float">
            <text:p>111.232741617357</text:p>
          </table:table-cell>
          <table:table-cell table:formula="of:=FLOOR([.A511] / [.$D$2]) * [.$B$2]* [.$D$2] + MOD([.A511]; [.$D$2]) * [.$C$10] + MOD([.A511] - FLOOR([.A511] / [.$D$2]); 3) * 10/6" office:value-type="float" office:value="56395" calcext:value-type="float">
            <text:p>56395</text:p>
          </table:table-cell>
          <table:table-cell table:style-name="ce2" table:formula="of:=[.D511]-[.B511]" office:value-type="float" office:value="0" calcext:value-type="float">
            <text:p>0</text:p>
          </table:table-cell>
          <table:table-cell/>
          <table:table-cell table:style-name="ce3" table:formula="of:=IF([.F511] &lt;&gt; 0; [.F511]-[.B511]; &quot;&quot;)">
            <text:p/>
          </table:table-cell>
          <table:table-cell office:value-type="string" calcext:value-type="string">
            <text:p>4, 25, 25, 25, 25, 25, 25, 25, 25, 25, 25, 25, 25, 25, 25, 25, 25, 25, 25, 25, 2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6510" calcext:value-type="float">
            <text:p>56510</text:p>
          </table:table-cell>
          <table:table-cell table:formula="of:=[.B512]/[.A512]" office:value-type="float" office:value="111.240157480315" calcext:value-type="float">
            <text:p>111.240157480315</text:p>
          </table:table-cell>
          <table:table-cell table:formula="of:=FLOOR([.A512] / [.$D$2]) * [.$B$2]* [.$D$2] + MOD([.A512]; [.$D$2]) * [.$C$10] + MOD([.A512] - FLOOR([.A512] / [.$D$2]); 3) * 10/6" office:value-type="float" office:value="56510" calcext:value-type="float">
            <text:p>56510</text:p>
          </table:table-cell>
          <table:table-cell table:style-name="ce2" table:formula="of:=[.D512]-[.B512]" office:value-type="float" office:value="0" calcext:value-type="float">
            <text:p>0</text:p>
          </table:table-cell>
          <table:table-cell/>
          <table:table-cell table:style-name="ce3" table:formula="of:=IF([.F512] &lt;&gt; 0; [.F512]-[.B512]; &quot;&quot;)">
            <text:p/>
          </table:table-cell>
          <table:table-cell office:value-type="string" calcext:value-type="string">
            <text:p>4, 4, 25, 25, 25, 25, 25, 25, 25, 25, 25, 25, 25, 25, 25, 25, 25, 12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6620" calcext:value-type="float">
            <text:p>56620</text:p>
          </table:table-cell>
          <table:table-cell table:formula="of:=[.B513]/[.A513]" office:value-type="float" office:value="111.237721021611" calcext:value-type="float">
            <text:p>111.237721021611</text:p>
          </table:table-cell>
          <table:table-cell table:formula="of:=FLOOR([.A513] / [.$D$2]) * [.$B$2]* [.$D$2] + MOD([.A513]; [.$D$2]) * [.$C$10] + MOD([.A513] - FLOOR([.A513] / [.$D$2]); 3) * 10/6" office:value-type="float" office:value="56620" calcext:value-type="float">
            <text:p>56620</text:p>
          </table:table-cell>
          <table:table-cell table:style-name="ce2" table:formula="of:=[.D513]-[.B513]" office:value-type="float" office:value="0" calcext:value-type="float">
            <text:p>0</text:p>
          </table:table-cell>
          <table:table-cell/>
          <table:table-cell table:style-name="ce3" table:formula="of:=IF([.F513] &lt;&gt; 0; [.F513]-[.B513]; &quot;&quot;)">
            <text:p/>
          </table:table-cell>
          <table:table-cell office:value-type="string" calcext:value-type="string">
            <text:p>6, 25, 25, 25, 25, 25, 25, 25, 25, 25, 25, 25, 25, 25, 25, 25, 25, 25, 25, 25, 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6735" calcext:value-type="float">
            <text:p>56735</text:p>
          </table:table-cell>
          <table:table-cell table:formula="of:=[.B514]/[.A514]" office:value-type="float" office:value="111.245098039216" calcext:value-type="float">
            <text:p>111.245098039216</text:p>
          </table:table-cell>
          <table:table-cell table:formula="of:=FLOOR([.A514] / [.$D$2]) * [.$B$2]* [.$D$2] + MOD([.A514]; [.$D$2]) * [.$C$10] + MOD([.A514] - FLOOR([.A514] / [.$D$2]); 3) * 10/6" office:value-type="float" office:value="56735" calcext:value-type="float">
            <text:p>56735</text:p>
          </table:table-cell>
          <table:table-cell table:style-name="ce2" table:formula="of:=[.D514]-[.B514]" office:value-type="float" office:value="0" calcext:value-type="float">
            <text:p>0</text:p>
          </table:table-cell>
          <table:table-cell/>
          <table:table-cell table:style-name="ce3" table:formula="of:=IF([.F514] &lt;&gt; 0; [.F514]-[.B514]; &quot;&quot;)">
            <text:p/>
          </table:table-cell>
          <table:table-cell office:value-type="string" calcext:value-type="string">
            <text:p>4, 6, 25, 25, 25, 25, 25, 25, 25, 25, 25, 25, 25, 25, 25, 25, 25, 1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6850" calcext:value-type="float">
            <text:p>56850</text:p>
          </table:table-cell>
          <table:table-cell table:formula="of:=[.B515]/[.A515]" office:value-type="float" office:value="111.252446183953" calcext:value-type="float">
            <text:p>111.252446183953</text:p>
          </table:table-cell>
          <table:table-cell table:formula="of:=FLOOR([.A515] / [.$D$2]) * [.$B$2]* [.$D$2] + MOD([.A515]; [.$D$2]) * [.$C$10] + MOD([.A515] - FLOOR([.A515] / [.$D$2]); 3) * 10/6" office:value-type="float" office:value="56850" calcext:value-type="float">
            <text:p>56850</text:p>
          </table:table-cell>
          <table:table-cell table:style-name="ce2" table:formula="of:=[.D515]-[.B515]" office:value-type="float" office:value="0" calcext:value-type="float">
            <text:p>0</text:p>
          </table:table-cell>
          <table:table-cell/>
          <table:table-cell table:style-name="ce3" table:formula="of:=IF([.F515] &lt;&gt; 0; [.F515]-[.B515]; &quot;&quot;)">
            <text:p/>
          </table:table-cell>
          <table:table-cell office:value-type="string" calcext:value-type="string">
            <text:p>4, 4, 25, 25, 25, 25, 25, 25, 25, 25, 25, 25, 25, 25, 25, 25, 25, 25, 25, 25, 25, 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6960" calcext:value-type="float">
            <text:p>56960</text:p>
          </table:table-cell>
          <table:table-cell table:formula="of:=[.B516]/[.A516]" office:value-type="float" office:value="111.25" calcext:value-type="float">
            <text:p>111.25</text:p>
          </table:table-cell>
          <table:table-cell table:formula="of:=FLOOR([.A516] / [.$D$2]) * [.$B$2]* [.$D$2] + MOD([.A516]; [.$D$2]) * [.$C$10] + MOD([.A516] - FLOOR([.A516] / [.$D$2]); 3) * 10/6" office:value-type="float" office:value="56960" calcext:value-type="float">
            <text:p>56960</text:p>
          </table:table-cell>
          <table:table-cell table:style-name="ce2" table:formula="of:=[.D516]-[.B516]" office:value-type="float" office:value="0" calcext:value-type="float">
            <text:p>0</text:p>
          </table:table-cell>
          <table:table-cell/>
          <table:table-cell table:style-name="ce3" table:formula="of:=IF([.F516] &lt;&gt; 0; [.F516]-[.B516]; &quot;&quot;)">
            <text:p/>
          </table:table-cell>
          <table:table-cell office:value-type="string" calcext:value-type="string">
            <text:p>6, 6, 25, 25, 25, 25, 25, 25, 25, 25, 25, 25, 25, 25, 25, 25, 25, 1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7075" calcext:value-type="float">
            <text:p>57075</text:p>
          </table:table-cell>
          <table:table-cell table:formula="of:=[.B517]/[.A517]" office:value-type="float" office:value="111.25730994152" calcext:value-type="float">
            <text:p>111.25730994152</text:p>
          </table:table-cell>
          <table:table-cell table:formula="of:=FLOOR([.A517] / [.$D$2]) * [.$B$2]* [.$D$2] + MOD([.A517]; [.$D$2]) * [.$C$10] + MOD([.A517] - FLOOR([.A517] / [.$D$2]); 3) * 10/6" office:value-type="float" office:value="57075" calcext:value-type="float">
            <text:p>57075</text:p>
          </table:table-cell>
          <table:table-cell table:style-name="ce2" table:formula="of:=[.D517]-[.B517]" office:value-type="float" office:value="0" calcext:value-type="float">
            <text:p>0</text:p>
          </table:table-cell>
          <table:table-cell/>
          <table:table-cell table:style-name="ce3" table:formula="of:=IF([.F517] &lt;&gt; 0; [.F517]-[.B517]; &quot;&quot;)">
            <text:p/>
          </table:table-cell>
          <table:table-cell office:value-type="string" calcext:value-type="string">
            <text:p>4, 6, 25, 25, 25, 25, 25, 25, 25, 25, 25, 25, 25, 25, 25, 25, 25, 25, 25, 25, 25, 2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7190" calcext:value-type="float">
            <text:p>57190</text:p>
          </table:table-cell>
          <table:table-cell table:formula="of:=[.B518]/[.A518]" office:value-type="float" office:value="111.264591439689" calcext:value-type="float">
            <text:p>111.264591439689</text:p>
          </table:table-cell>
          <table:table-cell table:formula="of:=FLOOR([.A518] / [.$D$2]) * [.$B$2]* [.$D$2] + MOD([.A518]; [.$D$2]) * [.$C$10] + MOD([.A518] - FLOOR([.A518] / [.$D$2]); 3) * 10/6" office:value-type="float" office:value="57190" calcext:value-type="float">
            <text:p>57190</text:p>
          </table:table-cell>
          <table:table-cell table:style-name="ce2" table:formula="of:=[.D518]-[.B518]" office:value-type="float" office:value="0" calcext:value-type="float">
            <text:p>0</text:p>
          </table:table-cell>
          <table:table-cell/>
          <table:table-cell table:style-name="ce3" table:formula="of:=IF([.F518] &lt;&gt; 0; [.F518]-[.B518]; &quot;&quot;)">
            <text:p/>
          </table:table-cell>
          <table:table-cell office:value-type="string" calcext:value-type="string">
            <text:p>4, 4, 6, 25, 25, 25, 25, 25, 25, 25, 25, 25, 25, 25, 25, 25, 25, 25, 1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300" calcext:value-type="float">
            <text:p>57300</text:p>
          </table:table-cell>
          <table:table-cell table:formula="of:=[.B519]/[.A519]" office:value-type="float" office:value="111.26213592233" calcext:value-type="float">
            <text:p>111.26213592233</text:p>
          </table:table-cell>
          <table:table-cell table:formula="of:=FLOOR([.A519] / [.$D$2]) * [.$B$2]* [.$D$2] + MOD([.A519]; [.$D$2]) * [.$C$10] + MOD([.A519] - FLOOR([.A519] / [.$D$2]); 3) * 10/6" office:value-type="float" office:value="57300" calcext:value-type="float">
            <text:p>57300</text:p>
          </table:table-cell>
          <table:table-cell table:style-name="ce2" table:formula="of:=[.D519]-[.B519]" office:value-type="float" office:value="0" calcext:value-type="float">
            <text:p>0</text:p>
          </table:table-cell>
          <table:table-cell/>
          <table:table-cell table:style-name="ce3" table:formula="of:=IF([.F519] &lt;&gt; 0; [.F519]-[.B519]; &quot;&quot;)">
            <text:p/>
          </table:table-cell>
          <table:table-cell office:value-type="string" calcext:value-type="string">
            <text:p>6, 6, 25, 25, 25, 25, 25, 25, 25, 25, 25, 25, 25, 25, 25, 25, 25, 25, 25, 25, 25, 2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7415" calcext:value-type="float">
            <text:p>57415</text:p>
          </table:table-cell>
          <table:table-cell table:formula="of:=[.B520]/[.A520]" office:value-type="float" office:value="111.269379844961" calcext:value-type="float">
            <text:p>111.269379844961</text:p>
          </table:table-cell>
          <table:table-cell table:formula="of:=FLOOR([.A520] / [.$D$2]) * [.$B$2]* [.$D$2] + MOD([.A520]; [.$D$2]) * [.$C$10] + MOD([.A520] - FLOOR([.A520] / [.$D$2]); 3) * 10/6" office:value-type="float" office:value="57415" calcext:value-type="float">
            <text:p>57415</text:p>
          </table:table-cell>
          <table:table-cell table:style-name="ce2" table:formula="of:=[.D520]-[.B520]" office:value-type="float" office:value="0" calcext:value-type="float">
            <text:p>0</text:p>
          </table:table-cell>
          <table:table-cell/>
          <table:table-cell table:style-name="ce3" table:formula="of:=IF([.F520] &lt;&gt; 0; [.F520]-[.B520]; &quot;&quot;)">
            <text:p/>
          </table:table-cell>
          <table:table-cell office:value-type="string" calcext:value-type="string">
            <text:p>4, 6, 6, 25, 25, 25, 25, 25, 25, 25, 25, 25, 25, 25, 25, 25, 25, 25, 12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7530" calcext:value-type="float">
            <text:p>57530</text:p>
          </table:table-cell>
          <table:table-cell table:formula="of:=[.B521]/[.A521]" office:value-type="float" office:value="111.276595744681" calcext:value-type="float">
            <text:p>111.276595744681</text:p>
          </table:table-cell>
          <table:table-cell table:formula="of:=FLOOR([.A521] / [.$D$2]) * [.$B$2]* [.$D$2] + MOD([.A521]; [.$D$2]) * [.$C$10] + MOD([.A521] - FLOOR([.A521] / [.$D$2]); 3) * 10/6" office:value-type="float" office:value="57530" calcext:value-type="float">
            <text:p>57530</text:p>
          </table:table-cell>
          <table:table-cell table:style-name="ce2" table:formula="of:=[.D521]-[.B521]" office:value-type="float" office:value="0" calcext:value-type="float">
            <text:p>0</text:p>
          </table:table-cell>
          <table:table-cell/>
          <table:table-cell table:style-name="ce3" table:formula="of:=IF([.F521] &lt;&gt; 0; [.F521]-[.B521]; &quot;&quot;)">
            <text:p/>
          </table:table-cell>
          <table:table-cell office:value-type="string" calcext:value-type="string">
            <text:p>4, 4, 6, 25, 25, 25, 25, 25, 25, 25, 25, 25, 25, 25, 25, 25, 25, 25, 25, 25, 25, 25, 2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7640" calcext:value-type="float">
            <text:p>57640</text:p>
          </table:table-cell>
          <table:table-cell table:formula="of:=[.B522]/[.A522]" office:value-type="float" office:value="111.274131274131" calcext:value-type="float">
            <text:p>111.274131274131</text:p>
          </table:table-cell>
          <table:table-cell table:formula="of:=FLOOR([.A522] / [.$D$2]) * [.$B$2]* [.$D$2] + MOD([.A522]; [.$D$2]) * [.$C$10] + MOD([.A522] - FLOOR([.A522] / [.$D$2]); 3) * 10/6" office:value-type="float" office:value="57640" calcext:value-type="float">
            <text:p>57640</text:p>
          </table:table-cell>
          <table:table-cell table:style-name="ce2" table:formula="of:=[.D522]-[.B522]" office:value-type="float" office:value="0" calcext:value-type="float">
            <text:p>0</text:p>
          </table:table-cell>
          <table:table-cell/>
          <table:table-cell table:style-name="ce3" table:formula="of:=IF([.F522] &lt;&gt; 0; [.F522]-[.B522]; &quot;&quot;)">
            <text:p/>
          </table:table-cell>
          <table:table-cell office:value-type="string" calcext:value-type="string">
            <text:p>6, 6, 6, 25, 25, 25, 25, 25, 25, 25, 25, 25, 25, 25, 25, 25, 25, 25, 12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7755" calcext:value-type="float">
            <text:p>57755</text:p>
          </table:table-cell>
          <table:table-cell table:formula="of:=[.B523]/[.A523]" office:value-type="float" office:value="111.281310211946" calcext:value-type="float">
            <text:p>111.281310211946</text:p>
          </table:table-cell>
          <table:table-cell table:formula="of:=FLOOR([.A523] / [.$D$2]) * [.$B$2]* [.$D$2] + MOD([.A523]; [.$D$2]) * [.$C$10] + MOD([.A523] - FLOOR([.A523] / [.$D$2]); 3) * 10/6" office:value-type="float" office:value="57755" calcext:value-type="float">
            <text:p>57755</text:p>
          </table:table-cell>
          <table:table-cell table:style-name="ce2" table:formula="of:=[.D523]-[.B523]" office:value-type="float" office:value="0" calcext:value-type="float">
            <text:p>0</text:p>
          </table:table-cell>
          <table:table-cell/>
          <table:table-cell table:style-name="ce3" table:formula="of:=IF([.F523] &lt;&gt; 0; [.F523]-[.B523]; &quot;&quot;)">
            <text:p/>
          </table:table-cell>
          <table:table-cell office:value-type="string" calcext:value-type="string">
            <text:p>4, 6, 6, 25, 25, 25, 25, 25, 25, 25, 25, 25, 25, 25, 25, 25, 25, 25, 25, 25, 25, 25, 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7870" calcext:value-type="float">
            <text:p>57870</text:p>
          </table:table-cell>
          <table:table-cell table:formula="of:=[.B524]/[.A524]" office:value-type="float" office:value="111.288461538462" calcext:value-type="float">
            <text:p>111.288461538462</text:p>
          </table:table-cell>
          <table:table-cell table:formula="of:=FLOOR([.A524] / [.$D$2]) * [.$B$2]* [.$D$2] + MOD([.A524]; [.$D$2]) * [.$C$10] + MOD([.A524] - FLOOR([.A524] / [.$D$2]); 3) * 10/6" office:value-type="float" office:value="57870" calcext:value-type="float">
            <text:p>57870</text:p>
          </table:table-cell>
          <table:table-cell table:style-name="ce2" table:formula="of:=[.D524]-[.B524]" office:value-type="float" office:value="0" calcext:value-type="float">
            <text:p>0</text:p>
          </table:table-cell>
          <table:table-cell/>
          <table:table-cell table:style-name="ce3" table:formula="of:=IF([.F524] &lt;&gt; 0; [.F524]-[.B524]; &quot;&quot;)">
            <text:p/>
          </table:table-cell>
          <table:table-cell office:value-type="string" calcext:value-type="string">
            <text:p>4, 4, 6, 6, 25, 25, 25, 25, 25, 25, 25, 25, 25, 25, 25, 25, 25, 25, 25, 1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7980" calcext:value-type="float">
            <text:p>57980</text:p>
          </table:table-cell>
          <table:table-cell table:formula="of:=[.B525]/[.A525]" office:value-type="float" office:value="111.285988483685" calcext:value-type="float">
            <text:p>111.285988483685</text:p>
          </table:table-cell>
          <table:table-cell table:formula="of:=FLOOR([.A525] / [.$D$2]) * [.$B$2]* [.$D$2] + MOD([.A525]; [.$D$2]) * [.$C$10] + MOD([.A525] - FLOOR([.A525] / [.$D$2]); 3) * 10/6" office:value-type="float" office:value="57980" calcext:value-type="float">
            <text:p>57980</text:p>
          </table:table-cell>
          <table:table-cell table:style-name="ce2" table:formula="of:=[.D525]-[.B525]" office:value-type="float" office:value="0" calcext:value-type="float">
            <text:p>0</text:p>
          </table:table-cell>
          <table:table-cell/>
          <table:table-cell table:style-name="ce3" table:formula="of:=IF([.F525] &lt;&gt; 0; [.F525]-[.B525]; &quot;&quot;)">
            <text:p/>
          </table:table-cell>
          <table:table-cell office:value-type="string" calcext:value-type="string">
            <text:p>6, 6, 6, 25, 25, 25, 25, 25, 25, 25, 25, 25, 25, 25, 25, 25, 25, 25, 25, 25, 25, 25, 2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8095" calcext:value-type="float">
            <text:p>58095</text:p>
          </table:table-cell>
          <table:table-cell table:formula="of:=[.B526]/[.A526]" office:value-type="float" office:value="111.293103448276" calcext:value-type="float">
            <text:p>111.293103448276</text:p>
          </table:table-cell>
          <table:table-cell table:formula="of:=FLOOR([.A526] / [.$D$2]) * [.$B$2]* [.$D$2] + MOD([.A526]; [.$D$2]) * [.$C$10] + MOD([.A526] - FLOOR([.A526] / [.$D$2]); 3) * 10/6" office:value-type="float" office:value="58095" calcext:value-type="float">
            <text:p>58095</text:p>
          </table:table-cell>
          <table:table-cell table:style-name="ce2" table:formula="of:=[.D526]-[.B526]" office:value-type="float" office:value="0" calcext:value-type="float">
            <text:p>0</text:p>
          </table:table-cell>
          <table:table-cell/>
          <table:table-cell table:style-name="ce3" table:formula="of:=IF([.F526] &lt;&gt; 0; [.F526]-[.B526]; &quot;&quot;)">
            <text:p/>
          </table:table-cell>
          <table:table-cell office:value-type="string" calcext:value-type="string">
            <text:p>4, 6, 6, 6, 25, 25, 25, 25, 25, 25, 25, 25, 25, 25, 25, 25, 25, 25, 25, 12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8210" calcext:value-type="float">
            <text:p>58210</text:p>
          </table:table-cell>
          <table:table-cell table:formula="of:=[.B527]/[.A527]" office:value-type="float" office:value="111.300191204589" calcext:value-type="float">
            <text:p>111.300191204589</text:p>
          </table:table-cell>
          <table:table-cell table:formula="of:=FLOOR([.A527] / [.$D$2]) * [.$B$2]* [.$D$2] + MOD([.A527]; [.$D$2]) * [.$C$10] + MOD([.A527] - FLOOR([.A527] / [.$D$2]); 3) * 10/6" office:value-type="float" office:value="58210" calcext:value-type="float">
            <text:p>58210</text:p>
          </table:table-cell>
          <table:table-cell table:style-name="ce2" table:formula="of:=[.D527]-[.B527]" office:value-type="float" office:value="0" calcext:value-type="float">
            <text:p>0</text:p>
          </table:table-cell>
          <table:table-cell/>
          <table:table-cell table:style-name="ce3" table:formula="of:=IF([.F527] &lt;&gt; 0; [.F527]-[.B527]; &quot;&quot;)">
            <text:p/>
          </table:table-cell>
          <table:table-cell office:value-type="string" calcext:value-type="string">
            <text:p>4, 4, 6, 6, 25, 25, 25, 25, 25, 25, 25, 25, 25, 25, 25, 25, 25, 25, 25, 25, 25, 25, 25, 2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8320" calcext:value-type="float">
            <text:p>58320</text:p>
          </table:table-cell>
          <table:table-cell table:formula="of:=[.B528]/[.A528]" office:value-type="float" office:value="111.297709923664" calcext:value-type="float">
            <text:p>111.297709923664</text:p>
          </table:table-cell>
          <table:table-cell table:formula="of:=FLOOR([.A528] / [.$D$2]) * [.$B$2]* [.$D$2] + MOD([.A528]; [.$D$2]) * [.$C$10] + MOD([.A528] - FLOOR([.A528] / [.$D$2]); 3) * 10/6" office:value-type="float" office:value="58320" calcext:value-type="float">
            <text:p>58320</text:p>
          </table:table-cell>
          <table:table-cell table:style-name="ce2" table:formula="of:=[.D528]-[.B528]" office:value-type="float" office:value="0" calcext:value-type="float">
            <text:p>0</text:p>
          </table:table-cell>
          <table:table-cell/>
          <table:table-cell table:style-name="ce3" table:formula="of:=IF([.F528] &lt;&gt; 0; [.F528]-[.B528]; &quot;&quot;)">
            <text:p/>
          </table:table-cell>
          <table:table-cell office:value-type="string" calcext:value-type="string">
            <text:p>6, 6, 6, 6, 25, 25, 25, 25, 25, 25, 25, 25, 25, 25, 25, 25, 25, 25, 25, 1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380" calcext:value-type="float">
            <text:p>58380</text:p>
          </table:table-cell>
          <table:table-cell table:formula="of:=[.B529]/[.A529]" office:value-type="float" office:value="111.2" calcext:value-type="float">
            <text:p>111.2</text:p>
          </table:table-cell>
          <table:table-cell table:formula="of:=FLOOR([.A529] / [.$D$2]) * [.$B$2]* [.$D$2] + MOD([.A529]; [.$D$2]) * [.$C$10] + MOD([.A529] - FLOOR([.A529] / [.$D$2]); 3) * 10/6" office:value-type="float" office:value="58380" calcext:value-type="float">
            <text:p>58380</text:p>
          </table:table-cell>
          <table:table-cell table:style-name="ce2" table:formula="of:=[.D529]-[.B529]" office:value-type="float" office:value="0" calcext:value-type="float">
            <text:p>0</text:p>
          </table:table-cell>
          <table:table-cell/>
          <table:table-cell table:style-name="ce3" table:formula="of:=IF([.F529] &lt;&gt; 0; [.F529]-[.B529]; &quot;&quot;)">
            <text:p/>
          </table:table-cell>
          <table:table-cell office:value-type="string" calcext:value-type="string">
            <text:p>25, 25, 25, 25, 25, 25, 25, 25, 25, 25, 25, 25, 25, 25, 25, 25, 1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8495" calcext:value-type="float">
            <text:p>58495</text:p>
          </table:table-cell>
          <table:table-cell table:formula="of:=[.B530]/[.A530]" office:value-type="float" office:value="111.207224334601" calcext:value-type="float">
            <text:p>111.207224334601</text:p>
          </table:table-cell>
          <table:table-cell table:formula="of:=FLOOR([.A530] / [.$D$2]) * [.$B$2]* [.$D$2] + MOD([.A530]; [.$D$2]) * [.$C$10] + MOD([.A530] - FLOOR([.A530] / [.$D$2]); 3) * 10/6" office:value-type="float" office:value="58495" calcext:value-type="float">
            <text:p>58495</text:p>
          </table:table-cell>
          <table:table-cell table:style-name="ce2" table:formula="of:=[.D530]-[.B530]" office:value-type="float" office:value="0" calcext:value-type="float">
            <text:p>0</text:p>
          </table:table-cell>
          <table:table-cell/>
          <table:table-cell table:style-name="ce3" table:formula="of:=IF([.F530] &lt;&gt; 0; [.F530]-[.B530]; &quot;&quot;)">
            <text:p/>
          </table:table-cell>
          <table:table-cell office:value-type="string" calcext:value-type="string">
            <text:p>25, 25, 25, 25, 25, 25, 25, 25, 25, 25, 25, 25, 25, 25, 25, 25, 25, 25, 25, 25, 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610" calcext:value-type="float">
            <text:p>58610</text:p>
          </table:table-cell>
          <table:table-cell table:formula="of:=[.B531]/[.A531]" office:value-type="float" office:value="111.214421252372" calcext:value-type="float">
            <text:p>111.214421252372</text:p>
          </table:table-cell>
          <table:table-cell table:formula="of:=FLOOR([.A531] / [.$D$2]) * [.$B$2]* [.$D$2] + MOD([.A531]; [.$D$2]) * [.$C$10] + MOD([.A531] - FLOOR([.A531] / [.$D$2]); 3) * 10/6" office:value-type="float" office:value="58610" calcext:value-type="float">
            <text:p>58610</text:p>
          </table:table-cell>
          <table:table-cell table:style-name="ce2" table:formula="of:=[.D531]-[.B531]" office:value-type="float" office:value="0" calcext:value-type="float">
            <text:p>0</text:p>
          </table:table-cell>
          <table:table-cell/>
          <table:table-cell table:style-name="ce3" table:formula="of:=IF([.F531] &lt;&gt; 0; [.F531]-[.B531]; &quot;&quot;)">
            <text:p/>
          </table:table-cell>
          <table:table-cell office:value-type="string" calcext:value-type="string">
            <text:p>25, 25, 25, 25, 25, 25, 25, 25, 25, 25, 25, 25, 25, 25, 25, 25, 25, 25, 25, 25, 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8720" calcext:value-type="float">
            <text:p>58720</text:p>
          </table:table-cell>
          <table:table-cell table:formula="of:=[.B532]/[.A532]" office:value-type="float" office:value="111.212121212121" calcext:value-type="float">
            <text:p>111.212121212121</text:p>
          </table:table-cell>
          <table:table-cell table:formula="of:=FLOOR([.A532] / [.$D$2]) * [.$B$2]* [.$D$2] + MOD([.A532]; [.$D$2]) * [.$C$10] + MOD([.A532] - FLOOR([.A532] / [.$D$2]); 3) * 10/6" office:value-type="float" office:value="58720" calcext:value-type="float">
            <text:p>58720</text:p>
          </table:table-cell>
          <table:table-cell table:style-name="ce2" table:formula="of:=[.D532]-[.B532]" office:value-type="float" office:value="0" calcext:value-type="float">
            <text:p>0</text:p>
          </table:table-cell>
          <table:table-cell/>
          <table:table-cell table:style-name="ce3" table:formula="of:=IF([.F532] &lt;&gt; 0; [.F532]-[.B532]; &quot;&quot;)">
            <text:p/>
          </table:table-cell>
          <table:table-cell office:value-type="string" calcext:value-type="string">
            <text:p>25, 25, 25, 25, 25, 25, 25, 25, 25, 25, 25, 25, 25, 25, 25, 25, 25, 25, 25, 25, 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8835" calcext:value-type="float">
            <text:p>58835</text:p>
          </table:table-cell>
          <table:table-cell table:formula="of:=[.B533]/[.A533]" office:value-type="float" office:value="111.219281663516" calcext:value-type="float">
            <text:p>111.219281663516</text:p>
          </table:table-cell>
          <table:table-cell table:formula="of:=FLOOR([.A533] / [.$D$2]) * [.$B$2]* [.$D$2] + MOD([.A533]; [.$D$2]) * [.$C$10] + MOD([.A533] - FLOOR([.A533] / [.$D$2]); 3) * 10/6" office:value-type="float" office:value="58835" calcext:value-type="float">
            <text:p>58835</text:p>
          </table:table-cell>
          <table:table-cell table:style-name="ce2" table:formula="of:=[.D533]-[.B533]" office:value-type="float" office:value="0" calcext:value-type="float">
            <text:p>0</text:p>
          </table:table-cell>
          <table:table-cell/>
          <table:table-cell table:style-name="ce3" table:formula="of:=IF([.F533] &lt;&gt; 0; [.F533]-[.B533]; &quot;&quot;)">
            <text:p/>
          </table:table-cell>
          <table:table-cell office:value-type="string" calcext:value-type="string">
            <text:p>4, 25, 25, 25, 25, 25, 25, 25, 25, 25, 25, 25, 25, 25, 25, 25, 25, 1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8950" calcext:value-type="float">
            <text:p>58950</text:p>
          </table:table-cell>
          <table:table-cell table:formula="of:=[.B534]/[.A534]" office:value-type="float" office:value="111.22641509434" calcext:value-type="float">
            <text:p>111.22641509434</text:p>
          </table:table-cell>
          <table:table-cell table:formula="of:=FLOOR([.A534] / [.$D$2]) * [.$B$2]* [.$D$2] + MOD([.A534]; [.$D$2]) * [.$C$10] + MOD([.A534] - FLOOR([.A534] / [.$D$2]); 3) * 10/6" office:value-type="float" office:value="58950" calcext:value-type="float">
            <text:p>58950</text:p>
          </table:table-cell>
          <table:table-cell table:style-name="ce2" table:formula="of:=[.D534]-[.B534]" office:value-type="float" office:value="0" calcext:value-type="float">
            <text:p>0</text:p>
          </table:table-cell>
          <table:table-cell/>
          <table:table-cell table:style-name="ce3" table:formula="of:=IF([.F534] &lt;&gt; 0; [.F534]-[.B534]; &quot;&quot;)">
            <text:p/>
          </table:table-cell>
          <table:table-cell office:value-type="string" calcext:value-type="string">
            <text:p>4, 25, 25, 25, 25, 25, 25, 25, 25, 25, 25, 25, 25, 25, 25, 25, 25, 25, 25, 25, 25, 2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9060" calcext:value-type="float">
            <text:p>59060</text:p>
          </table:table-cell>
          <table:table-cell table:formula="of:=[.B535]/[.A535]" office:value-type="float" office:value="111.224105461394" calcext:value-type="float">
            <text:p>111.224105461394</text:p>
          </table:table-cell>
          <table:table-cell table:formula="of:=FLOOR([.A535] / [.$D$2]) * [.$B$2]* [.$D$2] + MOD([.A535]; [.$D$2]) * [.$C$10] + MOD([.A535] - FLOOR([.A535] / [.$D$2]); 3) * 10/6" office:value-type="float" office:value="59060" calcext:value-type="float">
            <text:p>59060</text:p>
          </table:table-cell>
          <table:table-cell table:style-name="ce2" table:formula="of:=[.D535]-[.B535]" office:value-type="float" office:value="0" calcext:value-type="float">
            <text:p>0</text:p>
          </table:table-cell>
          <table:table-cell/>
          <table:table-cell table:style-name="ce3" table:formula="of:=IF([.F535] &lt;&gt; 0; [.F535]-[.B535]; &quot;&quot;)">
            <text:p/>
          </table:table-cell>
          <table:table-cell office:value-type="string" calcext:value-type="string">
            <text:p>6, 25, 25, 25, 25, 25, 25, 25, 25, 25, 25, 25, 25, 25, 25, 25, 25, 12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9175" calcext:value-type="float">
            <text:p>59175</text:p>
          </table:table-cell>
          <table:table-cell table:formula="of:=[.B536]/[.A536]" office:value-type="float" office:value="111.231203007519" calcext:value-type="float">
            <text:p>111.231203007519</text:p>
          </table:table-cell>
          <table:table-cell table:formula="of:=FLOOR([.A536] / [.$D$2]) * [.$B$2]* [.$D$2] + MOD([.A536]; [.$D$2]) * [.$C$10] + MOD([.A536] - FLOOR([.A536] / [.$D$2]); 3) * 10/6" office:value-type="float" office:value="59175" calcext:value-type="float">
            <text:p>59175</text:p>
          </table:table-cell>
          <table:table-cell table:style-name="ce2" table:formula="of:=[.D536]-[.B536]" office:value-type="float" office:value="0" calcext:value-type="float">
            <text:p>0</text:p>
          </table:table-cell>
          <table:table-cell/>
          <table:table-cell table:style-name="ce3" table:formula="of:=IF([.F536] &lt;&gt; 0; [.F536]-[.B536]; &quot;&quot;)">
            <text:p/>
          </table:table-cell>
          <table:table-cell office:value-type="string" calcext:value-type="string">
            <text:p>4, 25, 25, 25, 25, 25, 25, 25, 25, 25, 25, 25, 25, 25, 25, 25, 25, 25, 25, 25, 25, 2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9290" calcext:value-type="float">
            <text:p>59290</text:p>
          </table:table-cell>
          <table:table-cell table:formula="of:=[.B537]/[.A537]" office:value-type="float" office:value="111.238273921201" calcext:value-type="float">
            <text:p>111.238273921201</text:p>
          </table:table-cell>
          <table:table-cell table:formula="of:=FLOOR([.A537] / [.$D$2]) * [.$B$2]* [.$D$2] + MOD([.A537]; [.$D$2]) * [.$C$10] + MOD([.A537] - FLOOR([.A537] / [.$D$2]); 3) * 10/6" office:value-type="float" office:value="59290" calcext:value-type="float">
            <text:p>59290</text:p>
          </table:table-cell>
          <table:table-cell table:style-name="ce2" table:formula="of:=[.D537]-[.B537]" office:value-type="float" office:value="0" calcext:value-type="float">
            <text:p>0</text:p>
          </table:table-cell>
          <table:table-cell/>
          <table:table-cell table:style-name="ce3" table:formula="of:=IF([.F537] &lt;&gt; 0; [.F537]-[.B537]; &quot;&quot;)">
            <text:p/>
          </table:table-cell>
          <table:table-cell office:value-type="string" calcext:value-type="string">
            <text:p>4, 4, 25, 25, 25, 25, 25, 25, 25, 25, 25, 25, 25, 25, 25, 25, 25, 25, 12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9400" calcext:value-type="float">
            <text:p>59400</text:p>
          </table:table-cell>
          <table:table-cell table:formula="of:=[.B538]/[.A538]" office:value-type="float" office:value="111.23595505618" calcext:value-type="float">
            <text:p>111.23595505618</text:p>
          </table:table-cell>
          <table:table-cell table:formula="of:=FLOOR([.A538] / [.$D$2]) * [.$B$2]* [.$D$2] + MOD([.A538]; [.$D$2]) * [.$C$10] + MOD([.A538] - FLOOR([.A538] / [.$D$2]); 3) * 10/6" office:value-type="float" office:value="59400" calcext:value-type="float">
            <text:p>59400</text:p>
          </table:table-cell>
          <table:table-cell table:style-name="ce2" table:formula="of:=[.D538]-[.B538]" office:value-type="float" office:value="0" calcext:value-type="float">
            <text:p>0</text:p>
          </table:table-cell>
          <table:table-cell/>
          <table:table-cell table:style-name="ce3" table:formula="of:=IF([.F538] &lt;&gt; 0; [.F538]-[.B538]; &quot;&quot;)">
            <text:p/>
          </table:table-cell>
          <table:table-cell office:value-type="string" calcext:value-type="string">
            <text:p>6, 25, 25, 25, 25, 25, 25, 25, 25, 25, 25, 25, 25, 25, 25, 25, 25, 25, 25, 25, 25, 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9515" calcext:value-type="float">
            <text:p>59515</text:p>
          </table:table-cell>
          <table:table-cell table:formula="of:=[.B539]/[.A539]" office:value-type="float" office:value="111.242990654206" calcext:value-type="float">
            <text:p>111.242990654206</text:p>
          </table:table-cell>
          <table:table-cell table:formula="of:=FLOOR([.A539] / [.$D$2]) * [.$B$2]* [.$D$2] + MOD([.A539]; [.$D$2]) * [.$C$10] + MOD([.A539] - FLOOR([.A539] / [.$D$2]); 3) * 10/6" office:value-type="float" office:value="59515" calcext:value-type="float">
            <text:p>59515</text:p>
          </table:table-cell>
          <table:table-cell table:style-name="ce2" table:formula="of:=[.D539]-[.B539]" office:value-type="float" office:value="0" calcext:value-type="float">
            <text:p>0</text:p>
          </table:table-cell>
          <table:table-cell/>
          <table:table-cell table:style-name="ce3" table:formula="of:=IF([.F539] &lt;&gt; 0; [.F539]-[.B539]; &quot;&quot;)">
            <text:p/>
          </table:table-cell>
          <table:table-cell office:value-type="string" calcext:value-type="string">
            <text:p>4, 6, 25, 25, 25, 25, 25, 25, 25, 25, 25, 25, 25, 25, 25, 25, 25, 25, 1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9630" calcext:value-type="float">
            <text:p>59630</text:p>
          </table:table-cell>
          <table:table-cell table:formula="of:=[.B540]/[.A540]" office:value-type="float" office:value="111.25" calcext:value-type="float">
            <text:p>111.25</text:p>
          </table:table-cell>
          <table:table-cell table:formula="of:=FLOOR([.A540] / [.$D$2]) * [.$B$2]* [.$D$2] + MOD([.A540]; [.$D$2]) * [.$C$10] + MOD([.A540] - FLOOR([.A540] / [.$D$2]); 3) * 10/6" office:value-type="float" office:value="59630" calcext:value-type="float">
            <text:p>59630</text:p>
          </table:table-cell>
          <table:table-cell table:style-name="ce2" table:formula="of:=[.D540]-[.B540]" office:value-type="float" office:value="0" calcext:value-type="float">
            <text:p>0</text:p>
          </table:table-cell>
          <table:table-cell/>
          <table:table-cell table:style-name="ce3" table:formula="of:=IF([.F540] &lt;&gt; 0; [.F540]-[.B540]; &quot;&quot;)">
            <text:p/>
          </table:table-cell>
          <table:table-cell office:value-type="string" calcext:value-type="string">
            <text:p>4, 4, 25, 25, 25, 25, 25, 25, 25, 25, 25, 25, 25, 25, 25, 25, 25, 25, 25, 25, 25, 25, 2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9740" calcext:value-type="float">
            <text:p>59740</text:p>
          </table:table-cell>
          <table:table-cell table:formula="of:=[.B541]/[.A541]" office:value-type="float" office:value="111.247672253259" calcext:value-type="float">
            <text:p>111.247672253259</text:p>
          </table:table-cell>
          <table:table-cell table:formula="of:=FLOOR([.A541] / [.$D$2]) * [.$B$2]* [.$D$2] + MOD([.A541]; [.$D$2]) * [.$C$10] + MOD([.A541] - FLOOR([.A541] / [.$D$2]); 3) * 10/6" office:value-type="float" office:value="59740" calcext:value-type="float">
            <text:p>59740</text:p>
          </table:table-cell>
          <table:table-cell table:style-name="ce2" table:formula="of:=[.D541]-[.B541]" office:value-type="float" office:value="0" calcext:value-type="float">
            <text:p>0</text:p>
          </table:table-cell>
          <table:table-cell/>
          <table:table-cell table:style-name="ce3" table:formula="of:=IF([.F541] &lt;&gt; 0; [.F541]-[.B541]; &quot;&quot;)">
            <text:p/>
          </table:table-cell>
          <table:table-cell office:value-type="string" calcext:value-type="string">
            <text:p>6, 6, 25, 25, 25, 25, 25, 25, 25, 25, 25, 25, 25, 25, 25, 25, 25, 25, 12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855" calcext:value-type="float">
            <text:p>59855</text:p>
          </table:table-cell>
          <table:table-cell table:formula="of:=[.B542]/[.A542]" office:value-type="float" office:value="111.254646840149" calcext:value-type="float">
            <text:p>111.254646840149</text:p>
          </table:table-cell>
          <table:table-cell table:formula="of:=FLOOR([.A542] / [.$D$2]) * [.$B$2]* [.$D$2] + MOD([.A542]; [.$D$2]) * [.$C$10] + MOD([.A542] - FLOOR([.A542] / [.$D$2]); 3) * 10/6" office:value-type="float" office:value="59855" calcext:value-type="float">
            <text:p>59855</text:p>
          </table:table-cell>
          <table:table-cell table:style-name="ce2" table:formula="of:=[.D542]-[.B542]" office:value-type="float" office:value="0" calcext:value-type="float">
            <text:p>0</text:p>
          </table:table-cell>
          <table:table-cell/>
          <table:table-cell table:style-name="ce3" table:formula="of:=IF([.F542] &lt;&gt; 0; [.F542]-[.B542]; &quot;&quot;)">
            <text:p/>
          </table:table-cell>
          <table:table-cell office:value-type="string" calcext:value-type="string">
            <text:p>4, 6, 25, 25, 25, 25, 25, 25, 25, 25, 25, 25, 25, 25, 25, 25, 25, 25, 25, 25, 25, 25, 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9970" calcext:value-type="float">
            <text:p>59970</text:p>
          </table:table-cell>
          <table:table-cell table:formula="of:=[.B543]/[.A543]" office:value-type="float" office:value="111.26159554731" calcext:value-type="float">
            <text:p>111.26159554731</text:p>
          </table:table-cell>
          <table:table-cell table:formula="of:=FLOOR([.A543] / [.$D$2]) * [.$B$2]* [.$D$2] + MOD([.A543]; [.$D$2]) * [.$C$10] + MOD([.A543] - FLOOR([.A543] / [.$D$2]); 3) * 10/6" office:value-type="float" office:value="59970" calcext:value-type="float">
            <text:p>59970</text:p>
          </table:table-cell>
          <table:table-cell table:style-name="ce2" table:formula="of:=[.D543]-[.B543]" office:value-type="float" office:value="0" calcext:value-type="float">
            <text:p>0</text:p>
          </table:table-cell>
          <table:table-cell/>
          <table:table-cell table:style-name="ce3" table:formula="of:=IF([.F543] &lt;&gt; 0; [.F543]-[.B543]; &quot;&quot;)">
            <text:p/>
          </table:table-cell>
          <table:table-cell office:value-type="string" calcext:value-type="string">
            <text:p>4, 4, 6, 25, 25, 25, 25, 25, 25, 25, 25, 25, 25, 25, 25, 25, 25, 25, 25, 1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0080" calcext:value-type="float">
            <text:p>60080</text:p>
          </table:table-cell>
          <table:table-cell table:formula="of:=[.B544]/[.A544]" office:value-type="float" office:value="111.259259259259" calcext:value-type="float">
            <text:p>111.259259259259</text:p>
          </table:table-cell>
          <table:table-cell table:formula="of:=FLOOR([.A544] / [.$D$2]) * [.$B$2]* [.$D$2] + MOD([.A544]; [.$D$2]) * [.$C$10] + MOD([.A544] - FLOOR([.A544] / [.$D$2]); 3) * 10/6" office:value-type="float" office:value="60080" calcext:value-type="float">
            <text:p>60080</text:p>
          </table:table-cell>
          <table:table-cell table:style-name="ce2" table:formula="of:=[.D544]-[.B544]" office:value-type="float" office:value="0" calcext:value-type="float">
            <text:p>0</text:p>
          </table:table-cell>
          <table:table-cell/>
          <table:table-cell table:style-name="ce3" table:formula="of:=IF([.F544] &lt;&gt; 0; [.F544]-[.B544]; &quot;&quot;)">
            <text:p/>
          </table:table-cell>
          <table:table-cell office:value-type="string" calcext:value-type="string">
            <text:p>6, 6, 25, 25, 25, 25, 25, 25, 25, 25, 25, 25, 25, 25, 25, 25, 25, 25, 25, 25, 25, 25, 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0195" calcext:value-type="float">
            <text:p>60195</text:p>
          </table:table-cell>
          <table:table-cell table:formula="of:=[.B545]/[.A545]" office:value-type="float" office:value="111.266173752311" calcext:value-type="float">
            <text:p>111.266173752311</text:p>
          </table:table-cell>
          <table:table-cell table:formula="of:=FLOOR([.A545] / [.$D$2]) * [.$B$2]* [.$D$2] + MOD([.A545]; [.$D$2]) * [.$C$10] + MOD([.A545] - FLOOR([.A545] / [.$D$2]); 3) * 10/6" office:value-type="float" office:value="60195" calcext:value-type="float">
            <text:p>60195</text:p>
          </table:table-cell>
          <table:table-cell table:style-name="ce2" table:formula="of:=[.D545]-[.B545]" office:value-type="float" office:value="0" calcext:value-type="float">
            <text:p>0</text:p>
          </table:table-cell>
          <table:table-cell/>
          <table:table-cell table:style-name="ce3" table:formula="of:=IF([.F545] &lt;&gt; 0; [.F545]-[.B545]; &quot;&quot;)">
            <text:p/>
          </table:table-cell>
          <table:table-cell office:value-type="string" calcext:value-type="string">
            <text:p>4, 6, 6, 25, 25, 25, 25, 25, 25, 25, 25, 25, 25, 25, 25, 25, 25, 25, 25, 12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0310" calcext:value-type="float">
            <text:p>60310</text:p>
          </table:table-cell>
          <table:table-cell table:formula="of:=[.B546]/[.A546]" office:value-type="float" office:value="111.273062730627" calcext:value-type="float">
            <text:p>111.273062730627</text:p>
          </table:table-cell>
          <table:table-cell table:formula="of:=FLOOR([.A546] / [.$D$2]) * [.$B$2]* [.$D$2] + MOD([.A546]; [.$D$2]) * [.$C$10] + MOD([.A546] - FLOOR([.A546] / [.$D$2]); 3) * 10/6" office:value-type="float" office:value="60310" calcext:value-type="float">
            <text:p>60310</text:p>
          </table:table-cell>
          <table:table-cell table:style-name="ce2" table:formula="of:=[.D546]-[.B546]" office:value-type="float" office:value="0" calcext:value-type="float">
            <text:p>0</text:p>
          </table:table-cell>
          <table:table-cell/>
          <table:table-cell table:style-name="ce3" table:formula="of:=IF([.F546] &lt;&gt; 0; [.F546]-[.B546]; &quot;&quot;)">
            <text:p/>
          </table:table-cell>
          <table:table-cell office:value-type="string" calcext:value-type="string">
            <text:p>4, 4, 6, 25, 25, 25, 25, 25, 25, 25, 25, 25, 25, 25, 25, 25, 25, 25, 25, 25, 25, 25, 25, 2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0420" calcext:value-type="float">
            <text:p>60420</text:p>
          </table:table-cell>
          <table:table-cell table:formula="of:=[.B547]/[.A547]" office:value-type="float" office:value="111.270718232044" calcext:value-type="float">
            <text:p>111.270718232044</text:p>
          </table:table-cell>
          <table:table-cell table:formula="of:=FLOOR([.A547] / [.$D$2]) * [.$B$2]* [.$D$2] + MOD([.A547]; [.$D$2]) * [.$C$10] + MOD([.A547] - FLOOR([.A547] / [.$D$2]); 3) * 10/6" office:value-type="float" office:value="60420" calcext:value-type="float">
            <text:p>60420</text:p>
          </table:table-cell>
          <table:table-cell table:style-name="ce2" table:formula="of:=[.D547]-[.B547]" office:value-type="float" office:value="0" calcext:value-type="float">
            <text:p>0</text:p>
          </table:table-cell>
          <table:table-cell/>
          <table:table-cell table:style-name="ce3" table:formula="of:=IF([.F547] &lt;&gt; 0; [.F547]-[.B547]; &quot;&quot;)">
            <text:p/>
          </table:table-cell>
          <table:table-cell office:value-type="string" calcext:value-type="string">
            <text:p>6, 6, 6, 25, 25, 25, 25, 25, 25, 25, 25, 25, 25, 25, 25, 25, 25, 25, 25, 1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0535" calcext:value-type="float">
            <text:p>60535</text:p>
          </table:table-cell>
          <table:table-cell table:formula="of:=[.B548]/[.A548]" office:value-type="float" office:value="111.277573529412" calcext:value-type="float">
            <text:p>111.277573529412</text:p>
          </table:table-cell>
          <table:table-cell table:formula="of:=FLOOR([.A548] / [.$D$2]) * [.$B$2]* [.$D$2] + MOD([.A548]; [.$D$2]) * [.$C$10] + MOD([.A548] - FLOOR([.A548] / [.$D$2]); 3) * 10/6" office:value-type="float" office:value="60535" calcext:value-type="float">
            <text:p>60535</text:p>
          </table:table-cell>
          <table:table-cell table:style-name="ce2" table:formula="of:=[.D548]-[.B548]" office:value-type="float" office:value="0" calcext:value-type="float">
            <text:p>0</text:p>
          </table:table-cell>
          <table:table-cell/>
          <table:table-cell table:style-name="ce3" table:formula="of:=IF([.F548] &lt;&gt; 0; [.F548]-[.B548]; &quot;&quot;)">
            <text:p/>
          </table:table-cell>
          <table:table-cell office:value-type="string" calcext:value-type="string">
            <text:p>4, 6, 6, 25, 25, 25, 25, 25, 25, 25, 25, 25, 25, 25, 25, 25, 25, 25, 25, 25, 25, 25, 25, 2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0650" calcext:value-type="float">
            <text:p>60650</text:p>
          </table:table-cell>
          <table:table-cell table:formula="of:=[.B549]/[.A549]" office:value-type="float" office:value="111.284403669725" calcext:value-type="float">
            <text:p>111.284403669725</text:p>
          </table:table-cell>
          <table:table-cell table:formula="of:=FLOOR([.A549] / [.$D$2]) * [.$B$2]* [.$D$2] + MOD([.A549]; [.$D$2]) * [.$C$10] + MOD([.A549] - FLOOR([.A549] / [.$D$2]); 3) * 10/6" office:value-type="float" office:value="60650" calcext:value-type="float">
            <text:p>60650</text:p>
          </table:table-cell>
          <table:table-cell table:style-name="ce2" table:formula="of:=[.D549]-[.B549]" office:value-type="float" office:value="0" calcext:value-type="float">
            <text:p>0</text:p>
          </table:table-cell>
          <table:table-cell/>
          <table:table-cell table:style-name="ce3" table:formula="of:=IF([.F549] &lt;&gt; 0; [.F549]-[.B549]; &quot;&quot;)">
            <text:p/>
          </table:table-cell>
          <table:table-cell office:value-type="string" calcext:value-type="string">
            <text:p>4, 4, 6, 6, 25, 25, 25, 25, 25, 25, 25, 25, 25, 25, 25, 25, 25, 25, 25, 25, 1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0760" calcext:value-type="float">
            <text:p>60760</text:p>
          </table:table-cell>
          <table:table-cell table:formula="of:=[.B550]/[.A550]" office:value-type="float" office:value="111.282051282051" calcext:value-type="float">
            <text:p>111.282051282051</text:p>
          </table:table-cell>
          <table:table-cell table:formula="of:=FLOOR([.A550] / [.$D$2]) * [.$B$2]* [.$D$2] + MOD([.A550]; [.$D$2]) * [.$C$10] + MOD([.A550] - FLOOR([.A550] / [.$D$2]); 3) * 10/6" office:value-type="float" office:value="60760" calcext:value-type="float">
            <text:p>60760</text:p>
          </table:table-cell>
          <table:table-cell table:style-name="ce2" table:formula="of:=[.D550]-[.B550]" office:value-type="float" office:value="0" calcext:value-type="float">
            <text:p>0</text:p>
          </table:table-cell>
          <table:table-cell/>
          <table:table-cell table:style-name="ce3" table:formula="of:=IF([.F550] &lt;&gt; 0; [.F550]-[.B550]; &quot;&quot;)">
            <text:p/>
          </table:table-cell>
          <table:table-cell office:value-type="string" calcext:value-type="string">
            <text:p>6, 6, 6, 25, 25, 25, 25, 25, 25, 25, 25, 25, 25, 25, 25, 25, 25, 25, 25, 25, 25, 25, 25, 2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0875" calcext:value-type="float">
            <text:p>60875</text:p>
          </table:table-cell>
          <table:table-cell table:formula="of:=[.B551]/[.A551]" office:value-type="float" office:value="111.288848263254" calcext:value-type="float">
            <text:p>111.288848263254</text:p>
          </table:table-cell>
          <table:table-cell table:formula="of:=FLOOR([.A551] / [.$D$2]) * [.$B$2]* [.$D$2] + MOD([.A551]; [.$D$2]) * [.$C$10] + MOD([.A551] - FLOOR([.A551] / [.$D$2]); 3) * 10/6" office:value-type="float" office:value="60875" calcext:value-type="float">
            <text:p>60875</text:p>
          </table:table-cell>
          <table:table-cell table:style-name="ce2" table:formula="of:=[.D551]-[.B551]" office:value-type="float" office:value="0" calcext:value-type="float">
            <text:p>0</text:p>
          </table:table-cell>
          <table:table-cell/>
          <table:table-cell table:style-name="ce3" table:formula="of:=IF([.F551] &lt;&gt; 0; [.F551]-[.B551]; &quot;&quot;)">
            <text:p/>
          </table:table-cell>
          <table:table-cell office:value-type="string" calcext:value-type="string">
            <text:p>4, 6, 6, 6, 25, 25, 25, 25, 25, 25, 25, 25, 25, 25, 25, 25, 25, 25, 25, 25, 1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0990" calcext:value-type="float">
            <text:p>60990</text:p>
          </table:table-cell>
          <table:table-cell table:formula="of:=[.B552]/[.A552]" office:value-type="float" office:value="111.295620437956" calcext:value-type="float">
            <text:p>111.295620437956</text:p>
          </table:table-cell>
          <table:table-cell table:formula="of:=FLOOR([.A552] / [.$D$2]) * [.$B$2]* [.$D$2] + MOD([.A552]; [.$D$2]) * [.$C$10] + MOD([.A552] - FLOOR([.A552] / [.$D$2]); 3) * 10/6" office:value-type="float" office:value="60990" calcext:value-type="float">
            <text:p>60990</text:p>
          </table:table-cell>
          <table:table-cell table:style-name="ce2" table:formula="of:=[.D552]-[.B552]" office:value-type="float" office:value="0" calcext:value-type="float">
            <text:p>0</text:p>
          </table:table-cell>
          <table:table-cell/>
          <table:table-cell table:style-name="ce3" table:formula="of:=IF([.F552] &lt;&gt; 0; [.F552]-[.B552]; &quot;&quot;)">
            <text:p/>
          </table:table-cell>
          <table:table-cell office:value-type="string" calcext:value-type="string">
            <text:p>4, 4, 6, 6, 25, 25, 25, 25, 25, 25, 25, 25, 25, 25, 25, 25, 25, 25, 25, 25, 25, 25, 25, 25, 2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1100" calcext:value-type="float">
            <text:p>61100</text:p>
          </table:table-cell>
          <table:table-cell table:formula="of:=[.B553]/[.A553]" office:value-type="float" office:value="111.293260473588" calcext:value-type="float">
            <text:p>111.293260473588</text:p>
          </table:table-cell>
          <table:table-cell table:formula="of:=FLOOR([.A553] / [.$D$2]) * [.$B$2]* [.$D$2] + MOD([.A553]; [.$D$2]) * [.$C$10] + MOD([.A553] - FLOOR([.A553] / [.$D$2]); 3) * 10/6" office:value-type="float" office:value="61100" calcext:value-type="float">
            <text:p>61100</text:p>
          </table:table-cell>
          <table:table-cell table:style-name="ce2" table:formula="of:=[.D553]-[.B553]" office:value-type="float" office:value="0" calcext:value-type="float">
            <text:p>0</text:p>
          </table:table-cell>
          <table:table-cell/>
          <table:table-cell table:style-name="ce3" table:formula="of:=IF([.F553] &lt;&gt; 0; [.F553]-[.B553]; &quot;&quot;)">
            <text:p/>
          </table:table-cell>
          <table:table-cell office:value-type="string" calcext:value-type="string">
            <text:p>6, 6, 6, 6, 25, 25, 25, 25, 25, 25, 25, 25, 25, 25, 25, 25, 25, 25, 25, 25, 1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1160" calcext:value-type="float">
            <text:p>61160</text:p>
          </table:table-cell>
          <table:table-cell table:formula="of:=[.B554]/[.A554]" office:value-type="float" office:value="111.2" calcext:value-type="float">
            <text:p>111.2</text:p>
          </table:table-cell>
          <table:table-cell table:formula="of:=FLOOR([.A554] / [.$D$2]) * [.$B$2]* [.$D$2] + MOD([.A554]; [.$D$2]) * [.$C$10] + MOD([.A554] - FLOOR([.A554] / [.$D$2]); 3) * 10/6" office:value-type="float" office:value="61160" calcext:value-type="float">
            <text:p>61160</text:p>
          </table:table-cell>
          <table:table-cell table:style-name="ce2" table:formula="of:=[.D554]-[.B554]" office:value-type="float" office:value="0" calcext:value-type="float">
            <text:p>0</text:p>
          </table:table-cell>
          <table:table-cell/>
          <table:table-cell table:style-name="ce3" table:formula="of:=IF([.F554] &lt;&gt; 0; [.F554]-[.B554]; &quot;&quot;)">
            <text:p/>
          </table:table-cell>
          <table:table-cell office:value-type="string" calcext:value-type="string">
            <text:p>25, 25, 25, 25, 25, 25, 25, 25, 25, 25, 25, 25, 25, 25, 25, 25, 25, 1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1275" calcext:value-type="float">
            <text:p>61275</text:p>
          </table:table-cell>
          <table:table-cell table:formula="of:=[.B555]/[.A555]" office:value-type="float" office:value="111.206896551724" calcext:value-type="float">
            <text:p>111.206896551724</text:p>
          </table:table-cell>
          <table:table-cell table:formula="of:=FLOOR([.A555] / [.$D$2]) * [.$B$2]* [.$D$2] + MOD([.A555]; [.$D$2]) * [.$C$10] + MOD([.A555] - FLOOR([.A555] / [.$D$2]); 3) * 10/6" office:value-type="float" office:value="61275" calcext:value-type="float">
            <text:p>61275</text:p>
          </table:table-cell>
          <table:table-cell table:style-name="ce2" table:formula="of:=[.D555]-[.B555]" office:value-type="float" office:value="0" calcext:value-type="float">
            <text:p>0</text:p>
          </table:table-cell>
          <table:table-cell/>
          <table:table-cell table:style-name="ce3" table:formula="of:=IF([.F555] &lt;&gt; 0; [.F555]-[.B555]; &quot;&quot;)">
            <text:p/>
          </table:table-cell>
          <table:table-cell office:value-type="string" calcext:value-type="string">
            <text:p>25, 25, 25, 25, 25, 25, 25, 25, 25, 25, 25, 25, 25, 25, 25, 25, 25, 25, 25, 25, 25, 2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1390" calcext:value-type="float">
            <text:p>61390</text:p>
          </table:table-cell>
          <table:table-cell table:formula="of:=[.B556]/[.A556]" office:value-type="float" office:value="111.213768115942" calcext:value-type="float">
            <text:p>111.213768115942</text:p>
          </table:table-cell>
          <table:table-cell table:formula="of:=FLOOR([.A556] / [.$D$2]) * [.$B$2]* [.$D$2] + MOD([.A556]; [.$D$2]) * [.$C$10] + MOD([.A556] - FLOOR([.A556] / [.$D$2]); 3) * 10/6" office:value-type="float" office:value="61390" calcext:value-type="float">
            <text:p>61390</text:p>
          </table:table-cell>
          <table:table-cell table:style-name="ce2" table:formula="of:=[.D556]-[.B556]" office:value-type="float" office:value="0" calcext:value-type="float">
            <text:p>0</text:p>
          </table:table-cell>
          <table:table-cell/>
          <table:table-cell table:style-name="ce3" table:formula="of:=IF([.F556] &lt;&gt; 0; [.F556]-[.B556]; &quot;&quot;)">
            <text:p/>
          </table:table-cell>
          <table:table-cell office:value-type="string" calcext:value-type="string">
            <text:p>25, 25, 25, 25, 25, 25, 25, 25, 25, 25, 25, 25, 25, 25, 25, 25, 25, 25, 25, 25, 25, 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1500" calcext:value-type="float">
            <text:p>61500</text:p>
          </table:table-cell>
          <table:table-cell table:formula="of:=[.B557]/[.A557]" office:value-type="float" office:value="111.21157323689" calcext:value-type="float">
            <text:p>111.21157323689</text:p>
          </table:table-cell>
          <table:table-cell table:formula="of:=FLOOR([.A557] / [.$D$2]) * [.$B$2]* [.$D$2] + MOD([.A557]; [.$D$2]) * [.$C$10] + MOD([.A557] - FLOOR([.A557] / [.$D$2]); 3) * 10/6" office:value-type="float" office:value="61500" calcext:value-type="float">
            <text:p>61500</text:p>
          </table:table-cell>
          <table:table-cell table:style-name="ce2" table:formula="of:=[.D557]-[.B557]" office:value-type="float" office:value="0" calcext:value-type="float">
            <text:p>0</text:p>
          </table:table-cell>
          <table:table-cell/>
          <table:table-cell table:style-name="ce3" table:formula="of:=IF([.F557] &lt;&gt; 0; [.F557]-[.B557]; &quot;&quot;)">
            <text:p/>
          </table:table-cell>
          <table:table-cell office:value-type="string" calcext:value-type="string">
            <text:p>25, 25, 25, 25, 25, 25, 25, 25, 25, 25, 25, 25, 25, 25, 25, 25, 25, 25, 25, 25, 25, 2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1615" calcext:value-type="float">
            <text:p>61615</text:p>
          </table:table-cell>
          <table:table-cell table:formula="of:=[.B558]/[.A558]" office:value-type="float" office:value="111.218411552347" calcext:value-type="float">
            <text:p>111.218411552347</text:p>
          </table:table-cell>
          <table:table-cell table:formula="of:=FLOOR([.A558] / [.$D$2]) * [.$B$2]* [.$D$2] + MOD([.A558]; [.$D$2]) * [.$C$10] + MOD([.A558] - FLOOR([.A558] / [.$D$2]); 3) * 10/6" office:value-type="float" office:value="61615" calcext:value-type="float">
            <text:p>61615</text:p>
          </table:table-cell>
          <table:table-cell table:style-name="ce2" table:formula="of:=[.D558]-[.B558]" office:value-type="float" office:value="0" calcext:value-type="float">
            <text:p>0</text:p>
          </table:table-cell>
          <table:table-cell/>
          <table:table-cell table:style-name="ce3" table:formula="of:=IF([.F558] &lt;&gt; 0; [.F558]-[.B558]; &quot;&quot;)">
            <text:p/>
          </table:table-cell>
          <table:table-cell office:value-type="string" calcext:value-type="string">
            <text:p>4, 25, 25, 25, 25, 25, 25, 25, 25, 25, 25, 25, 25, 25, 25, 25, 25, 25, 1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1730" calcext:value-type="float">
            <text:p>61730</text:p>
          </table:table-cell>
          <table:table-cell table:formula="of:=[.B559]/[.A559]" office:value-type="float" office:value="111.225225225225" calcext:value-type="float">
            <text:p>111.225225225225</text:p>
          </table:table-cell>
          <table:table-cell table:formula="of:=FLOOR([.A559] / [.$D$2]) * [.$B$2]* [.$D$2] + MOD([.A559]; [.$D$2]) * [.$C$10] + MOD([.A559] - FLOOR([.A559] / [.$D$2]); 3) * 10/6" office:value-type="float" office:value="61730" calcext:value-type="float">
            <text:p>61730</text:p>
          </table:table-cell>
          <table:table-cell table:style-name="ce2" table:formula="of:=[.D559]-[.B559]" office:value-type="float" office:value="0" calcext:value-type="float">
            <text:p>0</text:p>
          </table:table-cell>
          <table:table-cell/>
          <table:table-cell table:style-name="ce3" table:formula="of:=IF([.F559] &lt;&gt; 0; [.F559]-[.B559]; &quot;&quot;)">
            <text:p/>
          </table:table-cell>
          <table:table-cell office:value-type="string" calcext:value-type="string">
            <text:p>4, 25, 25, 25, 25, 25, 25, 25, 25, 25, 25, 25, 25, 25, 25, 25, 25, 25, 25, 25, 25, 25, 2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1840" calcext:value-type="float">
            <text:p>61840</text:p>
          </table:table-cell>
          <table:table-cell table:formula="of:=[.B560]/[.A560]" office:value-type="float" office:value="111.223021582734" calcext:value-type="float">
            <text:p>111.223021582734</text:p>
          </table:table-cell>
          <table:table-cell table:formula="of:=FLOOR([.A560] / [.$D$2]) * [.$B$2]* [.$D$2] + MOD([.A560]; [.$D$2]) * [.$C$10] + MOD([.A560] - FLOOR([.A560] / [.$D$2]); 3) * 10/6" office:value-type="float" office:value="61840" calcext:value-type="float">
            <text:p>61840</text:p>
          </table:table-cell>
          <table:table-cell table:style-name="ce2" table:formula="of:=[.D560]-[.B560]" office:value-type="float" office:value="0" calcext:value-type="float">
            <text:p>0</text:p>
          </table:table-cell>
          <table:table-cell/>
          <table:table-cell table:style-name="ce3" table:formula="of:=IF([.F560] &lt;&gt; 0; [.F560]-[.B560]; &quot;&quot;)">
            <text:p/>
          </table:table-cell>
          <table:table-cell office:value-type="string" calcext:value-type="string">
            <text:p>6, 25, 25, 25, 25, 25, 25, 25, 25, 25, 25, 25, 25, 25, 25, 25, 25, 25, 1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1955" calcext:value-type="float">
            <text:p>61955</text:p>
          </table:table-cell>
          <table:table-cell table:formula="of:=[.B561]/[.A561]" office:value-type="float" office:value="111.229802513465" calcext:value-type="float">
            <text:p>111.229802513465</text:p>
          </table:table-cell>
          <table:table-cell table:formula="of:=FLOOR([.A561] / [.$D$2]) * [.$B$2]* [.$D$2] + MOD([.A561]; [.$D$2]) * [.$C$10] + MOD([.A561] - FLOOR([.A561] / [.$D$2]); 3) * 10/6" office:value-type="float" office:value="61955" calcext:value-type="float">
            <text:p>61955</text:p>
          </table:table-cell>
          <table:table-cell table:style-name="ce2" table:formula="of:=[.D561]-[.B561]" office:value-type="float" office:value="0" calcext:value-type="float">
            <text:p>0</text:p>
          </table:table-cell>
          <table:table-cell/>
          <table:table-cell table:style-name="ce3" table:formula="of:=IF([.F561] &lt;&gt; 0; [.F561]-[.B561]; &quot;&quot;)">
            <text:p/>
          </table:table-cell>
          <table:table-cell office:value-type="string" calcext:value-type="string">
            <text:p>4, 25, 25, 25, 25, 25, 25, 25, 25, 25, 25, 25, 25, 25, 25, 25, 25, 25, 25, 25, 25, 25, 2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2070" calcext:value-type="float">
            <text:p>62070</text:p>
          </table:table-cell>
          <table:table-cell table:formula="of:=[.B562]/[.A562]" office:value-type="float" office:value="111.236559139785" calcext:value-type="float">
            <text:p>111.236559139785</text:p>
          </table:table-cell>
          <table:table-cell table:formula="of:=FLOOR([.A562] / [.$D$2]) * [.$B$2]* [.$D$2] + MOD([.A562]; [.$D$2]) * [.$C$10] + MOD([.A562] - FLOOR([.A562] / [.$D$2]); 3) * 10/6" office:value-type="float" office:value="62070" calcext:value-type="float">
            <text:p>62070</text:p>
          </table:table-cell>
          <table:table-cell table:style-name="ce2" table:formula="of:=[.D562]-[.B562]" office:value-type="float" office:value="0" calcext:value-type="float">
            <text:p>0</text:p>
          </table:table-cell>
          <table:table-cell/>
          <table:table-cell table:style-name="ce3" table:formula="of:=IF([.F562] &lt;&gt; 0; [.F562]-[.B562]; &quot;&quot;)">
            <text:p/>
          </table:table-cell>
          <table:table-cell office:value-type="string" calcext:value-type="string">
            <text:p>4, 4, 25, 25, 25, 25, 25, 25, 25, 25, 25, 25, 25, 25, 25, 25, 25, 25, 25, 1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2180" calcext:value-type="float">
            <text:p>62180</text:p>
          </table:table-cell>
          <table:table-cell table:formula="of:=[.B563]/[.A563]" office:value-type="float" office:value="111.234347048301" calcext:value-type="float">
            <text:p>111.234347048301</text:p>
          </table:table-cell>
          <table:table-cell table:formula="of:=FLOOR([.A563] / [.$D$2]) * [.$B$2]* [.$D$2] + MOD([.A563]; [.$D$2]) * [.$C$10] + MOD([.A563] - FLOOR([.A563] / [.$D$2]); 3) * 10/6" office:value-type="float" office:value="62180" calcext:value-type="float">
            <text:p>62180</text:p>
          </table:table-cell>
          <table:table-cell table:style-name="ce2" table:formula="of:=[.D563]-[.B563]" office:value-type="float" office:value="0" calcext:value-type="float">
            <text:p>0</text:p>
          </table:table-cell>
          <table:table-cell/>
          <table:table-cell table:style-name="ce3" table:formula="of:=IF([.F563] &lt;&gt; 0; [.F563]-[.B563]; &quot;&quot;)">
            <text:p/>
          </table:table-cell>
          <table:table-cell office:value-type="string" calcext:value-type="string">
            <text:p>6, 25, 25, 25, 25, 25, 25, 25, 25, 25, 25, 25, 25, 25, 25, 25, 25, 25, 25, 25, 25, 25, 2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2295" calcext:value-type="float">
            <text:p>62295</text:p>
          </table:table-cell>
          <table:table-cell table:formula="of:=[.B564]/[.A564]" office:value-type="float" office:value="111.241071428571" calcext:value-type="float">
            <text:p>111.241071428571</text:p>
          </table:table-cell>
          <table:table-cell table:formula="of:=FLOOR([.A564] / [.$D$2]) * [.$B$2]* [.$D$2] + MOD([.A564]; [.$D$2]) * [.$C$10] + MOD([.A564] - FLOOR([.A564] / [.$D$2]); 3) * 10/6" office:value-type="float" office:value="62295" calcext:value-type="float">
            <text:p>62295</text:p>
          </table:table-cell>
          <table:table-cell table:style-name="ce2" table:formula="of:=[.D564]-[.B564]" office:value-type="float" office:value="0" calcext:value-type="float">
            <text:p>0</text:p>
          </table:table-cell>
          <table:table-cell/>
          <table:table-cell table:style-name="ce3" table:formula="of:=IF([.F564] &lt;&gt; 0; [.F564]-[.B564]; &quot;&quot;)">
            <text:p/>
          </table:table-cell>
          <table:table-cell office:value-type="string" calcext:value-type="string">
            <text:p>4, 6, 25, 25, 25, 25, 25, 25, 25, 25, 25, 25, 25, 25, 25, 25, 25, 25, 25, 1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2410" calcext:value-type="float">
            <text:p>62410</text:p>
          </table:table-cell>
          <table:table-cell table:formula="of:=[.B565]/[.A565]" office:value-type="float" office:value="111.247771836007" calcext:value-type="float">
            <text:p>111.247771836007</text:p>
          </table:table-cell>
          <table:table-cell table:formula="of:=FLOOR([.A565] / [.$D$2]) * [.$B$2]* [.$D$2] + MOD([.A565]; [.$D$2]) * [.$C$10] + MOD([.A565] - FLOOR([.A565] / [.$D$2]); 3) * 10/6" office:value-type="float" office:value="62410" calcext:value-type="float">
            <text:p>62410</text:p>
          </table:table-cell>
          <table:table-cell table:style-name="ce2" table:formula="of:=[.D565]-[.B565]" office:value-type="float" office:value="0" calcext:value-type="float">
            <text:p>0</text:p>
          </table:table-cell>
          <table:table-cell/>
          <table:table-cell table:style-name="ce3" table:formula="of:=IF([.F565] &lt;&gt; 0; [.F565]-[.B565]; &quot;&quot;)">
            <text:p/>
          </table:table-cell>
          <table:table-cell office:value-type="string" calcext:value-type="string">
            <text:p>4, 4, 25, 25, 25, 25, 25, 25, 25, 25, 25, 25, 25, 25, 25, 25, 25, 25, 25, 25, 25, 25, 25, 2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2520" calcext:value-type="float">
            <text:p>62520</text:p>
          </table:table-cell>
          <table:table-cell table:formula="of:=[.B566]/[.A566]" office:value-type="float" office:value="111.245551601423" calcext:value-type="float">
            <text:p>111.245551601423</text:p>
          </table:table-cell>
          <table:table-cell table:formula="of:=FLOOR([.A566] / [.$D$2]) * [.$B$2]* [.$D$2] + MOD([.A566]; [.$D$2]) * [.$C$10] + MOD([.A566] - FLOOR([.A566] / [.$D$2]); 3) * 10/6" office:value-type="float" office:value="62520" calcext:value-type="float">
            <text:p>62520</text:p>
          </table:table-cell>
          <table:table-cell table:style-name="ce2" table:formula="of:=[.D566]-[.B566]" office:value-type="float" office:value="0" calcext:value-type="float">
            <text:p>0</text:p>
          </table:table-cell>
          <table:table-cell/>
          <table:table-cell table:style-name="ce3" table:formula="of:=IF([.F566] &lt;&gt; 0; [.F566]-[.B566]; &quot;&quot;)">
            <text:p/>
          </table:table-cell>
          <table:table-cell office:value-type="string" calcext:value-type="string">
            <text:p>6, 6, 25, 25, 25, 25, 25, 25, 25, 25, 25, 25, 25, 25, 25, 25, 25, 25, 25, 1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2635" calcext:value-type="float">
            <text:p>62635</text:p>
          </table:table-cell>
          <table:table-cell table:formula="of:=[.B567]/[.A567]" office:value-type="float" office:value="111.252220248668" calcext:value-type="float">
            <text:p>111.252220248668</text:p>
          </table:table-cell>
          <table:table-cell table:formula="of:=FLOOR([.A567] / [.$D$2]) * [.$B$2]* [.$D$2] + MOD([.A567]; [.$D$2]) * [.$C$10] + MOD([.A567] - FLOOR([.A567] / [.$D$2]); 3) * 10/6" office:value-type="float" office:value="62635" calcext:value-type="float">
            <text:p>62635</text:p>
          </table:table-cell>
          <table:table-cell table:style-name="ce2" table:formula="of:=[.D567]-[.B567]" office:value-type="float" office:value="0" calcext:value-type="float">
            <text:p>0</text:p>
          </table:table-cell>
          <table:table-cell/>
          <table:table-cell table:style-name="ce3" table:formula="of:=IF([.F567] &lt;&gt; 0; [.F567]-[.B567]; &quot;&quot;)">
            <text:p/>
          </table:table-cell>
          <table:table-cell office:value-type="string" calcext:value-type="string">
            <text:p>4, 6, 25, 25, 25, 25, 25, 25, 25, 25, 25, 25, 25, 25, 25, 25, 25, 25, 25, 25, 25, 25, 25, 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2750" calcext:value-type="float">
            <text:p>62750</text:p>
          </table:table-cell>
          <table:table-cell table:formula="of:=[.B568]/[.A568]" office:value-type="float" office:value="111.258865248227" calcext:value-type="float">
            <text:p>111.258865248227</text:p>
          </table:table-cell>
          <table:table-cell table:formula="of:=FLOOR([.A568] / [.$D$2]) * [.$B$2]* [.$D$2] + MOD([.A568]; [.$D$2]) * [.$C$10] + MOD([.A568] - FLOOR([.A568] / [.$D$2]); 3) * 10/6" office:value-type="float" office:value="62750" calcext:value-type="float">
            <text:p>62750</text:p>
          </table:table-cell>
          <table:table-cell table:style-name="ce2" table:formula="of:=[.D568]-[.B568]" office:value-type="float" office:value="0" calcext:value-type="float">
            <text:p>0</text:p>
          </table:table-cell>
          <table:table-cell/>
          <table:table-cell table:style-name="ce3" table:formula="of:=IF([.F568] &lt;&gt; 0; [.F568]-[.B568]; &quot;&quot;)">
            <text:p/>
          </table:table-cell>
          <table:table-cell office:value-type="string" calcext:value-type="string">
            <text:p>4, 4, 6, 25, 25, 25, 25, 25, 25, 25, 25, 25, 25, 25, 25, 25, 25, 25, 25, 25, 1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2860" calcext:value-type="float">
            <text:p>62860</text:p>
          </table:table-cell>
          <table:table-cell table:formula="of:=[.B569]/[.A569]" office:value-type="float" office:value="111.256637168142" calcext:value-type="float">
            <text:p>111.256637168142</text:p>
          </table:table-cell>
          <table:table-cell table:formula="of:=FLOOR([.A569] / [.$D$2]) * [.$B$2]* [.$D$2] + MOD([.A569]; [.$D$2]) * [.$C$10] + MOD([.A569] - FLOOR([.A569] / [.$D$2]); 3) * 10/6" office:value-type="float" office:value="62860" calcext:value-type="float">
            <text:p>62860</text:p>
          </table:table-cell>
          <table:table-cell table:style-name="ce2" table:formula="of:=[.D569]-[.B569]" office:value-type="float" office:value="0" calcext:value-type="float">
            <text:p>0</text:p>
          </table:table-cell>
          <table:table-cell/>
          <table:table-cell table:style-name="ce3" table:formula="of:=IF([.F569] &lt;&gt; 0; [.F569]-[.B569]; &quot;&quot;)">
            <text:p/>
          </table:table-cell>
          <table:table-cell office:value-type="string" calcext:value-type="string">
            <text:p>6, 6, 25, 25, 25, 25, 25, 25, 25, 25, 25, 25, 25, 25, 25, 25, 25, 25, 25, 25, 25, 25, 25, 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2975" calcext:value-type="float">
            <text:p>62975</text:p>
          </table:table-cell>
          <table:table-cell table:formula="of:=[.B570]/[.A570]" office:value-type="float" office:value="111.263250883392" calcext:value-type="float">
            <text:p>111.263250883392</text:p>
          </table:table-cell>
          <table:table-cell table:formula="of:=FLOOR([.A570] / [.$D$2]) * [.$B$2]* [.$D$2] + MOD([.A570]; [.$D$2]) * [.$C$10] + MOD([.A570] - FLOOR([.A570] / [.$D$2]); 3) * 10/6" office:value-type="float" office:value="62975" calcext:value-type="float">
            <text:p>62975</text:p>
          </table:table-cell>
          <table:table-cell table:style-name="ce2" table:formula="of:=[.D570]-[.B570]" office:value-type="float" office:value="0" calcext:value-type="float">
            <text:p>0</text:p>
          </table:table-cell>
          <table:table-cell/>
          <table:table-cell table:style-name="ce3" table:formula="of:=IF([.F570] &lt;&gt; 0; [.F570]-[.B570]; &quot;&quot;)">
            <text:p/>
          </table:table-cell>
          <table:table-cell office:value-type="string" calcext:value-type="string">
            <text:p>4, 6, 6, 25, 25, 25, 25, 25, 25, 25, 25, 25, 25, 25, 25, 25, 25, 25, 25, 25, 1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3090" calcext:value-type="float">
            <text:p>63090</text:p>
          </table:table-cell>
          <table:table-cell table:formula="of:=[.B571]/[.A571]" office:value-type="float" office:value="111.269841269841" calcext:value-type="float">
            <text:p>111.269841269841</text:p>
          </table:table-cell>
          <table:table-cell table:formula="of:=FLOOR([.A571] / [.$D$2]) * [.$B$2]* [.$D$2] + MOD([.A571]; [.$D$2]) * [.$C$10] + MOD([.A571] - FLOOR([.A571] / [.$D$2]); 3) * 10/6" office:value-type="float" office:value="63090" calcext:value-type="float">
            <text:p>63090</text:p>
          </table:table-cell>
          <table:table-cell table:style-name="ce2" table:formula="of:=[.D571]-[.B571]" office:value-type="float" office:value="0" calcext:value-type="float">
            <text:p>0</text:p>
          </table:table-cell>
          <table:table-cell/>
          <table:table-cell table:style-name="ce3" table:formula="of:=IF([.F571] &lt;&gt; 0; [.F571]-[.B571]; &quot;&quot;)">
            <text:p/>
          </table:table-cell>
          <table:table-cell office:value-type="string" calcext:value-type="string">
            <text:p>4, 4, 6, 25, 25, 25, 25, 25, 25, 25, 25, 25, 25, 25, 25, 25, 25, 25, 25, 25, 25, 25, 25, 25, 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3200" calcext:value-type="float">
            <text:p>63200</text:p>
          </table:table-cell>
          <table:table-cell table:formula="of:=[.B572]/[.A572]" office:value-type="float" office:value="111.267605633803" calcext:value-type="float">
            <text:p>111.267605633803</text:p>
          </table:table-cell>
          <table:table-cell table:formula="of:=FLOOR([.A572] / [.$D$2]) * [.$B$2]* [.$D$2] + MOD([.A572]; [.$D$2]) * [.$C$10] + MOD([.A572] - FLOOR([.A572] / [.$D$2]); 3) * 10/6" office:value-type="float" office:value="63200" calcext:value-type="float">
            <text:p>63200</text:p>
          </table:table-cell>
          <table:table-cell table:style-name="ce2" table:formula="of:=[.D572]-[.B572]" office:value-type="float" office:value="0" calcext:value-type="float">
            <text:p>0</text:p>
          </table:table-cell>
          <table:table-cell/>
          <table:table-cell table:style-name="ce3" table:formula="of:=IF([.F572] &lt;&gt; 0; [.F572]-[.B572]; &quot;&quot;)">
            <text:p/>
          </table:table-cell>
          <table:table-cell office:value-type="string" calcext:value-type="string">
            <text:p>6, 6, 6, 25, 25, 25, 25, 25, 25, 25, 25, 25, 25, 25, 25, 25, 25, 25, 25, 25, 1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3315" calcext:value-type="float">
            <text:p>63315</text:p>
          </table:table-cell>
          <table:table-cell table:formula="of:=[.B573]/[.A573]" office:value-type="float" office:value="111.274165202109" calcext:value-type="float">
            <text:p>111.274165202109</text:p>
          </table:table-cell>
          <table:table-cell table:formula="of:=FLOOR([.A573] / [.$D$2]) * [.$B$2]* [.$D$2] + MOD([.A573]; [.$D$2]) * [.$C$10] + MOD([.A573] - FLOOR([.A573] / [.$D$2]); 3) * 10/6" office:value-type="float" office:value="63315" calcext:value-type="float">
            <text:p>63315</text:p>
          </table:table-cell>
          <table:table-cell table:style-name="ce2" table:formula="of:=[.D573]-[.B573]" office:value-type="float" office:value="0" calcext:value-type="float">
            <text:p>0</text:p>
          </table:table-cell>
          <table:table-cell/>
          <table:table-cell table:style-name="ce3" table:formula="of:=IF([.F573] &lt;&gt; 0; [.F573]-[.B573]; &quot;&quot;)">
            <text:p/>
          </table:table-cell>
          <table:table-cell office:value-type="string" calcext:value-type="string">
            <text:p>4, 6, 6, 25, 25, 25, 25, 25, 25, 25, 25, 25, 25, 25, 25, 25, 25, 25, 25, 25, 25, 25, 25, 25, 2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3430" calcext:value-type="float">
            <text:p>63430</text:p>
          </table:table-cell>
          <table:table-cell table:formula="of:=[.B574]/[.A574]" office:value-type="float" office:value="111.280701754386" calcext:value-type="float">
            <text:p>111.280701754386</text:p>
          </table:table-cell>
          <table:table-cell table:formula="of:=FLOOR([.A574] / [.$D$2]) * [.$B$2]* [.$D$2] + MOD([.A574]; [.$D$2]) * [.$C$10] + MOD([.A574] - FLOOR([.A574] / [.$D$2]); 3) * 10/6" office:value-type="float" office:value="63430" calcext:value-type="float">
            <text:p>63430</text:p>
          </table:table-cell>
          <table:table-cell table:style-name="ce2" table:formula="of:=[.D574]-[.B574]" office:value-type="float" office:value="0" calcext:value-type="float">
            <text:p>0</text:p>
          </table:table-cell>
          <table:table-cell/>
          <table:table-cell table:style-name="ce3" table:formula="of:=IF([.F574] &lt;&gt; 0; [.F574]-[.B574]; &quot;&quot;)">
            <text:p/>
          </table:table-cell>
          <table:table-cell office:value-type="string" calcext:value-type="string">
            <text:p>4, 4, 6, 6, 25, 25, 25, 25, 25, 25, 25, 25, 25, 25, 25, 25, 25, 25, 25, 25, 25, 1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3540" calcext:value-type="float">
            <text:p>63540</text:p>
          </table:table-cell>
          <table:table-cell table:formula="of:=[.B575]/[.A575]" office:value-type="float" office:value="111.278458844133" calcext:value-type="float">
            <text:p>111.278458844133</text:p>
          </table:table-cell>
          <table:table-cell table:formula="of:=FLOOR([.A575] / [.$D$2]) * [.$B$2]* [.$D$2] + MOD([.A575]; [.$D$2]) * [.$C$10] + MOD([.A575] - FLOOR([.A575] / [.$D$2]); 3) * 10/6" office:value-type="float" office:value="63540" calcext:value-type="float">
            <text:p>63540</text:p>
          </table:table-cell>
          <table:table-cell table:style-name="ce2" table:formula="of:=[.D575]-[.B575]" office:value-type="float" office:value="0" calcext:value-type="float">
            <text:p>0</text:p>
          </table:table-cell>
          <table:table-cell/>
          <table:table-cell table:style-name="ce3" table:formula="of:=IF([.F575] &lt;&gt; 0; [.F575]-[.B575]; &quot;&quot;)">
            <text:p/>
          </table:table-cell>
          <table:table-cell office:value-type="string" calcext:value-type="string">
            <text:p>6, 6, 6, 25, 25, 25, 25, 25, 25, 25, 25, 25, 25, 25, 25, 25, 25, 25, 25, 25, 25, 25, 25, 25, 2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3655" calcext:value-type="float">
            <text:p>63655</text:p>
          </table:table-cell>
          <table:table-cell table:formula="of:=[.B576]/[.A576]" office:value-type="float" office:value="111.284965034965" calcext:value-type="float">
            <text:p>111.284965034965</text:p>
          </table:table-cell>
          <table:table-cell table:formula="of:=FLOOR([.A576] / [.$D$2]) * [.$B$2]* [.$D$2] + MOD([.A576]; [.$D$2]) * [.$C$10] + MOD([.A576] - FLOOR([.A576] / [.$D$2]); 3) * 10/6" office:value-type="float" office:value="63655" calcext:value-type="float">
            <text:p>63655</text:p>
          </table:table-cell>
          <table:table-cell table:style-name="ce2" table:formula="of:=[.D576]-[.B576]" office:value-type="float" office:value="0" calcext:value-type="float">
            <text:p>0</text:p>
          </table:table-cell>
          <table:table-cell/>
          <table:table-cell table:style-name="ce3" table:formula="of:=IF([.F576] &lt;&gt; 0; [.F576]-[.B576]; &quot;&quot;)">
            <text:p/>
          </table:table-cell>
          <table:table-cell office:value-type="string" calcext:value-type="string">
            <text:p>4, 6, 6, 6, 25, 25, 25, 25, 25, 25, 25, 25, 25, 25, 25, 25, 25, 25, 25, 25, 25, 12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3770" calcext:value-type="float">
            <text:p>63770</text:p>
          </table:table-cell>
          <table:table-cell table:formula="of:=[.B577]/[.A577]" office:value-type="float" office:value="111.291448516579" calcext:value-type="float">
            <text:p>111.291448516579</text:p>
          </table:table-cell>
          <table:table-cell table:formula="of:=FLOOR([.A577] / [.$D$2]) * [.$B$2]* [.$D$2] + MOD([.A577]; [.$D$2]) * [.$C$10] + MOD([.A577] - FLOOR([.A577] / [.$D$2]); 3) * 10/6" office:value-type="float" office:value="63770" calcext:value-type="float">
            <text:p>63770</text:p>
          </table:table-cell>
          <table:table-cell table:style-name="ce2" table:formula="of:=[.D577]-[.B577]" office:value-type="float" office:value="0" calcext:value-type="float">
            <text:p>0</text:p>
          </table:table-cell>
          <table:table-cell/>
          <table:table-cell table:style-name="ce3" table:formula="of:=IF([.F577] &lt;&gt; 0; [.F577]-[.B577]; &quot;&quot;)">
            <text:p/>
          </table:table-cell>
          <table:table-cell office:value-type="string" calcext:value-type="string">
            <text:p>4, 4, 6, 6, 25, 25, 25, 25, 25, 25, 25, 25, 25, 25, 25, 25, 25, 25, 25, 25, 25, 25, 25, 25, 25, 2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3880" calcext:value-type="float">
            <text:p>63880</text:p>
          </table:table-cell>
          <table:table-cell table:formula="of:=[.B578]/[.A578]" office:value-type="float" office:value="111.289198606272" calcext:value-type="float">
            <text:p>111.289198606272</text:p>
          </table:table-cell>
          <table:table-cell table:formula="of:=FLOOR([.A578] / [.$D$2]) * [.$B$2]* [.$D$2] + MOD([.A578]; [.$D$2]) * [.$C$10] + MOD([.A578] - FLOOR([.A578] / [.$D$2]); 3) * 10/6" office:value-type="float" office:value="63880" calcext:value-type="float">
            <text:p>63880</text:p>
          </table:table-cell>
          <table:table-cell table:style-name="ce2" table:formula="of:=[.D578]-[.B578]" office:value-type="float" office:value="0" calcext:value-type="float">
            <text:p>0</text:p>
          </table:table-cell>
          <table:table-cell/>
          <table:table-cell table:style-name="ce3" table:formula="of:=IF([.F578] &lt;&gt; 0; [.F578]-[.B578]; &quot;&quot;)">
            <text:p/>
          </table:table-cell>
          <table:table-cell office:value-type="string" calcext:value-type="string">
            <text:p>6, 6, 6, 6, 25, 25, 25, 25, 25, 25, 25, 25, 25, 25, 25, 25, 25, 25, 25, 25, 25, 12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3940" calcext:value-type="float">
            <text:p>63940</text:p>
          </table:table-cell>
          <table:table-cell table:formula="of:=[.B579]/[.A579]" office:value-type="float" office:value="111.2" calcext:value-type="float">
            <text:p>111.2</text:p>
          </table:table-cell>
          <table:table-cell table:formula="of:=FLOOR([.A579] / [.$D$2]) * [.$B$2]* [.$D$2] + MOD([.A579]; [.$D$2]) * [.$C$10] + MOD([.A579] - FLOOR([.A579] / [.$D$2]); 3) * 10/6" office:value-type="float" office:value="63940" calcext:value-type="float">
            <text:p>63940</text:p>
          </table:table-cell>
          <table:table-cell table:style-name="ce2" table:formula="of:=[.D579]-[.B579]" office:value-type="float" office:value="0" calcext:value-type="float">
            <text:p>0</text:p>
          </table:table-cell>
          <table:table-cell/>
          <table:table-cell table:style-name="ce3" table:formula="of:=IF([.F579] &lt;&gt; 0; [.F579]-[.B579]; &quot;&quot;)">
            <text:p/>
          </table:table-cell>
          <table:table-cell office:value-type="string" calcext:value-type="string">
            <text:p>25, 25, 25, 25, 25, 25, 25, 25, 25, 25, 25, 25, 25, 25, 25, 25, 25, 25, 1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4055" calcext:value-type="float">
            <text:p>64055</text:p>
          </table:table-cell>
          <table:table-cell table:formula="of:=[.B580]/[.A580]" office:value-type="float" office:value="111.206597222222" calcext:value-type="float">
            <text:p>111.206597222222</text:p>
          </table:table-cell>
          <table:table-cell table:formula="of:=FLOOR([.A580] / [.$D$2]) * [.$B$2]* [.$D$2] + MOD([.A580]; [.$D$2]) * [.$C$10] + MOD([.A580] - FLOOR([.A580] / [.$D$2]); 3) * 10/6" office:value-type="float" office:value="64055" calcext:value-type="float">
            <text:p>64055</text:p>
          </table:table-cell>
          <table:table-cell table:style-name="ce2" table:formula="of:=[.D580]-[.B580]" office:value-type="float" office:value="0" calcext:value-type="float">
            <text:p>0</text:p>
          </table:table-cell>
          <table:table-cell/>
          <table:table-cell table:style-name="ce3" table:formula="of:=IF([.F580] &lt;&gt; 0; [.F580]-[.B580]; &quot;&quot;)">
            <text:p/>
          </table:table-cell>
          <table:table-cell office:value-type="string" calcext:value-type="string">
            <text:p>25, 25, 25, 25, 25, 25, 25, 25, 25, 25, 25, 25, 25, 25, 25, 25, 25, 25, 25, 25, 25, 25, 2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4170" calcext:value-type="float">
            <text:p>64170</text:p>
          </table:table-cell>
          <table:table-cell table:formula="of:=[.B581]/[.A581]" office:value-type="float" office:value="111.213171577123" calcext:value-type="float">
            <text:p>111.213171577123</text:p>
          </table:table-cell>
          <table:table-cell table:formula="of:=FLOOR([.A581] / [.$D$2]) * [.$B$2]* [.$D$2] + MOD([.A581]; [.$D$2]) * [.$C$10] + MOD([.A581] - FLOOR([.A581] / [.$D$2]); 3) * 10/6" office:value-type="float" office:value="64170" calcext:value-type="float">
            <text:p>64170</text:p>
          </table:table-cell>
          <table:table-cell table:style-name="ce2" table:formula="of:=[.D581]-[.B581]" office:value-type="float" office:value="0" calcext:value-type="float">
            <text:p>0</text:p>
          </table:table-cell>
          <table:table-cell/>
          <table:table-cell table:style-name="ce3" table:formula="of:=IF([.F581] &lt;&gt; 0; [.F581]-[.B581]; &quot;&quot;)">
            <text:p/>
          </table:table-cell>
          <table:table-cell office:value-type="string" calcext:value-type="string">
            <text:p>25, 25, 25, 25, 25, 25, 25, 25, 25, 25, 25, 25, 25, 25, 25, 25, 25, 25, 25, 25, 25, 25, 2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4280" calcext:value-type="float">
            <text:p>64280</text:p>
          </table:table-cell>
          <table:table-cell table:formula="of:=[.B582]/[.A582]" office:value-type="float" office:value="111.21107266436" calcext:value-type="float">
            <text:p>111.21107266436</text:p>
          </table:table-cell>
          <table:table-cell table:formula="of:=FLOOR([.A582] / [.$D$2]) * [.$B$2]* [.$D$2] + MOD([.A582]; [.$D$2]) * [.$C$10] + MOD([.A582] - FLOOR([.A582] / [.$D$2]); 3) * 10/6" office:value-type="float" office:value="64280" calcext:value-type="float">
            <text:p>64280</text:p>
          </table:table-cell>
          <table:table-cell table:style-name="ce2" table:formula="of:=[.D582]-[.B582]" office:value-type="float" office:value="0" calcext:value-type="float">
            <text:p>0</text:p>
          </table:table-cell>
          <table:table-cell/>
          <table:table-cell table:style-name="ce3" table:formula="of:=IF([.F582] &lt;&gt; 0; [.F582]-[.B582]; &quot;&quot;)">
            <text:p/>
          </table:table-cell>
          <table:table-cell office:value-type="string" calcext:value-type="string">
            <text:p>25, 25, 25, 25, 25, 25, 25, 25, 25, 25, 25, 25, 25, 25, 25, 25, 25, 25, 25, 25, 25, 25, 2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4395" calcext:value-type="float">
            <text:p>64395</text:p>
          </table:table-cell>
          <table:table-cell table:formula="of:=[.B583]/[.A583]" office:value-type="float" office:value="111.217616580311" calcext:value-type="float">
            <text:p>111.217616580311</text:p>
          </table:table-cell>
          <table:table-cell table:formula="of:=FLOOR([.A583] / [.$D$2]) * [.$B$2]* [.$D$2] + MOD([.A583]; [.$D$2]) * [.$C$10] + MOD([.A583] - FLOOR([.A583] / [.$D$2]); 3) * 10/6" office:value-type="float" office:value="64395" calcext:value-type="float">
            <text:p>64395</text:p>
          </table:table-cell>
          <table:table-cell table:style-name="ce2" table:formula="of:=[.D583]-[.B583]" office:value-type="float" office:value="0" calcext:value-type="float">
            <text:p>0</text:p>
          </table:table-cell>
          <table:table-cell/>
          <table:table-cell table:style-name="ce3" table:formula="of:=IF([.F583] &lt;&gt; 0; [.F583]-[.B583]; &quot;&quot;)">
            <text:p/>
          </table:table-cell>
          <table:table-cell office:value-type="string" calcext:value-type="string">
            <text:p>4, 25, 25, 25, 25, 25, 25, 25, 25, 25, 25, 25, 25, 25, 25, 25, 25, 25, 25, 1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510" calcext:value-type="float">
            <text:p>64510</text:p>
          </table:table-cell>
          <table:table-cell table:formula="of:=[.B584]/[.A584]" office:value-type="float" office:value="111.224137931034" calcext:value-type="float">
            <text:p>111.224137931034</text:p>
          </table:table-cell>
          <table:table-cell table:formula="of:=FLOOR([.A584] / [.$D$2]) * [.$B$2]* [.$D$2] + MOD([.A584]; [.$D$2]) * [.$C$10] + MOD([.A584] - FLOOR([.A584] / [.$D$2]); 3) * 10/6" office:value-type="float" office:value="64510" calcext:value-type="float">
            <text:p>64510</text:p>
          </table:table-cell>
          <table:table-cell table:style-name="ce2" table:formula="of:=[.D584]-[.B584]" office:value-type="float" office:value="0" calcext:value-type="float">
            <text:p>0</text:p>
          </table:table-cell>
          <table:table-cell/>
          <table:table-cell table:style-name="ce3" table:formula="of:=IF([.F584] &lt;&gt; 0; [.F584]-[.B584]; &quot;&quot;)">
            <text:p/>
          </table:table-cell>
          <table:table-cell office:value-type="string" calcext:value-type="string">
            <text:p>4, 25, 25, 25, 25, 25, 25, 25, 25, 25, 25, 25, 25, 25, 25, 25, 25, 25, 25, 25, 25, 25, 25, 2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4620" calcext:value-type="float">
            <text:p>64620</text:p>
          </table:table-cell>
          <table:table-cell table:formula="of:=[.B585]/[.A585]" office:value-type="float" office:value="111.222030981067" calcext:value-type="float">
            <text:p>111.222030981067</text:p>
          </table:table-cell>
          <table:table-cell table:formula="of:=FLOOR([.A585] / [.$D$2]) * [.$B$2]* [.$D$2] + MOD([.A585]; [.$D$2]) * [.$C$10] + MOD([.A585] - FLOOR([.A585] / [.$D$2]); 3) * 10/6" office:value-type="float" office:value="64620" calcext:value-type="float">
            <text:p>64620</text:p>
          </table:table-cell>
          <table:table-cell table:style-name="ce2" table:formula="of:=[.D585]-[.B585]" office:value-type="float" office:value="0" calcext:value-type="float">
            <text:p>0</text:p>
          </table:table-cell>
          <table:table-cell/>
          <table:table-cell table:style-name="ce3" table:formula="of:=IF([.F585] &lt;&gt; 0; [.F585]-[.B585]; &quot;&quot;)">
            <text:p/>
          </table:table-cell>
          <table:table-cell office:value-type="string" calcext:value-type="string">
            <text:p>6, 25, 25, 25, 25, 25, 25, 25, 25, 25, 25, 25, 25, 25, 25, 25, 25, 25, 25, 12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4735" calcext:value-type="float">
            <text:p>64735</text:p>
          </table:table-cell>
          <table:table-cell table:formula="of:=[.B586]/[.A586]" office:value-type="float" office:value="111.22852233677" calcext:value-type="float">
            <text:p>111.22852233677</text:p>
          </table:table-cell>
          <table:table-cell table:formula="of:=FLOOR([.A586] / [.$D$2]) * [.$B$2]* [.$D$2] + MOD([.A586]; [.$D$2]) * [.$C$10] + MOD([.A586] - FLOOR([.A586] / [.$D$2]); 3) * 10/6" office:value-type="float" office:value="64735" calcext:value-type="float">
            <text:p>64735</text:p>
          </table:table-cell>
          <table:table-cell table:style-name="ce2" table:formula="of:=[.D586]-[.B586]" office:value-type="float" office:value="0" calcext:value-type="float">
            <text:p>0</text:p>
          </table:table-cell>
          <table:table-cell/>
          <table:table-cell table:style-name="ce3" table:formula="of:=IF([.F586] &lt;&gt; 0; [.F586]-[.B586]; &quot;&quot;)">
            <text:p/>
          </table:table-cell>
          <table:table-cell office:value-type="string" calcext:value-type="string">
            <text:p>4, 25, 25, 25, 25, 25, 25, 25, 25, 25, 25, 25, 25, 25, 25, 25, 25, 25, 25, 25, 25, 25, 25, 2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4850" calcext:value-type="float">
            <text:p>64850</text:p>
          </table:table-cell>
          <table:table-cell table:formula="of:=[.B587]/[.A587]" office:value-type="float" office:value="111.234991423671" calcext:value-type="float">
            <text:p>111.234991423671</text:p>
          </table:table-cell>
          <table:table-cell table:formula="of:=FLOOR([.A587] / [.$D$2]) * [.$B$2]* [.$D$2] + MOD([.A587]; [.$D$2]) * [.$C$10] + MOD([.A587] - FLOOR([.A587] / [.$D$2]); 3) * 10/6" office:value-type="float" office:value="64850" calcext:value-type="float">
            <text:p>64850</text:p>
          </table:table-cell>
          <table:table-cell table:style-name="ce2" table:formula="of:=[.D587]-[.B587]" office:value-type="float" office:value="0" calcext:value-type="float">
            <text:p>0</text:p>
          </table:table-cell>
          <table:table-cell/>
          <table:table-cell table:style-name="ce3" table:formula="of:=IF([.F587] &lt;&gt; 0; [.F587]-[.B587]; &quot;&quot;)">
            <text:p/>
          </table:table-cell>
          <table:table-cell office:value-type="string" calcext:value-type="string">
            <text:p>4, 4, 25, 25, 25, 25, 25, 25, 25, 25, 25, 25, 25, 25, 25, 25, 25, 25, 25, 25, 1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4960" calcext:value-type="float">
            <text:p>64960</text:p>
          </table:table-cell>
          <table:table-cell table:formula="of:=[.B588]/[.A588]" office:value-type="float" office:value="111.232876712329" calcext:value-type="float">
            <text:p>111.232876712329</text:p>
          </table:table-cell>
          <table:table-cell table:formula="of:=FLOOR([.A588] / [.$D$2]) * [.$B$2]* [.$D$2] + MOD([.A588]; [.$D$2]) * [.$C$10] + MOD([.A588] - FLOOR([.A588] / [.$D$2]); 3) * 10/6" office:value-type="float" office:value="64960" calcext:value-type="float">
            <text:p>64960</text:p>
          </table:table-cell>
          <table:table-cell table:style-name="ce2" table:formula="of:=[.D588]-[.B588]" office:value-type="float" office:value="0" calcext:value-type="float">
            <text:p>0</text:p>
          </table:table-cell>
          <table:table-cell/>
          <table:table-cell table:style-name="ce3" table:formula="of:=IF([.F588] &lt;&gt; 0; [.F588]-[.B588]; &quot;&quot;)">
            <text:p/>
          </table:table-cell>
          <table:table-cell office:value-type="string" calcext:value-type="string">
            <text:p>6, 25, 25, 25, 25, 25, 25, 25, 25, 25, 25, 25, 25, 25, 25, 25, 25, 25, 25, 25, 25, 25, 25, 2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5075" calcext:value-type="float">
            <text:p>65075</text:p>
          </table:table-cell>
          <table:table-cell table:formula="of:=[.B589]/[.A589]" office:value-type="float" office:value="111.239316239316" calcext:value-type="float">
            <text:p>111.239316239316</text:p>
          </table:table-cell>
          <table:table-cell table:formula="of:=FLOOR([.A589] / [.$D$2]) * [.$B$2]* [.$D$2] + MOD([.A589]; [.$D$2]) * [.$C$10] + MOD([.A589] - FLOOR([.A589] / [.$D$2]); 3) * 10/6" office:value-type="float" office:value="65075" calcext:value-type="float">
            <text:p>65075</text:p>
          </table:table-cell>
          <table:table-cell table:style-name="ce2" table:formula="of:=[.D589]-[.B589]" office:value-type="float" office:value="0" calcext:value-type="float">
            <text:p>0</text:p>
          </table:table-cell>
          <table:table-cell/>
          <table:table-cell table:style-name="ce3" table:formula="of:=IF([.F589] &lt;&gt; 0; [.F589]-[.B589]; &quot;&quot;)">
            <text:p/>
          </table:table-cell>
          <table:table-cell office:value-type="string" calcext:value-type="string">
            <text:p>4, 6, 25, 25, 25, 25, 25, 25, 25, 25, 25, 25, 25, 25, 25, 25, 25, 25, 25, 25, 1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5190" calcext:value-type="float">
            <text:p>65190</text:p>
          </table:table-cell>
          <table:table-cell table:formula="of:=[.B590]/[.A590]" office:value-type="float" office:value="111.245733788396" calcext:value-type="float">
            <text:p>111.245733788396</text:p>
          </table:table-cell>
          <table:table-cell table:formula="of:=FLOOR([.A590] / [.$D$2]) * [.$B$2]* [.$D$2] + MOD([.A590]; [.$D$2]) * [.$C$10] + MOD([.A590] - FLOOR([.A590] / [.$D$2]); 3) * 10/6" office:value-type="float" office:value="65190" calcext:value-type="float">
            <text:p>65190</text:p>
          </table:table-cell>
          <table:table-cell table:style-name="ce2" table:formula="of:=[.D590]-[.B590]" office:value-type="float" office:value="0" calcext:value-type="float">
            <text:p>0</text:p>
          </table:table-cell>
          <table:table-cell/>
          <table:table-cell table:style-name="ce3" table:formula="of:=IF([.F590] &lt;&gt; 0; [.F590]-[.B590]; &quot;&quot;)">
            <text:p/>
          </table:table-cell>
          <table:table-cell office:value-type="string" calcext:value-type="string">
            <text:p>4, 4, 25, 25, 25, 25, 25, 25, 25, 25, 25, 25, 25, 25, 25, 25, 25, 25, 25, 25, 25, 25, 25, 25, 2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5300" calcext:value-type="float">
            <text:p>65300</text:p>
          </table:table-cell>
          <table:table-cell table:formula="of:=[.B591]/[.A591]" office:value-type="float" office:value="111.243611584327" calcext:value-type="float">
            <text:p>111.243611584327</text:p>
          </table:table-cell>
          <table:table-cell table:formula="of:=FLOOR([.A591] / [.$D$2]) * [.$B$2]* [.$D$2] + MOD([.A591]; [.$D$2]) * [.$C$10] + MOD([.A591] - FLOOR([.A591] / [.$D$2]); 3) * 10/6" office:value-type="float" office:value="65300" calcext:value-type="float">
            <text:p>65300</text:p>
          </table:table-cell>
          <table:table-cell table:style-name="ce2" table:formula="of:=[.D591]-[.B591]" office:value-type="float" office:value="0" calcext:value-type="float">
            <text:p>0</text:p>
          </table:table-cell>
          <table:table-cell/>
          <table:table-cell table:style-name="ce3" table:formula="of:=IF([.F591] &lt;&gt; 0; [.F591]-[.B591]; &quot;&quot;)">
            <text:p/>
          </table:table-cell>
          <table:table-cell office:value-type="string" calcext:value-type="string">
            <text:p>6, 6, 25, 25, 25, 25, 25, 25, 25, 25, 25, 25, 25, 25, 25, 25, 25, 25, 25, 25, 1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5415" calcext:value-type="float">
            <text:p>65415</text:p>
          </table:table-cell>
          <table:table-cell table:formula="of:=[.B592]/[.A592]" office:value-type="float" office:value="111.25" calcext:value-type="float">
            <text:p>111.25</text:p>
          </table:table-cell>
          <table:table-cell table:formula="of:=FLOOR([.A592] / [.$D$2]) * [.$B$2]* [.$D$2] + MOD([.A592]; [.$D$2]) * [.$C$10] + MOD([.A592] - FLOOR([.A592] / [.$D$2]); 3) * 10/6" office:value-type="float" office:value="65415" calcext:value-type="float">
            <text:p>65415</text:p>
          </table:table-cell>
          <table:table-cell table:style-name="ce2" table:formula="of:=[.D592]-[.B592]" office:value-type="float" office:value="0" calcext:value-type="float">
            <text:p>0</text:p>
          </table:table-cell>
          <table:table-cell/>
          <table:table-cell table:style-name="ce3" table:formula="of:=IF([.F592] &lt;&gt; 0; [.F592]-[.B592]; &quot;&quot;)">
            <text:p/>
          </table:table-cell>
          <table:table-cell office:value-type="string" calcext:value-type="string">
            <text:p>4, 6, 25, 25, 25, 25, 25, 25, 25, 25, 25, 25, 25, 25, 25, 25, 25, 25, 25, 25, 25, 25, 25, 25, 2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5530" calcext:value-type="float">
            <text:p>65530</text:p>
          </table:table-cell>
          <table:table-cell table:formula="of:=[.B593]/[.A593]" office:value-type="float" office:value="111.25636672326" calcext:value-type="float">
            <text:p>111.25636672326</text:p>
          </table:table-cell>
          <table:table-cell table:formula="of:=FLOOR([.A593] / [.$D$2]) * [.$B$2]* [.$D$2] + MOD([.A593]; [.$D$2]) * [.$C$10] + MOD([.A593] - FLOOR([.A593] / [.$D$2]); 3) * 10/6" office:value-type="float" office:value="65530" calcext:value-type="float">
            <text:p>65530</text:p>
          </table:table-cell>
          <table:table-cell table:style-name="ce2" table:formula="of:=[.D593]-[.B593]" office:value-type="float" office:value="0" calcext:value-type="float">
            <text:p>0</text:p>
          </table:table-cell>
          <table:table-cell/>
          <table:table-cell table:style-name="ce3" table:formula="of:=IF([.F593] &lt;&gt; 0; [.F593]-[.B593]; &quot;&quot;)">
            <text:p/>
          </table:table-cell>
          <table:table-cell office:value-type="string" calcext:value-type="string">
            <text:p>4, 4, 6, 25, 25, 25, 25, 25, 25, 25, 25, 25, 25, 25, 25, 25, 25, 25, 25, 25, 25, 1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640" calcext:value-type="float">
            <text:p>65640</text:p>
          </table:table-cell>
          <table:table-cell table:formula="of:=[.B594]/[.A594]" office:value-type="float" office:value="111.254237288136" calcext:value-type="float">
            <text:p>111.254237288136</text:p>
          </table:table-cell>
          <table:table-cell table:formula="of:=FLOOR([.A594] / [.$D$2]) * [.$B$2]* [.$D$2] + MOD([.A594]; [.$D$2]) * [.$C$10] + MOD([.A594] - FLOOR([.A594] / [.$D$2]); 3) * 10/6" office:value-type="float" office:value="65640" calcext:value-type="float">
            <text:p>65640</text:p>
          </table:table-cell>
          <table:table-cell table:style-name="ce2" table:formula="of:=[.D594]-[.B594]" office:value-type="float" office:value="0" calcext:value-type="float">
            <text:p>0</text:p>
          </table:table-cell>
          <table:table-cell/>
          <table:table-cell table:style-name="ce3" table:formula="of:=IF([.F594] &lt;&gt; 0; [.F594]-[.B594]; &quot;&quot;)">
            <text:p/>
          </table:table-cell>
          <table:table-cell office:value-type="string" calcext:value-type="string">
            <text:p>6, 6, 25, 25, 25, 25, 25, 25, 25, 25, 25, 25, 25, 25, 25, 25, 25, 25, 25, 25, 25, 25, 25, 25, 2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5755" calcext:value-type="float">
            <text:p>65755</text:p>
          </table:table-cell>
          <table:table-cell table:formula="of:=[.B595]/[.A595]" office:value-type="float" office:value="111.260575296108" calcext:value-type="float">
            <text:p>111.260575296108</text:p>
          </table:table-cell>
          <table:table-cell table:formula="of:=FLOOR([.A595] / [.$D$2]) * [.$B$2]* [.$D$2] + MOD([.A595]; [.$D$2]) * [.$C$10] + MOD([.A595] - FLOOR([.A595] / [.$D$2]); 3) * 10/6" office:value-type="float" office:value="65755" calcext:value-type="float">
            <text:p>65755</text:p>
          </table:table-cell>
          <table:table-cell table:style-name="ce2" table:formula="of:=[.D595]-[.B595]" office:value-type="float" office:value="0" calcext:value-type="float">
            <text:p>0</text:p>
          </table:table-cell>
          <table:table-cell/>
          <table:table-cell table:style-name="ce3" table:formula="of:=IF([.F595] &lt;&gt; 0; [.F595]-[.B595]; &quot;&quot;)">
            <text:p/>
          </table:table-cell>
          <table:table-cell office:value-type="string" calcext:value-type="string">
            <text:p>4, 6, 6, 25, 25, 25, 25, 25, 25, 25, 25, 25, 25, 25, 25, 25, 25, 25, 25, 25, 25, 1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5870" calcext:value-type="float">
            <text:p>65870</text:p>
          </table:table-cell>
          <table:table-cell table:formula="of:=[.B596]/[.A596]" office:value-type="float" office:value="111.266891891892" calcext:value-type="float">
            <text:p>111.266891891892</text:p>
          </table:table-cell>
          <table:table-cell table:formula="of:=FLOOR([.A596] / [.$D$2]) * [.$B$2]* [.$D$2] + MOD([.A596]; [.$D$2]) * [.$C$10] + MOD([.A596] - FLOOR([.A596] / [.$D$2]); 3) * 10/6" office:value-type="float" office:value="65870" calcext:value-type="float">
            <text:p>65870</text:p>
          </table:table-cell>
          <table:table-cell table:style-name="ce2" table:formula="of:=[.D596]-[.B596]" office:value-type="float" office:value="0" calcext:value-type="float">
            <text:p>0</text:p>
          </table:table-cell>
          <table:table-cell/>
          <table:table-cell table:style-name="ce3" table:formula="of:=IF([.F596] &lt;&gt; 0; [.F596]-[.B596]; &quot;&quot;)">
            <text:p/>
          </table:table-cell>
          <table:table-cell office:value-type="string" calcext:value-type="string">
            <text:p>4, 4, 6, 25, 25, 25, 25, 25, 25, 25, 25, 25, 25, 25, 25, 25, 25, 25, 25, 25, 25, 25, 25, 25, 25, 2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5980" calcext:value-type="float">
            <text:p>65980</text:p>
          </table:table-cell>
          <table:table-cell table:formula="of:=[.B597]/[.A597]" office:value-type="float" office:value="111.264755480607" calcext:value-type="float">
            <text:p>111.264755480607</text:p>
          </table:table-cell>
          <table:table-cell table:formula="of:=FLOOR([.A597] / [.$D$2]) * [.$B$2]* [.$D$2] + MOD([.A597]; [.$D$2]) * [.$C$10] + MOD([.A597] - FLOOR([.A597] / [.$D$2]); 3) * 10/6" office:value-type="float" office:value="65980" calcext:value-type="float">
            <text:p>65980</text:p>
          </table:table-cell>
          <table:table-cell table:style-name="ce2" table:formula="of:=[.D597]-[.B597]" office:value-type="float" office:value="0" calcext:value-type="float">
            <text:p>0</text:p>
          </table:table-cell>
          <table:table-cell/>
          <table:table-cell table:style-name="ce3" table:formula="of:=IF([.F597] &lt;&gt; 0; [.F597]-[.B597]; &quot;&quot;)">
            <text:p/>
          </table:table-cell>
          <table:table-cell office:value-type="string" calcext:value-type="string">
            <text:p>6, 6, 6, 25, 25, 25, 25, 25, 25, 25, 25, 25, 25, 25, 25, 25, 25, 25, 25, 25, 25, 1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6095" calcext:value-type="float">
            <text:p>66095</text:p>
          </table:table-cell>
          <table:table-cell table:formula="of:=[.B598]/[.A598]" office:value-type="float" office:value="111.271043771044" calcext:value-type="float">
            <text:p>111.271043771044</text:p>
          </table:table-cell>
          <table:table-cell table:formula="of:=FLOOR([.A598] / [.$D$2]) * [.$B$2]* [.$D$2] + MOD([.A598]; [.$D$2]) * [.$C$10] + MOD([.A598] - FLOOR([.A598] / [.$D$2]); 3) * 10/6" office:value-type="float" office:value="66095" calcext:value-type="float">
            <text:p>66095</text:p>
          </table:table-cell>
          <table:table-cell table:style-name="ce2" table:formula="of:=[.D598]-[.B598]" office:value-type="float" office:value="0" calcext:value-type="float">
            <text:p>0</text:p>
          </table:table-cell>
          <table:table-cell/>
          <table:table-cell table:style-name="ce3" table:formula="of:=IF([.F598] &lt;&gt; 0; [.F598]-[.B598]; &quot;&quot;)">
            <text:p/>
          </table:table-cell>
          <table:table-cell office:value-type="string" calcext:value-type="string">
            <text:p>4, 6, 6, 25, 25, 25, 25, 25, 25, 25, 25, 25, 25, 25, 25, 25, 25, 25, 25, 25, 25, 25, 25, 25, 25, 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6210" calcext:value-type="float">
            <text:p>66210</text:p>
          </table:table-cell>
          <table:table-cell table:formula="of:=[.B599]/[.A599]" office:value-type="float" office:value="111.27731092437" calcext:value-type="float">
            <text:p>111.27731092437</text:p>
          </table:table-cell>
          <table:table-cell table:formula="of:=FLOOR([.A599] / [.$D$2]) * [.$B$2]* [.$D$2] + MOD([.A599]; [.$D$2]) * [.$C$10] + MOD([.A599] - FLOOR([.A599] / [.$D$2]); 3) * 10/6" office:value-type="float" office:value="66210" calcext:value-type="float">
            <text:p>66210</text:p>
          </table:table-cell>
          <table:table-cell table:style-name="ce2" table:formula="of:=[.D599]-[.B599]" office:value-type="float" office:value="0" calcext:value-type="float">
            <text:p>0</text:p>
          </table:table-cell>
          <table:table-cell/>
          <table:table-cell table:style-name="ce3" table:formula="of:=IF([.F599] &lt;&gt; 0; [.F599]-[.B599]; &quot;&quot;)">
            <text:p/>
          </table:table-cell>
          <table:table-cell office:value-type="string" calcext:value-type="string">
            <text:p>4, 4, 6, 6, 25, 25, 25, 25, 25, 25, 25, 25, 25, 25, 25, 25, 25, 25, 25, 25, 25, 25, 1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6320" calcext:value-type="float">
            <text:p>66320</text:p>
          </table:table-cell>
          <table:table-cell table:formula="of:=[.B600]/[.A600]" office:value-type="float" office:value="111.275167785235" calcext:value-type="float">
            <text:p>111.275167785235</text:p>
          </table:table-cell>
          <table:table-cell table:formula="of:=FLOOR([.A600] / [.$D$2]) * [.$B$2]* [.$D$2] + MOD([.A600]; [.$D$2]) * [.$C$10] + MOD([.A600] - FLOOR([.A600] / [.$D$2]); 3) * 10/6" office:value-type="float" office:value="66320" calcext:value-type="float">
            <text:p>66320</text:p>
          </table:table-cell>
          <table:table-cell table:style-name="ce2" table:formula="of:=[.D600]-[.B600]" office:value-type="float" office:value="0" calcext:value-type="float">
            <text:p>0</text:p>
          </table:table-cell>
          <table:table-cell/>
          <table:table-cell table:style-name="ce3" table:formula="of:=IF([.F600] &lt;&gt; 0; [.F600]-[.B600]; &quot;&quot;)">
            <text:p/>
          </table:table-cell>
          <table:table-cell office:value-type="string" calcext:value-type="string">
            <text:p>6, 6, 6, 25, 25, 25, 25, 25, 25, 25, 25, 25, 25, 25, 25, 25, 25, 25, 25, 25, 25, 25, 25, 25, 25, 2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6435" calcext:value-type="float">
            <text:p>66435</text:p>
          </table:table-cell>
          <table:table-cell table:formula="of:=[.B601]/[.A601]" office:value-type="float" office:value="111.281407035176" calcext:value-type="float">
            <text:p>111.281407035176</text:p>
          </table:table-cell>
          <table:table-cell table:formula="of:=FLOOR([.A601] / [.$D$2]) * [.$B$2]* [.$D$2] + MOD([.A601]; [.$D$2]) * [.$C$10] + MOD([.A601] - FLOOR([.A601] / [.$D$2]); 3) * 10/6" office:value-type="float" office:value="66435" calcext:value-type="float">
            <text:p>66435</text:p>
          </table:table-cell>
          <table:table-cell table:style-name="ce2" table:formula="of:=[.D601]-[.B601]" office:value-type="float" office:value="0" calcext:value-type="float">
            <text:p>0</text:p>
          </table:table-cell>
          <table:table-cell/>
          <table:table-cell table:style-name="ce3" table:formula="of:=IF([.F601] &lt;&gt; 0; [.F601]-[.B601]; &quot;&quot;)">
            <text:p/>
          </table:table-cell>
          <table:table-cell office:value-type="string" calcext:value-type="string">
            <text:p>4, 6, 6, 6, 25, 25, 25, 25, 25, 25, 25, 25, 25, 25, 25, 25, 25, 25, 25, 25, 25, 25, 1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6550" calcext:value-type="float">
            <text:p>66550</text:p>
          </table:table-cell>
          <table:table-cell table:formula="of:=[.B602]/[.A602]" office:value-type="float" office:value="111.28762541806" calcext:value-type="float">
            <text:p>111.28762541806</text:p>
          </table:table-cell>
          <table:table-cell table:formula="of:=FLOOR([.A602] / [.$D$2]) * [.$B$2]* [.$D$2] + MOD([.A602]; [.$D$2]) * [.$C$10] + MOD([.A602] - FLOOR([.A602] / [.$D$2]); 3) * 10/6" office:value-type="float" office:value="66550" calcext:value-type="float">
            <text:p>66550</text:p>
          </table:table-cell>
          <table:table-cell table:style-name="ce2" table:formula="of:=[.D602]-[.B602]" office:value-type="float" office:value="0" calcext:value-type="float">
            <text:p>0</text:p>
          </table:table-cell>
          <table:table-cell/>
          <table:table-cell table:style-name="ce3" table:formula="of:=IF([.F602] &lt;&gt; 0; [.F602]-[.B602]; &quot;&quot;)">
            <text:p/>
          </table:table-cell>
          <table:table-cell office:value-type="string" calcext:value-type="string">
            <text:p>4, 4, 6, 6, 25, 25, 25, 25, 25, 25, 25, 25, 25, 25, 25, 25, 25, 25, 25, 25, 25, 25, 25, 25, 25, 25, 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6660" calcext:value-type="float">
            <text:p>66660</text:p>
          </table:table-cell>
          <table:table-cell table:formula="of:=[.B603]/[.A603]" office:value-type="float" office:value="111.285475792988" calcext:value-type="float">
            <text:p>111.285475792988</text:p>
          </table:table-cell>
          <table:table-cell table:formula="of:=FLOOR([.A603] / [.$D$2]) * [.$B$2]* [.$D$2] + MOD([.A603]; [.$D$2]) * [.$C$10] + MOD([.A603] - FLOOR([.A603] / [.$D$2]); 3) * 10/6" office:value-type="float" office:value="66660" calcext:value-type="float">
            <text:p>66660</text:p>
          </table:table-cell>
          <table:table-cell table:style-name="ce2" table:formula="of:=[.D603]-[.B603]" office:value-type="float" office:value="0" calcext:value-type="float">
            <text:p>0</text:p>
          </table:table-cell>
          <table:table-cell/>
          <table:table-cell table:style-name="ce3" table:formula="of:=IF([.F603] &lt;&gt; 0; [.F603]-[.B603]; &quot;&quot;)">
            <text:p/>
          </table:table-cell>
          <table:table-cell office:value-type="string" calcext:value-type="string">
            <text:p>6, 6, 6, 6, 25, 25, 25, 25, 25, 25, 25, 25, 25, 25, 25, 25, 25, 25, 25, 25, 25, 25, 1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720" calcext:value-type="float">
            <text:p>66720</text:p>
          </table:table-cell>
          <table:table-cell table:formula="of:=[.B604]/[.A604]" office:value-type="float" office:value="111.2" calcext:value-type="float">
            <text:p>111.2</text:p>
          </table:table-cell>
          <table:table-cell table:formula="of:=FLOOR([.A604] / [.$D$2]) * [.$B$2]* [.$D$2] + MOD([.A604]; [.$D$2]) * [.$C$10] + MOD([.A604] - FLOOR([.A604] / [.$D$2]); 3) * 10/6" office:value-type="float" office:value="66720" calcext:value-type="float">
            <text:p>66720</text:p>
          </table:table-cell>
          <table:table-cell table:style-name="ce2" table:formula="of:=[.D604]-[.B604]" office:value-type="float" office:value="0" calcext:value-type="float">
            <text:p>0</text:p>
          </table:table-cell>
          <table:table-cell/>
          <table:table-cell table:style-name="ce3" table:formula="of:=IF([.F604] &lt;&gt; 0; [.F604]-[.B604]; &quot;&quot;)">
            <text:p/>
          </table:table-cell>
          <table:table-cell office:value-type="string" calcext:value-type="string">
            <text:p>25, 25, 25, 25, 25, 25, 25, 25, 25, 25, 25, 25, 25, 25, 25, 25, 25, 25, 25, 1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6835" calcext:value-type="float">
            <text:p>66835</text:p>
          </table:table-cell>
          <table:table-cell table:formula="of:=[.B605]/[.A605]" office:value-type="float" office:value="111.206322795341" calcext:value-type="float">
            <text:p>111.206322795341</text:p>
          </table:table-cell>
          <table:table-cell table:formula="of:=FLOOR([.A605] / [.$D$2]) * [.$B$2]* [.$D$2] + MOD([.A605]; [.$D$2]) * [.$C$10] + MOD([.A605] - FLOOR([.A605] / [.$D$2]); 3) * 10/6" office:value-type="float" office:value="66835" calcext:value-type="float">
            <text:p>66835</text:p>
          </table:table-cell>
          <table:table-cell table:style-name="ce2" table:formula="of:=[.D605]-[.B605]" office:value-type="float" office:value="0" calcext:value-type="float">
            <text:p>0</text:p>
          </table:table-cell>
          <table:table-cell/>
          <table:table-cell table:style-name="ce3" table:formula="of:=IF([.F605] &lt;&gt; 0; [.F605]-[.B605]; &quot;&quot;)">
            <text:p/>
          </table:table-cell>
          <table:table-cell office:value-type="string" calcext:value-type="string">
            <text:p>25, 25, 25, 25, 25, 25, 25, 25, 25, 25, 25, 25, 25, 25, 25, 25, 25, 25, 25, 25, 25, 25, 25, 2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6950" calcext:value-type="float">
            <text:p>66950</text:p>
          </table:table-cell>
          <table:table-cell table:formula="of:=[.B606]/[.A606]" office:value-type="float" office:value="111.212624584718" calcext:value-type="float">
            <text:p>111.212624584718</text:p>
          </table:table-cell>
          <table:table-cell table:formula="of:=FLOOR([.A606] / [.$D$2]) * [.$B$2]* [.$D$2] + MOD([.A606]; [.$D$2]) * [.$C$10] + MOD([.A606] - FLOOR([.A606] / [.$D$2]); 3) * 10/6" office:value-type="float" office:value="66950" calcext:value-type="float">
            <text:p>66950</text:p>
          </table:table-cell>
          <table:table-cell table:style-name="ce2" table:formula="of:=[.D606]-[.B606]" office:value-type="float" office:value="0" calcext:value-type="float">
            <text:p>0</text:p>
          </table:table-cell>
          <table:table-cell/>
          <table:table-cell table:style-name="ce3" table:formula="of:=IF([.F606] &lt;&gt; 0; [.F606]-[.B606]; &quot;&quot;)">
            <text:p/>
          </table:table-cell>
          <table:table-cell office:value-type="string" calcext:value-type="string">
            <text:p>25, 25, 25, 25, 25, 25, 25, 25, 25, 25, 25, 25, 25, 25, 25, 25, 25, 25, 25, 25, 25, 25, 25, 2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7060" calcext:value-type="float">
            <text:p>67060</text:p>
          </table:table-cell>
          <table:table-cell table:formula="of:=[.B607]/[.A607]" office:value-type="float" office:value="111.210613598673" calcext:value-type="float">
            <text:p>111.210613598673</text:p>
          </table:table-cell>
          <table:table-cell table:formula="of:=FLOOR([.A607] / [.$D$2]) * [.$B$2]* [.$D$2] + MOD([.A607]; [.$D$2]) * [.$C$10] + MOD([.A607] - FLOOR([.A607] / [.$D$2]); 3) * 10/6" office:value-type="float" office:value="67060" calcext:value-type="float">
            <text:p>67060</text:p>
          </table:table-cell>
          <table:table-cell table:style-name="ce2" table:formula="of:=[.D607]-[.B607]" office:value-type="float" office:value="0" calcext:value-type="float">
            <text:p>0</text:p>
          </table:table-cell>
          <table:table-cell/>
          <table:table-cell table:style-name="ce3" table:formula="of:=IF([.F607] &lt;&gt; 0; [.F607]-[.B607]; &quot;&quot;)">
            <text:p/>
          </table:table-cell>
          <table:table-cell office:value-type="string" calcext:value-type="string">
            <text:p>25, 25, 25, 25, 25, 25, 25, 25, 25, 25, 25, 25, 25, 25, 25, 25, 25, 25, 25, 25, 25, 25, 25, 2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7175" calcext:value-type="float">
            <text:p>67175</text:p>
          </table:table-cell>
          <table:table-cell table:formula="of:=[.B608]/[.A608]" office:value-type="float" office:value="111.216887417219" calcext:value-type="float">
            <text:p>111.216887417219</text:p>
          </table:table-cell>
          <table:table-cell table:formula="of:=FLOOR([.A608] / [.$D$2]) * [.$B$2]* [.$D$2] + MOD([.A608]; [.$D$2]) * [.$C$10] + MOD([.A608] - FLOOR([.A608] / [.$D$2]); 3) * 10/6" office:value-type="float" office:value="67175" calcext:value-type="float">
            <text:p>67175</text:p>
          </table:table-cell>
          <table:table-cell table:style-name="ce2" table:formula="of:=[.D608]-[.B608]" office:value-type="float" office:value="0" calcext:value-type="float">
            <text:p>0</text:p>
          </table:table-cell>
          <table:table-cell/>
          <table:table-cell table:style-name="ce3" table:formula="of:=IF([.F608] &lt;&gt; 0; [.F608]-[.B608]; &quot;&quot;)">
            <text:p/>
          </table:table-cell>
          <table:table-cell office:value-type="string" calcext:value-type="string">
            <text:p>4, 25, 25, 25, 25, 25, 25, 25, 25, 25, 25, 25, 25, 25, 25, 25, 25, 25, 25, 25, 1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7290" calcext:value-type="float">
            <text:p>67290</text:p>
          </table:table-cell>
          <table:table-cell table:formula="of:=[.B609]/[.A609]" office:value-type="float" office:value="111.223140495868" calcext:value-type="float">
            <text:p>111.223140495868</text:p>
          </table:table-cell>
          <table:table-cell table:formula="of:=FLOOR([.A609] / [.$D$2]) * [.$B$2]* [.$D$2] + MOD([.A609]; [.$D$2]) * [.$C$10] + MOD([.A609] - FLOOR([.A609] / [.$D$2]); 3) * 10/6" office:value-type="float" office:value="67290" calcext:value-type="float">
            <text:p>67290</text:p>
          </table:table-cell>
          <table:table-cell table:style-name="ce2" table:formula="of:=[.D609]-[.B609]" office:value-type="float" office:value="0" calcext:value-type="float">
            <text:p>0</text:p>
          </table:table-cell>
          <table:table-cell/>
          <table:table-cell table:style-name="ce3" table:formula="of:=IF([.F609] &lt;&gt; 0; [.F609]-[.B609]; &quot;&quot;)">
            <text:p/>
          </table:table-cell>
          <table:table-cell office:value-type="string" calcext:value-type="string">
            <text:p>4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7400" calcext:value-type="float">
            <text:p>67400</text:p>
          </table:table-cell>
          <table:table-cell table:formula="of:=[.B610]/[.A610]" office:value-type="float" office:value="111.221122112211" calcext:value-type="float">
            <text:p>111.221122112211</text:p>
          </table:table-cell>
          <table:table-cell table:formula="of:=FLOOR([.A610] / [.$D$2]) * [.$B$2]* [.$D$2] + MOD([.A610]; [.$D$2]) * [.$C$10] + MOD([.A610] - FLOOR([.A610] / [.$D$2]); 3) * 10/6" office:value-type="float" office:value="67400" calcext:value-type="float">
            <text:p>67400</text:p>
          </table:table-cell>
          <table:table-cell table:style-name="ce2" table:formula="of:=[.D610]-[.B610]" office:value-type="float" office:value="0" calcext:value-type="float">
            <text:p>0</text:p>
          </table:table-cell>
          <table:table-cell/>
          <table:table-cell table:style-name="ce3" table:formula="of:=IF([.F610] &lt;&gt; 0; [.F610]-[.B610]; &quot;&quot;)">
            <text:p/>
          </table:table-cell>
          <table:table-cell office:value-type="string" calcext:value-type="string">
            <text:p>6, 25, 25, 25, 25, 25, 25, 25, 25, 25, 25, 25, 25, 25, 25, 25, 25, 25, 25, 25, 1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7515" calcext:value-type="float">
            <text:p>67515</text:p>
          </table:table-cell>
          <table:table-cell table:formula="of:=[.B611]/[.A611]" office:value-type="float" office:value="111.227347611203" calcext:value-type="float">
            <text:p>111.227347611203</text:p>
          </table:table-cell>
          <table:table-cell table:formula="of:=FLOOR([.A611] / [.$D$2]) * [.$B$2]* [.$D$2] + MOD([.A611]; [.$D$2]) * [.$C$10] + MOD([.A611] - FLOOR([.A611] / [.$D$2]); 3) * 10/6" office:value-type="float" office:value="67515" calcext:value-type="float">
            <text:p>67515</text:p>
          </table:table-cell>
          <table:table-cell table:style-name="ce2" table:formula="of:=[.D611]-[.B611]" office:value-type="float" office:value="0" calcext:value-type="float">
            <text:p>0</text:p>
          </table:table-cell>
          <table:table-cell/>
          <table:table-cell table:style-name="ce3" table:formula="of:=IF([.F611] &lt;&gt; 0; [.F611]-[.B611]; &quot;&quot;)">
            <text:p/>
          </table:table-cell>
          <table:table-cell office:value-type="string" calcext:value-type="string">
            <text:p>4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7630" calcext:value-type="float">
            <text:p>67630</text:p>
          </table:table-cell>
          <table:table-cell table:formula="of:=[.B612]/[.A612]" office:value-type="float" office:value="111.233552631579" calcext:value-type="float">
            <text:p>111.233552631579</text:p>
          </table:table-cell>
          <table:table-cell table:formula="of:=FLOOR([.A612] / [.$D$2]) * [.$B$2]* [.$D$2] + MOD([.A612]; [.$D$2]) * [.$C$10] + MOD([.A612] - FLOOR([.A612] / [.$D$2]); 3) * 10/6" office:value-type="float" office:value="67630" calcext:value-type="float">
            <text:p>67630</text:p>
          </table:table-cell>
          <table:table-cell table:style-name="ce2" table:formula="of:=[.D612]-[.B612]" office:value-type="float" office:value="0" calcext:value-type="float">
            <text:p>0</text:p>
          </table:table-cell>
          <table:table-cell/>
          <table:table-cell table:style-name="ce3" table:formula="of:=IF([.F612] &lt;&gt; 0; [.F612]-[.B612]; &quot;&quot;)">
            <text:p/>
          </table:table-cell>
          <table:table-cell office:value-type="string" calcext:value-type="string">
            <text:p>4, 4, 25, 25, 25, 25, 25, 25, 25, 25, 25, 25, 25, 25, 25, 25, 25, 25, 25, 25, 25, 12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7740" calcext:value-type="float">
            <text:p>67740</text:p>
          </table:table-cell>
          <table:table-cell table:formula="of:=[.B613]/[.A613]" office:value-type="float" office:value="111.231527093596" calcext:value-type="float">
            <text:p>111.231527093596</text:p>
          </table:table-cell>
          <table:table-cell table:formula="of:=FLOOR([.A613] / [.$D$2]) * [.$B$2]* [.$D$2] + MOD([.A613]; [.$D$2]) * [.$C$10] + MOD([.A613] - FLOOR([.A613] / [.$D$2]); 3) * 10/6" office:value-type="float" office:value="67740" calcext:value-type="float">
            <text:p>67740</text:p>
          </table:table-cell>
          <table:table-cell table:style-name="ce2" table:formula="of:=[.D613]-[.B613]" office:value-type="float" office:value="0" calcext:value-type="float">
            <text:p>0</text:p>
          </table:table-cell>
          <table:table-cell/>
          <table:table-cell table:style-name="ce3" table:formula="of:=IF([.F613] &lt;&gt; 0; [.F613]-[.B613]; &quot;&quot;)">
            <text:p/>
          </table:table-cell>
          <table:table-cell office:value-type="string" calcext:value-type="string">
            <text:p>6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7855" calcext:value-type="float">
            <text:p>67855</text:p>
          </table:table-cell>
          <table:table-cell table:formula="of:=[.B614]/[.A614]" office:value-type="float" office:value="111.237704918033" calcext:value-type="float">
            <text:p>111.237704918033</text:p>
          </table:table-cell>
          <table:table-cell table:formula="of:=FLOOR([.A614] / [.$D$2]) * [.$B$2]* [.$D$2] + MOD([.A614]; [.$D$2]) * [.$C$10] + MOD([.A614] - FLOOR([.A614] / [.$D$2]); 3) * 10/6" office:value-type="float" office:value="67855" calcext:value-type="float">
            <text:p>67855</text:p>
          </table:table-cell>
          <table:table-cell table:style-name="ce2" table:formula="of:=[.D614]-[.B614]" office:value-type="float" office:value="0" calcext:value-type="float">
            <text:p>0</text:p>
          </table:table-cell>
          <table:table-cell/>
          <table:table-cell table:style-name="ce3" table:formula="of:=IF([.F614] &lt;&gt; 0; [.F614]-[.B614]; &quot;&quot;)">
            <text:p/>
          </table:table-cell>
          <table:table-cell office:value-type="string" calcext:value-type="string">
            <text:p>4, 6, 25, 25, 25, 25, 25, 25, 25, 25, 25, 25, 25, 25, 25, 25, 25, 25, 25, 25, 25, 12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7970" calcext:value-type="float">
            <text:p>67970</text:p>
          </table:table-cell>
          <table:table-cell table:formula="of:=[.B615]/[.A615]" office:value-type="float" office:value="111.243862520458" calcext:value-type="float">
            <text:p>111.243862520458</text:p>
          </table:table-cell>
          <table:table-cell table:formula="of:=FLOOR([.A615] / [.$D$2]) * [.$B$2]* [.$D$2] + MOD([.A615]; [.$D$2]) * [.$C$10] + MOD([.A615] - FLOOR([.A615] / [.$D$2]); 3) * 10/6" office:value-type="float" office:value="67970" calcext:value-type="float">
            <text:p>67970</text:p>
          </table:table-cell>
          <table:table-cell table:style-name="ce2" table:formula="of:=[.D615]-[.B615]" office:value-type="float" office:value="0" calcext:value-type="float">
            <text:p>0</text:p>
          </table:table-cell>
          <table:table-cell/>
          <table:table-cell table:style-name="ce3" table:formula="of:=IF([.F615] &lt;&gt; 0; [.F615]-[.B615]; &quot;&quot;)">
            <text:p/>
          </table:table-cell>
          <table:table-cell office:value-type="string" calcext:value-type="string">
            <text:p>4, 4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8080" calcext:value-type="float">
            <text:p>68080</text:p>
          </table:table-cell>
          <table:table-cell table:formula="of:=[.B616]/[.A616]" office:value-type="float" office:value="111.241830065359" calcext:value-type="float">
            <text:p>111.241830065359</text:p>
          </table:table-cell>
          <table:table-cell table:formula="of:=FLOOR([.A616] / [.$D$2]) * [.$B$2]* [.$D$2] + MOD([.A616]; [.$D$2]) * [.$C$10] + MOD([.A616] - FLOOR([.A616] / [.$D$2]); 3) * 10/6" office:value-type="float" office:value="68080" calcext:value-type="float">
            <text:p>68080</text:p>
          </table:table-cell>
          <table:table-cell table:style-name="ce2" table:formula="of:=[.D616]-[.B616]" office:value-type="float" office:value="0" calcext:value-type="float">
            <text:p>0</text:p>
          </table:table-cell>
          <table:table-cell/>
          <table:table-cell table:style-name="ce3" table:formula="of:=IF([.F616] &lt;&gt; 0; [.F616]-[.B616]; &quot;&quot;)">
            <text:p/>
          </table:table-cell>
          <table:table-cell office:value-type="string" calcext:value-type="string">
            <text:p>6, 6, 25, 25, 25, 25, 25, 25, 25, 25, 25, 25, 25, 25, 25, 25, 25, 25, 25, 25, 25, 1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8195" calcext:value-type="float">
            <text:p>68195</text:p>
          </table:table-cell>
          <table:table-cell table:formula="of:=[.B617]/[.A617]" office:value-type="float" office:value="111.247960848287" calcext:value-type="float">
            <text:p>111.247960848287</text:p>
          </table:table-cell>
          <table:table-cell table:formula="of:=FLOOR([.A617] / [.$D$2]) * [.$B$2]* [.$D$2] + MOD([.A617]; [.$D$2]) * [.$C$10] + MOD([.A617] - FLOOR([.A617] / [.$D$2]); 3) * 10/6" office:value-type="float" office:value="68195" calcext:value-type="float">
            <text:p>68195</text:p>
          </table:table-cell>
          <table:table-cell table:style-name="ce2" table:formula="of:=[.D617]-[.B617]" office:value-type="float" office:value="0" calcext:value-type="float">
            <text:p>0</text:p>
          </table:table-cell>
          <table:table-cell/>
          <table:table-cell table:style-name="ce3" table:formula="of:=IF([.F617] &lt;&gt; 0; [.F617]-[.B617]; &quot;&quot;)">
            <text:p/>
          </table:table-cell>
          <table:table-cell office:value-type="string" calcext:value-type="string">
            <text:p>4, 6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8310" calcext:value-type="float">
            <text:p>68310</text:p>
          </table:table-cell>
          <table:table-cell table:formula="of:=[.B618]/[.A618]" office:value-type="float" office:value="111.254071661238" calcext:value-type="float">
            <text:p>111.254071661238</text:p>
          </table:table-cell>
          <table:table-cell table:formula="of:=FLOOR([.A618] / [.$D$2]) * [.$B$2]* [.$D$2] + MOD([.A618]; [.$D$2]) * [.$C$10] + MOD([.A618] - FLOOR([.A618] / [.$D$2]); 3) * 10/6" office:value-type="float" office:value="68310" calcext:value-type="float">
            <text:p>68310</text:p>
          </table:table-cell>
          <table:table-cell table:style-name="ce2" table:formula="of:=[.D618]-[.B618]" office:value-type="float" office:value="0" calcext:value-type="float">
            <text:p>0</text:p>
          </table:table-cell>
          <table:table-cell/>
          <table:table-cell table:style-name="ce3" table:formula="of:=IF([.F618] &lt;&gt; 0; [.F618]-[.B618]; &quot;&quot;)">
            <text:p/>
          </table:table-cell>
          <table:table-cell office:value-type="string" calcext:value-type="string">
            <text:p>4, 4, 6, 25, 25, 25, 25, 25, 25, 25, 25, 25, 25, 25, 25, 25, 25, 25, 25, 25, 25, 25, 12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8420" calcext:value-type="float">
            <text:p>68420</text:p>
          </table:table-cell>
          <table:table-cell table:formula="of:=[.B619]/[.A619]" office:value-type="float" office:value="111.252032520325" calcext:value-type="float">
            <text:p>111.252032520325</text:p>
          </table:table-cell>
          <table:table-cell table:formula="of:=FLOOR([.A619] / [.$D$2]) * [.$B$2]* [.$D$2] + MOD([.A619]; [.$D$2]) * [.$C$10] + MOD([.A619] - FLOOR([.A619] / [.$D$2]); 3) * 10/6" office:value-type="float" office:value="68420" calcext:value-type="float">
            <text:p>68420</text:p>
          </table:table-cell>
          <table:table-cell table:style-name="ce2" table:formula="of:=[.D619]-[.B619]" office:value-type="float" office:value="0" calcext:value-type="float">
            <text:p>0</text:p>
          </table:table-cell>
          <table:table-cell/>
          <table:table-cell table:style-name="ce3" table:formula="of:=IF([.F619] &lt;&gt; 0; [.F619]-[.B619]; &quot;&quot;)">
            <text:p/>
          </table:table-cell>
          <table:table-cell office:value-type="string" calcext:value-type="string">
            <text:p>6, 6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8535" calcext:value-type="float">
            <text:p>68535</text:p>
          </table:table-cell>
          <table:table-cell table:formula="of:=[.B620]/[.A620]" office:value-type="float" office:value="111.258116883117" calcext:value-type="float">
            <text:p>111.258116883117</text:p>
          </table:table-cell>
          <table:table-cell table:formula="of:=FLOOR([.A620] / [.$D$2]) * [.$B$2]* [.$D$2] + MOD([.A620]; [.$D$2]) * [.$C$10] + MOD([.A620] - FLOOR([.A620] / [.$D$2]); 3) * 10/6" office:value-type="float" office:value="68535" calcext:value-type="float">
            <text:p>68535</text:p>
          </table:table-cell>
          <table:table-cell table:style-name="ce2" table:formula="of:=[.D620]-[.B620]" office:value-type="float" office:value="0" calcext:value-type="float">
            <text:p>0</text:p>
          </table:table-cell>
          <table:table-cell/>
          <table:table-cell table:style-name="ce3" table:formula="of:=IF([.F620] &lt;&gt; 0; [.F620]-[.B620]; &quot;&quot;)">
            <text:p/>
          </table:table-cell>
          <table:table-cell office:value-type="string" calcext:value-type="string">
            <text:p>4, 6, 6, 25, 25, 25, 25, 25, 25, 25, 25, 25, 25, 25, 25, 25, 25, 25, 25, 25, 25, 25, 1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8650" calcext:value-type="float">
            <text:p>68650</text:p>
          </table:table-cell>
          <table:table-cell table:formula="of:=[.B621]/[.A621]" office:value-type="float" office:value="111.264181523501" calcext:value-type="float">
            <text:p>111.264181523501</text:p>
          </table:table-cell>
          <table:table-cell table:formula="of:=FLOOR([.A621] / [.$D$2]) * [.$B$2]* [.$D$2] + MOD([.A621]; [.$D$2]) * [.$C$10] + MOD([.A621] - FLOOR([.A621] / [.$D$2]); 3) * 10/6" office:value-type="float" office:value="68650" calcext:value-type="float">
            <text:p>68650</text:p>
          </table:table-cell>
          <table:table-cell table:style-name="ce2" table:formula="of:=[.D621]-[.B621]" office:value-type="float" office:value="0" calcext:value-type="float">
            <text:p>0</text:p>
          </table:table-cell>
          <table:table-cell/>
          <table:table-cell table:style-name="ce3" table:formula="of:=IF([.F621] &lt;&gt; 0; [.F621]-[.B621]; &quot;&quot;)">
            <text:p/>
          </table:table-cell>
          <table:table-cell office:value-type="string" calcext:value-type="string">
            <text:p>4, 4, 6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8760" calcext:value-type="float">
            <text:p>68760</text:p>
          </table:table-cell>
          <table:table-cell table:formula="of:=[.B622]/[.A622]" office:value-type="float" office:value="111.26213592233" calcext:value-type="float">
            <text:p>111.26213592233</text:p>
          </table:table-cell>
          <table:table-cell table:formula="of:=FLOOR([.A622] / [.$D$2]) * [.$B$2]* [.$D$2] + MOD([.A622]; [.$D$2]) * [.$C$10] + MOD([.A622] - FLOOR([.A622] / [.$D$2]); 3) * 10/6" office:value-type="float" office:value="68760" calcext:value-type="float">
            <text:p>68760</text:p>
          </table:table-cell>
          <table:table-cell table:style-name="ce2" table:formula="of:=[.D622]-[.B622]" office:value-type="float" office:value="0" calcext:value-type="float">
            <text:p>0</text:p>
          </table:table-cell>
          <table:table-cell/>
          <table:table-cell table:style-name="ce3" table:formula="of:=IF([.F622] &lt;&gt; 0; [.F622]-[.B622]; &quot;&quot;)">
            <text:p/>
          </table:table-cell>
          <table:table-cell office:value-type="string" calcext:value-type="string">
            <text:p>6, 6, 6, 25, 25, 25, 25, 25, 25, 25, 25, 25, 25, 25, 25, 25, 25, 25, 25, 25, 25, 25, 12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8875" calcext:value-type="float">
            <text:p>68875</text:p>
          </table:table-cell>
          <table:table-cell table:formula="of:=[.B623]/[.A623]" office:value-type="float" office:value="111.26817447496" calcext:value-type="float">
            <text:p>111.26817447496</text:p>
          </table:table-cell>
          <table:table-cell table:formula="of:=FLOOR([.A623] / [.$D$2]) * [.$B$2]* [.$D$2] + MOD([.A623]; [.$D$2]) * [.$C$10] + MOD([.A623] - FLOOR([.A623] / [.$D$2]); 3) * 10/6" office:value-type="float" office:value="68875" calcext:value-type="float">
            <text:p>68875</text:p>
          </table:table-cell>
          <table:table-cell table:style-name="ce2" table:formula="of:=[.D623]-[.B623]" office:value-type="float" office:value="0" calcext:value-type="float">
            <text:p>0</text:p>
          </table:table-cell>
          <table:table-cell/>
          <table:table-cell table:style-name="ce3" table:formula="of:=IF([.F623] &lt;&gt; 0; [.F623]-[.B623]; &quot;&quot;)">
            <text:p/>
          </table:table-cell>
          <table:table-cell office:value-type="string" calcext:value-type="string">
            <text:p>4, 6, 6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8990" calcext:value-type="float">
            <text:p>68990</text:p>
          </table:table-cell>
          <table:table-cell table:formula="of:=[.B624]/[.A624]" office:value-type="float" office:value="111.274193548387" calcext:value-type="float">
            <text:p>111.274193548387</text:p>
          </table:table-cell>
          <table:table-cell table:formula="of:=FLOOR([.A624] / [.$D$2]) * [.$B$2]* [.$D$2] + MOD([.A624]; [.$D$2]) * [.$C$10] + MOD([.A624] - FLOOR([.A624] / [.$D$2]); 3) * 10/6" office:value-type="float" office:value="68990" calcext:value-type="float">
            <text:p>68990</text:p>
          </table:table-cell>
          <table:table-cell table:style-name="ce2" table:formula="of:=[.D624]-[.B624]" office:value-type="float" office:value="0" calcext:value-type="float">
            <text:p>0</text:p>
          </table:table-cell>
          <table:table-cell/>
          <table:table-cell table:style-name="ce3" table:formula="of:=IF([.F624] &lt;&gt; 0; [.F624]-[.B624]; &quot;&quot;)">
            <text:p/>
          </table:table-cell>
          <table:table-cell office:value-type="string" calcext:value-type="string">
            <text:p>4, 4, 6, 6, 25, 25, 25, 25, 25, 25, 25, 25, 25, 25, 25, 25, 25, 25, 25, 25, 25, 25, 25, 1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9100" calcext:value-type="float">
            <text:p>69100</text:p>
          </table:table-cell>
          <table:table-cell table:formula="of:=[.B625]/[.A625]" office:value-type="float" office:value="111.272141706924" calcext:value-type="float">
            <text:p>111.272141706924</text:p>
          </table:table-cell>
          <table:table-cell table:formula="of:=FLOOR([.A625] / [.$D$2]) * [.$B$2]* [.$D$2] + MOD([.A625]; [.$D$2]) * [.$C$10] + MOD([.A625] - FLOOR([.A625] / [.$D$2]); 3) * 10/6" office:value-type="float" office:value="69100" calcext:value-type="float">
            <text:p>69100</text:p>
          </table:table-cell>
          <table:table-cell table:style-name="ce2" table:formula="of:=[.D625]-[.B625]" office:value-type="float" office:value="0" calcext:value-type="float">
            <text:p>0</text:p>
          </table:table-cell>
          <table:table-cell/>
          <table:table-cell table:style-name="ce3" table:formula="of:=IF([.F625] &lt;&gt; 0; [.F625]-[.B625]; &quot;&quot;)">
            <text:p/>
          </table:table-cell>
          <table:table-cell office:value-type="string" calcext:value-type="string">
            <text:p>6, 6, 6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9215" calcext:value-type="float">
            <text:p>69215</text:p>
          </table:table-cell>
          <table:table-cell table:formula="of:=[.B626]/[.A626]" office:value-type="float" office:value="111.278135048232" calcext:value-type="float">
            <text:p>111.278135048232</text:p>
          </table:table-cell>
          <table:table-cell table:formula="of:=FLOOR([.A626] / [.$D$2]) * [.$B$2]* [.$D$2] + MOD([.A626]; [.$D$2]) * [.$C$10] + MOD([.A626] - FLOOR([.A626] / [.$D$2]); 3) * 10/6" office:value-type="float" office:value="69215" calcext:value-type="float">
            <text:p>69215</text:p>
          </table:table-cell>
          <table:table-cell table:style-name="ce2" table:formula="of:=[.D626]-[.B626]" office:value-type="float" office:value="0" calcext:value-type="float">
            <text:p>0</text:p>
          </table:table-cell>
          <table:table-cell/>
          <table:table-cell table:style-name="ce3" table:formula="of:=IF([.F626] &lt;&gt; 0; [.F626]-[.B626]; &quot;&quot;)">
            <text:p/>
          </table:table-cell>
          <table:table-cell office:value-type="string" calcext:value-type="string">
            <text:p>4, 6, 6, 6, 25, 25, 25, 25, 25, 25, 25, 25, 25, 25, 25, 25, 25, 25, 25, 25, 25, 25, 25, 12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9330" calcext:value-type="float">
            <text:p>69330</text:p>
          </table:table-cell>
          <table:table-cell table:formula="of:=[.B627]/[.A627]" office:value-type="float" office:value="111.284109149278" calcext:value-type="float">
            <text:p>111.284109149278</text:p>
          </table:table-cell>
          <table:table-cell table:formula="of:=FLOOR([.A627] / [.$D$2]) * [.$B$2]* [.$D$2] + MOD([.A627]; [.$D$2]) * [.$C$10] + MOD([.A627] - FLOOR([.A627] / [.$D$2]); 3) * 10/6" office:value-type="float" office:value="69330" calcext:value-type="float">
            <text:p>69330</text:p>
          </table:table-cell>
          <table:table-cell table:style-name="ce2" table:formula="of:=[.D627]-[.B627]" office:value-type="float" office:value="0" calcext:value-type="float">
            <text:p>0</text:p>
          </table:table-cell>
          <table:table-cell/>
          <table:table-cell table:style-name="ce3" table:formula="of:=IF([.F627] &lt;&gt; 0; [.F627]-[.B627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9440" calcext:value-type="float">
            <text:p>69440</text:p>
          </table:table-cell>
          <table:table-cell table:formula="of:=[.B628]/[.A628]" office:value-type="float" office:value="111.282051282051" calcext:value-type="float">
            <text:p>111.282051282051</text:p>
          </table:table-cell>
          <table:table-cell table:formula="of:=FLOOR([.A628] / [.$D$2]) * [.$B$2]* [.$D$2] + MOD([.A628]; [.$D$2]) * [.$C$10] + MOD([.A628] - FLOOR([.A628] / [.$D$2]); 3) * 10/6" office:value-type="float" office:value="69440" calcext:value-type="float">
            <text:p>69440</text:p>
          </table:table-cell>
          <table:table-cell table:style-name="ce2" table:formula="of:=[.D628]-[.B628]" office:value-type="float" office:value="0" calcext:value-type="float">
            <text:p>0</text:p>
          </table:table-cell>
          <table:table-cell/>
          <table:table-cell table:style-name="ce3" table:formula="of:=IF([.F628] &lt;&gt; 0; [.F628]-[.B628]; &quot;&quot;)">
            <text:p/>
          </table:table-cell>
          <table:table-cell office:value-type="string" calcext:value-type="string">
            <text:p>6, 6, 6, 6, 25, 25, 25, 25, 25, 25, 25, 25, 25, 25, 25, 25, 25, 25, 25, 25, 25, 25, 25, 1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9500" calcext:value-type="float">
            <text:p>69500</text:p>
          </table:table-cell>
          <table:table-cell table:formula="of:=[.B629]/[.A629]" office:value-type="float" office:value="111.2" calcext:value-type="float">
            <text:p>111.2</text:p>
          </table:table-cell>
          <table:table-cell table:formula="of:=FLOOR([.A629] / [.$D$2]) * [.$B$2]* [.$D$2] + MOD([.A629]; [.$D$2]) * [.$C$10] + MOD([.A629] - FLOOR([.A629] / [.$D$2]); 3) * 10/6" office:value-type="float" office:value="69500" calcext:value-type="float">
            <text:p>69500</text:p>
          </table:table-cell>
          <table:table-cell table:style-name="ce2" table:formula="of:=[.D629]-[.B629]" office:value-type="float" office:value="0" calcext:value-type="float">
            <text:p>0</text:p>
          </table:table-cell>
          <table:table-cell/>
          <table:table-cell table:style-name="ce3" table:formula="of:=IF([.F629] &lt;&gt; 0; [.F629]-[.B629]; &quot;&quot;)">
            <text:p/>
          </table:table-cell>
          <table:table-cell office:value-type="string" calcext:value-type="string">
            <text:p>25, 25, 25, 25, 25, 25, 25, 25, 25, 25, 25, 25, 25, 25, 25, 25, 25, 25, 25, 25, 1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9615" calcext:value-type="float">
            <text:p>69615</text:p>
          </table:table-cell>
          <table:table-cell table:formula="of:=[.B630]/[.A630]" office:value-type="float" office:value="111.20607028754" calcext:value-type="float">
            <text:p>111.20607028754</text:p>
          </table:table-cell>
          <table:table-cell table:formula="of:=FLOOR([.A630] / [.$D$2]) * [.$B$2]* [.$D$2] + MOD([.A630]; [.$D$2]) * [.$C$10] + MOD([.A630] - FLOOR([.A630] / [.$D$2]); 3) * 10/6" office:value-type="float" office:value="69615" calcext:value-type="float">
            <text:p>69615</text:p>
          </table:table-cell>
          <table:table-cell table:style-name="ce2" table:formula="of:=[.D630]-[.B630]" office:value-type="float" office:value="0" calcext:value-type="float">
            <text:p>0</text:p>
          </table:table-cell>
          <table:table-cell/>
          <table:table-cell table:style-name="ce3" table:formula="of:=IF([.F630] &lt;&gt; 0; [.F630]-[.B630]; &quot;&quot;)">
            <text:p/>
          </table:table-cell>
          <table:table-cell office:value-type="string" calcext:value-type="string">
            <text:p>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9730" calcext:value-type="float">
            <text:p>69730</text:p>
          </table:table-cell>
          <table:table-cell table:formula="of:=[.B631]/[.A631]" office:value-type="float" office:value="111.212121212121" calcext:value-type="float">
            <text:p>111.212121212121</text:p>
          </table:table-cell>
          <table:table-cell table:formula="of:=FLOOR([.A631] / [.$D$2]) * [.$B$2]* [.$D$2] + MOD([.A631]; [.$D$2]) * [.$C$10] + MOD([.A631] - FLOOR([.A631] / [.$D$2]); 3) * 10/6" office:value-type="float" office:value="69730" calcext:value-type="float">
            <text:p>69730</text:p>
          </table:table-cell>
          <table:table-cell table:style-name="ce2" table:formula="of:=[.D631]-[.B631]" office:value-type="float" office:value="0" calcext:value-type="float">
            <text:p>0</text:p>
          </table:table-cell>
          <table:table-cell/>
          <table:table-cell table:style-name="ce3" table:formula="of:=IF([.F631] &lt;&gt; 0; [.F631]-[.B631]; &quot;&quot;)">
            <text:p/>
          </table:table-cell>
          <table:table-cell office:value-type="string" calcext:value-type="string">
            <text:p>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9840" calcext:value-type="float">
            <text:p>69840</text:p>
          </table:table-cell>
          <table:table-cell table:formula="of:=[.B632]/[.A632]" office:value-type="float" office:value="111.210191082803" calcext:value-type="float">
            <text:p>111.210191082803</text:p>
          </table:table-cell>
          <table:table-cell table:formula="of:=FLOOR([.A632] / [.$D$2]) * [.$B$2]* [.$D$2] + MOD([.A632]; [.$D$2]) * [.$C$10] + MOD([.A632] - FLOOR([.A632] / [.$D$2]); 3) * 10/6" office:value-type="float" office:value="69840" calcext:value-type="float">
            <text:p>69840</text:p>
          </table:table-cell>
          <table:table-cell table:style-name="ce2" table:formula="of:=[.D632]-[.B632]" office:value-type="float" office:value="0" calcext:value-type="float">
            <text:p>0</text:p>
          </table:table-cell>
          <table:table-cell/>
          <table:table-cell table:style-name="ce3" table:formula="of:=IF([.F632] &lt;&gt; 0; [.F632]-[.B632]; &quot;&quot;)">
            <text:p/>
          </table:table-cell>
          <table:table-cell office:value-type="string" calcext:value-type="string">
            <text:p>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9955" calcext:value-type="float">
            <text:p>69955</text:p>
          </table:table-cell>
          <table:table-cell table:formula="of:=[.B633]/[.A633]" office:value-type="float" office:value="111.216216216216" calcext:value-type="float">
            <text:p>111.216216216216</text:p>
          </table:table-cell>
          <table:table-cell table:formula="of:=FLOOR([.A633] / [.$D$2]) * [.$B$2]* [.$D$2] + MOD([.A633]; [.$D$2]) * [.$C$10] + MOD([.A633] - FLOOR([.A633] / [.$D$2]); 3) * 10/6" office:value-type="float" office:value="69955" calcext:value-type="float">
            <text:p>69955</text:p>
          </table:table-cell>
          <table:table-cell table:style-name="ce2" table:formula="of:=[.D633]-[.B633]" office:value-type="float" office:value="0" calcext:value-type="float">
            <text:p>0</text:p>
          </table:table-cell>
          <table:table-cell/>
          <table:table-cell table:style-name="ce3" table:formula="of:=IF([.F633] &lt;&gt; 0; [.F633]-[.B633]; &quot;&quot;)">
            <text:p/>
          </table:table-cell>
          <table:table-cell office:value-type="string" calcext:value-type="string">
            <text:p>4, 25, 25, 25, 25, 25, 25, 25, 25, 25, 25, 25, 25, 25, 25, 25, 25, 25, 25, 25, 25, 1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0070" calcext:value-type="float">
            <text:p>70070</text:p>
          </table:table-cell>
          <table:table-cell table:formula="of:=[.B634]/[.A634]" office:value-type="float" office:value="111.222222222222" calcext:value-type="float">
            <text:p>111.222222222222</text:p>
          </table:table-cell>
          <table:table-cell table:formula="of:=FLOOR([.A634] / [.$D$2]) * [.$B$2]* [.$D$2] + MOD([.A634]; [.$D$2]) * [.$C$10] + MOD([.A634] - FLOOR([.A634] / [.$D$2]); 3) * 10/6" office:value-type="float" office:value="70070" calcext:value-type="float">
            <text:p>70070</text:p>
          </table:table-cell>
          <table:table-cell table:style-name="ce2" table:formula="of:=[.D634]-[.B634]" office:value-type="float" office:value="0" calcext:value-type="float">
            <text:p>0</text:p>
          </table:table-cell>
          <table:table-cell/>
          <table:table-cell table:style-name="ce3" table:formula="of:=IF([.F634] &lt;&gt; 0; [.F634]-[.B634]; &quot;&quot;)">
            <text:p/>
          </table:table-cell>
          <table:table-cell office:value-type="string" calcext:value-type="string">
            <text:p>4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0180" calcext:value-type="float">
            <text:p>70180</text:p>
          </table:table-cell>
          <table:table-cell table:formula="of:=[.B635]/[.A635]" office:value-type="float" office:value="111.22028526149" calcext:value-type="float">
            <text:p>111.22028526149</text:p>
          </table:table-cell>
          <table:table-cell table:formula="of:=FLOOR([.A635] / [.$D$2]) * [.$B$2]* [.$D$2] + MOD([.A635]; [.$D$2]) * [.$C$10] + MOD([.A635] - FLOOR([.A635] / [.$D$2]); 3) * 10/6" office:value-type="float" office:value="70180" calcext:value-type="float">
            <text:p>70180</text:p>
          </table:table-cell>
          <table:table-cell table:style-name="ce2" table:formula="of:=[.D635]-[.B635]" office:value-type="float" office:value="0" calcext:value-type="float">
            <text:p>0</text:p>
          </table:table-cell>
          <table:table-cell/>
          <table:table-cell table:style-name="ce3" table:formula="of:=IF([.F635] &lt;&gt; 0; [.F635]-[.B635]; &quot;&quot;)">
            <text:p/>
          </table:table-cell>
          <table:table-cell office:value-type="string" calcext:value-type="string">
            <text:p>6, 25, 25, 25, 25, 25, 25, 25, 25, 25, 25, 25, 25, 25, 25, 25, 25, 25, 25, 25, 25, 12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0295" calcext:value-type="float">
            <text:p>70295</text:p>
          </table:table-cell>
          <table:table-cell table:formula="of:=[.B636]/[.A636]" office:value-type="float" office:value="111.226265822785" calcext:value-type="float">
            <text:p>111.226265822785</text:p>
          </table:table-cell>
          <table:table-cell table:formula="of:=FLOOR([.A636] / [.$D$2]) * [.$B$2]* [.$D$2] + MOD([.A636]; [.$D$2]) * [.$C$10] + MOD([.A636] - FLOOR([.A636] / [.$D$2]); 3) * 10/6" office:value-type="float" office:value="70295" calcext:value-type="float">
            <text:p>70295</text:p>
          </table:table-cell>
          <table:table-cell table:style-name="ce2" table:formula="of:=[.D636]-[.B636]" office:value-type="float" office:value="0" calcext:value-type="float">
            <text:p>0</text:p>
          </table:table-cell>
          <table:table-cell/>
          <table:table-cell table:style-name="ce3" table:formula="of:=IF([.F636] &lt;&gt; 0; [.F636]-[.B636]; &quot;&quot;)">
            <text:p/>
          </table:table-cell>
          <table:table-cell office:value-type="string" calcext:value-type="string">
            <text:p>4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0410" calcext:value-type="float">
            <text:p>70410</text:p>
          </table:table-cell>
          <table:table-cell table:formula="of:=[.B637]/[.A637]" office:value-type="float" office:value="111.232227488152" calcext:value-type="float">
            <text:p>111.232227488152</text:p>
          </table:table-cell>
          <table:table-cell table:formula="of:=FLOOR([.A637] / [.$D$2]) * [.$B$2]* [.$D$2] + MOD([.A637]; [.$D$2]) * [.$C$10] + MOD([.A637] - FLOOR([.A637] / [.$D$2]); 3) * 10/6" office:value-type="float" office:value="70410" calcext:value-type="float">
            <text:p>70410</text:p>
          </table:table-cell>
          <table:table-cell table:style-name="ce2" table:formula="of:=[.D637]-[.B637]" office:value-type="float" office:value="0" calcext:value-type="float">
            <text:p>0</text:p>
          </table:table-cell>
          <table:table-cell/>
          <table:table-cell table:style-name="ce3" table:formula="of:=IF([.F637] &lt;&gt; 0; [.F637]-[.B637]; &quot;&quot;)">
            <text:p/>
          </table:table-cell>
          <table:table-cell office:value-type="string" calcext:value-type="string">
            <text:p>4, 4, 25, 25, 25, 25, 25, 25, 25, 25, 25, 25, 25, 25, 25, 25, 25, 25, 25, 25, 25, 25, 12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0520" calcext:value-type="float">
            <text:p>70520</text:p>
          </table:table-cell>
          <table:table-cell table:formula="of:=[.B638]/[.A638]" office:value-type="float" office:value="111.230283911672" calcext:value-type="float">
            <text:p>111.230283911672</text:p>
          </table:table-cell>
          <table:table-cell table:formula="of:=FLOOR([.A638] / [.$D$2]) * [.$B$2]* [.$D$2] + MOD([.A638]; [.$D$2]) * [.$C$10] + MOD([.A638] - FLOOR([.A638] / [.$D$2]); 3) * 10/6" office:value-type="float" office:value="70520" calcext:value-type="float">
            <text:p>70520</text:p>
          </table:table-cell>
          <table:table-cell table:style-name="ce2" table:formula="of:=[.D638]-[.B638]" office:value-type="float" office:value="0" calcext:value-type="float">
            <text:p>0</text:p>
          </table:table-cell>
          <table:table-cell/>
          <table:table-cell table:style-name="ce3" table:formula="of:=IF([.F638] &lt;&gt; 0; [.F638]-[.B638]; &quot;&quot;)">
            <text:p/>
          </table:table-cell>
          <table:table-cell office:value-type="string" calcext:value-type="string">
            <text:p>6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0635" calcext:value-type="float">
            <text:p>70635</text:p>
          </table:table-cell>
          <table:table-cell table:formula="of:=[.B639]/[.A639]" office:value-type="float" office:value="111.236220472441" calcext:value-type="float">
            <text:p>111.236220472441</text:p>
          </table:table-cell>
          <table:table-cell table:formula="of:=FLOOR([.A639] / [.$D$2]) * [.$B$2]* [.$D$2] + MOD([.A639]; [.$D$2]) * [.$C$10] + MOD([.A639] - FLOOR([.A639] / [.$D$2]); 3) * 10/6" office:value-type="float" office:value="70635" calcext:value-type="float">
            <text:p>70635</text:p>
          </table:table-cell>
          <table:table-cell table:style-name="ce2" table:formula="of:=[.D639]-[.B639]" office:value-type="float" office:value="0" calcext:value-type="float">
            <text:p>0</text:p>
          </table:table-cell>
          <table:table-cell/>
          <table:table-cell table:style-name="ce3" table:formula="of:=IF([.F639] &lt;&gt; 0; [.F639]-[.B639]; &quot;&quot;)">
            <text:p/>
          </table:table-cell>
          <table:table-cell office:value-type="string" calcext:value-type="string">
            <text:p>4, 6, 25, 25, 25, 25, 25, 25, 25, 25, 25, 25, 25, 25, 25, 25, 25, 25, 25, 25, 25, 25, 12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0750" calcext:value-type="float">
            <text:p>70750</text:p>
          </table:table-cell>
          <table:table-cell table:formula="of:=[.B640]/[.A640]" office:value-type="float" office:value="111.24213836478" calcext:value-type="float">
            <text:p>111.24213836478</text:p>
          </table:table-cell>
          <table:table-cell table:formula="of:=FLOOR([.A640] / [.$D$2]) * [.$B$2]* [.$D$2] + MOD([.A640]; [.$D$2]) * [.$C$10] + MOD([.A640] - FLOOR([.A640] / [.$D$2]); 3) * 10/6" office:value-type="float" office:value="70750" calcext:value-type="float">
            <text:p>70750</text:p>
          </table:table-cell>
          <table:table-cell table:style-name="ce2" table:formula="of:=[.D640]-[.B640]" office:value-type="float" office:value="0" calcext:value-type="float">
            <text:p>0</text:p>
          </table:table-cell>
          <table:table-cell/>
          <table:table-cell table:style-name="ce3" table:formula="of:=IF([.F640] &lt;&gt; 0; [.F640]-[.B640]; &quot;&quot;)">
            <text:p/>
          </table:table-cell>
          <table:table-cell office:value-type="string" calcext:value-type="string">
            <text:p>4, 4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0860" calcext:value-type="float">
            <text:p>70860</text:p>
          </table:table-cell>
          <table:table-cell table:formula="of:=[.B641]/[.A641]" office:value-type="float" office:value="111.240188383046" calcext:value-type="float">
            <text:p>111.240188383046</text:p>
          </table:table-cell>
          <table:table-cell table:formula="of:=FLOOR([.A641] / [.$D$2]) * [.$B$2]* [.$D$2] + MOD([.A641]; [.$D$2]) * [.$C$10] + MOD([.A641] - FLOOR([.A641] / [.$D$2]); 3) * 10/6" office:value-type="float" office:value="70860" calcext:value-type="float">
            <text:p>70860</text:p>
          </table:table-cell>
          <table:table-cell table:style-name="ce2" table:formula="of:=[.D641]-[.B641]" office:value-type="float" office:value="0" calcext:value-type="float">
            <text:p>0</text:p>
          </table:table-cell>
          <table:table-cell/>
          <table:table-cell table:style-name="ce3" table:formula="of:=IF([.F641] &lt;&gt; 0; [.F641]-[.B641]; &quot;&quot;)">
            <text:p/>
          </table:table-cell>
          <table:table-cell office:value-type="string" calcext:value-type="string">
            <text:p>6, 6, 25, 25, 25, 25, 25, 25, 25, 25, 25, 25, 25, 25, 25, 25, 25, 25, 25, 25, 25, 25, 12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0975" calcext:value-type="float">
            <text:p>70975</text:p>
          </table:table-cell>
          <table:table-cell table:formula="of:=[.B642]/[.A642]" office:value-type="float" office:value="111.246081504702" calcext:value-type="float">
            <text:p>111.246081504702</text:p>
          </table:table-cell>
          <table:table-cell table:formula="of:=FLOOR([.A642] / [.$D$2]) * [.$B$2]* [.$D$2] + MOD([.A642]; [.$D$2]) * [.$C$10] + MOD([.A642] - FLOOR([.A642] / [.$D$2]); 3) * 10/6" office:value-type="float" office:value="70975" calcext:value-type="float">
            <text:p>70975</text:p>
          </table:table-cell>
          <table:table-cell table:style-name="ce2" table:formula="of:=[.D642]-[.B642]" office:value-type="float" office:value="0" calcext:value-type="float">
            <text:p>0</text:p>
          </table:table-cell>
          <table:table-cell/>
          <table:table-cell table:style-name="ce3" table:formula="of:=IF([.F642] &lt;&gt; 0; [.F642]-[.B642]; &quot;&quot;)">
            <text:p/>
          </table:table-cell>
          <table:table-cell office:value-type="string" calcext:value-type="string">
            <text:p>4, 6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1090" calcext:value-type="float">
            <text:p>71090</text:p>
          </table:table-cell>
          <table:table-cell table:formula="of:=[.B643]/[.A643]" office:value-type="float" office:value="111.251956181534" calcext:value-type="float">
            <text:p>111.251956181534</text:p>
          </table:table-cell>
          <table:table-cell table:formula="of:=FLOOR([.A643] / [.$D$2]) * [.$B$2]* [.$D$2] + MOD([.A643]; [.$D$2]) * [.$C$10] + MOD([.A643] - FLOOR([.A643] / [.$D$2]); 3) * 10/6" office:value-type="float" office:value="71090" calcext:value-type="float">
            <text:p>71090</text:p>
          </table:table-cell>
          <table:table-cell table:style-name="ce2" table:formula="of:=[.D643]-[.B643]" office:value-type="float" office:value="0" calcext:value-type="float">
            <text:p>0</text:p>
          </table:table-cell>
          <table:table-cell/>
          <table:table-cell table:style-name="ce3" table:formula="of:=IF([.F643] &lt;&gt; 0; [.F643]-[.B643]; &quot;&quot;)">
            <text:p/>
          </table:table-cell>
          <table:table-cell office:value-type="string" calcext:value-type="string">
            <text:p>4, 4, 6, 25, 25, 25, 25, 25, 25, 25, 25, 25, 25, 25, 25, 25, 25, 25, 25, 25, 25, 25, 25, 1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1200" calcext:value-type="float">
            <text:p>71200</text:p>
          </table:table-cell>
          <table:table-cell table:formula="of:=[.B644]/[.A644]" office:value-type="float" office:value="111.25" calcext:value-type="float">
            <text:p>111.25</text:p>
          </table:table-cell>
          <table:table-cell table:formula="of:=FLOOR([.A644] / [.$D$2]) * [.$B$2]* [.$D$2] + MOD([.A644]; [.$D$2]) * [.$C$10] + MOD([.A644] - FLOOR([.A644] / [.$D$2]); 3) * 10/6" office:value-type="float" office:value="71200" calcext:value-type="float">
            <text:p>71200</text:p>
          </table:table-cell>
          <table:table-cell table:style-name="ce2" table:formula="of:=[.D644]-[.B644]" office:value-type="float" office:value="0" calcext:value-type="float">
            <text:p>0</text:p>
          </table:table-cell>
          <table:table-cell/>
          <table:table-cell table:style-name="ce3" table:formula="of:=IF([.F644] &lt;&gt; 0; [.F644]-[.B644]; &quot;&quot;)">
            <text:p/>
          </table:table-cell>
          <table:table-cell office:value-type="string" calcext:value-type="string">
            <text:p>6, 6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1315" calcext:value-type="float">
            <text:p>71315</text:p>
          </table:table-cell>
          <table:table-cell table:formula="of:=[.B645]/[.A645]" office:value-type="float" office:value="111.255850234009" calcext:value-type="float">
            <text:p>111.255850234009</text:p>
          </table:table-cell>
          <table:table-cell table:formula="of:=FLOOR([.A645] / [.$D$2]) * [.$B$2]* [.$D$2] + MOD([.A645]; [.$D$2]) * [.$C$10] + MOD([.A645] - FLOOR([.A645] / [.$D$2]); 3) * 10/6" office:value-type="float" office:value="71315" calcext:value-type="float">
            <text:p>71315</text:p>
          </table:table-cell>
          <table:table-cell table:style-name="ce2" table:formula="of:=[.D645]-[.B645]" office:value-type="float" office:value="0" calcext:value-type="float">
            <text:p>0</text:p>
          </table:table-cell>
          <table:table-cell/>
          <table:table-cell table:style-name="ce3" table:formula="of:=IF([.F645] &lt;&gt; 0; [.F645]-[.B645]; &quot;&quot;)">
            <text:p/>
          </table:table-cell>
          <table:table-cell office:value-type="string" calcext:value-type="string">
            <text:p>4, 6, 6, 25, 25, 25, 25, 25, 25, 25, 25, 25, 25, 25, 25, 25, 25, 25, 25, 25, 25, 25, 25, 1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1430" calcext:value-type="float">
            <text:p>71430</text:p>
          </table:table-cell>
          <table:table-cell table:formula="of:=[.B646]/[.A646]" office:value-type="float" office:value="111.261682242991" calcext:value-type="float">
            <text:p>111.261682242991</text:p>
          </table:table-cell>
          <table:table-cell table:formula="of:=FLOOR([.A646] / [.$D$2]) * [.$B$2]* [.$D$2] + MOD([.A646]; [.$D$2]) * [.$C$10] + MOD([.A646] - FLOOR([.A646] / [.$D$2]); 3) * 10/6" office:value-type="float" office:value="71430" calcext:value-type="float">
            <text:p>71430</text:p>
          </table:table-cell>
          <table:table-cell table:style-name="ce2" table:formula="of:=[.D646]-[.B646]" office:value-type="float" office:value="0" calcext:value-type="float">
            <text:p>0</text:p>
          </table:table-cell>
          <table:table-cell/>
          <table:table-cell table:style-name="ce3" table:formula="of:=IF([.F646] &lt;&gt; 0; [.F646]-[.B646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1540" calcext:value-type="float">
            <text:p>71540</text:p>
          </table:table-cell>
          <table:table-cell table:formula="of:=[.B647]/[.A647]" office:value-type="float" office:value="111.259720062208" calcext:value-type="float">
            <text:p>111.259720062208</text:p>
          </table:table-cell>
          <table:table-cell table:formula="of:=FLOOR([.A647] / [.$D$2]) * [.$B$2]* [.$D$2] + MOD([.A647]; [.$D$2]) * [.$C$10] + MOD([.A647] - FLOOR([.A647] / [.$D$2]); 3) * 10/6" office:value-type="float" office:value="71540" calcext:value-type="float">
            <text:p>71540</text:p>
          </table:table-cell>
          <table:table-cell table:style-name="ce2" table:formula="of:=[.D647]-[.B647]" office:value-type="float" office:value="0" calcext:value-type="float">
            <text:p>0</text:p>
          </table:table-cell>
          <table:table-cell/>
          <table:table-cell table:style-name="ce3" table:formula="of:=IF([.F647] &lt;&gt; 0; [.F647]-[.B647]; &quot;&quot;)">
            <text:p/>
          </table:table-cell>
          <table:table-cell office:value-type="string" calcext:value-type="string">
            <text:p>6, 6, 6, 25, 25, 25, 25, 25, 25, 25, 25, 25, 25, 25, 25, 25, 25, 25, 25, 25, 25, 25, 25, 12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1655" calcext:value-type="float">
            <text:p>71655</text:p>
          </table:table-cell>
          <table:table-cell table:formula="of:=[.B648]/[.A648]" office:value-type="float" office:value="111.265527950311" calcext:value-type="float">
            <text:p>111.265527950311</text:p>
          </table:table-cell>
          <table:table-cell table:formula="of:=FLOOR([.A648] / [.$D$2]) * [.$B$2]* [.$D$2] + MOD([.A648]; [.$D$2]) * [.$C$10] + MOD([.A648] - FLOOR([.A648] / [.$D$2]); 3) * 10/6" office:value-type="float" office:value="71655" calcext:value-type="float">
            <text:p>71655</text:p>
          </table:table-cell>
          <table:table-cell table:style-name="ce2" table:formula="of:=[.D648]-[.B648]" office:value-type="float" office:value="0" calcext:value-type="float">
            <text:p>0</text:p>
          </table:table-cell>
          <table:table-cell/>
          <table:table-cell table:style-name="ce3" table:formula="of:=IF([.F648] &lt;&gt; 0; [.F648]-[.B648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1770" calcext:value-type="float">
            <text:p>71770</text:p>
          </table:table-cell>
          <table:table-cell table:formula="of:=[.B649]/[.A649]" office:value-type="float" office:value="111.271317829457" calcext:value-type="float">
            <text:p>111.271317829457</text:p>
          </table:table-cell>
          <table:table-cell table:formula="of:=FLOOR([.A649] / [.$D$2]) * [.$B$2]* [.$D$2] + MOD([.A649]; [.$D$2]) * [.$C$10] + MOD([.A649] - FLOOR([.A649] / [.$D$2]); 3) * 10/6" office:value-type="float" office:value="71770" calcext:value-type="float">
            <text:p>71770</text:p>
          </table:table-cell>
          <table:table-cell table:style-name="ce2" table:formula="of:=[.D649]-[.B649]" office:value-type="float" office:value="0" calcext:value-type="float">
            <text:p>0</text:p>
          </table:table-cell>
          <table:table-cell/>
          <table:table-cell table:style-name="ce3" table:formula="of:=IF([.F649] &lt;&gt; 0; [.F649]-[.B649]; &quot;&quot;)">
            <text:p/>
          </table:table-cell>
          <table:table-cell office:value-type="string" calcext:value-type="string">
            <text:p>4, 4, 6, 6, 25, 25, 25, 25, 25, 25, 25, 25, 25, 25, 25, 25, 25, 25, 25, 25, 25, 25, 25, 25, 12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1880" calcext:value-type="float">
            <text:p>71880</text:p>
          </table:table-cell>
          <table:table-cell table:formula="of:=[.B650]/[.A650]" office:value-type="float" office:value="111.269349845201" calcext:value-type="float">
            <text:p>111.269349845201</text:p>
          </table:table-cell>
          <table:table-cell table:formula="of:=FLOOR([.A650] / [.$D$2]) * [.$B$2]* [.$D$2] + MOD([.A650]; [.$D$2]) * [.$C$10] + MOD([.A650] - FLOOR([.A650] / [.$D$2]); 3) * 10/6" office:value-type="float" office:value="71880" calcext:value-type="float">
            <text:p>71880</text:p>
          </table:table-cell>
          <table:table-cell table:style-name="ce2" table:formula="of:=[.D650]-[.B650]" office:value-type="float" office:value="0" calcext:value-type="float">
            <text:p>0</text:p>
          </table:table-cell>
          <table:table-cell/>
          <table:table-cell table:style-name="ce3" table:formula="of:=IF([.F650] &lt;&gt; 0; [.F650]-[.B650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1995" calcext:value-type="float">
            <text:p>71995</text:p>
          </table:table-cell>
          <table:table-cell table:formula="of:=[.B651]/[.A651]" office:value-type="float" office:value="111.275115919629" calcext:value-type="float">
            <text:p>111.275115919629</text:p>
          </table:table-cell>
          <table:table-cell table:formula="of:=FLOOR([.A651] / [.$D$2]) * [.$B$2]* [.$D$2] + MOD([.A651]; [.$D$2]) * [.$C$10] + MOD([.A651] - FLOOR([.A651] / [.$D$2]); 3) * 10/6" office:value-type="float" office:value="71995" calcext:value-type="float">
            <text:p>71995</text:p>
          </table:table-cell>
          <table:table-cell table:style-name="ce2" table:formula="of:=[.D651]-[.B651]" office:value-type="float" office:value="0" calcext:value-type="float">
            <text:p>0</text:p>
          </table:table-cell>
          <table:table-cell/>
          <table:table-cell table:style-name="ce3" table:formula="of:=IF([.F651] &lt;&gt; 0; [.F651]-[.B651]; &quot;&quot;)">
            <text:p/>
          </table:table-cell>
          <table:table-cell office:value-type="string" calcext:value-type="string">
            <text:p>4, 6, 6, 6, 25, 25, 25, 25, 25, 25, 25, 25, 25, 25, 25, 25, 25, 25, 25, 25, 25, 25, 25, 25, 1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2110" calcext:value-type="float">
            <text:p>72110</text:p>
          </table:table-cell>
          <table:table-cell table:formula="of:=[.B652]/[.A652]" office:value-type="float" office:value="111.280864197531" calcext:value-type="float">
            <text:p>111.280864197531</text:p>
          </table:table-cell>
          <table:table-cell table:formula="of:=FLOOR([.A652] / [.$D$2]) * [.$B$2]* [.$D$2] + MOD([.A652]; [.$D$2]) * [.$C$10] + MOD([.A652] - FLOOR([.A652] / [.$D$2]); 3) * 10/6" office:value-type="float" office:value="72110" calcext:value-type="float">
            <text:p>72110</text:p>
          </table:table-cell>
          <table:table-cell table:style-name="ce2" table:formula="of:=[.D652]-[.B652]" office:value-type="float" office:value="0" calcext:value-type="float">
            <text:p>0</text:p>
          </table:table-cell>
          <table:table-cell/>
          <table:table-cell table:style-name="ce3" table:formula="of:=IF([.F652] &lt;&gt; 0; [.F652]-[.B652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2220" calcext:value-type="float">
            <text:p>72220</text:p>
          </table:table-cell>
          <table:table-cell table:formula="of:=[.B653]/[.A653]" office:value-type="float" office:value="111.278890600925" calcext:value-type="float">
            <text:p>111.278890600925</text:p>
          </table:table-cell>
          <table:table-cell table:formula="of:=FLOOR([.A653] / [.$D$2]) * [.$B$2]* [.$D$2] + MOD([.A653]; [.$D$2]) * [.$C$10] + MOD([.A653] - FLOOR([.A653] / [.$D$2]); 3) * 10/6" office:value-type="float" office:value="72220" calcext:value-type="float">
            <text:p>72220</text:p>
          </table:table-cell>
          <table:table-cell table:style-name="ce2" table:formula="of:=[.D653]-[.B653]" office:value-type="float" office:value="0" calcext:value-type="float">
            <text:p>0</text:p>
          </table:table-cell>
          <table:table-cell/>
          <table:table-cell table:style-name="ce3" table:formula="of:=IF([.F653] &lt;&gt; 0; [.F653]-[.B653]; &quot;&quot;)">
            <text:p/>
          </table:table-cell>
          <table:table-cell office:value-type="string" calcext:value-type="string">
            <text:p>6, 6, 6, 6, 25, 25, 25, 25, 25, 25, 25, 25, 25, 25, 25, 25, 25, 25, 25, 25, 25, 25, 25, 25, 1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2280" calcext:value-type="float">
            <text:p>72280</text:p>
          </table:table-cell>
          <table:table-cell table:formula="of:=[.B654]/[.A654]" office:value-type="float" office:value="111.2" calcext:value-type="float">
            <text:p>111.2</text:p>
          </table:table-cell>
          <table:table-cell table:formula="of:=FLOOR([.A654] / [.$D$2]) * [.$B$2]* [.$D$2] + MOD([.A654]; [.$D$2]) * [.$C$10] + MOD([.A654] - FLOOR([.A654] / [.$D$2]); 3) * 10/6" office:value-type="float" office:value="72280" calcext:value-type="float">
            <text:p>72280</text:p>
          </table:table-cell>
          <table:table-cell table:style-name="ce2" table:formula="of:=[.D654]-[.B654]" office:value-type="float" office:value="0" calcext:value-type="float">
            <text:p>0</text:p>
          </table:table-cell>
          <table:table-cell/>
          <table:table-cell table:style-name="ce3" table:formula="of:=IF([.F654] &lt;&gt; 0; [.F654]-[.B654]; &quot;&quot;)">
            <text:p/>
          </table:table-cell>
          <table:table-cell office:value-type="string" calcext:value-type="string">
            <text:p>25, 25, 25, 25, 25, 25, 25, 25, 25, 25, 25, 25, 25, 25, 25, 25, 25, 25, 25, 25, 25, 12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2395" calcext:value-type="float">
            <text:p>72395</text:p>
          </table:table-cell>
          <table:table-cell table:formula="of:=[.B655]/[.A655]" office:value-type="float" office:value="111.205837173579" calcext:value-type="float">
            <text:p>111.205837173579</text:p>
          </table:table-cell>
          <table:table-cell table:formula="of:=FLOOR([.A655] / [.$D$2]) * [.$B$2]* [.$D$2] + MOD([.A655]; [.$D$2]) * [.$C$10] + MOD([.A655] - FLOOR([.A655] / [.$D$2]); 3) * 10/6" office:value-type="float" office:value="72395" calcext:value-type="float">
            <text:p>72395</text:p>
          </table:table-cell>
          <table:table-cell table:style-name="ce2" table:formula="of:=[.D655]-[.B655]" office:value-type="float" office:value="0" calcext:value-type="float">
            <text:p>0</text:p>
          </table:table-cell>
          <table:table-cell/>
          <table:table-cell table:style-name="ce3" table:formula="of:=IF([.F655] &lt;&gt; 0; [.F655]-[.B655]; &quot;&quot;)">
            <text:p/>
          </table:table-cell>
          <table:table-cell office:value-type="string" calcext:value-type="string">
            <text:p>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2510" calcext:value-type="float">
            <text:p>72510</text:p>
          </table:table-cell>
          <table:table-cell table:formula="of:=[.B656]/[.A656]" office:value-type="float" office:value="111.211656441718" calcext:value-type="float">
            <text:p>111.211656441718</text:p>
          </table:table-cell>
          <table:table-cell table:formula="of:=FLOOR([.A656] / [.$D$2]) * [.$B$2]* [.$D$2] + MOD([.A656]; [.$D$2]) * [.$C$10] + MOD([.A656] - FLOOR([.A656] / [.$D$2]); 3) * 10/6" office:value-type="float" office:value="72510" calcext:value-type="float">
            <text:p>72510</text:p>
          </table:table-cell>
          <table:table-cell table:style-name="ce2" table:formula="of:=[.D656]-[.B656]" office:value-type="float" office:value="0" calcext:value-type="float">
            <text:p>0</text:p>
          </table:table-cell>
          <table:table-cell/>
          <table:table-cell table:style-name="ce3" table:formula="of:=IF([.F656] &lt;&gt; 0; [.F656]-[.B656]; &quot;&quot;)">
            <text:p/>
          </table:table-cell>
          <table:table-cell office:value-type="string" calcext:value-type="string">
            <text:p>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2620" calcext:value-type="float">
            <text:p>72620</text:p>
          </table:table-cell>
          <table:table-cell table:formula="of:=[.B657]/[.A657]" office:value-type="float" office:value="111.209800918836" calcext:value-type="float">
            <text:p>111.209800918836</text:p>
          </table:table-cell>
          <table:table-cell table:formula="of:=FLOOR([.A657] / [.$D$2]) * [.$B$2]* [.$D$2] + MOD([.A657]; [.$D$2]) * [.$C$10] + MOD([.A657] - FLOOR([.A657] / [.$D$2]); 3) * 10/6" office:value-type="float" office:value="72620" calcext:value-type="float">
            <text:p>72620</text:p>
          </table:table-cell>
          <table:table-cell table:style-name="ce2" table:formula="of:=[.D657]-[.B657]" office:value-type="float" office:value="0" calcext:value-type="float">
            <text:p>0</text:p>
          </table:table-cell>
          <table:table-cell/>
          <table:table-cell table:style-name="ce3" table:formula="of:=IF([.F657] &lt;&gt; 0; [.F657]-[.B657]; &quot;&quot;)">
            <text:p/>
          </table:table-cell>
          <table:table-cell office:value-type="string" calcext:value-type="string">
            <text:p>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2735" calcext:value-type="float">
            <text:p>72735</text:p>
          </table:table-cell>
          <table:table-cell table:formula="of:=[.B658]/[.A658]" office:value-type="float" office:value="111.215596330275" calcext:value-type="float">
            <text:p>111.215596330275</text:p>
          </table:table-cell>
          <table:table-cell table:formula="of:=FLOOR([.A658] / [.$D$2]) * [.$B$2]* [.$D$2] + MOD([.A658]; [.$D$2]) * [.$C$10] + MOD([.A658] - FLOOR([.A658] / [.$D$2]); 3) * 10/6" office:value-type="float" office:value="72735" calcext:value-type="float">
            <text:p>72735</text:p>
          </table:table-cell>
          <table:table-cell table:style-name="ce2" table:formula="of:=[.D658]-[.B658]" office:value-type="float" office:value="0" calcext:value-type="float">
            <text:p>0</text:p>
          </table:table-cell>
          <table:table-cell/>
          <table:table-cell table:style-name="ce3" table:formula="of:=IF([.F658] &lt;&gt; 0; [.F658]-[.B658]; &quot;&quot;)">
            <text:p/>
          </table:table-cell>
          <table:table-cell office:value-type="string" calcext:value-type="string">
            <text:p>4, 25, 25, 25, 25, 25, 25, 25, 25, 25, 25, 25, 25, 25, 25, 25, 25, 25, 25, 25, 25, 25, 1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2850" calcext:value-type="float">
            <text:p>72850</text:p>
          </table:table-cell>
          <table:table-cell table:formula="of:=[.B659]/[.A659]" office:value-type="float" office:value="111.221374045802" calcext:value-type="float">
            <text:p>111.221374045802</text:p>
          </table:table-cell>
          <table:table-cell table:formula="of:=FLOOR([.A659] / [.$D$2]) * [.$B$2]* [.$D$2] + MOD([.A659]; [.$D$2]) * [.$C$10] + MOD([.A659] - FLOOR([.A659] / [.$D$2]); 3) * 10/6" office:value-type="float" office:value="72850" calcext:value-type="float">
            <text:p>72850</text:p>
          </table:table-cell>
          <table:table-cell table:style-name="ce2" table:formula="of:=[.D659]-[.B659]" office:value-type="float" office:value="0" calcext:value-type="float">
            <text:p>0</text:p>
          </table:table-cell>
          <table:table-cell/>
          <table:table-cell table:style-name="ce3" table:formula="of:=IF([.F659] &lt;&gt; 0; [.F659]-[.B659]; &quot;&quot;)">
            <text:p/>
          </table:table-cell>
          <table:table-cell office:value-type="string" calcext:value-type="string">
            <text:p>4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2960" calcext:value-type="float">
            <text:p>72960</text:p>
          </table:table-cell>
          <table:table-cell table:formula="of:=[.B660]/[.A660]" office:value-type="float" office:value="111.219512195122" calcext:value-type="float">
            <text:p>111.219512195122</text:p>
          </table:table-cell>
          <table:table-cell table:formula="of:=FLOOR([.A660] / [.$D$2]) * [.$B$2]* [.$D$2] + MOD([.A660]; [.$D$2]) * [.$C$10] + MOD([.A660] - FLOOR([.A660] / [.$D$2]); 3) * 10/6" office:value-type="float" office:value="72960" calcext:value-type="float">
            <text:p>72960</text:p>
          </table:table-cell>
          <table:table-cell table:style-name="ce2" table:formula="of:=[.D660]-[.B660]" office:value-type="float" office:value="0" calcext:value-type="float">
            <text:p>0</text:p>
          </table:table-cell>
          <table:table-cell/>
          <table:table-cell table:style-name="ce3" table:formula="of:=IF([.F660] &lt;&gt; 0; [.F660]-[.B660]; &quot;&quot;)">
            <text:p/>
          </table:table-cell>
          <table:table-cell office:value-type="string" calcext:value-type="string">
            <text:p>6, 25, 25, 25, 25, 25, 25, 25, 25, 25, 25, 25, 25, 25, 25, 25, 25, 25, 25, 25, 25, 25, 12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3075" calcext:value-type="float">
            <text:p>73075</text:p>
          </table:table-cell>
          <table:table-cell table:formula="of:=[.B661]/[.A661]" office:value-type="float" office:value="111.225266362253" calcext:value-type="float">
            <text:p>111.225266362253</text:p>
          </table:table-cell>
          <table:table-cell table:formula="of:=FLOOR([.A661] / [.$D$2]) * [.$B$2]* [.$D$2] + MOD([.A661]; [.$D$2]) * [.$C$10] + MOD([.A661] - FLOOR([.A661] / [.$D$2]); 3) * 10/6" office:value-type="float" office:value="73075" calcext:value-type="float">
            <text:p>73075</text:p>
          </table:table-cell>
          <table:table-cell table:style-name="ce2" table:formula="of:=[.D661]-[.B661]" office:value-type="float" office:value="0" calcext:value-type="float">
            <text:p>0</text:p>
          </table:table-cell>
          <table:table-cell/>
          <table:table-cell table:style-name="ce3" table:formula="of:=IF([.F661] &lt;&gt; 0; [.F661]-[.B661]; &quot;&quot;)">
            <text:p/>
          </table:table-cell>
          <table:table-cell office:value-type="string" calcext:value-type="string">
            <text:p>4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3190" calcext:value-type="float">
            <text:p>73190</text:p>
          </table:table-cell>
          <table:table-cell table:formula="of:=[.B662]/[.A662]" office:value-type="float" office:value="111.231003039514" calcext:value-type="float">
            <text:p>111.231003039514</text:p>
          </table:table-cell>
          <table:table-cell table:formula="of:=FLOOR([.A662] / [.$D$2]) * [.$B$2]* [.$D$2] + MOD([.A662]; [.$D$2]) * [.$C$10] + MOD([.A662] - FLOOR([.A662] / [.$D$2]); 3) * 10/6" office:value-type="float" office:value="73190" calcext:value-type="float">
            <text:p>73190</text:p>
          </table:table-cell>
          <table:table-cell table:style-name="ce2" table:formula="of:=[.D662]-[.B662]" office:value-type="float" office:value="0" calcext:value-type="float">
            <text:p>0</text:p>
          </table:table-cell>
          <table:table-cell/>
          <table:table-cell table:style-name="ce3" table:formula="of:=IF([.F662] &lt;&gt; 0; [.F662]-[.B662]; &quot;&quot;)">
            <text:p/>
          </table:table-cell>
          <table:table-cell office:value-type="string" calcext:value-type="string">
            <text:p>4, 4, 25, 25, 25, 25, 25, 25, 25, 25, 25, 25, 25, 25, 25, 25, 25, 25, 25, 25, 25, 25, 25, 1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3300" calcext:value-type="float">
            <text:p>73300</text:p>
          </table:table-cell>
          <table:table-cell table:formula="of:=[.B663]/[.A663]" office:value-type="float" office:value="111.229135053111" calcext:value-type="float">
            <text:p>111.229135053111</text:p>
          </table:table-cell>
          <table:table-cell table:formula="of:=FLOOR([.A663] / [.$D$2]) * [.$B$2]* [.$D$2] + MOD([.A663]; [.$D$2]) * [.$C$10] + MOD([.A663] - FLOOR([.A663] / [.$D$2]); 3) * 10/6" office:value-type="float" office:value="73300" calcext:value-type="float">
            <text:p>73300</text:p>
          </table:table-cell>
          <table:table-cell table:style-name="ce2" table:formula="of:=[.D663]-[.B663]" office:value-type="float" office:value="0" calcext:value-type="float">
            <text:p>0</text:p>
          </table:table-cell>
          <table:table-cell/>
          <table:table-cell table:style-name="ce3" table:formula="of:=IF([.F663] &lt;&gt; 0; [.F663]-[.B663]; &quot;&quot;)">
            <text:p/>
          </table:table-cell>
          <table:table-cell office:value-type="string" calcext:value-type="string">
            <text:p>6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3415" calcext:value-type="float">
            <text:p>73415</text:p>
          </table:table-cell>
          <table:table-cell table:formula="of:=[.B664]/[.A664]" office:value-type="float" office:value="111.234848484848" calcext:value-type="float">
            <text:p>111.234848484848</text:p>
          </table:table-cell>
          <table:table-cell table:formula="of:=FLOOR([.A664] / [.$D$2]) * [.$B$2]* [.$D$2] + MOD([.A664]; [.$D$2]) * [.$C$10] + MOD([.A664] - FLOOR([.A664] / [.$D$2]); 3) * 10/6" office:value-type="float" office:value="73415" calcext:value-type="float">
            <text:p>73415</text:p>
          </table:table-cell>
          <table:table-cell table:style-name="ce2" table:formula="of:=[.D664]-[.B664]" office:value-type="float" office:value="0" calcext:value-type="float">
            <text:p>0</text:p>
          </table:table-cell>
          <table:table-cell/>
          <table:table-cell table:style-name="ce3" table:formula="of:=IF([.F664] &lt;&gt; 0; [.F664]-[.B664]; &quot;&quot;)">
            <text:p/>
          </table:table-cell>
          <table:table-cell office:value-type="string" calcext:value-type="string">
            <text:p>4, 6, 25, 25, 25, 25, 25, 25, 25, 25, 25, 25, 25, 25, 25, 25, 25, 25, 25, 25, 25, 25, 25, 12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3530" calcext:value-type="float">
            <text:p>73530</text:p>
          </table:table-cell>
          <table:table-cell table:formula="of:=[.B665]/[.A665]" office:value-type="float" office:value="111.240544629349" calcext:value-type="float">
            <text:p>111.240544629349</text:p>
          </table:table-cell>
          <table:table-cell table:formula="of:=FLOOR([.A665] / [.$D$2]) * [.$B$2]* [.$D$2] + MOD([.A665]; [.$D$2]) * [.$C$10] + MOD([.A665] - FLOOR([.A665] / [.$D$2]); 3) * 10/6" office:value-type="float" office:value="73530" calcext:value-type="float">
            <text:p>73530</text:p>
          </table:table-cell>
          <table:table-cell table:style-name="ce2" table:formula="of:=[.D665]-[.B665]" office:value-type="float" office:value="0" calcext:value-type="float">
            <text:p>0</text:p>
          </table:table-cell>
          <table:table-cell/>
          <table:table-cell table:style-name="ce3" table:formula="of:=IF([.F665] &lt;&gt; 0; [.F665]-[.B665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3640" calcext:value-type="float">
            <text:p>73640</text:p>
          </table:table-cell>
          <table:table-cell table:formula="of:=[.B666]/[.A666]" office:value-type="float" office:value="111.238670694864" calcext:value-type="float">
            <text:p>111.238670694864</text:p>
          </table:table-cell>
          <table:table-cell table:formula="of:=FLOOR([.A666] / [.$D$2]) * [.$B$2]* [.$D$2] + MOD([.A666]; [.$D$2]) * [.$C$10] + MOD([.A666] - FLOOR([.A666] / [.$D$2]); 3) * 10/6" office:value-type="float" office:value="73640" calcext:value-type="float">
            <text:p>73640</text:p>
          </table:table-cell>
          <table:table-cell table:style-name="ce2" table:formula="of:=[.D666]-[.B666]" office:value-type="float" office:value="0" calcext:value-type="float">
            <text:p>0</text:p>
          </table:table-cell>
          <table:table-cell/>
          <table:table-cell table:style-name="ce3" table:formula="of:=IF([.F666] &lt;&gt; 0; [.F666]-[.B666]; &quot;&quot;)">
            <text:p/>
          </table:table-cell>
          <table:table-cell office:value-type="string" calcext:value-type="string">
            <text:p>6, 6, 25, 25, 25, 25, 25, 25, 25, 25, 25, 25, 25, 25, 25, 25, 25, 25, 25, 25, 25, 25, 25, 12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3755" calcext:value-type="float">
            <text:p>73755</text:p>
          </table:table-cell>
          <table:table-cell table:formula="of:=[.B667]/[.A667]" office:value-type="float" office:value="111.244343891403" calcext:value-type="float">
            <text:p>111.244343891403</text:p>
          </table:table-cell>
          <table:table-cell table:formula="of:=FLOOR([.A667] / [.$D$2]) * [.$B$2]* [.$D$2] + MOD([.A667]; [.$D$2]) * [.$C$10] + MOD([.A667] - FLOOR([.A667] / [.$D$2]); 3) * 10/6" office:value-type="float" office:value="73755" calcext:value-type="float">
            <text:p>73755</text:p>
          </table:table-cell>
          <table:table-cell table:style-name="ce2" table:formula="of:=[.D667]-[.B667]" office:value-type="float" office:value="0" calcext:value-type="float">
            <text:p>0</text:p>
          </table:table-cell>
          <table:table-cell/>
          <table:table-cell table:style-name="ce3" table:formula="of:=IF([.F667] &lt;&gt; 0; [.F667]-[.B667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3870" calcext:value-type="float">
            <text:p>73870</text:p>
          </table:table-cell>
          <table:table-cell table:formula="of:=[.B668]/[.A668]" office:value-type="float" office:value="111.25" calcext:value-type="float">
            <text:p>111.25</text:p>
          </table:table-cell>
          <table:table-cell table:formula="of:=FLOOR([.A668] / [.$D$2]) * [.$B$2]* [.$D$2] + MOD([.A668]; [.$D$2]) * [.$C$10] + MOD([.A668] - FLOOR([.A668] / [.$D$2]); 3) * 10/6" office:value-type="float" office:value="73870" calcext:value-type="float">
            <text:p>73870</text:p>
          </table:table-cell>
          <table:table-cell table:style-name="ce2" table:formula="of:=[.D668]-[.B668]" office:value-type="float" office:value="0" calcext:value-type="float">
            <text:p>0</text:p>
          </table:table-cell>
          <table:table-cell/>
          <table:table-cell table:style-name="ce3" table:formula="of:=IF([.F668] &lt;&gt; 0; [.F668]-[.B668]; &quot;&quot;)">
            <text:p/>
          </table:table-cell>
          <table:table-cell office:value-type="string" calcext:value-type="string">
            <text:p>4, 4, 6, 25, 25, 25, 25, 25, 25, 25, 25, 25, 25, 25, 25, 25, 25, 25, 25, 25, 25, 25, 25, 25, 12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3980" calcext:value-type="float">
            <text:p>73980</text:p>
          </table:table-cell>
          <table:table-cell table:formula="of:=[.B669]/[.A669]" office:value-type="float" office:value="111.248120300752" calcext:value-type="float">
            <text:p>111.248120300752</text:p>
          </table:table-cell>
          <table:table-cell table:formula="of:=FLOOR([.A669] / [.$D$2]) * [.$B$2]* [.$D$2] + MOD([.A669]; [.$D$2]) * [.$C$10] + MOD([.A669] - FLOOR([.A669] / [.$D$2]); 3) * 10/6" office:value-type="float" office:value="73980" calcext:value-type="float">
            <text:p>73980</text:p>
          </table:table-cell>
          <table:table-cell table:style-name="ce2" table:formula="of:=[.D669]-[.B669]" office:value-type="float" office:value="0" calcext:value-type="float">
            <text:p>0</text:p>
          </table:table-cell>
          <table:table-cell/>
          <table:table-cell table:style-name="ce3" table:formula="of:=IF([.F669] &lt;&gt; 0; [.F669]-[.B669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4095" calcext:value-type="float">
            <text:p>74095</text:p>
          </table:table-cell>
          <table:table-cell table:formula="of:=[.B670]/[.A670]" office:value-type="float" office:value="111.253753753754" calcext:value-type="float">
            <text:p>111.253753753754</text:p>
          </table:table-cell>
          <table:table-cell table:formula="of:=FLOOR([.A670] / [.$D$2]) * [.$B$2]* [.$D$2] + MOD([.A670]; [.$D$2]) * [.$C$10] + MOD([.A670] - FLOOR([.A670] / [.$D$2]); 3) * 10/6" office:value-type="float" office:value="74095" calcext:value-type="float">
            <text:p>74095</text:p>
          </table:table-cell>
          <table:table-cell table:style-name="ce2" table:formula="of:=[.D670]-[.B670]" office:value-type="float" office:value="0" calcext:value-type="float">
            <text:p>0</text:p>
          </table:table-cell>
          <table:table-cell/>
          <table:table-cell table:style-name="ce3" table:formula="of:=IF([.F670] &lt;&gt; 0; [.F670]-[.B670]; &quot;&quot;)">
            <text:p/>
          </table:table-cell>
          <table:table-cell office:value-type="string" calcext:value-type="string">
            <text:p>4, 6, 6, 25, 25, 25, 25, 25, 25, 25, 25, 25, 25, 25, 25, 25, 25, 25, 25, 25, 25, 25, 25, 25, 12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4210" calcext:value-type="float">
            <text:p>74210</text:p>
          </table:table-cell>
          <table:table-cell table:formula="of:=[.B671]/[.A671]" office:value-type="float" office:value="111.259370314843" calcext:value-type="float">
            <text:p>111.259370314843</text:p>
          </table:table-cell>
          <table:table-cell table:formula="of:=FLOOR([.A671] / [.$D$2]) * [.$B$2]* [.$D$2] + MOD([.A671]; [.$D$2]) * [.$C$10] + MOD([.A671] - FLOOR([.A671] / [.$D$2]); 3) * 10/6" office:value-type="float" office:value="74210" calcext:value-type="float">
            <text:p>74210</text:p>
          </table:table-cell>
          <table:table-cell table:style-name="ce2" table:formula="of:=[.D671]-[.B671]" office:value-type="float" office:value="0" calcext:value-type="float">
            <text:p>0</text:p>
          </table:table-cell>
          <table:table-cell/>
          <table:table-cell table:style-name="ce3" table:formula="of:=IF([.F671] &lt;&gt; 0; [.F671]-[.B671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4320" calcext:value-type="float">
            <text:p>74320</text:p>
          </table:table-cell>
          <table:table-cell table:formula="of:=[.B672]/[.A672]" office:value-type="float" office:value="111.25748502994" calcext:value-type="float">
            <text:p>111.25748502994</text:p>
          </table:table-cell>
          <table:table-cell table:formula="of:=FLOOR([.A672] / [.$D$2]) * [.$B$2]* [.$D$2] + MOD([.A672]; [.$D$2]) * [.$C$10] + MOD([.A672] - FLOOR([.A672] / [.$D$2]); 3) * 10/6" office:value-type="float" office:value="74320" calcext:value-type="float">
            <text:p>74320</text:p>
          </table:table-cell>
          <table:table-cell table:style-name="ce2" table:formula="of:=[.D672]-[.B672]" office:value-type="float" office:value="0" calcext:value-type="float">
            <text:p>0</text:p>
          </table:table-cell>
          <table:table-cell/>
          <table:table-cell table:style-name="ce3" table:formula="of:=IF([.F672] &lt;&gt; 0; [.F672]-[.B672]; &quot;&quot;)">
            <text:p/>
          </table:table-cell>
          <table:table-cell office:value-type="string" calcext:value-type="string">
            <text:p>6, 6, 6, 25, 25, 25, 25, 25, 25, 25, 25, 25, 25, 25, 25, 25, 25, 25, 25, 25, 25, 25, 25, 25, 12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4435" calcext:value-type="float">
            <text:p>74435</text:p>
          </table:table-cell>
          <table:table-cell table:formula="of:=[.B673]/[.A673]" office:value-type="float" office:value="111.26307922272" calcext:value-type="float">
            <text:p>111.26307922272</text:p>
          </table:table-cell>
          <table:table-cell table:formula="of:=FLOOR([.A673] / [.$D$2]) * [.$B$2]* [.$D$2] + MOD([.A673]; [.$D$2]) * [.$C$10] + MOD([.A673] - FLOOR([.A673] / [.$D$2]); 3) * 10/6" office:value-type="float" office:value="74435" calcext:value-type="float">
            <text:p>74435</text:p>
          </table:table-cell>
          <table:table-cell table:style-name="ce2" table:formula="of:=[.D673]-[.B673]" office:value-type="float" office:value="0" calcext:value-type="float">
            <text:p>0</text:p>
          </table:table-cell>
          <table:table-cell/>
          <table:table-cell table:style-name="ce3" table:formula="of:=IF([.F673] &lt;&gt; 0; [.F673]-[.B673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4550" calcext:value-type="float">
            <text:p>74550</text:p>
          </table:table-cell>
          <table:table-cell table:formula="of:=[.B674]/[.A674]" office:value-type="float" office:value="111.268656716418" calcext:value-type="float">
            <text:p>111.268656716418</text:p>
          </table:table-cell>
          <table:table-cell table:formula="of:=FLOOR([.A674] / [.$D$2]) * [.$B$2]* [.$D$2] + MOD([.A674]; [.$D$2]) * [.$C$10] + MOD([.A674] - FLOOR([.A674] / [.$D$2]); 3) * 10/6" office:value-type="float" office:value="74550" calcext:value-type="float">
            <text:p>74550</text:p>
          </table:table-cell>
          <table:table-cell table:style-name="ce2" table:formula="of:=[.D674]-[.B674]" office:value-type="float" office:value="0" calcext:value-type="float">
            <text:p>0</text:p>
          </table:table-cell>
          <table:table-cell/>
          <table:table-cell table:style-name="ce3" table:formula="of:=IF([.F674] &lt;&gt; 0; [.F674]-[.B674]; &quot;&quot;)">
            <text:p/>
          </table:table-cell>
          <table:table-cell office:value-type="string" calcext:value-type="string">
            <text:p>4, 4, 6, 6, 25, 25, 25, 25, 25, 25, 25, 25, 25, 25, 25, 25, 25, 25, 25, 25, 25, 25, 25, 25, 25, 1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4660" calcext:value-type="float">
            <text:p>74660</text:p>
          </table:table-cell>
          <table:table-cell table:formula="of:=[.B675]/[.A675]" office:value-type="float" office:value="111.266766020864" calcext:value-type="float">
            <text:p>111.266766020864</text:p>
          </table:table-cell>
          <table:table-cell table:formula="of:=FLOOR([.A675] / [.$D$2]) * [.$B$2]* [.$D$2] + MOD([.A675]; [.$D$2]) * [.$C$10] + MOD([.A675] - FLOOR([.A675] / [.$D$2]); 3) * 10/6" office:value-type="float" office:value="74660" calcext:value-type="float">
            <text:p>74660</text:p>
          </table:table-cell>
          <table:table-cell table:style-name="ce2" table:formula="of:=[.D675]-[.B675]" office:value-type="float" office:value="0" calcext:value-type="float">
            <text:p>0</text:p>
          </table:table-cell>
          <table:table-cell/>
          <table:table-cell table:style-name="ce3" table:formula="of:=IF([.F675] &lt;&gt; 0; [.F675]-[.B675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4775" calcext:value-type="float">
            <text:p>74775</text:p>
          </table:table-cell>
          <table:table-cell table:formula="of:=[.B676]/[.A676]" office:value-type="float" office:value="111.272321428571" calcext:value-type="float">
            <text:p>111.272321428571</text:p>
          </table:table-cell>
          <table:table-cell table:formula="of:=FLOOR([.A676] / [.$D$2]) * [.$B$2]* [.$D$2] + MOD([.A676]; [.$D$2]) * [.$C$10] + MOD([.A676] - FLOOR([.A676] / [.$D$2]); 3) * 10/6" office:value-type="float" office:value="74775" calcext:value-type="float">
            <text:p>74775</text:p>
          </table:table-cell>
          <table:table-cell table:style-name="ce2" table:formula="of:=[.D676]-[.B676]" office:value-type="float" office:value="0" calcext:value-type="float">
            <text:p>0</text:p>
          </table:table-cell>
          <table:table-cell/>
          <table:table-cell table:style-name="ce3" table:formula="of:=IF([.F676] &lt;&gt; 0; [.F676]-[.B676]; &quot;&quot;)">
            <text:p/>
          </table:table-cell>
          <table:table-cell office:value-type="string" calcext:value-type="string">
            <text:p>4, 6, 6, 6, 25, 25, 25, 25, 25, 25, 25, 25, 25, 25, 25, 25, 25, 25, 25, 25, 25, 25, 25, 25, 25, 12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4890" calcext:value-type="float">
            <text:p>74890</text:p>
          </table:table-cell>
          <table:table-cell table:formula="of:=[.B677]/[.A677]" office:value-type="float" office:value="111.277860326895" calcext:value-type="float">
            <text:p>111.277860326895</text:p>
          </table:table-cell>
          <table:table-cell table:formula="of:=FLOOR([.A677] / [.$D$2]) * [.$B$2]* [.$D$2] + MOD([.A677]; [.$D$2]) * [.$C$10] + MOD([.A677] - FLOOR([.A677] / [.$D$2]); 3) * 10/6" office:value-type="float" office:value="74890" calcext:value-type="float">
            <text:p>74890</text:p>
          </table:table-cell>
          <table:table-cell table:style-name="ce2" table:formula="of:=[.D677]-[.B677]" office:value-type="float" office:value="0" calcext:value-type="float">
            <text:p>0</text:p>
          </table:table-cell>
          <table:table-cell/>
          <table:table-cell table:style-name="ce3" table:formula="of:=IF([.F677] &lt;&gt; 0; [.F677]-[.B677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5000" calcext:value-type="float">
            <text:p>75000</text:p>
          </table:table-cell>
          <table:table-cell table:formula="of:=[.B678]/[.A678]" office:value-type="float" office:value="111.275964391691" calcext:value-type="float">
            <text:p>111.275964391691</text:p>
          </table:table-cell>
          <table:table-cell table:formula="of:=FLOOR([.A678] / [.$D$2]) * [.$B$2]* [.$D$2] + MOD([.A678]; [.$D$2]) * [.$C$10] + MOD([.A678] - FLOOR([.A678] / [.$D$2]); 3) * 10/6" office:value-type="float" office:value="75000" calcext:value-type="float">
            <text:p>75000</text:p>
          </table:table-cell>
          <table:table-cell table:style-name="ce2" table:formula="of:=[.D678]-[.B678]" office:value-type="float" office:value="0" calcext:value-type="float">
            <text:p>0</text:p>
          </table:table-cell>
          <table:table-cell/>
          <table:table-cell table:style-name="ce3" table:formula="of:=IF([.F678] &lt;&gt; 0; [.F678]-[.B678]; &quot;&quot;)">
            <text:p/>
          </table:table-cell>
          <table:table-cell office:value-type="string" calcext:value-type="string">
            <text:p>6, 6, 6, 6, 25, 25, 25, 25, 25, 25, 25, 25, 25, 25, 25, 25, 25, 25, 25, 25, 25, 25, 25, 25, 25, 1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5060" calcext:value-type="float">
            <text:p>75060</text:p>
          </table:table-cell>
          <table:table-cell table:formula="of:=[.B679]/[.A679]" office:value-type="float" office:value="111.2" calcext:value-type="float">
            <text:p>111.2</text:p>
          </table:table-cell>
          <table:table-cell table:formula="of:=FLOOR([.A679] / [.$D$2]) * [.$B$2]* [.$D$2] + MOD([.A679]; [.$D$2]) * [.$C$10] + MOD([.A679] - FLOOR([.A679] / [.$D$2]); 3) * 10/6" office:value-type="float" office:value="75060" calcext:value-type="float">
            <text:p>75060</text:p>
          </table:table-cell>
          <table:table-cell table:style-name="ce2" table:formula="of:=[.D679]-[.B679]" office:value-type="float" office:value="0" calcext:value-type="float">
            <text:p>0</text:p>
          </table:table-cell>
          <table:table-cell/>
          <table:table-cell table:style-name="ce3" table:formula="of:=IF([.F679] &lt;&gt; 0; [.F679]-[.B679]; &quot;&quot;)">
            <text:p/>
          </table:table-cell>
          <table:table-cell office:value-type="string" calcext:value-type="string">
            <text:p>25, 25, 25, 25, 25, 25, 25, 25, 25, 25, 25, 25, 25, 25, 25, 25, 25, 25, 25, 25, 25, 25, 12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5175" calcext:value-type="float">
            <text:p>75175</text:p>
          </table:table-cell>
          <table:table-cell table:formula="of:=[.B680]/[.A680]" office:value-type="float" office:value="111.205621301775" calcext:value-type="float">
            <text:p>111.205621301775</text:p>
          </table:table-cell>
          <table:table-cell table:formula="of:=FLOOR([.A680] / [.$D$2]) * [.$B$2]* [.$D$2] + MOD([.A680]; [.$D$2]) * [.$C$10] + MOD([.A680] - FLOOR([.A680] / [.$D$2]); 3) * 10/6" office:value-type="float" office:value="75175" calcext:value-type="float">
            <text:p>75175</text:p>
          </table:table-cell>
          <table:table-cell table:style-name="ce2" table:formula="of:=[.D680]-[.B680]" office:value-type="float" office:value="0" calcext:value-type="float">
            <text:p>0</text:p>
          </table:table-cell>
          <table:table-cell/>
          <table:table-cell table:style-name="ce3" table:formula="of:=IF([.F680] &lt;&gt; 0; [.F680]-[.B680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5290" calcext:value-type="float">
            <text:p>75290</text:p>
          </table:table-cell>
          <table:table-cell table:formula="of:=[.B681]/[.A681]" office:value-type="float" office:value="111.211225997046" calcext:value-type="float">
            <text:p>111.211225997046</text:p>
          </table:table-cell>
          <table:table-cell table:formula="of:=FLOOR([.A681] / [.$D$2]) * [.$B$2]* [.$D$2] + MOD([.A681]; [.$D$2]) * [.$C$10] + MOD([.A681] - FLOOR([.A681] / [.$D$2]); 3) * 10/6" office:value-type="float" office:value="75290" calcext:value-type="float">
            <text:p>75290</text:p>
          </table:table-cell>
          <table:table-cell table:style-name="ce2" table:formula="of:=[.D681]-[.B681]" office:value-type="float" office:value="0" calcext:value-type="float">
            <text:p>0</text:p>
          </table:table-cell>
          <table:table-cell/>
          <table:table-cell table:style-name="ce3" table:formula="of:=IF([.F681] &lt;&gt; 0; [.F681]-[.B681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5400" calcext:value-type="float">
            <text:p>75400</text:p>
          </table:table-cell>
          <table:table-cell table:formula="of:=[.B682]/[.A682]" office:value-type="float" office:value="111.209439528024" calcext:value-type="float">
            <text:p>111.209439528024</text:p>
          </table:table-cell>
          <table:table-cell table:formula="of:=FLOOR([.A682] / [.$D$2]) * [.$B$2]* [.$D$2] + MOD([.A682]; [.$D$2]) * [.$C$10] + MOD([.A682] - FLOOR([.A682] / [.$D$2]); 3) * 10/6" office:value-type="float" office:value="75400" calcext:value-type="float">
            <text:p>75400</text:p>
          </table:table-cell>
          <table:table-cell table:style-name="ce2" table:formula="of:=[.D682]-[.B682]" office:value-type="float" office:value="0" calcext:value-type="float">
            <text:p>0</text:p>
          </table:table-cell>
          <table:table-cell/>
          <table:table-cell table:style-name="ce3" table:formula="of:=IF([.F682] &lt;&gt; 0; [.F682]-[.B682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5515" calcext:value-type="float">
            <text:p>75515</text:p>
          </table:table-cell>
          <table:table-cell table:formula="of:=[.B683]/[.A683]" office:value-type="float" office:value="111.215022091311" calcext:value-type="float">
            <text:p>111.215022091311</text:p>
          </table:table-cell>
          <table:table-cell table:formula="of:=FLOOR([.A683] / [.$D$2]) * [.$B$2]* [.$D$2] + MOD([.A683]; [.$D$2]) * [.$C$10] + MOD([.A683] - FLOOR([.A683] / [.$D$2]); 3) * 10/6" office:value-type="float" office:value="75515" calcext:value-type="float">
            <text:p>75515</text:p>
          </table:table-cell>
          <table:table-cell table:style-name="ce2" table:formula="of:=[.D683]-[.B683]" office:value-type="float" office:value="0" calcext:value-type="float">
            <text:p>0</text:p>
          </table:table-cell>
          <table:table-cell/>
          <table:table-cell table:style-name="ce3" table:formula="of:=IF([.F683] &lt;&gt; 0; [.F683]-[.B683]; &quot;&quot;)">
            <text:p/>
          </table:table-cell>
          <table:table-cell office:value-type="string" calcext:value-type="string">
            <text:p>4, 25, 25, 25, 25, 25, 25, 25, 25, 25, 25, 25, 25, 25, 25, 25, 25, 25, 25, 25, 25, 25, 25, 1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5630" calcext:value-type="float">
            <text:p>75630</text:p>
          </table:table-cell>
          <table:table-cell table:formula="of:=[.B684]/[.A684]" office:value-type="float" office:value="111.220588235294" calcext:value-type="float">
            <text:p>111.220588235294</text:p>
          </table:table-cell>
          <table:table-cell table:formula="of:=FLOOR([.A684] / [.$D$2]) * [.$B$2]* [.$D$2] + MOD([.A684]; [.$D$2]) * [.$C$10] + MOD([.A684] - FLOOR([.A684] / [.$D$2]); 3) * 10/6" office:value-type="float" office:value="75630" calcext:value-type="float">
            <text:p>75630</text:p>
          </table:table-cell>
          <table:table-cell table:style-name="ce2" table:formula="of:=[.D684]-[.B684]" office:value-type="float" office:value="0" calcext:value-type="float">
            <text:p>0</text:p>
          </table:table-cell>
          <table:table-cell/>
          <table:table-cell table:style-name="ce3" table:formula="of:=IF([.F684] &lt;&gt; 0; [.F684]-[.B684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5740" calcext:value-type="float">
            <text:p>75740</text:p>
          </table:table-cell>
          <table:table-cell table:formula="of:=[.B685]/[.A685]" office:value-type="float" office:value="111.218795888399" calcext:value-type="float">
            <text:p>111.218795888399</text:p>
          </table:table-cell>
          <table:table-cell table:formula="of:=FLOOR([.A685] / [.$D$2]) * [.$B$2]* [.$D$2] + MOD([.A685]; [.$D$2]) * [.$C$10] + MOD([.A685] - FLOOR([.A685] / [.$D$2]); 3) * 10/6" office:value-type="float" office:value="75740" calcext:value-type="float">
            <text:p>75740</text:p>
          </table:table-cell>
          <table:table-cell table:style-name="ce2" table:formula="of:=[.D685]-[.B685]" office:value-type="float" office:value="0" calcext:value-type="float">
            <text:p>0</text:p>
          </table:table-cell>
          <table:table-cell/>
          <table:table-cell table:style-name="ce3" table:formula="of:=IF([.F685] &lt;&gt; 0; [.F685]-[.B685]; &quot;&quot;)">
            <text:p/>
          </table:table-cell>
          <table:table-cell office:value-type="string" calcext:value-type="string">
            <text:p>6, 25, 25, 25, 25, 25, 25, 25, 25, 25, 25, 25, 25, 25, 25, 25, 25, 25, 25, 25, 25, 25, 25, 12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5855" calcext:value-type="float">
            <text:p>75855</text:p>
          </table:table-cell>
          <table:table-cell table:formula="of:=[.B686]/[.A686]" office:value-type="float" office:value="111.224340175953" calcext:value-type="float">
            <text:p>111.224340175953</text:p>
          </table:table-cell>
          <table:table-cell table:formula="of:=FLOOR([.A686] / [.$D$2]) * [.$B$2]* [.$D$2] + MOD([.A686]; [.$D$2]) * [.$C$10] + MOD([.A686] - FLOOR([.A686] / [.$D$2]); 3) * 10/6" office:value-type="float" office:value="75855" calcext:value-type="float">
            <text:p>75855</text:p>
          </table:table-cell>
          <table:table-cell table:style-name="ce2" table:formula="of:=[.D686]-[.B686]" office:value-type="float" office:value="0" calcext:value-type="float">
            <text:p>0</text:p>
          </table:table-cell>
          <table:table-cell/>
          <table:table-cell table:style-name="ce3" table:formula="of:=IF([.F686] &lt;&gt; 0; [.F686]-[.B686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5970" calcext:value-type="float">
            <text:p>75970</text:p>
          </table:table-cell>
          <table:table-cell table:formula="of:=[.B687]/[.A687]" office:value-type="float" office:value="111.229868228404" calcext:value-type="float">
            <text:p>111.229868228404</text:p>
          </table:table-cell>
          <table:table-cell table:formula="of:=FLOOR([.A687] / [.$D$2]) * [.$B$2]* [.$D$2] + MOD([.A687]; [.$D$2]) * [.$C$10] + MOD([.A687] - FLOOR([.A687] / [.$D$2]); 3) * 10/6" office:value-type="float" office:value="75970" calcext:value-type="float">
            <text:p>75970</text:p>
          </table:table-cell>
          <table:table-cell table:style-name="ce2" table:formula="of:=[.D687]-[.B687]" office:value-type="float" office:value="0" calcext:value-type="float">
            <text:p>0</text:p>
          </table:table-cell>
          <table:table-cell/>
          <table:table-cell table:style-name="ce3" table:formula="of:=IF([.F687] &lt;&gt; 0; [.F687]-[.B687]; &quot;&quot;)">
            <text:p/>
          </table:table-cell>
          <table:table-cell office:value-type="string" calcext:value-type="string">
            <text:p>4, 4, 25, 25, 25, 25, 25, 25, 25, 25, 25, 25, 25, 25, 25, 25, 25, 25, 25, 25, 25, 25, 25, 25, 12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6080" calcext:value-type="float">
            <text:p>76080</text:p>
          </table:table-cell>
          <table:table-cell table:formula="of:=[.B688]/[.A688]" office:value-type="float" office:value="111.228070175439" calcext:value-type="float">
            <text:p>111.228070175439</text:p>
          </table:table-cell>
          <table:table-cell table:formula="of:=FLOOR([.A688] / [.$D$2]) * [.$B$2]* [.$D$2] + MOD([.A688]; [.$D$2]) * [.$C$10] + MOD([.A688] - FLOOR([.A688] / [.$D$2]); 3) * 10/6" office:value-type="float" office:value="76080" calcext:value-type="float">
            <text:p>76080</text:p>
          </table:table-cell>
          <table:table-cell table:style-name="ce2" table:formula="of:=[.D688]-[.B688]" office:value-type="float" office:value="0" calcext:value-type="float">
            <text:p>0</text:p>
          </table:table-cell>
          <table:table-cell/>
          <table:table-cell table:style-name="ce3" table:formula="of:=IF([.F688] &lt;&gt; 0; [.F688]-[.B688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6195" calcext:value-type="float">
            <text:p>76195</text:p>
          </table:table-cell>
          <table:table-cell table:formula="of:=[.B689]/[.A689]" office:value-type="float" office:value="111.233576642336" calcext:value-type="float">
            <text:p>111.233576642336</text:p>
          </table:table-cell>
          <table:table-cell table:formula="of:=FLOOR([.A689] / [.$D$2]) * [.$B$2]* [.$D$2] + MOD([.A689]; [.$D$2]) * [.$C$10] + MOD([.A689] - FLOOR([.A689] / [.$D$2]); 3) * 10/6" office:value-type="float" office:value="76195" calcext:value-type="float">
            <text:p>76195</text:p>
          </table:table-cell>
          <table:table-cell table:style-name="ce2" table:formula="of:=[.D689]-[.B689]" office:value-type="float" office:value="0" calcext:value-type="float">
            <text:p>0</text:p>
          </table:table-cell>
          <table:table-cell/>
          <table:table-cell table:style-name="ce3" table:formula="of:=IF([.F689] &lt;&gt; 0; [.F689]-[.B689]; &quot;&quot;)">
            <text:p/>
          </table:table-cell>
          <table:table-cell office:value-type="string" calcext:value-type="string">
            <text:p>4, 6, 25, 25, 25, 25, 25, 25, 25, 25, 25, 25, 25, 25, 25, 25, 25, 25, 25, 25, 25, 25, 25, 25, 12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6310" calcext:value-type="float">
            <text:p>76310</text:p>
          </table:table-cell>
          <table:table-cell table:formula="of:=[.B690]/[.A690]" office:value-type="float" office:value="111.239067055394" calcext:value-type="float">
            <text:p>111.239067055394</text:p>
          </table:table-cell>
          <table:table-cell table:formula="of:=FLOOR([.A690] / [.$D$2]) * [.$B$2]* [.$D$2] + MOD([.A690]; [.$D$2]) * [.$C$10] + MOD([.A690] - FLOOR([.A690] / [.$D$2]); 3) * 10/6" office:value-type="float" office:value="76310" calcext:value-type="float">
            <text:p>76310</text:p>
          </table:table-cell>
          <table:table-cell table:style-name="ce2" table:formula="of:=[.D690]-[.B690]" office:value-type="float" office:value="0" calcext:value-type="float">
            <text:p>0</text:p>
          </table:table-cell>
          <table:table-cell/>
          <table:table-cell table:style-name="ce3" table:formula="of:=IF([.F690] &lt;&gt; 0; [.F690]-[.B690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6420" calcext:value-type="float">
            <text:p>76420</text:p>
          </table:table-cell>
          <table:table-cell table:formula="of:=[.B691]/[.A691]" office:value-type="float" office:value="111.237263464338" calcext:value-type="float">
            <text:p>111.237263464338</text:p>
          </table:table-cell>
          <table:table-cell table:formula="of:=FLOOR([.A691] / [.$D$2]) * [.$B$2]* [.$D$2] + MOD([.A691]; [.$D$2]) * [.$C$10] + MOD([.A691] - FLOOR([.A691] / [.$D$2]); 3) * 10/6" office:value-type="float" office:value="76420" calcext:value-type="float">
            <text:p>76420</text:p>
          </table:table-cell>
          <table:table-cell table:style-name="ce2" table:formula="of:=[.D691]-[.B691]" office:value-type="float" office:value="0" calcext:value-type="float">
            <text:p>0</text:p>
          </table:table-cell>
          <table:table-cell/>
          <table:table-cell table:style-name="ce3" table:formula="of:=IF([.F691] &lt;&gt; 0; [.F691]-[.B691]; &quot;&quot;)">
            <text:p/>
          </table:table-cell>
          <table:table-cell office:value-type="string" calcext:value-type="string">
            <text:p>6, 6, 25, 25, 25, 25, 25, 25, 25, 25, 25, 25, 25, 25, 25, 25, 25, 25, 25, 25, 25, 25, 25, 25, 12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6535" calcext:value-type="float">
            <text:p>76535</text:p>
          </table:table-cell>
          <table:table-cell table:formula="of:=[.B692]/[.A692]" office:value-type="float" office:value="111.24273255814" calcext:value-type="float">
            <text:p>111.24273255814</text:p>
          </table:table-cell>
          <table:table-cell table:formula="of:=FLOOR([.A692] / [.$D$2]) * [.$B$2]* [.$D$2] + MOD([.A692]; [.$D$2]) * [.$C$10] + MOD([.A692] - FLOOR([.A692] / [.$D$2]); 3) * 10/6" office:value-type="float" office:value="76535" calcext:value-type="float">
            <text:p>76535</text:p>
          </table:table-cell>
          <table:table-cell table:style-name="ce2" table:formula="of:=[.D692]-[.B692]" office:value-type="float" office:value="0" calcext:value-type="float">
            <text:p>0</text:p>
          </table:table-cell>
          <table:table-cell/>
          <table:table-cell table:style-name="ce3" table:formula="of:=IF([.F692] &lt;&gt; 0; [.F692]-[.B692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6650" calcext:value-type="float">
            <text:p>76650</text:p>
          </table:table-cell>
          <table:table-cell table:formula="of:=[.B693]/[.A693]" office:value-type="float" office:value="111.248185776488" calcext:value-type="float">
            <text:p>111.248185776488</text:p>
          </table:table-cell>
          <table:table-cell table:formula="of:=FLOOR([.A693] / [.$D$2]) * [.$B$2]* [.$D$2] + MOD([.A693]; [.$D$2]) * [.$C$10] + MOD([.A693] - FLOOR([.A693] / [.$D$2]); 3) * 10/6" office:value-type="float" office:value="76650" calcext:value-type="float">
            <text:p>76650</text:p>
          </table:table-cell>
          <table:table-cell table:style-name="ce2" table:formula="of:=[.D693]-[.B693]" office:value-type="float" office:value="0" calcext:value-type="float">
            <text:p>0</text:p>
          </table:table-cell>
          <table:table-cell/>
          <table:table-cell table:style-name="ce3" table:formula="of:=IF([.F693] &lt;&gt; 0; [.F693]-[.B693]; &quot;&quot;)">
            <text:p/>
          </table:table-cell>
          <table:table-cell office:value-type="string" calcext:value-type="string">
            <text:p>4, 4, 6, 25, 25, 25, 25, 25, 25, 25, 25, 25, 25, 25, 25, 25, 25, 25, 25, 25, 25, 25, 25, 25, 25, 1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6760" calcext:value-type="float">
            <text:p>76760</text:p>
          </table:table-cell>
          <table:table-cell table:formula="of:=[.B694]/[.A694]" office:value-type="float" office:value="111.246376811594" calcext:value-type="float">
            <text:p>111.246376811594</text:p>
          </table:table-cell>
          <table:table-cell table:formula="of:=FLOOR([.A694] / [.$D$2]) * [.$B$2]* [.$D$2] + MOD([.A694]; [.$D$2]) * [.$C$10] + MOD([.A694] - FLOOR([.A694] / [.$D$2]); 3) * 10/6" office:value-type="float" office:value="76760" calcext:value-type="float">
            <text:p>76760</text:p>
          </table:table-cell>
          <table:table-cell table:style-name="ce2" table:formula="of:=[.D694]-[.B694]" office:value-type="float" office:value="0" calcext:value-type="float">
            <text:p>0</text:p>
          </table:table-cell>
          <table:table-cell/>
          <table:table-cell table:style-name="ce3" table:formula="of:=IF([.F694] &lt;&gt; 0; [.F694]-[.B694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6875" calcext:value-type="float">
            <text:p>76875</text:p>
          </table:table-cell>
          <table:table-cell table:formula="of:=[.B695]/[.A695]" office:value-type="float" office:value="111.251808972504" calcext:value-type="float">
            <text:p>111.251808972504</text:p>
          </table:table-cell>
          <table:table-cell table:formula="of:=FLOOR([.A695] / [.$D$2]) * [.$B$2]* [.$D$2] + MOD([.A695]; [.$D$2]) * [.$C$10] + MOD([.A695] - FLOOR([.A695] / [.$D$2]); 3) * 10/6" office:value-type="float" office:value="76875" calcext:value-type="float">
            <text:p>76875</text:p>
          </table:table-cell>
          <table:table-cell table:style-name="ce2" table:formula="of:=[.D695]-[.B695]" office:value-type="float" office:value="0" calcext:value-type="float">
            <text:p>0</text:p>
          </table:table-cell>
          <table:table-cell/>
          <table:table-cell table:style-name="ce3" table:formula="of:=IF([.F695] &lt;&gt; 0; [.F695]-[.B695]; &quot;&quot;)">
            <text:p/>
          </table:table-cell>
          <table:table-cell office:value-type="string" calcext:value-type="string">
            <text:p>4, 6, 6, 25, 25, 25, 25, 25, 25, 25, 25, 25, 25, 25, 25, 25, 25, 25, 25, 25, 25, 25, 25, 25, 25, 12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6990" calcext:value-type="float">
            <text:p>76990</text:p>
          </table:table-cell>
          <table:table-cell table:formula="of:=[.B696]/[.A696]" office:value-type="float" office:value="111.257225433526" calcext:value-type="float">
            <text:p>111.257225433526</text:p>
          </table:table-cell>
          <table:table-cell table:formula="of:=FLOOR([.A696] / [.$D$2]) * [.$B$2]* [.$D$2] + MOD([.A696]; [.$D$2]) * [.$C$10] + MOD([.A696] - FLOOR([.A696] / [.$D$2]); 3) * 10/6" office:value-type="float" office:value="76990" calcext:value-type="float">
            <text:p>76990</text:p>
          </table:table-cell>
          <table:table-cell table:style-name="ce2" table:formula="of:=[.D696]-[.B696]" office:value-type="float" office:value="0" calcext:value-type="float">
            <text:p>0</text:p>
          </table:table-cell>
          <table:table-cell/>
          <table:table-cell table:style-name="ce3" table:formula="of:=IF([.F696] &lt;&gt; 0; [.F696]-[.B696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7100" calcext:value-type="float">
            <text:p>77100</text:p>
          </table:table-cell>
          <table:table-cell table:formula="of:=[.B697]/[.A697]" office:value-type="float" office:value="111.255411255411" calcext:value-type="float">
            <text:p>111.255411255411</text:p>
          </table:table-cell>
          <table:table-cell table:formula="of:=FLOOR([.A697] / [.$D$2]) * [.$B$2]* [.$D$2] + MOD([.A697]; [.$D$2]) * [.$C$10] + MOD([.A697] - FLOOR([.A697] / [.$D$2]); 3) * 10/6" office:value-type="float" office:value="77100" calcext:value-type="float">
            <text:p>77100</text:p>
          </table:table-cell>
          <table:table-cell table:style-name="ce2" table:formula="of:=[.D697]-[.B697]" office:value-type="float" office:value="0" calcext:value-type="float">
            <text:p>0</text:p>
          </table:table-cell>
          <table:table-cell/>
          <table:table-cell table:style-name="ce3" table:formula="of:=IF([.F697] &lt;&gt; 0; [.F697]-[.B697]; &quot;&quot;)">
            <text:p/>
          </table:table-cell>
          <table:table-cell office:value-type="string" calcext:value-type="string">
            <text:p>6, 6, 6, 25, 25, 25, 25, 25, 25, 25, 25, 25, 25, 25, 25, 25, 25, 25, 25, 25, 25, 25, 25, 25, 25, 12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7215" calcext:value-type="float">
            <text:p>77215</text:p>
          </table:table-cell>
          <table:table-cell table:formula="of:=[.B698]/[.A698]" office:value-type="float" office:value="111.260806916427" calcext:value-type="float">
            <text:p>111.260806916427</text:p>
          </table:table-cell>
          <table:table-cell table:formula="of:=FLOOR([.A698] / [.$D$2]) * [.$B$2]* [.$D$2] + MOD([.A698]; [.$D$2]) * [.$C$10] + MOD([.A698] - FLOOR([.A698] / [.$D$2]); 3) * 10/6" office:value-type="float" office:value="77215" calcext:value-type="float">
            <text:p>77215</text:p>
          </table:table-cell>
          <table:table-cell table:style-name="ce2" table:formula="of:=[.D698]-[.B698]" office:value-type="float" office:value="0" calcext:value-type="float">
            <text:p>0</text:p>
          </table:table-cell>
          <table:table-cell/>
          <table:table-cell table:style-name="ce3" table:formula="of:=IF([.F698] &lt;&gt; 0; [.F698]-[.B698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7330" calcext:value-type="float">
            <text:p>77330</text:p>
          </table:table-cell>
          <table:table-cell table:formula="of:=[.B699]/[.A699]" office:value-type="float" office:value="111.26618705036" calcext:value-type="float">
            <text:p>111.26618705036</text:p>
          </table:table-cell>
          <table:table-cell table:formula="of:=FLOOR([.A699] / [.$D$2]) * [.$B$2]* [.$D$2] + MOD([.A699]; [.$D$2]) * [.$C$10] + MOD([.A699] - FLOOR([.A699] / [.$D$2]); 3) * 10/6" office:value-type="float" office:value="77330" calcext:value-type="float">
            <text:p>77330</text:p>
          </table:table-cell>
          <table:table-cell table:style-name="ce2" table:formula="of:=[.D699]-[.B699]" office:value-type="float" office:value="0" calcext:value-type="float">
            <text:p>0</text:p>
          </table:table-cell>
          <table:table-cell/>
          <table:table-cell table:style-name="ce3" table:formula="of:=IF([.F699] &lt;&gt; 0; [.F699]-[.B699]; &quot;&quot;)">
            <text:p/>
          </table:table-cell>
          <table:table-cell office:value-type="string" calcext:value-type="string">
            <text:p>4, 4, 6, 6, 25, 25, 25, 25, 25, 25, 25, 25, 25, 25, 25, 25, 25, 25, 25, 25, 25, 25, 25, 25, 25, 25, 12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7440" calcext:value-type="float">
            <text:p>77440</text:p>
          </table:table-cell>
          <table:table-cell table:formula="of:=[.B700]/[.A700]" office:value-type="float" office:value="111.264367816092" calcext:value-type="float">
            <text:p>111.264367816092</text:p>
          </table:table-cell>
          <table:table-cell table:formula="of:=FLOOR([.A700] / [.$D$2]) * [.$B$2]* [.$D$2] + MOD([.A700]; [.$D$2]) * [.$C$10] + MOD([.A700] - FLOOR([.A700] / [.$D$2]); 3) * 10/6" office:value-type="float" office:value="77440" calcext:value-type="float">
            <text:p>77440</text:p>
          </table:table-cell>
          <table:table-cell table:style-name="ce2" table:formula="of:=[.D700]-[.B700]" office:value-type="float" office:value="0" calcext:value-type="float">
            <text:p>0</text:p>
          </table:table-cell>
          <table:table-cell/>
          <table:table-cell table:style-name="ce3" table:formula="of:=IF([.F700] &lt;&gt; 0; [.F700]-[.B700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7555" calcext:value-type="float">
            <text:p>77555</text:p>
          </table:table-cell>
          <table:table-cell table:formula="of:=[.B701]/[.A701]" office:value-type="float" office:value="111.269727403156" calcext:value-type="float">
            <text:p>111.269727403156</text:p>
          </table:table-cell>
          <table:table-cell table:formula="of:=FLOOR([.A701] / [.$D$2]) * [.$B$2]* [.$D$2] + MOD([.A701]; [.$D$2]) * [.$C$10] + MOD([.A701] - FLOOR([.A701] / [.$D$2]); 3) * 10/6" office:value-type="float" office:value="77555" calcext:value-type="float">
            <text:p>77555</text:p>
          </table:table-cell>
          <table:table-cell table:style-name="ce2" table:formula="of:=[.D701]-[.B701]" office:value-type="float" office:value="0" calcext:value-type="float">
            <text:p>0</text:p>
          </table:table-cell>
          <table:table-cell/>
          <table:table-cell table:style-name="ce3" table:formula="of:=IF([.F701] &lt;&gt; 0; [.F701]-[.B701]; &quot;&quot;)">
            <text:p/>
          </table:table-cell>
          <table:table-cell office:value-type="string" calcext:value-type="string">
            <text:p>4, 6, 6, 6, 25, 25, 25, 25, 25, 25, 25, 25, 25, 25, 25, 25, 25, 25, 25, 25, 25, 25, 25, 25, 25, 25, 12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7670" calcext:value-type="float">
            <text:p>77670</text:p>
          </table:table-cell>
          <table:table-cell table:formula="of:=[.B702]/[.A702]" office:value-type="float" office:value="111.275071633238" calcext:value-type="float">
            <text:p>111.275071633238</text:p>
          </table:table-cell>
          <table:table-cell table:formula="of:=FLOOR([.A702] / [.$D$2]) * [.$B$2]* [.$D$2] + MOD([.A702]; [.$D$2]) * [.$C$10] + MOD([.A702] - FLOOR([.A702] / [.$D$2]); 3) * 10/6" office:value-type="float" office:value="77670" calcext:value-type="float">
            <text:p>77670</text:p>
          </table:table-cell>
          <table:table-cell table:style-name="ce2" table:formula="of:=[.D702]-[.B702]" office:value-type="float" office:value="0" calcext:value-type="float">
            <text:p>0</text:p>
          </table:table-cell>
          <table:table-cell/>
          <table:table-cell table:style-name="ce3" table:formula="of:=IF([.F702] &lt;&gt; 0; [.F702]-[.B702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7780" calcext:value-type="float">
            <text:p>77780</text:p>
          </table:table-cell>
          <table:table-cell table:formula="of:=[.B703]/[.A703]" office:value-type="float" office:value="111.273247496423" calcext:value-type="float">
            <text:p>111.273247496423</text:p>
          </table:table-cell>
          <table:table-cell table:formula="of:=FLOOR([.A703] / [.$D$2]) * [.$B$2]* [.$D$2] + MOD([.A703]; [.$D$2]) * [.$C$10] + MOD([.A703] - FLOOR([.A703] / [.$D$2]); 3) * 10/6" office:value-type="float" office:value="77780" calcext:value-type="float">
            <text:p>77780</text:p>
          </table:table-cell>
          <table:table-cell table:style-name="ce2" table:formula="of:=[.D703]-[.B703]" office:value-type="float" office:value="0" calcext:value-type="float">
            <text:p>0</text:p>
          </table:table-cell>
          <table:table-cell/>
          <table:table-cell table:style-name="ce3" table:formula="of:=IF([.F703] &lt;&gt; 0; [.F703]-[.B703]; &quot;&quot;)">
            <text:p/>
          </table:table-cell>
          <table:table-cell office:value-type="string" calcext:value-type="string">
            <text:p>6, 6, 6, 6, 25, 25, 25, 25, 25, 25, 25, 25, 25, 25, 25, 25, 25, 25, 25, 25, 25, 25, 25, 25, 25, 25, 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7840" calcext:value-type="float">
            <text:p>77840</text:p>
          </table:table-cell>
          <table:table-cell table:formula="of:=[.B704]/[.A704]" office:value-type="float" office:value="111.2" calcext:value-type="float">
            <text:p>111.2</text:p>
          </table:table-cell>
          <table:table-cell table:formula="of:=FLOOR([.A704] / [.$D$2]) * [.$B$2]* [.$D$2] + MOD([.A704]; [.$D$2]) * [.$C$10] + MOD([.A704] - FLOOR([.A704] / [.$D$2]); 3) * 10/6" office:value-type="float" office:value="77840" calcext:value-type="float">
            <text:p>77840</text:p>
          </table:table-cell>
          <table:table-cell table:style-name="ce2" table:formula="of:=[.D704]-[.B704]" office:value-type="float" office:value="0" calcext:value-type="float">
            <text:p>0</text:p>
          </table:table-cell>
          <table:table-cell/>
          <table:table-cell table:style-name="ce3" table:formula="of:=IF([.F704] &lt;&gt; 0; [.F704]-[.B704]; &quot;&quot;)">
            <text:p/>
          </table:table-cell>
          <table:table-cell office:value-type="string" calcext:value-type="string">
            <text:p>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7955" calcext:value-type="float">
            <text:p>77955</text:p>
          </table:table-cell>
          <table:table-cell table:formula="of:=[.B705]/[.A705]" office:value-type="float" office:value="111.205420827389" calcext:value-type="float">
            <text:p>111.205420827389</text:p>
          </table:table-cell>
          <table:table-cell table:formula="of:=FLOOR([.A705] / [.$D$2]) * [.$B$2]* [.$D$2] + MOD([.A705]; [.$D$2]) * [.$C$10] + MOD([.A705] - FLOOR([.A705] / [.$D$2]); 3) * 10/6" office:value-type="float" office:value="77955" calcext:value-type="float">
            <text:p>77955</text:p>
          </table:table-cell>
          <table:table-cell table:style-name="ce2" table:formula="of:=[.D705]-[.B705]" office:value-type="float" office:value="0" calcext:value-type="float">
            <text:p>0</text:p>
          </table:table-cell>
          <table:table-cell/>
          <table:table-cell table:style-name="ce3" table:formula="of:=IF([.F705] &lt;&gt; 0; [.F705]-[.B705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8070" calcext:value-type="float">
            <text:p>78070</text:p>
          </table:table-cell>
          <table:table-cell table:formula="of:=[.B706]/[.A706]" office:value-type="float" office:value="111.210826210826" calcext:value-type="float">
            <text:p>111.210826210826</text:p>
          </table:table-cell>
          <table:table-cell table:formula="of:=FLOOR([.A706] / [.$D$2]) * [.$B$2]* [.$D$2] + MOD([.A706]; [.$D$2]) * [.$C$10] + MOD([.A706] - FLOOR([.A706] / [.$D$2]); 3) * 10/6" office:value-type="float" office:value="78070" calcext:value-type="float">
            <text:p>78070</text:p>
          </table:table-cell>
          <table:table-cell table:style-name="ce2" table:formula="of:=[.D706]-[.B706]" office:value-type="float" office:value="0" calcext:value-type="float">
            <text:p>0</text:p>
          </table:table-cell>
          <table:table-cell/>
          <table:table-cell table:style-name="ce3" table:formula="of:=IF([.F706] &lt;&gt; 0; [.F706]-[.B706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8180" calcext:value-type="float">
            <text:p>78180</text:p>
          </table:table-cell>
          <table:table-cell table:formula="of:=[.B707]/[.A707]" office:value-type="float" office:value="111.209103840683" calcext:value-type="float">
            <text:p>111.209103840683</text:p>
          </table:table-cell>
          <table:table-cell table:formula="of:=FLOOR([.A707] / [.$D$2]) * [.$B$2]* [.$D$2] + MOD([.A707]; [.$D$2]) * [.$C$10] + MOD([.A707] - FLOOR([.A707] / [.$D$2]); 3) * 10/6" office:value-type="float" office:value="78180" calcext:value-type="float">
            <text:p>78180</text:p>
          </table:table-cell>
          <table:table-cell table:style-name="ce2" table:formula="of:=[.D707]-[.B707]" office:value-type="float" office:value="0" calcext:value-type="float">
            <text:p>0</text:p>
          </table:table-cell>
          <table:table-cell/>
          <table:table-cell table:style-name="ce3" table:formula="of:=IF([.F707] &lt;&gt; 0; [.F707]-[.B707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8295" calcext:value-type="float">
            <text:p>78295</text:p>
          </table:table-cell>
          <table:table-cell table:formula="of:=[.B708]/[.A708]" office:value-type="float" office:value="111.214488636364" calcext:value-type="float">
            <text:p>111.214488636364</text:p>
          </table:table-cell>
          <table:table-cell table:formula="of:=FLOOR([.A708] / [.$D$2]) * [.$B$2]* [.$D$2] + MOD([.A708]; [.$D$2]) * [.$C$10] + MOD([.A708] - FLOOR([.A708] / [.$D$2]); 3) * 10/6" office:value-type="float" office:value="78295" calcext:value-type="float">
            <text:p>78295</text:p>
          </table:table-cell>
          <table:table-cell table:style-name="ce2" table:formula="of:=[.D708]-[.B708]" office:value-type="float" office:value="0" calcext:value-type="float">
            <text:p>0</text:p>
          </table:table-cell>
          <table:table-cell/>
          <table:table-cell table:style-name="ce3" table:formula="of:=IF([.F708] &lt;&gt; 0; [.F708]-[.B708]; &quot;&quot;)">
            <text:p/>
          </table:table-cell>
          <table:table-cell office:value-type="string" calcext:value-type="string">
            <text:p>4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8410" calcext:value-type="float">
            <text:p>78410</text:p>
          </table:table-cell>
          <table:table-cell table:formula="of:=[.B709]/[.A709]" office:value-type="float" office:value="111.219858156028" calcext:value-type="float">
            <text:p>111.219858156028</text:p>
          </table:table-cell>
          <table:table-cell table:formula="of:=FLOOR([.A709] / [.$D$2]) * [.$B$2]* [.$D$2] + MOD([.A709]; [.$D$2]) * [.$C$10] + MOD([.A709] - FLOOR([.A709] / [.$D$2]); 3) * 10/6" office:value-type="float" office:value="78410" calcext:value-type="float">
            <text:p>78410</text:p>
          </table:table-cell>
          <table:table-cell table:style-name="ce2" table:formula="of:=[.D709]-[.B709]" office:value-type="float" office:value="0" calcext:value-type="float">
            <text:p>0</text:p>
          </table:table-cell>
          <table:table-cell/>
          <table:table-cell table:style-name="ce3" table:formula="of:=IF([.F709] &lt;&gt; 0; [.F709]-[.B709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8520" calcext:value-type="float">
            <text:p>78520</text:p>
          </table:table-cell>
          <table:table-cell table:formula="of:=[.B710]/[.A710]" office:value-type="float" office:value="111.218130311615" calcext:value-type="float">
            <text:p>111.218130311615</text:p>
          </table:table-cell>
          <table:table-cell table:formula="of:=FLOOR([.A710] / [.$D$2]) * [.$B$2]* [.$D$2] + MOD([.A710]; [.$D$2]) * [.$C$10] + MOD([.A710] - FLOOR([.A710] / [.$D$2]); 3) * 10/6" office:value-type="float" office:value="78520" calcext:value-type="float">
            <text:p>78520</text:p>
          </table:table-cell>
          <table:table-cell table:style-name="ce2" table:formula="of:=[.D710]-[.B710]" office:value-type="float" office:value="0" calcext:value-type="float">
            <text:p>0</text:p>
          </table:table-cell>
          <table:table-cell/>
          <table:table-cell table:style-name="ce3" table:formula="of:=IF([.F710] &lt;&gt; 0; [.F710]-[.B710]; &quot;&quot;)">
            <text:p/>
          </table:table-cell>
          <table:table-cell office:value-type="string" calcext:value-type="string">
            <text:p>6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8635" calcext:value-type="float">
            <text:p>78635</text:p>
          </table:table-cell>
          <table:table-cell table:formula="of:=[.B711]/[.A711]" office:value-type="float" office:value="111.223479490806" calcext:value-type="float">
            <text:p>111.223479490806</text:p>
          </table:table-cell>
          <table:table-cell table:formula="of:=FLOOR([.A711] / [.$D$2]) * [.$B$2]* [.$D$2] + MOD([.A711]; [.$D$2]) * [.$C$10] + MOD([.A711] - FLOOR([.A711] / [.$D$2]); 3) * 10/6" office:value-type="float" office:value="78635" calcext:value-type="float">
            <text:p>78635</text:p>
          </table:table-cell>
          <table:table-cell table:style-name="ce2" table:formula="of:=[.D711]-[.B711]" office:value-type="float" office:value="0" calcext:value-type="float">
            <text:p>0</text:p>
          </table:table-cell>
          <table:table-cell/>
          <table:table-cell table:style-name="ce3" table:formula="of:=IF([.F711] &lt;&gt; 0; [.F711]-[.B711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8750" calcext:value-type="float">
            <text:p>78750</text:p>
          </table:table-cell>
          <table:table-cell table:formula="of:=[.B712]/[.A712]" office:value-type="float" office:value="111.228813559322" calcext:value-type="float">
            <text:p>111.228813559322</text:p>
          </table:table-cell>
          <table:table-cell table:formula="of:=FLOOR([.A712] / [.$D$2]) * [.$B$2]* [.$D$2] + MOD([.A712]; [.$D$2]) * [.$C$10] + MOD([.A712] - FLOOR([.A712] / [.$D$2]); 3) * 10/6" office:value-type="float" office:value="78750" calcext:value-type="float">
            <text:p>78750</text:p>
          </table:table-cell>
          <table:table-cell table:style-name="ce2" table:formula="of:=[.D712]-[.B712]" office:value-type="float" office:value="0" calcext:value-type="float">
            <text:p>0</text:p>
          </table:table-cell>
          <table:table-cell/>
          <table:table-cell table:style-name="ce3" table:formula="of:=IF([.F712] &lt;&gt; 0; [.F712]-[.B712]; &quot;&quot;)">
            <text:p/>
          </table:table-cell>
          <table:table-cell office:value-type="string" calcext:value-type="string">
            <text:p>4, 4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8860" calcext:value-type="float">
            <text:p>78860</text:p>
          </table:table-cell>
          <table:table-cell table:formula="of:=[.B713]/[.A713]" office:value-type="float" office:value="111.227080394922" calcext:value-type="float">
            <text:p>111.227080394922</text:p>
          </table:table-cell>
          <table:table-cell table:formula="of:=FLOOR([.A713] / [.$D$2]) * [.$B$2]* [.$D$2] + MOD([.A713]; [.$D$2]) * [.$C$10] + MOD([.A713] - FLOOR([.A713] / [.$D$2]); 3) * 10/6" office:value-type="float" office:value="78860" calcext:value-type="float">
            <text:p>78860</text:p>
          </table:table-cell>
          <table:table-cell table:style-name="ce2" table:formula="of:=[.D713]-[.B713]" office:value-type="float" office:value="0" calcext:value-type="float">
            <text:p>0</text:p>
          </table:table-cell>
          <table:table-cell/>
          <table:table-cell table:style-name="ce3" table:formula="of:=IF([.F713] &lt;&gt; 0; [.F713]-[.B713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8975" calcext:value-type="float">
            <text:p>78975</text:p>
          </table:table-cell>
          <table:table-cell table:formula="of:=[.B714]/[.A714]" office:value-type="float" office:value="111.232394366197" calcext:value-type="float">
            <text:p>111.232394366197</text:p>
          </table:table-cell>
          <table:table-cell table:formula="of:=FLOOR([.A714] / [.$D$2]) * [.$B$2]* [.$D$2] + MOD([.A714]; [.$D$2]) * [.$C$10] + MOD([.A714] - FLOOR([.A714] / [.$D$2]); 3) * 10/6" office:value-type="float" office:value="78975" calcext:value-type="float">
            <text:p>78975</text:p>
          </table:table-cell>
          <table:table-cell table:style-name="ce2" table:formula="of:=[.D714]-[.B714]" office:value-type="float" office:value="0" calcext:value-type="float">
            <text:p>0</text:p>
          </table:table-cell>
          <table:table-cell/>
          <table:table-cell table:style-name="ce3" table:formula="of:=IF([.F714] &lt;&gt; 0; [.F714]-[.B714]; &quot;&quot;)">
            <text:p/>
          </table:table-cell>
          <table:table-cell office:value-type="string" calcext:value-type="string">
            <text:p>4, 6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9090" calcext:value-type="float">
            <text:p>79090</text:p>
          </table:table-cell>
          <table:table-cell table:formula="of:=[.B715]/[.A715]" office:value-type="float" office:value="111.237693389592" calcext:value-type="float">
            <text:p>111.237693389592</text:p>
          </table:table-cell>
          <table:table-cell table:formula="of:=FLOOR([.A715] / [.$D$2]) * [.$B$2]* [.$D$2] + MOD([.A715]; [.$D$2]) * [.$C$10] + MOD([.A715] - FLOOR([.A715] / [.$D$2]); 3) * 10/6" office:value-type="float" office:value="79090" calcext:value-type="float">
            <text:p>79090</text:p>
          </table:table-cell>
          <table:table-cell table:style-name="ce2" table:formula="of:=[.D715]-[.B715]" office:value-type="float" office:value="0" calcext:value-type="float">
            <text:p>0</text:p>
          </table:table-cell>
          <table:table-cell/>
          <table:table-cell table:style-name="ce3" table:formula="of:=IF([.F715] &lt;&gt; 0; [.F715]-[.B715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9200" calcext:value-type="float">
            <text:p>79200</text:p>
          </table:table-cell>
          <table:table-cell table:formula="of:=[.B716]/[.A716]" office:value-type="float" office:value="111.23595505618" calcext:value-type="float">
            <text:p>111.23595505618</text:p>
          </table:table-cell>
          <table:table-cell table:formula="of:=FLOOR([.A716] / [.$D$2]) * [.$B$2]* [.$D$2] + MOD([.A716]; [.$D$2]) * [.$C$10] + MOD([.A716] - FLOOR([.A716] / [.$D$2]); 3) * 10/6" office:value-type="float" office:value="79200" calcext:value-type="float">
            <text:p>79200</text:p>
          </table:table-cell>
          <table:table-cell table:style-name="ce2" table:formula="of:=[.D716]-[.B716]" office:value-type="float" office:value="0" calcext:value-type="float">
            <text:p>0</text:p>
          </table:table-cell>
          <table:table-cell/>
          <table:table-cell table:style-name="ce3" table:formula="of:=IF([.F716] &lt;&gt; 0; [.F716]-[.B716]; &quot;&quot;)">
            <text:p/>
          </table:table-cell>
          <table:table-cell office:value-type="string" calcext:value-type="string">
            <text:p>6, 6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9315" calcext:value-type="float">
            <text:p>79315</text:p>
          </table:table-cell>
          <table:table-cell table:formula="of:=[.B717]/[.A717]" office:value-type="float" office:value="111.241234221599" calcext:value-type="float">
            <text:p>111.241234221599</text:p>
          </table:table-cell>
          <table:table-cell table:formula="of:=FLOOR([.A717] / [.$D$2]) * [.$B$2]* [.$D$2] + MOD([.A717]; [.$D$2]) * [.$C$10] + MOD([.A717] - FLOOR([.A717] / [.$D$2]); 3) * 10/6" office:value-type="float" office:value="79315" calcext:value-type="float">
            <text:p>79315</text:p>
          </table:table-cell>
          <table:table-cell table:style-name="ce2" table:formula="of:=[.D717]-[.B717]" office:value-type="float" office:value="0" calcext:value-type="float">
            <text:p>0</text:p>
          </table:table-cell>
          <table:table-cell/>
          <table:table-cell table:style-name="ce3" table:formula="of:=IF([.F717] &lt;&gt; 0; [.F717]-[.B717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9430" calcext:value-type="float">
            <text:p>79430</text:p>
          </table:table-cell>
          <table:table-cell table:formula="of:=[.B718]/[.A718]" office:value-type="float" office:value="111.24649859944" calcext:value-type="float">
            <text:p>111.24649859944</text:p>
          </table:table-cell>
          <table:table-cell table:formula="of:=FLOOR([.A718] / [.$D$2]) * [.$B$2]* [.$D$2] + MOD([.A718]; [.$D$2]) * [.$C$10] + MOD([.A718] - FLOOR([.A718] / [.$D$2]); 3) * 10/6" office:value-type="float" office:value="79430" calcext:value-type="float">
            <text:p>79430</text:p>
          </table:table-cell>
          <table:table-cell table:style-name="ce2" table:formula="of:=[.D718]-[.B718]" office:value-type="float" office:value="0" calcext:value-type="float">
            <text:p>0</text:p>
          </table:table-cell>
          <table:table-cell/>
          <table:table-cell table:style-name="ce3" table:formula="of:=IF([.F718] &lt;&gt; 0; [.F718]-[.B718]; &quot;&quot;)">
            <text:p/>
          </table:table-cell>
          <table:table-cell office:value-type="string" calcext:value-type="string">
            <text:p>4, 4, 6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9540" calcext:value-type="float">
            <text:p>79540</text:p>
          </table:table-cell>
          <table:table-cell table:formula="of:=[.B719]/[.A719]" office:value-type="float" office:value="111.244755244755" calcext:value-type="float">
            <text:p>111.244755244755</text:p>
          </table:table-cell>
          <table:table-cell table:formula="of:=FLOOR([.A719] / [.$D$2]) * [.$B$2]* [.$D$2] + MOD([.A719]; [.$D$2]) * [.$C$10] + MOD([.A719] - FLOOR([.A719] / [.$D$2]); 3) * 10/6" office:value-type="float" office:value="79540" calcext:value-type="float">
            <text:p>79540</text:p>
          </table:table-cell>
          <table:table-cell table:style-name="ce2" table:formula="of:=[.D719]-[.B719]" office:value-type="float" office:value="0" calcext:value-type="float">
            <text:p>0</text:p>
          </table:table-cell>
          <table:table-cell/>
          <table:table-cell table:style-name="ce3" table:formula="of:=IF([.F719] &lt;&gt; 0; [.F719]-[.B719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9655" calcext:value-type="float">
            <text:p>79655</text:p>
          </table:table-cell>
          <table:table-cell table:formula="of:=[.B720]/[.A720]" office:value-type="float" office:value="111.25" calcext:value-type="float">
            <text:p>111.25</text:p>
          </table:table-cell>
          <table:table-cell table:formula="of:=FLOOR([.A720] / [.$D$2]) * [.$B$2]* [.$D$2] + MOD([.A720]; [.$D$2]) * [.$C$10] + MOD([.A720] - FLOOR([.A720] / [.$D$2]); 3) * 10/6" office:value-type="float" office:value="79655" calcext:value-type="float">
            <text:p>79655</text:p>
          </table:table-cell>
          <table:table-cell table:style-name="ce2" table:formula="of:=[.D720]-[.B720]" office:value-type="float" office:value="0" calcext:value-type="float">
            <text:p>0</text:p>
          </table:table-cell>
          <table:table-cell/>
          <table:table-cell table:style-name="ce3" table:formula="of:=IF([.F720] &lt;&gt; 0; [.F720]-[.B720]; &quot;&quot;)">
            <text:p/>
          </table:table-cell>
          <table:table-cell office:value-type="string" calcext:value-type="string">
            <text:p>4, 6, 6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9770" calcext:value-type="float">
            <text:p>79770</text:p>
          </table:table-cell>
          <table:table-cell table:formula="of:=[.B721]/[.A721]" office:value-type="float" office:value="111.255230125523" calcext:value-type="float">
            <text:p>111.255230125523</text:p>
          </table:table-cell>
          <table:table-cell table:formula="of:=FLOOR([.A721] / [.$D$2]) * [.$B$2]* [.$D$2] + MOD([.A721]; [.$D$2]) * [.$C$10] + MOD([.A721] - FLOOR([.A721] / [.$D$2]); 3) * 10/6" office:value-type="float" office:value="79770" calcext:value-type="float">
            <text:p>79770</text:p>
          </table:table-cell>
          <table:table-cell table:style-name="ce2" table:formula="of:=[.D721]-[.B721]" office:value-type="float" office:value="0" calcext:value-type="float">
            <text:p>0</text:p>
          </table:table-cell>
          <table:table-cell/>
          <table:table-cell table:style-name="ce3" table:formula="of:=IF([.F721] &lt;&gt; 0; [.F721]-[.B721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9880" calcext:value-type="float">
            <text:p>79880</text:p>
          </table:table-cell>
          <table:table-cell table:formula="of:=[.B722]/[.A722]" office:value-type="float" office:value="111.25348189415" calcext:value-type="float">
            <text:p>111.25348189415</text:p>
          </table:table-cell>
          <table:table-cell table:formula="of:=FLOOR([.A722] / [.$D$2]) * [.$B$2]* [.$D$2] + MOD([.A722]; [.$D$2]) * [.$C$10] + MOD([.A722] - FLOOR([.A722] / [.$D$2]); 3) * 10/6" office:value-type="float" office:value="79880" calcext:value-type="float">
            <text:p>79880</text:p>
          </table:table-cell>
          <table:table-cell table:style-name="ce2" table:formula="of:=[.D722]-[.B722]" office:value-type="float" office:value="0" calcext:value-type="float">
            <text:p>0</text:p>
          </table:table-cell>
          <table:table-cell/>
          <table:table-cell table:style-name="ce3" table:formula="of:=IF([.F722] &lt;&gt; 0; [.F722]-[.B722]; &quot;&quot;)">
            <text:p/>
          </table:table-cell>
          <table:table-cell office:value-type="string" calcext:value-type="string">
            <text:p>6, 6, 6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9995" calcext:value-type="float">
            <text:p>79995</text:p>
          </table:table-cell>
          <table:table-cell table:formula="of:=[.B723]/[.A723]" office:value-type="float" office:value="111.258692628651" calcext:value-type="float">
            <text:p>111.258692628651</text:p>
          </table:table-cell>
          <table:table-cell table:formula="of:=FLOOR([.A723] / [.$D$2]) * [.$B$2]* [.$D$2] + MOD([.A723]; [.$D$2]) * [.$C$10] + MOD([.A723] - FLOOR([.A723] / [.$D$2]); 3) * 10/6" office:value-type="float" office:value="79995" calcext:value-type="float">
            <text:p>79995</text:p>
          </table:table-cell>
          <table:table-cell table:style-name="ce2" table:formula="of:=[.D723]-[.B723]" office:value-type="float" office:value="0" calcext:value-type="float">
            <text:p>0</text:p>
          </table:table-cell>
          <table:table-cell/>
          <table:table-cell table:style-name="ce3" table:formula="of:=IF([.F723] &lt;&gt; 0; [.F723]-[.B723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0110" calcext:value-type="float">
            <text:p>80110</text:p>
          </table:table-cell>
          <table:table-cell table:formula="of:=[.B724]/[.A724]" office:value-type="float" office:value="111.263888888889" calcext:value-type="float">
            <text:p>111.263888888889</text:p>
          </table:table-cell>
          <table:table-cell table:formula="of:=FLOOR([.A724] / [.$D$2]) * [.$B$2]* [.$D$2] + MOD([.A724]; [.$D$2]) * [.$C$10] + MOD([.A724] - FLOOR([.A724] / [.$D$2]); 3) * 10/6" office:value-type="float" office:value="80110" calcext:value-type="float">
            <text:p>80110</text:p>
          </table:table-cell>
          <table:table-cell table:style-name="ce2" table:formula="of:=[.D724]-[.B724]" office:value-type="float" office:value="0" calcext:value-type="float">
            <text:p>0</text:p>
          </table:table-cell>
          <table:table-cell/>
          <table:table-cell table:style-name="ce3" table:formula="of:=IF([.F724] &lt;&gt; 0; [.F724]-[.B724]; &quot;&quot;)">
            <text:p/>
          </table:table-cell>
          <table:table-cell office:value-type="string" calcext:value-type="string">
            <text:p>4, 4, 6, 6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0220" calcext:value-type="float">
            <text:p>80220</text:p>
          </table:table-cell>
          <table:table-cell table:formula="of:=[.B725]/[.A725]" office:value-type="float" office:value="111.26213592233" calcext:value-type="float">
            <text:p>111.26213592233</text:p>
          </table:table-cell>
          <table:table-cell table:formula="of:=FLOOR([.A725] / [.$D$2]) * [.$B$2]* [.$D$2] + MOD([.A725]; [.$D$2]) * [.$C$10] + MOD([.A725] - FLOOR([.A725] / [.$D$2]); 3) * 10/6" office:value-type="float" office:value="80220" calcext:value-type="float">
            <text:p>80220</text:p>
          </table:table-cell>
          <table:table-cell table:style-name="ce2" table:formula="of:=[.D725]-[.B725]" office:value-type="float" office:value="0" calcext:value-type="float">
            <text:p>0</text:p>
          </table:table-cell>
          <table:table-cell/>
          <table:table-cell table:style-name="ce3" table:formula="of:=IF([.F725] &lt;&gt; 0; [.F725]-[.B725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0335" calcext:value-type="float">
            <text:p>80335</text:p>
          </table:table-cell>
          <table:table-cell table:formula="of:=[.B726]/[.A726]" office:value-type="float" office:value="111.267313019391" calcext:value-type="float">
            <text:p>111.267313019391</text:p>
          </table:table-cell>
          <table:table-cell table:formula="of:=FLOOR([.A726] / [.$D$2]) * [.$B$2]* [.$D$2] + MOD([.A726]; [.$D$2]) * [.$C$10] + MOD([.A726] - FLOOR([.A726] / [.$D$2]); 3) * 10/6" office:value-type="float" office:value="80335" calcext:value-type="float">
            <text:p>80335</text:p>
          </table:table-cell>
          <table:table-cell table:style-name="ce2" table:formula="of:=[.D726]-[.B726]" office:value-type="float" office:value="0" calcext:value-type="float">
            <text:p>0</text:p>
          </table:table-cell>
          <table:table-cell/>
          <table:table-cell table:style-name="ce3" table:formula="of:=IF([.F726] &lt;&gt; 0; [.F726]-[.B726]; &quot;&quot;)">
            <text:p/>
          </table:table-cell>
          <table:table-cell office:value-type="string" calcext:value-type="string">
            <text:p>4, 6, 6, 6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0450" calcext:value-type="float">
            <text:p>80450</text:p>
          </table:table-cell>
          <table:table-cell table:formula="of:=[.B727]/[.A727]" office:value-type="float" office:value="111.272475795297" calcext:value-type="float">
            <text:p>111.272475795297</text:p>
          </table:table-cell>
          <table:table-cell table:formula="of:=FLOOR([.A727] / [.$D$2]) * [.$B$2]* [.$D$2] + MOD([.A727]; [.$D$2]) * [.$C$10] + MOD([.A727] - FLOOR([.A727] / [.$D$2]); 3) * 10/6" office:value-type="float" office:value="80450" calcext:value-type="float">
            <text:p>80450</text:p>
          </table:table-cell>
          <table:table-cell table:style-name="ce2" table:formula="of:=[.D727]-[.B727]" office:value-type="float" office:value="0" calcext:value-type="float">
            <text:p>0</text:p>
          </table:table-cell>
          <table:table-cell/>
          <table:table-cell table:style-name="ce3" table:formula="of:=IF([.F727] &lt;&gt; 0; [.F727]-[.B727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0560" calcext:value-type="float">
            <text:p>80560</text:p>
          </table:table-cell>
          <table:table-cell table:formula="of:=[.B728]/[.A728]" office:value-type="float" office:value="111.270718232044" calcext:value-type="float">
            <text:p>111.270718232044</text:p>
          </table:table-cell>
          <table:table-cell table:formula="of:=FLOOR([.A728] / [.$D$2]) * [.$B$2]* [.$D$2] + MOD([.A728]; [.$D$2]) * [.$C$10] + MOD([.A728] - FLOOR([.A728] / [.$D$2]); 3) * 10/6" office:value-type="float" office:value="80560" calcext:value-type="float">
            <text:p>80560</text:p>
          </table:table-cell>
          <table:table-cell table:style-name="ce2" table:formula="of:=[.D728]-[.B728]" office:value-type="float" office:value="0" calcext:value-type="float">
            <text:p>0</text:p>
          </table:table-cell>
          <table:table-cell/>
          <table:table-cell table:style-name="ce3" table:formula="of:=IF([.F728] &lt;&gt; 0; [.F728]-[.B728]; &quot;&quot;)">
            <text:p/>
          </table:table-cell>
          <table:table-cell office:value-type="string" calcext:value-type="string">
            <text:p>6, 6, 6, 6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0620" calcext:value-type="float">
            <text:p>80620</text:p>
          </table:table-cell>
          <table:table-cell table:formula="of:=[.B729]/[.A729]" office:value-type="float" office:value="111.2" calcext:value-type="float">
            <text:p>111.2</text:p>
          </table:table-cell>
          <table:table-cell table:formula="of:=FLOOR([.A729] / [.$D$2]) * [.$B$2]* [.$D$2] + MOD([.A729]; [.$D$2]) * [.$C$10] + MOD([.A729] - FLOOR([.A729] / [.$D$2]); 3) * 10/6" office:value-type="float" office:value="80620" calcext:value-type="float">
            <text:p>80620</text:p>
          </table:table-cell>
          <table:table-cell table:style-name="ce2" table:formula="of:=[.D729]-[.B729]" office:value-type="float" office:value="0" calcext:value-type="float">
            <text:p>0</text:p>
          </table:table-cell>
          <table:table-cell/>
          <table:table-cell table:style-name="ce3" table:formula="of:=IF([.F729] &lt;&gt; 0; [.F729]-[.B729]; &quot;&quot;)">
            <text:p/>
          </table:table-cell>
          <table:table-cell office:value-type="string" calcext:value-type="string">
            <text:p>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0735" calcext:value-type="float">
            <text:p>80735</text:p>
          </table:table-cell>
          <table:table-cell table:formula="of:=[.B730]/[.A730]" office:value-type="float" office:value="111.20523415978" calcext:value-type="float">
            <text:p>111.20523415978</text:p>
          </table:table-cell>
          <table:table-cell table:formula="of:=FLOOR([.A730] / [.$D$2]) * [.$B$2]* [.$D$2] + MOD([.A730]; [.$D$2]) * [.$C$10] + MOD([.A730] - FLOOR([.A730] / [.$D$2]); 3) * 10/6" office:value-type="float" office:value="80735" calcext:value-type="float">
            <text:p>80735</text:p>
          </table:table-cell>
          <table:table-cell table:style-name="ce2" table:formula="of:=[.D730]-[.B730]" office:value-type="float" office:value="0" calcext:value-type="float">
            <text:p>0</text:p>
          </table:table-cell>
          <table:table-cell/>
          <table:table-cell table:style-name="ce3" table:formula="of:=IF([.F730] &lt;&gt; 0; [.F730]-[.B730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0850" calcext:value-type="float">
            <text:p>80850</text:p>
          </table:table-cell>
          <table:table-cell table:formula="of:=[.B731]/[.A731]" office:value-type="float" office:value="111.21045392022" calcext:value-type="float">
            <text:p>111.21045392022</text:p>
          </table:table-cell>
          <table:table-cell table:formula="of:=FLOOR([.A731] / [.$D$2]) * [.$B$2]* [.$D$2] + MOD([.A731]; [.$D$2]) * [.$C$10] + MOD([.A731] - FLOOR([.A731] / [.$D$2]); 3) * 10/6" office:value-type="float" office:value="80850" calcext:value-type="float">
            <text:p>80850</text:p>
          </table:table-cell>
          <table:table-cell table:style-name="ce2" table:formula="of:=[.D731]-[.B731]" office:value-type="float" office:value="0" calcext:value-type="float">
            <text:p>0</text:p>
          </table:table-cell>
          <table:table-cell/>
          <table:table-cell table:style-name="ce3" table:formula="of:=IF([.F731] &lt;&gt; 0; [.F731]-[.B731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0960" calcext:value-type="float">
            <text:p>80960</text:p>
          </table:table-cell>
          <table:table-cell table:formula="of:=[.B732]/[.A732]" office:value-type="float" office:value="111.208791208791" calcext:value-type="float">
            <text:p>111.208791208791</text:p>
          </table:table-cell>
          <table:table-cell table:formula="of:=FLOOR([.A732] / [.$D$2]) * [.$B$2]* [.$D$2] + MOD([.A732]; [.$D$2]) * [.$C$10] + MOD([.A732] - FLOOR([.A732] / [.$D$2]); 3) * 10/6" office:value-type="float" office:value="80960" calcext:value-type="float">
            <text:p>80960</text:p>
          </table:table-cell>
          <table:table-cell table:style-name="ce2" table:formula="of:=[.D732]-[.B732]" office:value-type="float" office:value="0" calcext:value-type="float">
            <text:p>0</text:p>
          </table:table-cell>
          <table:table-cell/>
          <table:table-cell table:style-name="ce3" table:formula="of:=IF([.F732] &lt;&gt; 0; [.F732]-[.B732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1075" calcext:value-type="float">
            <text:p>81075</text:p>
          </table:table-cell>
          <table:table-cell table:formula="of:=[.B733]/[.A733]" office:value-type="float" office:value="111.213991769547" calcext:value-type="float">
            <text:p>111.213991769547</text:p>
          </table:table-cell>
          <table:table-cell table:formula="of:=FLOOR([.A733] / [.$D$2]) * [.$B$2]* [.$D$2] + MOD([.A733]; [.$D$2]) * [.$C$10] + MOD([.A733] - FLOOR([.A733] / [.$D$2]); 3) * 10/6" office:value-type="float" office:value="81075" calcext:value-type="float">
            <text:p>81075</text:p>
          </table:table-cell>
          <table:table-cell table:style-name="ce2" table:formula="of:=[.D733]-[.B733]" office:value-type="float" office:value="0" calcext:value-type="float">
            <text:p>0</text:p>
          </table:table-cell>
          <table:table-cell/>
          <table:table-cell table:style-name="ce3" table:formula="of:=IF([.F733] &lt;&gt; 0; [.F733]-[.B733]; &quot;&quot;)">
            <text:p/>
          </table:table-cell>
          <table:table-cell office:value-type="string" calcext:value-type="string">
            <text:p>4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190" calcext:value-type="float">
            <text:p>81190</text:p>
          </table:table-cell>
          <table:table-cell table:formula="of:=[.B734]/[.A734]" office:value-type="float" office:value="111.219178082192" calcext:value-type="float">
            <text:p>111.219178082192</text:p>
          </table:table-cell>
          <table:table-cell table:formula="of:=FLOOR([.A734] / [.$D$2]) * [.$B$2]* [.$D$2] + MOD([.A734]; [.$D$2]) * [.$C$10] + MOD([.A734] - FLOOR([.A734] / [.$D$2]); 3) * 10/6" office:value-type="float" office:value="81190" calcext:value-type="float">
            <text:p>81190</text:p>
          </table:table-cell>
          <table:table-cell table:style-name="ce2" table:formula="of:=[.D734]-[.B734]" office:value-type="float" office:value="0" calcext:value-type="float">
            <text:p>0</text:p>
          </table:table-cell>
          <table:table-cell/>
          <table:table-cell table:style-name="ce3" table:formula="of:=IF([.F734] &lt;&gt; 0; [.F734]-[.B734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1300" calcext:value-type="float">
            <text:p>81300</text:p>
          </table:table-cell>
          <table:table-cell table:formula="of:=[.B735]/[.A735]" office:value-type="float" office:value="111.217510259918" calcext:value-type="float">
            <text:p>111.217510259918</text:p>
          </table:table-cell>
          <table:table-cell table:formula="of:=FLOOR([.A735] / [.$D$2]) * [.$B$2]* [.$D$2] + MOD([.A735]; [.$D$2]) * [.$C$10] + MOD([.A735] - FLOOR([.A735] / [.$D$2]); 3) * 10/6" office:value-type="float" office:value="81300" calcext:value-type="float">
            <text:p>81300</text:p>
          </table:table-cell>
          <table:table-cell table:style-name="ce2" table:formula="of:=[.D735]-[.B735]" office:value-type="float" office:value="0" calcext:value-type="float">
            <text:p>0</text:p>
          </table:table-cell>
          <table:table-cell/>
          <table:table-cell table:style-name="ce3" table:formula="of:=IF([.F735] &lt;&gt; 0; [.F735]-[.B735]; &quot;&quot;)">
            <text:p/>
          </table:table-cell>
          <table:table-cell office:value-type="string" calcext:value-type="string">
            <text:p>6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1415" calcext:value-type="float">
            <text:p>81415</text:p>
          </table:table-cell>
          <table:table-cell table:formula="of:=[.B736]/[.A736]" office:value-type="float" office:value="111.222677595628" calcext:value-type="float">
            <text:p>111.222677595628</text:p>
          </table:table-cell>
          <table:table-cell table:formula="of:=FLOOR([.A736] / [.$D$2]) * [.$B$2]* [.$D$2] + MOD([.A736]; [.$D$2]) * [.$C$10] + MOD([.A736] - FLOOR([.A736] / [.$D$2]); 3) * 10/6" office:value-type="float" office:value="81415" calcext:value-type="float">
            <text:p>81415</text:p>
          </table:table-cell>
          <table:table-cell table:style-name="ce2" table:formula="of:=[.D736]-[.B736]" office:value-type="float" office:value="0" calcext:value-type="float">
            <text:p>0</text:p>
          </table:table-cell>
          <table:table-cell/>
          <table:table-cell table:style-name="ce3" table:formula="of:=IF([.F736] &lt;&gt; 0; [.F736]-[.B736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1530" calcext:value-type="float">
            <text:p>81530</text:p>
          </table:table-cell>
          <table:table-cell table:formula="of:=[.B737]/[.A737]" office:value-type="float" office:value="111.227830832196" calcext:value-type="float">
            <text:p>111.227830832196</text:p>
          </table:table-cell>
          <table:table-cell table:formula="of:=FLOOR([.A737] / [.$D$2]) * [.$B$2]* [.$D$2] + MOD([.A737]; [.$D$2]) * [.$C$10] + MOD([.A737] - FLOOR([.A737] / [.$D$2]); 3) * 10/6" office:value-type="float" office:value="81530" calcext:value-type="float">
            <text:p>81530</text:p>
          </table:table-cell>
          <table:table-cell table:style-name="ce2" table:formula="of:=[.D737]-[.B737]" office:value-type="float" office:value="0" calcext:value-type="float">
            <text:p>0</text:p>
          </table:table-cell>
          <table:table-cell/>
          <table:table-cell table:style-name="ce3" table:formula="of:=IF([.F737] &lt;&gt; 0; [.F737]-[.B737]; &quot;&quot;)">
            <text:p/>
          </table:table-cell>
          <table:table-cell office:value-type="string" calcext:value-type="string">
            <text:p>4, 4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1640" calcext:value-type="float">
            <text:p>81640</text:p>
          </table:table-cell>
          <table:table-cell table:formula="of:=[.B738]/[.A738]" office:value-type="float" office:value="111.226158038147" calcext:value-type="float">
            <text:p>111.226158038147</text:p>
          </table:table-cell>
          <table:table-cell table:formula="of:=FLOOR([.A738] / [.$D$2]) * [.$B$2]* [.$D$2] + MOD([.A738]; [.$D$2]) * [.$C$10] + MOD([.A738] - FLOOR([.A738] / [.$D$2]); 3) * 10/6" office:value-type="float" office:value="81640" calcext:value-type="float">
            <text:p>81640</text:p>
          </table:table-cell>
          <table:table-cell table:style-name="ce2" table:formula="of:=[.D738]-[.B738]" office:value-type="float" office:value="0" calcext:value-type="float">
            <text:p>0</text:p>
          </table:table-cell>
          <table:table-cell/>
          <table:table-cell table:style-name="ce3" table:formula="of:=IF([.F738] &lt;&gt; 0; [.F738]-[.B738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1755" calcext:value-type="float">
            <text:p>81755</text:p>
          </table:table-cell>
          <table:table-cell table:formula="of:=[.B739]/[.A739]" office:value-type="float" office:value="111.231292517007" calcext:value-type="float">
            <text:p>111.231292517007</text:p>
          </table:table-cell>
          <table:table-cell table:formula="of:=FLOOR([.A739] / [.$D$2]) * [.$B$2]* [.$D$2] + MOD([.A739]; [.$D$2]) * [.$C$10] + MOD([.A739] - FLOOR([.A739] / [.$D$2]); 3) * 10/6" office:value-type="float" office:value="81755" calcext:value-type="float">
            <text:p>81755</text:p>
          </table:table-cell>
          <table:table-cell table:style-name="ce2" table:formula="of:=[.D739]-[.B739]" office:value-type="float" office:value="0" calcext:value-type="float">
            <text:p>0</text:p>
          </table:table-cell>
          <table:table-cell/>
          <table:table-cell table:style-name="ce3" table:formula="of:=IF([.F739] &lt;&gt; 0; [.F739]-[.B739]; &quot;&quot;)">
            <text:p/>
          </table:table-cell>
          <table:table-cell office:value-type="string" calcext:value-type="string">
            <text:p>4, 6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1870" calcext:value-type="float">
            <text:p>81870</text:p>
          </table:table-cell>
          <table:table-cell table:formula="of:=[.B740]/[.A740]" office:value-type="float" office:value="111.236413043478" calcext:value-type="float">
            <text:p>111.236413043478</text:p>
          </table:table-cell>
          <table:table-cell table:formula="of:=FLOOR([.A740] / [.$D$2]) * [.$B$2]* [.$D$2] + MOD([.A740]; [.$D$2]) * [.$C$10] + MOD([.A740] - FLOOR([.A740] / [.$D$2]); 3) * 10/6" office:value-type="float" office:value="81870" calcext:value-type="float">
            <text:p>81870</text:p>
          </table:table-cell>
          <table:table-cell table:style-name="ce2" table:formula="of:=[.D740]-[.B740]" office:value-type="float" office:value="0" calcext:value-type="float">
            <text:p>0</text:p>
          </table:table-cell>
          <table:table-cell/>
          <table:table-cell table:style-name="ce3" table:formula="of:=IF([.F740] &lt;&gt; 0; [.F740]-[.B740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1980" calcext:value-type="float">
            <text:p>81980</text:p>
          </table:table-cell>
          <table:table-cell table:formula="of:=[.B741]/[.A741]" office:value-type="float" office:value="111.23473541384" calcext:value-type="float">
            <text:p>111.23473541384</text:p>
          </table:table-cell>
          <table:table-cell table:formula="of:=FLOOR([.A741] / [.$D$2]) * [.$B$2]* [.$D$2] + MOD([.A741]; [.$D$2]) * [.$C$10] + MOD([.A741] - FLOOR([.A741] / [.$D$2]); 3) * 10/6" office:value-type="float" office:value="81980" calcext:value-type="float">
            <text:p>81980</text:p>
          </table:table-cell>
          <table:table-cell table:style-name="ce2" table:formula="of:=[.D741]-[.B741]" office:value-type="float" office:value="0" calcext:value-type="float">
            <text:p>0</text:p>
          </table:table-cell>
          <table:table-cell/>
          <table:table-cell table:style-name="ce3" table:formula="of:=IF([.F741] &lt;&gt; 0; [.F741]-[.B741]; &quot;&quot;)">
            <text:p/>
          </table:table-cell>
          <table:table-cell office:value-type="string" calcext:value-type="string">
            <text:p>6, 6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2095" calcext:value-type="float">
            <text:p>82095</text:p>
          </table:table-cell>
          <table:table-cell table:formula="of:=[.B742]/[.A742]" office:value-type="float" office:value="111.239837398374" calcext:value-type="float">
            <text:p>111.239837398374</text:p>
          </table:table-cell>
          <table:table-cell table:formula="of:=FLOOR([.A742] / [.$D$2]) * [.$B$2]* [.$D$2] + MOD([.A742]; [.$D$2]) * [.$C$10] + MOD([.A742] - FLOOR([.A742] / [.$D$2]); 3) * 10/6" office:value-type="float" office:value="82095" calcext:value-type="float">
            <text:p>82095</text:p>
          </table:table-cell>
          <table:table-cell table:style-name="ce2" table:formula="of:=[.D742]-[.B742]" office:value-type="float" office:value="0" calcext:value-type="float">
            <text:p>0</text:p>
          </table:table-cell>
          <table:table-cell/>
          <table:table-cell table:style-name="ce3" table:formula="of:=IF([.F742] &lt;&gt; 0; [.F742]-[.B742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2210" calcext:value-type="float">
            <text:p>82210</text:p>
          </table:table-cell>
          <table:table-cell table:formula="of:=[.B743]/[.A743]" office:value-type="float" office:value="111.244925575101" calcext:value-type="float">
            <text:p>111.244925575101</text:p>
          </table:table-cell>
          <table:table-cell table:formula="of:=FLOOR([.A743] / [.$D$2]) * [.$B$2]* [.$D$2] + MOD([.A743]; [.$D$2]) * [.$C$10] + MOD([.A743] - FLOOR([.A743] / [.$D$2]); 3) * 10/6" office:value-type="float" office:value="82210" calcext:value-type="float">
            <text:p>82210</text:p>
          </table:table-cell>
          <table:table-cell table:style-name="ce2" table:formula="of:=[.D743]-[.B743]" office:value-type="float" office:value="0" calcext:value-type="float">
            <text:p>0</text:p>
          </table:table-cell>
          <table:table-cell/>
          <table:table-cell table:style-name="ce3" table:formula="of:=IF([.F743] &lt;&gt; 0; [.F743]-[.B743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2320" calcext:value-type="float">
            <text:p>82320</text:p>
          </table:table-cell>
          <table:table-cell table:formula="of:=[.B744]/[.A744]" office:value-type="float" office:value="111.243243243243" calcext:value-type="float">
            <text:p>111.243243243243</text:p>
          </table:table-cell>
          <table:table-cell table:formula="of:=FLOOR([.A744] / [.$D$2]) * [.$B$2]* [.$D$2] + MOD([.A744]; [.$D$2]) * [.$C$10] + MOD([.A744] - FLOOR([.A744] / [.$D$2]); 3) * 10/6" office:value-type="float" office:value="82320" calcext:value-type="float">
            <text:p>82320</text:p>
          </table:table-cell>
          <table:table-cell table:style-name="ce2" table:formula="of:=[.D744]-[.B744]" office:value-type="float" office:value="0" calcext:value-type="float">
            <text:p>0</text:p>
          </table:table-cell>
          <table:table-cell/>
          <table:table-cell table:style-name="ce3" table:formula="of:=IF([.F744] &lt;&gt; 0; [.F744]-[.B744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2435" calcext:value-type="float">
            <text:p>82435</text:p>
          </table:table-cell>
          <table:table-cell table:formula="of:=[.B745]/[.A745]" office:value-type="float" office:value="111.248313090418" calcext:value-type="float">
            <text:p>111.248313090418</text:p>
          </table:table-cell>
          <table:table-cell table:formula="of:=FLOOR([.A745] / [.$D$2]) * [.$B$2]* [.$D$2] + MOD([.A745]; [.$D$2]) * [.$C$10] + MOD([.A745] - FLOOR([.A745] / [.$D$2]); 3) * 10/6" office:value-type="float" office:value="82435" calcext:value-type="float">
            <text:p>82435</text:p>
          </table:table-cell>
          <table:table-cell table:style-name="ce2" table:formula="of:=[.D745]-[.B745]" office:value-type="float" office:value="0" calcext:value-type="float">
            <text:p>0</text:p>
          </table:table-cell>
          <table:table-cell/>
          <table:table-cell table:style-name="ce3" table:formula="of:=IF([.F745] &lt;&gt; 0; [.F745]-[.B745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2550" calcext:value-type="float">
            <text:p>82550</text:p>
          </table:table-cell>
          <table:table-cell table:formula="of:=[.B746]/[.A746]" office:value-type="float" office:value="111.253369272237" calcext:value-type="float">
            <text:p>111.253369272237</text:p>
          </table:table-cell>
          <table:table-cell table:formula="of:=FLOOR([.A746] / [.$D$2]) * [.$B$2]* [.$D$2] + MOD([.A746]; [.$D$2]) * [.$C$10] + MOD([.A746] - FLOOR([.A746] / [.$D$2]); 3) * 10/6" office:value-type="float" office:value="82550" calcext:value-type="float">
            <text:p>82550</text:p>
          </table:table-cell>
          <table:table-cell table:style-name="ce2" table:formula="of:=[.D746]-[.B746]" office:value-type="float" office:value="0" calcext:value-type="float">
            <text:p>0</text:p>
          </table:table-cell>
          <table:table-cell/>
          <table:table-cell table:style-name="ce3" table:formula="of:=IF([.F746] &lt;&gt; 0; [.F746]-[.B746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2660" calcext:value-type="float">
            <text:p>82660</text:p>
          </table:table-cell>
          <table:table-cell table:formula="of:=[.B747]/[.A747]" office:value-type="float" office:value="111.251682368775" calcext:value-type="float">
            <text:p>111.251682368775</text:p>
          </table:table-cell>
          <table:table-cell table:formula="of:=FLOOR([.A747] / [.$D$2]) * [.$B$2]* [.$D$2] + MOD([.A747]; [.$D$2]) * [.$C$10] + MOD([.A747] - FLOOR([.A747] / [.$D$2]); 3) * 10/6" office:value-type="float" office:value="82660" calcext:value-type="float">
            <text:p>82660</text:p>
          </table:table-cell>
          <table:table-cell table:style-name="ce2" table:formula="of:=[.D747]-[.B747]" office:value-type="float" office:value="0" calcext:value-type="float">
            <text:p>0</text:p>
          </table:table-cell>
          <table:table-cell/>
          <table:table-cell table:style-name="ce3" table:formula="of:=IF([.F747] &lt;&gt; 0; [.F747]-[.B747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2775" calcext:value-type="float">
            <text:p>82775</text:p>
          </table:table-cell>
          <table:table-cell table:formula="of:=[.B748]/[.A748]" office:value-type="float" office:value="111.256720430108" calcext:value-type="float">
            <text:p>111.256720430108</text:p>
          </table:table-cell>
          <table:table-cell table:formula="of:=FLOOR([.A748] / [.$D$2]) * [.$B$2]* [.$D$2] + MOD([.A748]; [.$D$2]) * [.$C$10] + MOD([.A748] - FLOOR([.A748] / [.$D$2]); 3) * 10/6" office:value-type="float" office:value="82775" calcext:value-type="float">
            <text:p>82775</text:p>
          </table:table-cell>
          <table:table-cell table:style-name="ce2" table:formula="of:=[.D748]-[.B748]" office:value-type="float" office:value="0" calcext:value-type="float">
            <text:p>0</text:p>
          </table:table-cell>
          <table:table-cell/>
          <table:table-cell table:style-name="ce3" table:formula="of:=IF([.F748] &lt;&gt; 0; [.F748]-[.B748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2890" calcext:value-type="float">
            <text:p>82890</text:p>
          </table:table-cell>
          <table:table-cell table:formula="of:=[.B749]/[.A749]" office:value-type="float" office:value="111.261744966443" calcext:value-type="float">
            <text:p>111.261744966443</text:p>
          </table:table-cell>
          <table:table-cell table:formula="of:=FLOOR([.A749] / [.$D$2]) * [.$B$2]* [.$D$2] + MOD([.A749]; [.$D$2]) * [.$C$10] + MOD([.A749] - FLOOR([.A749] / [.$D$2]); 3) * 10/6" office:value-type="float" office:value="82890" calcext:value-type="float">
            <text:p>82890</text:p>
          </table:table-cell>
          <table:table-cell table:style-name="ce2" table:formula="of:=[.D749]-[.B749]" office:value-type="float" office:value="0" calcext:value-type="float">
            <text:p>0</text:p>
          </table:table-cell>
          <table:table-cell/>
          <table:table-cell table:style-name="ce3" table:formula="of:=IF([.F749] &lt;&gt; 0; [.F749]-[.B749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3000" calcext:value-type="float">
            <text:p>83000</text:p>
          </table:table-cell>
          <table:table-cell table:formula="of:=[.B750]/[.A750]" office:value-type="float" office:value="111.260053619303" calcext:value-type="float">
            <text:p>111.260053619303</text:p>
          </table:table-cell>
          <table:table-cell table:formula="of:=FLOOR([.A750] / [.$D$2]) * [.$B$2]* [.$D$2] + MOD([.A750]; [.$D$2]) * [.$C$10] + MOD([.A750] - FLOOR([.A750] / [.$D$2]); 3) * 10/6" office:value-type="float" office:value="83000" calcext:value-type="float">
            <text:p>83000</text:p>
          </table:table-cell>
          <table:table-cell table:style-name="ce2" table:formula="of:=[.D750]-[.B750]" office:value-type="float" office:value="0" calcext:value-type="float">
            <text:p>0</text:p>
          </table:table-cell>
          <table:table-cell/>
          <table:table-cell table:style-name="ce3" table:formula="of:=IF([.F750] &lt;&gt; 0; [.F750]-[.B750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3115" calcext:value-type="float">
            <text:p>83115</text:p>
          </table:table-cell>
          <table:table-cell table:formula="of:=[.B751]/[.A751]" office:value-type="float" office:value="111.265060240964" calcext:value-type="float">
            <text:p>111.265060240964</text:p>
          </table:table-cell>
          <table:table-cell table:formula="of:=FLOOR([.A751] / [.$D$2]) * [.$B$2]* [.$D$2] + MOD([.A751]; [.$D$2]) * [.$C$10] + MOD([.A751] - FLOOR([.A751] / [.$D$2]); 3) * 10/6" office:value-type="float" office:value="83115" calcext:value-type="float">
            <text:p>83115</text:p>
          </table:table-cell>
          <table:table-cell table:style-name="ce2" table:formula="of:=[.D751]-[.B751]" office:value-type="float" office:value="0" calcext:value-type="float">
            <text:p>0</text:p>
          </table:table-cell>
          <table:table-cell/>
          <table:table-cell table:style-name="ce3" table:formula="of:=IF([.F751] &lt;&gt; 0; [.F751]-[.B751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3230" calcext:value-type="float">
            <text:p>83230</text:p>
          </table:table-cell>
          <table:table-cell table:formula="of:=[.B752]/[.A752]" office:value-type="float" office:value="111.270053475936" calcext:value-type="float">
            <text:p>111.270053475936</text:p>
          </table:table-cell>
          <table:table-cell table:formula="of:=FLOOR([.A752] / [.$D$2]) * [.$B$2]* [.$D$2] + MOD([.A752]; [.$D$2]) * [.$C$10] + MOD([.A752] - FLOOR([.A752] / [.$D$2]); 3) * 10/6" office:value-type="float" office:value="83230" calcext:value-type="float">
            <text:p>83230</text:p>
          </table:table-cell>
          <table:table-cell table:style-name="ce2" table:formula="of:=[.D752]-[.B752]" office:value-type="float" office:value="0" calcext:value-type="float">
            <text:p>0</text:p>
          </table:table-cell>
          <table:table-cell/>
          <table:table-cell table:style-name="ce3" table:formula="of:=IF([.F752] &lt;&gt; 0; [.F752]-[.B752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3340" calcext:value-type="float">
            <text:p>83340</text:p>
          </table:table-cell>
          <table:table-cell table:formula="of:=[.B753]/[.A753]" office:value-type="float" office:value="111.268357810414" calcext:value-type="float">
            <text:p>111.268357810414</text:p>
          </table:table-cell>
          <table:table-cell table:formula="of:=FLOOR([.A753] / [.$D$2]) * [.$B$2]* [.$D$2] + MOD([.A753]; [.$D$2]) * [.$C$10] + MOD([.A753] - FLOOR([.A753] / [.$D$2]); 3) * 10/6" office:value-type="float" office:value="83340" calcext:value-type="float">
            <text:p>83340</text:p>
          </table:table-cell>
          <table:table-cell table:style-name="ce2" table:formula="of:=[.D753]-[.B753]" office:value-type="float" office:value="0" calcext:value-type="float">
            <text:p>0</text:p>
          </table:table-cell>
          <table:table-cell/>
          <table:table-cell table:style-name="ce3" table:formula="of:=IF([.F753] &lt;&gt; 0; [.F753]-[.B753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3400" calcext:value-type="float">
            <text:p>83400</text:p>
          </table:table-cell>
          <table:table-cell table:formula="of:=[.B754]/[.A754]" office:value-type="float" office:value="111.2" calcext:value-type="float">
            <text:p>111.2</text:p>
          </table:table-cell>
          <table:table-cell table:formula="of:=FLOOR([.A754] / [.$D$2]) * [.$B$2]* [.$D$2] + MOD([.A754]; [.$D$2]) * [.$C$10] + MOD([.A754] - FLOOR([.A754] / [.$D$2]); 3) * 10/6" office:value-type="float" office:value="83400" calcext:value-type="float">
            <text:p>83400</text:p>
          </table:table-cell>
          <table:table-cell table:style-name="ce2" table:formula="of:=[.D754]-[.B754]" office:value-type="float" office:value="0" calcext:value-type="float">
            <text:p>0</text:p>
          </table:table-cell>
          <table:table-cell/>
          <table:table-cell table:style-name="ce3" table:formula="of:=IF([.F754] &lt;&gt; 0; [.F754]-[.B754]; &quot;&quot;)">
            <text:p/>
          </table:table-cell>
          <table:table-cell office:value-type="string" calcext:value-type="string">
            <text:p>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3515" calcext:value-type="float">
            <text:p>83515</text:p>
          </table:table-cell>
          <table:table-cell table:formula="of:=[.B755]/[.A755]" office:value-type="float" office:value="111.205059920107" calcext:value-type="float">
            <text:p>111.205059920107</text:p>
          </table:table-cell>
          <table:table-cell table:formula="of:=FLOOR([.A755] / [.$D$2]) * [.$B$2]* [.$D$2] + MOD([.A755]; [.$D$2]) * [.$C$10] + MOD([.A755] - FLOOR([.A755] / [.$D$2]); 3) * 10/6" office:value-type="float" office:value="83515" calcext:value-type="float">
            <text:p>83515</text:p>
          </table:table-cell>
          <table:table-cell table:style-name="ce2" table:formula="of:=[.D755]-[.B755]" office:value-type="float" office:value="0" calcext:value-type="float">
            <text:p>0</text:p>
          </table:table-cell>
          <table:table-cell/>
          <table:table-cell table:style-name="ce3" table:formula="of:=IF([.F755] &lt;&gt; 0; [.F755]-[.B755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3630" calcext:value-type="float">
            <text:p>83630</text:p>
          </table:table-cell>
          <table:table-cell table:formula="of:=[.B756]/[.A756]" office:value-type="float" office:value="111.210106382979" calcext:value-type="float">
            <text:p>111.210106382979</text:p>
          </table:table-cell>
          <table:table-cell table:formula="of:=FLOOR([.A756] / [.$D$2]) * [.$B$2]* [.$D$2] + MOD([.A756]; [.$D$2]) * [.$C$10] + MOD([.A756] - FLOOR([.A756] / [.$D$2]); 3) * 10/6" office:value-type="float" office:value="83630" calcext:value-type="float">
            <text:p>83630</text:p>
          </table:table-cell>
          <table:table-cell table:style-name="ce2" table:formula="of:=[.D756]-[.B756]" office:value-type="float" office:value="0" calcext:value-type="float">
            <text:p>0</text:p>
          </table:table-cell>
          <table:table-cell/>
          <table:table-cell table:style-name="ce3" table:formula="of:=IF([.F756] &lt;&gt; 0; [.F756]-[.B756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3740" calcext:value-type="float">
            <text:p>83740</text:p>
          </table:table-cell>
          <table:table-cell table:formula="of:=[.B757]/[.A757]" office:value-type="float" office:value="111.208499335989" calcext:value-type="float">
            <text:p>111.208499335989</text:p>
          </table:table-cell>
          <table:table-cell table:formula="of:=FLOOR([.A757] / [.$D$2]) * [.$B$2]* [.$D$2] + MOD([.A757]; [.$D$2]) * [.$C$10] + MOD([.A757] - FLOOR([.A757] / [.$D$2]); 3) * 10/6" office:value-type="float" office:value="83740" calcext:value-type="float">
            <text:p>83740</text:p>
          </table:table-cell>
          <table:table-cell table:style-name="ce2" table:formula="of:=[.D757]-[.B757]" office:value-type="float" office:value="0" calcext:value-type="float">
            <text:p>0</text:p>
          </table:table-cell>
          <table:table-cell/>
          <table:table-cell table:style-name="ce3" table:formula="of:=IF([.F757] &lt;&gt; 0; [.F757]-[.B757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3855" calcext:value-type="float">
            <text:p>83855</text:p>
          </table:table-cell>
          <table:table-cell table:formula="of:=[.B758]/[.A758]" office:value-type="float" office:value="111.213527851459" calcext:value-type="float">
            <text:p>111.213527851459</text:p>
          </table:table-cell>
          <table:table-cell table:formula="of:=FLOOR([.A758] / [.$D$2]) * [.$B$2]* [.$D$2] + MOD([.A758]; [.$D$2]) * [.$C$10] + MOD([.A758] - FLOOR([.A758] / [.$D$2]); 3) * 10/6" office:value-type="float" office:value="83855" calcext:value-type="float">
            <text:p>83855</text:p>
          </table:table-cell>
          <table:table-cell table:style-name="ce2" table:formula="of:=[.D758]-[.B758]" office:value-type="float" office:value="0" calcext:value-type="float">
            <text:p>0</text:p>
          </table:table-cell>
          <table:table-cell/>
          <table:table-cell table:style-name="ce3" table:formula="of:=IF([.F758] &lt;&gt; 0; [.F758]-[.B758]; &quot;&quot;)">
            <text:p/>
          </table:table-cell>
          <table:table-cell office:value-type="string" calcext:value-type="string">
            <text:p>4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3970" calcext:value-type="float">
            <text:p>83970</text:p>
          </table:table-cell>
          <table:table-cell table:formula="of:=[.B759]/[.A759]" office:value-type="float" office:value="111.218543046358" calcext:value-type="float">
            <text:p>111.218543046358</text:p>
          </table:table-cell>
          <table:table-cell table:formula="of:=FLOOR([.A759] / [.$D$2]) * [.$B$2]* [.$D$2] + MOD([.A759]; [.$D$2]) * [.$C$10] + MOD([.A759] - FLOOR([.A759] / [.$D$2]); 3) * 10/6" office:value-type="float" office:value="83970" calcext:value-type="float">
            <text:p>83970</text:p>
          </table:table-cell>
          <table:table-cell table:style-name="ce2" table:formula="of:=[.D759]-[.B759]" office:value-type="float" office:value="0" calcext:value-type="float">
            <text:p>0</text:p>
          </table:table-cell>
          <table:table-cell/>
          <table:table-cell table:style-name="ce3" table:formula="of:=IF([.F759] &lt;&gt; 0; [.F759]-[.B759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4080" calcext:value-type="float">
            <text:p>84080</text:p>
          </table:table-cell>
          <table:table-cell table:formula="of:=[.B760]/[.A760]" office:value-type="float" office:value="111.216931216931" calcext:value-type="float">
            <text:p>111.216931216931</text:p>
          </table:table-cell>
          <table:table-cell table:formula="of:=FLOOR([.A760] / [.$D$2]) * [.$B$2]* [.$D$2] + MOD([.A760]; [.$D$2]) * [.$C$10] + MOD([.A760] - FLOOR([.A760] / [.$D$2]); 3) * 10/6" office:value-type="float" office:value="84080" calcext:value-type="float">
            <text:p>84080</text:p>
          </table:table-cell>
          <table:table-cell table:style-name="ce2" table:formula="of:=[.D760]-[.B760]" office:value-type="float" office:value="0" calcext:value-type="float">
            <text:p>0</text:p>
          </table:table-cell>
          <table:table-cell/>
          <table:table-cell table:style-name="ce3" table:formula="of:=IF([.F760] &lt;&gt; 0; [.F760]-[.B760]; &quot;&quot;)">
            <text:p/>
          </table:table-cell>
          <table:table-cell office:value-type="string" calcext:value-type="string">
            <text:p>6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4195" calcext:value-type="float">
            <text:p>84195</text:p>
          </table:table-cell>
          <table:table-cell table:formula="of:=[.B761]/[.A761]" office:value-type="float" office:value="111.221928665786" calcext:value-type="float">
            <text:p>111.221928665786</text:p>
          </table:table-cell>
          <table:table-cell table:formula="of:=FLOOR([.A761] / [.$D$2]) * [.$B$2]* [.$D$2] + MOD([.A761]; [.$D$2]) * [.$C$10] + MOD([.A761] - FLOOR([.A761] / [.$D$2]); 3) * 10/6" office:value-type="float" office:value="84195" calcext:value-type="float">
            <text:p>84195</text:p>
          </table:table-cell>
          <table:table-cell table:style-name="ce2" table:formula="of:=[.D761]-[.B761]" office:value-type="float" office:value="0" calcext:value-type="float">
            <text:p>0</text:p>
          </table:table-cell>
          <table:table-cell/>
          <table:table-cell table:style-name="ce3" table:formula="of:=IF([.F761] &lt;&gt; 0; [.F761]-[.B761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4310" calcext:value-type="float">
            <text:p>84310</text:p>
          </table:table-cell>
          <table:table-cell table:formula="of:=[.B762]/[.A762]" office:value-type="float" office:value="111.22691292876" calcext:value-type="float">
            <text:p>111.22691292876</text:p>
          </table:table-cell>
          <table:table-cell table:formula="of:=FLOOR([.A762] / [.$D$2]) * [.$B$2]* [.$D$2] + MOD([.A762]; [.$D$2]) * [.$C$10] + MOD([.A762] - FLOOR([.A762] / [.$D$2]); 3) * 10/6" office:value-type="float" office:value="84310" calcext:value-type="float">
            <text:p>84310</text:p>
          </table:table-cell>
          <table:table-cell table:style-name="ce2" table:formula="of:=[.D762]-[.B762]" office:value-type="float" office:value="0" calcext:value-type="float">
            <text:p>0</text:p>
          </table:table-cell>
          <table:table-cell/>
          <table:table-cell table:style-name="ce3" table:formula="of:=IF([.F762] &lt;&gt; 0; [.F762]-[.B762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4420" calcext:value-type="float">
            <text:p>84420</text:p>
          </table:table-cell>
          <table:table-cell table:formula="of:=[.B763]/[.A763]" office:value-type="float" office:value="111.225296442688" calcext:value-type="float">
            <text:p>111.225296442688</text:p>
          </table:table-cell>
          <table:table-cell table:formula="of:=FLOOR([.A763] / [.$D$2]) * [.$B$2]* [.$D$2] + MOD([.A763]; [.$D$2]) * [.$C$10] + MOD([.A763] - FLOOR([.A763] / [.$D$2]); 3) * 10/6" office:value-type="float" office:value="84420" calcext:value-type="float">
            <text:p>84420</text:p>
          </table:table-cell>
          <table:table-cell table:style-name="ce2" table:formula="of:=[.D763]-[.B763]" office:value-type="float" office:value="0" calcext:value-type="float">
            <text:p>0</text:p>
          </table:table-cell>
          <table:table-cell/>
          <table:table-cell table:style-name="ce3" table:formula="of:=IF([.F763] &lt;&gt; 0; [.F763]-[.B763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4535" calcext:value-type="float">
            <text:p>84535</text:p>
          </table:table-cell>
          <table:table-cell table:formula="of:=[.B764]/[.A764]" office:value-type="float" office:value="111.230263157895" calcext:value-type="float">
            <text:p>111.230263157895</text:p>
          </table:table-cell>
          <table:table-cell table:formula="of:=FLOOR([.A764] / [.$D$2]) * [.$B$2]* [.$D$2] + MOD([.A764]; [.$D$2]) * [.$C$10] + MOD([.A764] - FLOOR([.A764] / [.$D$2]); 3) * 10/6" office:value-type="float" office:value="84535" calcext:value-type="float">
            <text:p>84535</text:p>
          </table:table-cell>
          <table:table-cell table:style-name="ce2" table:formula="of:=[.D764]-[.B764]" office:value-type="float" office:value="0" calcext:value-type="float">
            <text:p>0</text:p>
          </table:table-cell>
          <table:table-cell/>
          <table:table-cell table:style-name="ce3" table:formula="of:=IF([.F764] &lt;&gt; 0; [.F764]-[.B764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4650" calcext:value-type="float">
            <text:p>84650</text:p>
          </table:table-cell>
          <table:table-cell table:formula="of:=[.B765]/[.A765]" office:value-type="float" office:value="111.235216819974" calcext:value-type="float">
            <text:p>111.235216819974</text:p>
          </table:table-cell>
          <table:table-cell table:formula="of:=FLOOR([.A765] / [.$D$2]) * [.$B$2]* [.$D$2] + MOD([.A765]; [.$D$2]) * [.$C$10] + MOD([.A765] - FLOOR([.A765] / [.$D$2]); 3) * 10/6" office:value-type="float" office:value="84650" calcext:value-type="float">
            <text:p>84650</text:p>
          </table:table-cell>
          <table:table-cell table:style-name="ce2" table:formula="of:=[.D765]-[.B765]" office:value-type="float" office:value="0" calcext:value-type="float">
            <text:p>0</text:p>
          </table:table-cell>
          <table:table-cell/>
          <table:table-cell table:style-name="ce3" table:formula="of:=IF([.F765] &lt;&gt; 0; [.F765]-[.B765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4760" calcext:value-type="float">
            <text:p>84760</text:p>
          </table:table-cell>
          <table:table-cell table:formula="of:=[.B766]/[.A766]" office:value-type="float" office:value="111.233595800525" calcext:value-type="float">
            <text:p>111.233595800525</text:p>
          </table:table-cell>
          <table:table-cell table:formula="of:=FLOOR([.A766] / [.$D$2]) * [.$B$2]* [.$D$2] + MOD([.A766]; [.$D$2]) * [.$C$10] + MOD([.A766] - FLOOR([.A766] / [.$D$2]); 3) * 10/6" office:value-type="float" office:value="84760" calcext:value-type="float">
            <text:p>84760</text:p>
          </table:table-cell>
          <table:table-cell table:style-name="ce2" table:formula="of:=[.D766]-[.B766]" office:value-type="float" office:value="0" calcext:value-type="float">
            <text:p>0</text:p>
          </table:table-cell>
          <table:table-cell/>
          <table:table-cell table:style-name="ce3" table:formula="of:=IF([.F766] &lt;&gt; 0; [.F766]-[.B766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4875" calcext:value-type="float">
            <text:p>84875</text:p>
          </table:table-cell>
          <table:table-cell table:formula="of:=[.B767]/[.A767]" office:value-type="float" office:value="111.238532110092" calcext:value-type="float">
            <text:p>111.238532110092</text:p>
          </table:table-cell>
          <table:table-cell table:formula="of:=FLOOR([.A767] / [.$D$2]) * [.$B$2]* [.$D$2] + MOD([.A767]; [.$D$2]) * [.$C$10] + MOD([.A767] - FLOOR([.A767] / [.$D$2]); 3) * 10/6" office:value-type="float" office:value="84875" calcext:value-type="float">
            <text:p>84875</text:p>
          </table:table-cell>
          <table:table-cell table:style-name="ce2" table:formula="of:=[.D767]-[.B767]" office:value-type="float" office:value="0" calcext:value-type="float">
            <text:p>0</text:p>
          </table:table-cell>
          <table:table-cell/>
          <table:table-cell table:style-name="ce3" table:formula="of:=IF([.F767] &lt;&gt; 0; [.F767]-[.B767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4990" calcext:value-type="float">
            <text:p>84990</text:p>
          </table:table-cell>
          <table:table-cell table:formula="of:=[.B768]/[.A768]" office:value-type="float" office:value="111.243455497382" calcext:value-type="float">
            <text:p>111.243455497382</text:p>
          </table:table-cell>
          <table:table-cell table:formula="of:=FLOOR([.A768] / [.$D$2]) * [.$B$2]* [.$D$2] + MOD([.A768]; [.$D$2]) * [.$C$10] + MOD([.A768] - FLOOR([.A768] / [.$D$2]); 3) * 10/6" office:value-type="float" office:value="84990" calcext:value-type="float">
            <text:p>84990</text:p>
          </table:table-cell>
          <table:table-cell table:style-name="ce2" table:formula="of:=[.D768]-[.B768]" office:value-type="float" office:value="0" calcext:value-type="float">
            <text:p>0</text:p>
          </table:table-cell>
          <table:table-cell/>
          <table:table-cell table:style-name="ce3" table:formula="of:=IF([.F768] &lt;&gt; 0; [.F768]-[.B768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5100" calcext:value-type="float">
            <text:p>85100</text:p>
          </table:table-cell>
          <table:table-cell table:formula="of:=[.B769]/[.A769]" office:value-type="float" office:value="111.241830065359" calcext:value-type="float">
            <text:p>111.241830065359</text:p>
          </table:table-cell>
          <table:table-cell table:formula="of:=FLOOR([.A769] / [.$D$2]) * [.$B$2]* [.$D$2] + MOD([.A769]; [.$D$2]) * [.$C$10] + MOD([.A769] - FLOOR([.A769] / [.$D$2]); 3) * 10/6" office:value-type="float" office:value="85100" calcext:value-type="float">
            <text:p>85100</text:p>
          </table:table-cell>
          <table:table-cell table:style-name="ce2" table:formula="of:=[.D769]-[.B769]" office:value-type="float" office:value="0" calcext:value-type="float">
            <text:p>0</text:p>
          </table:table-cell>
          <table:table-cell/>
          <table:table-cell table:style-name="ce3" table:formula="of:=IF([.F769] &lt;&gt; 0; [.F769]-[.B769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5215" calcext:value-type="float">
            <text:p>85215</text:p>
          </table:table-cell>
          <table:table-cell table:formula="of:=[.B770]/[.A770]" office:value-type="float" office:value="111.246736292428" calcext:value-type="float">
            <text:p>111.246736292428</text:p>
          </table:table-cell>
          <table:table-cell table:formula="of:=FLOOR([.A770] / [.$D$2]) * [.$B$2]* [.$D$2] + MOD([.A770]; [.$D$2]) * [.$C$10] + MOD([.A770] - FLOOR([.A770] / [.$D$2]); 3) * 10/6" office:value-type="float" office:value="85215" calcext:value-type="float">
            <text:p>85215</text:p>
          </table:table-cell>
          <table:table-cell table:style-name="ce2" table:formula="of:=[.D770]-[.B770]" office:value-type="float" office:value="0" calcext:value-type="float">
            <text:p>0</text:p>
          </table:table-cell>
          <table:table-cell/>
          <table:table-cell table:style-name="ce3" table:formula="of:=IF([.F770] &lt;&gt; 0; [.F770]-[.B770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5330" calcext:value-type="float">
            <text:p>85330</text:p>
          </table:table-cell>
          <table:table-cell table:formula="of:=[.B771]/[.A771]" office:value-type="float" office:value="111.251629726206" calcext:value-type="float">
            <text:p>111.251629726206</text:p>
          </table:table-cell>
          <table:table-cell table:formula="of:=FLOOR([.A771] / [.$D$2]) * [.$B$2]* [.$D$2] + MOD([.A771]; [.$D$2]) * [.$C$10] + MOD([.A771] - FLOOR([.A771] / [.$D$2]); 3) * 10/6" office:value-type="float" office:value="85330" calcext:value-type="float">
            <text:p>85330</text:p>
          </table:table-cell>
          <table:table-cell table:style-name="ce2" table:formula="of:=[.D771]-[.B771]" office:value-type="float" office:value="0" calcext:value-type="float">
            <text:p>0</text:p>
          </table:table-cell>
          <table:table-cell/>
          <table:table-cell table:style-name="ce3" table:formula="of:=IF([.F771] &lt;&gt; 0; [.F771]-[.B771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5440" calcext:value-type="float">
            <text:p>85440</text:p>
          </table:table-cell>
          <table:table-cell table:formula="of:=[.B772]/[.A772]" office:value-type="float" office:value="111.25" calcext:value-type="float">
            <text:p>111.25</text:p>
          </table:table-cell>
          <table:table-cell table:formula="of:=FLOOR([.A772] / [.$D$2]) * [.$B$2]* [.$D$2] + MOD([.A772]; [.$D$2]) * [.$C$10] + MOD([.A772] - FLOOR([.A772] / [.$D$2]); 3) * 10/6" office:value-type="float" office:value="85440" calcext:value-type="float">
            <text:p>85440</text:p>
          </table:table-cell>
          <table:table-cell table:style-name="ce2" table:formula="of:=[.D772]-[.B772]" office:value-type="float" office:value="0" calcext:value-type="float">
            <text:p>0</text:p>
          </table:table-cell>
          <table:table-cell/>
          <table:table-cell table:style-name="ce3" table:formula="of:=IF([.F772] &lt;&gt; 0; [.F772]-[.B772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5555" calcext:value-type="float">
            <text:p>85555</text:p>
          </table:table-cell>
          <table:table-cell table:formula="of:=[.B773]/[.A773]" office:value-type="float" office:value="111.254876462939" calcext:value-type="float">
            <text:p>111.254876462939</text:p>
          </table:table-cell>
          <table:table-cell table:formula="of:=FLOOR([.A773] / [.$D$2]) * [.$B$2]* [.$D$2] + MOD([.A773]; [.$D$2]) * [.$C$10] + MOD([.A773] - FLOOR([.A773] / [.$D$2]); 3) * 10/6" office:value-type="float" office:value="85555" calcext:value-type="float">
            <text:p>85555</text:p>
          </table:table-cell>
          <table:table-cell table:style-name="ce2" table:formula="of:=[.D773]-[.B773]" office:value-type="float" office:value="0" calcext:value-type="float">
            <text:p>0</text:p>
          </table:table-cell>
          <table:table-cell/>
          <table:table-cell table:style-name="ce3" table:formula="of:=IF([.F773] &lt;&gt; 0; [.F773]-[.B773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5670" calcext:value-type="float">
            <text:p>85670</text:p>
          </table:table-cell>
          <table:table-cell table:formula="of:=[.B774]/[.A774]" office:value-type="float" office:value="111.25974025974" calcext:value-type="float">
            <text:p>111.25974025974</text:p>
          </table:table-cell>
          <table:table-cell table:formula="of:=FLOOR([.A774] / [.$D$2]) * [.$B$2]* [.$D$2] + MOD([.A774]; [.$D$2]) * [.$C$10] + MOD([.A774] - FLOOR([.A774] / [.$D$2]); 3) * 10/6" office:value-type="float" office:value="85670" calcext:value-type="float">
            <text:p>85670</text:p>
          </table:table-cell>
          <table:table-cell table:style-name="ce2" table:formula="of:=[.D774]-[.B774]" office:value-type="float" office:value="0" calcext:value-type="float">
            <text:p>0</text:p>
          </table:table-cell>
          <table:table-cell/>
          <table:table-cell table:style-name="ce3" table:formula="of:=IF([.F774] &lt;&gt; 0; [.F774]-[.B774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5780" calcext:value-type="float">
            <text:p>85780</text:p>
          </table:table-cell>
          <table:table-cell table:formula="of:=[.B775]/[.A775]" office:value-type="float" office:value="111.258106355383" calcext:value-type="float">
            <text:p>111.258106355383</text:p>
          </table:table-cell>
          <table:table-cell table:formula="of:=FLOOR([.A775] / [.$D$2]) * [.$B$2]* [.$D$2] + MOD([.A775]; [.$D$2]) * [.$C$10] + MOD([.A775] - FLOOR([.A775] / [.$D$2]); 3) * 10/6" office:value-type="float" office:value="85780" calcext:value-type="float">
            <text:p>85780</text:p>
          </table:table-cell>
          <table:table-cell table:style-name="ce2" table:formula="of:=[.D775]-[.B775]" office:value-type="float" office:value="0" calcext:value-type="float">
            <text:p>0</text:p>
          </table:table-cell>
          <table:table-cell/>
          <table:table-cell table:style-name="ce3" table:formula="of:=IF([.F775] &lt;&gt; 0; [.F775]-[.B775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5895" calcext:value-type="float">
            <text:p>85895</text:p>
          </table:table-cell>
          <table:table-cell table:formula="of:=[.B776]/[.A776]" office:value-type="float" office:value="111.262953367876" calcext:value-type="float">
            <text:p>111.262953367876</text:p>
          </table:table-cell>
          <table:table-cell table:formula="of:=FLOOR([.A776] / [.$D$2]) * [.$B$2]* [.$D$2] + MOD([.A776]; [.$D$2]) * [.$C$10] + MOD([.A776] - FLOOR([.A776] / [.$D$2]); 3) * 10/6" office:value-type="float" office:value="85895" calcext:value-type="float">
            <text:p>85895</text:p>
          </table:table-cell>
          <table:table-cell table:style-name="ce2" table:formula="of:=[.D776]-[.B776]" office:value-type="float" office:value="0" calcext:value-type="float">
            <text:p>0</text:p>
          </table:table-cell>
          <table:table-cell/>
          <table:table-cell table:style-name="ce3" table:formula="of:=IF([.F776] &lt;&gt; 0; [.F776]-[.B776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6010" calcext:value-type="float">
            <text:p>86010</text:p>
          </table:table-cell>
          <table:table-cell table:formula="of:=[.B777]/[.A777]" office:value-type="float" office:value="111.267787839586" calcext:value-type="float">
            <text:p>111.267787839586</text:p>
          </table:table-cell>
          <table:table-cell table:formula="of:=FLOOR([.A777] / [.$D$2]) * [.$B$2]* [.$D$2] + MOD([.A777]; [.$D$2]) * [.$C$10] + MOD([.A777] - FLOOR([.A777] / [.$D$2]); 3) * 10/6" office:value-type="float" office:value="86010" calcext:value-type="float">
            <text:p>86010</text:p>
          </table:table-cell>
          <table:table-cell table:style-name="ce2" table:formula="of:=[.D777]-[.B777]" office:value-type="float" office:value="0" calcext:value-type="float">
            <text:p>0</text:p>
          </table:table-cell>
          <table:table-cell/>
          <table:table-cell table:style-name="ce3" table:formula="of:=IF([.F777] &lt;&gt; 0; [.F777]-[.B777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6120" calcext:value-type="float">
            <text:p>86120</text:p>
          </table:table-cell>
          <table:table-cell table:formula="of:=[.B778]/[.A778]" office:value-type="float" office:value="111.266149870801" calcext:value-type="float">
            <text:p>111.266149870801</text:p>
          </table:table-cell>
          <table:table-cell table:formula="of:=FLOOR([.A778] / [.$D$2]) * [.$B$2]* [.$D$2] + MOD([.A778]; [.$D$2]) * [.$C$10] + MOD([.A778] - FLOOR([.A778] / [.$D$2]); 3) * 10/6" office:value-type="float" office:value="86120" calcext:value-type="float">
            <text:p>86120</text:p>
          </table:table-cell>
          <table:table-cell table:style-name="ce2" table:formula="of:=[.D778]-[.B778]" office:value-type="float" office:value="0" calcext:value-type="float">
            <text:p>0</text:p>
          </table:table-cell>
          <table:table-cell/>
          <table:table-cell table:style-name="ce3" table:formula="of:=IF([.F778] &lt;&gt; 0; [.F778]-[.B778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6180" calcext:value-type="float">
            <text:p>86180</text:p>
          </table:table-cell>
          <table:table-cell table:formula="of:=[.B779]/[.A779]" office:value-type="float" office:value="111.2" calcext:value-type="float">
            <text:p>111.2</text:p>
          </table:table-cell>
          <table:table-cell table:formula="of:=FLOOR([.A779] / [.$D$2]) * [.$B$2]* [.$D$2] + MOD([.A779]; [.$D$2]) * [.$C$10] + MOD([.A779] - FLOOR([.A779] / [.$D$2]); 3) * 10/6" office:value-type="float" office:value="86180" calcext:value-type="float">
            <text:p>86180</text:p>
          </table:table-cell>
          <table:table-cell table:style-name="ce2" table:formula="of:=[.D779]-[.B779]" office:value-type="float" office:value="0" calcext:value-type="float">
            <text:p>0</text:p>
          </table:table-cell>
          <table:table-cell/>
          <table:table-cell table:style-name="ce3" table:formula="of:=IF([.F779] &lt;&gt; 0; [.F779]-[.B779]; &quot;&quot;)">
            <text:p/>
          </table:table-cell>
          <table:table-cell office:value-type="string" calcext:value-type="string">
            <text:p>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6295" calcext:value-type="float">
            <text:p>86295</text:p>
          </table:table-cell>
          <table:table-cell table:formula="of:=[.B780]/[.A780]" office:value-type="float" office:value="111.204896907216" calcext:value-type="float">
            <text:p>111.204896907216</text:p>
          </table:table-cell>
          <table:table-cell table:formula="of:=FLOOR([.A780] / [.$D$2]) * [.$B$2]* [.$D$2] + MOD([.A780]; [.$D$2]) * [.$C$10] + MOD([.A780] - FLOOR([.A780] / [.$D$2]); 3) * 10/6" office:value-type="float" office:value="86295" calcext:value-type="float">
            <text:p>86295</text:p>
          </table:table-cell>
          <table:table-cell table:style-name="ce2" table:formula="of:=[.D780]-[.B780]" office:value-type="float" office:value="0" calcext:value-type="float">
            <text:p>0</text:p>
          </table:table-cell>
          <table:table-cell/>
          <table:table-cell table:style-name="ce3" table:formula="of:=IF([.F780] &lt;&gt; 0; [.F780]-[.B780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6410" calcext:value-type="float">
            <text:p>86410</text:p>
          </table:table-cell>
          <table:table-cell table:formula="of:=[.B781]/[.A781]" office:value-type="float" office:value="111.209781209781" calcext:value-type="float">
            <text:p>111.209781209781</text:p>
          </table:table-cell>
          <table:table-cell table:formula="of:=FLOOR([.A781] / [.$D$2]) * [.$B$2]* [.$D$2] + MOD([.A781]; [.$D$2]) * [.$C$10] + MOD([.A781] - FLOOR([.A781] / [.$D$2]); 3) * 10/6" office:value-type="float" office:value="86410" calcext:value-type="float">
            <text:p>86410</text:p>
          </table:table-cell>
          <table:table-cell table:style-name="ce2" table:formula="of:=[.D781]-[.B781]" office:value-type="float" office:value="0" calcext:value-type="float">
            <text:p>0</text:p>
          </table:table-cell>
          <table:table-cell/>
          <table:table-cell table:style-name="ce3" table:formula="of:=IF([.F781] &lt;&gt; 0; [.F781]-[.B781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6520" calcext:value-type="float">
            <text:p>86520</text:p>
          </table:table-cell>
          <table:table-cell table:formula="of:=[.B782]/[.A782]" office:value-type="float" office:value="111.20822622108" calcext:value-type="float">
            <text:p>111.20822622108</text:p>
          </table:table-cell>
          <table:table-cell table:formula="of:=FLOOR([.A782] / [.$D$2]) * [.$B$2]* [.$D$2] + MOD([.A782]; [.$D$2]) * [.$C$10] + MOD([.A782] - FLOOR([.A782] / [.$D$2]); 3) * 10/6" office:value-type="float" office:value="86520" calcext:value-type="float">
            <text:p>86520</text:p>
          </table:table-cell>
          <table:table-cell table:style-name="ce2" table:formula="of:=[.D782]-[.B782]" office:value-type="float" office:value="0" calcext:value-type="float">
            <text:p>0</text:p>
          </table:table-cell>
          <table:table-cell/>
          <table:table-cell table:style-name="ce3" table:formula="of:=IF([.F782] &lt;&gt; 0; [.F782]-[.B782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6635" calcext:value-type="float">
            <text:p>86635</text:p>
          </table:table-cell>
          <table:table-cell table:formula="of:=[.B783]/[.A783]" office:value-type="float" office:value="111.213093709884" calcext:value-type="float">
            <text:p>111.213093709884</text:p>
          </table:table-cell>
          <table:table-cell table:formula="of:=FLOOR([.A783] / [.$D$2]) * [.$B$2]* [.$D$2] + MOD([.A783]; [.$D$2]) * [.$C$10] + MOD([.A783] - FLOOR([.A783] / [.$D$2]); 3) * 10/6" office:value-type="float" office:value="86635" calcext:value-type="float">
            <text:p>86635</text:p>
          </table:table-cell>
          <table:table-cell table:style-name="ce2" table:formula="of:=[.D783]-[.B783]" office:value-type="float" office:value="0" calcext:value-type="float">
            <text:p>0</text:p>
          </table:table-cell>
          <table:table-cell/>
          <table:table-cell table:style-name="ce3" table:formula="of:=IF([.F783] &lt;&gt; 0; [.F783]-[.B783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6750" calcext:value-type="float">
            <text:p>86750</text:p>
          </table:table-cell>
          <table:table-cell table:formula="of:=[.B784]/[.A784]" office:value-type="float" office:value="111.217948717949" calcext:value-type="float">
            <text:p>111.217948717949</text:p>
          </table:table-cell>
          <table:table-cell table:formula="of:=FLOOR([.A784] / [.$D$2]) * [.$B$2]* [.$D$2] + MOD([.A784]; [.$D$2]) * [.$C$10] + MOD([.A784] - FLOOR([.A784] / [.$D$2]); 3) * 10/6" office:value-type="float" office:value="86750" calcext:value-type="float">
            <text:p>86750</text:p>
          </table:table-cell>
          <table:table-cell table:style-name="ce2" table:formula="of:=[.D784]-[.B784]" office:value-type="float" office:value="0" calcext:value-type="float">
            <text:p>0</text:p>
          </table:table-cell>
          <table:table-cell/>
          <table:table-cell table:style-name="ce3" table:formula="of:=IF([.F784] &lt;&gt; 0; [.F784]-[.B784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6860" calcext:value-type="float">
            <text:p>86860</text:p>
          </table:table-cell>
          <table:table-cell table:formula="of:=[.B785]/[.A785]" office:value-type="float" office:value="111.216389244558" calcext:value-type="float">
            <text:p>111.216389244558</text:p>
          </table:table-cell>
          <table:table-cell table:formula="of:=FLOOR([.A785] / [.$D$2]) * [.$B$2]* [.$D$2] + MOD([.A785]; [.$D$2]) * [.$C$10] + MOD([.A785] - FLOOR([.A785] / [.$D$2]); 3) * 10/6" office:value-type="float" office:value="86860" calcext:value-type="float">
            <text:p>86860</text:p>
          </table:table-cell>
          <table:table-cell table:style-name="ce2" table:formula="of:=[.D785]-[.B785]" office:value-type="float" office:value="0" calcext:value-type="float">
            <text:p>0</text:p>
          </table:table-cell>
          <table:table-cell/>
          <table:table-cell table:style-name="ce3" table:formula="of:=IF([.F785] &lt;&gt; 0; [.F785]-[.B785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6975" calcext:value-type="float">
            <text:p>86975</text:p>
          </table:table-cell>
          <table:table-cell table:formula="of:=[.B786]/[.A786]" office:value-type="float" office:value="111.221227621483" calcext:value-type="float">
            <text:p>111.221227621483</text:p>
          </table:table-cell>
          <table:table-cell table:formula="of:=FLOOR([.A786] / [.$D$2]) * [.$B$2]* [.$D$2] + MOD([.A786]; [.$D$2]) * [.$C$10] + MOD([.A786] - FLOOR([.A786] / [.$D$2]); 3) * 10/6" office:value-type="float" office:value="86975" calcext:value-type="float">
            <text:p>86975</text:p>
          </table:table-cell>
          <table:table-cell table:style-name="ce2" table:formula="of:=[.D786]-[.B786]" office:value-type="float" office:value="0" calcext:value-type="float">
            <text:p>0</text:p>
          </table:table-cell>
          <table:table-cell/>
          <table:table-cell table:style-name="ce3" table:formula="of:=IF([.F786] &lt;&gt; 0; [.F786]-[.B786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7090" calcext:value-type="float">
            <text:p>87090</text:p>
          </table:table-cell>
          <table:table-cell table:formula="of:=[.B787]/[.A787]" office:value-type="float" office:value="111.226053639847" calcext:value-type="float">
            <text:p>111.226053639847</text:p>
          </table:table-cell>
          <table:table-cell table:formula="of:=FLOOR([.A787] / [.$D$2]) * [.$B$2]* [.$D$2] + MOD([.A787]; [.$D$2]) * [.$C$10] + MOD([.A787] - FLOOR([.A787] / [.$D$2]); 3) * 10/6" office:value-type="float" office:value="87090" calcext:value-type="float">
            <text:p>87090</text:p>
          </table:table-cell>
          <table:table-cell table:style-name="ce2" table:formula="of:=[.D787]-[.B787]" office:value-type="float" office:value="0" calcext:value-type="float">
            <text:p>0</text:p>
          </table:table-cell>
          <table:table-cell/>
          <table:table-cell table:style-name="ce3" table:formula="of:=IF([.F787] &lt;&gt; 0; [.F787]-[.B787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7200" calcext:value-type="float">
            <text:p>87200</text:p>
          </table:table-cell>
          <table:table-cell table:formula="of:=[.B788]/[.A788]" office:value-type="float" office:value="111.224489795918" calcext:value-type="float">
            <text:p>111.224489795918</text:p>
          </table:table-cell>
          <table:table-cell table:formula="of:=FLOOR([.A788] / [.$D$2]) * [.$B$2]* [.$D$2] + MOD([.A788]; [.$D$2]) * [.$C$10] + MOD([.A788] - FLOOR([.A788] / [.$D$2]); 3) * 10/6" office:value-type="float" office:value="87200" calcext:value-type="float">
            <text:p>87200</text:p>
          </table:table-cell>
          <table:table-cell table:style-name="ce2" table:formula="of:=[.D788]-[.B788]" office:value-type="float" office:value="0" calcext:value-type="float">
            <text:p>0</text:p>
          </table:table-cell>
          <table:table-cell/>
          <table:table-cell table:style-name="ce3" table:formula="of:=IF([.F788] &lt;&gt; 0; [.F788]-[.B788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7315" calcext:value-type="float">
            <text:p>87315</text:p>
          </table:table-cell>
          <table:table-cell table:formula="of:=[.B789]/[.A789]" office:value-type="float" office:value="111.229299363057" calcext:value-type="float">
            <text:p>111.229299363057</text:p>
          </table:table-cell>
          <table:table-cell table:formula="of:=FLOOR([.A789] / [.$D$2]) * [.$B$2]* [.$D$2] + MOD([.A789]; [.$D$2]) * [.$C$10] + MOD([.A789] - FLOOR([.A789] / [.$D$2]); 3) * 10/6" office:value-type="float" office:value="87315" calcext:value-type="float">
            <text:p>87315</text:p>
          </table:table-cell>
          <table:table-cell table:style-name="ce2" table:formula="of:=[.D789]-[.B789]" office:value-type="float" office:value="0" calcext:value-type="float">
            <text:p>0</text:p>
          </table:table-cell>
          <table:table-cell/>
          <table:table-cell table:style-name="ce3" table:formula="of:=IF([.F789] &lt;&gt; 0; [.F789]-[.B789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7430" calcext:value-type="float">
            <text:p>87430</text:p>
          </table:table-cell>
          <table:table-cell table:formula="of:=[.B790]/[.A790]" office:value-type="float" office:value="111.234096692112" calcext:value-type="float">
            <text:p>111.234096692112</text:p>
          </table:table-cell>
          <table:table-cell table:formula="of:=FLOOR([.A790] / [.$D$2]) * [.$B$2]* [.$D$2] + MOD([.A790]; [.$D$2]) * [.$C$10] + MOD([.A790] - FLOOR([.A790] / [.$D$2]); 3) * 10/6" office:value-type="float" office:value="87430" calcext:value-type="float">
            <text:p>87430</text:p>
          </table:table-cell>
          <table:table-cell table:style-name="ce2" table:formula="of:=[.D790]-[.B790]" office:value-type="float" office:value="0" calcext:value-type="float">
            <text:p>0</text:p>
          </table:table-cell>
          <table:table-cell/>
          <table:table-cell table:style-name="ce3" table:formula="of:=IF([.F790] &lt;&gt; 0; [.F790]-[.B790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7540" calcext:value-type="float">
            <text:p>87540</text:p>
          </table:table-cell>
          <table:table-cell table:formula="of:=[.B791]/[.A791]" office:value-type="float" office:value="111.232528589581" calcext:value-type="float">
            <text:p>111.232528589581</text:p>
          </table:table-cell>
          <table:table-cell table:formula="of:=FLOOR([.A791] / [.$D$2]) * [.$B$2]* [.$D$2] + MOD([.A791]; [.$D$2]) * [.$C$10] + MOD([.A791] - FLOOR([.A791] / [.$D$2]); 3) * 10/6" office:value-type="float" office:value="87540" calcext:value-type="float">
            <text:p>87540</text:p>
          </table:table-cell>
          <table:table-cell table:style-name="ce2" table:formula="of:=[.D791]-[.B791]" office:value-type="float" office:value="0" calcext:value-type="float">
            <text:p>0</text:p>
          </table:table-cell>
          <table:table-cell/>
          <table:table-cell table:style-name="ce3" table:formula="of:=IF([.F791] &lt;&gt; 0; [.F791]-[.B791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7655" calcext:value-type="float">
            <text:p>87655</text:p>
          </table:table-cell>
          <table:table-cell table:formula="of:=[.B792]/[.A792]" office:value-type="float" office:value="111.23730964467" calcext:value-type="float">
            <text:p>111.23730964467</text:p>
          </table:table-cell>
          <table:table-cell table:formula="of:=FLOOR([.A792] / [.$D$2]) * [.$B$2]* [.$D$2] + MOD([.A792]; [.$D$2]) * [.$C$10] + MOD([.A792] - FLOOR([.A792] / [.$D$2]); 3) * 10/6" office:value-type="float" office:value="87655" calcext:value-type="float">
            <text:p>87655</text:p>
          </table:table-cell>
          <table:table-cell table:style-name="ce2" table:formula="of:=[.D792]-[.B792]" office:value-type="float" office:value="0" calcext:value-type="float">
            <text:p>0</text:p>
          </table:table-cell>
          <table:table-cell/>
          <table:table-cell table:style-name="ce3" table:formula="of:=IF([.F792] &lt;&gt; 0; [.F792]-[.B792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7770" calcext:value-type="float">
            <text:p>87770</text:p>
          </table:table-cell>
          <table:table-cell table:formula="of:=[.B793]/[.A793]" office:value-type="float" office:value="111.242078580482" calcext:value-type="float">
            <text:p>111.242078580482</text:p>
          </table:table-cell>
          <table:table-cell table:formula="of:=FLOOR([.A793] / [.$D$2]) * [.$B$2]* [.$D$2] + MOD([.A793]; [.$D$2]) * [.$C$10] + MOD([.A793] - FLOOR([.A793] / [.$D$2]); 3) * 10/6" office:value-type="float" office:value="87770" calcext:value-type="float">
            <text:p>87770</text:p>
          </table:table-cell>
          <table:table-cell table:style-name="ce2" table:formula="of:=[.D793]-[.B793]" office:value-type="float" office:value="0" calcext:value-type="float">
            <text:p>0</text:p>
          </table:table-cell>
          <table:table-cell/>
          <table:table-cell table:style-name="ce3" table:formula="of:=IF([.F793] &lt;&gt; 0; [.F793]-[.B793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7880" calcext:value-type="float">
            <text:p>87880</text:p>
          </table:table-cell>
          <table:table-cell table:formula="of:=[.B794]/[.A794]" office:value-type="float" office:value="111.240506329114" calcext:value-type="float">
            <text:p>111.240506329114</text:p>
          </table:table-cell>
          <table:table-cell table:formula="of:=FLOOR([.A794] / [.$D$2]) * [.$B$2]* [.$D$2] + MOD([.A794]; [.$D$2]) * [.$C$10] + MOD([.A794] - FLOOR([.A794] / [.$D$2]); 3) * 10/6" office:value-type="float" office:value="87880" calcext:value-type="float">
            <text:p>87880</text:p>
          </table:table-cell>
          <table:table-cell table:style-name="ce2" table:formula="of:=[.D794]-[.B794]" office:value-type="float" office:value="0" calcext:value-type="float">
            <text:p>0</text:p>
          </table:table-cell>
          <table:table-cell/>
          <table:table-cell table:style-name="ce3" table:formula="of:=IF([.F794] &lt;&gt; 0; [.F794]-[.B794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7995" calcext:value-type="float">
            <text:p>87995</text:p>
          </table:table-cell>
          <table:table-cell table:formula="of:=[.B795]/[.A795]" office:value-type="float" office:value="111.245259165613" calcext:value-type="float">
            <text:p>111.245259165613</text:p>
          </table:table-cell>
          <table:table-cell table:formula="of:=FLOOR([.A795] / [.$D$2]) * [.$B$2]* [.$D$2] + MOD([.A795]; [.$D$2]) * [.$C$10] + MOD([.A795] - FLOOR([.A795] / [.$D$2]); 3) * 10/6" office:value-type="float" office:value="87995" calcext:value-type="float">
            <text:p>87995</text:p>
          </table:table-cell>
          <table:table-cell table:style-name="ce2" table:formula="of:=[.D795]-[.B795]" office:value-type="float" office:value="0" calcext:value-type="float">
            <text:p>0</text:p>
          </table:table-cell>
          <table:table-cell/>
          <table:table-cell table:style-name="ce3" table:formula="of:=IF([.F795] &lt;&gt; 0; [.F795]-[.B795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8110" calcext:value-type="float">
            <text:p>88110</text:p>
          </table:table-cell>
          <table:table-cell table:formula="of:=[.B796]/[.A796]" office:value-type="float" office:value="111.25" calcext:value-type="float">
            <text:p>111.25</text:p>
          </table:table-cell>
          <table:table-cell table:formula="of:=FLOOR([.A796] / [.$D$2]) * [.$B$2]* [.$D$2] + MOD([.A796]; [.$D$2]) * [.$C$10] + MOD([.A796] - FLOOR([.A796] / [.$D$2]); 3) * 10/6" office:value-type="float" office:value="88110" calcext:value-type="float">
            <text:p>88110</text:p>
          </table:table-cell>
          <table:table-cell table:style-name="ce2" table:formula="of:=[.D796]-[.B796]" office:value-type="float" office:value="0" calcext:value-type="float">
            <text:p>0</text:p>
          </table:table-cell>
          <table:table-cell/>
          <table:table-cell table:style-name="ce3" table:formula="of:=IF([.F796] &lt;&gt; 0; [.F796]-[.B796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8220" calcext:value-type="float">
            <text:p>88220</text:p>
          </table:table-cell>
          <table:table-cell table:formula="of:=[.B797]/[.A797]" office:value-type="float" office:value="111.24842370744" calcext:value-type="float">
            <text:p>111.24842370744</text:p>
          </table:table-cell>
          <table:table-cell table:formula="of:=FLOOR([.A797] / [.$D$2]) * [.$B$2]* [.$D$2] + MOD([.A797]; [.$D$2]) * [.$C$10] + MOD([.A797] - FLOOR([.A797] / [.$D$2]); 3) * 10/6" office:value-type="float" office:value="88220" calcext:value-type="float">
            <text:p>88220</text:p>
          </table:table-cell>
          <table:table-cell table:style-name="ce2" table:formula="of:=[.D797]-[.B797]" office:value-type="float" office:value="0" calcext:value-type="float">
            <text:p>0</text:p>
          </table:table-cell>
          <table:table-cell/>
          <table:table-cell table:style-name="ce3" table:formula="of:=IF([.F797] &lt;&gt; 0; [.F797]-[.B797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8335" calcext:value-type="float">
            <text:p>88335</text:p>
          </table:table-cell>
          <table:table-cell table:formula="of:=[.B798]/[.A798]" office:value-type="float" office:value="111.25314861461" calcext:value-type="float">
            <text:p>111.25314861461</text:p>
          </table:table-cell>
          <table:table-cell table:formula="of:=FLOOR([.A798] / [.$D$2]) * [.$B$2]* [.$D$2] + MOD([.A798]; [.$D$2]) * [.$C$10] + MOD([.A798] - FLOOR([.A798] / [.$D$2]); 3) * 10/6" office:value-type="float" office:value="88335" calcext:value-type="float">
            <text:p>88335</text:p>
          </table:table-cell>
          <table:table-cell table:style-name="ce2" table:formula="of:=[.D798]-[.B798]" office:value-type="float" office:value="0" calcext:value-type="float">
            <text:p>0</text:p>
          </table:table-cell>
          <table:table-cell/>
          <table:table-cell table:style-name="ce3" table:formula="of:=IF([.F798] &lt;&gt; 0; [.F798]-[.B798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8450" calcext:value-type="float">
            <text:p>88450</text:p>
          </table:table-cell>
          <table:table-cell table:formula="of:=[.B799]/[.A799]" office:value-type="float" office:value="111.25786163522" calcext:value-type="float">
            <text:p>111.25786163522</text:p>
          </table:table-cell>
          <table:table-cell table:formula="of:=FLOOR([.A799] / [.$D$2]) * [.$B$2]* [.$D$2] + MOD([.A799]; [.$D$2]) * [.$C$10] + MOD([.A799] - FLOOR([.A799] / [.$D$2]); 3) * 10/6" office:value-type="float" office:value="88450" calcext:value-type="float">
            <text:p>88450</text:p>
          </table:table-cell>
          <table:table-cell table:style-name="ce2" table:formula="of:=[.D799]-[.B799]" office:value-type="float" office:value="0" calcext:value-type="float">
            <text:p>0</text:p>
          </table:table-cell>
          <table:table-cell/>
          <table:table-cell table:style-name="ce3" table:formula="of:=IF([.F799] &lt;&gt; 0; [.F799]-[.B799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8560" calcext:value-type="float">
            <text:p>88560</text:p>
          </table:table-cell>
          <table:table-cell table:formula="of:=[.B800]/[.A800]" office:value-type="float" office:value="111.256281407035" calcext:value-type="float">
            <text:p>111.256281407035</text:p>
          </table:table-cell>
          <table:table-cell table:formula="of:=FLOOR([.A800] / [.$D$2]) * [.$B$2]* [.$D$2] + MOD([.A800]; [.$D$2]) * [.$C$10] + MOD([.A800] - FLOOR([.A800] / [.$D$2]); 3) * 10/6" office:value-type="float" office:value="88560" calcext:value-type="float">
            <text:p>88560</text:p>
          </table:table-cell>
          <table:table-cell table:style-name="ce2" table:formula="of:=[.D800]-[.B800]" office:value-type="float" office:value="0" calcext:value-type="float">
            <text:p>0</text:p>
          </table:table-cell>
          <table:table-cell/>
          <table:table-cell table:style-name="ce3" table:formula="of:=IF([.F800] &lt;&gt; 0; [.F800]-[.B800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8675" calcext:value-type="float">
            <text:p>88675</text:p>
          </table:table-cell>
          <table:table-cell table:formula="of:=[.B801]/[.A801]" office:value-type="float" office:value="111.260978670013" calcext:value-type="float">
            <text:p>111.260978670013</text:p>
          </table:table-cell>
          <table:table-cell table:formula="of:=FLOOR([.A801] / [.$D$2]) * [.$B$2]* [.$D$2] + MOD([.A801]; [.$D$2]) * [.$C$10] + MOD([.A801] - FLOOR([.A801] / [.$D$2]); 3) * 10/6" office:value-type="float" office:value="88675" calcext:value-type="float">
            <text:p>88675</text:p>
          </table:table-cell>
          <table:table-cell table:style-name="ce2" table:formula="of:=[.D801]-[.B801]" office:value-type="float" office:value="0" calcext:value-type="float">
            <text:p>0</text:p>
          </table:table-cell>
          <table:table-cell/>
          <table:table-cell table:style-name="ce3" table:formula="of:=IF([.F801] &lt;&gt; 0; [.F801]-[.B801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8790" calcext:value-type="float">
            <text:p>88790</text:p>
          </table:table-cell>
          <table:table-cell table:formula="of:=[.B802]/[.A802]" office:value-type="float" office:value="111.265664160401" calcext:value-type="float">
            <text:p>111.265664160401</text:p>
          </table:table-cell>
          <table:table-cell table:formula="of:=FLOOR([.A802] / [.$D$2]) * [.$B$2]* [.$D$2] + MOD([.A802]; [.$D$2]) * [.$C$10] + MOD([.A802] - FLOOR([.A802] / [.$D$2]); 3) * 10/6" office:value-type="float" office:value="88790" calcext:value-type="float">
            <text:p>88790</text:p>
          </table:table-cell>
          <table:table-cell table:style-name="ce2" table:formula="of:=[.D802]-[.B802]" office:value-type="float" office:value="0" calcext:value-type="float">
            <text:p>0</text:p>
          </table:table-cell>
          <table:table-cell/>
          <table:table-cell table:style-name="ce3" table:formula="of:=IF([.F802] &lt;&gt; 0; [.F802]-[.B802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8900" calcext:value-type="float">
            <text:p>88900</text:p>
          </table:table-cell>
          <table:table-cell table:formula="of:=[.B803]/[.A803]" office:value-type="float" office:value="111.264080100125" calcext:value-type="float">
            <text:p>111.264080100125</text:p>
          </table:table-cell>
          <table:table-cell table:formula="of:=FLOOR([.A803] / [.$D$2]) * [.$B$2]* [.$D$2] + MOD([.A803]; [.$D$2]) * [.$C$10] + MOD([.A803] - FLOOR([.A803] / [.$D$2]); 3) * 10/6" office:value-type="float" office:value="88900" calcext:value-type="float">
            <text:p>88900</text:p>
          </table:table-cell>
          <table:table-cell table:style-name="ce2" table:formula="of:=[.D803]-[.B803]" office:value-type="float" office:value="0" calcext:value-type="float">
            <text:p>0</text:p>
          </table:table-cell>
          <table:table-cell/>
          <table:table-cell table:style-name="ce3" table:formula="of:=IF([.F803] &lt;&gt; 0; [.F803]-[.B803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8960" calcext:value-type="float">
            <text:p>88960</text:p>
          </table:table-cell>
          <table:table-cell table:formula="of:=[.B804]/[.A804]" office:value-type="float" office:value="111.2" calcext:value-type="float">
            <text:p>111.2</text:p>
          </table:table-cell>
          <table:table-cell table:formula="of:=FLOOR([.A804] / [.$D$2]) * [.$B$2]* [.$D$2] + MOD([.A804]; [.$D$2]) * [.$C$10] + MOD([.A804] - FLOOR([.A804] / [.$D$2]); 3) * 10/6" office:value-type="float" office:value="88960" calcext:value-type="float">
            <text:p>88960</text:p>
          </table:table-cell>
          <table:table-cell table:style-name="ce2" table:formula="of:=[.D804]-[.B804]" office:value-type="float" office:value="0" calcext:value-type="float">
            <text:p>0</text:p>
          </table:table-cell>
          <table:table-cell/>
          <table:table-cell table:style-name="ce3" table:formula="of:=IF([.F804] &lt;&gt; 0; [.F804]-[.B804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9075" calcext:value-type="float">
            <text:p>89075</text:p>
          </table:table-cell>
          <table:table-cell table:formula="of:=[.B805]/[.A805]" office:value-type="float" office:value="111.204744069913" calcext:value-type="float">
            <text:p>111.204744069913</text:p>
          </table:table-cell>
          <table:table-cell table:formula="of:=FLOOR([.A805] / [.$D$2]) * [.$B$2]* [.$D$2] + MOD([.A805]; [.$D$2]) * [.$C$10] + MOD([.A805] - FLOOR([.A805] / [.$D$2]); 3) * 10/6" office:value-type="float" office:value="89075" calcext:value-type="float">
            <text:p>89075</text:p>
          </table:table-cell>
          <table:table-cell table:style-name="ce2" table:formula="of:=[.D805]-[.B805]" office:value-type="float" office:value="0" calcext:value-type="float">
            <text:p>0</text:p>
          </table:table-cell>
          <table:table-cell/>
          <table:table-cell table:style-name="ce3" table:formula="of:=IF([.F805] &lt;&gt; 0; [.F805]-[.B805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9190" calcext:value-type="float">
            <text:p>89190</text:p>
          </table:table-cell>
          <table:table-cell table:formula="of:=[.B806]/[.A806]" office:value-type="float" office:value="111.209476309227" calcext:value-type="float">
            <text:p>111.209476309227</text:p>
          </table:table-cell>
          <table:table-cell table:formula="of:=FLOOR([.A806] / [.$D$2]) * [.$B$2]* [.$D$2] + MOD([.A806]; [.$D$2]) * [.$C$10] + MOD([.A806] - FLOOR([.A806] / [.$D$2]); 3) * 10/6" office:value-type="float" office:value="89190" calcext:value-type="float">
            <text:p>89190</text:p>
          </table:table-cell>
          <table:table-cell table:style-name="ce2" table:formula="of:=[.D806]-[.B806]" office:value-type="float" office:value="0" calcext:value-type="float">
            <text:p>0</text:p>
          </table:table-cell>
          <table:table-cell/>
          <table:table-cell table:style-name="ce3" table:formula="of:=IF([.F806] &lt;&gt; 0; [.F806]-[.B806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9300" calcext:value-type="float">
            <text:p>89300</text:p>
          </table:table-cell>
          <table:table-cell table:formula="of:=[.B807]/[.A807]" office:value-type="float" office:value="111.20797011208" calcext:value-type="float">
            <text:p>111.20797011208</text:p>
          </table:table-cell>
          <table:table-cell table:formula="of:=FLOOR([.A807] / [.$D$2]) * [.$B$2]* [.$D$2] + MOD([.A807]; [.$D$2]) * [.$C$10] + MOD([.A807] - FLOOR([.A807] / [.$D$2]); 3) * 10/6" office:value-type="float" office:value="89300" calcext:value-type="float">
            <text:p>89300</text:p>
          </table:table-cell>
          <table:table-cell table:style-name="ce2" table:formula="of:=[.D807]-[.B807]" office:value-type="float" office:value="0" calcext:value-type="float">
            <text:p>0</text:p>
          </table:table-cell>
          <table:table-cell/>
          <table:table-cell table:style-name="ce3" table:formula="of:=IF([.F807] &lt;&gt; 0; [.F807]-[.B807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9415" calcext:value-type="float">
            <text:p>89415</text:p>
          </table:table-cell>
          <table:table-cell table:formula="of:=[.B808]/[.A808]" office:value-type="float" office:value="111.212686567164" calcext:value-type="float">
            <text:p>111.212686567164</text:p>
          </table:table-cell>
          <table:table-cell table:formula="of:=FLOOR([.A808] / [.$D$2]) * [.$B$2]* [.$D$2] + MOD([.A808]; [.$D$2]) * [.$C$10] + MOD([.A808] - FLOOR([.A808] / [.$D$2]); 3) * 10/6" office:value-type="float" office:value="89415" calcext:value-type="float">
            <text:p>89415</text:p>
          </table:table-cell>
          <table:table-cell table:style-name="ce2" table:formula="of:=[.D808]-[.B808]" office:value-type="float" office:value="0" calcext:value-type="float">
            <text:p>0</text:p>
          </table:table-cell>
          <table:table-cell/>
          <table:table-cell table:style-name="ce3" table:formula="of:=IF([.F808] &lt;&gt; 0; [.F808]-[.B808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9530" calcext:value-type="float">
            <text:p>89530</text:p>
          </table:table-cell>
          <table:table-cell table:formula="of:=[.B809]/[.A809]" office:value-type="float" office:value="111.217391304348" calcext:value-type="float">
            <text:p>111.217391304348</text:p>
          </table:table-cell>
          <table:table-cell table:formula="of:=FLOOR([.A809] / [.$D$2]) * [.$B$2]* [.$D$2] + MOD([.A809]; [.$D$2]) * [.$C$10] + MOD([.A809] - FLOOR([.A809] / [.$D$2]); 3) * 10/6" office:value-type="float" office:value="89530" calcext:value-type="float">
            <text:p>89530</text:p>
          </table:table-cell>
          <table:table-cell table:style-name="ce2" table:formula="of:=[.D809]-[.B809]" office:value-type="float" office:value="0" calcext:value-type="float">
            <text:p>0</text:p>
          </table:table-cell>
          <table:table-cell/>
          <table:table-cell table:style-name="ce3" table:formula="of:=IF([.F809] &lt;&gt; 0; [.F809]-[.B809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9640" calcext:value-type="float">
            <text:p>89640</text:p>
          </table:table-cell>
          <table:table-cell table:formula="of:=[.B810]/[.A810]" office:value-type="float" office:value="111.2158808933" calcext:value-type="float">
            <text:p>111.2158808933</text:p>
          </table:table-cell>
          <table:table-cell table:formula="of:=FLOOR([.A810] / [.$D$2]) * [.$B$2]* [.$D$2] + MOD([.A810]; [.$D$2]) * [.$C$10] + MOD([.A810] - FLOOR([.A810] / [.$D$2]); 3) * 10/6" office:value-type="float" office:value="89640" calcext:value-type="float">
            <text:p>89640</text:p>
          </table:table-cell>
          <table:table-cell table:style-name="ce2" table:formula="of:=[.D810]-[.B810]" office:value-type="float" office:value="0" calcext:value-type="float">
            <text:p>0</text:p>
          </table:table-cell>
          <table:table-cell/>
          <table:table-cell table:style-name="ce3" table:formula="of:=IF([.F810] &lt;&gt; 0; [.F810]-[.B810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9755" calcext:value-type="float">
            <text:p>89755</text:p>
          </table:table-cell>
          <table:table-cell table:formula="of:=[.B811]/[.A811]" office:value-type="float" office:value="111.220570012392" calcext:value-type="float">
            <text:p>111.220570012392</text:p>
          </table:table-cell>
          <table:table-cell table:formula="of:=FLOOR([.A811] / [.$D$2]) * [.$B$2]* [.$D$2] + MOD([.A811]; [.$D$2]) * [.$C$10] + MOD([.A811] - FLOOR([.A811] / [.$D$2]); 3) * 10/6" office:value-type="float" office:value="89755" calcext:value-type="float">
            <text:p>89755</text:p>
          </table:table-cell>
          <table:table-cell table:style-name="ce2" table:formula="of:=[.D811]-[.B811]" office:value-type="float" office:value="0" calcext:value-type="float">
            <text:p>0</text:p>
          </table:table-cell>
          <table:table-cell/>
          <table:table-cell table:style-name="ce3" table:formula="of:=IF([.F811] &lt;&gt; 0; [.F811]-[.B811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9870" calcext:value-type="float">
            <text:p>89870</text:p>
          </table:table-cell>
          <table:table-cell table:formula="of:=[.B812]/[.A812]" office:value-type="float" office:value="111.225247524752" calcext:value-type="float">
            <text:p>111.225247524752</text:p>
          </table:table-cell>
          <table:table-cell table:formula="of:=FLOOR([.A812] / [.$D$2]) * [.$B$2]* [.$D$2] + MOD([.A812]; [.$D$2]) * [.$C$10] + MOD([.A812] - FLOOR([.A812] / [.$D$2]); 3) * 10/6" office:value-type="float" office:value="89870" calcext:value-type="float">
            <text:p>89870</text:p>
          </table:table-cell>
          <table:table-cell table:style-name="ce2" table:formula="of:=[.D812]-[.B812]" office:value-type="float" office:value="0" calcext:value-type="float">
            <text:p>0</text:p>
          </table:table-cell>
          <table:table-cell/>
          <table:table-cell table:style-name="ce3" table:formula="of:=IF([.F812] &lt;&gt; 0; [.F812]-[.B812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9980" calcext:value-type="float">
            <text:p>89980</text:p>
          </table:table-cell>
          <table:table-cell table:formula="of:=[.B813]/[.A813]" office:value-type="float" office:value="111.223733003708" calcext:value-type="float">
            <text:p>111.223733003708</text:p>
          </table:table-cell>
          <table:table-cell table:formula="of:=FLOOR([.A813] / [.$D$2]) * [.$B$2]* [.$D$2] + MOD([.A813]; [.$D$2]) * [.$C$10] + MOD([.A813] - FLOOR([.A813] / [.$D$2]); 3) * 10/6" office:value-type="float" office:value="89980" calcext:value-type="float">
            <text:p>89980</text:p>
          </table:table-cell>
          <table:table-cell table:style-name="ce2" table:formula="of:=[.D813]-[.B813]" office:value-type="float" office:value="0" calcext:value-type="float">
            <text:p>0</text:p>
          </table:table-cell>
          <table:table-cell/>
          <table:table-cell table:style-name="ce3" table:formula="of:=IF([.F813] &lt;&gt; 0; [.F813]-[.B813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0095" calcext:value-type="float">
            <text:p>90095</text:p>
          </table:table-cell>
          <table:table-cell table:formula="of:=[.B814]/[.A814]" office:value-type="float" office:value="111.228395061728" calcext:value-type="float">
            <text:p>111.228395061728</text:p>
          </table:table-cell>
          <table:table-cell table:formula="of:=FLOOR([.A814] / [.$D$2]) * [.$B$2]* [.$D$2] + MOD([.A814]; [.$D$2]) * [.$C$10] + MOD([.A814] - FLOOR([.A814] / [.$D$2]); 3) * 10/6" office:value-type="float" office:value="90095" calcext:value-type="float">
            <text:p>90095</text:p>
          </table:table-cell>
          <table:table-cell table:style-name="ce2" table:formula="of:=[.D814]-[.B814]" office:value-type="float" office:value="0" calcext:value-type="float">
            <text:p>0</text:p>
          </table:table-cell>
          <table:table-cell/>
          <table:table-cell table:style-name="ce3" table:formula="of:=IF([.F814] &lt;&gt; 0; [.F814]-[.B814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0210" calcext:value-type="float">
            <text:p>90210</text:p>
          </table:table-cell>
          <table:table-cell table:formula="of:=[.B815]/[.A815]" office:value-type="float" office:value="111.233045622688" calcext:value-type="float">
            <text:p>111.233045622688</text:p>
          </table:table-cell>
          <table:table-cell table:formula="of:=FLOOR([.A815] / [.$D$2]) * [.$B$2]* [.$D$2] + MOD([.A815]; [.$D$2]) * [.$C$10] + MOD([.A815] - FLOOR([.A815] / [.$D$2]); 3) * 10/6" office:value-type="float" office:value="90210" calcext:value-type="float">
            <text:p>90210</text:p>
          </table:table-cell>
          <table:table-cell table:style-name="ce2" table:formula="of:=[.D815]-[.B815]" office:value-type="float" office:value="0" calcext:value-type="float">
            <text:p>0</text:p>
          </table:table-cell>
          <table:table-cell/>
          <table:table-cell table:style-name="ce3" table:formula="of:=IF([.F815] &lt;&gt; 0; [.F815]-[.B815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0320" calcext:value-type="float">
            <text:p>90320</text:p>
          </table:table-cell>
          <table:table-cell table:formula="of:=[.B816]/[.A816]" office:value-type="float" office:value="111.231527093596" calcext:value-type="float">
            <text:p>111.231527093596</text:p>
          </table:table-cell>
          <table:table-cell table:formula="of:=FLOOR([.A816] / [.$D$2]) * [.$B$2]* [.$D$2] + MOD([.A816]; [.$D$2]) * [.$C$10] + MOD([.A816] - FLOOR([.A816] / [.$D$2]); 3) * 10/6" office:value-type="float" office:value="90320" calcext:value-type="float">
            <text:p>90320</text:p>
          </table:table-cell>
          <table:table-cell table:style-name="ce2" table:formula="of:=[.D816]-[.B816]" office:value-type="float" office:value="0" calcext:value-type="float">
            <text:p>0</text:p>
          </table:table-cell>
          <table:table-cell/>
          <table:table-cell table:style-name="ce3" table:formula="of:=IF([.F816] &lt;&gt; 0; [.F816]-[.B816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0435" calcext:value-type="float">
            <text:p>90435</text:p>
          </table:table-cell>
          <table:table-cell table:formula="of:=[.B817]/[.A817]" office:value-type="float" office:value="111.236162361624" calcext:value-type="float">
            <text:p>111.236162361624</text:p>
          </table:table-cell>
          <table:table-cell table:formula="of:=FLOOR([.A817] / [.$D$2]) * [.$B$2]* [.$D$2] + MOD([.A817]; [.$D$2]) * [.$C$10] + MOD([.A817] - FLOOR([.A817] / [.$D$2]); 3) * 10/6" office:value-type="float" office:value="90435" calcext:value-type="float">
            <text:p>90435</text:p>
          </table:table-cell>
          <table:table-cell table:style-name="ce2" table:formula="of:=[.D817]-[.B817]" office:value-type="float" office:value="0" calcext:value-type="float">
            <text:p>0</text:p>
          </table:table-cell>
          <table:table-cell/>
          <table:table-cell table:style-name="ce3" table:formula="of:=IF([.F817] &lt;&gt; 0; [.F817]-[.B817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0550" calcext:value-type="float">
            <text:p>90550</text:p>
          </table:table-cell>
          <table:table-cell table:formula="of:=[.B818]/[.A818]" office:value-type="float" office:value="111.240786240786" calcext:value-type="float">
            <text:p>111.240786240786</text:p>
          </table:table-cell>
          <table:table-cell table:formula="of:=FLOOR([.A818] / [.$D$2]) * [.$B$2]* [.$D$2] + MOD([.A818]; [.$D$2]) * [.$C$10] + MOD([.A818] - FLOOR([.A818] / [.$D$2]); 3) * 10/6" office:value-type="float" office:value="90550" calcext:value-type="float">
            <text:p>90550</text:p>
          </table:table-cell>
          <table:table-cell table:style-name="ce2" table:formula="of:=[.D818]-[.B818]" office:value-type="float" office:value="0" calcext:value-type="float">
            <text:p>0</text:p>
          </table:table-cell>
          <table:table-cell/>
          <table:table-cell table:style-name="ce3" table:formula="of:=IF([.F818] &lt;&gt; 0; [.F818]-[.B818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0660" calcext:value-type="float">
            <text:p>90660</text:p>
          </table:table-cell>
          <table:table-cell table:formula="of:=[.B819]/[.A819]" office:value-type="float" office:value="111.239263803681" calcext:value-type="float">
            <text:p>111.239263803681</text:p>
          </table:table-cell>
          <table:table-cell table:formula="of:=FLOOR([.A819] / [.$D$2]) * [.$B$2]* [.$D$2] + MOD([.A819]; [.$D$2]) * [.$C$10] + MOD([.A819] - FLOOR([.A819] / [.$D$2]); 3) * 10/6" office:value-type="float" office:value="90660" calcext:value-type="float">
            <text:p>90660</text:p>
          </table:table-cell>
          <table:table-cell table:style-name="ce2" table:formula="of:=[.D819]-[.B819]" office:value-type="float" office:value="0" calcext:value-type="float">
            <text:p>0</text:p>
          </table:table-cell>
          <table:table-cell/>
          <table:table-cell table:style-name="ce3" table:formula="of:=IF([.F819] &lt;&gt; 0; [.F819]-[.B819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0775" calcext:value-type="float">
            <text:p>90775</text:p>
          </table:table-cell>
          <table:table-cell table:formula="of:=[.B820]/[.A820]" office:value-type="float" office:value="111.24387254902" calcext:value-type="float">
            <text:p>111.24387254902</text:p>
          </table:table-cell>
          <table:table-cell table:formula="of:=FLOOR([.A820] / [.$D$2]) * [.$B$2]* [.$D$2] + MOD([.A820]; [.$D$2]) * [.$C$10] + MOD([.A820] - FLOOR([.A820] / [.$D$2]); 3) * 10/6" office:value-type="float" office:value="90775" calcext:value-type="float">
            <text:p>90775</text:p>
          </table:table-cell>
          <table:table-cell table:style-name="ce2" table:formula="of:=[.D820]-[.B820]" office:value-type="float" office:value="0" calcext:value-type="float">
            <text:p>0</text:p>
          </table:table-cell>
          <table:table-cell/>
          <table:table-cell table:style-name="ce3" table:formula="of:=IF([.F820] &lt;&gt; 0; [.F820]-[.B820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0890" calcext:value-type="float">
            <text:p>90890</text:p>
          </table:table-cell>
          <table:table-cell table:formula="of:=[.B821]/[.A821]" office:value-type="float" office:value="111.24847001224" calcext:value-type="float">
            <text:p>111.24847001224</text:p>
          </table:table-cell>
          <table:table-cell table:formula="of:=FLOOR([.A821] / [.$D$2]) * [.$B$2]* [.$D$2] + MOD([.A821]; [.$D$2]) * [.$C$10] + MOD([.A821] - FLOOR([.A821] / [.$D$2]); 3) * 10/6" office:value-type="float" office:value="90890" calcext:value-type="float">
            <text:p>90890</text:p>
          </table:table-cell>
          <table:table-cell table:style-name="ce2" table:formula="of:=[.D821]-[.B821]" office:value-type="float" office:value="0" calcext:value-type="float">
            <text:p>0</text:p>
          </table:table-cell>
          <table:table-cell/>
          <table:table-cell table:style-name="ce3" table:formula="of:=IF([.F821] &lt;&gt; 0; [.F821]-[.B821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1000" calcext:value-type="float">
            <text:p>91000</text:p>
          </table:table-cell>
          <table:table-cell table:formula="of:=[.B822]/[.A822]" office:value-type="float" office:value="111.246943765281" calcext:value-type="float">
            <text:p>111.246943765281</text:p>
          </table:table-cell>
          <table:table-cell table:formula="of:=FLOOR([.A822] / [.$D$2]) * [.$B$2]* [.$D$2] + MOD([.A822]; [.$D$2]) * [.$C$10] + MOD([.A822] - FLOOR([.A822] / [.$D$2]); 3) * 10/6" office:value-type="float" office:value="91000" calcext:value-type="float">
            <text:p>91000</text:p>
          </table:table-cell>
          <table:table-cell table:style-name="ce2" table:formula="of:=[.D822]-[.B822]" office:value-type="float" office:value="0" calcext:value-type="float">
            <text:p>0</text:p>
          </table:table-cell>
          <table:table-cell/>
          <table:table-cell table:style-name="ce3" table:formula="of:=IF([.F822] &lt;&gt; 0; [.F822]-[.B822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1115" calcext:value-type="float">
            <text:p>91115</text:p>
          </table:table-cell>
          <table:table-cell table:formula="of:=[.B823]/[.A823]" office:value-type="float" office:value="111.251526251526" calcext:value-type="float">
            <text:p>111.251526251526</text:p>
          </table:table-cell>
          <table:table-cell table:formula="of:=FLOOR([.A823] / [.$D$2]) * [.$B$2]* [.$D$2] + MOD([.A823]; [.$D$2]) * [.$C$10] + MOD([.A823] - FLOOR([.A823] / [.$D$2]); 3) * 10/6" office:value-type="float" office:value="91115" calcext:value-type="float">
            <text:p>91115</text:p>
          </table:table-cell>
          <table:table-cell table:style-name="ce2" table:formula="of:=[.D823]-[.B823]" office:value-type="float" office:value="0" calcext:value-type="float">
            <text:p>0</text:p>
          </table:table-cell>
          <table:table-cell/>
          <table:table-cell table:style-name="ce3" table:formula="of:=IF([.F823] &lt;&gt; 0; [.F823]-[.B823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1230" calcext:value-type="float">
            <text:p>91230</text:p>
          </table:table-cell>
          <table:table-cell table:formula="of:=[.B824]/[.A824]" office:value-type="float" office:value="111.256097560976" calcext:value-type="float">
            <text:p>111.256097560976</text:p>
          </table:table-cell>
          <table:table-cell table:formula="of:=FLOOR([.A824] / [.$D$2]) * [.$B$2]* [.$D$2] + MOD([.A824]; [.$D$2]) * [.$C$10] + MOD([.A824] - FLOOR([.A824] / [.$D$2]); 3) * 10/6" office:value-type="float" office:value="91230" calcext:value-type="float">
            <text:p>91230</text:p>
          </table:table-cell>
          <table:table-cell table:style-name="ce2" table:formula="of:=[.D824]-[.B824]" office:value-type="float" office:value="0" calcext:value-type="float">
            <text:p>0</text:p>
          </table:table-cell>
          <table:table-cell/>
          <table:table-cell table:style-name="ce3" table:formula="of:=IF([.F824] &lt;&gt; 0; [.F824]-[.B824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1340" calcext:value-type="float">
            <text:p>91340</text:p>
          </table:table-cell>
          <table:table-cell table:formula="of:=[.B825]/[.A825]" office:value-type="float" office:value="111.254567600487" calcext:value-type="float">
            <text:p>111.254567600487</text:p>
          </table:table-cell>
          <table:table-cell table:formula="of:=FLOOR([.A825] / [.$D$2]) * [.$B$2]* [.$D$2] + MOD([.A825]; [.$D$2]) * [.$C$10] + MOD([.A825] - FLOOR([.A825] / [.$D$2]); 3) * 10/6" office:value-type="float" office:value="91340" calcext:value-type="float">
            <text:p>91340</text:p>
          </table:table-cell>
          <table:table-cell table:style-name="ce2" table:formula="of:=[.D825]-[.B825]" office:value-type="float" office:value="0" calcext:value-type="float">
            <text:p>0</text:p>
          </table:table-cell>
          <table:table-cell/>
          <table:table-cell table:style-name="ce3" table:formula="of:=IF([.F825] &lt;&gt; 0; [.F825]-[.B825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1455" calcext:value-type="float">
            <text:p>91455</text:p>
          </table:table-cell>
          <table:table-cell table:formula="of:=[.B826]/[.A826]" office:value-type="float" office:value="111.259124087591" calcext:value-type="float">
            <text:p>111.259124087591</text:p>
          </table:table-cell>
          <table:table-cell table:formula="of:=FLOOR([.A826] / [.$D$2]) * [.$B$2]* [.$D$2] + MOD([.A826]; [.$D$2]) * [.$C$10] + MOD([.A826] - FLOOR([.A826] / [.$D$2]); 3) * 10/6" office:value-type="float" office:value="91455" calcext:value-type="float">
            <text:p>91455</text:p>
          </table:table-cell>
          <table:table-cell table:style-name="ce2" table:formula="of:=[.D826]-[.B826]" office:value-type="float" office:value="0" calcext:value-type="float">
            <text:p>0</text:p>
          </table:table-cell>
          <table:table-cell/>
          <table:table-cell table:style-name="ce3" table:formula="of:=IF([.F826] &lt;&gt; 0; [.F826]-[.B826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1570" calcext:value-type="float">
            <text:p>91570</text:p>
          </table:table-cell>
          <table:table-cell table:formula="of:=[.B827]/[.A827]" office:value-type="float" office:value="111.263669501823" calcext:value-type="float">
            <text:p>111.263669501823</text:p>
          </table:table-cell>
          <table:table-cell table:formula="of:=FLOOR([.A827] / [.$D$2]) * [.$B$2]* [.$D$2] + MOD([.A827]; [.$D$2]) * [.$C$10] + MOD([.A827] - FLOOR([.A827] / [.$D$2]); 3) * 10/6" office:value-type="float" office:value="91570" calcext:value-type="float">
            <text:p>91570</text:p>
          </table:table-cell>
          <table:table-cell table:style-name="ce2" table:formula="of:=[.D827]-[.B827]" office:value-type="float" office:value="0" calcext:value-type="float">
            <text:p>0</text:p>
          </table:table-cell>
          <table:table-cell/>
          <table:table-cell table:style-name="ce3" table:formula="of:=IF([.F827] &lt;&gt; 0; [.F827]-[.B827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1680" calcext:value-type="float">
            <text:p>91680</text:p>
          </table:table-cell>
          <table:table-cell table:formula="of:=[.B828]/[.A828]" office:value-type="float" office:value="111.26213592233" calcext:value-type="float">
            <text:p>111.26213592233</text:p>
          </table:table-cell>
          <table:table-cell table:formula="of:=FLOOR([.A828] / [.$D$2]) * [.$B$2]* [.$D$2] + MOD([.A828]; [.$D$2]) * [.$C$10] + MOD([.A828] - FLOOR([.A828] / [.$D$2]); 3) * 10/6" office:value-type="float" office:value="91680" calcext:value-type="float">
            <text:p>91680</text:p>
          </table:table-cell>
          <table:table-cell table:style-name="ce2" table:formula="of:=[.D828]-[.B828]" office:value-type="float" office:value="0" calcext:value-type="float">
            <text:p>0</text:p>
          </table:table-cell>
          <table:table-cell/>
          <table:table-cell table:style-name="ce3" table:formula="of:=IF([.F828] &lt;&gt; 0; [.F828]-[.B828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1740" calcext:value-type="float">
            <text:p>91740</text:p>
          </table:table-cell>
          <table:table-cell table:formula="of:=[.B829]/[.A829]" office:value-type="float" office:value="111.2" calcext:value-type="float">
            <text:p>111.2</text:p>
          </table:table-cell>
          <table:table-cell table:formula="of:=FLOOR([.A829] / [.$D$2]) * [.$B$2]* [.$D$2] + MOD([.A829]; [.$D$2]) * [.$C$10] + MOD([.A829] - FLOOR([.A829] / [.$D$2]); 3) * 10/6" office:value-type="float" office:value="91740" calcext:value-type="float">
            <text:p>91740</text:p>
          </table:table-cell>
          <table:table-cell table:style-name="ce2" table:formula="of:=[.D829]-[.B829]" office:value-type="float" office:value="0" calcext:value-type="float">
            <text:p>0</text:p>
          </table:table-cell>
          <table:table-cell/>
          <table:table-cell table:style-name="ce3" table:formula="of:=IF([.F829] &lt;&gt; 0; [.F829]-[.B829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1855" calcext:value-type="float">
            <text:p>91855</text:p>
          </table:table-cell>
          <table:table-cell table:formula="of:=[.B830]/[.A830]" office:value-type="float" office:value="111.204600484262" calcext:value-type="float">
            <text:p>111.204600484262</text:p>
          </table:table-cell>
          <table:table-cell table:formula="of:=FLOOR([.A830] / [.$D$2]) * [.$B$2]* [.$D$2] + MOD([.A830]; [.$D$2]) * [.$C$10] + MOD([.A830] - FLOOR([.A830] / [.$D$2]); 3) * 10/6" office:value-type="float" office:value="91855" calcext:value-type="float">
            <text:p>91855</text:p>
          </table:table-cell>
          <table:table-cell table:style-name="ce2" table:formula="of:=[.D830]-[.B830]" office:value-type="float" office:value="0" calcext:value-type="float">
            <text:p>0</text:p>
          </table:table-cell>
          <table:table-cell/>
          <table:table-cell table:style-name="ce3" table:formula="of:=IF([.F830] &lt;&gt; 0; [.F830]-[.B830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1970" calcext:value-type="float">
            <text:p>91970</text:p>
          </table:table-cell>
          <table:table-cell table:formula="of:=[.B831]/[.A831]" office:value-type="float" office:value="111.209189842805" calcext:value-type="float">
            <text:p>111.209189842805</text:p>
          </table:table-cell>
          <table:table-cell table:formula="of:=FLOOR([.A831] / [.$D$2]) * [.$B$2]* [.$D$2] + MOD([.A831]; [.$D$2]) * [.$C$10] + MOD([.A831] - FLOOR([.A831] / [.$D$2]); 3) * 10/6" office:value-type="float" office:value="91970" calcext:value-type="float">
            <text:p>91970</text:p>
          </table:table-cell>
          <table:table-cell table:style-name="ce2" table:formula="of:=[.D831]-[.B831]" office:value-type="float" office:value="0" calcext:value-type="float">
            <text:p>0</text:p>
          </table:table-cell>
          <table:table-cell/>
          <table:table-cell table:style-name="ce3" table:formula="of:=IF([.F831] &lt;&gt; 0; [.F831]-[.B831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2080" calcext:value-type="float">
            <text:p>92080</text:p>
          </table:table-cell>
          <table:table-cell table:formula="of:=[.B832]/[.A832]" office:value-type="float" office:value="111.207729468599" calcext:value-type="float">
            <text:p>111.207729468599</text:p>
          </table:table-cell>
          <table:table-cell table:formula="of:=FLOOR([.A832] / [.$D$2]) * [.$B$2]* [.$D$2] + MOD([.A832]; [.$D$2]) * [.$C$10] + MOD([.A832] - FLOOR([.A832] / [.$D$2]); 3) * 10/6" office:value-type="float" office:value="92080" calcext:value-type="float">
            <text:p>92080</text:p>
          </table:table-cell>
          <table:table-cell table:style-name="ce2" table:formula="of:=[.D832]-[.B832]" office:value-type="float" office:value="0" calcext:value-type="float">
            <text:p>0</text:p>
          </table:table-cell>
          <table:table-cell/>
          <table:table-cell table:style-name="ce3" table:formula="of:=IF([.F832] &lt;&gt; 0; [.F832]-[.B832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2195" calcext:value-type="float">
            <text:p>92195</text:p>
          </table:table-cell>
          <table:table-cell table:formula="of:=[.B833]/[.A833]" office:value-type="float" office:value="111.2123039807" calcext:value-type="float">
            <text:p>111.2123039807</text:p>
          </table:table-cell>
          <table:table-cell table:formula="of:=FLOOR([.A833] / [.$D$2]) * [.$B$2]* [.$D$2] + MOD([.A833]; [.$D$2]) * [.$C$10] + MOD([.A833] - FLOOR([.A833] / [.$D$2]); 3) * 10/6" office:value-type="float" office:value="92195" calcext:value-type="float">
            <text:p>92195</text:p>
          </table:table-cell>
          <table:table-cell table:style-name="ce2" table:formula="of:=[.D833]-[.B833]" office:value-type="float" office:value="0" calcext:value-type="float">
            <text:p>0</text:p>
          </table:table-cell>
          <table:table-cell/>
          <table:table-cell table:style-name="ce3" table:formula="of:=IF([.F833] &lt;&gt; 0; [.F833]-[.B833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2310" calcext:value-type="float">
            <text:p>92310</text:p>
          </table:table-cell>
          <table:table-cell table:formula="of:=[.B834]/[.A834]" office:value-type="float" office:value="111.21686746988" calcext:value-type="float">
            <text:p>111.21686746988</text:p>
          </table:table-cell>
          <table:table-cell table:formula="of:=FLOOR([.A834] / [.$D$2]) * [.$B$2]* [.$D$2] + MOD([.A834]; [.$D$2]) * [.$C$10] + MOD([.A834] - FLOOR([.A834] / [.$D$2]); 3) * 10/6" office:value-type="float" office:value="92310" calcext:value-type="float">
            <text:p>92310</text:p>
          </table:table-cell>
          <table:table-cell table:style-name="ce2" table:formula="of:=[.D834]-[.B834]" office:value-type="float" office:value="0" calcext:value-type="float">
            <text:p>0</text:p>
          </table:table-cell>
          <table:table-cell/>
          <table:table-cell table:style-name="ce3" table:formula="of:=IF([.F834] &lt;&gt; 0; [.F834]-[.B834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2420" calcext:value-type="float">
            <text:p>92420</text:p>
          </table:table-cell>
          <table:table-cell table:formula="of:=[.B835]/[.A835]" office:value-type="float" office:value="111.215403128761" calcext:value-type="float">
            <text:p>111.215403128761</text:p>
          </table:table-cell>
          <table:table-cell table:formula="of:=FLOOR([.A835] / [.$D$2]) * [.$B$2]* [.$D$2] + MOD([.A835]; [.$D$2]) * [.$C$10] + MOD([.A835] - FLOOR([.A835] / [.$D$2]); 3) * 10/6" office:value-type="float" office:value="92420" calcext:value-type="float">
            <text:p>92420</text:p>
          </table:table-cell>
          <table:table-cell table:style-name="ce2" table:formula="of:=[.D835]-[.B835]" office:value-type="float" office:value="0" calcext:value-type="float">
            <text:p>0</text:p>
          </table:table-cell>
          <table:table-cell/>
          <table:table-cell table:style-name="ce3" table:formula="of:=IF([.F835] &lt;&gt; 0; [.F835]-[.B835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2535" calcext:value-type="float">
            <text:p>92535</text:p>
          </table:table-cell>
          <table:table-cell table:formula="of:=[.B836]/[.A836]" office:value-type="float" office:value="111.219951923077" calcext:value-type="float">
            <text:p>111.219951923077</text:p>
          </table:table-cell>
          <table:table-cell table:formula="of:=FLOOR([.A836] / [.$D$2]) * [.$B$2]* [.$D$2] + MOD([.A836]; [.$D$2]) * [.$C$10] + MOD([.A836] - FLOOR([.A836] / [.$D$2]); 3) * 10/6" office:value-type="float" office:value="92535" calcext:value-type="float">
            <text:p>92535</text:p>
          </table:table-cell>
          <table:table-cell table:style-name="ce2" table:formula="of:=[.D836]-[.B836]" office:value-type="float" office:value="0" calcext:value-type="float">
            <text:p>0</text:p>
          </table:table-cell>
          <table:table-cell/>
          <table:table-cell table:style-name="ce3" table:formula="of:=IF([.F836] &lt;&gt; 0; [.F836]-[.B836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2650" calcext:value-type="float">
            <text:p>92650</text:p>
          </table:table-cell>
          <table:table-cell table:formula="of:=[.B837]/[.A837]" office:value-type="float" office:value="111.224489795918" calcext:value-type="float">
            <text:p>111.224489795918</text:p>
          </table:table-cell>
          <table:table-cell table:formula="of:=FLOOR([.A837] / [.$D$2]) * [.$B$2]* [.$D$2] + MOD([.A837]; [.$D$2]) * [.$C$10] + MOD([.A837] - FLOOR([.A837] / [.$D$2]); 3) * 10/6" office:value-type="float" office:value="92650" calcext:value-type="float">
            <text:p>92650</text:p>
          </table:table-cell>
          <table:table-cell table:style-name="ce2" table:formula="of:=[.D837]-[.B837]" office:value-type="float" office:value="0" calcext:value-type="float">
            <text:p>0</text:p>
          </table:table-cell>
          <table:table-cell/>
          <table:table-cell table:style-name="ce3" table:formula="of:=IF([.F837] &lt;&gt; 0; [.F837]-[.B837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2760" calcext:value-type="float">
            <text:p>92760</text:p>
          </table:table-cell>
          <table:table-cell table:formula="of:=[.B838]/[.A838]" office:value-type="float" office:value="111.223021582734" calcext:value-type="float">
            <text:p>111.223021582734</text:p>
          </table:table-cell>
          <table:table-cell table:formula="of:=FLOOR([.A838] / [.$D$2]) * [.$B$2]* [.$D$2] + MOD([.A838]; [.$D$2]) * [.$C$10] + MOD([.A838] - FLOOR([.A838] / [.$D$2]); 3) * 10/6" office:value-type="float" office:value="92760" calcext:value-type="float">
            <text:p>92760</text:p>
          </table:table-cell>
          <table:table-cell table:style-name="ce2" table:formula="of:=[.D838]-[.B838]" office:value-type="float" office:value="0" calcext:value-type="float">
            <text:p>0</text:p>
          </table:table-cell>
          <table:table-cell/>
          <table:table-cell table:style-name="ce3" table:formula="of:=IF([.F838] &lt;&gt; 0; [.F838]-[.B838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2875" calcext:value-type="float">
            <text:p>92875</text:p>
          </table:table-cell>
          <table:table-cell table:formula="of:=[.B839]/[.A839]" office:value-type="float" office:value="111.22754491018" calcext:value-type="float">
            <text:p>111.22754491018</text:p>
          </table:table-cell>
          <table:table-cell table:formula="of:=FLOOR([.A839] / [.$D$2]) * [.$B$2]* [.$D$2] + MOD([.A839]; [.$D$2]) * [.$C$10] + MOD([.A839] - FLOOR([.A839] / [.$D$2]); 3) * 10/6" office:value-type="float" office:value="92875" calcext:value-type="float">
            <text:p>92875</text:p>
          </table:table-cell>
          <table:table-cell table:style-name="ce2" table:formula="of:=[.D839]-[.B839]" office:value-type="float" office:value="0" calcext:value-type="float">
            <text:p>0</text:p>
          </table:table-cell>
          <table:table-cell/>
          <table:table-cell table:style-name="ce3" table:formula="of:=IF([.F839] &lt;&gt; 0; [.F839]-[.B839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2990" calcext:value-type="float">
            <text:p>92990</text:p>
          </table:table-cell>
          <table:table-cell table:formula="of:=[.B840]/[.A840]" office:value-type="float" office:value="111.232057416268" calcext:value-type="float">
            <text:p>111.232057416268</text:p>
          </table:table-cell>
          <table:table-cell table:formula="of:=FLOOR([.A840] / [.$D$2]) * [.$B$2]* [.$D$2] + MOD([.A840]; [.$D$2]) * [.$C$10] + MOD([.A840] - FLOOR([.A840] / [.$D$2]); 3) * 10/6" office:value-type="float" office:value="92990" calcext:value-type="float">
            <text:p>92990</text:p>
          </table:table-cell>
          <table:table-cell table:style-name="ce2" table:formula="of:=[.D840]-[.B840]" office:value-type="float" office:value="0" calcext:value-type="float">
            <text:p>0</text:p>
          </table:table-cell>
          <table:table-cell/>
          <table:table-cell table:style-name="ce3" table:formula="of:=IF([.F840] &lt;&gt; 0; [.F840]-[.B840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3100" calcext:value-type="float">
            <text:p>93100</text:p>
          </table:table-cell>
          <table:table-cell table:formula="of:=[.B841]/[.A841]" office:value-type="float" office:value="111.230585424134" calcext:value-type="float">
            <text:p>111.230585424134</text:p>
          </table:table-cell>
          <table:table-cell table:formula="of:=FLOOR([.A841] / [.$D$2]) * [.$B$2]* [.$D$2] + MOD([.A841]; [.$D$2]) * [.$C$10] + MOD([.A841] - FLOOR([.A841] / [.$D$2]); 3) * 10/6" office:value-type="float" office:value="93100" calcext:value-type="float">
            <text:p>93100</text:p>
          </table:table-cell>
          <table:table-cell table:style-name="ce2" table:formula="of:=[.D841]-[.B841]" office:value-type="float" office:value="0" calcext:value-type="float">
            <text:p>0</text:p>
          </table:table-cell>
          <table:table-cell/>
          <table:table-cell table:style-name="ce3" table:formula="of:=IF([.F841] &lt;&gt; 0; [.F841]-[.B841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3215" calcext:value-type="float">
            <text:p>93215</text:p>
          </table:table-cell>
          <table:table-cell table:formula="of:=[.B842]/[.A842]" office:value-type="float" office:value="111.23508353222" calcext:value-type="float">
            <text:p>111.23508353222</text:p>
          </table:table-cell>
          <table:table-cell table:formula="of:=FLOOR([.A842] / [.$D$2]) * [.$B$2]* [.$D$2] + MOD([.A842]; [.$D$2]) * [.$C$10] + MOD([.A842] - FLOOR([.A842] / [.$D$2]); 3) * 10/6" office:value-type="float" office:value="93215" calcext:value-type="float">
            <text:p>93215</text:p>
          </table:table-cell>
          <table:table-cell table:style-name="ce2" table:formula="of:=[.D842]-[.B842]" office:value-type="float" office:value="0" calcext:value-type="float">
            <text:p>0</text:p>
          </table:table-cell>
          <table:table-cell/>
          <table:table-cell table:style-name="ce3" table:formula="of:=IF([.F842] &lt;&gt; 0; [.F842]-[.B842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3330" calcext:value-type="float">
            <text:p>93330</text:p>
          </table:table-cell>
          <table:table-cell table:formula="of:=[.B843]/[.A843]" office:value-type="float" office:value="111.239570917759" calcext:value-type="float">
            <text:p>111.239570917759</text:p>
          </table:table-cell>
          <table:table-cell table:formula="of:=FLOOR([.A843] / [.$D$2]) * [.$B$2]* [.$D$2] + MOD([.A843]; [.$D$2]) * [.$C$10] + MOD([.A843] - FLOOR([.A843] / [.$D$2]); 3) * 10/6" office:value-type="float" office:value="93330" calcext:value-type="float">
            <text:p>93330</text:p>
          </table:table-cell>
          <table:table-cell table:style-name="ce2" table:formula="of:=[.D843]-[.B843]" office:value-type="float" office:value="0" calcext:value-type="float">
            <text:p>0</text:p>
          </table:table-cell>
          <table:table-cell/>
          <table:table-cell table:style-name="ce3" table:formula="of:=IF([.F843] &lt;&gt; 0; [.F843]-[.B843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3440" calcext:value-type="float">
            <text:p>93440</text:p>
          </table:table-cell>
          <table:table-cell table:formula="of:=[.B844]/[.A844]" office:value-type="float" office:value="111.238095238095" calcext:value-type="float">
            <text:p>111.238095238095</text:p>
          </table:table-cell>
          <table:table-cell table:formula="of:=FLOOR([.A844] / [.$D$2]) * [.$B$2]* [.$D$2] + MOD([.A844]; [.$D$2]) * [.$C$10] + MOD([.A844] - FLOOR([.A844] / [.$D$2]); 3) * 10/6" office:value-type="float" office:value="93440" calcext:value-type="float">
            <text:p>93440</text:p>
          </table:table-cell>
          <table:table-cell table:style-name="ce2" table:formula="of:=[.D844]-[.B844]" office:value-type="float" office:value="0" calcext:value-type="float">
            <text:p>0</text:p>
          </table:table-cell>
          <table:table-cell/>
          <table:table-cell table:style-name="ce3" table:formula="of:=IF([.F844] &lt;&gt; 0; [.F844]-[.B844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3555" calcext:value-type="float">
            <text:p>93555</text:p>
          </table:table-cell>
          <table:table-cell table:formula="of:=[.B845]/[.A845]" office:value-type="float" office:value="111.242568370987" calcext:value-type="float">
            <text:p>111.242568370987</text:p>
          </table:table-cell>
          <table:table-cell table:formula="of:=FLOOR([.A845] / [.$D$2]) * [.$B$2]* [.$D$2] + MOD([.A845]; [.$D$2]) * [.$C$10] + MOD([.A845] - FLOOR([.A845] / [.$D$2]); 3) * 10/6" office:value-type="float" office:value="93555" calcext:value-type="float">
            <text:p>93555</text:p>
          </table:table-cell>
          <table:table-cell table:style-name="ce2" table:formula="of:=[.D845]-[.B845]" office:value-type="float" office:value="0" calcext:value-type="float">
            <text:p>0</text:p>
          </table:table-cell>
          <table:table-cell/>
          <table:table-cell table:style-name="ce3" table:formula="of:=IF([.F845] &lt;&gt; 0; [.F845]-[.B845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3670" calcext:value-type="float">
            <text:p>93670</text:p>
          </table:table-cell>
          <table:table-cell table:formula="of:=[.B846]/[.A846]" office:value-type="float" office:value="111.24703087886" calcext:value-type="float">
            <text:p>111.24703087886</text:p>
          </table:table-cell>
          <table:table-cell table:formula="of:=FLOOR([.A846] / [.$D$2]) * [.$B$2]* [.$D$2] + MOD([.A846]; [.$D$2]) * [.$C$10] + MOD([.A846] - FLOOR([.A846] / [.$D$2]); 3) * 10/6" office:value-type="float" office:value="93670" calcext:value-type="float">
            <text:p>93670</text:p>
          </table:table-cell>
          <table:table-cell table:style-name="ce2" table:formula="of:=[.D846]-[.B846]" office:value-type="float" office:value="0" calcext:value-type="float">
            <text:p>0</text:p>
          </table:table-cell>
          <table:table-cell/>
          <table:table-cell table:style-name="ce3" table:formula="of:=IF([.F846] &lt;&gt; 0; [.F846]-[.B846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3780" calcext:value-type="float">
            <text:p>93780</text:p>
          </table:table-cell>
          <table:table-cell table:formula="of:=[.B847]/[.A847]" office:value-type="float" office:value="111.245551601423" calcext:value-type="float">
            <text:p>111.245551601423</text:p>
          </table:table-cell>
          <table:table-cell table:formula="of:=FLOOR([.A847] / [.$D$2]) * [.$B$2]* [.$D$2] + MOD([.A847]; [.$D$2]) * [.$C$10] + MOD([.A847] - FLOOR([.A847] / [.$D$2]); 3) * 10/6" office:value-type="float" office:value="93780" calcext:value-type="float">
            <text:p>93780</text:p>
          </table:table-cell>
          <table:table-cell table:style-name="ce2" table:formula="of:=[.D847]-[.B847]" office:value-type="float" office:value="0" calcext:value-type="float">
            <text:p>0</text:p>
          </table:table-cell>
          <table:table-cell/>
          <table:table-cell table:style-name="ce3" table:formula="of:=IF([.F847] &lt;&gt; 0; [.F847]-[.B847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3895" calcext:value-type="float">
            <text:p>93895</text:p>
          </table:table-cell>
          <table:table-cell table:formula="of:=[.B848]/[.A848]" office:value-type="float" office:value="111.25" calcext:value-type="float">
            <text:p>111.25</text:p>
          </table:table-cell>
          <table:table-cell table:formula="of:=FLOOR([.A848] / [.$D$2]) * [.$B$2]* [.$D$2] + MOD([.A848]; [.$D$2]) * [.$C$10] + MOD([.A848] - FLOOR([.A848] / [.$D$2]); 3) * 10/6" office:value-type="float" office:value="93895" calcext:value-type="float">
            <text:p>93895</text:p>
          </table:table-cell>
          <table:table-cell table:style-name="ce2" table:formula="of:=[.D848]-[.B848]" office:value-type="float" office:value="0" calcext:value-type="float">
            <text:p>0</text:p>
          </table:table-cell>
          <table:table-cell/>
          <table:table-cell table:style-name="ce3" table:formula="of:=IF([.F848] &lt;&gt; 0; [.F848]-[.B848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4010" calcext:value-type="float">
            <text:p>94010</text:p>
          </table:table-cell>
          <table:table-cell table:formula="of:=[.B849]/[.A849]" office:value-type="float" office:value="111.254437869822" calcext:value-type="float">
            <text:p>111.254437869822</text:p>
          </table:table-cell>
          <table:table-cell table:formula="of:=FLOOR([.A849] / [.$D$2]) * [.$B$2]* [.$D$2] + MOD([.A849]; [.$D$2]) * [.$C$10] + MOD([.A849] - FLOOR([.A849] / [.$D$2]); 3) * 10/6" office:value-type="float" office:value="94010" calcext:value-type="float">
            <text:p>94010</text:p>
          </table:table-cell>
          <table:table-cell table:style-name="ce2" table:formula="of:=[.D849]-[.B849]" office:value-type="float" office:value="0" calcext:value-type="float">
            <text:p>0</text:p>
          </table:table-cell>
          <table:table-cell/>
          <table:table-cell table:style-name="ce3" table:formula="of:=IF([.F849] &lt;&gt; 0; [.F849]-[.B849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4120" calcext:value-type="float">
            <text:p>94120</text:p>
          </table:table-cell>
          <table:table-cell table:formula="of:=[.B850]/[.A850]" office:value-type="float" office:value="111.252955082742" calcext:value-type="float">
            <text:p>111.252955082742</text:p>
          </table:table-cell>
          <table:table-cell table:formula="of:=FLOOR([.A850] / [.$D$2]) * [.$B$2]* [.$D$2] + MOD([.A850]; [.$D$2]) * [.$C$10] + MOD([.A850] - FLOOR([.A850] / [.$D$2]); 3) * 10/6" office:value-type="float" office:value="94120" calcext:value-type="float">
            <text:p>94120</text:p>
          </table:table-cell>
          <table:table-cell table:style-name="ce2" table:formula="of:=[.D850]-[.B850]" office:value-type="float" office:value="0" calcext:value-type="float">
            <text:p>0</text:p>
          </table:table-cell>
          <table:table-cell/>
          <table:table-cell table:style-name="ce3" table:formula="of:=IF([.F850] &lt;&gt; 0; [.F850]-[.B850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4235" calcext:value-type="float">
            <text:p>94235</text:p>
          </table:table-cell>
          <table:table-cell table:formula="of:=[.B851]/[.A851]" office:value-type="float" office:value="111.257378984652" calcext:value-type="float">
            <text:p>111.257378984652</text:p>
          </table:table-cell>
          <table:table-cell table:formula="of:=FLOOR([.A851] / [.$D$2]) * [.$B$2]* [.$D$2] + MOD([.A851]; [.$D$2]) * [.$C$10] + MOD([.A851] - FLOOR([.A851] / [.$D$2]); 3) * 10/6" office:value-type="float" office:value="94235" calcext:value-type="float">
            <text:p>94235</text:p>
          </table:table-cell>
          <table:table-cell table:style-name="ce2" table:formula="of:=[.D851]-[.B851]" office:value-type="float" office:value="0" calcext:value-type="float">
            <text:p>0</text:p>
          </table:table-cell>
          <table:table-cell/>
          <table:table-cell table:style-name="ce3" table:formula="of:=IF([.F851] &lt;&gt; 0; [.F851]-[.B851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4350" calcext:value-type="float">
            <text:p>94350</text:p>
          </table:table-cell>
          <table:table-cell table:formula="of:=[.B852]/[.A852]" office:value-type="float" office:value="111.26179245283" calcext:value-type="float">
            <text:p>111.26179245283</text:p>
          </table:table-cell>
          <table:table-cell table:formula="of:=FLOOR([.A852] / [.$D$2]) * [.$B$2]* [.$D$2] + MOD([.A852]; [.$D$2]) * [.$C$10] + MOD([.A852] - FLOOR([.A852] / [.$D$2]); 3) * 10/6" office:value-type="float" office:value="94350" calcext:value-type="float">
            <text:p>94350</text:p>
          </table:table-cell>
          <table:table-cell table:style-name="ce2" table:formula="of:=[.D852]-[.B852]" office:value-type="float" office:value="0" calcext:value-type="float">
            <text:p>0</text:p>
          </table:table-cell>
          <table:table-cell/>
          <table:table-cell table:style-name="ce3" table:formula="of:=IF([.F852] &lt;&gt; 0; [.F852]-[.B852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4460" calcext:value-type="float">
            <text:p>94460</text:p>
          </table:table-cell>
          <table:table-cell table:formula="of:=[.B853]/[.A853]" office:value-type="float" office:value="111.260306242638" calcext:value-type="float">
            <text:p>111.260306242638</text:p>
          </table:table-cell>
          <table:table-cell table:formula="of:=FLOOR([.A853] / [.$D$2]) * [.$B$2]* [.$D$2] + MOD([.A853]; [.$D$2]) * [.$C$10] + MOD([.A853] - FLOOR([.A853] / [.$D$2]); 3) * 10/6" office:value-type="float" office:value="94460" calcext:value-type="float">
            <text:p>94460</text:p>
          </table:table-cell>
          <table:table-cell table:style-name="ce2" table:formula="of:=[.D853]-[.B853]" office:value-type="float" office:value="0" calcext:value-type="float">
            <text:p>0</text:p>
          </table:table-cell>
          <table:table-cell/>
          <table:table-cell table:style-name="ce3" table:formula="of:=IF([.F853] &lt;&gt; 0; [.F853]-[.B853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4520" calcext:value-type="float">
            <text:p>94520</text:p>
          </table:table-cell>
          <table:table-cell table:formula="of:=[.B854]/[.A854]" office:value-type="float" office:value="111.2" calcext:value-type="float">
            <text:p>111.2</text:p>
          </table:table-cell>
          <table:table-cell table:formula="of:=FLOOR([.A854] / [.$D$2]) * [.$B$2]* [.$D$2] + MOD([.A854]; [.$D$2]) * [.$C$10] + MOD([.A854] - FLOOR([.A854] / [.$D$2]); 3) * 10/6" office:value-type="float" office:value="94520" calcext:value-type="float">
            <text:p>94520</text:p>
          </table:table-cell>
          <table:table-cell table:style-name="ce2" table:formula="of:=[.D854]-[.B854]" office:value-type="float" office:value="0" calcext:value-type="float">
            <text:p>0</text:p>
          </table:table-cell>
          <table:table-cell/>
          <table:table-cell table:style-name="ce3" table:formula="of:=IF([.F854] &lt;&gt; 0; [.F854]-[.B854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4635" calcext:value-type="float">
            <text:p>94635</text:p>
          </table:table-cell>
          <table:table-cell table:formula="of:=[.B855]/[.A855]" office:value-type="float" office:value="111.2044653349" calcext:value-type="float">
            <text:p>111.2044653349</text:p>
          </table:table-cell>
          <table:table-cell table:formula="of:=FLOOR([.A855] / [.$D$2]) * [.$B$2]* [.$D$2] + MOD([.A855]; [.$D$2]) * [.$C$10] + MOD([.A855] - FLOOR([.A855] / [.$D$2]); 3) * 10/6" office:value-type="float" office:value="94635" calcext:value-type="float">
            <text:p>94635</text:p>
          </table:table-cell>
          <table:table-cell table:style-name="ce2" table:formula="of:=[.D855]-[.B855]" office:value-type="float" office:value="0" calcext:value-type="float">
            <text:p>0</text:p>
          </table:table-cell>
          <table:table-cell/>
          <table:table-cell table:style-name="ce3" table:formula="of:=IF([.F855] &lt;&gt; 0; [.F855]-[.B855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4750" calcext:value-type="float">
            <text:p>94750</text:p>
          </table:table-cell>
          <table:table-cell table:formula="of:=[.B856]/[.A856]" office:value-type="float" office:value="111.208920187793" calcext:value-type="float">
            <text:p>111.208920187793</text:p>
          </table:table-cell>
          <table:table-cell table:formula="of:=FLOOR([.A856] / [.$D$2]) * [.$B$2]* [.$D$2] + MOD([.A856]; [.$D$2]) * [.$C$10] + MOD([.A856] - FLOOR([.A856] / [.$D$2]); 3) * 10/6" office:value-type="float" office:value="94750" calcext:value-type="float">
            <text:p>94750</text:p>
          </table:table-cell>
          <table:table-cell table:style-name="ce2" table:formula="of:=[.D856]-[.B856]" office:value-type="float" office:value="0" calcext:value-type="float">
            <text:p>0</text:p>
          </table:table-cell>
          <table:table-cell/>
          <table:table-cell table:style-name="ce3" table:formula="of:=IF([.F856] &lt;&gt; 0; [.F856]-[.B856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4860" calcext:value-type="float">
            <text:p>94860</text:p>
          </table:table-cell>
          <table:table-cell table:formula="of:=[.B857]/[.A857]" office:value-type="float" office:value="111.207502930832" calcext:value-type="float">
            <text:p>111.207502930832</text:p>
          </table:table-cell>
          <table:table-cell table:formula="of:=FLOOR([.A857] / [.$D$2]) * [.$B$2]* [.$D$2] + MOD([.A857]; [.$D$2]) * [.$C$10] + MOD([.A857] - FLOOR([.A857] / [.$D$2]); 3) * 10/6" office:value-type="float" office:value="94860" calcext:value-type="float">
            <text:p>94860</text:p>
          </table:table-cell>
          <table:table-cell table:style-name="ce2" table:formula="of:=[.D857]-[.B857]" office:value-type="float" office:value="0" calcext:value-type="float">
            <text:p>0</text:p>
          </table:table-cell>
          <table:table-cell/>
          <table:table-cell table:style-name="ce3" table:formula="of:=IF([.F857] &lt;&gt; 0; [.F857]-[.B857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4975" calcext:value-type="float">
            <text:p>94975</text:p>
          </table:table-cell>
          <table:table-cell table:formula="of:=[.B858]/[.A858]" office:value-type="float" office:value="111.211943793911" calcext:value-type="float">
            <text:p>111.211943793911</text:p>
          </table:table-cell>
          <table:table-cell table:formula="of:=FLOOR([.A858] / [.$D$2]) * [.$B$2]* [.$D$2] + MOD([.A858]; [.$D$2]) * [.$C$10] + MOD([.A858] - FLOOR([.A858] / [.$D$2]); 3) * 10/6" office:value-type="float" office:value="94975" calcext:value-type="float">
            <text:p>94975</text:p>
          </table:table-cell>
          <table:table-cell table:style-name="ce2" table:formula="of:=[.D858]-[.B858]" office:value-type="float" office:value="0" calcext:value-type="float">
            <text:p>0</text:p>
          </table:table-cell>
          <table:table-cell/>
          <table:table-cell table:style-name="ce3" table:formula="of:=IF([.F858] &lt;&gt; 0; [.F858]-[.B858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5090" calcext:value-type="float">
            <text:p>95090</text:p>
          </table:table-cell>
          <table:table-cell table:formula="of:=[.B859]/[.A859]" office:value-type="float" office:value="111.216374269006" calcext:value-type="float">
            <text:p>111.216374269006</text:p>
          </table:table-cell>
          <table:table-cell table:formula="of:=FLOOR([.A859] / [.$D$2]) * [.$B$2]* [.$D$2] + MOD([.A859]; [.$D$2]) * [.$C$10] + MOD([.A859] - FLOOR([.A859] / [.$D$2]); 3) * 10/6" office:value-type="float" office:value="95090" calcext:value-type="float">
            <text:p>95090</text:p>
          </table:table-cell>
          <table:table-cell table:style-name="ce2" table:formula="of:=[.D859]-[.B859]" office:value-type="float" office:value="0" calcext:value-type="float">
            <text:p>0</text:p>
          </table:table-cell>
          <table:table-cell/>
          <table:table-cell table:style-name="ce3" table:formula="of:=IF([.F859] &lt;&gt; 0; [.F859]-[.B859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5200" calcext:value-type="float">
            <text:p>95200</text:p>
          </table:table-cell>
          <table:table-cell table:formula="of:=[.B860]/[.A860]" office:value-type="float" office:value="111.214953271028" calcext:value-type="float">
            <text:p>111.214953271028</text:p>
          </table:table-cell>
          <table:table-cell table:formula="of:=FLOOR([.A860] / [.$D$2]) * [.$B$2]* [.$D$2] + MOD([.A860]; [.$D$2]) * [.$C$10] + MOD([.A860] - FLOOR([.A860] / [.$D$2]); 3) * 10/6" office:value-type="float" office:value="95200" calcext:value-type="float">
            <text:p>95200</text:p>
          </table:table-cell>
          <table:table-cell table:style-name="ce2" table:formula="of:=[.D860]-[.B860]" office:value-type="float" office:value="0" calcext:value-type="float">
            <text:p>0</text:p>
          </table:table-cell>
          <table:table-cell/>
          <table:table-cell table:style-name="ce3" table:formula="of:=IF([.F860] &lt;&gt; 0; [.F860]-[.B860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5315" calcext:value-type="float">
            <text:p>95315</text:p>
          </table:table-cell>
          <table:table-cell table:formula="of:=[.B861]/[.A861]" office:value-type="float" office:value="111.219369894983" calcext:value-type="float">
            <text:p>111.219369894983</text:p>
          </table:table-cell>
          <table:table-cell table:formula="of:=FLOOR([.A861] / [.$D$2]) * [.$B$2]* [.$D$2] + MOD([.A861]; [.$D$2]) * [.$C$10] + MOD([.A861] - FLOOR([.A861] / [.$D$2]); 3) * 10/6" office:value-type="float" office:value="95315" calcext:value-type="float">
            <text:p>95315</text:p>
          </table:table-cell>
          <table:table-cell table:style-name="ce2" table:formula="of:=[.D861]-[.B861]" office:value-type="float" office:value="0" calcext:value-type="float">
            <text:p>0</text:p>
          </table:table-cell>
          <table:table-cell/>
          <table:table-cell table:style-name="ce3" table:formula="of:=IF([.F861] &lt;&gt; 0; [.F861]-[.B861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5430" calcext:value-type="float">
            <text:p>95430</text:p>
          </table:table-cell>
          <table:table-cell table:formula="of:=[.B862]/[.A862]" office:value-type="float" office:value="111.223776223776" calcext:value-type="float">
            <text:p>111.223776223776</text:p>
          </table:table-cell>
          <table:table-cell table:formula="of:=FLOOR([.A862] / [.$D$2]) * [.$B$2]* [.$D$2] + MOD([.A862]; [.$D$2]) * [.$C$10] + MOD([.A862] - FLOOR([.A862] / [.$D$2]); 3) * 10/6" office:value-type="float" office:value="95430" calcext:value-type="float">
            <text:p>95430</text:p>
          </table:table-cell>
          <table:table-cell table:style-name="ce2" table:formula="of:=[.D862]-[.B862]" office:value-type="float" office:value="0" calcext:value-type="float">
            <text:p>0</text:p>
          </table:table-cell>
          <table:table-cell/>
          <table:table-cell table:style-name="ce3" table:formula="of:=IF([.F862] &lt;&gt; 0; [.F862]-[.B862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5540" calcext:value-type="float">
            <text:p>95540</text:p>
          </table:table-cell>
          <table:table-cell table:formula="of:=[.B863]/[.A863]" office:value-type="float" office:value="111.222351571595" calcext:value-type="float">
            <text:p>111.222351571595</text:p>
          </table:table-cell>
          <table:table-cell table:formula="of:=FLOOR([.A863] / [.$D$2]) * [.$B$2]* [.$D$2] + MOD([.A863]; [.$D$2]) * [.$C$10] + MOD([.A863] - FLOOR([.A863] / [.$D$2]); 3) * 10/6" office:value-type="float" office:value="95540" calcext:value-type="float">
            <text:p>95540</text:p>
          </table:table-cell>
          <table:table-cell table:style-name="ce2" table:formula="of:=[.D863]-[.B863]" office:value-type="float" office:value="0" calcext:value-type="float">
            <text:p>0</text:p>
          </table:table-cell>
          <table:table-cell/>
          <table:table-cell table:style-name="ce3" table:formula="of:=IF([.F863] &lt;&gt; 0; [.F863]-[.B863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5655" calcext:value-type="float">
            <text:p>95655</text:p>
          </table:table-cell>
          <table:table-cell table:formula="of:=[.B864]/[.A864]" office:value-type="float" office:value="111.226744186047" calcext:value-type="float">
            <text:p>111.226744186047</text:p>
          </table:table-cell>
          <table:table-cell table:formula="of:=FLOOR([.A864] / [.$D$2]) * [.$B$2]* [.$D$2] + MOD([.A864]; [.$D$2]) * [.$C$10] + MOD([.A864] - FLOOR([.A864] / [.$D$2]); 3) * 10/6" office:value-type="float" office:value="95655" calcext:value-type="float">
            <text:p>95655</text:p>
          </table:table-cell>
          <table:table-cell table:style-name="ce2" table:formula="of:=[.D864]-[.B864]" office:value-type="float" office:value="0" calcext:value-type="float">
            <text:p>0</text:p>
          </table:table-cell>
          <table:table-cell/>
          <table:table-cell table:style-name="ce3" table:formula="of:=IF([.F864] &lt;&gt; 0; [.F864]-[.B864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5770" calcext:value-type="float">
            <text:p>95770</text:p>
          </table:table-cell>
          <table:table-cell table:formula="of:=[.B865]/[.A865]" office:value-type="float" office:value="111.23112659698" calcext:value-type="float">
            <text:p>111.23112659698</text:p>
          </table:table-cell>
          <table:table-cell table:formula="of:=FLOOR([.A865] / [.$D$2]) * [.$B$2]* [.$D$2] + MOD([.A865]; [.$D$2]) * [.$C$10] + MOD([.A865] - FLOOR([.A865] / [.$D$2]); 3) * 10/6" office:value-type="float" office:value="95770" calcext:value-type="float">
            <text:p>95770</text:p>
          </table:table-cell>
          <table:table-cell table:style-name="ce2" table:formula="of:=[.D865]-[.B865]" office:value-type="float" office:value="0" calcext:value-type="float">
            <text:p>0</text:p>
          </table:table-cell>
          <table:table-cell/>
          <table:table-cell table:style-name="ce3" table:formula="of:=IF([.F865] &lt;&gt; 0; [.F865]-[.B865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5880" calcext:value-type="float">
            <text:p>95880</text:p>
          </table:table-cell>
          <table:table-cell table:formula="of:=[.B866]/[.A866]" office:value-type="float" office:value="111.22969837587" calcext:value-type="float">
            <text:p>111.22969837587</text:p>
          </table:table-cell>
          <table:table-cell table:formula="of:=FLOOR([.A866] / [.$D$2]) * [.$B$2]* [.$D$2] + MOD([.A866]; [.$D$2]) * [.$C$10] + MOD([.A866] - FLOOR([.A866] / [.$D$2]); 3) * 10/6" office:value-type="float" office:value="95880" calcext:value-type="float">
            <text:p>95880</text:p>
          </table:table-cell>
          <table:table-cell table:style-name="ce2" table:formula="of:=[.D866]-[.B866]" office:value-type="float" office:value="0" calcext:value-type="float">
            <text:p>0</text:p>
          </table:table-cell>
          <table:table-cell/>
          <table:table-cell table:style-name="ce3" table:formula="of:=IF([.F866] &lt;&gt; 0; [.F866]-[.B866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5995" calcext:value-type="float">
            <text:p>95995</text:p>
          </table:table-cell>
          <table:table-cell table:formula="of:=[.B867]/[.A867]" office:value-type="float" office:value="111.234067207416" calcext:value-type="float">
            <text:p>111.234067207416</text:p>
          </table:table-cell>
          <table:table-cell table:formula="of:=FLOOR([.A867] / [.$D$2]) * [.$B$2]* [.$D$2] + MOD([.A867]; [.$D$2]) * [.$C$10] + MOD([.A867] - FLOOR([.A867] / [.$D$2]); 3) * 10/6" office:value-type="float" office:value="95995" calcext:value-type="float">
            <text:p>95995</text:p>
          </table:table-cell>
          <table:table-cell table:style-name="ce2" table:formula="of:=[.D867]-[.B867]" office:value-type="float" office:value="0" calcext:value-type="float">
            <text:p>0</text:p>
          </table:table-cell>
          <table:table-cell/>
          <table:table-cell table:style-name="ce3" table:formula="of:=IF([.F867] &lt;&gt; 0; [.F867]-[.B867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6110" calcext:value-type="float">
            <text:p>96110</text:p>
          </table:table-cell>
          <table:table-cell table:formula="of:=[.B868]/[.A868]" office:value-type="float" office:value="111.238425925926" calcext:value-type="float">
            <text:p>111.238425925926</text:p>
          </table:table-cell>
          <table:table-cell table:formula="of:=FLOOR([.A868] / [.$D$2]) * [.$B$2]* [.$D$2] + MOD([.A868]; [.$D$2]) * [.$C$10] + MOD([.A868] - FLOOR([.A868] / [.$D$2]); 3) * 10/6" office:value-type="float" office:value="96110" calcext:value-type="float">
            <text:p>96110</text:p>
          </table:table-cell>
          <table:table-cell table:style-name="ce2" table:formula="of:=[.D868]-[.B868]" office:value-type="float" office:value="0" calcext:value-type="float">
            <text:p>0</text:p>
          </table:table-cell>
          <table:table-cell/>
          <table:table-cell table:style-name="ce3" table:formula="of:=IF([.F868] &lt;&gt; 0; [.F868]-[.B868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6220" calcext:value-type="float">
            <text:p>96220</text:p>
          </table:table-cell>
          <table:table-cell table:formula="of:=[.B869]/[.A869]" office:value-type="float" office:value="111.236994219653" calcext:value-type="float">
            <text:p>111.236994219653</text:p>
          </table:table-cell>
          <table:table-cell table:formula="of:=FLOOR([.A869] / [.$D$2]) * [.$B$2]* [.$D$2] + MOD([.A869]; [.$D$2]) * [.$C$10] + MOD([.A869] - FLOOR([.A869] / [.$D$2]); 3) * 10/6" office:value-type="float" office:value="96220" calcext:value-type="float">
            <text:p>96220</text:p>
          </table:table-cell>
          <table:table-cell table:style-name="ce2" table:formula="of:=[.D869]-[.B869]" office:value-type="float" office:value="0" calcext:value-type="float">
            <text:p>0</text:p>
          </table:table-cell>
          <table:table-cell/>
          <table:table-cell table:style-name="ce3" table:formula="of:=IF([.F869] &lt;&gt; 0; [.F869]-[.B869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6335" calcext:value-type="float">
            <text:p>96335</text:p>
          </table:table-cell>
          <table:table-cell table:formula="of:=[.B870]/[.A870]" office:value-type="float" office:value="111.241339491917" calcext:value-type="float">
            <text:p>111.241339491917</text:p>
          </table:table-cell>
          <table:table-cell table:formula="of:=FLOOR([.A870] / [.$D$2]) * [.$B$2]* [.$D$2] + MOD([.A870]; [.$D$2]) * [.$C$10] + MOD([.A870] - FLOOR([.A870] / [.$D$2]); 3) * 10/6" office:value-type="float" office:value="96335" calcext:value-type="float">
            <text:p>96335</text:p>
          </table:table-cell>
          <table:table-cell table:style-name="ce2" table:formula="of:=[.D870]-[.B870]" office:value-type="float" office:value="0" calcext:value-type="float">
            <text:p>0</text:p>
          </table:table-cell>
          <table:table-cell/>
          <table:table-cell table:style-name="ce3" table:formula="of:=IF([.F870] &lt;&gt; 0; [.F870]-[.B870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6450" calcext:value-type="float">
            <text:p>96450</text:p>
          </table:table-cell>
          <table:table-cell table:formula="of:=[.B871]/[.A871]" office:value-type="float" office:value="111.245674740484" calcext:value-type="float">
            <text:p>111.245674740484</text:p>
          </table:table-cell>
          <table:table-cell table:formula="of:=FLOOR([.A871] / [.$D$2]) * [.$B$2]* [.$D$2] + MOD([.A871]; [.$D$2]) * [.$C$10] + MOD([.A871] - FLOOR([.A871] / [.$D$2]); 3) * 10/6" office:value-type="float" office:value="96450" calcext:value-type="float">
            <text:p>96450</text:p>
          </table:table-cell>
          <table:table-cell table:style-name="ce2" table:formula="of:=[.D871]-[.B871]" office:value-type="float" office:value="0" calcext:value-type="float">
            <text:p>0</text:p>
          </table:table-cell>
          <table:table-cell/>
          <table:table-cell table:style-name="ce3" table:formula="of:=IF([.F871] &lt;&gt; 0; [.F871]-[.B871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6560" calcext:value-type="float">
            <text:p>96560</text:p>
          </table:table-cell>
          <table:table-cell table:formula="of:=[.B872]/[.A872]" office:value-type="float" office:value="111.244239631336" calcext:value-type="float">
            <text:p>111.244239631336</text:p>
          </table:table-cell>
          <table:table-cell table:formula="of:=FLOOR([.A872] / [.$D$2]) * [.$B$2]* [.$D$2] + MOD([.A872]; [.$D$2]) * [.$C$10] + MOD([.A872] - FLOOR([.A872] / [.$D$2]); 3) * 10/6" office:value-type="float" office:value="96560" calcext:value-type="float">
            <text:p>96560</text:p>
          </table:table-cell>
          <table:table-cell table:style-name="ce2" table:formula="of:=[.D872]-[.B872]" office:value-type="float" office:value="0" calcext:value-type="float">
            <text:p>0</text:p>
          </table:table-cell>
          <table:table-cell/>
          <table:table-cell table:style-name="ce3" table:formula="of:=IF([.F872] &lt;&gt; 0; [.F872]-[.B872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6675" calcext:value-type="float">
            <text:p>96675</text:p>
          </table:table-cell>
          <table:table-cell table:formula="of:=[.B873]/[.A873]" office:value-type="float" office:value="111.248561565017" calcext:value-type="float">
            <text:p>111.248561565017</text:p>
          </table:table-cell>
          <table:table-cell table:formula="of:=FLOOR([.A873] / [.$D$2]) * [.$B$2]* [.$D$2] + MOD([.A873]; [.$D$2]) * [.$C$10] + MOD([.A873] - FLOOR([.A873] / [.$D$2]); 3) * 10/6" office:value-type="float" office:value="96675" calcext:value-type="float">
            <text:p>96675</text:p>
          </table:table-cell>
          <table:table-cell table:style-name="ce2" table:formula="of:=[.D873]-[.B873]" office:value-type="float" office:value="0" calcext:value-type="float">
            <text:p>0</text:p>
          </table:table-cell>
          <table:table-cell/>
          <table:table-cell table:style-name="ce3" table:formula="of:=IF([.F873] &lt;&gt; 0; [.F873]-[.B873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6790" calcext:value-type="float">
            <text:p>96790</text:p>
          </table:table-cell>
          <table:table-cell table:formula="of:=[.B874]/[.A874]" office:value-type="float" office:value="111.252873563218" calcext:value-type="float">
            <text:p>111.252873563218</text:p>
          </table:table-cell>
          <table:table-cell table:formula="of:=FLOOR([.A874] / [.$D$2]) * [.$B$2]* [.$D$2] + MOD([.A874]; [.$D$2]) * [.$C$10] + MOD([.A874] - FLOOR([.A874] / [.$D$2]); 3) * 10/6" office:value-type="float" office:value="96790" calcext:value-type="float">
            <text:p>96790</text:p>
          </table:table-cell>
          <table:table-cell table:style-name="ce2" table:formula="of:=[.D874]-[.B874]" office:value-type="float" office:value="0" calcext:value-type="float">
            <text:p>0</text:p>
          </table:table-cell>
          <table:table-cell/>
          <table:table-cell table:style-name="ce3" table:formula="of:=IF([.F874] &lt;&gt; 0; [.F874]-[.B874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6900" calcext:value-type="float">
            <text:p>96900</text:p>
          </table:table-cell>
          <table:table-cell table:formula="of:=[.B875]/[.A875]" office:value-type="float" office:value="111.251435132032" calcext:value-type="float">
            <text:p>111.251435132032</text:p>
          </table:table-cell>
          <table:table-cell table:formula="of:=FLOOR([.A875] / [.$D$2]) * [.$B$2]* [.$D$2] + MOD([.A875]; [.$D$2]) * [.$C$10] + MOD([.A875] - FLOOR([.A875] / [.$D$2]); 3) * 10/6" office:value-type="float" office:value="96900" calcext:value-type="float">
            <text:p>96900</text:p>
          </table:table-cell>
          <table:table-cell table:style-name="ce2" table:formula="of:=[.D875]-[.B875]" office:value-type="float" office:value="0" calcext:value-type="float">
            <text:p>0</text:p>
          </table:table-cell>
          <table:table-cell/>
          <table:table-cell table:style-name="ce3" table:formula="of:=IF([.F875] &lt;&gt; 0; [.F875]-[.B875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7015" calcext:value-type="float">
            <text:p>97015</text:p>
          </table:table-cell>
          <table:table-cell table:formula="of:=[.B876]/[.A876]" office:value-type="float" office:value="111.255733944954" calcext:value-type="float">
            <text:p>111.255733944954</text:p>
          </table:table-cell>
          <table:table-cell table:formula="of:=FLOOR([.A876] / [.$D$2]) * [.$B$2]* [.$D$2] + MOD([.A876]; [.$D$2]) * [.$C$10] + MOD([.A876] - FLOOR([.A876] / [.$D$2]); 3) * 10/6" office:value-type="float" office:value="97015" calcext:value-type="float">
            <text:p>97015</text:p>
          </table:table-cell>
          <table:table-cell table:style-name="ce2" table:formula="of:=[.D876]-[.B876]" office:value-type="float" office:value="0" calcext:value-type="float">
            <text:p>0</text:p>
          </table:table-cell>
          <table:table-cell/>
          <table:table-cell table:style-name="ce3" table:formula="of:=IF([.F876] &lt;&gt; 0; [.F876]-[.B876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7130" calcext:value-type="float">
            <text:p>97130</text:p>
          </table:table-cell>
          <table:table-cell table:formula="of:=[.B877]/[.A877]" office:value-type="float" office:value="111.260022909507" calcext:value-type="float">
            <text:p>111.260022909507</text:p>
          </table:table-cell>
          <table:table-cell table:formula="of:=FLOOR([.A877] / [.$D$2]) * [.$B$2]* [.$D$2] + MOD([.A877]; [.$D$2]) * [.$C$10] + MOD([.A877] - FLOOR([.A877] / [.$D$2]); 3) * 10/6" office:value-type="float" office:value="97130" calcext:value-type="float">
            <text:p>97130</text:p>
          </table:table-cell>
          <table:table-cell table:style-name="ce2" table:formula="of:=[.D877]-[.B877]" office:value-type="float" office:value="0" calcext:value-type="float">
            <text:p>0</text:p>
          </table:table-cell>
          <table:table-cell/>
          <table:table-cell table:style-name="ce3" table:formula="of:=IF([.F877] &lt;&gt; 0; [.F877]-[.B877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7240" calcext:value-type="float">
            <text:p>97240</text:p>
          </table:table-cell>
          <table:table-cell table:formula="of:=[.B878]/[.A878]" office:value-type="float" office:value="111.258581235698" calcext:value-type="float">
            <text:p>111.258581235698</text:p>
          </table:table-cell>
          <table:table-cell table:formula="of:=FLOOR([.A878] / [.$D$2]) * [.$B$2]* [.$D$2] + MOD([.A878]; [.$D$2]) * [.$C$10] + MOD([.A878] - FLOOR([.A878] / [.$D$2]); 3) * 10/6" office:value-type="float" office:value="97240" calcext:value-type="float">
            <text:p>97240</text:p>
          </table:table-cell>
          <table:table-cell table:style-name="ce2" table:formula="of:=[.D878]-[.B878]" office:value-type="float" office:value="0" calcext:value-type="float">
            <text:p>0</text:p>
          </table:table-cell>
          <table:table-cell/>
          <table:table-cell table:style-name="ce3" table:formula="of:=IF([.F878] &lt;&gt; 0; [.F878]-[.B878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7300" calcext:value-type="float">
            <text:p>97300</text:p>
          </table:table-cell>
          <table:table-cell table:formula="of:=[.B879]/[.A879]" office:value-type="float" office:value="111.2" calcext:value-type="float">
            <text:p>111.2</text:p>
          </table:table-cell>
          <table:table-cell table:formula="of:=FLOOR([.A879] / [.$D$2]) * [.$B$2]* [.$D$2] + MOD([.A879]; [.$D$2]) * [.$C$10] + MOD([.A879] - FLOOR([.A879] / [.$D$2]); 3) * 10/6" office:value-type="float" office:value="97300" calcext:value-type="float">
            <text:p>97300</text:p>
          </table:table-cell>
          <table:table-cell table:style-name="ce2" table:formula="of:=[.D879]-[.B879]" office:value-type="float" office:value="0" calcext:value-type="float">
            <text:p>0</text:p>
          </table:table-cell>
          <table:table-cell/>
          <table:table-cell table:style-name="ce3" table:formula="of:=IF([.F879] &lt;&gt; 0; [.F879]-[.B879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7415" calcext:value-type="float">
            <text:p>97415</text:p>
          </table:table-cell>
          <table:table-cell table:formula="of:=[.B880]/[.A880]" office:value-type="float" office:value="111.204337899543" calcext:value-type="float">
            <text:p>111.204337899543</text:p>
          </table:table-cell>
          <table:table-cell table:formula="of:=FLOOR([.A880] / [.$D$2]) * [.$B$2]* [.$D$2] + MOD([.A880]; [.$D$2]) * [.$C$10] + MOD([.A880] - FLOOR([.A880] / [.$D$2]); 3) * 10/6" office:value-type="float" office:value="97415" calcext:value-type="float">
            <text:p>97415</text:p>
          </table:table-cell>
          <table:table-cell table:style-name="ce2" table:formula="of:=[.D880]-[.B880]" office:value-type="float" office:value="0" calcext:value-type="float">
            <text:p>0</text:p>
          </table:table-cell>
          <table:table-cell/>
          <table:table-cell table:style-name="ce3" table:formula="of:=IF([.F880] &lt;&gt; 0; [.F880]-[.B880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7530" calcext:value-type="float">
            <text:p>97530</text:p>
          </table:table-cell>
          <table:table-cell table:formula="of:=[.B881]/[.A881]" office:value-type="float" office:value="111.208665906499" calcext:value-type="float">
            <text:p>111.208665906499</text:p>
          </table:table-cell>
          <table:table-cell table:formula="of:=FLOOR([.A881] / [.$D$2]) * [.$B$2]* [.$D$2] + MOD([.A881]; [.$D$2]) * [.$C$10] + MOD([.A881] - FLOOR([.A881] / [.$D$2]); 3) * 10/6" office:value-type="float" office:value="97530" calcext:value-type="float">
            <text:p>97530</text:p>
          </table:table-cell>
          <table:table-cell table:style-name="ce2" table:formula="of:=[.D881]-[.B881]" office:value-type="float" office:value="0" calcext:value-type="float">
            <text:p>0</text:p>
          </table:table-cell>
          <table:table-cell/>
          <table:table-cell table:style-name="ce3" table:formula="of:=IF([.F881] &lt;&gt; 0; [.F881]-[.B881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7640" calcext:value-type="float">
            <text:p>97640</text:p>
          </table:table-cell>
          <table:table-cell table:formula="of:=[.B882]/[.A882]" office:value-type="float" office:value="111.20728929385" calcext:value-type="float">
            <text:p>111.20728929385</text:p>
          </table:table-cell>
          <table:table-cell table:formula="of:=FLOOR([.A882] / [.$D$2]) * [.$B$2]* [.$D$2] + MOD([.A882]; [.$D$2]) * [.$C$10] + MOD([.A882] - FLOOR([.A882] / [.$D$2]); 3) * 10/6" office:value-type="float" office:value="97640" calcext:value-type="float">
            <text:p>97640</text:p>
          </table:table-cell>
          <table:table-cell table:style-name="ce2" table:formula="of:=[.D882]-[.B882]" office:value-type="float" office:value="0" calcext:value-type="float">
            <text:p>0</text:p>
          </table:table-cell>
          <table:table-cell/>
          <table:table-cell table:style-name="ce3" table:formula="of:=IF([.F882] &lt;&gt; 0; [.F882]-[.B882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7755" calcext:value-type="float">
            <text:p>97755</text:p>
          </table:table-cell>
          <table:table-cell table:formula="of:=[.B883]/[.A883]" office:value-type="float" office:value="111.211604095563" calcext:value-type="float">
            <text:p>111.211604095563</text:p>
          </table:table-cell>
          <table:table-cell table:formula="of:=FLOOR([.A883] / [.$D$2]) * [.$B$2]* [.$D$2] + MOD([.A883]; [.$D$2]) * [.$C$10] + MOD([.A883] - FLOOR([.A883] / [.$D$2]); 3) * 10/6" office:value-type="float" office:value="97755" calcext:value-type="float">
            <text:p>97755</text:p>
          </table:table-cell>
          <table:table-cell table:style-name="ce2" table:formula="of:=[.D883]-[.B883]" office:value-type="float" office:value="0" calcext:value-type="float">
            <text:p>0</text:p>
          </table:table-cell>
          <table:table-cell/>
          <table:table-cell table:style-name="ce3" table:formula="of:=IF([.F883] &lt;&gt; 0; [.F883]-[.B883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7870" calcext:value-type="float">
            <text:p>97870</text:p>
          </table:table-cell>
          <table:table-cell table:formula="of:=[.B884]/[.A884]" office:value-type="float" office:value="111.215909090909" calcext:value-type="float">
            <text:p>111.215909090909</text:p>
          </table:table-cell>
          <table:table-cell table:formula="of:=FLOOR([.A884] / [.$D$2]) * [.$B$2]* [.$D$2] + MOD([.A884]; [.$D$2]) * [.$C$10] + MOD([.A884] - FLOOR([.A884] / [.$D$2]); 3) * 10/6" office:value-type="float" office:value="97870" calcext:value-type="float">
            <text:p>97870</text:p>
          </table:table-cell>
          <table:table-cell table:style-name="ce2" table:formula="of:=[.D884]-[.B884]" office:value-type="float" office:value="0" calcext:value-type="float">
            <text:p>0</text:p>
          </table:table-cell>
          <table:table-cell/>
          <table:table-cell table:style-name="ce3" table:formula="of:=IF([.F884] &lt;&gt; 0; [.F884]-[.B884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7980" calcext:value-type="float">
            <text:p>97980</text:p>
          </table:table-cell>
          <table:table-cell table:formula="of:=[.B885]/[.A885]" office:value-type="float" office:value="111.214528944381" calcext:value-type="float">
            <text:p>111.214528944381</text:p>
          </table:table-cell>
          <table:table-cell table:formula="of:=FLOOR([.A885] / [.$D$2]) * [.$B$2]* [.$D$2] + MOD([.A885]; [.$D$2]) * [.$C$10] + MOD([.A885] - FLOOR([.A885] / [.$D$2]); 3) * 10/6" office:value-type="float" office:value="97980" calcext:value-type="float">
            <text:p>97980</text:p>
          </table:table-cell>
          <table:table-cell table:style-name="ce2" table:formula="of:=[.D885]-[.B885]" office:value-type="float" office:value="0" calcext:value-type="float">
            <text:p>0</text:p>
          </table:table-cell>
          <table:table-cell/>
          <table:table-cell table:style-name="ce3" table:formula="of:=IF([.F885] &lt;&gt; 0; [.F885]-[.B885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8095" calcext:value-type="float">
            <text:p>98095</text:p>
          </table:table-cell>
          <table:table-cell table:formula="of:=[.B886]/[.A886]" office:value-type="float" office:value="111.218820861678" calcext:value-type="float">
            <text:p>111.218820861678</text:p>
          </table:table-cell>
          <table:table-cell table:formula="of:=FLOOR([.A886] / [.$D$2]) * [.$B$2]* [.$D$2] + MOD([.A886]; [.$D$2]) * [.$C$10] + MOD([.A886] - FLOOR([.A886] / [.$D$2]); 3) * 10/6" office:value-type="float" office:value="98095" calcext:value-type="float">
            <text:p>98095</text:p>
          </table:table-cell>
          <table:table-cell table:style-name="ce2" table:formula="of:=[.D886]-[.B886]" office:value-type="float" office:value="0" calcext:value-type="float">
            <text:p>0</text:p>
          </table:table-cell>
          <table:table-cell/>
          <table:table-cell table:style-name="ce3" table:formula="of:=IF([.F886] &lt;&gt; 0; [.F886]-[.B886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8210" calcext:value-type="float">
            <text:p>98210</text:p>
          </table:table-cell>
          <table:table-cell table:formula="of:=[.B887]/[.A887]" office:value-type="float" office:value="111.223103057758" calcext:value-type="float">
            <text:p>111.223103057758</text:p>
          </table:table-cell>
          <table:table-cell table:formula="of:=FLOOR([.A887] / [.$D$2]) * [.$B$2]* [.$D$2] + MOD([.A887]; [.$D$2]) * [.$C$10] + MOD([.A887] - FLOOR([.A887] / [.$D$2]); 3) * 10/6" office:value-type="float" office:value="98210" calcext:value-type="float">
            <text:p>98210</text:p>
          </table:table-cell>
          <table:table-cell table:style-name="ce2" table:formula="of:=[.D887]-[.B887]" office:value-type="float" office:value="0" calcext:value-type="float">
            <text:p>0</text:p>
          </table:table-cell>
          <table:table-cell/>
          <table:table-cell table:style-name="ce3" table:formula="of:=IF([.F887] &lt;&gt; 0; [.F887]-[.B887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8320" calcext:value-type="float">
            <text:p>98320</text:p>
          </table:table-cell>
          <table:table-cell table:formula="of:=[.B888]/[.A888]" office:value-type="float" office:value="111.221719457014" calcext:value-type="float">
            <text:p>111.221719457014</text:p>
          </table:table-cell>
          <table:table-cell table:formula="of:=FLOOR([.A888] / [.$D$2]) * [.$B$2]* [.$D$2] + MOD([.A888]; [.$D$2]) * [.$C$10] + MOD([.A888] - FLOOR([.A888] / [.$D$2]); 3) * 10/6" office:value-type="float" office:value="98320" calcext:value-type="float">
            <text:p>98320</text:p>
          </table:table-cell>
          <table:table-cell table:style-name="ce2" table:formula="of:=[.D888]-[.B888]" office:value-type="float" office:value="0" calcext:value-type="float">
            <text:p>0</text:p>
          </table:table-cell>
          <table:table-cell/>
          <table:table-cell table:style-name="ce3" table:formula="of:=IF([.F888] &lt;&gt; 0; [.F888]-[.B888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8435" calcext:value-type="float">
            <text:p>98435</text:p>
          </table:table-cell>
          <table:table-cell table:formula="of:=[.B889]/[.A889]" office:value-type="float" office:value="111.225988700565" calcext:value-type="float">
            <text:p>111.225988700565</text:p>
          </table:table-cell>
          <table:table-cell table:formula="of:=FLOOR([.A889] / [.$D$2]) * [.$B$2]* [.$D$2] + MOD([.A889]; [.$D$2]) * [.$C$10] + MOD([.A889] - FLOOR([.A889] / [.$D$2]); 3) * 10/6" office:value-type="float" office:value="98435" calcext:value-type="float">
            <text:p>98435</text:p>
          </table:table-cell>
          <table:table-cell table:style-name="ce2" table:formula="of:=[.D889]-[.B889]" office:value-type="float" office:value="0" calcext:value-type="float">
            <text:p>0</text:p>
          </table:table-cell>
          <table:table-cell/>
          <table:table-cell table:style-name="ce3" table:formula="of:=IF([.F889] &lt;&gt; 0; [.F889]-[.B889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8550" calcext:value-type="float">
            <text:p>98550</text:p>
          </table:table-cell>
          <table:table-cell table:formula="of:=[.B890]/[.A890]" office:value-type="float" office:value="111.230248306998" calcext:value-type="float">
            <text:p>111.230248306998</text:p>
          </table:table-cell>
          <table:table-cell table:formula="of:=FLOOR([.A890] / [.$D$2]) * [.$B$2]* [.$D$2] + MOD([.A890]; [.$D$2]) * [.$C$10] + MOD([.A890] - FLOOR([.A890] / [.$D$2]); 3) * 10/6" office:value-type="float" office:value="98550" calcext:value-type="float">
            <text:p>98550</text:p>
          </table:table-cell>
          <table:table-cell table:style-name="ce2" table:formula="of:=[.D890]-[.B890]" office:value-type="float" office:value="0" calcext:value-type="float">
            <text:p>0</text:p>
          </table:table-cell>
          <table:table-cell/>
          <table:table-cell table:style-name="ce3" table:formula="of:=IF([.F890] &lt;&gt; 0; [.F890]-[.B890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8660" calcext:value-type="float">
            <text:p>98660</text:p>
          </table:table-cell>
          <table:table-cell table:formula="of:=[.B891]/[.A891]" office:value-type="float" office:value="111.228861330327" calcext:value-type="float">
            <text:p>111.228861330327</text:p>
          </table:table-cell>
          <table:table-cell table:formula="of:=FLOOR([.A891] / [.$D$2]) * [.$B$2]* [.$D$2] + MOD([.A891]; [.$D$2]) * [.$C$10] + MOD([.A891] - FLOOR([.A891] / [.$D$2]); 3) * 10/6" office:value-type="float" office:value="98660" calcext:value-type="float">
            <text:p>98660</text:p>
          </table:table-cell>
          <table:table-cell table:style-name="ce2" table:formula="of:=[.D891]-[.B891]" office:value-type="float" office:value="0" calcext:value-type="float">
            <text:p>0</text:p>
          </table:table-cell>
          <table:table-cell/>
          <table:table-cell table:style-name="ce3" table:formula="of:=IF([.F891] &lt;&gt; 0; [.F891]-[.B891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8775" calcext:value-type="float">
            <text:p>98775</text:p>
          </table:table-cell>
          <table:table-cell table:formula="of:=[.B892]/[.A892]" office:value-type="float" office:value="111.233108108108" calcext:value-type="float">
            <text:p>111.233108108108</text:p>
          </table:table-cell>
          <table:table-cell table:formula="of:=FLOOR([.A892] / [.$D$2]) * [.$B$2]* [.$D$2] + MOD([.A892]; [.$D$2]) * [.$C$10] + MOD([.A892] - FLOOR([.A892] / [.$D$2]); 3) * 10/6" office:value-type="float" office:value="98775" calcext:value-type="float">
            <text:p>98775</text:p>
          </table:table-cell>
          <table:table-cell table:style-name="ce2" table:formula="of:=[.D892]-[.B892]" office:value-type="float" office:value="0" calcext:value-type="float">
            <text:p>0</text:p>
          </table:table-cell>
          <table:table-cell/>
          <table:table-cell table:style-name="ce3" table:formula="of:=IF([.F892] &lt;&gt; 0; [.F892]-[.B892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8890" calcext:value-type="float">
            <text:p>98890</text:p>
          </table:table-cell>
          <table:table-cell table:formula="of:=[.B893]/[.A893]" office:value-type="float" office:value="111.237345331834" calcext:value-type="float">
            <text:p>111.237345331834</text:p>
          </table:table-cell>
          <table:table-cell table:formula="of:=FLOOR([.A893] / [.$D$2]) * [.$B$2]* [.$D$2] + MOD([.A893]; [.$D$2]) * [.$C$10] + MOD([.A893] - FLOOR([.A893] / [.$D$2]); 3) * 10/6" office:value-type="float" office:value="98890" calcext:value-type="float">
            <text:p>98890</text:p>
          </table:table-cell>
          <table:table-cell table:style-name="ce2" table:formula="of:=[.D893]-[.B893]" office:value-type="float" office:value="0" calcext:value-type="float">
            <text:p>0</text:p>
          </table:table-cell>
          <table:table-cell/>
          <table:table-cell table:style-name="ce3" table:formula="of:=IF([.F893] &lt;&gt; 0; [.F893]-[.B893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9000" calcext:value-type="float">
            <text:p>99000</text:p>
          </table:table-cell>
          <table:table-cell table:formula="of:=[.B894]/[.A894]" office:value-type="float" office:value="111.23595505618" calcext:value-type="float">
            <text:p>111.23595505618</text:p>
          </table:table-cell>
          <table:table-cell table:formula="of:=FLOOR([.A894] / [.$D$2]) * [.$B$2]* [.$D$2] + MOD([.A894]; [.$D$2]) * [.$C$10] + MOD([.A894] - FLOOR([.A894] / [.$D$2]); 3) * 10/6" office:value-type="float" office:value="99000" calcext:value-type="float">
            <text:p>99000</text:p>
          </table:table-cell>
          <table:table-cell table:style-name="ce2" table:formula="of:=[.D894]-[.B894]" office:value-type="float" office:value="0" calcext:value-type="float">
            <text:p>0</text:p>
          </table:table-cell>
          <table:table-cell/>
          <table:table-cell table:style-name="ce3" table:formula="of:=IF([.F894] &lt;&gt; 0; [.F894]-[.B894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9115" calcext:value-type="float">
            <text:p>99115</text:p>
          </table:table-cell>
          <table:table-cell table:formula="of:=[.B895]/[.A895]" office:value-type="float" office:value="111.240179573513" calcext:value-type="float">
            <text:p>111.240179573513</text:p>
          </table:table-cell>
          <table:table-cell table:formula="of:=FLOOR([.A895] / [.$D$2]) * [.$B$2]* [.$D$2] + MOD([.A895]; [.$D$2]) * [.$C$10] + MOD([.A895] - FLOOR([.A895] / [.$D$2]); 3) * 10/6" office:value-type="float" office:value="99115" calcext:value-type="float">
            <text:p>99115</text:p>
          </table:table-cell>
          <table:table-cell table:style-name="ce2" table:formula="of:=[.D895]-[.B895]" office:value-type="float" office:value="0" calcext:value-type="float">
            <text:p>0</text:p>
          </table:table-cell>
          <table:table-cell/>
          <table:table-cell table:style-name="ce3" table:formula="of:=IF([.F895] &lt;&gt; 0; [.F895]-[.B895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9230" calcext:value-type="float">
            <text:p>99230</text:p>
          </table:table-cell>
          <table:table-cell table:formula="of:=[.B896]/[.A896]" office:value-type="float" office:value="111.244394618834" calcext:value-type="float">
            <text:p>111.244394618834</text:p>
          </table:table-cell>
          <table:table-cell table:formula="of:=FLOOR([.A896] / [.$D$2]) * [.$B$2]* [.$D$2] + MOD([.A896]; [.$D$2]) * [.$C$10] + MOD([.A896] - FLOOR([.A896] / [.$D$2]); 3) * 10/6" office:value-type="float" office:value="99230" calcext:value-type="float">
            <text:p>99230</text:p>
          </table:table-cell>
          <table:table-cell table:style-name="ce2" table:formula="of:=[.D896]-[.B896]" office:value-type="float" office:value="0" calcext:value-type="float">
            <text:p>0</text:p>
          </table:table-cell>
          <table:table-cell/>
          <table:table-cell table:style-name="ce3" table:formula="of:=IF([.F896] &lt;&gt; 0; [.F896]-[.B896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9340" calcext:value-type="float">
            <text:p>99340</text:p>
          </table:table-cell>
          <table:table-cell table:formula="of:=[.B897]/[.A897]" office:value-type="float" office:value="111.243001119821" calcext:value-type="float">
            <text:p>111.243001119821</text:p>
          </table:table-cell>
          <table:table-cell table:formula="of:=FLOOR([.A897] / [.$D$2]) * [.$B$2]* [.$D$2] + MOD([.A897]; [.$D$2]) * [.$C$10] + MOD([.A897] - FLOOR([.A897] / [.$D$2]); 3) * 10/6" office:value-type="float" office:value="99340" calcext:value-type="float">
            <text:p>99340</text:p>
          </table:table-cell>
          <table:table-cell table:style-name="ce2" table:formula="of:=[.D897]-[.B897]" office:value-type="float" office:value="0" calcext:value-type="float">
            <text:p>0</text:p>
          </table:table-cell>
          <table:table-cell/>
          <table:table-cell table:style-name="ce3" table:formula="of:=IF([.F897] &lt;&gt; 0; [.F897]-[.B897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9455" calcext:value-type="float">
            <text:p>99455</text:p>
          </table:table-cell>
          <table:table-cell table:formula="of:=[.B898]/[.A898]" office:value-type="float" office:value="111.247203579418" calcext:value-type="float">
            <text:p>111.247203579418</text:p>
          </table:table-cell>
          <table:table-cell table:formula="of:=FLOOR([.A898] / [.$D$2]) * [.$B$2]* [.$D$2] + MOD([.A898]; [.$D$2]) * [.$C$10] + MOD([.A898] - FLOOR([.A898] / [.$D$2]); 3) * 10/6" office:value-type="float" office:value="99455" calcext:value-type="float">
            <text:p>99455</text:p>
          </table:table-cell>
          <table:table-cell table:style-name="ce2" table:formula="of:=[.D898]-[.B898]" office:value-type="float" office:value="0" calcext:value-type="float">
            <text:p>0</text:p>
          </table:table-cell>
          <table:table-cell/>
          <table:table-cell table:style-name="ce3" table:formula="of:=IF([.F898] &lt;&gt; 0; [.F898]-[.B898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9570" calcext:value-type="float">
            <text:p>99570</text:p>
          </table:table-cell>
          <table:table-cell table:formula="of:=[.B899]/[.A899]" office:value-type="float" office:value="111.251396648045" calcext:value-type="float">
            <text:p>111.251396648045</text:p>
          </table:table-cell>
          <table:table-cell table:formula="of:=FLOOR([.A899] / [.$D$2]) * [.$B$2]* [.$D$2] + MOD([.A899]; [.$D$2]) * [.$C$10] + MOD([.A899] - FLOOR([.A899] / [.$D$2]); 3) * 10/6" office:value-type="float" office:value="99570" calcext:value-type="float">
            <text:p>99570</text:p>
          </table:table-cell>
          <table:table-cell table:style-name="ce2" table:formula="of:=[.D899]-[.B899]" office:value-type="float" office:value="0" calcext:value-type="float">
            <text:p>0</text:p>
          </table:table-cell>
          <table:table-cell/>
          <table:table-cell table:style-name="ce3" table:formula="of:=IF([.F899] &lt;&gt; 0; [.F899]-[.B899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9680" calcext:value-type="float">
            <text:p>99680</text:p>
          </table:table-cell>
          <table:table-cell table:formula="of:=[.B900]/[.A900]" office:value-type="float" office:value="111.25" calcext:value-type="float">
            <text:p>111.25</text:p>
          </table:table-cell>
          <table:table-cell table:formula="of:=FLOOR([.A900] / [.$D$2]) * [.$B$2]* [.$D$2] + MOD([.A900]; [.$D$2]) * [.$C$10] + MOD([.A900] - FLOOR([.A900] / [.$D$2]); 3) * 10/6" office:value-type="float" office:value="99680" calcext:value-type="float">
            <text:p>99680</text:p>
          </table:table-cell>
          <table:table-cell table:style-name="ce2" table:formula="of:=[.D900]-[.B900]" office:value-type="float" office:value="0" calcext:value-type="float">
            <text:p>0</text:p>
          </table:table-cell>
          <table:table-cell/>
          <table:table-cell table:style-name="ce3" table:formula="of:=IF([.F900] &lt;&gt; 0; [.F900]-[.B900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9795" calcext:value-type="float">
            <text:p>99795</text:p>
          </table:table-cell>
          <table:table-cell table:formula="of:=[.B901]/[.A901]" office:value-type="float" office:value="111.254180602007" calcext:value-type="float">
            <text:p>111.254180602007</text:p>
          </table:table-cell>
          <table:table-cell table:formula="of:=FLOOR([.A901] / [.$D$2]) * [.$B$2]* [.$D$2] + MOD([.A901]; [.$D$2]) * [.$C$10] + MOD([.A901] - FLOOR([.A901] / [.$D$2]); 3) * 10/6" office:value-type="float" office:value="99795" calcext:value-type="float">
            <text:p>99795</text:p>
          </table:table-cell>
          <table:table-cell table:style-name="ce2" table:formula="of:=[.D901]-[.B901]" office:value-type="float" office:value="0" calcext:value-type="float">
            <text:p>0</text:p>
          </table:table-cell>
          <table:table-cell/>
          <table:table-cell table:style-name="ce3" table:formula="of:=IF([.F901] &lt;&gt; 0; [.F901]-[.B901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9910" calcext:value-type="float">
            <text:p>99910</text:p>
          </table:table-cell>
          <table:table-cell table:formula="of:=[.B902]/[.A902]" office:value-type="float" office:value="111.258351893096" calcext:value-type="float">
            <text:p>111.258351893096</text:p>
          </table:table-cell>
          <table:table-cell table:formula="of:=FLOOR([.A902] / [.$D$2]) * [.$B$2]* [.$D$2] + MOD([.A902]; [.$D$2]) * [.$C$10] + MOD([.A902] - FLOOR([.A902] / [.$D$2]); 3) * 10/6" office:value-type="float" office:value="99910" calcext:value-type="float">
            <text:p>99910</text:p>
          </table:table-cell>
          <table:table-cell table:style-name="ce2" table:formula="of:=[.D902]-[.B902]" office:value-type="float" office:value="0" calcext:value-type="float">
            <text:p>0</text:p>
          </table:table-cell>
          <table:table-cell/>
          <table:table-cell table:style-name="ce3" table:formula="of:=IF([.F902] &lt;&gt; 0; [.F902]-[.B902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0020" calcext:value-type="float">
            <text:p>100020</text:p>
          </table:table-cell>
          <table:table-cell table:formula="of:=[.B903]/[.A903]" office:value-type="float" office:value="111.256952169077" calcext:value-type="float">
            <text:p>111.256952169077</text:p>
          </table:table-cell>
          <table:table-cell table:formula="of:=FLOOR([.A903] / [.$D$2]) * [.$B$2]* [.$D$2] + MOD([.A903]; [.$D$2]) * [.$C$10] + MOD([.A903] - FLOOR([.A903] / [.$D$2]); 3) * 10/6" office:value-type="float" office:value="100020" calcext:value-type="float">
            <text:p>100020</text:p>
          </table:table-cell>
          <table:table-cell table:style-name="ce2" table:formula="of:=[.D903]-[.B903]" office:value-type="float" office:value="0" calcext:value-type="float">
            <text:p>0</text:p>
          </table:table-cell>
          <table:table-cell/>
          <table:table-cell table:style-name="ce3" table:formula="of:=IF([.F903] &lt;&gt; 0; [.F903]-[.B903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80" calcext:value-type="float">
            <text:p>100080</text:p>
          </table:table-cell>
          <table:table-cell table:formula="of:=[.B904]/[.A904]" office:value-type="float" office:value="111.2" calcext:value-type="float">
            <text:p>111.2</text:p>
          </table:table-cell>
          <table:table-cell table:formula="of:=FLOOR([.A904] / [.$D$2]) * [.$B$2]* [.$D$2] + MOD([.A904]; [.$D$2]) * [.$C$10] + MOD([.A904] - FLOOR([.A904] / [.$D$2]); 3) * 10/6" office:value-type="float" office:value="100080" calcext:value-type="float">
            <text:p>100080</text:p>
          </table:table-cell>
          <table:table-cell table:style-name="ce2" table:formula="of:=[.D904]-[.B904]" office:value-type="float" office:value="0" calcext:value-type="float">
            <text:p>0</text:p>
          </table:table-cell>
          <table:table-cell/>
          <table:table-cell table:style-name="ce3" table:formula="of:=IF([.F904] &lt;&gt; 0; [.F904]-[.B904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0195" calcext:value-type="float">
            <text:p>100195</text:p>
          </table:table-cell>
          <table:table-cell table:formula="of:=[.B905]/[.A905]" office:value-type="float" office:value="111.204217536071" calcext:value-type="float">
            <text:p>111.204217536071</text:p>
          </table:table-cell>
          <table:table-cell table:formula="of:=FLOOR([.A905] / [.$D$2]) * [.$B$2]* [.$D$2] + MOD([.A905]; [.$D$2]) * [.$C$10] + MOD([.A905] - FLOOR([.A905] / [.$D$2]); 3) * 10/6" office:value-type="float" office:value="100195" calcext:value-type="float">
            <text:p>100195</text:p>
          </table:table-cell>
          <table:table-cell table:style-name="ce2" table:formula="of:=[.D905]-[.B905]" office:value-type="float" office:value="0" calcext:value-type="float">
            <text:p>0</text:p>
          </table:table-cell>
          <table:table-cell/>
          <table:table-cell table:style-name="ce3" table:formula="of:=IF([.F905] &lt;&gt; 0; [.F905]-[.B905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0310" calcext:value-type="float">
            <text:p>100310</text:p>
          </table:table-cell>
          <table:table-cell table:formula="of:=[.B906]/[.A906]" office:value-type="float" office:value="111.208425720621" calcext:value-type="float">
            <text:p>111.208425720621</text:p>
          </table:table-cell>
          <table:table-cell table:formula="of:=FLOOR([.A906] / [.$D$2]) * [.$B$2]* [.$D$2] + MOD([.A906]; [.$D$2]) * [.$C$10] + MOD([.A906] - FLOOR([.A906] / [.$D$2]); 3) * 10/6" office:value-type="float" office:value="100310" calcext:value-type="float">
            <text:p>100310</text:p>
          </table:table-cell>
          <table:table-cell table:style-name="ce2" table:formula="of:=[.D906]-[.B906]" office:value-type="float" office:value="0" calcext:value-type="float">
            <text:p>0</text:p>
          </table:table-cell>
          <table:table-cell/>
          <table:table-cell table:style-name="ce3" table:formula="of:=IF([.F906] &lt;&gt; 0; [.F906]-[.B906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0420" calcext:value-type="float">
            <text:p>100420</text:p>
          </table:table-cell>
          <table:table-cell table:formula="of:=[.B907]/[.A907]" office:value-type="float" office:value="111.207087486157" calcext:value-type="float">
            <text:p>111.207087486157</text:p>
          </table:table-cell>
          <table:table-cell table:formula="of:=FLOOR([.A907] / [.$D$2]) * [.$B$2]* [.$D$2] + MOD([.A907]; [.$D$2]) * [.$C$10] + MOD([.A907] - FLOOR([.A907] / [.$D$2]); 3) * 10/6" office:value-type="float" office:value="100420" calcext:value-type="float">
            <text:p>100420</text:p>
          </table:table-cell>
          <table:table-cell table:style-name="ce2" table:formula="of:=[.D907]-[.B907]" office:value-type="float" office:value="0" calcext:value-type="float">
            <text:p>0</text:p>
          </table:table-cell>
          <table:table-cell/>
          <table:table-cell table:style-name="ce3" table:formula="of:=IF([.F907] &lt;&gt; 0; [.F907]-[.B907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0535" calcext:value-type="float">
            <text:p>100535</text:p>
          </table:table-cell>
          <table:table-cell table:formula="of:=[.B908]/[.A908]" office:value-type="float" office:value="111.211283185841" calcext:value-type="float">
            <text:p>111.211283185841</text:p>
          </table:table-cell>
          <table:table-cell table:formula="of:=FLOOR([.A908] / [.$D$2]) * [.$B$2]* [.$D$2] + MOD([.A908]; [.$D$2]) * [.$C$10] + MOD([.A908] - FLOOR([.A908] / [.$D$2]); 3) * 10/6" office:value-type="float" office:value="100535" calcext:value-type="float">
            <text:p>100535</text:p>
          </table:table-cell>
          <table:table-cell table:style-name="ce2" table:formula="of:=[.D908]-[.B908]" office:value-type="float" office:value="0" calcext:value-type="float">
            <text:p>0</text:p>
          </table:table-cell>
          <table:table-cell/>
          <table:table-cell table:style-name="ce3" table:formula="of:=IF([.F908] &lt;&gt; 0; [.F908]-[.B908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0650" calcext:value-type="float">
            <text:p>100650</text:p>
          </table:table-cell>
          <table:table-cell table:formula="of:=[.B909]/[.A909]" office:value-type="float" office:value="111.21546961326" calcext:value-type="float">
            <text:p>111.21546961326</text:p>
          </table:table-cell>
          <table:table-cell table:formula="of:=FLOOR([.A909] / [.$D$2]) * [.$B$2]* [.$D$2] + MOD([.A909]; [.$D$2]) * [.$C$10] + MOD([.A909] - FLOOR([.A909] / [.$D$2]); 3) * 10/6" office:value-type="float" office:value="100650" calcext:value-type="float">
            <text:p>100650</text:p>
          </table:table-cell>
          <table:table-cell table:style-name="ce2" table:formula="of:=[.D909]-[.B909]" office:value-type="float" office:value="0" calcext:value-type="float">
            <text:p>0</text:p>
          </table:table-cell>
          <table:table-cell/>
          <table:table-cell table:style-name="ce3" table:formula="of:=IF([.F909] &lt;&gt; 0; [.F909]-[.B909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0760" calcext:value-type="float">
            <text:p>100760</text:p>
          </table:table-cell>
          <table:table-cell table:formula="of:=[.B910]/[.A910]" office:value-type="float" office:value="111.21412803532" calcext:value-type="float">
            <text:p>111.21412803532</text:p>
          </table:table-cell>
          <table:table-cell table:formula="of:=FLOOR([.A910] / [.$D$2]) * [.$B$2]* [.$D$2] + MOD([.A910]; [.$D$2]) * [.$C$10] + MOD([.A910] - FLOOR([.A910] / [.$D$2]); 3) * 10/6" office:value-type="float" office:value="100760" calcext:value-type="float">
            <text:p>100760</text:p>
          </table:table-cell>
          <table:table-cell table:style-name="ce2" table:formula="of:=[.D910]-[.B910]" office:value-type="float" office:value="0" calcext:value-type="float">
            <text:p>0</text:p>
          </table:table-cell>
          <table:table-cell/>
          <table:table-cell table:style-name="ce3" table:formula="of:=IF([.F910] &lt;&gt; 0; [.F910]-[.B910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0875" calcext:value-type="float">
            <text:p>100875</text:p>
          </table:table-cell>
          <table:table-cell table:formula="of:=[.B911]/[.A911]" office:value-type="float" office:value="111.218302094818" calcext:value-type="float">
            <text:p>111.218302094818</text:p>
          </table:table-cell>
          <table:table-cell table:formula="of:=FLOOR([.A911] / [.$D$2]) * [.$B$2]* [.$D$2] + MOD([.A911]; [.$D$2]) * [.$C$10] + MOD([.A911] - FLOOR([.A911] / [.$D$2]); 3) * 10/6" office:value-type="float" office:value="100875" calcext:value-type="float">
            <text:p>100875</text:p>
          </table:table-cell>
          <table:table-cell table:style-name="ce2" table:formula="of:=[.D911]-[.B911]" office:value-type="float" office:value="0" calcext:value-type="float">
            <text:p>0</text:p>
          </table:table-cell>
          <table:table-cell/>
          <table:table-cell table:style-name="ce3" table:formula="of:=IF([.F911] &lt;&gt; 0; [.F911]-[.B911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0990" calcext:value-type="float">
            <text:p>100990</text:p>
          </table:table-cell>
          <table:table-cell table:formula="of:=[.B912]/[.A912]" office:value-type="float" office:value="111.222466960352" calcext:value-type="float">
            <text:p>111.222466960352</text:p>
          </table:table-cell>
          <table:table-cell table:formula="of:=FLOOR([.A912] / [.$D$2]) * [.$B$2]* [.$D$2] + MOD([.A912]; [.$D$2]) * [.$C$10] + MOD([.A912] - FLOOR([.A912] / [.$D$2]); 3) * 10/6" office:value-type="float" office:value="100990" calcext:value-type="float">
            <text:p>100990</text:p>
          </table:table-cell>
          <table:table-cell table:style-name="ce2" table:formula="of:=[.D912]-[.B912]" office:value-type="float" office:value="0" calcext:value-type="float">
            <text:p>0</text:p>
          </table:table-cell>
          <table:table-cell/>
          <table:table-cell table:style-name="ce3" table:formula="of:=IF([.F912] &lt;&gt; 0; [.F912]-[.B912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1100" calcext:value-type="float">
            <text:p>101100</text:p>
          </table:table-cell>
          <table:table-cell table:formula="of:=[.B913]/[.A913]" office:value-type="float" office:value="111.221122112211" calcext:value-type="float">
            <text:p>111.221122112211</text:p>
          </table:table-cell>
          <table:table-cell table:formula="of:=FLOOR([.A913] / [.$D$2]) * [.$B$2]* [.$D$2] + MOD([.A913]; [.$D$2]) * [.$C$10] + MOD([.A913] - FLOOR([.A913] / [.$D$2]); 3) * 10/6" office:value-type="float" office:value="101100" calcext:value-type="float">
            <text:p>101100</text:p>
          </table:table-cell>
          <table:table-cell table:style-name="ce2" table:formula="of:=[.D913]-[.B913]" office:value-type="float" office:value="0" calcext:value-type="float">
            <text:p>0</text:p>
          </table:table-cell>
          <table:table-cell/>
          <table:table-cell table:style-name="ce3" table:formula="of:=IF([.F913] &lt;&gt; 0; [.F913]-[.B913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1215" calcext:value-type="float">
            <text:p>101215</text:p>
          </table:table-cell>
          <table:table-cell table:formula="of:=[.B914]/[.A914]" office:value-type="float" office:value="111.225274725275" calcext:value-type="float">
            <text:p>111.225274725275</text:p>
          </table:table-cell>
          <table:table-cell table:formula="of:=FLOOR([.A914] / [.$D$2]) * [.$B$2]* [.$D$2] + MOD([.A914]; [.$D$2]) * [.$C$10] + MOD([.A914] - FLOOR([.A914] / [.$D$2]); 3) * 10/6" office:value-type="float" office:value="101215" calcext:value-type="float">
            <text:p>101215</text:p>
          </table:table-cell>
          <table:table-cell table:style-name="ce2" table:formula="of:=[.D914]-[.B914]" office:value-type="float" office:value="0" calcext:value-type="float">
            <text:p>0</text:p>
          </table:table-cell>
          <table:table-cell/>
          <table:table-cell table:style-name="ce3" table:formula="of:=IF([.F914] &lt;&gt; 0; [.F914]-[.B914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1330" calcext:value-type="float">
            <text:p>101330</text:p>
          </table:table-cell>
          <table:table-cell table:formula="of:=[.B915]/[.A915]" office:value-type="float" office:value="111.229418221734" calcext:value-type="float">
            <text:p>111.229418221734</text:p>
          </table:table-cell>
          <table:table-cell table:formula="of:=FLOOR([.A915] / [.$D$2]) * [.$B$2]* [.$D$2] + MOD([.A915]; [.$D$2]) * [.$C$10] + MOD([.A915] - FLOOR([.A915] / [.$D$2]); 3) * 10/6" office:value-type="float" office:value="101330" calcext:value-type="float">
            <text:p>101330</text:p>
          </table:table-cell>
          <table:table-cell table:style-name="ce2" table:formula="of:=[.D915]-[.B915]" office:value-type="float" office:value="0" calcext:value-type="float">
            <text:p>0</text:p>
          </table:table-cell>
          <table:table-cell/>
          <table:table-cell table:style-name="ce3" table:formula="of:=IF([.F915] &lt;&gt; 0; [.F915]-[.B915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1440" calcext:value-type="float">
            <text:p>101440</text:p>
          </table:table-cell>
          <table:table-cell table:formula="of:=[.B916]/[.A916]" office:value-type="float" office:value="111.228070175439" calcext:value-type="float">
            <text:p>111.228070175439</text:p>
          </table:table-cell>
          <table:table-cell table:formula="of:=FLOOR([.A916] / [.$D$2]) * [.$B$2]* [.$D$2] + MOD([.A916]; [.$D$2]) * [.$C$10] + MOD([.A916] - FLOOR([.A916] / [.$D$2]); 3) * 10/6" office:value-type="float" office:value="101440" calcext:value-type="float">
            <text:p>101440</text:p>
          </table:table-cell>
          <table:table-cell table:style-name="ce2" table:formula="of:=[.D916]-[.B916]" office:value-type="float" office:value="0" calcext:value-type="float">
            <text:p>0</text:p>
          </table:table-cell>
          <table:table-cell/>
          <table:table-cell table:style-name="ce3" table:formula="of:=IF([.F916] &lt;&gt; 0; [.F916]-[.B916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1555" calcext:value-type="float">
            <text:p>101555</text:p>
          </table:table-cell>
          <table:table-cell table:formula="of:=[.B917]/[.A917]" office:value-type="float" office:value="111.232201533406" calcext:value-type="float">
            <text:p>111.232201533406</text:p>
          </table:table-cell>
          <table:table-cell table:formula="of:=FLOOR([.A917] / [.$D$2]) * [.$B$2]* [.$D$2] + MOD([.A917]; [.$D$2]) * [.$C$10] + MOD([.A917] - FLOOR([.A917] / [.$D$2]); 3) * 10/6" office:value-type="float" office:value="101555" calcext:value-type="float">
            <text:p>101555</text:p>
          </table:table-cell>
          <table:table-cell table:style-name="ce2" table:formula="of:=[.D917]-[.B917]" office:value-type="float" office:value="0" calcext:value-type="float">
            <text:p>0</text:p>
          </table:table-cell>
          <table:table-cell/>
          <table:table-cell table:style-name="ce3" table:formula="of:=IF([.F917] &lt;&gt; 0; [.F917]-[.B917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1670" calcext:value-type="float">
            <text:p>101670</text:p>
          </table:table-cell>
          <table:table-cell table:formula="of:=[.B918]/[.A918]" office:value-type="float" office:value="111.236323851204" calcext:value-type="float">
            <text:p>111.236323851204</text:p>
          </table:table-cell>
          <table:table-cell table:formula="of:=FLOOR([.A918] / [.$D$2]) * [.$B$2]* [.$D$2] + MOD([.A918]; [.$D$2]) * [.$C$10] + MOD([.A918] - FLOOR([.A918] / [.$D$2]); 3) * 10/6" office:value-type="float" office:value="101670" calcext:value-type="float">
            <text:p>101670</text:p>
          </table:table-cell>
          <table:table-cell table:style-name="ce2" table:formula="of:=[.D918]-[.B918]" office:value-type="float" office:value="0" calcext:value-type="float">
            <text:p>0</text:p>
          </table:table-cell>
          <table:table-cell/>
          <table:table-cell table:style-name="ce3" table:formula="of:=IF([.F918] &lt;&gt; 0; [.F918]-[.B918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1780" calcext:value-type="float">
            <text:p>101780</text:p>
          </table:table-cell>
          <table:table-cell table:formula="of:=[.B919]/[.A919]" office:value-type="float" office:value="111.234972677596" calcext:value-type="float">
            <text:p>111.234972677596</text:p>
          </table:table-cell>
          <table:table-cell table:formula="of:=FLOOR([.A919] / [.$D$2]) * [.$B$2]* [.$D$2] + MOD([.A919]; [.$D$2]) * [.$C$10] + MOD([.A919] - FLOOR([.A919] / [.$D$2]); 3) * 10/6" office:value-type="float" office:value="101780" calcext:value-type="float">
            <text:p>101780</text:p>
          </table:table-cell>
          <table:table-cell table:style-name="ce2" table:formula="of:=[.D919]-[.B919]" office:value-type="float" office:value="0" calcext:value-type="float">
            <text:p>0</text:p>
          </table:table-cell>
          <table:table-cell/>
          <table:table-cell table:style-name="ce3" table:formula="of:=IF([.F919] &lt;&gt; 0; [.F919]-[.B919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1895" calcext:value-type="float">
            <text:p>101895</text:p>
          </table:table-cell>
          <table:table-cell table:formula="of:=[.B920]/[.A920]" office:value-type="float" office:value="111.239082969432" calcext:value-type="float">
            <text:p>111.239082969432</text:p>
          </table:table-cell>
          <table:table-cell table:formula="of:=FLOOR([.A920] / [.$D$2]) * [.$B$2]* [.$D$2] + MOD([.A920]; [.$D$2]) * [.$C$10] + MOD([.A920] - FLOOR([.A920] / [.$D$2]); 3) * 10/6" office:value-type="float" office:value="101895" calcext:value-type="float">
            <text:p>101895</text:p>
          </table:table-cell>
          <table:table-cell table:style-name="ce2" table:formula="of:=[.D920]-[.B920]" office:value-type="float" office:value="0" calcext:value-type="float">
            <text:p>0</text:p>
          </table:table-cell>
          <table:table-cell/>
          <table:table-cell table:style-name="ce3" table:formula="of:=IF([.F920] &lt;&gt; 0; [.F920]-[.B920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2010" calcext:value-type="float">
            <text:p>102010</text:p>
          </table:table-cell>
          <table:table-cell table:formula="of:=[.B921]/[.A921]" office:value-type="float" office:value="111.243184296619" calcext:value-type="float">
            <text:p>111.243184296619</text:p>
          </table:table-cell>
          <table:table-cell table:formula="of:=FLOOR([.A921] / [.$D$2]) * [.$B$2]* [.$D$2] + MOD([.A921]; [.$D$2]) * [.$C$10] + MOD([.A921] - FLOOR([.A921] / [.$D$2]); 3) * 10/6" office:value-type="float" office:value="102010" calcext:value-type="float">
            <text:p>102010</text:p>
          </table:table-cell>
          <table:table-cell table:style-name="ce2" table:formula="of:=[.D921]-[.B921]" office:value-type="float" office:value="0" calcext:value-type="float">
            <text:p>0</text:p>
          </table:table-cell>
          <table:table-cell/>
          <table:table-cell table:style-name="ce3" table:formula="of:=IF([.F921] &lt;&gt; 0; [.F921]-[.B921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2120" calcext:value-type="float">
            <text:p>102120</text:p>
          </table:table-cell>
          <table:table-cell table:formula="of:=[.B922]/[.A922]" office:value-type="float" office:value="111.241830065359" calcext:value-type="float">
            <text:p>111.241830065359</text:p>
          </table:table-cell>
          <table:table-cell table:formula="of:=FLOOR([.A922] / [.$D$2]) * [.$B$2]* [.$D$2] + MOD([.A922]; [.$D$2]) * [.$C$10] + MOD([.A922] - FLOOR([.A922] / [.$D$2]); 3) * 10/6" office:value-type="float" office:value="102120" calcext:value-type="float">
            <text:p>102120</text:p>
          </table:table-cell>
          <table:table-cell table:style-name="ce2" table:formula="of:=[.D922]-[.B922]" office:value-type="float" office:value="0" calcext:value-type="float">
            <text:p>0</text:p>
          </table:table-cell>
          <table:table-cell/>
          <table:table-cell table:style-name="ce3" table:formula="of:=IF([.F922] &lt;&gt; 0; [.F922]-[.B922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2235" calcext:value-type="float">
            <text:p>102235</text:p>
          </table:table-cell>
          <table:table-cell table:formula="of:=[.B923]/[.A923]" office:value-type="float" office:value="111.245919477693" calcext:value-type="float">
            <text:p>111.245919477693</text:p>
          </table:table-cell>
          <table:table-cell table:formula="of:=FLOOR([.A923] / [.$D$2]) * [.$B$2]* [.$D$2] + MOD([.A923]; [.$D$2]) * [.$C$10] + MOD([.A923] - FLOOR([.A923] / [.$D$2]); 3) * 10/6" office:value-type="float" office:value="102235" calcext:value-type="float">
            <text:p>102235</text:p>
          </table:table-cell>
          <table:table-cell table:style-name="ce2" table:formula="of:=[.D923]-[.B923]" office:value-type="float" office:value="0" calcext:value-type="float">
            <text:p>0</text:p>
          </table:table-cell>
          <table:table-cell/>
          <table:table-cell table:style-name="ce3" table:formula="of:=IF([.F923] &lt;&gt; 0; [.F923]-[.B923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2350" calcext:value-type="float">
            <text:p>102350</text:p>
          </table:table-cell>
          <table:table-cell table:formula="of:=[.B924]/[.A924]" office:value-type="float" office:value="111.25" calcext:value-type="float">
            <text:p>111.25</text:p>
          </table:table-cell>
          <table:table-cell table:formula="of:=FLOOR([.A924] / [.$D$2]) * [.$B$2]* [.$D$2] + MOD([.A924]; [.$D$2]) * [.$C$10] + MOD([.A924] - FLOOR([.A924] / [.$D$2]); 3) * 10/6" office:value-type="float" office:value="102350" calcext:value-type="float">
            <text:p>102350</text:p>
          </table:table-cell>
          <table:table-cell table:style-name="ce2" table:formula="of:=[.D924]-[.B924]" office:value-type="float" office:value="0" calcext:value-type="float">
            <text:p>0</text:p>
          </table:table-cell>
          <table:table-cell/>
          <table:table-cell table:style-name="ce3" table:formula="of:=IF([.F924] &lt;&gt; 0; [.F924]-[.B924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2460" calcext:value-type="float">
            <text:p>102460</text:p>
          </table:table-cell>
          <table:table-cell table:formula="of:=[.B925]/[.A925]" office:value-type="float" office:value="111.248642779587" calcext:value-type="float">
            <text:p>111.248642779587</text:p>
          </table:table-cell>
          <table:table-cell table:formula="of:=FLOOR([.A925] / [.$D$2]) * [.$B$2]* [.$D$2] + MOD([.A925]; [.$D$2]) * [.$C$10] + MOD([.A925] - FLOOR([.A925] / [.$D$2]); 3) * 10/6" office:value-type="float" office:value="102460" calcext:value-type="float">
            <text:p>102460</text:p>
          </table:table-cell>
          <table:table-cell table:style-name="ce2" table:formula="of:=[.D925]-[.B925]" office:value-type="float" office:value="0" calcext:value-type="float">
            <text:p>0</text:p>
          </table:table-cell>
          <table:table-cell/>
          <table:table-cell table:style-name="ce3" table:formula="of:=IF([.F925] &lt;&gt; 0; [.F925]-[.B925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2575" calcext:value-type="float">
            <text:p>102575</text:p>
          </table:table-cell>
          <table:table-cell table:formula="of:=[.B926]/[.A926]" office:value-type="float" office:value="111.252711496746" calcext:value-type="float">
            <text:p>111.252711496746</text:p>
          </table:table-cell>
          <table:table-cell table:formula="of:=FLOOR([.A926] / [.$D$2]) * [.$B$2]* [.$D$2] + MOD([.A926]; [.$D$2]) * [.$C$10] + MOD([.A926] - FLOOR([.A926] / [.$D$2]); 3) * 10/6" office:value-type="float" office:value="102575" calcext:value-type="float">
            <text:p>102575</text:p>
          </table:table-cell>
          <table:table-cell table:style-name="ce2" table:formula="of:=[.D926]-[.B926]" office:value-type="float" office:value="0" calcext:value-type="float">
            <text:p>0</text:p>
          </table:table-cell>
          <table:table-cell/>
          <table:table-cell table:style-name="ce3" table:formula="of:=IF([.F926] &lt;&gt; 0; [.F926]-[.B926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2690" calcext:value-type="float">
            <text:p>102690</text:p>
          </table:table-cell>
          <table:table-cell table:formula="of:=[.B927]/[.A927]" office:value-type="float" office:value="111.256771397616" calcext:value-type="float">
            <text:p>111.256771397616</text:p>
          </table:table-cell>
          <table:table-cell table:formula="of:=FLOOR([.A927] / [.$D$2]) * [.$B$2]* [.$D$2] + MOD([.A927]; [.$D$2]) * [.$C$10] + MOD([.A927] - FLOOR([.A927] / [.$D$2]); 3) * 10/6" office:value-type="float" office:value="102690" calcext:value-type="float">
            <text:p>102690</text:p>
          </table:table-cell>
          <table:table-cell table:style-name="ce2" table:formula="of:=[.D927]-[.B927]" office:value-type="float" office:value="0" calcext:value-type="float">
            <text:p>0</text:p>
          </table:table-cell>
          <table:table-cell/>
          <table:table-cell table:style-name="ce3" table:formula="of:=IF([.F927] &lt;&gt; 0; [.F927]-[.B927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2800" calcext:value-type="float">
            <text:p>102800</text:p>
          </table:table-cell>
          <table:table-cell table:formula="of:=[.B928]/[.A928]" office:value-type="float" office:value="111.255411255411" calcext:value-type="float">
            <text:p>111.255411255411</text:p>
          </table:table-cell>
          <table:table-cell table:formula="of:=FLOOR([.A928] / [.$D$2]) * [.$B$2]* [.$D$2] + MOD([.A928]; [.$D$2]) * [.$C$10] + MOD([.A928] - FLOOR([.A928] / [.$D$2]); 3) * 10/6" office:value-type="float" office:value="102800" calcext:value-type="float">
            <text:p>102800</text:p>
          </table:table-cell>
          <table:table-cell table:style-name="ce2" table:formula="of:=[.D928]-[.B928]" office:value-type="float" office:value="0" calcext:value-type="float">
            <text:p>0</text:p>
          </table:table-cell>
          <table:table-cell/>
          <table:table-cell table:style-name="ce3" table:formula="of:=IF([.F928] &lt;&gt; 0; [.F928]-[.B928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2860" calcext:value-type="float">
            <text:p>102860</text:p>
          </table:table-cell>
          <table:table-cell table:formula="of:=[.B929]/[.A929]" office:value-type="float" office:value="111.2" calcext:value-type="float">
            <text:p>111.2</text:p>
          </table:table-cell>
          <table:table-cell table:formula="of:=FLOOR([.A929] / [.$D$2]) * [.$B$2]* [.$D$2] + MOD([.A929]; [.$D$2]) * [.$C$10] + MOD([.A929] - FLOOR([.A929] / [.$D$2]); 3) * 10/6" office:value-type="float" office:value="102860" calcext:value-type="float">
            <text:p>102860</text:p>
          </table:table-cell>
          <table:table-cell table:style-name="ce2" table:formula="of:=[.D929]-[.B929]" office:value-type="float" office:value="0" calcext:value-type="float">
            <text:p>0</text:p>
          </table:table-cell>
          <table:table-cell/>
          <table:table-cell table:style-name="ce3" table:formula="of:=IF([.F929] &lt;&gt; 0; [.F929]-[.B929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2975" calcext:value-type="float">
            <text:p>102975</text:p>
          </table:table-cell>
          <table:table-cell table:formula="of:=[.B930]/[.A930]" office:value-type="float" office:value="111.204103671706" calcext:value-type="float">
            <text:p>111.204103671706</text:p>
          </table:table-cell>
          <table:table-cell table:formula="of:=FLOOR([.A930] / [.$D$2]) * [.$B$2]* [.$D$2] + MOD([.A930]; [.$D$2]) * [.$C$10] + MOD([.A930] - FLOOR([.A930] / [.$D$2]); 3) * 10/6" office:value-type="float" office:value="102975" calcext:value-type="float">
            <text:p>102975</text:p>
          </table:table-cell>
          <table:table-cell table:style-name="ce2" table:formula="of:=[.D930]-[.B930]" office:value-type="float" office:value="0" calcext:value-type="float">
            <text:p>0</text:p>
          </table:table-cell>
          <table:table-cell/>
          <table:table-cell table:style-name="ce3" table:formula="of:=IF([.F930] &lt;&gt; 0; [.F930]-[.B930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3090" calcext:value-type="float">
            <text:p>103090</text:p>
          </table:table-cell>
          <table:table-cell table:formula="of:=[.B931]/[.A931]" office:value-type="float" office:value="111.208198489752" calcext:value-type="float">
            <text:p>111.208198489752</text:p>
          </table:table-cell>
          <table:table-cell table:formula="of:=FLOOR([.A931] / [.$D$2]) * [.$B$2]* [.$D$2] + MOD([.A931]; [.$D$2]) * [.$C$10] + MOD([.A931] - FLOOR([.A931] / [.$D$2]); 3) * 10/6" office:value-type="float" office:value="103090" calcext:value-type="float">
            <text:p>103090</text:p>
          </table:table-cell>
          <table:table-cell table:style-name="ce2" table:formula="of:=[.D931]-[.B931]" office:value-type="float" office:value="0" calcext:value-type="float">
            <text:p>0</text:p>
          </table:table-cell>
          <table:table-cell/>
          <table:table-cell table:style-name="ce3" table:formula="of:=IF([.F931] &lt;&gt; 0; [.F931]-[.B931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3200" calcext:value-type="float">
            <text:p>103200</text:p>
          </table:table-cell>
          <table:table-cell table:formula="of:=[.B932]/[.A932]" office:value-type="float" office:value="111.206896551724" calcext:value-type="float">
            <text:p>111.206896551724</text:p>
          </table:table-cell>
          <table:table-cell table:formula="of:=FLOOR([.A932] / [.$D$2]) * [.$B$2]* [.$D$2] + MOD([.A932]; [.$D$2]) * [.$C$10] + MOD([.A932] - FLOOR([.A932] / [.$D$2]); 3) * 10/6" office:value-type="float" office:value="103200" calcext:value-type="float">
            <text:p>103200</text:p>
          </table:table-cell>
          <table:table-cell table:style-name="ce2" table:formula="of:=[.D932]-[.B932]" office:value-type="float" office:value="0" calcext:value-type="float">
            <text:p>0</text:p>
          </table:table-cell>
          <table:table-cell/>
          <table:table-cell table:style-name="ce3" table:formula="of:=IF([.F932] &lt;&gt; 0; [.F932]-[.B932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3315" calcext:value-type="float">
            <text:p>103315</text:p>
          </table:table-cell>
          <table:table-cell table:formula="of:=[.B933]/[.A933]" office:value-type="float" office:value="111.210979547901" calcext:value-type="float">
            <text:p>111.210979547901</text:p>
          </table:table-cell>
          <table:table-cell table:formula="of:=FLOOR([.A933] / [.$D$2]) * [.$B$2]* [.$D$2] + MOD([.A933]; [.$D$2]) * [.$C$10] + MOD([.A933] - FLOOR([.A933] / [.$D$2]); 3) * 10/6" office:value-type="float" office:value="103315" calcext:value-type="float">
            <text:p>103315</text:p>
          </table:table-cell>
          <table:table-cell table:style-name="ce2" table:formula="of:=[.D933]-[.B933]" office:value-type="float" office:value="0" calcext:value-type="float">
            <text:p>0</text:p>
          </table:table-cell>
          <table:table-cell/>
          <table:table-cell table:style-name="ce3" table:formula="of:=IF([.F933] &lt;&gt; 0; [.F933]-[.B933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3430" calcext:value-type="float">
            <text:p>103430</text:p>
          </table:table-cell>
          <table:table-cell table:formula="of:=[.B934]/[.A934]" office:value-type="float" office:value="111.215053763441" calcext:value-type="float">
            <text:p>111.215053763441</text:p>
          </table:table-cell>
          <table:table-cell table:formula="of:=FLOOR([.A934] / [.$D$2]) * [.$B$2]* [.$D$2] + MOD([.A934]; [.$D$2]) * [.$C$10] + MOD([.A934] - FLOOR([.A934] / [.$D$2]); 3) * 10/6" office:value-type="float" office:value="103430" calcext:value-type="float">
            <text:p>103430</text:p>
          </table:table-cell>
          <table:table-cell table:style-name="ce2" table:formula="of:=[.D934]-[.B934]" office:value-type="float" office:value="0" calcext:value-type="float">
            <text:p>0</text:p>
          </table:table-cell>
          <table:table-cell/>
          <table:table-cell table:style-name="ce3" table:formula="of:=IF([.F934] &lt;&gt; 0; [.F934]-[.B934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3540" calcext:value-type="float">
            <text:p>103540</text:p>
          </table:table-cell>
          <table:table-cell table:formula="of:=[.B935]/[.A935]" office:value-type="float" office:value="111.213748657358" calcext:value-type="float">
            <text:p>111.213748657358</text:p>
          </table:table-cell>
          <table:table-cell table:formula="of:=FLOOR([.A935] / [.$D$2]) * [.$B$2]* [.$D$2] + MOD([.A935]; [.$D$2]) * [.$C$10] + MOD([.A935] - FLOOR([.A935] / [.$D$2]); 3) * 10/6" office:value-type="float" office:value="103540" calcext:value-type="float">
            <text:p>103540</text:p>
          </table:table-cell>
          <table:table-cell table:style-name="ce2" table:formula="of:=[.D935]-[.B935]" office:value-type="float" office:value="0" calcext:value-type="float">
            <text:p>0</text:p>
          </table:table-cell>
          <table:table-cell/>
          <table:table-cell table:style-name="ce3" table:formula="of:=IF([.F935] &lt;&gt; 0; [.F935]-[.B935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3655" calcext:value-type="float">
            <text:p>103655</text:p>
          </table:table-cell>
          <table:table-cell table:formula="of:=[.B936]/[.A936]" office:value-type="float" office:value="111.217811158798" calcext:value-type="float">
            <text:p>111.217811158798</text:p>
          </table:table-cell>
          <table:table-cell table:formula="of:=FLOOR([.A936] / [.$D$2]) * [.$B$2]* [.$D$2] + MOD([.A936]; [.$D$2]) * [.$C$10] + MOD([.A936] - FLOOR([.A936] / [.$D$2]); 3) * 10/6" office:value-type="float" office:value="103655" calcext:value-type="float">
            <text:p>103655</text:p>
          </table:table-cell>
          <table:table-cell table:style-name="ce2" table:formula="of:=[.D936]-[.B936]" office:value-type="float" office:value="0" calcext:value-type="float">
            <text:p>0</text:p>
          </table:table-cell>
          <table:table-cell/>
          <table:table-cell table:style-name="ce3" table:formula="of:=IF([.F936] &lt;&gt; 0; [.F936]-[.B936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3770" calcext:value-type="float">
            <text:p>103770</text:p>
          </table:table-cell>
          <table:table-cell table:formula="of:=[.B937]/[.A937]" office:value-type="float" office:value="111.221864951769" calcext:value-type="float">
            <text:p>111.221864951769</text:p>
          </table:table-cell>
          <table:table-cell table:formula="of:=FLOOR([.A937] / [.$D$2]) * [.$B$2]* [.$D$2] + MOD([.A937]; [.$D$2]) * [.$C$10] + MOD([.A937] - FLOOR([.A937] / [.$D$2]); 3) * 10/6" office:value-type="float" office:value="103770" calcext:value-type="float">
            <text:p>103770</text:p>
          </table:table-cell>
          <table:table-cell table:style-name="ce2" table:formula="of:=[.D937]-[.B937]" office:value-type="float" office:value="0" calcext:value-type="float">
            <text:p>0</text:p>
          </table:table-cell>
          <table:table-cell/>
          <table:table-cell table:style-name="ce3" table:formula="of:=IF([.F937] &lt;&gt; 0; [.F937]-[.B937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3880" calcext:value-type="float">
            <text:p>103880</text:p>
          </table:table-cell>
          <table:table-cell table:formula="of:=[.B938]/[.A938]" office:value-type="float" office:value="111.220556745182" calcext:value-type="float">
            <text:p>111.220556745182</text:p>
          </table:table-cell>
          <table:table-cell table:formula="of:=FLOOR([.A938] / [.$D$2]) * [.$B$2]* [.$D$2] + MOD([.A938]; [.$D$2]) * [.$C$10] + MOD([.A938] - FLOOR([.A938] / [.$D$2]); 3) * 10/6" office:value-type="float" office:value="103880" calcext:value-type="float">
            <text:p>103880</text:p>
          </table:table-cell>
          <table:table-cell table:style-name="ce2" table:formula="of:=[.D938]-[.B938]" office:value-type="float" office:value="0" calcext:value-type="float">
            <text:p>0</text:p>
          </table:table-cell>
          <table:table-cell/>
          <table:table-cell table:style-name="ce3" table:formula="of:=IF([.F938] &lt;&gt; 0; [.F938]-[.B938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3995" calcext:value-type="float">
            <text:p>103995</text:p>
          </table:table-cell>
          <table:table-cell table:formula="of:=[.B939]/[.A939]" office:value-type="float" office:value="111.224598930481" calcext:value-type="float">
            <text:p>111.224598930481</text:p>
          </table:table-cell>
          <table:table-cell table:formula="of:=FLOOR([.A939] / [.$D$2]) * [.$B$2]* [.$D$2] + MOD([.A939]; [.$D$2]) * [.$C$10] + MOD([.A939] - FLOOR([.A939] / [.$D$2]); 3) * 10/6" office:value-type="float" office:value="103995" calcext:value-type="float">
            <text:p>103995</text:p>
          </table:table-cell>
          <table:table-cell table:style-name="ce2" table:formula="of:=[.D939]-[.B939]" office:value-type="float" office:value="0" calcext:value-type="float">
            <text:p>0</text:p>
          </table:table-cell>
          <table:table-cell/>
          <table:table-cell table:style-name="ce3" table:formula="of:=IF([.F939] &lt;&gt; 0; [.F939]-[.B939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4110" calcext:value-type="float">
            <text:p>104110</text:p>
          </table:table-cell>
          <table:table-cell table:formula="of:=[.B940]/[.A940]" office:value-type="float" office:value="111.228632478632" calcext:value-type="float">
            <text:p>111.228632478632</text:p>
          </table:table-cell>
          <table:table-cell table:formula="of:=FLOOR([.A940] / [.$D$2]) * [.$B$2]* [.$D$2] + MOD([.A940]; [.$D$2]) * [.$C$10] + MOD([.A940] - FLOOR([.A940] / [.$D$2]); 3) * 10/6" office:value-type="float" office:value="104110" calcext:value-type="float">
            <text:p>104110</text:p>
          </table:table-cell>
          <table:table-cell table:style-name="ce2" table:formula="of:=[.D940]-[.B940]" office:value-type="float" office:value="0" calcext:value-type="float">
            <text:p>0</text:p>
          </table:table-cell>
          <table:table-cell/>
          <table:table-cell table:style-name="ce3" table:formula="of:=IF([.F940] &lt;&gt; 0; [.F940]-[.B940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4220" calcext:value-type="float">
            <text:p>104220</text:p>
          </table:table-cell>
          <table:table-cell table:formula="of:=[.B941]/[.A941]" office:value-type="float" office:value="111.227321237994" calcext:value-type="float">
            <text:p>111.227321237994</text:p>
          </table:table-cell>
          <table:table-cell table:formula="of:=FLOOR([.A941] / [.$D$2]) * [.$B$2]* [.$D$2] + MOD([.A941]; [.$D$2]) * [.$C$10] + MOD([.A941] - FLOOR([.A941] / [.$D$2]); 3) * 10/6" office:value-type="float" office:value="104220" calcext:value-type="float">
            <text:p>104220</text:p>
          </table:table-cell>
          <table:table-cell table:style-name="ce2" table:formula="of:=[.D941]-[.B941]" office:value-type="float" office:value="0" calcext:value-type="float">
            <text:p>0</text:p>
          </table:table-cell>
          <table:table-cell/>
          <table:table-cell table:style-name="ce3" table:formula="of:=IF([.F941] &lt;&gt; 0; [.F941]-[.B941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4335" calcext:value-type="float">
            <text:p>104335</text:p>
          </table:table-cell>
          <table:table-cell table:formula="of:=[.B942]/[.A942]" office:value-type="float" office:value="111.231343283582" calcext:value-type="float">
            <text:p>111.231343283582</text:p>
          </table:table-cell>
          <table:table-cell table:formula="of:=FLOOR([.A942] / [.$D$2]) * [.$B$2]* [.$D$2] + MOD([.A942]; [.$D$2]) * [.$C$10] + MOD([.A942] - FLOOR([.A942] / [.$D$2]); 3) * 10/6" office:value-type="float" office:value="104335" calcext:value-type="float">
            <text:p>104335</text:p>
          </table:table-cell>
          <table:table-cell table:style-name="ce2" table:formula="of:=[.D942]-[.B942]" office:value-type="float" office:value="0" calcext:value-type="float">
            <text:p>0</text:p>
          </table:table-cell>
          <table:table-cell/>
          <table:table-cell table:style-name="ce3" table:formula="of:=IF([.F942] &lt;&gt; 0; [.F942]-[.B942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4450" calcext:value-type="float">
            <text:p>104450</text:p>
          </table:table-cell>
          <table:table-cell table:formula="of:=[.B943]/[.A943]" office:value-type="float" office:value="111.235356762513" calcext:value-type="float">
            <text:p>111.235356762513</text:p>
          </table:table-cell>
          <table:table-cell table:formula="of:=FLOOR([.A943] / [.$D$2]) * [.$B$2]* [.$D$2] + MOD([.A943]; [.$D$2]) * [.$C$10] + MOD([.A943] - FLOOR([.A943] / [.$D$2]); 3) * 10/6" office:value-type="float" office:value="104450" calcext:value-type="float">
            <text:p>104450</text:p>
          </table:table-cell>
          <table:table-cell table:style-name="ce2" table:formula="of:=[.D943]-[.B943]" office:value-type="float" office:value="0" calcext:value-type="float">
            <text:p>0</text:p>
          </table:table-cell>
          <table:table-cell/>
          <table:table-cell table:style-name="ce3" table:formula="of:=IF([.F943] &lt;&gt; 0; [.F943]-[.B943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4560" calcext:value-type="float">
            <text:p>104560</text:p>
          </table:table-cell>
          <table:table-cell table:formula="of:=[.B944]/[.A944]" office:value-type="float" office:value="111.234042553192" calcext:value-type="float">
            <text:p>111.234042553192</text:p>
          </table:table-cell>
          <table:table-cell table:formula="of:=FLOOR([.A944] / [.$D$2]) * [.$B$2]* [.$D$2] + MOD([.A944]; [.$D$2]) * [.$C$10] + MOD([.A944] - FLOOR([.A944] / [.$D$2]); 3) * 10/6" office:value-type="float" office:value="104560" calcext:value-type="float">
            <text:p>104560</text:p>
          </table:table-cell>
          <table:table-cell table:style-name="ce2" table:formula="of:=[.D944]-[.B944]" office:value-type="float" office:value="0" calcext:value-type="float">
            <text:p>0</text:p>
          </table:table-cell>
          <table:table-cell/>
          <table:table-cell table:style-name="ce3" table:formula="of:=IF([.F944] &lt;&gt; 0; [.F944]-[.B944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4675" calcext:value-type="float">
            <text:p>104675</text:p>
          </table:table-cell>
          <table:table-cell table:formula="of:=[.B945]/[.A945]" office:value-type="float" office:value="111.238044633369" calcext:value-type="float">
            <text:p>111.238044633369</text:p>
          </table:table-cell>
          <table:table-cell table:formula="of:=FLOOR([.A945] / [.$D$2]) * [.$B$2]* [.$D$2] + MOD([.A945]; [.$D$2]) * [.$C$10] + MOD([.A945] - FLOOR([.A945] / [.$D$2]); 3) * 10/6" office:value-type="float" office:value="104675" calcext:value-type="float">
            <text:p>104675</text:p>
          </table:table-cell>
          <table:table-cell table:style-name="ce2" table:formula="of:=[.D945]-[.B945]" office:value-type="float" office:value="0" calcext:value-type="float">
            <text:p>0</text:p>
          </table:table-cell>
          <table:table-cell/>
          <table:table-cell table:style-name="ce3" table:formula="of:=IF([.F945] &lt;&gt; 0; [.F945]-[.B945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4790" calcext:value-type="float">
            <text:p>104790</text:p>
          </table:table-cell>
          <table:table-cell table:formula="of:=[.B946]/[.A946]" office:value-type="float" office:value="111.242038216561" calcext:value-type="float">
            <text:p>111.242038216561</text:p>
          </table:table-cell>
          <table:table-cell table:formula="of:=FLOOR([.A946] / [.$D$2]) * [.$B$2]* [.$D$2] + MOD([.A946]; [.$D$2]) * [.$C$10] + MOD([.A946] - FLOOR([.A946] / [.$D$2]); 3) * 10/6" office:value-type="float" office:value="104790" calcext:value-type="float">
            <text:p>104790</text:p>
          </table:table-cell>
          <table:table-cell table:style-name="ce2" table:formula="of:=[.D946]-[.B946]" office:value-type="float" office:value="0" calcext:value-type="float">
            <text:p>0</text:p>
          </table:table-cell>
          <table:table-cell/>
          <table:table-cell table:style-name="ce3" table:formula="of:=IF([.F946] &lt;&gt; 0; [.F946]-[.B946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4900" calcext:value-type="float">
            <text:p>104900</text:p>
          </table:table-cell>
          <table:table-cell table:formula="of:=[.B947]/[.A947]" office:value-type="float" office:value="111.240721102863" calcext:value-type="float">
            <text:p>111.240721102863</text:p>
          </table:table-cell>
          <table:table-cell table:formula="of:=FLOOR([.A947] / [.$D$2]) * [.$B$2]* [.$D$2] + MOD([.A947]; [.$D$2]) * [.$C$10] + MOD([.A947] - FLOOR([.A947] / [.$D$2]); 3) * 10/6" office:value-type="float" office:value="104900" calcext:value-type="float">
            <text:p>104900</text:p>
          </table:table-cell>
          <table:table-cell table:style-name="ce2" table:formula="of:=[.D947]-[.B947]" office:value-type="float" office:value="0" calcext:value-type="float">
            <text:p>0</text:p>
          </table:table-cell>
          <table:table-cell/>
          <table:table-cell table:style-name="ce3" table:formula="of:=IF([.F947] &lt;&gt; 0; [.F947]-[.B947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5015" calcext:value-type="float">
            <text:p>105015</text:p>
          </table:table-cell>
          <table:table-cell table:formula="of:=[.B948]/[.A948]" office:value-type="float" office:value="111.244703389831" calcext:value-type="float">
            <text:p>111.244703389831</text:p>
          </table:table-cell>
          <table:table-cell table:formula="of:=FLOOR([.A948] / [.$D$2]) * [.$B$2]* [.$D$2] + MOD([.A948]; [.$D$2]) * [.$C$10] + MOD([.A948] - FLOOR([.A948] / [.$D$2]); 3) * 10/6" office:value-type="float" office:value="105015" calcext:value-type="float">
            <text:p>105015</text:p>
          </table:table-cell>
          <table:table-cell table:style-name="ce2" table:formula="of:=[.D948]-[.B948]" office:value-type="float" office:value="0" calcext:value-type="float">
            <text:p>0</text:p>
          </table:table-cell>
          <table:table-cell/>
          <table:table-cell table:style-name="ce3" table:formula="of:=IF([.F948] &lt;&gt; 0; [.F948]-[.B948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5130" calcext:value-type="float">
            <text:p>105130</text:p>
          </table:table-cell>
          <table:table-cell table:formula="of:=[.B949]/[.A949]" office:value-type="float" office:value="111.248677248677" calcext:value-type="float">
            <text:p>111.248677248677</text:p>
          </table:table-cell>
          <table:table-cell table:formula="of:=FLOOR([.A949] / [.$D$2]) * [.$B$2]* [.$D$2] + MOD([.A949]; [.$D$2]) * [.$C$10] + MOD([.A949] - FLOOR([.A949] / [.$D$2]); 3) * 10/6" office:value-type="float" office:value="105130" calcext:value-type="float">
            <text:p>105130</text:p>
          </table:table-cell>
          <table:table-cell table:style-name="ce2" table:formula="of:=[.D949]-[.B949]" office:value-type="float" office:value="0" calcext:value-type="float">
            <text:p>0</text:p>
          </table:table-cell>
          <table:table-cell/>
          <table:table-cell table:style-name="ce3" table:formula="of:=IF([.F949] &lt;&gt; 0; [.F949]-[.B949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5240" calcext:value-type="float">
            <text:p>105240</text:p>
          </table:table-cell>
          <table:table-cell table:formula="of:=[.B950]/[.A950]" office:value-type="float" office:value="111.247357293869" calcext:value-type="float">
            <text:p>111.247357293869</text:p>
          </table:table-cell>
          <table:table-cell table:formula="of:=FLOOR([.A950] / [.$D$2]) * [.$B$2]* [.$D$2] + MOD([.A950]; [.$D$2]) * [.$C$10] + MOD([.A950] - FLOOR([.A950] / [.$D$2]); 3) * 10/6" office:value-type="float" office:value="105240" calcext:value-type="float">
            <text:p>105240</text:p>
          </table:table-cell>
          <table:table-cell table:style-name="ce2" table:formula="of:=[.D950]-[.B950]" office:value-type="float" office:value="0" calcext:value-type="float">
            <text:p>0</text:p>
          </table:table-cell>
          <table:table-cell/>
          <table:table-cell table:style-name="ce3" table:formula="of:=IF([.F950] &lt;&gt; 0; [.F950]-[.B950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5355" calcext:value-type="float">
            <text:p>105355</text:p>
          </table:table-cell>
          <table:table-cell table:formula="of:=[.B951]/[.A951]" office:value-type="float" office:value="111.251319957761" calcext:value-type="float">
            <text:p>111.251319957761</text:p>
          </table:table-cell>
          <table:table-cell table:formula="of:=FLOOR([.A951] / [.$D$2]) * [.$B$2]* [.$D$2] + MOD([.A951]; [.$D$2]) * [.$C$10] + MOD([.A951] - FLOOR([.A951] / [.$D$2]); 3) * 10/6" office:value-type="float" office:value="105355" calcext:value-type="float">
            <text:p>105355</text:p>
          </table:table-cell>
          <table:table-cell table:style-name="ce2" table:formula="of:=[.D951]-[.B951]" office:value-type="float" office:value="0" calcext:value-type="float">
            <text:p>0</text:p>
          </table:table-cell>
          <table:table-cell/>
          <table:table-cell table:style-name="ce3" table:formula="of:=IF([.F951] &lt;&gt; 0; [.F951]-[.B951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5470" calcext:value-type="float">
            <text:p>105470</text:p>
          </table:table-cell>
          <table:table-cell table:formula="of:=[.B952]/[.A952]" office:value-type="float" office:value="111.255274261603" calcext:value-type="float">
            <text:p>111.255274261603</text:p>
          </table:table-cell>
          <table:table-cell table:formula="of:=FLOOR([.A952] / [.$D$2]) * [.$B$2]* [.$D$2] + MOD([.A952]; [.$D$2]) * [.$C$10] + MOD([.A952] - FLOOR([.A952] / [.$D$2]); 3) * 10/6" office:value-type="float" office:value="105470" calcext:value-type="float">
            <text:p>105470</text:p>
          </table:table-cell>
          <table:table-cell table:style-name="ce2" table:formula="of:=[.D952]-[.B952]" office:value-type="float" office:value="0" calcext:value-type="float">
            <text:p>0</text:p>
          </table:table-cell>
          <table:table-cell/>
          <table:table-cell table:style-name="ce3" table:formula="of:=IF([.F952] &lt;&gt; 0; [.F952]-[.B952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5580" calcext:value-type="float">
            <text:p>105580</text:p>
          </table:table-cell>
          <table:table-cell table:formula="of:=[.B953]/[.A953]" office:value-type="float" office:value="111.253951527924" calcext:value-type="float">
            <text:p>111.253951527924</text:p>
          </table:table-cell>
          <table:table-cell table:formula="of:=FLOOR([.A953] / [.$D$2]) * [.$B$2]* [.$D$2] + MOD([.A953]; [.$D$2]) * [.$C$10] + MOD([.A953] - FLOOR([.A953] / [.$D$2]); 3) * 10/6" office:value-type="float" office:value="105580" calcext:value-type="float">
            <text:p>105580</text:p>
          </table:table-cell>
          <table:table-cell table:style-name="ce2" table:formula="of:=[.D953]-[.B953]" office:value-type="float" office:value="0" calcext:value-type="float">
            <text:p>0</text:p>
          </table:table-cell>
          <table:table-cell/>
          <table:table-cell table:style-name="ce3" table:formula="of:=IF([.F953] &lt;&gt; 0; [.F953]-[.B953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5640" calcext:value-type="float">
            <text:p>105640</text:p>
          </table:table-cell>
          <table:table-cell table:formula="of:=[.B954]/[.A954]" office:value-type="float" office:value="111.2" calcext:value-type="float">
            <text:p>111.2</text:p>
          </table:table-cell>
          <table:table-cell table:formula="of:=FLOOR([.A954] / [.$D$2]) * [.$B$2]* [.$D$2] + MOD([.A954]; [.$D$2]) * [.$C$10] + MOD([.A954] - FLOOR([.A954] / [.$D$2]); 3) * 10/6" office:value-type="float" office:value="105640" calcext:value-type="float">
            <text:p>105640</text:p>
          </table:table-cell>
          <table:table-cell table:style-name="ce2" table:formula="of:=[.D954]-[.B954]" office:value-type="float" office:value="0" calcext:value-type="float">
            <text:p>0</text:p>
          </table:table-cell>
          <table:table-cell/>
          <table:table-cell table:style-name="ce3" table:formula="of:=IF([.F954] &lt;&gt; 0; [.F954]-[.B954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5755" calcext:value-type="float">
            <text:p>105755</text:p>
          </table:table-cell>
          <table:table-cell table:formula="of:=[.B955]/[.A955]" office:value-type="float" office:value="111.203995793901" calcext:value-type="float">
            <text:p>111.203995793901</text:p>
          </table:table-cell>
          <table:table-cell table:formula="of:=FLOOR([.A955] / [.$D$2]) * [.$B$2]* [.$D$2] + MOD([.A955]; [.$D$2]) * [.$C$10] + MOD([.A955] - FLOOR([.A955] / [.$D$2]); 3) * 10/6" office:value-type="float" office:value="105755" calcext:value-type="float">
            <text:p>105755</text:p>
          </table:table-cell>
          <table:table-cell table:style-name="ce2" table:formula="of:=[.D955]-[.B955]" office:value-type="float" office:value="0" calcext:value-type="float">
            <text:p>0</text:p>
          </table:table-cell>
          <table:table-cell/>
          <table:table-cell table:style-name="ce3" table:formula="of:=IF([.F955] &lt;&gt; 0; [.F955]-[.B955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5870" calcext:value-type="float">
            <text:p>105870</text:p>
          </table:table-cell>
          <table:table-cell table:formula="of:=[.B956]/[.A956]" office:value-type="float" office:value="111.207983193277" calcext:value-type="float">
            <text:p>111.207983193277</text:p>
          </table:table-cell>
          <table:table-cell table:formula="of:=FLOOR([.A956] / [.$D$2]) * [.$B$2]* [.$D$2] + MOD([.A956]; [.$D$2]) * [.$C$10] + MOD([.A956] - FLOOR([.A956] / [.$D$2]); 3) * 10/6" office:value-type="float" office:value="105870" calcext:value-type="float">
            <text:p>105870</text:p>
          </table:table-cell>
          <table:table-cell table:style-name="ce2" table:formula="of:=[.D956]-[.B956]" office:value-type="float" office:value="0" calcext:value-type="float">
            <text:p>0</text:p>
          </table:table-cell>
          <table:table-cell/>
          <table:table-cell table:style-name="ce3" table:formula="of:=IF([.F956] &lt;&gt; 0; [.F956]-[.B956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5980" calcext:value-type="float">
            <text:p>105980</text:p>
          </table:table-cell>
          <table:table-cell table:formula="of:=[.B957]/[.A957]" office:value-type="float" office:value="111.206715634837" calcext:value-type="float">
            <text:p>111.206715634837</text:p>
          </table:table-cell>
          <table:table-cell table:formula="of:=FLOOR([.A957] / [.$D$2]) * [.$B$2]* [.$D$2] + MOD([.A957]; [.$D$2]) * [.$C$10] + MOD([.A957] - FLOOR([.A957] / [.$D$2]); 3) * 10/6" office:value-type="float" office:value="105980" calcext:value-type="float">
            <text:p>105980</text:p>
          </table:table-cell>
          <table:table-cell table:style-name="ce2" table:formula="of:=[.D957]-[.B957]" office:value-type="float" office:value="0" calcext:value-type="float">
            <text:p>0</text:p>
          </table:table-cell>
          <table:table-cell/>
          <table:table-cell table:style-name="ce3" table:formula="of:=IF([.F957] &lt;&gt; 0; [.F957]-[.B957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6095" calcext:value-type="float">
            <text:p>106095</text:p>
          </table:table-cell>
          <table:table-cell table:formula="of:=[.B958]/[.A958]" office:value-type="float" office:value="111.210691823899" calcext:value-type="float">
            <text:p>111.210691823899</text:p>
          </table:table-cell>
          <table:table-cell table:formula="of:=FLOOR([.A958] / [.$D$2]) * [.$B$2]* [.$D$2] + MOD([.A958]; [.$D$2]) * [.$C$10] + MOD([.A958] - FLOOR([.A958] / [.$D$2]); 3) * 10/6" office:value-type="float" office:value="106095" calcext:value-type="float">
            <text:p>106095</text:p>
          </table:table-cell>
          <table:table-cell table:style-name="ce2" table:formula="of:=[.D958]-[.B958]" office:value-type="float" office:value="0" calcext:value-type="float">
            <text:p>0</text:p>
          </table:table-cell>
          <table:table-cell/>
          <table:table-cell table:style-name="ce3" table:formula="of:=IF([.F958] &lt;&gt; 0; [.F958]-[.B958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6210" calcext:value-type="float">
            <text:p>106210</text:p>
          </table:table-cell>
          <table:table-cell table:formula="of:=[.B959]/[.A959]" office:value-type="float" office:value="111.214659685864" calcext:value-type="float">
            <text:p>111.214659685864</text:p>
          </table:table-cell>
          <table:table-cell table:formula="of:=FLOOR([.A959] / [.$D$2]) * [.$B$2]* [.$D$2] + MOD([.A959]; [.$D$2]) * [.$C$10] + MOD([.A959] - FLOOR([.A959] / [.$D$2]); 3) * 10/6" office:value-type="float" office:value="106210" calcext:value-type="float">
            <text:p>106210</text:p>
          </table:table-cell>
          <table:table-cell table:style-name="ce2" table:formula="of:=[.D959]-[.B959]" office:value-type="float" office:value="0" calcext:value-type="float">
            <text:p>0</text:p>
          </table:table-cell>
          <table:table-cell/>
          <table:table-cell table:style-name="ce3" table:formula="of:=IF([.F959] &lt;&gt; 0; [.F959]-[.B959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6320" calcext:value-type="float">
            <text:p>106320</text:p>
          </table:table-cell>
          <table:table-cell table:formula="of:=[.B960]/[.A960]" office:value-type="float" office:value="111.213389121339" calcext:value-type="float">
            <text:p>111.213389121339</text:p>
          </table:table-cell>
          <table:table-cell table:formula="of:=FLOOR([.A960] / [.$D$2]) * [.$B$2]* [.$D$2] + MOD([.A960]; [.$D$2]) * [.$C$10] + MOD([.A960] - FLOOR([.A960] / [.$D$2]); 3) * 10/6" office:value-type="float" office:value="106320" calcext:value-type="float">
            <text:p>106320</text:p>
          </table:table-cell>
          <table:table-cell table:style-name="ce2" table:formula="of:=[.D960]-[.B960]" office:value-type="float" office:value="0" calcext:value-type="float">
            <text:p>0</text:p>
          </table:table-cell>
          <table:table-cell/>
          <table:table-cell table:style-name="ce3" table:formula="of:=IF([.F960] &lt;&gt; 0; [.F960]-[.B960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6435" calcext:value-type="float">
            <text:p>106435</text:p>
          </table:table-cell>
          <table:table-cell table:formula="of:=[.B961]/[.A961]" office:value-type="float" office:value="111.217345872518" calcext:value-type="float">
            <text:p>111.217345872518</text:p>
          </table:table-cell>
          <table:table-cell table:formula="of:=FLOOR([.A961] / [.$D$2]) * [.$B$2]* [.$D$2] + MOD([.A961]; [.$D$2]) * [.$C$10] + MOD([.A961] - FLOOR([.A961] / [.$D$2]); 3) * 10/6" office:value-type="float" office:value="106435" calcext:value-type="float">
            <text:p>106435</text:p>
          </table:table-cell>
          <table:table-cell table:style-name="ce2" table:formula="of:=[.D961]-[.B961]" office:value-type="float" office:value="0" calcext:value-type="float">
            <text:p>0</text:p>
          </table:table-cell>
          <table:table-cell/>
          <table:table-cell table:style-name="ce3" table:formula="of:=IF([.F961] &lt;&gt; 0; [.F961]-[.B961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6550" calcext:value-type="float">
            <text:p>106550</text:p>
          </table:table-cell>
          <table:table-cell table:formula="of:=[.B962]/[.A962]" office:value-type="float" office:value="111.221294363257" calcext:value-type="float">
            <text:p>111.221294363257</text:p>
          </table:table-cell>
          <table:table-cell table:formula="of:=FLOOR([.A962] / [.$D$2]) * [.$B$2]* [.$D$2] + MOD([.A962]; [.$D$2]) * [.$C$10] + MOD([.A962] - FLOOR([.A962] / [.$D$2]); 3) * 10/6" office:value-type="float" office:value="106550" calcext:value-type="float">
            <text:p>106550</text:p>
          </table:table-cell>
          <table:table-cell table:style-name="ce2" table:formula="of:=[.D962]-[.B962]" office:value-type="float" office:value="0" calcext:value-type="float">
            <text:p>0</text:p>
          </table:table-cell>
          <table:table-cell/>
          <table:table-cell table:style-name="ce3" table:formula="of:=IF([.F962] &lt;&gt; 0; [.F962]-[.B962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6660" calcext:value-type="float">
            <text:p>106660</text:p>
          </table:table-cell>
          <table:table-cell table:formula="of:=[.B963]/[.A963]" office:value-type="float" office:value="111.220020855057" calcext:value-type="float">
            <text:p>111.220020855057</text:p>
          </table:table-cell>
          <table:table-cell table:formula="of:=FLOOR([.A963] / [.$D$2]) * [.$B$2]* [.$D$2] + MOD([.A963]; [.$D$2]) * [.$C$10] + MOD([.A963] - FLOOR([.A963] / [.$D$2]); 3) * 10/6" office:value-type="float" office:value="106660" calcext:value-type="float">
            <text:p>106660</text:p>
          </table:table-cell>
          <table:table-cell table:style-name="ce2" table:formula="of:=[.D963]-[.B963]" office:value-type="float" office:value="0" calcext:value-type="float">
            <text:p>0</text:p>
          </table:table-cell>
          <table:table-cell/>
          <table:table-cell table:style-name="ce3" table:formula="of:=IF([.F963] &lt;&gt; 0; [.F963]-[.B963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6775" calcext:value-type="float">
            <text:p>106775</text:p>
          </table:table-cell>
          <table:table-cell table:formula="of:=[.B964]/[.A964]" office:value-type="float" office:value="111.223958333333" calcext:value-type="float">
            <text:p>111.223958333333</text:p>
          </table:table-cell>
          <table:table-cell table:formula="of:=FLOOR([.A964] / [.$D$2]) * [.$B$2]* [.$D$2] + MOD([.A964]; [.$D$2]) * [.$C$10] + MOD([.A964] - FLOOR([.A964] / [.$D$2]); 3) * 10/6" office:value-type="float" office:value="106775" calcext:value-type="float">
            <text:p>106775</text:p>
          </table:table-cell>
          <table:table-cell table:style-name="ce2" table:formula="of:=[.D964]-[.B964]" office:value-type="float" office:value="0" calcext:value-type="float">
            <text:p>0</text:p>
          </table:table-cell>
          <table:table-cell/>
          <table:table-cell table:style-name="ce3" table:formula="of:=IF([.F964] &lt;&gt; 0; [.F964]-[.B964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6890" calcext:value-type="float">
            <text:p>106890</text:p>
          </table:table-cell>
          <table:table-cell table:formula="of:=[.B965]/[.A965]" office:value-type="float" office:value="111.227887617066" calcext:value-type="float">
            <text:p>111.227887617066</text:p>
          </table:table-cell>
          <table:table-cell table:formula="of:=FLOOR([.A965] / [.$D$2]) * [.$B$2]* [.$D$2] + MOD([.A965]; [.$D$2]) * [.$C$10] + MOD([.A965] - FLOOR([.A965] / [.$D$2]); 3) * 10/6" office:value-type="float" office:value="106890" calcext:value-type="float">
            <text:p>106890</text:p>
          </table:table-cell>
          <table:table-cell table:style-name="ce2" table:formula="of:=[.D965]-[.B965]" office:value-type="float" office:value="0" calcext:value-type="float">
            <text:p>0</text:p>
          </table:table-cell>
          <table:table-cell/>
          <table:table-cell table:style-name="ce3" table:formula="of:=IF([.F965] &lt;&gt; 0; [.F965]-[.B965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7000" calcext:value-type="float">
            <text:p>107000</text:p>
          </table:table-cell>
          <table:table-cell table:formula="of:=[.B966]/[.A966]" office:value-type="float" office:value="111.226611226611" calcext:value-type="float">
            <text:p>111.226611226611</text:p>
          </table:table-cell>
          <table:table-cell table:formula="of:=FLOOR([.A966] / [.$D$2]) * [.$B$2]* [.$D$2] + MOD([.A966]; [.$D$2]) * [.$C$10] + MOD([.A966] - FLOOR([.A966] / [.$D$2]); 3) * 10/6" office:value-type="float" office:value="107000" calcext:value-type="float">
            <text:p>107000</text:p>
          </table:table-cell>
          <table:table-cell table:style-name="ce2" table:formula="of:=[.D966]-[.B966]" office:value-type="float" office:value="0" calcext:value-type="float">
            <text:p>0</text:p>
          </table:table-cell>
          <table:table-cell/>
          <table:table-cell table:style-name="ce3" table:formula="of:=IF([.F966] &lt;&gt; 0; [.F966]-[.B966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7115" calcext:value-type="float">
            <text:p>107115</text:p>
          </table:table-cell>
          <table:table-cell table:formula="of:=[.B967]/[.A967]" office:value-type="float" office:value="111.230529595016" calcext:value-type="float">
            <text:p>111.230529595016</text:p>
          </table:table-cell>
          <table:table-cell table:formula="of:=FLOOR([.A967] / [.$D$2]) * [.$B$2]* [.$D$2] + MOD([.A967]; [.$D$2]) * [.$C$10] + MOD([.A967] - FLOOR([.A967] / [.$D$2]); 3) * 10/6" office:value-type="float" office:value="107115" calcext:value-type="float">
            <text:p>107115</text:p>
          </table:table-cell>
          <table:table-cell table:style-name="ce2" table:formula="of:=[.D967]-[.B967]" office:value-type="float" office:value="0" calcext:value-type="float">
            <text:p>0</text:p>
          </table:table-cell>
          <table:table-cell/>
          <table:table-cell table:style-name="ce3" table:formula="of:=IF([.F967] &lt;&gt; 0; [.F967]-[.B967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7230" calcext:value-type="float">
            <text:p>107230</text:p>
          </table:table-cell>
          <table:table-cell table:formula="of:=[.B968]/[.A968]" office:value-type="float" office:value="111.234439834025" calcext:value-type="float">
            <text:p>111.234439834025</text:p>
          </table:table-cell>
          <table:table-cell table:formula="of:=FLOOR([.A968] / [.$D$2]) * [.$B$2]* [.$D$2] + MOD([.A968]; [.$D$2]) * [.$C$10] + MOD([.A968] - FLOOR([.A968] / [.$D$2]); 3) * 10/6" office:value-type="float" office:value="107230" calcext:value-type="float">
            <text:p>107230</text:p>
          </table:table-cell>
          <table:table-cell table:style-name="ce2" table:formula="of:=[.D968]-[.B968]" office:value-type="float" office:value="0" calcext:value-type="float">
            <text:p>0</text:p>
          </table:table-cell>
          <table:table-cell/>
          <table:table-cell table:style-name="ce3" table:formula="of:=IF([.F968] &lt;&gt; 0; [.F968]-[.B968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7340" calcext:value-type="float">
            <text:p>107340</text:p>
          </table:table-cell>
          <table:table-cell table:formula="of:=[.B969]/[.A969]" office:value-type="float" office:value="111.233160621762" calcext:value-type="float">
            <text:p>111.233160621762</text:p>
          </table:table-cell>
          <table:table-cell table:formula="of:=FLOOR([.A969] / [.$D$2]) * [.$B$2]* [.$D$2] + MOD([.A969]; [.$D$2]) * [.$C$10] + MOD([.A969] - FLOOR([.A969] / [.$D$2]); 3) * 10/6" office:value-type="float" office:value="107340" calcext:value-type="float">
            <text:p>107340</text:p>
          </table:table-cell>
          <table:table-cell table:style-name="ce2" table:formula="of:=[.D969]-[.B969]" office:value-type="float" office:value="0" calcext:value-type="float">
            <text:p>0</text:p>
          </table:table-cell>
          <table:table-cell/>
          <table:table-cell table:style-name="ce3" table:formula="of:=IF([.F969] &lt;&gt; 0; [.F969]-[.B969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7455" calcext:value-type="float">
            <text:p>107455</text:p>
          </table:table-cell>
          <table:table-cell table:formula="of:=[.B970]/[.A970]" office:value-type="float" office:value="111.237060041408" calcext:value-type="float">
            <text:p>111.237060041408</text:p>
          </table:table-cell>
          <table:table-cell table:formula="of:=FLOOR([.A970] / [.$D$2]) * [.$B$2]* [.$D$2] + MOD([.A970]; [.$D$2]) * [.$C$10] + MOD([.A970] - FLOOR([.A970] / [.$D$2]); 3) * 10/6" office:value-type="float" office:value="107455" calcext:value-type="float">
            <text:p>107455</text:p>
          </table:table-cell>
          <table:table-cell table:style-name="ce2" table:formula="of:=[.D970]-[.B970]" office:value-type="float" office:value="0" calcext:value-type="float">
            <text:p>0</text:p>
          </table:table-cell>
          <table:table-cell/>
          <table:table-cell table:style-name="ce3" table:formula="of:=IF([.F970] &lt;&gt; 0; [.F970]-[.B970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7570" calcext:value-type="float">
            <text:p>107570</text:p>
          </table:table-cell>
          <table:table-cell table:formula="of:=[.B971]/[.A971]" office:value-type="float" office:value="111.24095139607" calcext:value-type="float">
            <text:p>111.24095139607</text:p>
          </table:table-cell>
          <table:table-cell table:formula="of:=FLOOR([.A971] / [.$D$2]) * [.$B$2]* [.$D$2] + MOD([.A971]; [.$D$2]) * [.$C$10] + MOD([.A971] - FLOOR([.A971] / [.$D$2]); 3) * 10/6" office:value-type="float" office:value="107570" calcext:value-type="float">
            <text:p>107570</text:p>
          </table:table-cell>
          <table:table-cell table:style-name="ce2" table:formula="of:=[.D971]-[.B971]" office:value-type="float" office:value="0" calcext:value-type="float">
            <text:p>0</text:p>
          </table:table-cell>
          <table:table-cell/>
          <table:table-cell table:style-name="ce3" table:formula="of:=IF([.F971] &lt;&gt; 0; [.F971]-[.B971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7680" calcext:value-type="float">
            <text:p>107680</text:p>
          </table:table-cell>
          <table:table-cell table:formula="of:=[.B972]/[.A972]" office:value-type="float" office:value="111.239669421488" calcext:value-type="float">
            <text:p>111.239669421488</text:p>
          </table:table-cell>
          <table:table-cell table:formula="of:=FLOOR([.A972] / [.$D$2]) * [.$B$2]* [.$D$2] + MOD([.A972]; [.$D$2]) * [.$C$10] + MOD([.A972] - FLOOR([.A972] / [.$D$2]); 3) * 10/6" office:value-type="float" office:value="107680" calcext:value-type="float">
            <text:p>107680</text:p>
          </table:table-cell>
          <table:table-cell table:style-name="ce2" table:formula="of:=[.D972]-[.B972]" office:value-type="float" office:value="0" calcext:value-type="float">
            <text:p>0</text:p>
          </table:table-cell>
          <table:table-cell/>
          <table:table-cell table:style-name="ce3" table:formula="of:=IF([.F972] &lt;&gt; 0; [.F972]-[.B972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7795" calcext:value-type="float">
            <text:p>107795</text:p>
          </table:table-cell>
          <table:table-cell table:formula="of:=[.B973]/[.A973]" office:value-type="float" office:value="111.2435500516" calcext:value-type="float">
            <text:p>111.2435500516</text:p>
          </table:table-cell>
          <table:table-cell table:formula="of:=FLOOR([.A973] / [.$D$2]) * [.$B$2]* [.$D$2] + MOD([.A973]; [.$D$2]) * [.$C$10] + MOD([.A973] - FLOOR([.A973] / [.$D$2]); 3) * 10/6" office:value-type="float" office:value="107795" calcext:value-type="float">
            <text:p>107795</text:p>
          </table:table-cell>
          <table:table-cell table:style-name="ce2" table:formula="of:=[.D973]-[.B973]" office:value-type="float" office:value="0" calcext:value-type="float">
            <text:p>0</text:p>
          </table:table-cell>
          <table:table-cell/>
          <table:table-cell table:style-name="ce3" table:formula="of:=IF([.F973] &lt;&gt; 0; [.F973]-[.B973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7910" calcext:value-type="float">
            <text:p>107910</text:p>
          </table:table-cell>
          <table:table-cell table:formula="of:=[.B974]/[.A974]" office:value-type="float" office:value="111.247422680412" calcext:value-type="float">
            <text:p>111.247422680412</text:p>
          </table:table-cell>
          <table:table-cell table:formula="of:=FLOOR([.A974] / [.$D$2]) * [.$B$2]* [.$D$2] + MOD([.A974]; [.$D$2]) * [.$C$10] + MOD([.A974] - FLOOR([.A974] / [.$D$2]); 3) * 10/6" office:value-type="float" office:value="107910" calcext:value-type="float">
            <text:p>107910</text:p>
          </table:table-cell>
          <table:table-cell table:style-name="ce2" table:formula="of:=[.D974]-[.B974]" office:value-type="float" office:value="0" calcext:value-type="float">
            <text:p>0</text:p>
          </table:table-cell>
          <table:table-cell/>
          <table:table-cell table:style-name="ce3" table:formula="of:=IF([.F974] &lt;&gt; 0; [.F974]-[.B974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8020" calcext:value-type="float">
            <text:p>108020</text:p>
          </table:table-cell>
          <table:table-cell table:formula="of:=[.B975]/[.A975]" office:value-type="float" office:value="111.24613800206" calcext:value-type="float">
            <text:p>111.24613800206</text:p>
          </table:table-cell>
          <table:table-cell table:formula="of:=FLOOR([.A975] / [.$D$2]) * [.$B$2]* [.$D$2] + MOD([.A975]; [.$D$2]) * [.$C$10] + MOD([.A975] - FLOOR([.A975] / [.$D$2]); 3) * 10/6" office:value-type="float" office:value="108020" calcext:value-type="float">
            <text:p>108020</text:p>
          </table:table-cell>
          <table:table-cell table:style-name="ce2" table:formula="of:=[.D975]-[.B975]" office:value-type="float" office:value="0" calcext:value-type="float">
            <text:p>0</text:p>
          </table:table-cell>
          <table:table-cell/>
          <table:table-cell table:style-name="ce3" table:formula="of:=IF([.F975] &lt;&gt; 0; [.F975]-[.B975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8135" calcext:value-type="float">
            <text:p>108135</text:p>
          </table:table-cell>
          <table:table-cell table:formula="of:=[.B976]/[.A976]" office:value-type="float" office:value="111.25" calcext:value-type="float">
            <text:p>111.25</text:p>
          </table:table-cell>
          <table:table-cell table:formula="of:=FLOOR([.A976] / [.$D$2]) * [.$B$2]* [.$D$2] + MOD([.A976]; [.$D$2]) * [.$C$10] + MOD([.A976] - FLOOR([.A976] / [.$D$2]); 3) * 10/6" office:value-type="float" office:value="108135" calcext:value-type="float">
            <text:p>108135</text:p>
          </table:table-cell>
          <table:table-cell table:style-name="ce2" table:formula="of:=[.D976]-[.B976]" office:value-type="float" office:value="0" calcext:value-type="float">
            <text:p>0</text:p>
          </table:table-cell>
          <table:table-cell/>
          <table:table-cell table:style-name="ce3" table:formula="of:=IF([.F976] &lt;&gt; 0; [.F976]-[.B976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8250" calcext:value-type="float">
            <text:p>108250</text:p>
          </table:table-cell>
          <table:table-cell table:formula="of:=[.B977]/[.A977]" office:value-type="float" office:value="111.253854059609" calcext:value-type="float">
            <text:p>111.253854059609</text:p>
          </table:table-cell>
          <table:table-cell table:formula="of:=FLOOR([.A977] / [.$D$2]) * [.$B$2]* [.$D$2] + MOD([.A977]; [.$D$2]) * [.$C$10] + MOD([.A977] - FLOOR([.A977] / [.$D$2]); 3) * 10/6" office:value-type="float" office:value="108250" calcext:value-type="float">
            <text:p>108250</text:p>
          </table:table-cell>
          <table:table-cell table:style-name="ce2" table:formula="of:=[.D977]-[.B977]" office:value-type="float" office:value="0" calcext:value-type="float">
            <text:p>0</text:p>
          </table:table-cell>
          <table:table-cell/>
          <table:table-cell table:style-name="ce3" table:formula="of:=IF([.F977] &lt;&gt; 0; [.F977]-[.B977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8360" calcext:value-type="float">
            <text:p>108360</text:p>
          </table:table-cell>
          <table:table-cell table:formula="of:=[.B978]/[.A978]" office:value-type="float" office:value="111.252566735113" calcext:value-type="float">
            <text:p>111.252566735113</text:p>
          </table:table-cell>
          <table:table-cell table:formula="of:=FLOOR([.A978] / [.$D$2]) * [.$B$2]* [.$D$2] + MOD([.A978]; [.$D$2]) * [.$C$10] + MOD([.A978] - FLOOR([.A978] / [.$D$2]); 3) * 10/6" office:value-type="float" office:value="108360" calcext:value-type="float">
            <text:p>108360</text:p>
          </table:table-cell>
          <table:table-cell table:style-name="ce2" table:formula="of:=[.D978]-[.B978]" office:value-type="float" office:value="0" calcext:value-type="float">
            <text:p>0</text:p>
          </table:table-cell>
          <table:table-cell/>
          <table:table-cell table:style-name="ce3" table:formula="of:=IF([.F978] &lt;&gt; 0; [.F978]-[.B978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8420" calcext:value-type="float">
            <text:p>108420</text:p>
          </table:table-cell>
          <table:table-cell table:formula="of:=[.B979]/[.A979]" office:value-type="float" office:value="111.2" calcext:value-type="float">
            <text:p>111.2</text:p>
          </table:table-cell>
          <table:table-cell table:formula="of:=FLOOR([.A979] / [.$D$2]) * [.$B$2]* [.$D$2] + MOD([.A979]; [.$D$2]) * [.$C$10] + MOD([.A979] - FLOOR([.A979] / [.$D$2]); 3) * 10/6" office:value-type="float" office:value="108420" calcext:value-type="float">
            <text:p>108420</text:p>
          </table:table-cell>
          <table:table-cell table:style-name="ce2" table:formula="of:=[.D979]-[.B979]" office:value-type="float" office:value="0" calcext:value-type="float">
            <text:p>0</text:p>
          </table:table-cell>
          <table:table-cell/>
          <table:table-cell table:style-name="ce3" table:formula="of:=IF([.F979] &lt;&gt; 0; [.F979]-[.B979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8535" calcext:value-type="float">
            <text:p>108535</text:p>
          </table:table-cell>
          <table:table-cell table:formula="of:=[.B980]/[.A980]" office:value-type="float" office:value="111.203893442623" calcext:value-type="float">
            <text:p>111.203893442623</text:p>
          </table:table-cell>
          <table:table-cell table:formula="of:=FLOOR([.A980] / [.$D$2]) * [.$B$2]* [.$D$2] + MOD([.A980]; [.$D$2]) * [.$C$10] + MOD([.A980] - FLOOR([.A980] / [.$D$2]); 3) * 10/6" office:value-type="float" office:value="108535" calcext:value-type="float">
            <text:p>108535</text:p>
          </table:table-cell>
          <table:table-cell table:style-name="ce2" table:formula="of:=[.D980]-[.B980]" office:value-type="float" office:value="0" calcext:value-type="float">
            <text:p>0</text:p>
          </table:table-cell>
          <table:table-cell/>
          <table:table-cell table:style-name="ce3" table:formula="of:=IF([.F980] &lt;&gt; 0; [.F980]-[.B980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8650" calcext:value-type="float">
            <text:p>108650</text:p>
          </table:table-cell>
          <table:table-cell table:formula="of:=[.B981]/[.A981]" office:value-type="float" office:value="111.207778915046" calcext:value-type="float">
            <text:p>111.207778915046</text:p>
          </table:table-cell>
          <table:table-cell table:formula="of:=FLOOR([.A981] / [.$D$2]) * [.$B$2]* [.$D$2] + MOD([.A981]; [.$D$2]) * [.$C$10] + MOD([.A981] - FLOOR([.A981] / [.$D$2]); 3) * 10/6" office:value-type="float" office:value="108650" calcext:value-type="float">
            <text:p>108650</text:p>
          </table:table-cell>
          <table:table-cell table:style-name="ce2" table:formula="of:=[.D981]-[.B981]" office:value-type="float" office:value="0" calcext:value-type="float">
            <text:p>0</text:p>
          </table:table-cell>
          <table:table-cell/>
          <table:table-cell table:style-name="ce3" table:formula="of:=IF([.F981] &lt;&gt; 0; [.F981]-[.B981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5, 25, 25, 2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8760" calcext:value-type="float">
            <text:p>108760</text:p>
          </table:table-cell>
          <table:table-cell table:formula="of:=[.B982]/[.A982]" office:value-type="float" office:value="111.20654396728" calcext:value-type="float">
            <text:p>111.20654396728</text:p>
          </table:table-cell>
          <table:table-cell table:formula="of:=FLOOR([.A982] / [.$D$2]) * [.$B$2]* [.$D$2] + MOD([.A982]; [.$D$2]) * [.$C$10] + MOD([.A982] - FLOOR([.A982] / [.$D$2]); 3) * 10/6" office:value-type="float" office:value="108760" calcext:value-type="float">
            <text:p>108760</text:p>
          </table:table-cell>
          <table:table-cell table:style-name="ce2" table:formula="of:=[.D982]-[.B982]" office:value-type="float" office:value="0" calcext:value-type="float">
            <text:p>0</text:p>
          </table:table-cell>
          <table:table-cell/>
          <table:table-cell table:style-name="ce3" table:formula="of:=IF([.F982] &lt;&gt; 0; [.F982]-[.B982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8875" calcext:value-type="float">
            <text:p>108875</text:p>
          </table:table-cell>
          <table:table-cell table:formula="of:=[.B983]/[.A983]" office:value-type="float" office:value="111.210418794688" calcext:value-type="float">
            <text:p>111.210418794688</text:p>
          </table:table-cell>
          <table:table-cell table:formula="of:=FLOOR([.A983] / [.$D$2]) * [.$B$2]* [.$D$2] + MOD([.A983]; [.$D$2]) * [.$C$10] + MOD([.A983] - FLOOR([.A983] / [.$D$2]); 3) * 10/6" office:value-type="float" office:value="108875" calcext:value-type="float">
            <text:p>108875</text:p>
          </table:table-cell>
          <table:table-cell table:style-name="ce2" table:formula="of:=[.D983]-[.B983]" office:value-type="float" office:value="0" calcext:value-type="float">
            <text:p>0</text:p>
          </table:table-cell>
          <table:table-cell/>
          <table:table-cell table:style-name="ce3" table:formula="of:=IF([.F983] &lt;&gt; 0; [.F983]-[.B983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8990" calcext:value-type="float">
            <text:p>108990</text:p>
          </table:table-cell>
          <table:table-cell table:formula="of:=[.B984]/[.A984]" office:value-type="float" office:value="111.214285714286" calcext:value-type="float">
            <text:p>111.214285714286</text:p>
          </table:table-cell>
          <table:table-cell table:formula="of:=FLOOR([.A984] / [.$D$2]) * [.$B$2]* [.$D$2] + MOD([.A984]; [.$D$2]) * [.$C$10] + MOD([.A984] - FLOOR([.A984] / [.$D$2]); 3) * 10/6" office:value-type="float" office:value="108990" calcext:value-type="float">
            <text:p>108990</text:p>
          </table:table-cell>
          <table:table-cell table:style-name="ce2" table:formula="of:=[.D984]-[.B984]" office:value-type="float" office:value="0" calcext:value-type="float">
            <text:p>0</text:p>
          </table:table-cell>
          <table:table-cell/>
          <table:table-cell table:style-name="ce3" table:formula="of:=IF([.F984] &lt;&gt; 0; [.F984]-[.B984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5, 25, 25, 25, 2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9100" calcext:value-type="float">
            <text:p>109100</text:p>
          </table:table-cell>
          <table:table-cell table:formula="of:=[.B985]/[.A985]" office:value-type="float" office:value="111.213047910296" calcext:value-type="float">
            <text:p>111.213047910296</text:p>
          </table:table-cell>
          <table:table-cell table:formula="of:=FLOOR([.A985] / [.$D$2]) * [.$B$2]* [.$D$2] + MOD([.A985]; [.$D$2]) * [.$C$10] + MOD([.A985] - FLOOR([.A985] / [.$D$2]); 3) * 10/6" office:value-type="float" office:value="109100" calcext:value-type="float">
            <text:p>109100</text:p>
          </table:table-cell>
          <table:table-cell table:style-name="ce2" table:formula="of:=[.D985]-[.B985]" office:value-type="float" office:value="0" calcext:value-type="float">
            <text:p>0</text:p>
          </table:table-cell>
          <table:table-cell/>
          <table:table-cell table:style-name="ce3" table:formula="of:=IF([.F985] &lt;&gt; 0; [.F985]-[.B985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9215" calcext:value-type="float">
            <text:p>109215</text:p>
          </table:table-cell>
          <table:table-cell table:formula="of:=[.B986]/[.A986]" office:value-type="float" office:value="111.216904276986" calcext:value-type="float">
            <text:p>111.216904276986</text:p>
          </table:table-cell>
          <table:table-cell table:formula="of:=FLOOR([.A986] / [.$D$2]) * [.$B$2]* [.$D$2] + MOD([.A986]; [.$D$2]) * [.$C$10] + MOD([.A986] - FLOOR([.A986] / [.$D$2]); 3) * 10/6" office:value-type="float" office:value="109215" calcext:value-type="float">
            <text:p>109215</text:p>
          </table:table-cell>
          <table:table-cell table:style-name="ce2" table:formula="of:=[.D986]-[.B986]" office:value-type="float" office:value="0" calcext:value-type="float">
            <text:p>0</text:p>
          </table:table-cell>
          <table:table-cell/>
          <table:table-cell table:style-name="ce3" table:formula="of:=IF([.F986] &lt;&gt; 0; [.F986]-[.B986]; &quot;&quot;)">
            <text:p/>
          </table:table-cell>
          <table:table-cell office:value-type="string" calcext:value-type="string">
            <text:p>4, 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9330" calcext:value-type="float">
            <text:p>109330</text:p>
          </table:table-cell>
          <table:table-cell table:formula="of:=[.B987]/[.A987]" office:value-type="float" office:value="111.220752797559" calcext:value-type="float">
            <text:p>111.220752797559</text:p>
          </table:table-cell>
          <table:table-cell table:formula="of:=FLOOR([.A987] / [.$D$2]) * [.$B$2]* [.$D$2] + MOD([.A987]; [.$D$2]) * [.$C$10] + MOD([.A987] - FLOOR([.A987] / [.$D$2]); 3) * 10/6" office:value-type="float" office:value="109330" calcext:value-type="float">
            <text:p>109330</text:p>
          </table:table-cell>
          <table:table-cell table:style-name="ce2" table:formula="of:=[.D987]-[.B987]" office:value-type="float" office:value="0" calcext:value-type="float">
            <text:p>0</text:p>
          </table:table-cell>
          <table:table-cell/>
          <table:table-cell table:style-name="ce3" table:formula="of:=IF([.F987] &lt;&gt; 0; [.F987]-[.B987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9440" calcext:value-type="float">
            <text:p>109440</text:p>
          </table:table-cell>
          <table:table-cell table:formula="of:=[.B988]/[.A988]" office:value-type="float" office:value="111.219512195122" calcext:value-type="float">
            <text:p>111.219512195122</text:p>
          </table:table-cell>
          <table:table-cell table:formula="of:=FLOOR([.A988] / [.$D$2]) * [.$B$2]* [.$D$2] + MOD([.A988]; [.$D$2]) * [.$C$10] + MOD([.A988] - FLOOR([.A988] / [.$D$2]); 3) * 10/6" office:value-type="float" office:value="109440" calcext:value-type="float">
            <text:p>109440</text:p>
          </table:table-cell>
          <table:table-cell table:style-name="ce2" table:formula="of:=[.D988]-[.B988]" office:value-type="float" office:value="0" calcext:value-type="float">
            <text:p>0</text:p>
          </table:table-cell>
          <table:table-cell/>
          <table:table-cell table:style-name="ce3" table:formula="of:=IF([.F988] &lt;&gt; 0; [.F988]-[.B988]; &quot;&quot;)">
            <text:p/>
          </table:table-cell>
          <table:table-cell office:value-type="string" calcext:value-type="string">
            <text:p>6, 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9555" calcext:value-type="float">
            <text:p>109555</text:p>
          </table:table-cell>
          <table:table-cell table:formula="of:=[.B989]/[.A989]" office:value-type="float" office:value="111.223350253807" calcext:value-type="float">
            <text:p>111.223350253807</text:p>
          </table:table-cell>
          <table:table-cell table:formula="of:=FLOOR([.A989] / [.$D$2]) * [.$B$2]* [.$D$2] + MOD([.A989]; [.$D$2]) * [.$C$10] + MOD([.A989] - FLOOR([.A989] / [.$D$2]); 3) * 10/6" office:value-type="float" office:value="109555" calcext:value-type="float">
            <text:p>109555</text:p>
          </table:table-cell>
          <table:table-cell table:style-name="ce2" table:formula="of:=[.D989]-[.B989]" office:value-type="float" office:value="0" calcext:value-type="float">
            <text:p>0</text:p>
          </table:table-cell>
          <table:table-cell/>
          <table:table-cell table:style-name="ce3" table:formula="of:=IF([.F989] &lt;&gt; 0; [.F989]-[.B989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9670" calcext:value-type="float">
            <text:p>109670</text:p>
          </table:table-cell>
          <table:table-cell table:formula="of:=[.B990]/[.A990]" office:value-type="float" office:value="111.227180527383" calcext:value-type="float">
            <text:p>111.227180527383</text:p>
          </table:table-cell>
          <table:table-cell table:formula="of:=FLOOR([.A990] / [.$D$2]) * [.$B$2]* [.$D$2] + MOD([.A990]; [.$D$2]) * [.$C$10] + MOD([.A990] - FLOOR([.A990] / [.$D$2]); 3) * 10/6" office:value-type="float" office:value="109670" calcext:value-type="float">
            <text:p>109670</text:p>
          </table:table-cell>
          <table:table-cell table:style-name="ce2" table:formula="of:=[.D990]-[.B990]" office:value-type="float" office:value="0" calcext:value-type="float">
            <text:p>0</text:p>
          </table:table-cell>
          <table:table-cell/>
          <table:table-cell table:style-name="ce3" table:formula="of:=IF([.F990] &lt;&gt; 0; [.F990]-[.B990]; &quot;&quot;)">
            <text:p/>
          </table:table-cell>
          <table:table-cell office:value-type="string" calcext:value-type="string">
            <text:p>4, 4, 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9780" calcext:value-type="float">
            <text:p>109780</text:p>
          </table:table-cell>
          <table:table-cell table:formula="of:=[.B991]/[.A991]" office:value-type="float" office:value="111.225937183384" calcext:value-type="float">
            <text:p>111.225937183384</text:p>
          </table:table-cell>
          <table:table-cell table:formula="of:=FLOOR([.A991] / [.$D$2]) * [.$B$2]* [.$D$2] + MOD([.A991]; [.$D$2]) * [.$C$10] + MOD([.A991] - FLOOR([.A991] / [.$D$2]); 3) * 10/6" office:value-type="float" office:value="109780" calcext:value-type="float">
            <text:p>109780</text:p>
          </table:table-cell>
          <table:table-cell table:style-name="ce2" table:formula="of:=[.D991]-[.B991]" office:value-type="float" office:value="0" calcext:value-type="float">
            <text:p>0</text:p>
          </table:table-cell>
          <table:table-cell/>
          <table:table-cell table:style-name="ce3" table:formula="of:=IF([.F991] &lt;&gt; 0; [.F991]-[.B991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9895" calcext:value-type="float">
            <text:p>109895</text:p>
          </table:table-cell>
          <table:table-cell table:formula="of:=[.B992]/[.A992]" office:value-type="float" office:value="111.22975708502" calcext:value-type="float">
            <text:p>111.22975708502</text:p>
          </table:table-cell>
          <table:table-cell table:formula="of:=FLOOR([.A992] / [.$D$2]) * [.$B$2]* [.$D$2] + MOD([.A992]; [.$D$2]) * [.$C$10] + MOD([.A992] - FLOOR([.A992] / [.$D$2]); 3) * 10/6" office:value-type="float" office:value="109895" calcext:value-type="float">
            <text:p>109895</text:p>
          </table:table-cell>
          <table:table-cell table:style-name="ce2" table:formula="of:=[.D992]-[.B992]" office:value-type="float" office:value="0" calcext:value-type="float">
            <text:p>0</text:p>
          </table:table-cell>
          <table:table-cell/>
          <table:table-cell table:style-name="ce3" table:formula="of:=IF([.F992] &lt;&gt; 0; [.F992]-[.B992]; &quot;&quot;)">
            <text:p/>
          </table:table-cell>
          <table:table-cell office:value-type="string" calcext:value-type="string">
            <text:p>4, 6, 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0010" calcext:value-type="float">
            <text:p>110010</text:p>
          </table:table-cell>
          <table:table-cell table:formula="of:=[.B993]/[.A993]" office:value-type="float" office:value="111.233569261881" calcext:value-type="float">
            <text:p>111.233569261881</text:p>
          </table:table-cell>
          <table:table-cell table:formula="of:=FLOOR([.A993] / [.$D$2]) * [.$B$2]* [.$D$2] + MOD([.A993]; [.$D$2]) * [.$C$10] + MOD([.A993] - FLOOR([.A993] / [.$D$2]); 3) * 10/6" office:value-type="float" office:value="110010" calcext:value-type="float">
            <text:p>110010</text:p>
          </table:table-cell>
          <table:table-cell table:style-name="ce2" table:formula="of:=[.D993]-[.B993]" office:value-type="float" office:value="0" calcext:value-type="float">
            <text:p>0</text:p>
          </table:table-cell>
          <table:table-cell/>
          <table:table-cell table:style-name="ce3" table:formula="of:=IF([.F993] &lt;&gt; 0; [.F993]-[.B993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0120" calcext:value-type="float">
            <text:p>110120</text:p>
          </table:table-cell>
          <table:table-cell table:formula="of:=[.B994]/[.A994]" office:value-type="float" office:value="111.232323232323" calcext:value-type="float">
            <text:p>111.232323232323</text:p>
          </table:table-cell>
          <table:table-cell table:formula="of:=FLOOR([.A994] / [.$D$2]) * [.$B$2]* [.$D$2] + MOD([.A994]; [.$D$2]) * [.$C$10] + MOD([.A994] - FLOOR([.A994] / [.$D$2]); 3) * 10/6" office:value-type="float" office:value="110120" calcext:value-type="float">
            <text:p>110120</text:p>
          </table:table-cell>
          <table:table-cell table:style-name="ce2" table:formula="of:=[.D994]-[.B994]" office:value-type="float" office:value="0" calcext:value-type="float">
            <text:p>0</text:p>
          </table:table-cell>
          <table:table-cell/>
          <table:table-cell table:style-name="ce3" table:formula="of:=IF([.F994] &lt;&gt; 0; [.F994]-[.B994]; &quot;&quot;)">
            <text:p/>
          </table:table-cell>
          <table:table-cell office:value-type="string" calcext:value-type="string">
            <text:p>6, 6, 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10235" calcext:value-type="float">
            <text:p>110235</text:p>
          </table:table-cell>
          <table:table-cell table:formula="of:=[.B995]/[.A995]" office:value-type="float" office:value="111.236125126135" calcext:value-type="float">
            <text:p>111.236125126135</text:p>
          </table:table-cell>
          <table:table-cell table:formula="of:=FLOOR([.A995] / [.$D$2]) * [.$B$2]* [.$D$2] + MOD([.A995]; [.$D$2]) * [.$C$10] + MOD([.A995] - FLOOR([.A995] / [.$D$2]); 3) * 10/6" office:value-type="float" office:value="110235" calcext:value-type="float">
            <text:p>110235</text:p>
          </table:table-cell>
          <table:table-cell table:style-name="ce2" table:formula="of:=[.D995]-[.B995]" office:value-type="float" office:value="0" calcext:value-type="float">
            <text:p>0</text:p>
          </table:table-cell>
          <table:table-cell/>
          <table:table-cell table:style-name="ce3" table:formula="of:=IF([.F995] &lt;&gt; 0; [.F995]-[.B995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0350" calcext:value-type="float">
            <text:p>110350</text:p>
          </table:table-cell>
          <table:table-cell table:formula="of:=[.B996]/[.A996]" office:value-type="float" office:value="111.239919354839" calcext:value-type="float">
            <text:p>111.239919354839</text:p>
          </table:table-cell>
          <table:table-cell table:formula="of:=FLOOR([.A996] / [.$D$2]) * [.$B$2]* [.$D$2] + MOD([.A996]; [.$D$2]) * [.$C$10] + MOD([.A996] - FLOOR([.A996] / [.$D$2]); 3) * 10/6" office:value-type="float" office:value="110350" calcext:value-type="float">
            <text:p>110350</text:p>
          </table:table-cell>
          <table:table-cell table:style-name="ce2" table:formula="of:=[.D996]-[.B996]" office:value-type="float" office:value="0" calcext:value-type="float">
            <text:p>0</text:p>
          </table:table-cell>
          <table:table-cell/>
          <table:table-cell table:style-name="ce3" table:formula="of:=IF([.F996] &lt;&gt; 0; [.F996]-[.B996]; &quot;&quot;)">
            <text:p/>
          </table:table-cell>
          <table:table-cell office:value-type="string" calcext:value-type="string">
            <text:p>4, 4, 6, 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0460" calcext:value-type="float">
            <text:p>110460</text:p>
          </table:table-cell>
          <table:table-cell table:formula="of:=[.B997]/[.A997]" office:value-type="float" office:value="111.238670694864" calcext:value-type="float">
            <text:p>111.238670694864</text:p>
          </table:table-cell>
          <table:table-cell table:formula="of:=FLOOR([.A997] / [.$D$2]) * [.$B$2]* [.$D$2] + MOD([.A997]; [.$D$2]) * [.$C$10] + MOD([.A997] - FLOOR([.A997] / [.$D$2]); 3) * 10/6" office:value-type="float" office:value="110460" calcext:value-type="float">
            <text:p>110460</text:p>
          </table:table-cell>
          <table:table-cell table:style-name="ce2" table:formula="of:=[.D997]-[.B997]" office:value-type="float" office:value="0" calcext:value-type="float">
            <text:p>0</text:p>
          </table:table-cell>
          <table:table-cell/>
          <table:table-cell table:style-name="ce3" table:formula="of:=IF([.F997] &lt;&gt; 0; [.F997]-[.B997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0575" calcext:value-type="float">
            <text:p>110575</text:p>
          </table:table-cell>
          <table:table-cell table:formula="of:=[.B998]/[.A998]" office:value-type="float" office:value="111.24245472837" calcext:value-type="float">
            <text:p>111.24245472837</text:p>
          </table:table-cell>
          <table:table-cell table:formula="of:=FLOOR([.A998] / [.$D$2]) * [.$B$2]* [.$D$2] + MOD([.A998]; [.$D$2]) * [.$C$10] + MOD([.A998] - FLOOR([.A998] / [.$D$2]); 3) * 10/6" office:value-type="float" office:value="110575" calcext:value-type="float">
            <text:p>110575</text:p>
          </table:table-cell>
          <table:table-cell table:style-name="ce2" table:formula="of:=[.D998]-[.B998]" office:value-type="float" office:value="0" calcext:value-type="float">
            <text:p>0</text:p>
          </table:table-cell>
          <table:table-cell/>
          <table:table-cell table:style-name="ce3" table:formula="of:=IF([.F998] &lt;&gt; 0; [.F998]-[.B998]; &quot;&quot;)">
            <text:p/>
          </table:table-cell>
          <table:table-cell office:value-type="string" calcext:value-type="string">
            <text:p>4, 6, 6, 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0690" calcext:value-type="float">
            <text:p>110690</text:p>
          </table:table-cell>
          <table:table-cell table:formula="of:=[.B999]/[.A999]" office:value-type="float" office:value="111.246231155779" calcext:value-type="float">
            <text:p>111.246231155779</text:p>
          </table:table-cell>
          <table:table-cell table:formula="of:=FLOOR([.A999] / [.$D$2]) * [.$B$2]* [.$D$2] + MOD([.A999]; [.$D$2]) * [.$C$10] + MOD([.A999] - FLOOR([.A999] / [.$D$2]); 3) * 10/6" office:value-type="float" office:value="110690" calcext:value-type="float">
            <text:p>110690</text:p>
          </table:table-cell>
          <table:table-cell table:style-name="ce2" table:formula="of:=[.D999]-[.B999]" office:value-type="float" office:value="0" calcext:value-type="float">
            <text:p>0</text:p>
          </table:table-cell>
          <table:table-cell/>
          <table:table-cell table:style-name="ce3" table:formula="of:=IF([.F999] &lt;&gt; 0; [.F999]-[.B999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10800" calcext:value-type="float">
            <text:p>110800</text:p>
          </table:table-cell>
          <table:table-cell table:formula="of:=[.B1000]/[.A1000]" office:value-type="float" office:value="111.244979919679" calcext:value-type="float">
            <text:p>111.244979919679</text:p>
          </table:table-cell>
          <table:table-cell table:formula="of:=FLOOR([.A1000] / [.$D$2]) * [.$B$2]* [.$D$2] + MOD([.A1000]; [.$D$2]) * [.$C$10] + MOD([.A1000] - FLOOR([.A1000] / [.$D$2]); 3) * 10/6" office:value-type="float" office:value="110800" calcext:value-type="float">
            <text:p>110800</text:p>
          </table:table-cell>
          <table:table-cell table:style-name="ce2" table:formula="of:=[.D1000]-[.B1000]" office:value-type="float" office:value="0" calcext:value-type="float">
            <text:p>0</text:p>
          </table:table-cell>
          <table:table-cell/>
          <table:table-cell table:style-name="ce3" table:formula="of:=IF([.F1000] &lt;&gt; 0; [.F1000]-[.B1000]; &quot;&quot;)">
            <text:p/>
          </table:table-cell>
          <table:table-cell office:value-type="string" calcext:value-type="string">
            <text:p>6, 6, 6, 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10915" calcext:value-type="float">
            <text:p>110915</text:p>
          </table:table-cell>
          <table:table-cell table:formula="of:=[.B1001]/[.A1001]" office:value-type="float" office:value="111.248746238716" calcext:value-type="float">
            <text:p>111.248746238716</text:p>
          </table:table-cell>
          <table:table-cell table:formula="of:=FLOOR([.A1001] / [.$D$2]) * [.$B$2]* [.$D$2] + MOD([.A1001]; [.$D$2]) * [.$C$10] + MOD([.A1001] - FLOOR([.A1001] / [.$D$2]); 3) * 10/6" office:value-type="float" office:value="110915" calcext:value-type="float">
            <text:p>110915</text:p>
          </table:table-cell>
          <table:table-cell table:style-name="ce2" table:formula="of:=[.D1001]-[.B1001]" office:value-type="float" office:value="0" calcext:value-type="float">
            <text:p>0</text:p>
          </table:table-cell>
          <table:table-cell/>
          <table:table-cell table:style-name="ce3" table:formula="of:=IF([.F1001] &lt;&gt; 0; [.F1001]-[.B1001]; &quot;&quot;)">
            <text:p/>
          </table:table-cell>
          <table:table-cell office:value-type="string" calcext:value-type="string">
            <text:p>4, 6, 6, 6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11030" calcext:value-type="float">
            <text:p>111030</text:p>
          </table:table-cell>
          <table:table-cell table:formula="of:=[.B1002]/[.A1002]" office:value-type="float" office:value="111.25250501002" calcext:value-type="float">
            <text:p>111.25250501002</text:p>
          </table:table-cell>
          <table:table-cell table:formula="of:=FLOOR([.A1002] / [.$D$2]) * [.$B$2]* [.$D$2] + MOD([.A1002]; [.$D$2]) * [.$C$10] + MOD([.A1002] - FLOOR([.A1002] / [.$D$2]); 3) * 10/6" office:value-type="float" office:value="111030" calcext:value-type="float">
            <text:p>111030</text:p>
          </table:table-cell>
          <table:table-cell table:style-name="ce2" table:formula="of:=[.D1002]-[.B1002]" office:value-type="float" office:value="0" calcext:value-type="float">
            <text:p>0</text:p>
          </table:table-cell>
          <table:table-cell/>
          <table:table-cell table:style-name="ce3" table:formula="of:=IF([.F1002] &lt;&gt; 0; [.F1002]-[.B1002]; &quot;&quot;)">
            <text:p/>
          </table:table-cell>
          <table:table-cell office:value-type="string" calcext:value-type="string">
            <text:p>4, 4, 6, 6, 25, 25, 25, 25, 25, 25, 25, 25, 25, 25, 25, 25, 25, 25, 25, 25, 25, 25, 25, 25, 25, 25, 25, 25, 25, 25, 25, 25, 25, 25, 25, 25, 25, 25, 25, 25, 25, 25, 2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1140" calcext:value-type="float">
            <text:p>111140</text:p>
          </table:table-cell>
          <table:table-cell table:formula="of:=[.B1003]/[.A1003]" office:value-type="float" office:value="111.251251251251" calcext:value-type="float">
            <text:p>111.251251251251</text:p>
          </table:table-cell>
          <table:table-cell table:formula="of:=FLOOR([.A1003] / [.$D$2]) * [.$B$2]* [.$D$2] + MOD([.A1003]; [.$D$2]) * [.$C$10] + MOD([.A1003] - FLOOR([.A1003] / [.$D$2]); 3) * 10/6" office:value-type="float" office:value="111140" calcext:value-type="float">
            <text:p>111140</text:p>
          </table:table-cell>
          <table:table-cell table:style-name="ce2" table:formula="of:=[.D1003]-[.B1003]" office:value-type="float" office:value="0" calcext:value-type="float">
            <text:p>0</text:p>
          </table:table-cell>
          <table:table-cell/>
          <table:table-cell table:style-name="ce3" table:formula="of:=IF([.F1003] &lt;&gt; 0; [.F1003]-[.B1003]; &quot;&quot;)">
            <text:p/>
          </table:table-cell>
          <table:table-cell office:value-type="string" calcext:value-type="string">
            <text:p>6, 6, 6, 6, 25, 25, 25, 25, 25, 25, 25, 25, 25, 25, 25, 25, 25, 25, 25, 25, 25, 25, 25, 25, 25, 25, 25, 25, 25, 25, 25, 25, 25, 25, 25, 25, 25, 25, 1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1200" calcext:value-type="float">
            <text:p>111200</text:p>
          </table:table-cell>
          <table:table-cell table:formula="of:=[.B1004]/[.A1004]" office:value-type="float" office:value="111.2" calcext:value-type="float">
            <text:p>111.2</text:p>
          </table:table-cell>
          <table:table-cell table:formula="of:=FLOOR([.A1004] / [.$D$2]) * [.$B$2]* [.$D$2] + MOD([.A1004]; [.$D$2]) * [.$C$10] + MOD([.A1004] - FLOOR([.A1004] / [.$D$2]); 3) * 10/6" office:value-type="float" office:value="111200" calcext:value-type="float">
            <text:p>111200</text:p>
          </table:table-cell>
          <table:table-cell table:style-name="ce2" table:formula="of:=[.D1004]-[.B1004]" office:value-type="float" office:value="0" calcext:value-type="float">
            <text:p>0</text:p>
          </table:table-cell>
          <table:table-cell/>
          <table:table-cell table:style-name="ce3" table:formula="of:=IF([.F1004] &lt;&gt; 0; [.F1004]-[.B1004]; &quot;&quot;)">
            <text:p/>
          </table:table-cell>
          <table:table-cell office:value-type="string" calcext:value-type="string">
            <text:p>25, 25, 25, 25, 25, 25, 25, 25, 25, 25, 25, 25, 25, 25, 25, 25, 25, 25, 25, 25, 25, 25, 25, 25, 25, 25, 25, 25, 25, 25, 25, 25, 25, 25, 25, 125</text:p>
          </table:table-cell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 table:number-rows-repeated="104756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heet1.G8:Sheet1.G1004">
            <calcext:condition calcext:apply-style-name="Default" calcext:value="=&quot;&quot;" calcext:base-cell-address="Sheet1.G8"/>
            <calcext:condition calcext:apply-style-name="Good" calcext:value="=0" calcext:base-cell-address="Sheet1.G8"/>
            <calcext:condition calcext:apply-style-name="Bad" calcext:value="!=0" calcext:base-cell-address="Sheet1.G8"/>
          </calcext:conditional-format>
          <calcext:conditional-format calcext:target-range-address="Sheet1.E8:Sheet1.E1004">
            <calcext:condition calcext:apply-style-name="Good" calcext:value="=0" calcext:base-cell-address="Sheet1.E8"/>
            <calcext:condition calcext:apply-style-name="Bad" calcext:value="!=0" calcext:base-cell-address="Sheet1.E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1:09:13.278120676</meta:creation-date>
    <dc:date>2021-12-01T02:10:07.926083896</dc:date>
    <meta:editing-duration>PT7M29S</meta:editing-duration>
    <meta:editing-cycles>2</meta:editing-cycles>
    <meta:generator>LibreOffice/7.0.1.2$Linux_X86_64 LibreOffice_project/00$Build-2</meta:generator>
    <meta:document-statistic meta:table-count="1" meta:cell-count="70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" chart:origin="0" chart:interval-major="10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111" chart:maximum="114" chart:origin="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23cm" svg:height="17.244cm" xlink:href=".." xlink:type="simple" chart:class="chart:scatter" chart:style-name="ch1">
        <chart:plot-area chart:style-name="ch2" table:cell-range-address="Sheet1.A8:Sheet1.A104 Sheet1.C7:Sheet1.C104" chart:data-source-has-labels="row" svg:x="1.539cm" svg:y="0.344cm" svg:width="24.356cm" svg:height="15.575cm">
          <chart:coordinate-region svg:x="2.637cm" svg:y="0.543cm" svg:width="22.978cm" svg:height="14.729cm"/>
          <chart:axis chart:dimension="x" chart:name="primary-x" chart:style-name="ch3">
            <chart:title svg:x="12.469cm" svg:y="16.263cm" chart:style-name="ch4">
              <text:p>number of wing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9.207cm" chart:style-name="ch8">
              <text:p>price per wing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C8:Sheet1.C104" chart:label-cell-address="Sheet1.C7:Sheet1.C7" chart:class="chart:scatter">
            <chart:domain table:cell-range-address="Sheet1.A8:Sheet1.A104"/>
            <chart:data-point chart:repeated="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ice per wing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8:Sheet1.A104</svg:desc>
                </draw:g>
              </table:table-cell>
              <table:table-cell office:value-type="float" office:value="113.75">
                <text:p>113.75</text:p>
                <draw:g>
                  <svg:desc>Sheet1.C8:Sheet1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3.571428571429">
                <text:p>113.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3.636363636364">
                <text:p>113.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3.461538461538">
                <text:p>113.46153846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3.571428571429">
                <text:p>113.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13.4375">
                <text:p>113.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13.529411764706">
                <text:p>113.529411764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13.421052631579">
                <text:p>113.421052631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13.409090909091">
                <text:p>113.40909090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13.478260869565">
                <text:p>113.478260869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11.346153846154">
                <text:p>111.346153846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11.481481481481">
                <text:p>111.481481481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11.551724137931">
                <text:p>111.551724137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11.612903225806">
                <text:p>111.612903225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11.71875">
                <text:p>111.7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11.818181818182">
                <text:p>111.818181818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11.764705882353">
                <text:p>111.764705882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11.857142857143">
                <text:p>111.857142857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111.944444444444">
                <text:p>111.9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111.891891891892">
                <text:p>111.891891891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11.973684210526">
                <text:p>111.973684210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12.051282051282">
                <text:p>112.051282051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112.073170731707">
                <text:p>112.073170731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112.142857142857">
                <text:p>112.142857142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12.093023255814">
                <text:p>112.093023255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12.159090909091">
                <text:p>112.15909090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112.222222222222">
                <text:p>112.222222222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112.173913043478">
                <text:p>112.173913043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112.234042553192">
                <text:p>112.234042553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12.291666666667">
                <text:p>112.291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112.244897959184">
                <text:p>112.244897959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111.274509803922">
                <text:p>111.274509803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111.346153846154">
                <text:p>111.346153846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11.320754716981">
                <text:p>111.320754716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111.388888888889">
                <text:p>111.388888888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111.454545454545">
                <text:p>111.454545454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111.491228070175">
                <text:p>111.491228070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111.551724137931">
                <text:p>111.551724137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111.525423728814">
                <text:p>111.525423728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11.583333333333">
                <text:p>111.58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111.639344262295">
                <text:p>111.6393442622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111.612903225806">
                <text:p>111.612903225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11.71875">
                <text:p>111.7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111.692307692308">
                <text:p>111.692307692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111.742424242424">
                <text:p>111.742424242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111.791044776119">
                <text:p>111.791044776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111.764705882353">
                <text:p>111.764705882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111.811594202899">
                <text:p>111.811594202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111.857142857143">
                <text:p>111.857142857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11.830985915493">
                <text:p>111.8309859154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111.875">
                <text:p>111.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111.917808219178">
                <text:p>111.9178082191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111.891891891892">
                <text:p>111.891891891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11.298701298701">
                <text:p>111.298701298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111.282051282051">
                <text:p>111.282051282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111.329113924051">
                <text:p>111.3291139240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111.375">
                <text:p>111.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11.358024691358">
                <text:p>111.358024691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111.40243902439">
                <text:p>111.402439024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111.44578313253">
                <text:p>111.44578313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111.470588235294">
                <text:p>111.4705882352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111.511627906977">
                <text:p>111.511627906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111.494252873563">
                <text:p>111.494252873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111.534090909091">
                <text:p>111.5340909090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111.573033707865">
                <text:p>111.57303370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111.555555555556">
                <text:p>111.555555555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111.593406593407">
                <text:p>111.5934065934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111.630434782609">
                <text:p>111.6304347826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111.612903225806">
                <text:p>111.612903225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111.648936170213">
                <text:p>111.648936170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111.684210526316">
                <text:p>111.6842105263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111.701030927835">
                <text:p>111.7010309278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111.734693877551">
                <text:p>111.734693877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11.717171717172">
                <text:p>111.717171717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11.2">
                <text:p>11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0" chart:origin="0" chart:interval-major="100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111" chart:maximum="114" chart:origin="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76cm" svg:height="17.213cm" xlink:href=".." xlink:type="simple" chart:class="chart:scatter" chart:style-name="ch1">
        <chart:plot-area chart:style-name="ch2" table:cell-range-address="Sheet1.A8:Sheet1.A1004 Sheet1.C7:Sheet1.C1004" chart:data-source-has-labels="row" svg:x="1.538cm" svg:y="0.344cm" svg:width="24.311cm" svg:height="15.544cm">
          <chart:coordinate-region svg:x="2.636cm" svg:y="0.543cm" svg:width="22.841cm" svg:height="14.698cm"/>
          <chart:axis chart:dimension="x" chart:name="primary-x" chart:style-name="ch3">
            <chart:title svg:x="12.445cm" svg:y="16.232cm" chart:style-name="ch4">
              <text:p>number of wing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9.192cm" chart:style-name="ch8">
              <text:p>price per wing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C8:Sheet1.C1004" chart:label-cell-address="Sheet1.C7:Sheet1.C7" chart:class="chart:scatter">
            <chart:domain table:cell-range-address="Sheet1.A8:Sheet1.A1004"/>
            <chart:data-point chart:repeated="9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ice per wing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8:Sheet1.A1004</svg:desc>
                </draw:g>
              </table:table-cell>
              <table:table-cell office:value-type="float" office:value="113.75">
                <text:p>113.75</text:p>
                <draw:g>
                  <svg:desc>Sheet1.C8:Sheet1.C10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3.571428571429">
                <text:p>113.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3.636363636364">
                <text:p>113.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3.461538461538">
                <text:p>113.46153846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3.571428571429">
                <text:p>113.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13.4375">
                <text:p>113.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13.529411764706">
                <text:p>113.529411764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13.421052631579">
                <text:p>113.421052631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13.409090909091">
                <text:p>113.40909090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13.478260869565">
                <text:p>113.478260869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11.346153846154">
                <text:p>111.346153846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11.481481481481">
                <text:p>111.481481481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11.551724137931">
                <text:p>111.551724137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11.612903225806">
                <text:p>111.612903225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11.71875">
                <text:p>111.7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11.818181818182">
                <text:p>111.818181818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11.764705882353">
                <text:p>111.764705882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11.857142857143">
                <text:p>111.857142857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111.944444444444">
                <text:p>111.9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111.891891891892">
                <text:p>111.891891891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11.973684210526">
                <text:p>111.973684210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12.051282051282">
                <text:p>112.051282051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112.073170731707">
                <text:p>112.073170731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112.142857142857">
                <text:p>112.142857142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12.093023255814">
                <text:p>112.093023255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12.159090909091">
                <text:p>112.15909090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112.222222222222">
                <text:p>112.222222222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112.173913043478">
                <text:p>112.173913043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112.234042553192">
                <text:p>112.234042553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12.291666666667">
                <text:p>112.291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112.244897959184">
                <text:p>112.244897959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111.274509803922">
                <text:p>111.274509803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111.346153846154">
                <text:p>111.346153846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11.320754716981">
                <text:p>111.320754716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111.388888888889">
                <text:p>111.388888888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111.454545454545">
                <text:p>111.454545454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111.491228070175">
                <text:p>111.491228070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111.551724137931">
                <text:p>111.551724137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111.525423728814">
                <text:p>111.525423728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11.583333333333">
                <text:p>111.58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111.639344262295">
                <text:p>111.6393442622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111.612903225806">
                <text:p>111.612903225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11.71875">
                <text:p>111.7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111.692307692308">
                <text:p>111.692307692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111.742424242424">
                <text:p>111.742424242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111.791044776119">
                <text:p>111.791044776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111.764705882353">
                <text:p>111.764705882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111.811594202899">
                <text:p>111.811594202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111.857142857143">
                <text:p>111.857142857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11.830985915493">
                <text:p>111.8309859154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111.875">
                <text:p>111.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111.917808219178">
                <text:p>111.9178082191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111.891891891892">
                <text:p>111.891891891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11.298701298701">
                <text:p>111.298701298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111.282051282051">
                <text:p>111.282051282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111.329113924051">
                <text:p>111.3291139240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111.375">
                <text:p>111.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11.358024691358">
                <text:p>111.358024691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111.40243902439">
                <text:p>111.402439024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111.44578313253">
                <text:p>111.44578313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111.470588235294">
                <text:p>111.4705882352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111.511627906977">
                <text:p>111.511627906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111.494252873563">
                <text:p>111.494252873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111.534090909091">
                <text:p>111.5340909090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111.573033707865">
                <text:p>111.57303370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111.555555555556">
                <text:p>111.555555555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111.593406593407">
                <text:p>111.5934065934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111.630434782609">
                <text:p>111.6304347826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111.612903225806">
                <text:p>111.612903225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111.648936170213">
                <text:p>111.648936170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111.684210526316">
                <text:p>111.6842105263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111.701030927835">
                <text:p>111.7010309278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111.734693877551">
                <text:p>111.734693877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11.717171717172">
                <text:p>111.717171717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111.237623762376">
                <text:p>111.237623762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11.274509803922">
                <text:p>111.274509803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11.26213592233">
                <text:p>111.26213592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111.298076923077">
                <text:p>111.2980769230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">
                <text:p>106</text:p>
              </table:table-cell>
              <table:table-cell office:value-type="float" office:value="111.320754716981">
                <text:p>111.320754716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111.355140186916">
                <text:p>111.3551401869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1.388888888889">
                <text:p>111.3888888888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111.376146788991">
                <text:p>111.376146788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">
                <text:p>110</text:p>
              </table:table-cell>
              <table:table-cell office:value-type="float" office:value="111.409090909091">
                <text:p>111.4090909090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11.441441441441">
                <text:p>111.4414414414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11.46017699115">
                <text:p>111.46017699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111.491228070175">
                <text:p>111.491228070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1.478260869565">
                <text:p>111.4782608695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11.508620689655">
                <text:p>111.5086206896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11.538461538462">
                <text:p>111.5384615384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1.525423728814">
                <text:p>111.5254237288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1.55462184874">
                <text:p>111.554621848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111.583333333333">
                <text:p>111.58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1.570247933884">
                <text:p>111.5702479338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1.598360655738">
                <text:p>111.598360655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11.626016260163">
                <text:p>111.6260162601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11.612903225806">
                <text:p>111.6129032258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11.230158730159">
                <text:p>111.2301587301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11.259842519685">
                <text:p>111.2598425196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111.279069767442">
                <text:p>111.2790697674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11.307692307692">
                <text:p>111.3076923076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111.297709923664">
                <text:p>111.2977099236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111.325757575758">
                <text:p>111.32575757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11.353383458647">
                <text:p>111.3533834586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11.34328358209">
                <text:p>111.34328358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11.37037037037">
                <text:p>111.37037037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11.397058823529">
                <text:p>111.3970588235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11.386861313869">
                <text:p>111.3868613138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11.413043478261">
                <text:p>111.4130434782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11.438848920863">
                <text:p>111.4388489208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11.45390070922">
                <text:p>111.453900709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11.478873239437">
                <text:p>111.4788732394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11.468531468531">
                <text:p>111.4685314685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11.493055555556">
                <text:p>111.493055555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11.51724137931">
                <text:p>111.517241379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11.506849315069">
                <text:p>111.5068493150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11.530612244898">
                <text:p>111.530612244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11.554054054054">
                <text:p>111.5540540540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11.543624161074">
                <text:p>111.5436241610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11.225165562914">
                <text:p>111.2251655629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11.241830065359">
                <text:p>111.2418300653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11.266233766234">
                <text:p>111.266233766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11.290322580645">
                <text:p>111.2903225806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11.282051282051">
                <text:p>111.282051282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11.305732484076">
                <text:p>111.3057324840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11.329113924051">
                <text:p>111.3291139240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111.320754716981">
                <text:p>111.3207547169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11.34375">
                <text:p>111.34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111.366459627329">
                <text:p>111.3664596273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111.358024691358">
                <text:p>111.3580246913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11.38036809816">
                <text:p>111.380368098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111.40243902439">
                <text:p>111.402439024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">
                <text:p>165</text:p>
              </table:table-cell>
              <table:table-cell office:value-type="float" office:value="111.393939393939">
                <text:p>111.393939393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11.415662650602">
                <text:p>111.415662650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7">
                <text:p>167</text:p>
              </table:table-cell>
              <table:table-cell office:value-type="float" office:value="111.437125748503">
                <text:p>111.4371257485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8">
                <text:p>168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111.449704142012">
                <text:p>111.449704142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0">
                <text:p>170</text:p>
              </table:table-cell>
              <table:table-cell office:value-type="float" office:value="111.470588235294">
                <text:p>111.4705882352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1">
                <text:p>171</text:p>
              </table:table-cell>
              <table:table-cell office:value-type="float" office:value="111.461988304094">
                <text:p>111.4619883040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11.482558139535">
                <text:p>111.4825581395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11.50289017341">
                <text:p>111.502890173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4">
                <text:p>174</text:p>
              </table:table-cell>
              <table:table-cell office:value-type="float" office:value="111.494252873563">
                <text:p>111.4942528735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11.221590909091">
                <text:p>111.2215909090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11.242937853107">
                <text:p>111.242937853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11.23595505618">
                <text:p>111.235955056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11.256983240223">
                <text:p>111.2569832402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11.277777777778">
                <text:p>111.2777777777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11.270718232044">
                <text:p>111.2707182320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111.291208791209">
                <text:p>111.2912087912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11.311475409836">
                <text:p>111.311475409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11.304347826087">
                <text:p>111.3043478260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111.324324324324">
                <text:p>111.3243243243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11.344086021505">
                <text:p>111.3440860215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11.336898395722">
                <text:p>111.3368983957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8">
                <text:p>188</text:p>
              </table:table-cell>
              <table:table-cell office:value-type="float" office:value="111.356382978723">
                <text:p>111.3563829787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111.375661375661">
                <text:p>111.3756613756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11.368421052632">
                <text:p>111.368421052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11.387434554974">
                <text:p>111.3874345549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111.40625">
                <text:p>111.40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11.39896373057">
                <text:p>111.398963730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11.417525773196">
                <text:p>111.417525773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111.435897435897">
                <text:p>111.4358974358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11.446700507614">
                <text:p>111.4467005076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111.464646464646">
                <text:p>111.4646464646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11.457286432161">
                <text:p>111.4572864321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1">
                <text:p>201</text:p>
              </table:table-cell>
              <table:table-cell office:value-type="float" office:value="111.218905472637">
                <text:p>111.2189054726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2">
                <text:p>202</text:p>
              </table:table-cell>
              <table:table-cell office:value-type="float" office:value="111.237623762376">
                <text:p>111.2376237623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111.231527093596">
                <text:p>111.231527093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5">
                <text:p>205</text:p>
              </table:table-cell>
              <table:table-cell office:value-type="float" office:value="111.268292682927">
                <text:p>111.268292682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6">
                <text:p>206</text:p>
              </table:table-cell>
              <table:table-cell office:value-type="float" office:value="111.26213592233">
                <text:p>111.262135922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7">
                <text:p>207</text:p>
              </table:table-cell>
              <table:table-cell office:value-type="float" office:value="111.280193236715">
                <text:p>111.2801932367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8">
                <text:p>208</text:p>
              </table:table-cell>
              <table:table-cell office:value-type="float" office:value="111.298076923077">
                <text:p>111.298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111.291866028708">
                <text:p>111.2918660287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">
                <text:p>210</text:p>
              </table:table-cell>
              <table:table-cell office:value-type="float" office:value="111.309523809524">
                <text:p>111.3095238095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1">
                <text:p>211</text:p>
              </table:table-cell>
              <table:table-cell office:value-type="float" office:value="111.327014218009">
                <text:p>111.3270142180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2">
                <text:p>212</text:p>
              </table:table-cell>
              <table:table-cell office:value-type="float" office:value="111.320754716981">
                <text:p>111.3207547169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111.338028169014">
                <text:p>111.3380281690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4">
                <text:p>214</text:p>
              </table:table-cell>
              <table:table-cell office:value-type="float" office:value="111.355140186916">
                <text:p>111.3551401869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111.348837209302">
                <text:p>111.3488372093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6">
                <text:p>216</text:p>
              </table:table-cell>
              <table:table-cell office:value-type="float" office:value="111.365740740741">
                <text:p>111.3657407407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7">
                <text:p>217</text:p>
              </table:table-cell>
              <table:table-cell office:value-type="float" office:value="111.382488479263">
                <text:p>111.382488479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111.376146788991">
                <text:p>111.376146788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9">
                <text:p>219</text:p>
              </table:table-cell>
              <table:table-cell office:value-type="float" office:value="111.392694063927">
                <text:p>111.3926940639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111.409090909091">
                <text:p>111.4090909090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111.402714932127">
                <text:p>111.4027149321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2">
                <text:p>222</text:p>
              </table:table-cell>
              <table:table-cell office:value-type="float" office:value="111.418918918919">
                <text:p>111.4189189189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111.434977578475">
                <text:p>111.434977578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5">
                <text:p>2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111.216814159292">
                <text:p>111.2168141592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7">
                <text:p>227</text:p>
              </table:table-cell>
              <table:table-cell office:value-type="float" office:value="111.233480176211">
                <text:p>111.2334801762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8">
                <text:p>228</text:p>
              </table:table-cell>
              <table:table-cell office:value-type="float" office:value="111.228070175439">
                <text:p>111.2280701754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9">
                <text:p>229</text:p>
              </table:table-cell>
              <table:table-cell office:value-type="float" office:value="111.244541484716">
                <text:p>111.2445414847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0">
                <text:p>230</text:p>
              </table:table-cell>
              <table:table-cell office:value-type="float" office:value="111.260869565217">
                <text:p>111.2608695652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1">
                <text:p>231</text:p>
              </table:table-cell>
              <table:table-cell office:value-type="float" office:value="111.255411255411">
                <text:p>111.2554112554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2">
                <text:p>232</text:p>
              </table:table-cell>
              <table:table-cell office:value-type="float" office:value="111.271551724138">
                <text:p>111.2715517241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111.287553648069">
                <text:p>111.2875536480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4">
                <text:p>234</text:p>
              </table:table-cell>
              <table:table-cell office:value-type="float" office:value="111.282051282051">
                <text:p>111.2820512820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5">
                <text:p>235</text:p>
              </table:table-cell>
              <table:table-cell office:value-type="float" office:value="111.297872340426">
                <text:p>111.2978723404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6">
                <text:p>236</text:p>
              </table:table-cell>
              <table:table-cell office:value-type="float" office:value="111.313559322034">
                <text:p>111.3135593220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7">
                <text:p>237</text:p>
              </table:table-cell>
              <table:table-cell office:value-type="float" office:value="111.308016877637">
                <text:p>111.3080168776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">
                <text:p>238</text:p>
              </table:table-cell>
              <table:table-cell office:value-type="float" office:value="111.323529411765">
                <text:p>111.3235294117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111.338912133891">
                <text:p>111.3389121338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">
                <text:p>241</text:p>
              </table:table-cell>
              <table:table-cell office:value-type="float" office:value="111.348547717842">
                <text:p>111.3485477178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2">
                <text:p>242</text:p>
              </table:table-cell>
              <table:table-cell office:value-type="float" office:value="111.363636363636">
                <text:p>111.3636363636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111.358024691358">
                <text:p>111.3580246913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4">
                <text:p>244</text:p>
              </table:table-cell>
              <table:table-cell office:value-type="float" office:value="111.372950819672">
                <text:p>111.372950819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5">
                <text:p>245</text:p>
              </table:table-cell>
              <table:table-cell office:value-type="float" office:value="111.387755102041">
                <text:p>111.3877551020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6">
                <text:p>246</text:p>
              </table:table-cell>
              <table:table-cell office:value-type="float" office:value="111.382113821138">
                <text:p>111.3821138211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">
                <text:p>247</text:p>
              </table:table-cell>
              <table:table-cell office:value-type="float" office:value="111.396761133603">
                <text:p>111.3967611336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8">
                <text:p>248</text:p>
              </table:table-cell>
              <table:table-cell office:value-type="float" office:value="111.411290322581">
                <text:p>111.4112903225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111.40562248996">
                <text:p>111.405622489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111.215139442231">
                <text:p>111.2151394422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111.230158730159">
                <text:p>111.2301587301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111.225296442688">
                <text:p>111.2252964426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111.240157480315">
                <text:p>111.2401574803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111.254901960784">
                <text:p>111.2549019607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6">
                <text:p>256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7">
                <text:p>257</text:p>
              </table:table-cell>
              <table:table-cell office:value-type="float" office:value="111.264591439689">
                <text:p>111.2645914396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111.279069767442">
                <text:p>111.2790697674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9">
                <text:p>259</text:p>
              </table:table-cell>
              <table:table-cell office:value-type="float" office:value="111.274131274131">
                <text:p>111.2741312741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111.288461538462">
                <text:p>111.2884615384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111.302681992337">
                <text:p>111.3026819923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2">
                <text:p>262</text:p>
              </table:table-cell>
              <table:table-cell office:value-type="float" office:value="111.297709923664">
                <text:p>111.2977099236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111.311787072243">
                <text:p>111.3117870722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111.325757575758">
                <text:p>111.3257575757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111.320754716981">
                <text:p>111.3207547169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111.334586466165">
                <text:p>111.3345864661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111.348314606742">
                <text:p>111.3483146067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111.34328358209">
                <text:p>111.343283582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">
                <text:p>269</text:p>
              </table:table-cell>
              <table:table-cell office:value-type="float" office:value="111.35687732342">
                <text:p>111.356877323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0">
                <text:p>270</text:p>
              </table:table-cell>
              <table:table-cell office:value-type="float" office:value="111.37037037037">
                <text:p>111.370370370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1">
                <text:p>271</text:p>
              </table:table-cell>
              <table:table-cell office:value-type="float" office:value="111.365313653137">
                <text:p>111.3653136531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2">
                <text:p>272</text:p>
              </table:table-cell>
              <table:table-cell office:value-type="float" office:value="111.378676470588">
                <text:p>111.3786764705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111.391941391941">
                <text:p>111.3919413919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4">
                <text:p>274</text:p>
              </table:table-cell>
              <table:table-cell office:value-type="float" office:value="111.386861313869">
                <text:p>111.3868613138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5">
                <text:p>2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">
                <text:p>276</text:p>
              </table:table-cell>
              <table:table-cell office:value-type="float" office:value="111.213768115942">
                <text:p>111.2137681159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7">
                <text:p>277</text:p>
              </table:table-cell>
              <table:table-cell office:value-type="float" office:value="111.227436823105">
                <text:p>111.227436823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8">
                <text:p>278</text:p>
              </table:table-cell>
              <table:table-cell office:value-type="float" office:value="111.223021582734">
                <text:p>111.2230215827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9">
                <text:p>279</text:p>
              </table:table-cell>
              <table:table-cell office:value-type="float" office:value="111.236559139785">
                <text:p>111.2365591397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111.245551601423">
                <text:p>111.2455516014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111.258865248227">
                <text:p>111.2588652482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111.272084805654">
                <text:p>111.2720848056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4">
                <text:p>284</text:p>
              </table:table-cell>
              <table:table-cell office:value-type="float" office:value="111.267605633803">
                <text:p>111.2676056338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5">
                <text:p>285</text:p>
              </table:table-cell>
              <table:table-cell office:value-type="float" office:value="111.280701754386">
                <text:p>111.2807017543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6">
                <text:p>286</text:p>
              </table:table-cell>
              <table:table-cell office:value-type="float" office:value="111.293706293706">
                <text:p>111.2937062937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111.289198606272">
                <text:p>111.2891986062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8">
                <text:p>288</text:p>
              </table:table-cell>
              <table:table-cell office:value-type="float" office:value="111.302083333333">
                <text:p>111.30208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9">
                <text:p>289</text:p>
              </table:table-cell>
              <table:table-cell office:value-type="float" office:value="111.314878892734">
                <text:p>111.3148788927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0">
                <text:p>290</text:p>
              </table:table-cell>
              <table:table-cell office:value-type="float" office:value="111.310344827586">
                <text:p>111.3103448275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1">
                <text:p>291</text:p>
              </table:table-cell>
              <table:table-cell office:value-type="float" office:value="111.323024054983">
                <text:p>111.3230240549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111.335616438356">
                <text:p>111.3356164383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111.331058020478">
                <text:p>111.3310580204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4">
                <text:p>294</text:p>
              </table:table-cell>
              <table:table-cell office:value-type="float" office:value="111.343537414966">
                <text:p>111.3435374149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5">
                <text:p>295</text:p>
              </table:table-cell>
              <table:table-cell office:value-type="float" office:value="111.35593220339">
                <text:p>111.355932203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">
                <text:p>296</text:p>
              </table:table-cell>
              <table:table-cell office:value-type="float" office:value="111.351351351351">
                <text:p>111.3513513513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7">
                <text:p>297</text:p>
              </table:table-cell>
              <table:table-cell office:value-type="float" office:value="111.363636363636">
                <text:p>111.363636363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8">
                <text:p>298</text:p>
              </table:table-cell>
              <table:table-cell office:value-type="float" office:value="111.375838926174">
                <text:p>111.3758389261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9">
                <text:p>299</text:p>
              </table:table-cell>
              <table:table-cell office:value-type="float" office:value="111.371237458194">
                <text:p>111.3712374581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0">
                <text:p>30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1">
                <text:p>301</text:p>
              </table:table-cell>
              <table:table-cell office:value-type="float" office:value="111.212624584718">
                <text:p>111.2126245847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2">
                <text:p>302</text:p>
              </table:table-cell>
              <table:table-cell office:value-type="float" office:value="111.225165562914">
                <text:p>111.2251655629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111.221122112211">
                <text:p>111.2211221122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4">
                <text:p>304</text:p>
              </table:table-cell>
              <table:table-cell office:value-type="float" office:value="111.233552631579">
                <text:p>111.2335526315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5">
                <text:p>305</text:p>
              </table:table-cell>
              <table:table-cell office:value-type="float" office:value="111.245901639344">
                <text:p>111.2459016393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6">
                <text:p>306</text:p>
              </table:table-cell>
              <table:table-cell office:value-type="float" office:value="111.241830065359">
                <text:p>111.2418300653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7">
                <text:p>307</text:p>
              </table:table-cell>
              <table:table-cell office:value-type="float" office:value="111.254071661238">
                <text:p>111.2540716612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111.266233766234">
                <text:p>111.2662337662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111.26213592233">
                <text:p>111.262135922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111.274193548387">
                <text:p>111.2741935483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111.286173633441">
                <text:p>111.2861736334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111.282051282051">
                <text:p>111.2820512820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111.29392971246">
                <text:p>111.293929712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111.305732484076">
                <text:p>111.3057324840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5">
                <text:p>315</text:p>
              </table:table-cell>
              <table:table-cell office:value-type="float" office:value="111.301587301587">
                <text:p>111.3015873015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6">
                <text:p>316</text:p>
              </table:table-cell>
              <table:table-cell office:value-type="float" office:value="111.313291139241">
                <text:p>111.3132911392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7">
                <text:p>317</text:p>
              </table:table-cell>
              <table:table-cell office:value-type="float" office:value="111.324921135647">
                <text:p>111.3249211356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8">
                <text:p>318</text:p>
              </table:table-cell>
              <table:table-cell office:value-type="float" office:value="111.320754716981">
                <text:p>111.3207547169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9">
                <text:p>319</text:p>
              </table:table-cell>
              <table:table-cell office:value-type="float" office:value="111.332288401254">
                <text:p>111.3322884012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0">
                <text:p>320</text:p>
              </table:table-cell>
              <table:table-cell office:value-type="float" office:value="111.34375">
                <text:p>111.34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">
                <text:p>321</text:p>
              </table:table-cell>
              <table:table-cell office:value-type="float" office:value="111.339563862928">
                <text:p>111.3395638629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2">
                <text:p>322</text:p>
              </table:table-cell>
              <table:table-cell office:value-type="float" office:value="111.350931677019">
                <text:p>111.3509316770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111.362229102167">
                <text:p>111.3622291021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4">
                <text:p>324</text:p>
              </table:table-cell>
              <table:table-cell office:value-type="float" office:value="111.358024691358">
                <text:p>111.3580246913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5">
                <text:p>3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6">
                <text:p>326</text:p>
              </table:table-cell>
              <table:table-cell office:value-type="float" office:value="111.211656441718">
                <text:p>111.2116564417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7">
                <text:p>327</text:p>
              </table:table-cell>
              <table:table-cell office:value-type="float" office:value="111.223241590214">
                <text:p>111.2232415902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8">
                <text:p>328</text:p>
              </table:table-cell>
              <table:table-cell office:value-type="float" office:value="111.219512195122">
                <text:p>111.2195121951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9">
                <text:p>329</text:p>
              </table:table-cell>
              <table:table-cell office:value-type="float" office:value="111.231003039514">
                <text:p>111.2310030395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0">
                <text:p>330</text:p>
              </table:table-cell>
              <table:table-cell office:value-type="float" office:value="111.242424242424">
                <text:p>111.2424242424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1">
                <text:p>331</text:p>
              </table:table-cell>
              <table:table-cell office:value-type="float" office:value="111.238670694864">
                <text:p>111.2386706948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2">
                <text:p>332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111.261261261261">
                <text:p>111.2612612612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4">
                <text:p>334</text:p>
              </table:table-cell>
              <table:table-cell office:value-type="float" office:value="111.25748502994">
                <text:p>111.257485029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5">
                <text:p>335</text:p>
              </table:table-cell>
              <table:table-cell office:value-type="float" office:value="111.268656716418">
                <text:p>111.2686567164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6">
                <text:p>336</text:p>
              </table:table-cell>
              <table:table-cell office:value-type="float" office:value="111.279761904762">
                <text:p>111.2797619047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7">
                <text:p>337</text:p>
              </table:table-cell>
              <table:table-cell office:value-type="float" office:value="111.275964391691">
                <text:p>111.2759643916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8">
                <text:p>338</text:p>
              </table:table-cell>
              <table:table-cell office:value-type="float" office:value="111.286982248521">
                <text:p>111.2869822485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9">
                <text:p>339</text:p>
              </table:table-cell>
              <table:table-cell office:value-type="float" office:value="111.297935103245">
                <text:p>111.2979351032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0">
                <text:p>340</text:p>
              </table:table-cell>
              <table:table-cell office:value-type="float" office:value="111.294117647059">
                <text:p>111.2941176470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1">
                <text:p>341</text:p>
              </table:table-cell>
              <table:table-cell office:value-type="float" office:value="111.304985337243">
                <text:p>111.3049853372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2">
                <text:p>342</text:p>
              </table:table-cell>
              <table:table-cell office:value-type="float" office:value="111.315789473684">
                <text:p>111.315789473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111.31195335277">
                <text:p>111.311953352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4">
                <text:p>344</text:p>
              </table:table-cell>
              <table:table-cell office:value-type="float" office:value="111.322674418605">
                <text:p>111.3226744186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">
                <text:p>345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6">
                <text:p>346</text:p>
              </table:table-cell>
              <table:table-cell office:value-type="float" office:value="111.329479768786">
                <text:p>111.3294797687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7">
                <text:p>347</text:p>
              </table:table-cell>
              <table:table-cell office:value-type="float" office:value="111.340057636888">
                <text:p>111.3400576368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8">
                <text:p>348</text:p>
              </table:table-cell>
              <table:table-cell office:value-type="float" office:value="111.350574712644">
                <text:p>111.3505747126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9">
                <text:p>349</text:p>
              </table:table-cell>
              <table:table-cell office:value-type="float" office:value="111.34670487106">
                <text:p>111.346704871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0">
                <text:p>3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1">
                <text:p>351</text:p>
              </table:table-cell>
              <table:table-cell office:value-type="float" office:value="111.210826210826">
                <text:p>111.2108262108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2">
                <text:p>352</text:p>
              </table:table-cell>
              <table:table-cell office:value-type="float" office:value="111.221590909091">
                <text:p>111.2215909090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111.218130311615">
                <text:p>111.2181303116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4">
                <text:p>354</text:p>
              </table:table-cell>
              <table:table-cell office:value-type="float" office:value="111.228813559322">
                <text:p>111.2288135593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5">
                <text:p>355</text:p>
              </table:table-cell>
              <table:table-cell office:value-type="float" office:value="111.239436619718">
                <text:p>111.2394366197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6">
                <text:p>356</text:p>
              </table:table-cell>
              <table:table-cell office:value-type="float" office:value="111.23595505618">
                <text:p>111.235955056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7">
                <text:p>357</text:p>
              </table:table-cell>
              <table:table-cell office:value-type="float" office:value="111.24649859944">
                <text:p>111.246498599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8">
                <text:p>358</text:p>
              </table:table-cell>
              <table:table-cell office:value-type="float" office:value="111.256983240223">
                <text:p>111.256983240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9">
                <text:p>359</text:p>
              </table:table-cell>
              <table:table-cell office:value-type="float" office:value="111.25348189415">
                <text:p>111.253481894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0">
                <text:p>360</text:p>
              </table:table-cell>
              <table:table-cell office:value-type="float" office:value="111.263888888889">
                <text:p>111.2638888888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1">
                <text:p>361</text:p>
              </table:table-cell>
              <table:table-cell office:value-type="float" office:value="111.274238227147">
                <text:p>111.2742382271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2">
                <text:p>362</text:p>
              </table:table-cell>
              <table:table-cell office:value-type="float" office:value="111.270718232044">
                <text:p>111.2707182320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111.280991735537">
                <text:p>111.2809917355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4">
                <text:p>364</text:p>
              </table:table-cell>
              <table:table-cell office:value-type="float" office:value="111.291208791209">
                <text:p>111.2912087912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5">
                <text:p>365</text:p>
              </table:table-cell>
              <table:table-cell office:value-type="float" office:value="111.287671232877">
                <text:p>111.2876712328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6">
                <text:p>366</text:p>
              </table:table-cell>
              <table:table-cell office:value-type="float" office:value="111.29781420765">
                <text:p>111.297814207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7">
                <text:p>367</text:p>
              </table:table-cell>
              <table:table-cell office:value-type="float" office:value="111.307901907357">
                <text:p>111.3079019073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8">
                <text:p>368</text:p>
              </table:table-cell>
              <table:table-cell office:value-type="float" office:value="111.304347826087">
                <text:p>111.3043478260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">
                <text:p>369</text:p>
              </table:table-cell>
              <table:table-cell office:value-type="float" office:value="111.314363143631">
                <text:p>111.3143631436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0">
                <text:p>370</text:p>
              </table:table-cell>
              <table:table-cell office:value-type="float" office:value="111.324324324324">
                <text:p>111.324324324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1">
                <text:p>371</text:p>
              </table:table-cell>
              <table:table-cell office:value-type="float" office:value="111.320754716981">
                <text:p>111.3207547169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2">
                <text:p>372</text:p>
              </table:table-cell>
              <table:table-cell office:value-type="float" office:value="111.33064516129">
                <text:p>111.330645161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111.340482573727">
                <text:p>111.3404825737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4">
                <text:p>374</text:p>
              </table:table-cell>
              <table:table-cell office:value-type="float" office:value="111.336898395722">
                <text:p>111.3368983957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5">
                <text:p>3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">
                <text:p>376</text:p>
              </table:table-cell>
              <table:table-cell office:value-type="float" office:value="111.210106382979">
                <text:p>111.2101063829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7">
                <text:p>377</text:p>
              </table:table-cell>
              <table:table-cell office:value-type="float" office:value="111.220159151194">
                <text:p>111.2201591511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8">
                <text:p>378</text:p>
              </table:table-cell>
              <table:table-cell office:value-type="float" office:value="111.216931216931">
                <text:p>111.2169312169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9">
                <text:p>379</text:p>
              </table:table-cell>
              <table:table-cell office:value-type="float" office:value="111.22691292876">
                <text:p>111.226912928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0">
                <text:p>380</text:p>
              </table:table-cell>
              <table:table-cell office:value-type="float" office:value="111.236842105263">
                <text:p>111.2368421052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1">
                <text:p>381</text:p>
              </table:table-cell>
              <table:table-cell office:value-type="float" office:value="111.233595800525">
                <text:p>111.2335958005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2">
                <text:p>382</text:p>
              </table:table-cell>
              <table:table-cell office:value-type="float" office:value="111.243455497382">
                <text:p>111.2434554973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111.253263707572">
                <text:p>111.2532637075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4">
                <text:p>384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5">
                <text:p>385</text:p>
              </table:table-cell>
              <table:table-cell office:value-type="float" office:value="111.25974025974">
                <text:p>111.259740259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6">
                <text:p>386</text:p>
              </table:table-cell>
              <table:table-cell office:value-type="float" office:value="111.269430051813">
                <text:p>111.2694300518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7">
                <text:p>387</text:p>
              </table:table-cell>
              <table:table-cell office:value-type="float" office:value="111.266149870801">
                <text:p>111.2661498708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8">
                <text:p>388</text:p>
              </table:table-cell>
              <table:table-cell office:value-type="float" office:value="111.275773195876">
                <text:p>111.2757731958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9">
                <text:p>389</text:p>
              </table:table-cell>
              <table:table-cell office:value-type="float" office:value="111.285347043702">
                <text:p>111.2853470437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0">
                <text:p>390</text:p>
              </table:table-cell>
              <table:table-cell office:value-type="float" office:value="111.282051282051">
                <text:p>111.2820512820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111.291560102302">
                <text:p>111.2915601023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2">
                <text:p>392</text:p>
              </table:table-cell>
              <table:table-cell office:value-type="float" office:value="111.301020408163">
                <text:p>111.3010204081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111.297709923664">
                <text:p>111.2977099236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4">
                <text:p>394</text:p>
              </table:table-cell>
              <table:table-cell office:value-type="float" office:value="111.307106598985">
                <text:p>111.3071065989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5">
                <text:p>395</text:p>
              </table:table-cell>
              <table:table-cell office:value-type="float" office:value="111.316455696203">
                <text:p>111.3164556962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6">
                <text:p>396</text:p>
              </table:table-cell>
              <table:table-cell office:value-type="float" office:value="111.313131313131">
                <text:p>111.3131313131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7">
                <text:p>397</text:p>
              </table:table-cell>
              <table:table-cell office:value-type="float" office:value="111.32241813602">
                <text:p>111.322418136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8">
                <text:p>398</text:p>
              </table:table-cell>
              <table:table-cell office:value-type="float" office:value="111.331658291457">
                <text:p>111.3316582914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9">
                <text:p>399</text:p>
              </table:table-cell>
              <table:table-cell office:value-type="float" office:value="111.328320802005">
                <text:p>111.3283208020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0">
                <text:p>40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1">
                <text:p>401</text:p>
              </table:table-cell>
              <table:table-cell office:value-type="float" office:value="111.209476309227">
                <text:p>111.2094763092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2">
                <text:p>402</text:p>
              </table:table-cell>
              <table:table-cell office:value-type="float" office:value="111.218905472637">
                <text:p>111.2189054726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111.2158808933">
                <text:p>111.21588089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4">
                <text:p>404</text:p>
              </table:table-cell>
              <table:table-cell office:value-type="float" office:value="111.225247524752">
                <text:p>111.2252475247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5">
                <text:p>405</text:p>
              </table:table-cell>
              <table:table-cell office:value-type="float" office:value="111.234567901235">
                <text:p>111.2345679012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6">
                <text:p>406</text:p>
              </table:table-cell>
              <table:table-cell office:value-type="float" office:value="111.231527093596">
                <text:p>111.231527093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7">
                <text:p>407</text:p>
              </table:table-cell>
              <table:table-cell office:value-type="float" office:value="111.240786240786">
                <text:p>111.2407862407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8">
                <text:p>408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9">
                <text:p>409</text:p>
              </table:table-cell>
              <table:table-cell office:value-type="float" office:value="111.246943765281">
                <text:p>111.2469437652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0">
                <text:p>410</text:p>
              </table:table-cell>
              <table:table-cell office:value-type="float" office:value="111.256097560976">
                <text:p>111.2560975609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1">
                <text:p>411</text:p>
              </table:table-cell>
              <table:table-cell office:value-type="float" office:value="111.265206812652">
                <text:p>111.2652068126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2">
                <text:p>412</text:p>
              </table:table-cell>
              <table:table-cell office:value-type="float" office:value="111.26213592233">
                <text:p>111.262135922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111.271186440678">
                <text:p>111.2711864406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4">
                <text:p>414</text:p>
              </table:table-cell>
              <table:table-cell office:value-type="float" office:value="111.280193236715">
                <text:p>111.2801932367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5">
                <text:p>415</text:p>
              </table:table-cell>
              <table:table-cell office:value-type="float" office:value="111.277108433735">
                <text:p>111.2771084337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6">
                <text:p>416</text:p>
              </table:table-cell>
              <table:table-cell office:value-type="float" office:value="111.286057692308">
                <text:p>111.2860576923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7">
                <text:p>417</text:p>
              </table:table-cell>
              <table:table-cell office:value-type="float" office:value="111.294964028777">
                <text:p>111.2949640287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8">
                <text:p>418</text:p>
              </table:table-cell>
              <table:table-cell office:value-type="float" office:value="111.291866028708">
                <text:p>111.2918660287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9">
                <text:p>419</text:p>
              </table:table-cell>
              <table:table-cell office:value-type="float" office:value="111.300715990453">
                <text:p>111.3007159904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0">
                <text:p>420</text:p>
              </table:table-cell>
              <table:table-cell office:value-type="float" office:value="111.309523809524">
                <text:p>111.3095238095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1">
                <text:p>421</text:p>
              </table:table-cell>
              <table:table-cell office:value-type="float" office:value="111.306413301663">
                <text:p>111.3064133016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2">
                <text:p>422</text:p>
              </table:table-cell>
              <table:table-cell office:value-type="float" office:value="111.315165876777">
                <text:p>111.3151658767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111.323877068558">
                <text:p>111.3238770685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4">
                <text:p>424</text:p>
              </table:table-cell>
              <table:table-cell office:value-type="float" office:value="111.320754716981">
                <text:p>111.3207547169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5">
                <text:p>4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6">
                <text:p>426</text:p>
              </table:table-cell>
              <table:table-cell office:value-type="float" office:value="111.208920187793">
                <text:p>111.2089201877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7">
                <text:p>427</text:p>
              </table:table-cell>
              <table:table-cell office:value-type="float" office:value="111.217798594848">
                <text:p>111.2177985948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8">
                <text:p>428</text:p>
              </table:table-cell>
              <table:table-cell office:value-type="float" office:value="111.214953271028">
                <text:p>111.2149532710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9">
                <text:p>429</text:p>
              </table:table-cell>
              <table:table-cell office:value-type="float" office:value="111.223776223776">
                <text:p>111.2237762237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0">
                <text:p>430</text:p>
              </table:table-cell>
              <table:table-cell office:value-type="float" office:value="111.232558139535">
                <text:p>111.2325581395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1">
                <text:p>431</text:p>
              </table:table-cell>
              <table:table-cell office:value-type="float" office:value="111.22969837587">
                <text:p>111.229698375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2">
                <text:p>432</text:p>
              </table:table-cell>
              <table:table-cell office:value-type="float" office:value="111.238425925926">
                <text:p>111.2384259259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111.247113163972">
                <text:p>111.2471131639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4">
                <text:p>434</text:p>
              </table:table-cell>
              <table:table-cell office:value-type="float" office:value="111.244239631336">
                <text:p>111.2442396313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5">
                <text:p>435</text:p>
              </table:table-cell>
              <table:table-cell office:value-type="float" office:value="111.252873563218">
                <text:p>111.2528735632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6">
                <text:p>436</text:p>
              </table:table-cell>
              <table:table-cell office:value-type="float" office:value="111.261467889908">
                <text:p>111.2614678899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7">
                <text:p>437</text:p>
              </table:table-cell>
              <table:table-cell office:value-type="float" office:value="111.258581235698">
                <text:p>111.2585812356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8">
                <text:p>438</text:p>
              </table:table-cell>
              <table:table-cell office:value-type="float" office:value="111.267123287671">
                <text:p>111.2671232876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9">
                <text:p>439</text:p>
              </table:table-cell>
              <table:table-cell office:value-type="float" office:value="111.27562642369">
                <text:p>111.275626423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0">
                <text:p>440</text:p>
              </table:table-cell>
              <table:table-cell office:value-type="float" office:value="111.272727272727">
                <text:p>111.2727272727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1">
                <text:p>441</text:p>
              </table:table-cell>
              <table:table-cell office:value-type="float" office:value="111.281179138322">
                <text:p>111.2811791383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2">
                <text:p>442</text:p>
              </table:table-cell>
              <table:table-cell office:value-type="float" office:value="111.289592760181">
                <text:p>111.2895927601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111.286681715576">
                <text:p>111.2866817155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4">
                <text:p>444</text:p>
              </table:table-cell>
              <table:table-cell office:value-type="float" office:value="111.295045045045">
                <text:p>111.2950450450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5">
                <text:p>445</text:p>
              </table:table-cell>
              <table:table-cell office:value-type="float" office:value="111.303370786517">
                <text:p>111.3033707865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6">
                <text:p>446</text:p>
              </table:table-cell>
              <table:table-cell office:value-type="float" office:value="111.300448430493">
                <text:p>111.3004484304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7">
                <text:p>447</text:p>
              </table:table-cell>
              <table:table-cell office:value-type="float" office:value="111.308724832215">
                <text:p>111.3087248322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8">
                <text:p>448</text:p>
              </table:table-cell>
              <table:table-cell office:value-type="float" office:value="111.316964285714">
                <text:p>111.3169642857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9">
                <text:p>449</text:p>
              </table:table-cell>
              <table:table-cell office:value-type="float" office:value="111.314031180401">
                <text:p>111.3140311804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0">
                <text:p>4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1">
                <text:p>451</text:p>
              </table:table-cell>
              <table:table-cell office:value-type="float" office:value="111.208425720621">
                <text:p>111.2084257206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2">
                <text:p>452</text:p>
              </table:table-cell>
              <table:table-cell office:value-type="float" office:value="111.216814159292">
                <text:p>111.2168141592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111.21412803532">
                <text:p>111.214128035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4">
                <text:p>454</text:p>
              </table:table-cell>
              <table:table-cell office:value-type="float" office:value="111.222466960352">
                <text:p>111.2224669603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5">
                <text:p>455</text:p>
              </table:table-cell>
              <table:table-cell office:value-type="float" office:value="111.230769230769">
                <text:p>111.2307692307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111.228070175439">
                <text:p>111.2280701754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7">
                <text:p>457</text:p>
              </table:table-cell>
              <table:table-cell office:value-type="float" office:value="111.236323851204">
                <text:p>111.2363238512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8">
                <text:p>458</text:p>
              </table:table-cell>
              <table:table-cell office:value-type="float" office:value="111.244541484716">
                <text:p>111.2445414847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111.241830065359">
                <text:p>111.2418300653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1">
                <text:p>461</text:p>
              </table:table-cell>
              <table:table-cell office:value-type="float" office:value="111.258134490239">
                <text:p>111.2581344902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111.255411255411">
                <text:p>111.2554112554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111.263498920086">
                <text:p>111.2634989200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4">
                <text:p>464</text:p>
              </table:table-cell>
              <table:table-cell office:value-type="float" office:value="111.271551724138">
                <text:p>111.2715517241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5">
                <text:p>465</text:p>
              </table:table-cell>
              <table:table-cell office:value-type="float" office:value="111.268817204301">
                <text:p>111.2688172043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6">
                <text:p>466</text:p>
              </table:table-cell>
              <table:table-cell office:value-type="float" office:value="111.276824034335">
                <text:p>111.2768240343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7">
                <text:p>467</text:p>
              </table:table-cell>
              <table:table-cell office:value-type="float" office:value="111.284796573876">
                <text:p>111.2847965738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8">
                <text:p>468</text:p>
              </table:table-cell>
              <table:table-cell office:value-type="float" office:value="111.282051282051">
                <text:p>111.2820512820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9">
                <text:p>469</text:p>
              </table:table-cell>
              <table:table-cell office:value-type="float" office:value="111.289978678038">
                <text:p>111.2899786780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0">
                <text:p>470</text:p>
              </table:table-cell>
              <table:table-cell office:value-type="float" office:value="111.297872340426">
                <text:p>111.2978723404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1">
                <text:p>471</text:p>
              </table:table-cell>
              <table:table-cell office:value-type="float" office:value="111.295116772824">
                <text:p>111.2951167728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2">
                <text:p>472</text:p>
              </table:table-cell>
              <table:table-cell office:value-type="float" office:value="111.302966101695">
                <text:p>111.3029661016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111.310782241015">
                <text:p>111.3107822410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4">
                <text:p>474</text:p>
              </table:table-cell>
              <table:table-cell office:value-type="float" office:value="111.308016877637">
                <text:p>111.3080168776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5">
                <text:p>4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6">
                <text:p>476</text:p>
              </table:table-cell>
              <table:table-cell office:value-type="float" office:value="111.207983193277">
                <text:p>111.2079831932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7">
                <text:p>477</text:p>
              </table:table-cell>
              <table:table-cell office:value-type="float" office:value="111.215932914046">
                <text:p>111.2159329140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8">
                <text:p>478</text:p>
              </table:table-cell>
              <table:table-cell office:value-type="float" office:value="111.213389121339">
                <text:p>111.2133891213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9">
                <text:p>479</text:p>
              </table:table-cell>
              <table:table-cell office:value-type="float" office:value="111.221294363257">
                <text:p>111.2212943632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0">
                <text:p>480</text:p>
              </table:table-cell>
              <table:table-cell office:value-type="float" office:value="111.229166666667">
                <text:p>111.2291666666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1">
                <text:p>481</text:p>
              </table:table-cell>
              <table:table-cell office:value-type="float" office:value="111.226611226611">
                <text:p>111.2266112266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2">
                <text:p>482</text:p>
              </table:table-cell>
              <table:table-cell office:value-type="float" office:value="111.234439834025">
                <text:p>111.2344398340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111.242236024845">
                <text:p>111.2422360248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4">
                <text:p>484</text:p>
              </table:table-cell>
              <table:table-cell office:value-type="float" office:value="111.239669421488">
                <text:p>111.2396694214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5">
                <text:p>485</text:p>
              </table:table-cell>
              <table:table-cell office:value-type="float" office:value="111.247422680412">
                <text:p>111.2474226804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6">
                <text:p>486</text:p>
              </table:table-cell>
              <table:table-cell office:value-type="float" office:value="111.255144032922">
                <text:p>111.2551440329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7">
                <text:p>487</text:p>
              </table:table-cell>
              <table:table-cell office:value-type="float" office:value="111.252566735113">
                <text:p>111.2525667351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8">
                <text:p>488</text:p>
              </table:table-cell>
              <table:table-cell office:value-type="float" office:value="111.260245901639">
                <text:p>111.2602459016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9">
                <text:p>489</text:p>
              </table:table-cell>
              <table:table-cell office:value-type="float" office:value="111.267893660532">
                <text:p>111.2678936605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0">
                <text:p>490</text:p>
              </table:table-cell>
              <table:table-cell office:value-type="float" office:value="111.265306122449">
                <text:p>111.2653061224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1">
                <text:p>491</text:p>
              </table:table-cell>
              <table:table-cell office:value-type="float" office:value="111.272912423625">
                <text:p>111.2729124236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2">
                <text:p>492</text:p>
              </table:table-cell>
              <table:table-cell office:value-type="float" office:value="111.280487804878">
                <text:p>111.2804878048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111.277890466531">
                <text:p>111.2778904665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4">
                <text:p>494</text:p>
              </table:table-cell>
              <table:table-cell office:value-type="float" office:value="111.285425101215">
                <text:p>111.2854251012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5">
                <text:p>495</text:p>
              </table:table-cell>
              <table:table-cell office:value-type="float" office:value="111.292929292929">
                <text:p>111.2929292929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6">
                <text:p>496</text:p>
              </table:table-cell>
              <table:table-cell office:value-type="float" office:value="111.290322580645">
                <text:p>111.290322580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7">
                <text:p>497</text:p>
              </table:table-cell>
              <table:table-cell office:value-type="float" office:value="111.297786720322">
                <text:p>111.2977867203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111.305220883534">
                <text:p>111.3052208835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9">
                <text:p>499</text:p>
              </table:table-cell>
              <table:table-cell office:value-type="float" office:value="111.302605210421">
                <text:p>111.3026052104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0">
                <text:p>50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111.207584830339">
                <text:p>111.2075848303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2">
                <text:p>502</text:p>
              </table:table-cell>
              <table:table-cell office:value-type="float" office:value="111.215139442231">
                <text:p>111.2151394422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3">
                <text:p>503</text:p>
              </table:table-cell>
              <table:table-cell office:value-type="float" office:value="111.212723658052">
                <text:p>111.2127236580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111.220238095238">
                <text:p>111.2202380952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5">
                <text:p>505</text:p>
              </table:table-cell>
              <table:table-cell office:value-type="float" office:value="111.227722772277">
                <text:p>111.2277227722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6">
                <text:p>506</text:p>
              </table:table-cell>
              <table:table-cell office:value-type="float" office:value="111.225296442688">
                <text:p>111.2252964426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111.232741617357">
                <text:p>111.2327416173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8">
                <text:p>508</text:p>
              </table:table-cell>
              <table:table-cell office:value-type="float" office:value="111.240157480315">
                <text:p>111.2401574803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111.237721021611">
                <text:p>111.2377210216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111.245098039216">
                <text:p>111.2450980392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1">
                <text:p>511</text:p>
              </table:table-cell>
              <table:table-cell office:value-type="float" office:value="111.252446183953">
                <text:p>111.2524461839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2">
                <text:p>512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111.25730994152">
                <text:p>111.257309941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4">
                <text:p>514</text:p>
              </table:table-cell>
              <table:table-cell office:value-type="float" office:value="111.264591439689">
                <text:p>111.2645914396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5">
                <text:p>515</text:p>
              </table:table-cell>
              <table:table-cell office:value-type="float" office:value="111.26213592233">
                <text:p>111.262135922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6">
                <text:p>516</text:p>
              </table:table-cell>
              <table:table-cell office:value-type="float" office:value="111.269379844961">
                <text:p>111.2693798449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7">
                <text:p>517</text:p>
              </table:table-cell>
              <table:table-cell office:value-type="float" office:value="111.276595744681">
                <text:p>111.2765957446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8">
                <text:p>518</text:p>
              </table:table-cell>
              <table:table-cell office:value-type="float" office:value="111.274131274131">
                <text:p>111.2741312741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9">
                <text:p>519</text:p>
              </table:table-cell>
              <table:table-cell office:value-type="float" office:value="111.281310211946">
                <text:p>111.2813102119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0">
                <text:p>520</text:p>
              </table:table-cell>
              <table:table-cell office:value-type="float" office:value="111.288461538462">
                <text:p>111.2884615384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1">
                <text:p>521</text:p>
              </table:table-cell>
              <table:table-cell office:value-type="float" office:value="111.285988483685">
                <text:p>111.2859884836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2">
                <text:p>522</text:p>
              </table:table-cell>
              <table:table-cell office:value-type="float" office:value="111.293103448276">
                <text:p>111.2931034482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3">
                <text:p>523</text:p>
              </table:table-cell>
              <table:table-cell office:value-type="float" office:value="111.300191204589">
                <text:p>111.3001912045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4">
                <text:p>524</text:p>
              </table:table-cell>
              <table:table-cell office:value-type="float" office:value="111.297709923664">
                <text:p>111.2977099236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5">
                <text:p>5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6">
                <text:p>526</text:p>
              </table:table-cell>
              <table:table-cell office:value-type="float" office:value="111.207224334601">
                <text:p>111.2072243346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7">
                <text:p>527</text:p>
              </table:table-cell>
              <table:table-cell office:value-type="float" office:value="111.214421252372">
                <text:p>111.2144212523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111.212121212121">
                <text:p>111.2121212121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9">
                <text:p>529</text:p>
              </table:table-cell>
              <table:table-cell office:value-type="float" office:value="111.219281663516">
                <text:p>111.2192816635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0">
                <text:p>530</text:p>
              </table:table-cell>
              <table:table-cell office:value-type="float" office:value="111.22641509434">
                <text:p>111.226415094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1">
                <text:p>531</text:p>
              </table:table-cell>
              <table:table-cell office:value-type="float" office:value="111.224105461394">
                <text:p>111.2241054613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2">
                <text:p>532</text:p>
              </table:table-cell>
              <table:table-cell office:value-type="float" office:value="111.231203007519">
                <text:p>111.2312030075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111.238273921201">
                <text:p>111.2382739212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111.23595505618">
                <text:p>111.235955056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5">
                <text:p>535</text:p>
              </table:table-cell>
              <table:table-cell office:value-type="float" office:value="111.242990654206">
                <text:p>111.2429906542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6">
                <text:p>536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7">
                <text:p>537</text:p>
              </table:table-cell>
              <table:table-cell office:value-type="float" office:value="111.247672253259">
                <text:p>111.2476722532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8">
                <text:p>538</text:p>
              </table:table-cell>
              <table:table-cell office:value-type="float" office:value="111.254646840149">
                <text:p>111.2546468401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9">
                <text:p>539</text:p>
              </table:table-cell>
              <table:table-cell office:value-type="float" office:value="111.26159554731">
                <text:p>111.261595547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0">
                <text:p>540</text:p>
              </table:table-cell>
              <table:table-cell office:value-type="float" office:value="111.259259259259">
                <text:p>111.2592592592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1">
                <text:p>541</text:p>
              </table:table-cell>
              <table:table-cell office:value-type="float" office:value="111.266173752311">
                <text:p>111.2661737523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2">
                <text:p>542</text:p>
              </table:table-cell>
              <table:table-cell office:value-type="float" office:value="111.273062730627">
                <text:p>111.2730627306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111.270718232044">
                <text:p>111.2707182320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4">
                <text:p>544</text:p>
              </table:table-cell>
              <table:table-cell office:value-type="float" office:value="111.277573529412">
                <text:p>111.2775735294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5">
                <text:p>545</text:p>
              </table:table-cell>
              <table:table-cell office:value-type="float" office:value="111.284403669725">
                <text:p>111.2844036697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6">
                <text:p>546</text:p>
              </table:table-cell>
              <table:table-cell office:value-type="float" office:value="111.282051282051">
                <text:p>111.2820512820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7">
                <text:p>547</text:p>
              </table:table-cell>
              <table:table-cell office:value-type="float" office:value="111.288848263254">
                <text:p>111.2888482632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8">
                <text:p>548</text:p>
              </table:table-cell>
              <table:table-cell office:value-type="float" office:value="111.295620437956">
                <text:p>111.2956204379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9">
                <text:p>549</text:p>
              </table:table-cell>
              <table:table-cell office:value-type="float" office:value="111.293260473588">
                <text:p>111.2932604735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0">
                <text:p>5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1">
                <text:p>551</text:p>
              </table:table-cell>
              <table:table-cell office:value-type="float" office:value="111.206896551724">
                <text:p>111.2068965517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2">
                <text:p>552</text:p>
              </table:table-cell>
              <table:table-cell office:value-type="float" office:value="111.213768115942">
                <text:p>111.2137681159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111.21157323689">
                <text:p>111.211573236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4">
                <text:p>554</text:p>
              </table:table-cell>
              <table:table-cell office:value-type="float" office:value="111.218411552347">
                <text:p>111.2184115523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5">
                <text:p>555</text:p>
              </table:table-cell>
              <table:table-cell office:value-type="float" office:value="111.225225225225">
                <text:p>111.2252252252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6">
                <text:p>556</text:p>
              </table:table-cell>
              <table:table-cell office:value-type="float" office:value="111.223021582734">
                <text:p>111.2230215827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7">
                <text:p>557</text:p>
              </table:table-cell>
              <table:table-cell office:value-type="float" office:value="111.229802513465">
                <text:p>111.2298025134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8">
                <text:p>558</text:p>
              </table:table-cell>
              <table:table-cell office:value-type="float" office:value="111.236559139785">
                <text:p>111.2365591397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9">
                <text:p>559</text:p>
              </table:table-cell>
              <table:table-cell office:value-type="float" office:value="111.234347048301">
                <text:p>111.2343470483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0">
                <text:p>560</text:p>
              </table:table-cell>
              <table:table-cell office:value-type="float" office:value="111.241071428571">
                <text:p>111.2410714285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1">
                <text:p>561</text:p>
              </table:table-cell>
              <table:table-cell office:value-type="float" office:value="111.247771836007">
                <text:p>111.2477718360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2">
                <text:p>562</text:p>
              </table:table-cell>
              <table:table-cell office:value-type="float" office:value="111.245551601423">
                <text:p>111.2455516014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3">
                <text:p>563</text:p>
              </table:table-cell>
              <table:table-cell office:value-type="float" office:value="111.252220248668">
                <text:p>111.2522202486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4">
                <text:p>564</text:p>
              </table:table-cell>
              <table:table-cell office:value-type="float" office:value="111.258865248227">
                <text:p>111.2588652482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5">
                <text:p>565</text:p>
              </table:table-cell>
              <table:table-cell office:value-type="float" office:value="111.256637168142">
                <text:p>111.2566371681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6">
                <text:p>566</text:p>
              </table:table-cell>
              <table:table-cell office:value-type="float" office:value="111.263250883392">
                <text:p>111.2632508833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7">
                <text:p>567</text:p>
              </table:table-cell>
              <table:table-cell office:value-type="float" office:value="111.269841269841">
                <text:p>111.2698412698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8">
                <text:p>568</text:p>
              </table:table-cell>
              <table:table-cell office:value-type="float" office:value="111.267605633803">
                <text:p>111.2676056338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9">
                <text:p>569</text:p>
              </table:table-cell>
              <table:table-cell office:value-type="float" office:value="111.274165202109">
                <text:p>111.2741652021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0">
                <text:p>570</text:p>
              </table:table-cell>
              <table:table-cell office:value-type="float" office:value="111.280701754386">
                <text:p>111.2807017543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1">
                <text:p>571</text:p>
              </table:table-cell>
              <table:table-cell office:value-type="float" office:value="111.278458844133">
                <text:p>111.2784588441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2">
                <text:p>572</text:p>
              </table:table-cell>
              <table:table-cell office:value-type="float" office:value="111.284965034965">
                <text:p>111.2849650349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3">
                <text:p>573</text:p>
              </table:table-cell>
              <table:table-cell office:value-type="float" office:value="111.291448516579">
                <text:p>111.2914485165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4">
                <text:p>574</text:p>
              </table:table-cell>
              <table:table-cell office:value-type="float" office:value="111.289198606272">
                <text:p>111.2891986062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5">
                <text:p>5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6">
                <text:p>576</text:p>
              </table:table-cell>
              <table:table-cell office:value-type="float" office:value="111.206597222222">
                <text:p>111.2065972222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7">
                <text:p>577</text:p>
              </table:table-cell>
              <table:table-cell office:value-type="float" office:value="111.213171577123">
                <text:p>111.2131715771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8">
                <text:p>578</text:p>
              </table:table-cell>
              <table:table-cell office:value-type="float" office:value="111.21107266436">
                <text:p>111.211072664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9">
                <text:p>579</text:p>
              </table:table-cell>
              <table:table-cell office:value-type="float" office:value="111.217616580311">
                <text:p>111.2176165803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0">
                <text:p>580</text:p>
              </table:table-cell>
              <table:table-cell office:value-type="float" office:value="111.224137931034">
                <text:p>111.2241379310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1">
                <text:p>581</text:p>
              </table:table-cell>
              <table:table-cell office:value-type="float" office:value="111.222030981067">
                <text:p>111.2220309810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2">
                <text:p>582</text:p>
              </table:table-cell>
              <table:table-cell office:value-type="float" office:value="111.22852233677">
                <text:p>111.228522336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3">
                <text:p>583</text:p>
              </table:table-cell>
              <table:table-cell office:value-type="float" office:value="111.234991423671">
                <text:p>111.23499142367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4">
                <text:p>584</text:p>
              </table:table-cell>
              <table:table-cell office:value-type="float" office:value="111.232876712329">
                <text:p>111.2328767123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5">
                <text:p>585</text:p>
              </table:table-cell>
              <table:table-cell office:value-type="float" office:value="111.239316239316">
                <text:p>111.2393162393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6">
                <text:p>586</text:p>
              </table:table-cell>
              <table:table-cell office:value-type="float" office:value="111.245733788396">
                <text:p>111.2457337883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7">
                <text:p>587</text:p>
              </table:table-cell>
              <table:table-cell office:value-type="float" office:value="111.243611584327">
                <text:p>111.2436115843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8">
                <text:p>588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9">
                <text:p>589</text:p>
              </table:table-cell>
              <table:table-cell office:value-type="float" office:value="111.25636672326">
                <text:p>111.256366723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0">
                <text:p>590</text:p>
              </table:table-cell>
              <table:table-cell office:value-type="float" office:value="111.254237288136">
                <text:p>111.2542372881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1">
                <text:p>591</text:p>
              </table:table-cell>
              <table:table-cell office:value-type="float" office:value="111.260575296108">
                <text:p>111.2605752961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2">
                <text:p>592</text:p>
              </table:table-cell>
              <table:table-cell office:value-type="float" office:value="111.266891891892">
                <text:p>111.2668918918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3">
                <text:p>593</text:p>
              </table:table-cell>
              <table:table-cell office:value-type="float" office:value="111.264755480607">
                <text:p>111.2647554806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4">
                <text:p>594</text:p>
              </table:table-cell>
              <table:table-cell office:value-type="float" office:value="111.271043771044">
                <text:p>111.2710437710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5">
                <text:p>595</text:p>
              </table:table-cell>
              <table:table-cell office:value-type="float" office:value="111.27731092437">
                <text:p>111.277310924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6">
                <text:p>596</text:p>
              </table:table-cell>
              <table:table-cell office:value-type="float" office:value="111.275167785235">
                <text:p>111.2751677852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7">
                <text:p>597</text:p>
              </table:table-cell>
              <table:table-cell office:value-type="float" office:value="111.281407035176">
                <text:p>111.2814070351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8">
                <text:p>598</text:p>
              </table:table-cell>
              <table:table-cell office:value-type="float" office:value="111.28762541806">
                <text:p>111.287625418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9">
                <text:p>599</text:p>
              </table:table-cell>
              <table:table-cell office:value-type="float" office:value="111.285475792988">
                <text:p>111.2854757929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0">
                <text:p>60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1">
                <text:p>601</text:p>
              </table:table-cell>
              <table:table-cell office:value-type="float" office:value="111.206322795341">
                <text:p>111.2063227953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2">
                <text:p>602</text:p>
              </table:table-cell>
              <table:table-cell office:value-type="float" office:value="111.212624584718">
                <text:p>111.2126245847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3">
                <text:p>603</text:p>
              </table:table-cell>
              <table:table-cell office:value-type="float" office:value="111.210613598673">
                <text:p>111.2106135986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4">
                <text:p>604</text:p>
              </table:table-cell>
              <table:table-cell office:value-type="float" office:value="111.216887417219">
                <text:p>111.2168874172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5">
                <text:p>605</text:p>
              </table:table-cell>
              <table:table-cell office:value-type="float" office:value="111.223140495868">
                <text:p>111.2231404958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6">
                <text:p>606</text:p>
              </table:table-cell>
              <table:table-cell office:value-type="float" office:value="111.221122112211">
                <text:p>111.2211221122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7">
                <text:p>607</text:p>
              </table:table-cell>
              <table:table-cell office:value-type="float" office:value="111.227347611203">
                <text:p>111.2273476112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8">
                <text:p>608</text:p>
              </table:table-cell>
              <table:table-cell office:value-type="float" office:value="111.233552631579">
                <text:p>111.2335526315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9">
                <text:p>609</text:p>
              </table:table-cell>
              <table:table-cell office:value-type="float" office:value="111.231527093596">
                <text:p>111.2315270935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0">
                <text:p>610</text:p>
              </table:table-cell>
              <table:table-cell office:value-type="float" office:value="111.237704918033">
                <text:p>111.2377049180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1">
                <text:p>611</text:p>
              </table:table-cell>
              <table:table-cell office:value-type="float" office:value="111.243862520458">
                <text:p>111.2438625204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2">
                <text:p>612</text:p>
              </table:table-cell>
              <table:table-cell office:value-type="float" office:value="111.241830065359">
                <text:p>111.2418300653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3">
                <text:p>613</text:p>
              </table:table-cell>
              <table:table-cell office:value-type="float" office:value="111.247960848287">
                <text:p>111.2479608482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4">
                <text:p>614</text:p>
              </table:table-cell>
              <table:table-cell office:value-type="float" office:value="111.254071661238">
                <text:p>111.2540716612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5">
                <text:p>615</text:p>
              </table:table-cell>
              <table:table-cell office:value-type="float" office:value="111.252032520325">
                <text:p>111.2520325203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6">
                <text:p>616</text:p>
              </table:table-cell>
              <table:table-cell office:value-type="float" office:value="111.258116883117">
                <text:p>111.2581168831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7">
                <text:p>617</text:p>
              </table:table-cell>
              <table:table-cell office:value-type="float" office:value="111.264181523501">
                <text:p>111.2641815235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8">
                <text:p>618</text:p>
              </table:table-cell>
              <table:table-cell office:value-type="float" office:value="111.26213592233">
                <text:p>111.262135922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9">
                <text:p>619</text:p>
              </table:table-cell>
              <table:table-cell office:value-type="float" office:value="111.26817447496">
                <text:p>111.268174474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0">
                <text:p>620</text:p>
              </table:table-cell>
              <table:table-cell office:value-type="float" office:value="111.274193548387">
                <text:p>111.2741935483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1">
                <text:p>621</text:p>
              </table:table-cell>
              <table:table-cell office:value-type="float" office:value="111.272141706924">
                <text:p>111.2721417069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2">
                <text:p>622</text:p>
              </table:table-cell>
              <table:table-cell office:value-type="float" office:value="111.278135048232">
                <text:p>111.2781350482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3">
                <text:p>623</text:p>
              </table:table-cell>
              <table:table-cell office:value-type="float" office:value="111.284109149278">
                <text:p>111.2841091492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4">
                <text:p>624</text:p>
              </table:table-cell>
              <table:table-cell office:value-type="float" office:value="111.282051282051">
                <text:p>111.2820512820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5">
                <text:p>6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6">
                <text:p>626</text:p>
              </table:table-cell>
              <table:table-cell office:value-type="float" office:value="111.20607028754">
                <text:p>111.206070287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7">
                <text:p>627</text:p>
              </table:table-cell>
              <table:table-cell office:value-type="float" office:value="111.212121212121">
                <text:p>111.2121212121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8">
                <text:p>628</text:p>
              </table:table-cell>
              <table:table-cell office:value-type="float" office:value="111.210191082803">
                <text:p>111.2101910828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9">
                <text:p>629</text:p>
              </table:table-cell>
              <table:table-cell office:value-type="float" office:value="111.216216216216">
                <text:p>111.2162162162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0">
                <text:p>630</text:p>
              </table:table-cell>
              <table:table-cell office:value-type="float" office:value="111.222222222222">
                <text:p>111.2222222222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1">
                <text:p>631</text:p>
              </table:table-cell>
              <table:table-cell office:value-type="float" office:value="111.22028526149">
                <text:p>111.220285261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2">
                <text:p>632</text:p>
              </table:table-cell>
              <table:table-cell office:value-type="float" office:value="111.226265822785">
                <text:p>111.2262658227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3">
                <text:p>633</text:p>
              </table:table-cell>
              <table:table-cell office:value-type="float" office:value="111.232227488152">
                <text:p>111.2322274881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4">
                <text:p>634</text:p>
              </table:table-cell>
              <table:table-cell office:value-type="float" office:value="111.230283911672">
                <text:p>111.23028391167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5">
                <text:p>635</text:p>
              </table:table-cell>
              <table:table-cell office:value-type="float" office:value="111.236220472441">
                <text:p>111.2362204724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6">
                <text:p>636</text:p>
              </table:table-cell>
              <table:table-cell office:value-type="float" office:value="111.24213836478">
                <text:p>111.2421383647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7">
                <text:p>637</text:p>
              </table:table-cell>
              <table:table-cell office:value-type="float" office:value="111.240188383046">
                <text:p>111.2401883830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8">
                <text:p>638</text:p>
              </table:table-cell>
              <table:table-cell office:value-type="float" office:value="111.246081504702">
                <text:p>111.24608150470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9">
                <text:p>639</text:p>
              </table:table-cell>
              <table:table-cell office:value-type="float" office:value="111.251956181534">
                <text:p>111.2519561815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40">
                <text:p>640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1">
                <text:p>641</text:p>
              </table:table-cell>
              <table:table-cell office:value-type="float" office:value="111.255850234009">
                <text:p>111.2558502340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2">
                <text:p>642</text:p>
              </table:table-cell>
              <table:table-cell office:value-type="float" office:value="111.261682242991">
                <text:p>111.2616822429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3">
                <text:p>643</text:p>
              </table:table-cell>
              <table:table-cell office:value-type="float" office:value="111.259720062208">
                <text:p>111.2597200622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4">
                <text:p>644</text:p>
              </table:table-cell>
              <table:table-cell office:value-type="float" office:value="111.265527950311">
                <text:p>111.2655279503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5">
                <text:p>645</text:p>
              </table:table-cell>
              <table:table-cell office:value-type="float" office:value="111.271317829457">
                <text:p>111.27131782945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6">
                <text:p>646</text:p>
              </table:table-cell>
              <table:table-cell office:value-type="float" office:value="111.269349845201">
                <text:p>111.2693498452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7">
                <text:p>647</text:p>
              </table:table-cell>
              <table:table-cell office:value-type="float" office:value="111.275115919629">
                <text:p>111.2751159196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8">
                <text:p>648</text:p>
              </table:table-cell>
              <table:table-cell office:value-type="float" office:value="111.280864197531">
                <text:p>111.2808641975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9">
                <text:p>649</text:p>
              </table:table-cell>
              <table:table-cell office:value-type="float" office:value="111.278890600925">
                <text:p>111.2788906009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0">
                <text:p>6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1">
                <text:p>651</text:p>
              </table:table-cell>
              <table:table-cell office:value-type="float" office:value="111.205837173579">
                <text:p>111.20583717357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2">
                <text:p>652</text:p>
              </table:table-cell>
              <table:table-cell office:value-type="float" office:value="111.211656441718">
                <text:p>111.2116564417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3">
                <text:p>653</text:p>
              </table:table-cell>
              <table:table-cell office:value-type="float" office:value="111.209800918836">
                <text:p>111.2098009188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4">
                <text:p>654</text:p>
              </table:table-cell>
              <table:table-cell office:value-type="float" office:value="111.215596330275">
                <text:p>111.2155963302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5">
                <text:p>655</text:p>
              </table:table-cell>
              <table:table-cell office:value-type="float" office:value="111.221374045802">
                <text:p>111.2213740458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6">
                <text:p>656</text:p>
              </table:table-cell>
              <table:table-cell office:value-type="float" office:value="111.219512195122">
                <text:p>111.2195121951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7">
                <text:p>657</text:p>
              </table:table-cell>
              <table:table-cell office:value-type="float" office:value="111.225266362253">
                <text:p>111.2252663622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8">
                <text:p>658</text:p>
              </table:table-cell>
              <table:table-cell office:value-type="float" office:value="111.231003039514">
                <text:p>111.2310030395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9">
                <text:p>659</text:p>
              </table:table-cell>
              <table:table-cell office:value-type="float" office:value="111.229135053111">
                <text:p>111.2291350531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0">
                <text:p>660</text:p>
              </table:table-cell>
              <table:table-cell office:value-type="float" office:value="111.234848484848">
                <text:p>111.2348484848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1">
                <text:p>661</text:p>
              </table:table-cell>
              <table:table-cell office:value-type="float" office:value="111.240544629349">
                <text:p>111.2405446293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2">
                <text:p>662</text:p>
              </table:table-cell>
              <table:table-cell office:value-type="float" office:value="111.238670694864">
                <text:p>111.2386706948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3">
                <text:p>663</text:p>
              </table:table-cell>
              <table:table-cell office:value-type="float" office:value="111.244343891403">
                <text:p>111.2443438914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4">
                <text:p>664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5">
                <text:p>665</text:p>
              </table:table-cell>
              <table:table-cell office:value-type="float" office:value="111.248120300752">
                <text:p>111.2481203007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6">
                <text:p>666</text:p>
              </table:table-cell>
              <table:table-cell office:value-type="float" office:value="111.253753753754">
                <text:p>111.2537537537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7">
                <text:p>667</text:p>
              </table:table-cell>
              <table:table-cell office:value-type="float" office:value="111.259370314843">
                <text:p>111.2593703148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8">
                <text:p>668</text:p>
              </table:table-cell>
              <table:table-cell office:value-type="float" office:value="111.25748502994">
                <text:p>111.257485029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9">
                <text:p>669</text:p>
              </table:table-cell>
              <table:table-cell office:value-type="float" office:value="111.26307922272">
                <text:p>111.263079222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0">
                <text:p>670</text:p>
              </table:table-cell>
              <table:table-cell office:value-type="float" office:value="111.268656716418">
                <text:p>111.2686567164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1">
                <text:p>671</text:p>
              </table:table-cell>
              <table:table-cell office:value-type="float" office:value="111.266766020864">
                <text:p>111.2667660208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2">
                <text:p>672</text:p>
              </table:table-cell>
              <table:table-cell office:value-type="float" office:value="111.272321428571">
                <text:p>111.2723214285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3">
                <text:p>673</text:p>
              </table:table-cell>
              <table:table-cell office:value-type="float" office:value="111.277860326895">
                <text:p>111.2778603268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4">
                <text:p>674</text:p>
              </table:table-cell>
              <table:table-cell office:value-type="float" office:value="111.275964391691">
                <text:p>111.2759643916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5">
                <text:p>6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6">
                <text:p>676</text:p>
              </table:table-cell>
              <table:table-cell office:value-type="float" office:value="111.205621301775">
                <text:p>111.2056213017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7">
                <text:p>677</text:p>
              </table:table-cell>
              <table:table-cell office:value-type="float" office:value="111.211225997046">
                <text:p>111.2112259970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8">
                <text:p>678</text:p>
              </table:table-cell>
              <table:table-cell office:value-type="float" office:value="111.209439528024">
                <text:p>111.2094395280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9">
                <text:p>679</text:p>
              </table:table-cell>
              <table:table-cell office:value-type="float" office:value="111.215022091311">
                <text:p>111.2150220913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80">
                <text:p>680</text:p>
              </table:table-cell>
              <table:table-cell office:value-type="float" office:value="111.220588235294">
                <text:p>111.2205882352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1">
                <text:p>681</text:p>
              </table:table-cell>
              <table:table-cell office:value-type="float" office:value="111.218795888399">
                <text:p>111.21879588839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2">
                <text:p>682</text:p>
              </table:table-cell>
              <table:table-cell office:value-type="float" office:value="111.224340175953">
                <text:p>111.2243401759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3">
                <text:p>683</text:p>
              </table:table-cell>
              <table:table-cell office:value-type="float" office:value="111.229868228404">
                <text:p>111.2298682284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4">
                <text:p>684</text:p>
              </table:table-cell>
              <table:table-cell office:value-type="float" office:value="111.228070175439">
                <text:p>111.2280701754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5">
                <text:p>685</text:p>
              </table:table-cell>
              <table:table-cell office:value-type="float" office:value="111.233576642336">
                <text:p>111.2335766423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6">
                <text:p>686</text:p>
              </table:table-cell>
              <table:table-cell office:value-type="float" office:value="111.239067055394">
                <text:p>111.2390670553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7">
                <text:p>687</text:p>
              </table:table-cell>
              <table:table-cell office:value-type="float" office:value="111.237263464338">
                <text:p>111.2372634643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8">
                <text:p>688</text:p>
              </table:table-cell>
              <table:table-cell office:value-type="float" office:value="111.24273255814">
                <text:p>111.242732558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9">
                <text:p>689</text:p>
              </table:table-cell>
              <table:table-cell office:value-type="float" office:value="111.248185776488">
                <text:p>111.2481857764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0">
                <text:p>690</text:p>
              </table:table-cell>
              <table:table-cell office:value-type="float" office:value="111.246376811594">
                <text:p>111.2463768115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1">
                <text:p>691</text:p>
              </table:table-cell>
              <table:table-cell office:value-type="float" office:value="111.251808972504">
                <text:p>111.2518089725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111.257225433526">
                <text:p>111.2572254335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111.255411255411">
                <text:p>111.2554112554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111.260806916427">
                <text:p>111.2608069164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111.26618705036">
                <text:p>111.266187050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111.264367816092">
                <text:p>111.2643678160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111.269727403156">
                <text:p>111.2697274031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111.275071633238">
                <text:p>111.2750716332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111.273247496423">
                <text:p>111.2732474964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0">
                <text:p>70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1">
                <text:p>701</text:p>
              </table:table-cell>
              <table:table-cell office:value-type="float" office:value="111.205420827389">
                <text:p>111.2054208273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2">
                <text:p>702</text:p>
              </table:table-cell>
              <table:table-cell office:value-type="float" office:value="111.210826210826">
                <text:p>111.2108262108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111.209103840683">
                <text:p>111.2091038406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4">
                <text:p>704</text:p>
              </table:table-cell>
              <table:table-cell office:value-type="float" office:value="111.214488636364">
                <text:p>111.2144886363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5">
                <text:p>705</text:p>
              </table:table-cell>
              <table:table-cell office:value-type="float" office:value="111.219858156028">
                <text:p>111.2198581560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6">
                <text:p>706</text:p>
              </table:table-cell>
              <table:table-cell office:value-type="float" office:value="111.218130311615">
                <text:p>111.2181303116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7">
                <text:p>707</text:p>
              </table:table-cell>
              <table:table-cell office:value-type="float" office:value="111.223479490806">
                <text:p>111.2234794908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8">
                <text:p>708</text:p>
              </table:table-cell>
              <table:table-cell office:value-type="float" office:value="111.228813559322">
                <text:p>111.2288135593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9">
                <text:p>709</text:p>
              </table:table-cell>
              <table:table-cell office:value-type="float" office:value="111.227080394922">
                <text:p>111.2270803949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0">
                <text:p>710</text:p>
              </table:table-cell>
              <table:table-cell office:value-type="float" office:value="111.232394366197">
                <text:p>111.2323943661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1">
                <text:p>711</text:p>
              </table:table-cell>
              <table:table-cell office:value-type="float" office:value="111.237693389592">
                <text:p>111.2376933895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2">
                <text:p>712</text:p>
              </table:table-cell>
              <table:table-cell office:value-type="float" office:value="111.23595505618">
                <text:p>111.235955056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111.241234221599">
                <text:p>111.2412342215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4">
                <text:p>714</text:p>
              </table:table-cell>
              <table:table-cell office:value-type="float" office:value="111.24649859944">
                <text:p>111.246498599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5">
                <text:p>715</text:p>
              </table:table-cell>
              <table:table-cell office:value-type="float" office:value="111.244755244755">
                <text:p>111.2447552447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6">
                <text:p>716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7">
                <text:p>717</text:p>
              </table:table-cell>
              <table:table-cell office:value-type="float" office:value="111.255230125523">
                <text:p>111.2552301255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8">
                <text:p>718</text:p>
              </table:table-cell>
              <table:table-cell office:value-type="float" office:value="111.25348189415">
                <text:p>111.253481894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9">
                <text:p>719</text:p>
              </table:table-cell>
              <table:table-cell office:value-type="float" office:value="111.258692628651">
                <text:p>111.2586926286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20">
                <text:p>720</text:p>
              </table:table-cell>
              <table:table-cell office:value-type="float" office:value="111.263888888889">
                <text:p>111.2638888888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1">
                <text:p>721</text:p>
              </table:table-cell>
              <table:table-cell office:value-type="float" office:value="111.26213592233">
                <text:p>111.262135922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2">
                <text:p>722</text:p>
              </table:table-cell>
              <table:table-cell office:value-type="float" office:value="111.267313019391">
                <text:p>111.2673130193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3">
                <text:p>723</text:p>
              </table:table-cell>
              <table:table-cell office:value-type="float" office:value="111.272475795297">
                <text:p>111.2724757952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4">
                <text:p>724</text:p>
              </table:table-cell>
              <table:table-cell office:value-type="float" office:value="111.270718232044">
                <text:p>111.2707182320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5">
                <text:p>7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6">
                <text:p>726</text:p>
              </table:table-cell>
              <table:table-cell office:value-type="float" office:value="111.20523415978">
                <text:p>111.205234159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7">
                <text:p>727</text:p>
              </table:table-cell>
              <table:table-cell office:value-type="float" office:value="111.21045392022">
                <text:p>111.210453920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8">
                <text:p>728</text:p>
              </table:table-cell>
              <table:table-cell office:value-type="float" office:value="111.208791208791">
                <text:p>111.2087912087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9">
                <text:p>729</text:p>
              </table:table-cell>
              <table:table-cell office:value-type="float" office:value="111.213991769547">
                <text:p>111.2139917695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0">
                <text:p>730</text:p>
              </table:table-cell>
              <table:table-cell office:value-type="float" office:value="111.219178082192">
                <text:p>111.2191780821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1">
                <text:p>731</text:p>
              </table:table-cell>
              <table:table-cell office:value-type="float" office:value="111.217510259918">
                <text:p>111.2175102599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2">
                <text:p>732</text:p>
              </table:table-cell>
              <table:table-cell office:value-type="float" office:value="111.222677595628">
                <text:p>111.2226775956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3">
                <text:p>733</text:p>
              </table:table-cell>
              <table:table-cell office:value-type="float" office:value="111.227830832196">
                <text:p>111.22783083219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4">
                <text:p>734</text:p>
              </table:table-cell>
              <table:table-cell office:value-type="float" office:value="111.226158038147">
                <text:p>111.2261580381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5">
                <text:p>735</text:p>
              </table:table-cell>
              <table:table-cell office:value-type="float" office:value="111.231292517007">
                <text:p>111.2312925170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6">
                <text:p>736</text:p>
              </table:table-cell>
              <table:table-cell office:value-type="float" office:value="111.236413043478">
                <text:p>111.2364130434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7">
                <text:p>737</text:p>
              </table:table-cell>
              <table:table-cell office:value-type="float" office:value="111.23473541384">
                <text:p>111.234735413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8">
                <text:p>738</text:p>
              </table:table-cell>
              <table:table-cell office:value-type="float" office:value="111.239837398374">
                <text:p>111.2398373983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9">
                <text:p>739</text:p>
              </table:table-cell>
              <table:table-cell office:value-type="float" office:value="111.244925575101">
                <text:p>111.2449255751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0">
                <text:p>740</text:p>
              </table:table-cell>
              <table:table-cell office:value-type="float" office:value="111.243243243243">
                <text:p>111.2432432432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1">
                <text:p>741</text:p>
              </table:table-cell>
              <table:table-cell office:value-type="float" office:value="111.248313090418">
                <text:p>111.2483130904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2">
                <text:p>742</text:p>
              </table:table-cell>
              <table:table-cell office:value-type="float" office:value="111.253369272237">
                <text:p>111.2533692722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3">
                <text:p>743</text:p>
              </table:table-cell>
              <table:table-cell office:value-type="float" office:value="111.251682368775">
                <text:p>111.2516823687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4">
                <text:p>744</text:p>
              </table:table-cell>
              <table:table-cell office:value-type="float" office:value="111.256720430108">
                <text:p>111.2567204301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5">
                <text:p>745</text:p>
              </table:table-cell>
              <table:table-cell office:value-type="float" office:value="111.261744966443">
                <text:p>111.26174496644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6">
                <text:p>746</text:p>
              </table:table-cell>
              <table:table-cell office:value-type="float" office:value="111.260053619303">
                <text:p>111.2600536193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7">
                <text:p>747</text:p>
              </table:table-cell>
              <table:table-cell office:value-type="float" office:value="111.265060240964">
                <text:p>111.2650602409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8">
                <text:p>748</text:p>
              </table:table-cell>
              <table:table-cell office:value-type="float" office:value="111.270053475936">
                <text:p>111.2700534759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9">
                <text:p>749</text:p>
              </table:table-cell>
              <table:table-cell office:value-type="float" office:value="111.268357810414">
                <text:p>111.2683578104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0">
                <text:p>7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1">
                <text:p>751</text:p>
              </table:table-cell>
              <table:table-cell office:value-type="float" office:value="111.205059920107">
                <text:p>111.2050599201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2">
                <text:p>752</text:p>
              </table:table-cell>
              <table:table-cell office:value-type="float" office:value="111.210106382979">
                <text:p>111.2101063829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3">
                <text:p>753</text:p>
              </table:table-cell>
              <table:table-cell office:value-type="float" office:value="111.208499335989">
                <text:p>111.2084993359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4">
                <text:p>754</text:p>
              </table:table-cell>
              <table:table-cell office:value-type="float" office:value="111.213527851459">
                <text:p>111.2135278514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5">
                <text:p>755</text:p>
              </table:table-cell>
              <table:table-cell office:value-type="float" office:value="111.218543046358">
                <text:p>111.2185430463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6">
                <text:p>756</text:p>
              </table:table-cell>
              <table:table-cell office:value-type="float" office:value="111.216931216931">
                <text:p>111.2169312169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7">
                <text:p>757</text:p>
              </table:table-cell>
              <table:table-cell office:value-type="float" office:value="111.221928665786">
                <text:p>111.2219286657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8">
                <text:p>758</text:p>
              </table:table-cell>
              <table:table-cell office:value-type="float" office:value="111.22691292876">
                <text:p>111.226912928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9">
                <text:p>759</text:p>
              </table:table-cell>
              <table:table-cell office:value-type="float" office:value="111.225296442688">
                <text:p>111.2252964426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60">
                <text:p>760</text:p>
              </table:table-cell>
              <table:table-cell office:value-type="float" office:value="111.230263157895">
                <text:p>111.2302631578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1">
                <text:p>761</text:p>
              </table:table-cell>
              <table:table-cell office:value-type="float" office:value="111.235216819974">
                <text:p>111.2352168199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2">
                <text:p>762</text:p>
              </table:table-cell>
              <table:table-cell office:value-type="float" office:value="111.233595800525">
                <text:p>111.2335958005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3">
                <text:p>763</text:p>
              </table:table-cell>
              <table:table-cell office:value-type="float" office:value="111.238532110092">
                <text:p>111.2385321100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4">
                <text:p>764</text:p>
              </table:table-cell>
              <table:table-cell office:value-type="float" office:value="111.243455497382">
                <text:p>111.2434554973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5">
                <text:p>765</text:p>
              </table:table-cell>
              <table:table-cell office:value-type="float" office:value="111.241830065359">
                <text:p>111.2418300653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6">
                <text:p>766</text:p>
              </table:table-cell>
              <table:table-cell office:value-type="float" office:value="111.246736292428">
                <text:p>111.2467362924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7">
                <text:p>767</text:p>
              </table:table-cell>
              <table:table-cell office:value-type="float" office:value="111.251629726206">
                <text:p>111.2516297262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8">
                <text:p>768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9">
                <text:p>769</text:p>
              </table:table-cell>
              <table:table-cell office:value-type="float" office:value="111.254876462939">
                <text:p>111.2548764629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70">
                <text:p>770</text:p>
              </table:table-cell>
              <table:table-cell office:value-type="float" office:value="111.25974025974">
                <text:p>111.259740259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1">
                <text:p>771</text:p>
              </table:table-cell>
              <table:table-cell office:value-type="float" office:value="111.258106355383">
                <text:p>111.2581063553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2">
                <text:p>772</text:p>
              </table:table-cell>
              <table:table-cell office:value-type="float" office:value="111.262953367876">
                <text:p>111.2629533678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3">
                <text:p>773</text:p>
              </table:table-cell>
              <table:table-cell office:value-type="float" office:value="111.267787839586">
                <text:p>111.2677878395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4">
                <text:p>774</text:p>
              </table:table-cell>
              <table:table-cell office:value-type="float" office:value="111.266149870801">
                <text:p>111.2661498708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5">
                <text:p>7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6">
                <text:p>776</text:p>
              </table:table-cell>
              <table:table-cell office:value-type="float" office:value="111.204896907216">
                <text:p>111.2048969072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7">
                <text:p>777</text:p>
              </table:table-cell>
              <table:table-cell office:value-type="float" office:value="111.209781209781">
                <text:p>111.2097812097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8">
                <text:p>778</text:p>
              </table:table-cell>
              <table:table-cell office:value-type="float" office:value="111.20822622108">
                <text:p>111.208226221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9">
                <text:p>779</text:p>
              </table:table-cell>
              <table:table-cell office:value-type="float" office:value="111.213093709884">
                <text:p>111.2130937098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80">
                <text:p>780</text:p>
              </table:table-cell>
              <table:table-cell office:value-type="float" office:value="111.217948717949">
                <text:p>111.2179487179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1">
                <text:p>781</text:p>
              </table:table-cell>
              <table:table-cell office:value-type="float" office:value="111.216389244558">
                <text:p>111.21638924455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2">
                <text:p>782</text:p>
              </table:table-cell>
              <table:table-cell office:value-type="float" office:value="111.221227621483">
                <text:p>111.2212276214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3">
                <text:p>783</text:p>
              </table:table-cell>
              <table:table-cell office:value-type="float" office:value="111.226053639847">
                <text:p>111.2260536398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4">
                <text:p>784</text:p>
              </table:table-cell>
              <table:table-cell office:value-type="float" office:value="111.224489795918">
                <text:p>111.2244897959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5">
                <text:p>785</text:p>
              </table:table-cell>
              <table:table-cell office:value-type="float" office:value="111.229299363057">
                <text:p>111.2292993630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6">
                <text:p>786</text:p>
              </table:table-cell>
              <table:table-cell office:value-type="float" office:value="111.234096692112">
                <text:p>111.2340966921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7">
                <text:p>787</text:p>
              </table:table-cell>
              <table:table-cell office:value-type="float" office:value="111.232528589581">
                <text:p>111.2325285895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8">
                <text:p>788</text:p>
              </table:table-cell>
              <table:table-cell office:value-type="float" office:value="111.23730964467">
                <text:p>111.237309644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9">
                <text:p>789</text:p>
              </table:table-cell>
              <table:table-cell office:value-type="float" office:value="111.242078580482">
                <text:p>111.24207858048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90">
                <text:p>790</text:p>
              </table:table-cell>
              <table:table-cell office:value-type="float" office:value="111.240506329114">
                <text:p>111.2405063291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1">
                <text:p>791</text:p>
              </table:table-cell>
              <table:table-cell office:value-type="float" office:value="111.245259165613">
                <text:p>111.2452591656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2">
                <text:p>792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3">
                <text:p>793</text:p>
              </table:table-cell>
              <table:table-cell office:value-type="float" office:value="111.24842370744">
                <text:p>111.248423707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4">
                <text:p>794</text:p>
              </table:table-cell>
              <table:table-cell office:value-type="float" office:value="111.25314861461">
                <text:p>111.2531486146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5">
                <text:p>795</text:p>
              </table:table-cell>
              <table:table-cell office:value-type="float" office:value="111.25786163522">
                <text:p>111.257861635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6">
                <text:p>796</text:p>
              </table:table-cell>
              <table:table-cell office:value-type="float" office:value="111.256281407035">
                <text:p>111.2562814070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7">
                <text:p>797</text:p>
              </table:table-cell>
              <table:table-cell office:value-type="float" office:value="111.260978670013">
                <text:p>111.2609786700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8">
                <text:p>798</text:p>
              </table:table-cell>
              <table:table-cell office:value-type="float" office:value="111.265664160401">
                <text:p>111.2656641604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9">
                <text:p>799</text:p>
              </table:table-cell>
              <table:table-cell office:value-type="float" office:value="111.264080100125">
                <text:p>111.2640801001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0">
                <text:p>80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1">
                <text:p>801</text:p>
              </table:table-cell>
              <table:table-cell office:value-type="float" office:value="111.204744069913">
                <text:p>111.2047440699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2">
                <text:p>802</text:p>
              </table:table-cell>
              <table:table-cell office:value-type="float" office:value="111.209476309227">
                <text:p>111.2094763092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3">
                <text:p>803</text:p>
              </table:table-cell>
              <table:table-cell office:value-type="float" office:value="111.20797011208">
                <text:p>111.207970112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4">
                <text:p>804</text:p>
              </table:table-cell>
              <table:table-cell office:value-type="float" office:value="111.212686567164">
                <text:p>111.21268656716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5">
                <text:p>805</text:p>
              </table:table-cell>
              <table:table-cell office:value-type="float" office:value="111.217391304348">
                <text:p>111.2173913043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6">
                <text:p>806</text:p>
              </table:table-cell>
              <table:table-cell office:value-type="float" office:value="111.2158808933">
                <text:p>111.215880893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7">
                <text:p>807</text:p>
              </table:table-cell>
              <table:table-cell office:value-type="float" office:value="111.220570012392">
                <text:p>111.2205700123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8">
                <text:p>808</text:p>
              </table:table-cell>
              <table:table-cell office:value-type="float" office:value="111.225247524752">
                <text:p>111.2252475247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9">
                <text:p>809</text:p>
              </table:table-cell>
              <table:table-cell office:value-type="float" office:value="111.223733003708">
                <text:p>111.2237330037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10">
                <text:p>810</text:p>
              </table:table-cell>
              <table:table-cell office:value-type="float" office:value="111.228395061728">
                <text:p>111.2283950617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1">
                <text:p>811</text:p>
              </table:table-cell>
              <table:table-cell office:value-type="float" office:value="111.233045622688">
                <text:p>111.2330456226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2">
                <text:p>812</text:p>
              </table:table-cell>
              <table:table-cell office:value-type="float" office:value="111.231527093596">
                <text:p>111.2315270935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3">
                <text:p>813</text:p>
              </table:table-cell>
              <table:table-cell office:value-type="float" office:value="111.236162361624">
                <text:p>111.2361623616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4">
                <text:p>814</text:p>
              </table:table-cell>
              <table:table-cell office:value-type="float" office:value="111.240786240786">
                <text:p>111.2407862407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5">
                <text:p>815</text:p>
              </table:table-cell>
              <table:table-cell office:value-type="float" office:value="111.239263803681">
                <text:p>111.2392638036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6">
                <text:p>816</text:p>
              </table:table-cell>
              <table:table-cell office:value-type="float" office:value="111.24387254902">
                <text:p>111.243872549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7">
                <text:p>817</text:p>
              </table:table-cell>
              <table:table-cell office:value-type="float" office:value="111.24847001224">
                <text:p>111.248470012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8">
                <text:p>818</text:p>
              </table:table-cell>
              <table:table-cell office:value-type="float" office:value="111.246943765281">
                <text:p>111.24694376528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9">
                <text:p>819</text:p>
              </table:table-cell>
              <table:table-cell office:value-type="float" office:value="111.251526251526">
                <text:p>111.2515262515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20">
                <text:p>820</text:p>
              </table:table-cell>
              <table:table-cell office:value-type="float" office:value="111.256097560976">
                <text:p>111.2560975609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1">
                <text:p>821</text:p>
              </table:table-cell>
              <table:table-cell office:value-type="float" office:value="111.254567600487">
                <text:p>111.25456760048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2">
                <text:p>822</text:p>
              </table:table-cell>
              <table:table-cell office:value-type="float" office:value="111.259124087591">
                <text:p>111.2591240875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3">
                <text:p>823</text:p>
              </table:table-cell>
              <table:table-cell office:value-type="float" office:value="111.263669501823">
                <text:p>111.2636695018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4">
                <text:p>824</text:p>
              </table:table-cell>
              <table:table-cell office:value-type="float" office:value="111.26213592233">
                <text:p>111.262135922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5">
                <text:p>8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6">
                <text:p>826</text:p>
              </table:table-cell>
              <table:table-cell office:value-type="float" office:value="111.204600484262">
                <text:p>111.2046004842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7">
                <text:p>827</text:p>
              </table:table-cell>
              <table:table-cell office:value-type="float" office:value="111.209189842805">
                <text:p>111.2091898428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8">
                <text:p>828</text:p>
              </table:table-cell>
              <table:table-cell office:value-type="float" office:value="111.207729468599">
                <text:p>111.2077294685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9">
                <text:p>829</text:p>
              </table:table-cell>
              <table:table-cell office:value-type="float" office:value="111.2123039807">
                <text:p>111.21230398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0">
                <text:p>830</text:p>
              </table:table-cell>
              <table:table-cell office:value-type="float" office:value="111.21686746988">
                <text:p>111.2168674698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1">
                <text:p>831</text:p>
              </table:table-cell>
              <table:table-cell office:value-type="float" office:value="111.215403128761">
                <text:p>111.21540312876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2">
                <text:p>832</text:p>
              </table:table-cell>
              <table:table-cell office:value-type="float" office:value="111.219951923077">
                <text:p>111.21995192307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3">
                <text:p>833</text:p>
              </table:table-cell>
              <table:table-cell office:value-type="float" office:value="111.224489795918">
                <text:p>111.2244897959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4">
                <text:p>834</text:p>
              </table:table-cell>
              <table:table-cell office:value-type="float" office:value="111.223021582734">
                <text:p>111.2230215827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5">
                <text:p>835</text:p>
              </table:table-cell>
              <table:table-cell office:value-type="float" office:value="111.22754491018">
                <text:p>111.227544910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6">
                <text:p>836</text:p>
              </table:table-cell>
              <table:table-cell office:value-type="float" office:value="111.232057416268">
                <text:p>111.2320574162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7">
                <text:p>837</text:p>
              </table:table-cell>
              <table:table-cell office:value-type="float" office:value="111.230585424134">
                <text:p>111.2305854241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8">
                <text:p>838</text:p>
              </table:table-cell>
              <table:table-cell office:value-type="float" office:value="111.23508353222">
                <text:p>111.2350835322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9">
                <text:p>839</text:p>
              </table:table-cell>
              <table:table-cell office:value-type="float" office:value="111.239570917759">
                <text:p>111.2395709177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40">
                <text:p>840</text:p>
              </table:table-cell>
              <table:table-cell office:value-type="float" office:value="111.238095238095">
                <text:p>111.2380952380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1">
                <text:p>841</text:p>
              </table:table-cell>
              <table:table-cell office:value-type="float" office:value="111.242568370987">
                <text:p>111.2425683709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2">
                <text:p>842</text:p>
              </table:table-cell>
              <table:table-cell office:value-type="float" office:value="111.24703087886">
                <text:p>111.2470308788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3">
                <text:p>843</text:p>
              </table:table-cell>
              <table:table-cell office:value-type="float" office:value="111.245551601423">
                <text:p>111.2455516014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4">
                <text:p>844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5">
                <text:p>845</text:p>
              </table:table-cell>
              <table:table-cell office:value-type="float" office:value="111.254437869822">
                <text:p>111.2544378698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6">
                <text:p>846</text:p>
              </table:table-cell>
              <table:table-cell office:value-type="float" office:value="111.252955082742">
                <text:p>111.2529550827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7">
                <text:p>847</text:p>
              </table:table-cell>
              <table:table-cell office:value-type="float" office:value="111.257378984652">
                <text:p>111.2573789846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8">
                <text:p>848</text:p>
              </table:table-cell>
              <table:table-cell office:value-type="float" office:value="111.26179245283">
                <text:p>111.2617924528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9">
                <text:p>849</text:p>
              </table:table-cell>
              <table:table-cell office:value-type="float" office:value="111.260306242638">
                <text:p>111.2603062426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0">
                <text:p>8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1">
                <text:p>851</text:p>
              </table:table-cell>
              <table:table-cell office:value-type="float" office:value="111.2044653349">
                <text:p>111.204465334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2">
                <text:p>852</text:p>
              </table:table-cell>
              <table:table-cell office:value-type="float" office:value="111.208920187793">
                <text:p>111.2089201877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3">
                <text:p>853</text:p>
              </table:table-cell>
              <table:table-cell office:value-type="float" office:value="111.207502930832">
                <text:p>111.2075029308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4">
                <text:p>854</text:p>
              </table:table-cell>
              <table:table-cell office:value-type="float" office:value="111.211943793911">
                <text:p>111.2119437939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5">
                <text:p>855</text:p>
              </table:table-cell>
              <table:table-cell office:value-type="float" office:value="111.216374269006">
                <text:p>111.21637426900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6">
                <text:p>856</text:p>
              </table:table-cell>
              <table:table-cell office:value-type="float" office:value="111.214953271028">
                <text:p>111.2149532710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7">
                <text:p>857</text:p>
              </table:table-cell>
              <table:table-cell office:value-type="float" office:value="111.219369894983">
                <text:p>111.2193698949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8">
                <text:p>858</text:p>
              </table:table-cell>
              <table:table-cell office:value-type="float" office:value="111.223776223776">
                <text:p>111.2237762237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9">
                <text:p>859</text:p>
              </table:table-cell>
              <table:table-cell office:value-type="float" office:value="111.222351571595">
                <text:p>111.2223515715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60">
                <text:p>860</text:p>
              </table:table-cell>
              <table:table-cell office:value-type="float" office:value="111.226744186047">
                <text:p>111.2267441860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61">
                <text:p>861</text:p>
              </table:table-cell>
              <table:table-cell office:value-type="float" office:value="111.23112659698">
                <text:p>111.231126596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62">
                <text:p>862</text:p>
              </table:table-cell>
              <table:table-cell office:value-type="float" office:value="111.22969837587">
                <text:p>111.229698375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3">
                <text:p>863</text:p>
              </table:table-cell>
              <table:table-cell office:value-type="float" office:value="111.234067207416">
                <text:p>111.2340672074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4">
                <text:p>864</text:p>
              </table:table-cell>
              <table:table-cell office:value-type="float" office:value="111.238425925926">
                <text:p>111.2384259259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5">
                <text:p>865</text:p>
              </table:table-cell>
              <table:table-cell office:value-type="float" office:value="111.236994219653">
                <text:p>111.2369942196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6">
                <text:p>866</text:p>
              </table:table-cell>
              <table:table-cell office:value-type="float" office:value="111.241339491917">
                <text:p>111.2413394919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7">
                <text:p>867</text:p>
              </table:table-cell>
              <table:table-cell office:value-type="float" office:value="111.245674740484">
                <text:p>111.2456747404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8">
                <text:p>868</text:p>
              </table:table-cell>
              <table:table-cell office:value-type="float" office:value="111.244239631336">
                <text:p>111.2442396313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9">
                <text:p>869</text:p>
              </table:table-cell>
              <table:table-cell office:value-type="float" office:value="111.248561565017">
                <text:p>111.2485615650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70">
                <text:p>870</text:p>
              </table:table-cell>
              <table:table-cell office:value-type="float" office:value="111.252873563218">
                <text:p>111.2528735632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71">
                <text:p>871</text:p>
              </table:table-cell>
              <table:table-cell office:value-type="float" office:value="111.251435132032">
                <text:p>111.25143513203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2">
                <text:p>872</text:p>
              </table:table-cell>
              <table:table-cell office:value-type="float" office:value="111.255733944954">
                <text:p>111.2557339449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3">
                <text:p>873</text:p>
              </table:table-cell>
              <table:table-cell office:value-type="float" office:value="111.260022909507">
                <text:p>111.2600229095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4">
                <text:p>874</text:p>
              </table:table-cell>
              <table:table-cell office:value-type="float" office:value="111.258581235698">
                <text:p>111.2585812356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5">
                <text:p>8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6">
                <text:p>876</text:p>
              </table:table-cell>
              <table:table-cell office:value-type="float" office:value="111.204337899543">
                <text:p>111.2043378995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7">
                <text:p>877</text:p>
              </table:table-cell>
              <table:table-cell office:value-type="float" office:value="111.208665906499">
                <text:p>111.2086659064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8">
                <text:p>878</text:p>
              </table:table-cell>
              <table:table-cell office:value-type="float" office:value="111.20728929385">
                <text:p>111.207289293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9">
                <text:p>879</text:p>
              </table:table-cell>
              <table:table-cell office:value-type="float" office:value="111.211604095563">
                <text:p>111.2116040955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80">
                <text:p>880</text:p>
              </table:table-cell>
              <table:table-cell office:value-type="float" office:value="111.215909090909">
                <text:p>111.2159090909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1">
                <text:p>881</text:p>
              </table:table-cell>
              <table:table-cell office:value-type="float" office:value="111.214528944381">
                <text:p>111.2145289443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2">
                <text:p>882</text:p>
              </table:table-cell>
              <table:table-cell office:value-type="float" office:value="111.218820861678">
                <text:p>111.21882086167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3">
                <text:p>883</text:p>
              </table:table-cell>
              <table:table-cell office:value-type="float" office:value="111.223103057758">
                <text:p>111.2231030577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4">
                <text:p>884</text:p>
              </table:table-cell>
              <table:table-cell office:value-type="float" office:value="111.221719457014">
                <text:p>111.2217194570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5">
                <text:p>885</text:p>
              </table:table-cell>
              <table:table-cell office:value-type="float" office:value="111.225988700565">
                <text:p>111.2259887005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6">
                <text:p>886</text:p>
              </table:table-cell>
              <table:table-cell office:value-type="float" office:value="111.230248306998">
                <text:p>111.2302483069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7">
                <text:p>887</text:p>
              </table:table-cell>
              <table:table-cell office:value-type="float" office:value="111.228861330327">
                <text:p>111.22886133032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8">
                <text:p>888</text:p>
              </table:table-cell>
              <table:table-cell office:value-type="float" office:value="111.233108108108">
                <text:p>111.2331081081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9">
                <text:p>889</text:p>
              </table:table-cell>
              <table:table-cell office:value-type="float" office:value="111.237345331834">
                <text:p>111.2373453318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0">
                <text:p>890</text:p>
              </table:table-cell>
              <table:table-cell office:value-type="float" office:value="111.23595505618">
                <text:p>111.235955056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1">
                <text:p>891</text:p>
              </table:table-cell>
              <table:table-cell office:value-type="float" office:value="111.240179573513">
                <text:p>111.2401795735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2">
                <text:p>892</text:p>
              </table:table-cell>
              <table:table-cell office:value-type="float" office:value="111.244394618834">
                <text:p>111.2443946188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3">
                <text:p>893</text:p>
              </table:table-cell>
              <table:table-cell office:value-type="float" office:value="111.243001119821">
                <text:p>111.2430011198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4">
                <text:p>894</text:p>
              </table:table-cell>
              <table:table-cell office:value-type="float" office:value="111.247203579418">
                <text:p>111.2472035794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5">
                <text:p>895</text:p>
              </table:table-cell>
              <table:table-cell office:value-type="float" office:value="111.251396648045">
                <text:p>111.25139664804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6">
                <text:p>896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7">
                <text:p>897</text:p>
              </table:table-cell>
              <table:table-cell office:value-type="float" office:value="111.254180602007">
                <text:p>111.2541806020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8">
                <text:p>898</text:p>
              </table:table-cell>
              <table:table-cell office:value-type="float" office:value="111.258351893096">
                <text:p>111.25835189309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9">
                <text:p>899</text:p>
              </table:table-cell>
              <table:table-cell office:value-type="float" office:value="111.256952169077">
                <text:p>111.2569521690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0">
                <text:p>90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1">
                <text:p>901</text:p>
              </table:table-cell>
              <table:table-cell office:value-type="float" office:value="111.204217536071">
                <text:p>111.2042175360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2">
                <text:p>902</text:p>
              </table:table-cell>
              <table:table-cell office:value-type="float" office:value="111.208425720621">
                <text:p>111.2084257206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3">
                <text:p>903</text:p>
              </table:table-cell>
              <table:table-cell office:value-type="float" office:value="111.207087486157">
                <text:p>111.2070874861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4">
                <text:p>904</text:p>
              </table:table-cell>
              <table:table-cell office:value-type="float" office:value="111.211283185841">
                <text:p>111.2112831858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5">
                <text:p>905</text:p>
              </table:table-cell>
              <table:table-cell office:value-type="float" office:value="111.21546961326">
                <text:p>111.2154696132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6">
                <text:p>906</text:p>
              </table:table-cell>
              <table:table-cell office:value-type="float" office:value="111.21412803532">
                <text:p>111.214128035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7">
                <text:p>907</text:p>
              </table:table-cell>
              <table:table-cell office:value-type="float" office:value="111.218302094818">
                <text:p>111.2183020948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8">
                <text:p>908</text:p>
              </table:table-cell>
              <table:table-cell office:value-type="float" office:value="111.222466960352">
                <text:p>111.2224669603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9">
                <text:p>909</text:p>
              </table:table-cell>
              <table:table-cell office:value-type="float" office:value="111.221122112211">
                <text:p>111.2211221122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10">
                <text:p>910</text:p>
              </table:table-cell>
              <table:table-cell office:value-type="float" office:value="111.225274725275">
                <text:p>111.2252747252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11">
                <text:p>911</text:p>
              </table:table-cell>
              <table:table-cell office:value-type="float" office:value="111.229418221734">
                <text:p>111.2294182217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12">
                <text:p>912</text:p>
              </table:table-cell>
              <table:table-cell office:value-type="float" office:value="111.228070175439">
                <text:p>111.2280701754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3">
                <text:p>913</text:p>
              </table:table-cell>
              <table:table-cell office:value-type="float" office:value="111.232201533406">
                <text:p>111.2322015334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4">
                <text:p>914</text:p>
              </table:table-cell>
              <table:table-cell office:value-type="float" office:value="111.236323851204">
                <text:p>111.2363238512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5">
                <text:p>915</text:p>
              </table:table-cell>
              <table:table-cell office:value-type="float" office:value="111.234972677596">
                <text:p>111.2349726775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6">
                <text:p>916</text:p>
              </table:table-cell>
              <table:table-cell office:value-type="float" office:value="111.239082969432">
                <text:p>111.2390829694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7">
                <text:p>917</text:p>
              </table:table-cell>
              <table:table-cell office:value-type="float" office:value="111.243184296619">
                <text:p>111.2431842966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8">
                <text:p>918</text:p>
              </table:table-cell>
              <table:table-cell office:value-type="float" office:value="111.241830065359">
                <text:p>111.24183006535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9">
                <text:p>919</text:p>
              </table:table-cell>
              <table:table-cell office:value-type="float" office:value="111.245919477693">
                <text:p>111.2459194776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0">
                <text:p>920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21">
                <text:p>921</text:p>
              </table:table-cell>
              <table:table-cell office:value-type="float" office:value="111.248642779587">
                <text:p>111.2486427795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22">
                <text:p>922</text:p>
              </table:table-cell>
              <table:table-cell office:value-type="float" office:value="111.252711496746">
                <text:p>111.2527114967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3">
                <text:p>923</text:p>
              </table:table-cell>
              <table:table-cell office:value-type="float" office:value="111.256771397616">
                <text:p>111.2567713976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4">
                <text:p>924</text:p>
              </table:table-cell>
              <table:table-cell office:value-type="float" office:value="111.255411255411">
                <text:p>111.2554112554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5">
                <text:p>92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6">
                <text:p>926</text:p>
              </table:table-cell>
              <table:table-cell office:value-type="float" office:value="111.204103671706">
                <text:p>111.20410367170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7">
                <text:p>927</text:p>
              </table:table-cell>
              <table:table-cell office:value-type="float" office:value="111.208198489752">
                <text:p>111.2081984897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8">
                <text:p>928</text:p>
              </table:table-cell>
              <table:table-cell office:value-type="float" office:value="111.206896551724">
                <text:p>111.20689655172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9">
                <text:p>929</text:p>
              </table:table-cell>
              <table:table-cell office:value-type="float" office:value="111.210979547901">
                <text:p>111.2109795479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30">
                <text:p>930</text:p>
              </table:table-cell>
              <table:table-cell office:value-type="float" office:value="111.215053763441">
                <text:p>111.21505376344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31">
                <text:p>931</text:p>
              </table:table-cell>
              <table:table-cell office:value-type="float" office:value="111.213748657358">
                <text:p>111.21374865735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32">
                <text:p>932</text:p>
              </table:table-cell>
              <table:table-cell office:value-type="float" office:value="111.217811158798">
                <text:p>111.2178111587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3">
                <text:p>933</text:p>
              </table:table-cell>
              <table:table-cell office:value-type="float" office:value="111.221864951769">
                <text:p>111.2218649517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4">
                <text:p>934</text:p>
              </table:table-cell>
              <table:table-cell office:value-type="float" office:value="111.220556745182">
                <text:p>111.2205567451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5">
                <text:p>935</text:p>
              </table:table-cell>
              <table:table-cell office:value-type="float" office:value="111.224598930481">
                <text:p>111.2245989304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6">
                <text:p>936</text:p>
              </table:table-cell>
              <table:table-cell office:value-type="float" office:value="111.228632478632">
                <text:p>111.2286324786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111.227321237994">
                <text:p>111.2273212379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8">
                <text:p>938</text:p>
              </table:table-cell>
              <table:table-cell office:value-type="float" office:value="111.231343283582">
                <text:p>111.2313432835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9">
                <text:p>939</text:p>
              </table:table-cell>
              <table:table-cell office:value-type="float" office:value="111.235356762513">
                <text:p>111.2353567625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40">
                <text:p>940</text:p>
              </table:table-cell>
              <table:table-cell office:value-type="float" office:value="111.234042553192">
                <text:p>111.2340425531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41">
                <text:p>941</text:p>
              </table:table-cell>
              <table:table-cell office:value-type="float" office:value="111.238044633369">
                <text:p>111.2380446333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42">
                <text:p>942</text:p>
              </table:table-cell>
              <table:table-cell office:value-type="float" office:value="111.242038216561">
                <text:p>111.24203821656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3">
                <text:p>943</text:p>
              </table:table-cell>
              <table:table-cell office:value-type="float" office:value="111.240721102863">
                <text:p>111.24072110286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4">
                <text:p>944</text:p>
              </table:table-cell>
              <table:table-cell office:value-type="float" office:value="111.244703389831">
                <text:p>111.24470338983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5">
                <text:p>945</text:p>
              </table:table-cell>
              <table:table-cell office:value-type="float" office:value="111.248677248677">
                <text:p>111.24867724867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6">
                <text:p>946</text:p>
              </table:table-cell>
              <table:table-cell office:value-type="float" office:value="111.247357293869">
                <text:p>111.2473572938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7">
                <text:p>947</text:p>
              </table:table-cell>
              <table:table-cell office:value-type="float" office:value="111.251319957761">
                <text:p>111.2513199577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8">
                <text:p>948</text:p>
              </table:table-cell>
              <table:table-cell office:value-type="float" office:value="111.255274261603">
                <text:p>111.25527426160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9">
                <text:p>949</text:p>
              </table:table-cell>
              <table:table-cell office:value-type="float" office:value="111.253951527924">
                <text:p>111.2539515279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0">
                <text:p>95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1">
                <text:p>951</text:p>
              </table:table-cell>
              <table:table-cell office:value-type="float" office:value="111.203995793901">
                <text:p>111.2039957939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2">
                <text:p>952</text:p>
              </table:table-cell>
              <table:table-cell office:value-type="float" office:value="111.207983193277">
                <text:p>111.20798319327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3">
                <text:p>953</text:p>
              </table:table-cell>
              <table:table-cell office:value-type="float" office:value="111.206715634837">
                <text:p>111.2067156348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4">
                <text:p>954</text:p>
              </table:table-cell>
              <table:table-cell office:value-type="float" office:value="111.210691823899">
                <text:p>111.2106918238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5">
                <text:p>955</text:p>
              </table:table-cell>
              <table:table-cell office:value-type="float" office:value="111.214659685864">
                <text:p>111.2146596858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6">
                <text:p>956</text:p>
              </table:table-cell>
              <table:table-cell office:value-type="float" office:value="111.213389121339">
                <text:p>111.21338912133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7">
                <text:p>957</text:p>
              </table:table-cell>
              <table:table-cell office:value-type="float" office:value="111.217345872518">
                <text:p>111.2173458725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8">
                <text:p>958</text:p>
              </table:table-cell>
              <table:table-cell office:value-type="float" office:value="111.221294363257">
                <text:p>111.22129436325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9">
                <text:p>959</text:p>
              </table:table-cell>
              <table:table-cell office:value-type="float" office:value="111.220020855057">
                <text:p>111.22002085505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60">
                <text:p>960</text:p>
              </table:table-cell>
              <table:table-cell office:value-type="float" office:value="111.223958333333">
                <text:p>111.2239583333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61">
                <text:p>961</text:p>
              </table:table-cell>
              <table:table-cell office:value-type="float" office:value="111.227887617066">
                <text:p>111.22788761706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62">
                <text:p>962</text:p>
              </table:table-cell>
              <table:table-cell office:value-type="float" office:value="111.226611226611">
                <text:p>111.2266112266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3">
                <text:p>963</text:p>
              </table:table-cell>
              <table:table-cell office:value-type="float" office:value="111.230529595016">
                <text:p>111.2305295950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4">
                <text:p>964</text:p>
              </table:table-cell>
              <table:table-cell office:value-type="float" office:value="111.234439834025">
                <text:p>111.2344398340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5">
                <text:p>965</text:p>
              </table:table-cell>
              <table:table-cell office:value-type="float" office:value="111.233160621762">
                <text:p>111.2331606217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6">
                <text:p>966</text:p>
              </table:table-cell>
              <table:table-cell office:value-type="float" office:value="111.237060041408">
                <text:p>111.2370600414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7">
                <text:p>967</text:p>
              </table:table-cell>
              <table:table-cell office:value-type="float" office:value="111.24095139607">
                <text:p>111.2409513960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8">
                <text:p>968</text:p>
              </table:table-cell>
              <table:table-cell office:value-type="float" office:value="111.239669421488">
                <text:p>111.2396694214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9">
                <text:p>969</text:p>
              </table:table-cell>
              <table:table-cell office:value-type="float" office:value="111.2435500516">
                <text:p>111.24355005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70">
                <text:p>970</text:p>
              </table:table-cell>
              <table:table-cell office:value-type="float" office:value="111.247422680412">
                <text:p>111.24742268041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71">
                <text:p>971</text:p>
              </table:table-cell>
              <table:table-cell office:value-type="float" office:value="111.24613800206">
                <text:p>111.246138002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72">
                <text:p>972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3">
                <text:p>973</text:p>
              </table:table-cell>
              <table:table-cell office:value-type="float" office:value="111.253854059609">
                <text:p>111.2538540596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4">
                <text:p>974</text:p>
              </table:table-cell>
              <table:table-cell office:value-type="float" office:value="111.252566735113">
                <text:p>111.2525667351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5">
                <text:p>975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6">
                <text:p>976</text:p>
              </table:table-cell>
              <table:table-cell office:value-type="float" office:value="111.203893442623">
                <text:p>111.2038934426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7">
                <text:p>977</text:p>
              </table:table-cell>
              <table:table-cell office:value-type="float" office:value="111.207778915046">
                <text:p>111.2077789150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8">
                <text:p>978</text:p>
              </table:table-cell>
              <table:table-cell office:value-type="float" office:value="111.20654396728">
                <text:p>111.206543967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9">
                <text:p>979</text:p>
              </table:table-cell>
              <table:table-cell office:value-type="float" office:value="111.210418794688">
                <text:p>111.2104187946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80">
                <text:p>980</text:p>
              </table:table-cell>
              <table:table-cell office:value-type="float" office:value="111.214285714286">
                <text:p>111.21428571428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1">
                <text:p>981</text:p>
              </table:table-cell>
              <table:table-cell office:value-type="float" office:value="111.213047910296">
                <text:p>111.2130479102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2">
                <text:p>982</text:p>
              </table:table-cell>
              <table:table-cell office:value-type="float" office:value="111.216904276986">
                <text:p>111.2169042769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3">
                <text:p>983</text:p>
              </table:table-cell>
              <table:table-cell office:value-type="float" office:value="111.220752797559">
                <text:p>111.2207527975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4">
                <text:p>984</text:p>
              </table:table-cell>
              <table:table-cell office:value-type="float" office:value="111.219512195122">
                <text:p>111.2195121951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5">
                <text:p>985</text:p>
              </table:table-cell>
              <table:table-cell office:value-type="float" office:value="111.223350253807">
                <text:p>111.2233502538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6">
                <text:p>986</text:p>
              </table:table-cell>
              <table:table-cell office:value-type="float" office:value="111.227180527383">
                <text:p>111.22718052738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7">
                <text:p>987</text:p>
              </table:table-cell>
              <table:table-cell office:value-type="float" office:value="111.225937183384">
                <text:p>111.22593718338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8">
                <text:p>988</text:p>
              </table:table-cell>
              <table:table-cell office:value-type="float" office:value="111.22975708502">
                <text:p>111.229757085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9">
                <text:p>989</text:p>
              </table:table-cell>
              <table:table-cell office:value-type="float" office:value="111.233569261881">
                <text:p>111.23356926188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0">
                <text:p>990</text:p>
              </table:table-cell>
              <table:table-cell office:value-type="float" office:value="111.232323232323">
                <text:p>111.2323232323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1">
                <text:p>991</text:p>
              </table:table-cell>
              <table:table-cell office:value-type="float" office:value="111.236125126135">
                <text:p>111.2361251261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2">
                <text:p>992</text:p>
              </table:table-cell>
              <table:table-cell office:value-type="float" office:value="111.239919354839">
                <text:p>111.23991935483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3">
                <text:p>993</text:p>
              </table:table-cell>
              <table:table-cell office:value-type="float" office:value="111.238670694864">
                <text:p>111.2386706948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4">
                <text:p>994</text:p>
              </table:table-cell>
              <table:table-cell office:value-type="float" office:value="111.24245472837">
                <text:p>111.242454728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5">
                <text:p>995</text:p>
              </table:table-cell>
              <table:table-cell office:value-type="float" office:value="111.246231155779">
                <text:p>111.24623115577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6">
                <text:p>996</text:p>
              </table:table-cell>
              <table:table-cell office:value-type="float" office:value="111.244979919679">
                <text:p>111.24497991967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7">
                <text:p>997</text:p>
              </table:table-cell>
              <table:table-cell office:value-type="float" office:value="111.248746238716">
                <text:p>111.2487462387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8">
                <text:p>998</text:p>
              </table:table-cell>
              <table:table-cell office:value-type="float" office:value="111.25250501002">
                <text:p>111.252505010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9">
                <text:p>999</text:p>
              </table:table-cell>
              <table:table-cell office:value-type="float" office:value="111.251251251251">
                <text:p>111.2512512512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0">
                <text:p>1000</text:p>
              </table:table-cell>
              <table:table-cell office:value-type="float" office:value="111.2">
                <text:p>11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